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33.39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65.85pt"/>
    </style:style>
    <style:style style:name="co20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 style:data-style-name="N61"/>
    <style:style style:name="ce9" style:family="table-cell" style:parent-style-name="Default" style:data-style-name="N1"/>
    <style:style style:name="ce10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table:formula="of:=0" office:value-type="float" office:value="0" calcext:value-type="float">
            <text:p>0</text:p>
          </table:table-cell>
          <table:table-cell table:formula="of:=[.B2]*[.D2]+[.C2]" office:value-type="float" office:value="192.84" calcext:value-type="float">
            <text:p>192.84</text:p>
          </table:table-cell>
          <table:table-cell table:formula="of:=1" office:value-type="float" office:value="1" calcext:value-type="float">
            <text:p>1</text:p>
          </table:table-cell>
          <table:table-cell table:formula="of:=[.B2]*[.F2]+[.C2]" office:value-type="float" office:value="264.42" calcext:value-type="float">
            <text:p>264.4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2]*[.H2]+[.C2]" office:value-type="float" office:value="226.483542019176" calcext:value-type="float">
            <text:p>226.4835420192</text:p>
          </table:table-cell>
          <table:table-cell/>
          <table:table-cell office:value-type="float" office:value="55.28" calcext:value-type="float">
            <text:p>55.28</text:p>
          </table:table-cell>
          <table:table-cell office:value-type="float" office:value="51.1" calcext:value-type="float">
            <text:p>51.1</text:p>
          </table:table-cell>
          <table:table-cell table:formula="of:=([.K2]+[.L2]*1)/2" office:value-type="float" office:value="53.19" calcext:value-type="float">
            <text:p>53.19</text:p>
          </table:table-cell>
          <table:table-cell table:formula="of:=[.N1]/[.$M$2]/8" office:value-type="float" office:value="35.2509870276368" calcext:value-type="float">
            <text:p>35.2509870276</text:p>
          </table:table-cell>
          <table:table-cell table:formula="of:=[.O1]/[.$M$2]/8" office:value-type="float" office:value="47.001316036849" calcext:value-type="float">
            <text:p>47.0013160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table:formula="of:=0" office:value-type="float" office:value="0" calcext:value-type="float">
            <text:p>0</text:p>
          </table:table-cell>
          <table:table-cell table:formula="of:=[.B3]*[.D3]+[.C3]" office:value-type="float" office:value="194.05" calcext:value-type="float">
            <text:p>194.05</text:p>
          </table:table-cell>
          <table:table-cell table:formula="of:=1" office:value-type="float" office:value="1" calcext:value-type="float">
            <text:p>1</text:p>
          </table:table-cell>
          <table:table-cell table:formula="of:=[.B3]*[.F3]+[.C3]" office:value-type="float" office:value="264.35" calcext:value-type="float">
            <text:p>264.35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3]*[.H3]+[.C3]" office:value-type="float" office:value="227.091925173905" calcext:value-type="float">
            <text:p>227.0919251739</text:p>
          </table:table-cell>
          <table:table-cell office:value-type="float" office:value="30" calcext:value-type="float">
            <text:p>30</text:p>
          </table:table-cell>
          <table:table-cell table:formula="of:=[.K2]*[.$J$3]*[.K1]" office:value-type="float" office:value="1658.4" calcext:value-type="float">
            <text:p>1658.4</text:p>
          </table:table-cell>
          <table:table-cell table:formula="of:=[.L2]*[.$J$3]*[.L1]" office:value-type="float" office:value="10731" calcext:value-type="float">
            <text:p>10731</text:p>
          </table:table-cell>
          <table:table-cell table:formula="of:=[.K3]+[.L3]" office:value-type="float" office:value="12389.4" calcext:value-type="float">
            <text:p>12389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table:formula="of:=0" office:value-type="float" office:value="0" calcext:value-type="float">
            <text:p>0</text:p>
          </table:table-cell>
          <table:table-cell table:formula="of:=[.B4]*[.D4]+[.C4]" office:value-type="float" office:value="194.93" calcext:value-type="float">
            <text:p>194.93</text:p>
          </table:table-cell>
          <table:table-cell table:formula="of:=1" office:value-type="float" office:value="1" calcext:value-type="float">
            <text:p>1</text:p>
          </table:table-cell>
          <table:table-cell table:formula="of:=[.B4]*[.F4]+[.C4]" office:value-type="float" office:value="265.01" calcext:value-type="float">
            <text:p>265.01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4]*[.H4]+[.C4]" office:value-type="float" office:value="227.868522278624" calcext:value-type="float">
            <text:p>227.8685222786</text:p>
          </table:table-cell>
          <table:table-cell office:value-type="float" office:value="100" calcext:value-type="float">
            <text:p>100</text:p>
          </table:table-cell>
          <table:table-cell table:formula="of:=[.K2]*[.$J$4]*[.K1]" office:value-type="float" office:value="5528" calcext:value-type="float">
            <text:p>5528</text:p>
          </table:table-cell>
          <table:table-cell table:formula="of:=[.L2]*[.$J$4]*[.L1]" office:value-type="float" office:value="35770" calcext:value-type="float">
            <text:p>35770</text:p>
          </table:table-cell>
          <table:table-cell table:formula="of:=[.K4]+[.L4]" office:value-type="float" office:value="41298" calcext:value-type="float">
            <text:p>412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table:formula="of:=0" office:value-type="float" office:value="0" calcext:value-type="float">
            <text:p>0</text:p>
          </table:table-cell>
          <table:table-cell table:formula="of:=[.B5]*[.D5]+[.C5]" office:value-type="float" office:value="200.6" calcext:value-type="float">
            <text:p>200.6</text:p>
          </table:table-cell>
          <table:table-cell table:formula="of:=1" office:value-type="float" office:value="1" calcext:value-type="float">
            <text:p>1</text:p>
          </table:table-cell>
          <table:table-cell table:formula="of:=[.B5]*[.F5]+[.C5]" office:value-type="float" office:value="271.07" calcext:value-type="float">
            <text:p>271.0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5]*[.H5]+[.C5]" office:value-type="float" office:value="233.721827411168" calcext:value-type="float">
            <text:p>233.72182741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.48" calcext:value-type="float">
            <text:p>77.48</text:p>
          </table:table-cell>
          <table:table-cell office:value-type="float" office:value="196.99" calcext:value-type="float">
            <text:p>196.99</text:p>
          </table:table-cell>
          <table:table-cell table:formula="of:=0" office:value-type="float" office:value="0" calcext:value-type="float">
            <text:p>0</text:p>
          </table:table-cell>
          <table:table-cell table:formula="of:=[.B6]*[.D6]+[.C6]" office:value-type="float" office:value="196.99" calcext:value-type="float">
            <text:p>196.99</text:p>
          </table:table-cell>
          <table:table-cell table:formula="of:=1" office:value-type="float" office:value="1" calcext:value-type="float">
            <text:p>1</text:p>
          </table:table-cell>
          <table:table-cell table:formula="of:=[.B6]*[.F6]+[.C6]" office:value-type="float" office:value="274.47" calcext:value-type="float">
            <text:p>274.4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6]*[.H6]+[.C6]" office:value-type="float" office:value="233.406619665351" calcext:value-type="float">
            <text:p>233.406619665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table:formula="of:=0" office:value-type="float" office:value="0" calcext:value-type="float">
            <text:p>0</text:p>
          </table:table-cell>
          <table:table-cell table:formula="of:=[.B7]*[.D7]+[.C7]" office:value-type="float" office:value="198.79" calcext:value-type="float">
            <text:p>198.79</text:p>
          </table:table-cell>
          <table:table-cell table:formula="of:=1" office:value-type="float" office:value="1" calcext:value-type="float">
            <text:p>1</text:p>
          </table:table-cell>
          <table:table-cell table:formula="of:=[.B7]*[.F7]+[.C7]" office:value-type="float" office:value="274.18" calcext:value-type="float">
            <text:p>274.18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7]*[.H7]+[.C7]" office:value-type="float" office:value="234.22429216018" calcext:value-type="float">
            <text:p>234.22429216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table:formula="of:=0" office:value-type="float" office:value="0" calcext:value-type="float">
            <text:p>0</text:p>
          </table:table-cell>
          <table:table-cell table:formula="of:=[.B8]*[.D8]+[.C8]" office:value-type="float" office:value="165.26" calcext:value-type="float">
            <text:p>165.26</text:p>
          </table:table-cell>
          <table:table-cell table:formula="of:=1" office:value-type="float" office:value="1" calcext:value-type="float">
            <text:p>1</text:p>
          </table:table-cell>
          <table:table-cell table:formula="of:=[.B8]*[.F8]+[.C8]" office:value-type="float" office:value="294.82" calcext:value-type="float">
            <text:p>294.8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8]*[.H8]+[.C8]" office:value-type="float" office:value="226.154905057342" calcext:value-type="float">
            <text:p>226.15490505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09" calcext:value-type="float">
            <text:p>84.09</text:p>
          </table:table-cell>
          <table:table-cell office:value-type="float" office:value="249.17" calcext:value-type="float">
            <text:p>249.17</text:p>
          </table:table-cell>
          <table:table-cell table:formula="of:=0" office:value-type="float" office:value="0" calcext:value-type="float">
            <text:p>0</text:p>
          </table:table-cell>
          <table:table-cell table:formula="of:=[.B9]*[.D9]+[.C9]" office:value-type="float" office:value="249.17" calcext:value-type="float">
            <text:p>249.17</text:p>
          </table:table-cell>
          <table:table-cell table:formula="of:=1" office:value-type="float" office:value="1" calcext:value-type="float">
            <text:p>1</text:p>
          </table:table-cell>
          <table:table-cell table:formula="of:=[.B9]*[.F9]+[.C9]" office:value-type="float" office:value="333.26" calcext:value-type="float">
            <text:p>333.26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9]*[.H9]+[.C9]" office:value-type="float" office:value="288.693406655386" calcext:value-type="float">
            <text:p>288.6934066554</text:p>
          </table:table-cell>
          <table:table-cell table:number-columns-repeated="6"/>
        </table:table-row>
        <table:table-row table:style-name="ro1">
          <table:table-cell/>
          <table:table-cell table:formula="of:=SUM([.B2:.B9])" office:value-type="float" office:value="648.95" calcext:value-type="float">
            <text:p>648.95</text:p>
          </table:table-cell>
          <table:table-cell table:formula="of:=SUM([.C2:.C9])" office:value-type="float" office:value="1592.63" calcext:value-type="float">
            <text:p>1592.63</text:p>
          </table:table-cell>
          <table:table-cell/>
          <table:table-cell table:formula="of:=SUM([.E2:.E9])" office:value-type="float" office:value="1592.63" calcext:value-type="float">
            <text:p>1592.63</text:p>
          </table:table-cell>
          <table:table-cell/>
          <table:table-cell table:formula="of:=SUM([.G2:.G9])" office:value-type="float" office:value="2241.58" calcext:value-type="float">
            <text:p>2241.58</text:p>
          </table:table-cell>
          <table:table-cell/>
          <table:table-cell table:formula="of:=SUM([.I2:.I9])" office:value-type="float" office:value="1897.64504042113" calcext:value-type="float">
            <text:p>1897.64504042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0]+[.C10]" office:value-type="float" office:value="2241.58" calcext:value-type="float">
            <text:p>2241.5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826.25" calcext:value-type="float">
            <text:p>1826.25</text:p>
          </table:table-cell>
          <table:table-cell table:formula="of:=([.D13]-[.$C$10])/[.$B$10]" office:value-type="float" office:value="0.359996918098467" calcext:value-type="float">
            <text:p>0.3599969181</text:p>
          </table:table-cell>
          <table:table-cell table:formula="of:=[.E13]*800" office:value-type="float" office:value="287.997534478773" calcext:value-type="float">
            <text:p>287.9975344788</text:p>
          </table:table-cell>
          <table:table-cell table:formula="of:=[.C13]/[.F13]" office:value-type="float" office:value="52.0837792141084" calcext:value-type="float">
            <text:p>52.0837792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1806.78" calcext:value-type="float">
            <text:p>1806.78</text:p>
          </table:table-cell>
          <table:table-cell table:formula="of:=([.D14]-[.$C$10])/[.$B$10]" office:value-type="float" office:value="0.329994606672317" calcext:value-type="float">
            <text:p>0.3299946067</text:p>
          </table:table-cell>
          <table:table-cell table:formula="of:=[.E14]*800" office:value-type="float" office:value="263.995685337854" calcext:value-type="float">
            <text:p>263.9956853379</text:p>
          </table:table-cell>
          <table:table-cell table:formula="of:=[.C14]/[.F14]" office:value-type="float" office:value="51.1371993929489" calcext:value-type="float">
            <text:p>51.1371993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904.13" calcext:value-type="float">
            <text:p>1904.13</text:p>
          </table:table-cell>
          <table:table-cell table:formula="of:=([.D15]-[.$C$10])/[.$B$10]" office:value-type="float" office:value="0.480006163803067" calcext:value-type="float">
            <text:p>0.4800061638</text:p>
          </table:table-cell>
          <table:table-cell table:formula="of:=[.E15]*800" office:value-type="float" office:value="384.004931042453" calcext:value-type="float">
            <text:p>384.0049310425</text:p>
          </table:table-cell>
          <table:table-cell table:formula="of:=[.C15]/[.F15]" office:value-type="float" office:value="52.0826645264847" calcext:value-type="float">
            <text:p>52.08266452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988.49" calcext:value-type="float">
            <text:p>1988.49</text:p>
          </table:table-cell>
          <table:table-cell table:formula="of:=([.D16]-[.$C$10])/[.$B$10]" office:value-type="float" office:value="0.610000770475383" calcext:value-type="float">
            <text:p>0.6100007705</text:p>
          </table:table-cell>
          <table:table-cell table:formula="of:=[.E16]*800" office:value-type="float" office:value="488.000616380307" calcext:value-type="float">
            <text:p>488.0006163803</text:p>
          </table:table-cell>
          <table:table-cell table:formula="of:=[.C16]/[.F16]" office:value-type="float" office:value="51.2294434901228" calcext:value-type="float">
            <text:p>51.22944349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D17]-[.$C$10])/[.$B$10]" office:value-type="float" office:value="-2.4541644194468" calcext:value-type="float">
            <text:p>-2.4541644194</text:p>
          </table:table-cell>
          <table:table-cell table:formula="of:=[.E17]*800" office:value-type="float" office:value="-1963.33153555744" calcext:value-type="float">
            <text:p>-1963.3315355574</text:p>
          </table:table-cell>
          <table:table-cell table:formula="of:=[.C17]/[.F17]" office:value-type="float" office:value="-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formula="of:=[.A2]" office:value-type="float" office:value="3" calcext:value-type="float">
            <text:p>3</text:p>
          </table:table-cell>
          <table:table-cell table:formula="of:=[.E2]" office:value-type="float" office:value="192.84" calcext:value-type="float">
            <text:p>192.84</text:p>
          </table:table-cell>
          <table:table-cell table:formula="of:=[.G2]" office:value-type="float" office:value="264.42" calcext:value-type="float">
            <text:p>264.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3]" office:value-type="float" office:value="8" calcext:value-type="float">
            <text:p>8</text:p>
          </table:table-cell>
          <table:table-cell table:formula="of:=[.E3]" office:value-type="float" office:value="194.05" calcext:value-type="float">
            <text:p>194.05</text:p>
          </table:table-cell>
          <table:table-cell table:formula="of:=[.G3]" office:value-type="float" office:value="264.35" calcext:value-type="float">
            <text:p>264.3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" office:value-type="float" office:value="2" calcext:value-type="float">
            <text:p>2</text:p>
          </table:table-cell>
          <table:table-cell table:formula="of:=[.E4]" office:value-type="float" office:value="194.93" calcext:value-type="float">
            <text:p>194.93</text:p>
          </table:table-cell>
          <table:table-cell table:formula="of:=[.G4]" office:value-type="float" office:value="265.01" calcext:value-type="float">
            <text:p>265.0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5]" office:value-type="float" office:value="6" calcext:value-type="float">
            <text:p>6</text:p>
          </table:table-cell>
          <table:table-cell table:formula="of:=[.E5]" office:value-type="float" office:value="200.6" calcext:value-type="float">
            <text:p>200.6</text:p>
          </table:table-cell>
          <table:table-cell table:formula="of:=[.G5]" office:value-type="float" office:value="271.07" calcext:value-type="float">
            <text:p>271.0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6]" office:value-type="float" office:value="4" calcext:value-type="float">
            <text:p>4</text:p>
          </table:table-cell>
          <table:table-cell table:formula="of:=[.E6]" office:value-type="float" office:value="196.99" calcext:value-type="float">
            <text:p>196.99</text:p>
          </table:table-cell>
          <table:table-cell table:formula="of:=[.G6]" office:value-type="float" office:value="274.47" calcext:value-type="float">
            <text:p>274.4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7]" office:value-type="float" office:value="7" calcext:value-type="float">
            <text:p>7</text:p>
          </table:table-cell>
          <table:table-cell table:formula="of:=[.E7]" office:value-type="float" office:value="198.79" calcext:value-type="float">
            <text:p>198.79</text:p>
          </table:table-cell>
          <table:table-cell table:formula="of:=[.G7]" office:value-type="float" office:value="274.18" calcext:value-type="float">
            <text:p>274.1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" office:value-type="float" office:value="1" calcext:value-type="float">
            <text:p>1</text:p>
          </table:table-cell>
          <table:table-cell table:formula="of:=[.E8]" office:value-type="float" office:value="165.26" calcext:value-type="float">
            <text:p>165.26</text:p>
          </table:table-cell>
          <table:table-cell table:formula="of:=[.G8]" office:value-type="float" office:value="294.82" calcext:value-type="float">
            <text:p>294.8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9]" office:value-type="float" office:value="5" calcext:value-type="float">
            <text:p>5</text:p>
          </table:table-cell>
          <table:table-cell table:formula="of:=[.E9]" office:value-type="float" office:value="249.17" calcext:value-type="float">
            <text:p>249.17</text:p>
          </table:table-cell>
          <table:table-cell table:formula="of:=[.G9]" office:value-type="float" office:value="333.26" calcext:value-type="float">
            <text:p>333.26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style-name="ce1" office:value-type="float" office:value="31.25" calcext:value-type="float">
            <text:p>31.25</text:p>
          </table:table-cell>
          <table:table-cell table:number-columns-repeated="2"/>
          <table:table-cell table:formula="of:=[.A35]*[.$D$34]" office:value-type="float" office:value="2031.25" calcext:value-type="float">
            <text:p>2031.25</text:p>
          </table:table-cell>
          <table:table-cell table:style-name="ce1" office:value-type="float" office:value="53.05" calcext:value-type="float">
            <text:p>53.05</text:p>
          </table:table-cell>
          <table:table-cell table:number-columns-repeated="2"/>
          <table:table-cell table:formula="of:=[.E35]*[.$D$34]" office:value-type="float" office:value="3448.25" calcext:value-type="float">
            <text:p>3448.25</text:p>
          </table:table-cell>
          <table:table-cell table:style-name="ce1" office:value-type="float" office:value="75.35" calcext:value-type="float">
            <text:p>75.35</text:p>
          </table:table-cell>
          <table:table-cell table:number-columns-repeated="2"/>
          <table:table-cell table:formula="of:=[.I35]*[.$D$34]" office:value-type="float" office:value="4897.75" calcext:value-type="float">
            <text:p>4897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4" calcext:value-type="float">
            <text:p>4</text:p>
          </table:table-cell>
          <table:table-cell table:formula="of:=[.A36]*[.$D$34]/100+[.B36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4" calcext:value-type="float">
            <text:p>104</text:p>
          </table:table-cell>
          <table:table-cell table:formula="of:=[.E36]*[.$D$34]/100+[.F36]" office:value-type="float" office:value="210.955" calcext:value-type="float">
            <text:p>210.955</text:p>
          </table:table-cell>
          <table:table-cell table:number-columns-repeated="2" office:value-type="float" office:value="165.26" calcext:value-type="float">
            <text:p>165.26</text:p>
          </table:table-cell>
          <table:table-cell office:value-type="float" office:value="157" calcext:value-type="float">
            <text:p>157</text:p>
          </table:table-cell>
          <table:table-cell table:formula="of:=[.I36]*[.$D$34]/100+[.J36]" office:value-type="float" office:value="272.679" calcext:value-type="float">
            <text:p>272.6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67" calcext:value-type="float">
            <text:p>67</text:p>
          </table:table-cell>
          <table:table-cell table:formula="of:=[.A37]*[.$D$34]/100+[.B37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18" calcext:value-type="float">
            <text:p>118</text:p>
          </table:table-cell>
          <table:table-cell table:formula="of:=[.E37]*[.$D$34]/100+[.F37]" office:value-type="float" office:value="210.955" calcext:value-type="float">
            <text:p>210.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0" calcext:value-type="float">
            <text:p>150</text:p>
          </table:table-cell>
          <table:table-cell table:formula="of:=[.I37]*[.$D$34]/100+[.J37]" office:value-type="float" office:value="290.606" calcext:value-type="float">
            <text:p>290.606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3" calcext:value-type="float">
            <text:p>70.3</text:p>
          </table:table-cell>
          <table:table-cell office:value-type="float" office:value="42" calcext:value-type="float">
            <text:p>42</text:p>
          </table:table-cell>
          <table:table-cell table:formula="of:=[.A38]*[.$D$34]/100+[.B38]" office:value-type="float" office:value="115.852" calcext:value-type="float">
            <text:p>115.852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73" calcext:value-type="float">
            <text:p>73</text:p>
          </table:table-cell>
          <table:table-cell table:formula="of:=[.E38]*[.$D$34]/100+[.F38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5" calcext:value-type="float">
            <text:p>175</text:p>
          </table:table-cell>
          <table:table-cell table:formula="of:=[.I38]*[.$D$34]/100+[.J38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08" calcext:value-type="float">
            <text:p>70.08</text:p>
          </table:table-cell>
          <table:table-cell office:value-type="float" office:value="7" calcext:value-type="float">
            <text:p>7</text:p>
          </table:table-cell>
          <table:table-cell table:formula="of:=[.A39]*[.$D$34]/100+[.B39]" office:value-type="float" office:value="115.8855" calcext:value-type="float">
            <text:p>115.8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6" calcext:value-type="float">
            <text:p>86</text:p>
          </table:table-cell>
          <table:table-cell table:formula="of:=[.E39]*[.$D$34]/100+[.F39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1" calcext:value-type="float">
            <text:p>201</text:p>
          </table:table-cell>
          <table:table-cell table:formula="of:=[.I39]*[.$D$34]/100+[.J39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3" calcext:value-type="float">
            <text:p>70.3</text:p>
          </table:table-cell>
          <table:table-cell office:value-type="float" office:value="19" calcext:value-type="float">
            <text:p>19</text:p>
          </table:table-cell>
          <table:table-cell table:formula="of:=[.A40]*[.$D$34]/100+[.B40]" office:value-type="float" office:value="115.995" calcext:value-type="float">
            <text:p>115.995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0" calcext:value-type="float">
            <text:p>100</text:p>
          </table:table-cell>
          <table:table-cell table:formula="of:=[.E40]*[.$D$34]/100+[.F40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0" calcext:value-type="float">
            <text:p>160</text:p>
          </table:table-cell>
          <table:table-cell table:formula="of:=[.I40]*[.$D$34]/100+[.J40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1" calcext:value-type="float">
            <text:p>11</text:p>
          </table:table-cell>
          <table:table-cell table:formula="of:=[.A41]*[.$D$34]/100+[.B41]" office:value-type="float" office:value="116.022" calcext:value-type="float">
            <text:p>116.022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6" calcext:value-type="float">
            <text:p>106</text:p>
          </table:table-cell>
          <table:table-cell table:formula="of:=[.E41]*[.$D$34]/100+[.F41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8" calcext:value-type="float">
            <text:p>178</text:p>
          </table:table-cell>
          <table:table-cell table:formula="of:=[.I41]*[.$D$34]/100+[.J41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5" calcext:value-type="float">
            <text:p>15</text:p>
          </table:table-cell>
          <table:table-cell table:formula="of:=[.A42]*[.$D$34]/100+[.B42]" office:value-type="float" office:value="116.022" calcext:value-type="float">
            <text:p>116.022</text:p>
          </table:table-cell>
          <table:table-cell office:value-type="float" office:value="84.09" calcext:value-type="float">
            <text:p>84.0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3" calcext:value-type="float">
            <text:p>83</text:p>
          </table:table-cell>
          <table:table-cell table:formula="of:=[.E42]*[.$D$34]/100+[.F42]" office:value-type="float" office:value="219.9185" calcext:value-type="float">
            <text:p>219.918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4" calcext:value-type="float">
            <text:p>204</text:p>
          </table:table-cell>
          <table:table-cell table:formula="of:=[.I42]*[.$D$34]/100+[.J42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2" calcext:value-type="float">
            <text:p>32</text:p>
          </table:table-cell>
          <table:table-cell table:formula="of:=[.A43]*[.$D$34]/100+[.B43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1" calcext:value-type="float">
            <text:p>71</text:p>
          </table:table-cell>
          <table:table-cell table:formula="of:=[.E43]*[.$D$34]/100+[.F43]" office:value-type="float" office:value="238.535" calcext:value-type="float">
            <text:p>238.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5" calcext:value-type="float">
            <text:p>205</text:p>
          </table:table-cell>
          <table:table-cell table:formula="of:=[.I43]*[.$D$34]/100+[.J43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5" calcext:value-type="float">
            <text:p>35</text:p>
          </table:table-cell>
          <table:table-cell table:formula="of:=[.A44]*[.$D$34]/100+[.B44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2" calcext:value-type="float">
            <text:p>72</text:p>
          </table:table-cell>
          <table:table-cell table:formula="of:=[.E44]*[.$D$34]/100+[.F44]" office:value-type="float" office:value="238.535" calcext:value-type="float">
            <text:p>238.5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7" calcext:value-type="float">
            <text:p>167</text:p>
          </table:table-cell>
          <table:table-cell table:formula="of:=[.I44]*[.$D$34]/100+[.J44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3" calcext:value-type="float">
            <text:p>70.3</text:p>
          </table:table-cell>
          <table:table-cell office:value-type="float" office:value="23" calcext:value-type="float">
            <text:p>23</text:p>
          </table:table-cell>
          <table:table-cell table:formula="of:=[.A45]*[.$D$34]/100+[.B45]" office:value-type="float" office:value="116.1055" calcext:value-type="float">
            <text:p>116.10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2.84" calcext:value-type="float">
            <text:p>192.84</text:p>
          </table:table-cell>
          <table:table-cell office:value-type="float" office:value="75" calcext:value-type="float">
            <text:p>75</text:p>
          </table:table-cell>
          <table:table-cell table:formula="of:=[.E45]*[.$D$34]/100+[.F45]" office:value-type="float" office:value="238.6455" calcext:value-type="float">
            <text:p>238.64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88" calcext:value-type="float">
            <text:p>188</text:p>
          </table:table-cell>
          <table:table-cell table:formula="of:=[.I45]*[.$D$34]/100+[.J45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8" calcext:value-type="float">
            <text:p>8</text:p>
          </table:table-cell>
          <table:table-cell table:formula="of:=[.A46]*[.$D$34]/100+[.B46]" office:value-type="float" office:value="116.165" calcext:value-type="float">
            <text:p>116.165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36" calcext:value-type="float">
            <text:p>136</text:p>
          </table:table-cell>
          <table:table-cell table:formula="of:=[.E46]*[.$D$34]/100+[.F46]" office:value-type="float" office:value="239.367" calcext:value-type="float">
            <text:p>239.36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8" calcext:value-type="float">
            <text:p>198</text:p>
          </table:table-cell>
          <table:table-cell table:formula="of:=[.I46]*[.$D$34]/100+[.J46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3" calcext:value-type="float">
            <text:p>33</text:p>
          </table:table-cell>
          <table:table-cell table:formula="of:=[.A47]*[.$D$34]/100+[.B47]" office:value-type="float" office:value="116.165" calcext:value-type="float">
            <text:p>116.165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8" calcext:value-type="float">
            <text:p>128</text:p>
          </table:table-cell>
          <table:table-cell table:formula="of:=[.E47]*[.$D$34]/100+[.F47]" office:value-type="float" office:value="239.602" calcext:value-type="float">
            <text:p>239.602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9" calcext:value-type="float">
            <text:p>159</text:p>
          </table:table-cell>
          <table:table-cell table:formula="of:=[.I47]*[.$D$34]/100+[.J47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6" calcext:value-type="float">
            <text:p>36</text:p>
          </table:table-cell>
          <table:table-cell table:formula="of:=[.A48]*[.$D$34]/100+[.B48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5" calcext:value-type="float">
            <text:p>125</text:p>
          </table:table-cell>
          <table:table-cell table:formula="of:=[.E48]*[.$D$34]/100+[.F48]" office:value-type="float" office:value="239.745" calcext:value-type="float">
            <text:p>239.745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8" calcext:value-type="float">
            <text:p>168</text:p>
          </table:table-cell>
          <table:table-cell table:formula="of:=[.I48]*[.$D$34]/100+[.J48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50" calcext:value-type="float">
            <text:p>50</text:p>
          </table:table-cell>
          <table:table-cell table:formula="of:=[.A49]*[.$D$34]/100+[.B49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9" calcext:value-type="float">
            <text:p>139</text:p>
          </table:table-cell>
          <table:table-cell table:formula="of:=[.E49]*[.$D$34]/100+[.F49]" office:value-type="float" office:value="239.745" calcext:value-type="float">
            <text:p>239.74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1" calcext:value-type="float">
            <text:p>151</text:p>
          </table:table-cell>
          <table:table-cell table:formula="of:=[.I49]*[.$D$34]/100+[.J49]" office:value-type="float" office:value="300.259" calcext:value-type="float">
            <text:p>300.25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20" calcext:value-type="float">
            <text:p>20</text:p>
          </table:table-cell>
          <table:table-cell table:formula="of:=[.A50]*[.$D$34]/100+[.B50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89" calcext:value-type="float">
            <text:p>89</text:p>
          </table:table-cell>
          <table:table-cell table:formula="of:=[.E50]*[.$D$34]/100+[.F50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0" calcext:value-type="float">
            <text:p>170</text:p>
          </table:table-cell>
          <table:table-cell table:formula="of:=[.I50]*[.$D$34]/100+[.J50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41" calcext:value-type="float">
            <text:p>41</text:p>
          </table:table-cell>
          <table:table-cell table:formula="of:=[.A51]*[.$D$34]/100+[.B51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2" calcext:value-type="float">
            <text:p>132</text:p>
          </table:table-cell>
          <table:table-cell table:formula="of:=[.E51]*[.$D$34]/100+[.F51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1" calcext:value-type="float">
            <text:p>191</text:p>
          </table:table-cell>
          <table:table-cell table:formula="of:=[.I51]*[.$D$34]/100+[.J51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08" calcext:value-type="float">
            <text:p>70.08</text:p>
          </table:table-cell>
          <table:table-cell office:value-type="float" office:value="48" calcext:value-type="float">
            <text:p>48</text:p>
          </table:table-cell>
          <table:table-cell table:formula="of:=[.A52]*[.$D$34]/100+[.B52]" office:value-type="float" office:value="116.607" calcext:value-type="float">
            <text:p>116.60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3" calcext:value-type="float">
            <text:p>103</text:p>
          </table:table-cell>
          <table:table-cell table:formula="of:=[.E52]*[.$D$34]/100+[.F52]" office:value-type="float" office:value="240.482" calcext:value-type="float">
            <text:p>240.482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56" calcext:value-type="float">
            <text:p>156</text:p>
          </table:table-cell>
          <table:table-cell table:formula="of:=[.I52]*[.$D$34]/100+[.J52]" office:value-type="float" office:value="304.409" calcext:value-type="float">
            <text:p>304.40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5" calcext:value-type="float">
            <text:p>5</text:p>
          </table:table-cell>
          <table:table-cell table:formula="of:=[.A53]*[.$D$34]/100+[.B53]" office:value-type="float" office:value="116.827" calcext:value-type="float">
            <text:p>116.82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4" calcext:value-type="float">
            <text:p>114</text:p>
          </table:table-cell>
          <table:table-cell table:formula="of:=[.E53]*[.$D$34]/100+[.F53]" office:value-type="float" office:value="240.482" calcext:value-type="float">
            <text:p>240.482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199" calcext:value-type="float">
            <text:p>199</text:p>
          </table:table-cell>
          <table:table-cell table:formula="of:=[.I53]*[.$D$34]/100+[.J53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40" calcext:value-type="float">
            <text:p>40</text:p>
          </table:table-cell>
          <table:table-cell table:formula="of:=[.A54]*[.$D$34]/100+[.B54]" office:value-type="float" office:value="116.827" calcext:value-type="float">
            <text:p>116.82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05" calcext:value-type="float">
            <text:p>194.05</text:p>
          </table:table-cell>
          <table:table-cell office:value-type="float" office:value="98" calcext:value-type="float">
            <text:p>98</text:p>
          </table:table-cell>
          <table:table-cell table:formula="of:=[.E54]*[.$D$34]/100+[.F54]" office:value-type="float" office:value="240.577" calcext:value-type="float">
            <text:p>240.577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208" calcext:value-type="float">
            <text:p>208</text:p>
          </table:table-cell>
          <table:table-cell table:formula="of:=[.I54]*[.$D$34]/100+[.J54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9" calcext:value-type="float">
            <text:p>9</text:p>
          </table:table-cell>
          <table:table-cell table:formula="of:=[.A55]*[.$D$34]/100+[.B55]" office:value-type="float" office:value="116.997" calcext:value-type="float">
            <text:p>116.997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3" calcext:value-type="float">
            <text:p>93</text:p>
          </table:table-cell>
          <table:table-cell table:formula="of:=[.E55]*[.$D$34]/100+[.F55]" office:value-type="float" office:value="240.7355" calcext:value-type="float">
            <text:p>240.73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184" calcext:value-type="float">
            <text:p>184</text:p>
          </table:table-cell>
          <table:table-cell table:formula="of:=[.I55]*[.$D$34]/100+[.J55]" office:value-type="float" office:value="319.396" calcext:value-type="float">
            <text:p>319.39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13" calcext:value-type="float">
            <text:p>13</text:p>
          </table:table-cell>
          <table:table-cell table:formula="of:=[.A56]*[.$D$34]/100+[.B56]" office:value-type="float" office:value="116.997" calcext:value-type="float">
            <text:p>116.99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1" calcext:value-type="float">
            <text:p>111</text:p>
          </table:table-cell>
          <table:table-cell table:formula="of:=[.E56]*[.$D$34]/100+[.F56]" office:value-type="float" office:value="241.457" calcext:value-type="float">
            <text:p>241.457</text:p>
          </table:table-cell>
          <table:table-cell table:number-columns-repeated="2" office:value-type="float" office:value="194.05" calcext:value-type="float">
            <text:p>194.05</text:p>
          </table:table-cell>
          <table:table-cell office:value-type="float" office:value="180" calcext:value-type="float">
            <text:p>180</text:p>
          </table:table-cell>
          <table:table-cell table:formula="of:=[.I56]*[.$D$34]/100+[.J56]" office:value-type="float" office:value="320.1825" calcext:value-type="float">
            <text:p>320.182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30" calcext:value-type="float">
            <text:p>30</text:p>
          </table:table-cell>
          <table:table-cell table:formula="of:=[.A57]*[.$D$34]/100+[.B57]" office:value-type="float" office:value="117.275" calcext:value-type="float">
            <text:p>117.275</text:p>
          </table:table-cell>
          <table:table-cell office:value-type="float" office:value="70.3" calcext:value-type="float">
            <text:p>70.3</text:p>
          </table:table-cell>
          <table:table-cell office:value-type="float" office:value="196.99" calcext:value-type="float">
            <text:p>196.99</text:p>
          </table:table-cell>
          <table:table-cell office:value-type="float" office:value="92" calcext:value-type="float">
            <text:p>92</text:p>
          </table:table-cell>
          <table:table-cell table:formula="of:=[.E57]*[.$D$34]/100+[.F57]" office:value-type="float" office:value="242.685" calcext:value-type="float">
            <text:p>242.68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9" calcext:value-type="float">
            <text:p>169</text:p>
          </table:table-cell>
          <table:table-cell table:formula="of:=[.I57]*[.$D$34]/100+[.J57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44" calcext:value-type="float">
            <text:p>44</text:p>
          </table:table-cell>
          <table:table-cell table:formula="of:=[.A58]*[.$D$34]/100+[.B58]" office:value-type="float" office:value="117.275" calcext:value-type="float">
            <text:p>117.275</text:p>
          </table:table-cell>
          <table:table-cell office:value-type="float" office:value="70.47" calcext:value-type="float">
            <text:p>70.47</text:p>
          </table:table-cell>
          <table:table-cell office:value-type="float" office:value="196.99" calcext:value-type="float">
            <text:p>196.99</text:p>
          </table:table-cell>
          <table:table-cell office:value-type="float" office:value="79" calcext:value-type="float">
            <text:p>79</text:p>
          </table:table-cell>
          <table:table-cell table:formula="of:=[.E58]*[.$D$34]/100+[.F58]" office:value-type="float" office:value="242.7955" calcext:value-type="float">
            <text:p>242.7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6" calcext:value-type="float">
            <text:p>186</text:p>
          </table:table-cell>
          <table:table-cell table:formula="of:=[.I58]*[.$D$34]/100+[.J58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1.58" calcext:value-type="float">
            <text:p>71.58</text:p>
          </table:table-cell>
          <table:table-cell office:value-type="float" office:value="2" calcext:value-type="float">
            <text:p>2</text:p>
          </table:table-cell>
          <table:table-cell table:formula="of:=[.A59]*[.$D$34]/100+[.B59]" office:value-type="float" office:value="117.3855" calcext:value-type="float">
            <text:p>117.3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05" calcext:value-type="float">
            <text:p>194.05</text:p>
          </table:table-cell>
          <table:table-cell office:value-type="float" office:value="107" calcext:value-type="float">
            <text:p>107</text:p>
          </table:table-cell>
          <table:table-cell table:formula="of:=[.E59]*[.$D$34]/100+[.F59]" office:value-type="float" office:value="243.0535" calcext:value-type="float">
            <text:p>243.0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2" calcext:value-type="float">
            <text:p>162</text:p>
          </table:table-cell>
          <table:table-cell table:formula="of:=[.I59]*[.$D$34]/100+[.J59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.58" calcext:value-type="float">
            <text:p>71.58</text:p>
          </table:table-cell>
          <table:table-cell office:value-type="float" office:value="58" calcext:value-type="float">
            <text:p>58</text:p>
          </table:table-cell>
          <table:table-cell table:formula="of:=[.A60]*[.$D$34]/100+[.B60]" office:value-type="float" office:value="118.107" calcext:value-type="float">
            <text:p>118.107</text:p>
          </table:table-cell>
          <table:table-cell office:value-type="float" office:value="77.48" calcext:value-type="float">
            <text:p>77.4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0" calcext:value-type="float">
            <text:p>120</text:p>
          </table:table-cell>
          <table:table-cell table:formula="of:=[.E60]*[.$D$34]/100+[.F60]" office:value-type="float" office:value="243.202" calcext:value-type="float">
            <text:p>243.20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76" calcext:value-type="float">
            <text:p>176</text:p>
          </table:table-cell>
          <table:table-cell table:formula="of:=[.I60]*[.$D$34]/100+[.J60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08" calcext:value-type="float">
            <text:p>70.08</text:p>
          </table:table-cell>
          <table:table-cell office:value-type="float" office:value="25" calcext:value-type="float">
            <text:p>25</text:p>
          </table:table-cell>
          <table:table-cell table:formula="of:=[.A61]*[.$D$34]/100+[.B61]" office:value-type="float" office:value="119.0835" calcext:value-type="float">
            <text:p>119.08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88" calcext:value-type="float">
            <text:p>88</text:p>
          </table:table-cell>
          <table:table-cell table:formula="of:=[.E61]*[.$D$34]/100+[.F61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2" calcext:value-type="float">
            <text:p>152</text:p>
          </table:table-cell>
          <table:table-cell table:formula="of:=[.I61]*[.$D$34]/100+[.J61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47" calcext:value-type="float">
            <text:p>70.47</text:p>
          </table:table-cell>
          <table:table-cell office:value-type="float" office:value="68" calcext:value-type="float">
            <text:p>68</text:p>
          </table:table-cell>
          <table:table-cell table:formula="of:=[.A62]*[.$D$34]/100+[.B62]" office:value-type="float" office:value="119.4735" calcext:value-type="float">
            <text:p>119.47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7" calcext:value-type="float">
            <text:p>137</text:p>
          </table:table-cell>
          <table:table-cell table:formula="of:=[.E62]*[.$D$34]/100+[.F62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3" calcext:value-type="float">
            <text:p>163</text:p>
          </table:table-cell>
          <table:table-cell table:formula="of:=[.I62]*[.$D$34]/100+[.J62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21" calcext:value-type="float">
            <text:p>21</text:p>
          </table:table-cell>
          <table:table-cell table:formula="of:=[.A63]*[.$D$34]/100+[.B63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77" calcext:value-type="float">
            <text:p>77</text:p>
          </table:table-cell>
          <table:table-cell table:formula="of:=[.E63]*[.$D$34]/100+[.F63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4" calcext:value-type="float">
            <text:p>164</text:p>
          </table:table-cell>
          <table:table-cell table:formula="of:=[.I63]*[.$D$34]/100+[.J63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53" calcext:value-type="float">
            <text:p>53</text:p>
          </table:table-cell>
          <table:table-cell table:formula="of:=[.A64]*[.$D$34]/100+[.B64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81" calcext:value-type="float">
            <text:p>81</text:p>
          </table:table-cell>
          <table:table-cell table:formula="of:=[.E64]*[.$D$34]/100+[.F64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7" calcext:value-type="float">
            <text:p>187</text:p>
          </table:table-cell>
          <table:table-cell table:formula="of:=[.I64]*[.$D$34]/100+[.J64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formula="of:=[.A65]*[.$D$34]/100+[.B65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96" calcext:value-type="float">
            <text:p>96</text:p>
          </table:table-cell>
          <table:table-cell table:formula="of:=[.E65]*[.$D$34]/100+[.F65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9" calcext:value-type="float">
            <text:p>189</text:p>
          </table:table-cell>
          <table:table-cell table:formula="of:=[.I65]*[.$D$34]/100+[.J65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65" calcext:value-type="float">
            <text:p>65</text:p>
          </table:table-cell>
          <table:table-cell table:formula="of:=[.A66]*[.$D$34]/100+[.B66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2" calcext:value-type="float">
            <text:p>102</text:p>
          </table:table-cell>
          <table:table-cell table:formula="of:=[.E66]*[.$D$34]/100+[.F66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210" calcext:value-type="float">
            <text:p>210</text:p>
          </table:table-cell>
          <table:table-cell table:formula="of:=[.I66]*[.$D$34]/100+[.J66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47" calcext:value-type="float">
            <text:p>70.47</text:p>
          </table:table-cell>
          <table:table-cell office:value-type="float" office:value="14" calcext:value-type="float">
            <text:p>14</text:p>
          </table:table-cell>
          <table:table-cell table:formula="of:=[.A67]*[.$D$34]/100+[.B67]" office:value-type="float" office:value="120.832" calcext:value-type="float">
            <text:p>120.832</text:p>
          </table:table-cell>
          <table:table-cell office:value-type="float" office:value="70.08" calcext:value-type="float">
            <text:p>70.08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8" calcext:value-type="float">
            <text:p>138</text:p>
          </table:table-cell>
          <table:table-cell table:formula="of:=[.E67]*[.$D$34]/100+[.F67]" office:value-type="float" office:value="244.342" calcext:value-type="float">
            <text:p>244.342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4" calcext:value-type="float">
            <text:p>174</text:p>
          </table:table-cell>
          <table:table-cell table:formula="of:=[.I67]*[.$D$34]/100+[.J67]" office:value-type="float" office:value="321.0625" calcext:value-type="float">
            <text:p>321.062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5.39" calcext:value-type="float">
            <text:p>75.39</text:p>
          </table:table-cell>
          <table:table-cell office:value-type="float" office:value="49" calcext:value-type="float">
            <text:p>49</text:p>
          </table:table-cell>
          <table:table-cell table:formula="of:=[.A68]*[.$D$34]/100+[.B68]" office:value-type="float" office:value="120.942" calcext:value-type="float">
            <text:p>120.942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1" calcext:value-type="float">
            <text:p>121</text:p>
          </table:table-cell>
          <table:table-cell table:formula="of:=[.E68]*[.$D$34]/100+[.F68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43" calcext:value-type="float">
            <text:p>143</text:p>
          </table:table-cell>
          <table:table-cell table:formula="of:=[.I68]*[.$D$34]/100+[.J68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10" calcext:value-type="float">
            <text:p>10</text:p>
          </table:table-cell>
          <table:table-cell table:formula="of:=[.A69]*[.$D$34]/100+[.B69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2" calcext:value-type="float">
            <text:p>122</text:p>
          </table:table-cell>
          <table:table-cell table:formula="of:=[.E69]*[.$D$34]/100+[.F69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54" calcext:value-type="float">
            <text:p>154</text:p>
          </table:table-cell>
          <table:table-cell table:formula="of:=[.I69]*[.$D$34]/100+[.J69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47" calcext:value-type="float">
            <text:p>47</text:p>
          </table:table-cell>
          <table:table-cell table:formula="of:=[.A70]*[.$D$34]/100+[.B70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0" calcext:value-type="float">
            <text:p>130</text:p>
          </table:table-cell>
          <table:table-cell table:formula="of:=[.E70]*[.$D$34]/100+[.F70]" office:value-type="float" office:value="244.5955" calcext:value-type="float">
            <text:p>244.595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2" calcext:value-type="float">
            <text:p>182</text:p>
          </table:table-cell>
          <table:table-cell table:formula="of:=[.I70]*[.$D$34]/100+[.J70]" office:value-type="float" office:value="322.0535" calcext:value-type="float">
            <text:p>322.05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34" calcext:value-type="float">
            <text:p>34</text:p>
          </table:table-cell>
          <table:table-cell table:formula="of:=[.A71]*[.$D$34]/100+[.B71]" office:value-type="float" office:value="121.1955" calcext:value-type="float">
            <text:p>121.19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3" calcext:value-type="float">
            <text:p>133</text:p>
          </table:table-cell>
          <table:table-cell table:formula="of:=[.E71]*[.$D$34]/100+[.F71]" office:value-type="float" office:value="244.5955" calcext:value-type="float">
            <text:p>244.59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3" calcext:value-type="float">
            <text:p>153</text:p>
          </table:table-cell>
          <table:table-cell table:formula="of:=[.I71]*[.$D$34]/100+[.J71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7.48" calcext:value-type="float">
            <text:p>77.48</text:p>
          </table:table-cell>
          <table:table-cell office:value-type="float" office:value="38" calcext:value-type="float">
            <text:p>38</text:p>
          </table:table-cell>
          <table:table-cell table:formula="of:=[.A72]*[.$D$34]/100+[.B72]" office:value-type="float" office:value="123.032" calcext:value-type="float">
            <text:p>123.032</text:p>
          </table:table-cell>
          <table:table-cell office:value-type="float" office:value="77.48" calcext:value-type="float">
            <text:p>77.4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7" calcext:value-type="float">
            <text:p>127</text:p>
          </table:table-cell>
          <table:table-cell table:formula="of:=[.E72]*[.$D$34]/100+[.F72]" office:value-type="float" office:value="245.292" calcext:value-type="float">
            <text:p>245.292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3" calcext:value-type="float">
            <text:p>193</text:p>
          </table:table-cell>
          <table:table-cell table:formula="of:=[.I72]*[.$D$34]/100+[.J72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24" calcext:value-type="float">
            <text:p>24</text:p>
          </table:table-cell>
          <table:table-cell table:formula="of:=[.A73]*[.$D$34]/100+[.B73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3" calcext:value-type="float">
            <text:p>113</text:p>
          </table:table-cell>
          <table:table-cell table:formula="of:=[.E73]*[.$D$34]/100+[.F73]" office:value-type="float" office:value="245.9935" calcext:value-type="float">
            <text:p>245.9935</text:p>
          </table:table-cell>
          <table:table-cell office:value-type="float" office:value="200.6" calcext:value-type="float">
            <text:p>200.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1" calcext:value-type="float">
            <text:p>161</text:p>
          </table:table-cell>
          <table:table-cell table:formula="of:=[.I73]*[.$D$34]/100+[.J73]" office:value-type="float" office:value="323.23" calcext:value-type="float">
            <text:p>323.23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45" calcext:value-type="float">
            <text:p>45</text:p>
          </table:table-cell>
          <table:table-cell table:formula="of:=[.A74]*[.$D$34]/100+[.B74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5" calcext:value-type="float">
            <text:p>135</text:p>
          </table:table-cell>
          <table:table-cell table:formula="of:=[.E74]*[.$D$34]/100+[.F74]" office:value-type="float" office:value="245.9935" calcext:value-type="float">
            <text:p>245.993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8" calcext:value-type="float">
            <text:p>158</text:p>
          </table:table-cell>
          <table:table-cell table:formula="of:=[.I74]*[.$D$34]/100+[.J74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54" calcext:value-type="float">
            <text:p>54</text:p>
          </table:table-cell>
          <table:table-cell table:formula="of:=[.A75]*[.$D$34]/100+[.B75]" office:value-type="float" office:value="123.2855" calcext:value-type="float">
            <text:p>123.2855</text:p>
          </table:table-cell>
          <table:table-cell office:value-type="float" office:value="70.08" calcext:value-type="float">
            <text:p>70.08</text:p>
          </table:table-cell>
          <table:table-cell office:value-type="float" office:value="200.6" calcext:value-type="float">
            <text:p>200.6</text:p>
          </table:table-cell>
          <table:table-cell office:value-type="float" office:value="95" calcext:value-type="float">
            <text:p>95</text:p>
          </table:table-cell>
          <table:table-cell table:formula="of:=[.E75]*[.$D$34]/100+[.F75]" office:value-type="float" office:value="246.152" calcext:value-type="float">
            <text:p>246.152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5" calcext:value-type="float">
            <text:p>185</text:p>
          </table:table-cell>
          <table:table-cell table:formula="of:=[.I75]*[.$D$34]/100+[.J75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7.48" calcext:value-type="float">
            <text:p>77.48</text:p>
          </table:table-cell>
          <table:table-cell office:value-type="float" office:value="62" calcext:value-type="float">
            <text:p>62</text:p>
          </table:table-cell>
          <table:table-cell table:formula="of:=[.A76]*[.$D$34]/100+[.B76]" office:value-type="float" office:value="124.007" calcext:value-type="float">
            <text:p>124.007</text:p>
          </table:table-cell>
          <table:table-cell office:value-type="float" office:value="70.3" calcext:value-type="float">
            <text:p>70.3</text:p>
          </table:table-cell>
          <table:table-cell office:value-type="float" office:value="200.6" calcext:value-type="float">
            <text:p>200.6</text:p>
          </table:table-cell>
          <table:table-cell office:value-type="float" office:value="74" calcext:value-type="float">
            <text:p>74</text:p>
          </table:table-cell>
          <table:table-cell table:formula="of:=[.E76]*[.$D$34]/100+[.F76]" office:value-type="float" office:value="246.295" calcext:value-type="float">
            <text:p>246.29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65" calcext:value-type="float">
            <text:p>165</text:p>
          </table:table-cell>
          <table:table-cell table:formula="of:=[.I76]*[.$D$34]/100+[.J76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0" calcext:value-type="float">
            <text:p>60</text:p>
          </table:table-cell>
          <table:table-cell table:formula="of:=[.A77]*[.$D$34]/100+[.B77]" office:value-type="float" office:value="124.3935" calcext:value-type="float">
            <text:p>124.3935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office:value-type="float" office:value="99" calcext:value-type="float">
            <text:p>99</text:p>
          </table:table-cell>
          <table:table-cell table:formula="of:=[.E77]*[.$D$34]/100+[.F77]" office:value-type="float" office:value="246.4055" calcext:value-type="float">
            <text:p>246.405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3" calcext:value-type="float">
            <text:p>173</text:p>
          </table:table-cell>
          <table:table-cell table:formula="of:=[.I77]*[.$D$34]/100+[.J77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9" calcext:value-type="float">
            <text:p>69</text:p>
          </table:table-cell>
          <table:table-cell table:formula="of:=[.A78]*[.$D$34]/100+[.B78]" office:value-type="float" office:value="124.3935" calcext:value-type="float">
            <text:p>124.3935</text:p>
          </table:table-cell>
          <table:table-cell office:value-type="float" office:value="84.09" calcext:value-type="float">
            <text:p>84.09</text:p>
          </table:table-cell>
          <table:table-cell office:value-type="float" office:value="192.84" calcext:value-type="float">
            <text:p>192.84</text:p>
          </table:table-cell>
          <table:table-cell office:value-type="float" office:value="87" calcext:value-type="float">
            <text:p>87</text:p>
          </table:table-cell>
          <table:table-cell table:formula="of:=[.E78]*[.$D$34]/100+[.F78]" office:value-type="float" office:value="247.4985" calcext:value-type="float">
            <text:p>247.498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9" calcext:value-type="float">
            <text:p>179</text:p>
          </table:table-cell>
          <table:table-cell table:formula="of:=[.I78]*[.$D$34]/100+[.J78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08" calcext:value-type="float">
            <text:p>70.08</text:p>
          </table:table-cell>
          <table:table-cell office:value-type="float" office:value="6" calcext:value-type="float">
            <text:p>6</text:p>
          </table:table-cell>
          <table:table-cell table:formula="of:=[.A79]*[.$D$34]/100+[.B79]" office:value-type="float" office:value="124.7385" calcext:value-type="float">
            <text:p>124.7385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3" calcext:value-type="float">
            <text:p>123</text:p>
          </table:table-cell>
          <table:table-cell table:formula="of:=[.E79]*[.$D$34]/100+[.F79]" office:value-type="float" office:value="247.7935" calcext:value-type="float">
            <text:p>247.7935</text:p>
          </table:table-cell>
          <table:table-cell table:number-columns-repeated="2" office:value-type="float" office:value="196.99" calcext:value-type="float">
            <text:p>196.99</text:p>
          </table:table-cell>
          <table:table-cell office:value-type="float" office:value="190" calcext:value-type="float">
            <text:p>190</text:p>
          </table:table-cell>
          <table:table-cell table:formula="of:=[.I79]*[.$D$34]/100+[.J79]" office:value-type="float" office:value="325.0335" calcext:value-type="float">
            <text:p>325.0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3" calcext:value-type="float">
            <text:p>70.3</text:p>
          </table:table-cell>
          <table:table-cell office:value-type="float" office:value="66" calcext:value-type="float">
            <text:p>66</text:p>
          </table:table-cell>
          <table:table-cell table:formula="of:=[.A80]*[.$D$34]/100+[.B80]" office:value-type="float" office:value="124.9585" calcext:value-type="float">
            <text:p>124.9585</text:p>
          </table:table-cell>
          <table:table-cell office:value-type="float" office:value="77.48" calcext:value-type="float">
            <text:p>77.48</text:p>
          </table:table-cell>
          <table:table-cell office:value-type="float" office:value="198.79" calcext:value-type="float">
            <text:p>198.79</text:p>
          </table:table-cell>
          <table:table-cell office:value-type="float" office:value="78" calcext:value-type="float">
            <text:p>78</text:p>
          </table:table-cell>
          <table:table-cell table:formula="of:=[.E80]*[.$D$34]/100+[.F80]" office:value-type="float" office:value="249.152" calcext:value-type="float">
            <text:p>249.152</text:p>
          </table:table-cell>
          <table:table-cell office:value-type="float" office:value="200.6" calcext:value-type="float">
            <text:p>200.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46" calcext:value-type="float">
            <text:p>146</text:p>
          </table:table-cell>
          <table:table-cell table:formula="of:=[.I80]*[.$D$34]/100+[.J80]" office:value-type="float" office:value="325.32" calcext:value-type="float">
            <text:p>325.32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47" calcext:value-type="float">
            <text:p>70.47</text:p>
          </table:table-cell>
          <table:table-cell office:value-type="float" office:value="37" calcext:value-type="float">
            <text:p>37</text:p>
          </table:table-cell>
          <table:table-cell table:formula="of:=[.A81]*[.$D$34]/100+[.B81]" office:value-type="float" office:value="125.1285" calcext:value-type="float">
            <text:p>125.12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office:value-type="float" office:value="82" calcext:value-type="float">
            <text:p>82</text:p>
          </table:table-cell>
          <table:table-cell table:formula="of:=[.E81]*[.$D$34]/100+[.F81]" office:value-type="float" office:value="249.474" calcext:value-type="float">
            <text:p>249.47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" calcext:value-type="float">
            <text:p>196</text:p>
          </table:table-cell>
          <table:table-cell table:formula="of:=[.I81]*[.$D$34]/100+[.J81]" office:value-type="float" office:value="325.4945" calcext:value-type="float">
            <text:p>325.494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5.39" calcext:value-type="float">
            <text:p>75.39</text:p>
          </table:table-cell>
          <table:table-cell office:value-type="float" office:value="29" calcext:value-type="float">
            <text:p>29</text:p>
          </table:table-cell>
          <table:table-cell table:formula="of:=[.A82]*[.$D$34]/100+[.B82]" office:value-type="float" office:value="125.752" calcext:value-type="float">
            <text:p>125.752</text:p>
          </table:table-cell>
          <table:table-cell office:value-type="float" office:value="84.09" calcext:value-type="float">
            <text:p>84.0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8" calcext:value-type="float">
            <text:p>108</text:p>
          </table:table-cell>
          <table:table-cell table:formula="of:=[.E82]*[.$D$34]/100+[.F82]" office:value-type="float" office:value="249.5885" calcext:value-type="float">
            <text:p>249.588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5" calcext:value-type="float">
            <text:p>195</text:p>
          </table:table-cell>
          <table:table-cell table:formula="of:=[.I82]*[.$D$34]/100+[.J82]" office:value-type="float" office:value="326.2035" calcext:value-type="float">
            <text:p>326.2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7.48" calcext:value-type="float">
            <text:p>77.48</text:p>
          </table:table-cell>
          <table:table-cell office:value-type="float" office:value="55" calcext:value-type="float">
            <text:p>55</text:p>
          </table:table-cell>
          <table:table-cell table:formula="of:=[.A83]*[.$D$34]/100+[.B83]" office:value-type="float" office:value="127.842" calcext:value-type="float">
            <text:p>127.842</text:p>
          </table:table-cell>
          <table:table-cell office:value-type="float" office:value="75.39" calcext:value-type="float">
            <text:p>75.39</text:p>
          </table:table-cell>
          <table:table-cell office:value-type="float" office:value="200.6" calcext:value-type="float">
            <text:p>200.6</text:p>
          </table:table-cell>
          <table:table-cell office:value-type="float" office:value="126" calcext:value-type="float">
            <text:p>126</text:p>
          </table:table-cell>
          <table:table-cell table:formula="of:=[.E83]*[.$D$34]/100+[.F83]" office:value-type="float" office:value="249.6035" calcext:value-type="float">
            <text:p>249.60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1" calcext:value-type="float">
            <text:p>171</text:p>
          </table:table-cell>
          <table:table-cell table:formula="of:=[.I83]*[.$D$34]/100+[.J83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31" calcext:value-type="float">
            <text:p>31</text:p>
          </table:table-cell>
          <table:table-cell table:formula="of:=[.A84]*[.$D$34]/100+[.B84]" office:value-type="float" office:value="129.785" calcext:value-type="float">
            <text:p>129.785</text:p>
          </table:table-cell>
          <table:table-cell office:value-type="float" office:value="84.09" calcext:value-type="float">
            <text:p>84.0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01" calcext:value-type="float">
            <text:p>101</text:p>
          </table:table-cell>
          <table:table-cell table:formula="of:=[.E84]*[.$D$34]/100+[.F84]" office:value-type="float" office:value="251.6485" calcext:value-type="float">
            <text:p>251.648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7" calcext:value-type="float">
            <text:p>177</text:p>
          </table:table-cell>
          <table:table-cell table:formula="of:=[.I84]*[.$D$34]/100+[.J84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52" calcext:value-type="float">
            <text:p>52</text:p>
          </table:table-cell>
          <table:table-cell table:formula="of:=[.A85]*[.$D$34]/100+[.B85]" office:value-type="float" office:value="129.785" calcext:value-type="float">
            <text:p>129.7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76" calcext:value-type="float">
            <text:p>76</text:p>
          </table:table-cell>
          <table:table-cell table:formula="of:=[.E85]*[.$D$34]/100+[.F85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2" calcext:value-type="float">
            <text:p>202</text:p>
          </table:table-cell>
          <table:table-cell table:formula="of:=[.I85]*[.$D$34]/100+[.J85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84.09" calcext:value-type="float">
            <text:p>84.09</text:p>
          </table:table-cell>
          <table:table-cell office:value-type="float" office:value="63" calcext:value-type="float">
            <text:p>63</text:p>
          </table:table-cell>
          <table:table-cell table:formula="of:=[.A86]*[.$D$34]/100+[.B86]" office:value-type="float" office:value="129.8955" calcext:value-type="float">
            <text:p>129.895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94" calcext:value-type="float">
            <text:p>94</text:p>
          </table:table-cell>
          <table:table-cell table:formula="of:=[.E86]*[.$D$34]/100+[.F86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6" calcext:value-type="float">
            <text:p>206</text:p>
          </table:table-cell>
          <table:table-cell table:formula="of:=[.I86]*[.$D$34]/100+[.J86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26" calcext:value-type="float">
            <text:p>26</text:p>
          </table:table-cell>
          <table:table-cell table:formula="of:=[.A87]*[.$D$34]/100+[.B87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2" calcext:value-type="float">
            <text:p>112</text:p>
          </table:table-cell>
          <table:table-cell table:formula="of:=[.E87]*[.$D$34]/100+[.F87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48" calcext:value-type="float">
            <text:p>148</text:p>
          </table:table-cell>
          <table:table-cell table:formula="of:=[.I87]*[.$D$34]/100+[.J87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39" calcext:value-type="float">
            <text:p>39</text:p>
          </table:table-cell>
          <table:table-cell table:formula="of:=[.A88]*[.$D$34]/100+[.B88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7" calcext:value-type="float">
            <text:p>117</text:p>
          </table:table-cell>
          <table:table-cell table:formula="of:=[.E88]*[.$D$34]/100+[.F88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55" calcext:value-type="float">
            <text:p>155</text:p>
          </table:table-cell>
          <table:table-cell table:formula="of:=[.I88]*[.$D$34]/100+[.J88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64" calcext:value-type="float">
            <text:p>64</text:p>
          </table:table-cell>
          <table:table-cell table:formula="of:=[.A89]*[.$D$34]/100+[.B89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84" calcext:value-type="float">
            <text:p>84</text:p>
          </table:table-cell>
          <table:table-cell table:formula="of:=[.E89]*[.$D$34]/100+[.F89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45" calcext:value-type="float">
            <text:p>145</text:p>
          </table:table-cell>
          <table:table-cell table:formula="of:=[.I89]*[.$D$34]/100+[.J89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12" calcext:value-type="float">
            <text:p>12</text:p>
          </table:table-cell>
          <table:table-cell table:formula="of:=[.A90]*[.$D$34]/100+[.B90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4" calcext:value-type="float">
            <text:p>124</text:p>
          </table:table-cell>
          <table:table-cell table:formula="of:=[.E90]*[.$D$34]/100+[.F90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81" calcext:value-type="float">
            <text:p>181</text:p>
          </table:table-cell>
          <table:table-cell table:formula="of:=[.I90]*[.$D$34]/100+[.J90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61" calcext:value-type="float">
            <text:p>61</text:p>
          </table:table-cell>
          <table:table-cell table:formula="of:=[.A91]*[.$D$34]/100+[.B91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90" calcext:value-type="float">
            <text:p>90</text:p>
          </table:table-cell>
          <table:table-cell table:formula="of:=[.E91]*[.$D$34]/100+[.F91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142" calcext:value-type="float">
            <text:p>142</text:p>
          </table:table-cell>
          <table:table-cell table:formula="of:=[.I91]*[.$D$34]/100+[.J91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4.09" calcext:value-type="float">
            <text:p>84.09</text:p>
          </table:table-cell>
          <table:table-cell office:value-type="float" office:value="46" calcext:value-type="float">
            <text:p>46</text:p>
          </table:table-cell>
          <table:table-cell table:formula="of:=[.A92]*[.$D$34]/100+[.B92]" office:value-type="float" office:value="138.7485" calcext:value-type="float">
            <text:p>138.7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5" calcext:value-type="float">
            <text:p>115</text:p>
          </table:table-cell>
          <table:table-cell table:formula="of:=[.E92]*[.$D$34]/100+[.F92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9" calcext:value-type="float">
            <text:p>209</text:p>
          </table:table-cell>
          <table:table-cell table:formula="of:=[.I92]*[.$D$34]/100+[.J92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08" calcext:value-type="float">
            <text:p>70.08</text:p>
          </table:table-cell>
          <table:table-cell office:value-type="float" office:value="22" calcext:value-type="float">
            <text:p>22</text:p>
          </table:table-cell>
          <table:table-cell table:formula="of:=[.A93]*[.$D$34]/100+[.B93]" office:value-type="float" office:value="154.294" calcext:value-type="float">
            <text:p>154.294</text:p>
          </table:table-cell>
          <table:table-cell office:value-type="float" office:value="129.56" calcext:value-type="float">
            <text:p>129.56</text:p>
          </table:table-cell>
          <table:table-cell office:value-type="float" office:value="200.6" calcext:value-type="float">
            <text:p>200.6</text:p>
          </table:table-cell>
          <table:table-cell office:value-type="float" office:value="140" calcext:value-type="float">
            <text:p>140</text:p>
          </table:table-cell>
          <table:table-cell table:formula="of:=[.E93]*[.$D$34]/100+[.F93]" office:value-type="float" office:value="284.814" calcext:value-type="float">
            <text:p>284.814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147" calcext:value-type="float">
            <text:p>147</text:p>
          </table:table-cell>
          <table:table-cell table:formula="of:=[.I93]*[.$D$34]/100+[.J93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43" calcext:value-type="float">
            <text:p>43</text:p>
          </table:table-cell>
          <table:table-cell table:formula="of:=[.A94]*[.$D$34]/100+[.B94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6" calcext:value-type="float">
            <text:p>116</text:p>
          </table:table-cell>
          <table:table-cell table:formula="of:=[.E94]*[.$D$34]/100+[.F94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0" calcext:value-type="float">
            <text:p>200</text:p>
          </table:table-cell>
          <table:table-cell table:formula="of:=[.I94]*[.$D$34]/100+[.J94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table:formula="of:=[.A95]*[.$D$34]/100+[.B95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29" calcext:value-type="float">
            <text:p>129</text:p>
          </table:table-cell>
          <table:table-cell table:formula="of:=[.E95]*[.$D$34]/100+[.F95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7" calcext:value-type="float">
            <text:p>207</text:p>
          </table:table-cell>
          <table:table-cell table:formula="of:=[.I95]*[.$D$34]/100+[.J95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47" calcext:value-type="float">
            <text:p>70.47</text:p>
          </table:table-cell>
          <table:table-cell office:value-type="float" office:value="57" calcext:value-type="float">
            <text:p>57</text:p>
          </table:table-cell>
          <table:table-cell table:formula="of:=[.A96]*[.$D$34]/100+[.B96]" office:value-type="float" office:value="154.684" calcext:value-type="float">
            <text:p>154.68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91" calcext:value-type="float">
            <text:p>91</text:p>
          </table:table-cell>
          <table:table-cell table:formula="of:=[.E96]*[.$D$34]/100+[.F96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3" calcext:value-type="float">
            <text:p>183</text:p>
          </table:table-cell>
          <table:table-cell table:formula="of:=[.I96]*[.$D$34]/100+[.J96]" office:value-type="float" office:value="354.8005" calcext:value-type="float">
            <text:p>354.80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17" calcext:value-type="float">
            <text:p>17</text:p>
          </table:table-cell>
          <table:table-cell table:formula="of:=[.A97]*[.$D$34]/100+[.B97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0" calcext:value-type="float">
            <text:p>110</text:p>
          </table:table-cell>
          <table:table-cell table:formula="of:=[.E97]*[.$D$34]/100+[.F97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6" calcext:value-type="float">
            <text:p>166</text:p>
          </table:table-cell>
          <table:table-cell table:formula="of:=[.I97]*[.$D$34]/100+[.J97]" office:value-type="float" office:value="358.9505" calcext:value-type="float">
            <text:p>358.95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27" calcext:value-type="float">
            <text:p>27</text:p>
          </table:table-cell>
          <table:table-cell table:formula="of:=[.A98]*[.$D$34]/100+[.B98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4" calcext:value-type="float">
            <text:p>134</text:p>
          </table:table-cell>
          <table:table-cell table:formula="of:=[.E98]*[.$D$34]/100+[.F98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4" calcext:value-type="float">
            <text:p>144</text:p>
          </table:table-cell>
          <table:table-cell table:formula="of:=[.I98]*[.$D$34]/100+[.J98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84.09" calcext:value-type="float">
            <text:p>84.09</text:p>
          </table:table-cell>
          <table:table-cell office:value-type="float" office:value="28" calcext:value-type="float">
            <text:p>28</text:p>
          </table:table-cell>
          <table:table-cell table:formula="of:=[.A99]*[.$D$34]/100+[.B99]" office:value-type="float" office:value="168.304" calcext:value-type="float">
            <text:p>168.304</text:p>
          </table:table-cell>
          <table:table-cell office:value-type="float" office:value="71.58" calcext:value-type="float">
            <text:p>71.5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9" calcext:value-type="float">
            <text:p>109</text:p>
          </table:table-cell>
          <table:table-cell table:formula="of:=[.E99]*[.$D$34]/100+[.F99]" office:value-type="float" office:value="295.697" calcext:value-type="float">
            <text:p>295.697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9" calcext:value-type="float">
            <text:p>149</text:p>
          </table:table-cell>
          <table:table-cell table:formula="of:=[.I99]*[.$D$34]/100+[.J99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9" calcext:value-type="float">
            <text:p>59</text:p>
          </table:table-cell>
          <table:table-cell table:formula="of:=[.A100]*[.$D$34]/100+[.B100]" office:value-type="float" office:value="176.087" calcext:value-type="float">
            <text:p>176.087</text:p>
          </table:table-cell>
          <table:table-cell office:value-type="float" office:value="75.39" calcext:value-type="float">
            <text:p>75.3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1" calcext:value-type="float">
            <text:p>131</text:p>
          </table:table-cell>
          <table:table-cell table:formula="of:=[.E100]*[.$D$34]/100+[.F100]" office:value-type="float" office:value="298.1735" calcext:value-type="float">
            <text:p>298.173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203" calcext:value-type="float">
            <text:p>203</text:p>
          </table:table-cell>
          <table:table-cell table:formula="of:=[.I100]*[.$D$34]/100+[.J100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29.56" calcext:value-type="float">
            <text:p>129.56</text:p>
          </table:table-cell>
          <table:table-cell office:value-type="float" office:value="3" calcext:value-type="float">
            <text:p>3</text:p>
          </table:table-cell>
          <table:table-cell table:formula="of:=[.A101]*[.$D$34]/100+[.B101]" office:value-type="float" office:value="178.5635" calcext:value-type="float">
            <text:p>178.5635</text:p>
          </table:table-cell>
          <table:table-cell office:value-type="float" office:value="77.48" calcext:value-type="float">
            <text:p>77.4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9" calcext:value-type="float">
            <text:p>119</text:p>
          </table:table-cell>
          <table:table-cell table:formula="of:=[.E101]*[.$D$34]/100+[.F101]" office:value-type="float" office:value="299.532" calcext:value-type="float">
            <text:p>299.532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41" calcext:value-type="float">
            <text:p>141</text:p>
          </table:table-cell>
          <table:table-cell table:formula="of:=[.I101]*[.$D$34]/100+[.J101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18" calcext:value-type="float">
            <text:p>18</text:p>
          </table:table-cell>
          <table:table-cell table:formula="of:=[.A102]*[.$D$34]/100+[.B102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0" calcext:value-type="float">
            <text:p>80</text:p>
          </table:table-cell>
          <table:table-cell table:formula="of:=[.E102]*[.$D$34]/100+[.F102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72" calcext:value-type="float">
            <text:p>172</text:p>
          </table:table-cell>
          <table:table-cell table:formula="of:=[.I102]*[.$D$34]/100+[.J102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6" calcext:value-type="float">
            <text:p>56</text:p>
          </table:table-cell>
          <table:table-cell table:formula="of:=[.A103]*[.$D$34]/100+[.B103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5" calcext:value-type="float">
            <text:p>85</text:p>
          </table:table-cell>
          <table:table-cell table:formula="of:=[.E103]*[.$D$34]/100+[.F103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" calcext:value-type="float">
            <text:p>192</text:p>
          </table:table-cell>
          <table:table-cell table:formula="of:=[.I103]*[.$D$34]/100+[.J103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" calcext:value-type="float">
            <text:p>16</text:p>
          </table:table-cell>
          <table:table-cell table:formula="of:=[.A104]*[.$D$34]/100+[.B104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97" calcext:value-type="float">
            <text:p>97</text:p>
          </table:table-cell>
          <table:table-cell table:formula="of:=[.E104]*[.$D$34]/100+[.F104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7" calcext:value-type="float">
            <text:p>197</text:p>
          </table:table-cell>
          <table:table-cell table:formula="of:=[.I104]*[.$D$34]/100+[.J104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51" calcext:value-type="float">
            <text:p>51</text:p>
          </table:table-cell>
          <table:table-cell table:formula="of:=[.A105]*[.$D$34]/100+[.B105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5" calcext:value-type="float">
            <text:p>105</text:p>
          </table:table-cell>
          <table:table-cell table:formula="of:=[.E105]*[.$D$34]/100+[.F105]" office:value-type="float" office:value="333.384" calcext:value-type="float">
            <text:p>333.384</text:p>
          </table:table-cell>
          <table:table-cell office:value-type="float" office:value="198.79" calcext:value-type="float">
            <text:p>198.7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4" calcext:value-type="float">
            <text:p>194</text:p>
          </table:table-cell>
          <table:table-cell table:formula="of:=[.I105]*[.$D$34]/100+[.J105]" office:value-type="float" office:value="378.3835" calcext:value-type="float">
            <text:p>378.383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[.C36]" office:value-type="float" office:value="4" calcext:value-type="float">
            <text:p>4</text:p>
          </table:table-cell>
          <table:table-cell table:formula="of:=[.D36]/[.$D$35]*1024" office:value-type="float" office:value="58.2927596307692" calcext:value-type="float">
            <text:p>58.29275963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7.0105244244806" calcext:value-type="float">
            <text:p>57.0105244245</text:p>
          </table:table-cell>
          <table:table-cell table:number-columns-repeated="10"/>
        </table:table-row>
        <table:table-row table:style-name="ro1">
          <table:table-cell table:formula="of:=[.C37]" office:value-type="float" office:value="67" calcext:value-type="float">
            <text:p>67</text:p>
          </table:table-cell>
          <table:table-cell table:formula="of:=[.D37]/[.$D$35]*1024" office:value-type="float" office:value="58.2927596307692" calcext:value-type="float">
            <text:p>58.2927596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8]" office:value-type="float" office:value="42" calcext:value-type="float">
            <text:p>42</text:p>
          </table:table-cell>
          <table:table-cell table:formula="of:=[.D38]/[.$D$35]*1024" office:value-type="float" office:value="58.4036667076923" calcext:value-type="float">
            <text:p>58.40366670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9]" office:value-type="float" office:value="7" calcext:value-type="float">
            <text:p>7</text:p>
          </table:table-cell>
          <table:table-cell table:formula="of:=[.D39]/[.$D$35]*1024" office:value-type="float" office:value="58.4205548307692" calcext:value-type="float">
            <text:p>58.42055483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.4036667076923" calcext:value-type="float">
            <text:p>58.4036667077</text:p>
          </table:table-cell>
          <table:table-cell table:number-columns-repeated="10"/>
        </table:table-row>
        <table:table-row table:style-name="ro1">
          <table:table-cell table:formula="of:=[.C40]" office:value-type="float" office:value="19" calcext:value-type="float">
            <text:p>19</text:p>
          </table:table-cell>
          <table:table-cell table:formula="of:=[.D40]/[.$D$35]*1024" office:value-type="float" office:value="58.4757563076923" calcext:value-type="float">
            <text:p>58.4757563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.4205548307692" calcext:value-type="float">
            <text:p>58.4205548308</text:p>
          </table:table-cell>
          <table:table-cell table:number-columns-repeated="10"/>
        </table:table-row>
        <table:table-row table:style-name="ro1">
          <table:table-cell table:formula="of:=[.C41]" office:value-type="float" office:value="11" calcext:value-type="float">
            <text:p>11</text:p>
          </table:table-cell>
          <table:table-cell table:formula="of:=[.D41]/[.$D$35]*1024" office:value-type="float" office:value="58.4893676307692" calcext:value-type="float">
            <text:p>58.48936763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.4757563076923" calcext:value-type="float">
            <text:p>58.4757563077</text:p>
          </table:table-cell>
          <table:table-cell table:number-columns-repeated="10"/>
        </table:table-row>
        <table:table-row table:style-name="ro1">
          <table:table-cell table:formula="of:=[.C42]" office:value-type="float" office:value="15" calcext:value-type="float">
            <text:p>15</text:p>
          </table:table-cell>
          <table:table-cell table:formula="of:=[.D42]/[.$D$35]*1024" office:value-type="float" office:value="58.4893676307692" calcext:value-type="float">
            <text:p>58.4893676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3]" office:value-type="float" office:value="32" calcext:value-type="float">
            <text:p>32</text:p>
          </table:table-cell>
          <table:table-cell table:formula="of:=[.D43]/[.$D$35]*1024" office:value-type="float" office:value="58.4893676307692" calcext:value-type="float">
            <text:p>58.4893676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4]" office:value-type="float" office:value="35" calcext:value-type="float">
            <text:p>35</text:p>
          </table:table-cell>
          <table:table-cell table:formula="of:=[.D44]/[.$D$35]*1024" office:value-type="float" office:value="58.4893676307692" calcext:value-type="float">
            <text:p>58.4893676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5]" office:value-type="float" office:value="23" calcext:value-type="float">
            <text:p>23</text:p>
          </table:table-cell>
          <table:table-cell table:formula="of:=[.D45]/[.$D$35]*1024" office:value-type="float" office:value="58.5314619076923" calcext:value-type="float">
            <text:p>58.53146190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6]" office:value-type="float" office:value="8" calcext:value-type="float">
            <text:p>8</text:p>
          </table:table-cell>
          <table:table-cell table:formula="of:=[.D46]/[.$D$35]*1024" office:value-type="float" office:value="58.5614572307692" calcext:value-type="float">
            <text:p>58.56145723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.5314619076923" calcext:value-type="float">
            <text:p>58.5314619077</text:p>
          </table:table-cell>
          <table:table-cell table:number-columns-repeated="10"/>
        </table:table-row>
        <table:table-row table:style-name="ro1">
          <table:table-cell table:formula="of:=[.C47]" office:value-type="float" office:value="33" calcext:value-type="float">
            <text:p>33</text:p>
          </table:table-cell>
          <table:table-cell table:formula="of:=[.D47]/[.$D$35]*1024" office:value-type="float" office:value="58.5614572307692" calcext:value-type="float">
            <text:p>58.5614572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8]" office:value-type="float" office:value="36" calcext:value-type="float">
            <text:p>36</text:p>
          </table:table-cell>
          <table:table-cell table:formula="of:=[.D48]/[.$D$35]*1024" office:value-type="float" office:value="58.5614572307692" calcext:value-type="float">
            <text:p>58.56145723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9]" office:value-type="float" office:value="50" calcext:value-type="float">
            <text:p>50</text:p>
          </table:table-cell>
          <table:table-cell table:formula="of:=[.D49]/[.$D$35]*1024" office:value-type="float" office:value="58.5614572307692" calcext:value-type="float">
            <text:p>58.56145723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0]" office:value-type="float" office:value="20" calcext:value-type="float">
            <text:p>20</text:p>
          </table:table-cell>
          <table:table-cell table:formula="of:=[.D50]/[.$D$35]*1024" office:value-type="float" office:value="58.6171628307692" calcext:value-type="float">
            <text:p>58.61716283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1]" office:value-type="float" office:value="41" calcext:value-type="float">
            <text:p>41</text:p>
          </table:table-cell>
          <table:table-cell table:formula="of:=[.D51]/[.$D$35]*1024" office:value-type="float" office:value="58.6171628307692" calcext:value-type="float">
            <text:p>58.61716283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2]" office:value-type="float" office:value="48" calcext:value-type="float">
            <text:p>48</text:p>
          </table:table-cell>
          <table:table-cell table:formula="of:=[.D52]/[.$D$35]*1024" office:value-type="float" office:value="58.7842796307692" calcext:value-type="float">
            <text:p>58.7842796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3]" office:value-type="float" office:value="5" calcext:value-type="float">
            <text:p>5</text:p>
          </table:table-cell>
          <table:table-cell table:formula="of:=[.D53]/[.$D$35]*1024" office:value-type="float" office:value="58.8951867076923" calcext:value-type="float">
            <text:p>58.89518670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.7842796307692" calcext:value-type="float">
            <text:p>58.7842796308</text:p>
          </table:table-cell>
          <table:table-cell table:number-columns-repeated="10"/>
        </table:table-row>
        <table:table-row table:style-name="ro1">
          <table:table-cell table:formula="of:=[.C54]" office:value-type="float" office:value="40" calcext:value-type="float">
            <text:p>40</text:p>
          </table:table-cell>
          <table:table-cell table:formula="of:=[.D54]/[.$D$35]*1024" office:value-type="float" office:value="58.8951867076923" calcext:value-type="float">
            <text:p>58.89518670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5]" office:value-type="float" office:value="9" calcext:value-type="float">
            <text:p>9</text:p>
          </table:table-cell>
          <table:table-cell table:formula="of:=[.D55]/[.$D$35]*1024" office:value-type="float" office:value="58.9808876307692" calcext:value-type="float">
            <text:p>58.98088763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6]" office:value-type="float" office:value="13" calcext:value-type="float">
            <text:p>13</text:p>
          </table:table-cell>
          <table:table-cell table:formula="of:=[.D56]/[.$D$35]*1024" office:value-type="float" office:value="58.9808876307692" calcext:value-type="float">
            <text:p>58.9808876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7]" office:value-type="float" office:value="30" calcext:value-type="float">
            <text:p>30</text:p>
          </table:table-cell>
          <table:table-cell table:formula="of:=[.D57]/[.$D$35]*1024" office:value-type="float" office:value="59.1210338461539" calcext:value-type="float">
            <text:p>59.121033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8]" office:value-type="float" office:value="44" calcext:value-type="float">
            <text:p>44</text:p>
          </table:table-cell>
          <table:table-cell table:formula="of:=[.D58]/[.$D$35]*1024" office:value-type="float" office:value="59.1210338461539" calcext:value-type="float">
            <text:p>59.12103384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59]" office:value-type="float" office:value="2" calcext:value-type="float">
            <text:p>2</text:p>
          </table:table-cell>
          <table:table-cell table:formula="of:=[.D59]/[.$D$35]*1024" office:value-type="float" office:value="59.1767394461539" calcext:value-type="float">
            <text:p>59.17673944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60]" office:value-type="float" office:value="58" calcext:value-type="float">
            <text:p>58</text:p>
          </table:table-cell>
          <table:table-cell table:formula="of:=[.D60]/[.$D$35]*1024" office:value-type="float" office:value="59.5404642461538" calcext:value-type="float">
            <text:p>59.5404642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1767394461539" calcext:value-type="float">
            <text:p>59.1767394462</text:p>
          </table:table-cell>
          <table:table-cell table:number-columns-repeated="10"/>
        </table:table-row>
        <table:table-row table:style-name="ro1">
          <table:table-cell table:formula="of:=[.C61]" office:value-type="float" office:value="25" calcext:value-type="float">
            <text:p>25</text:p>
          </table:table-cell>
          <table:table-cell table:formula="of:=[.D61]/[.$D$35]*1024" office:value-type="float" office:value="60.0327404307692" calcext:value-type="float">
            <text:p>60.03274043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9.5404642461538" calcext:value-type="float">
            <text:p>59.5404642462</text:p>
          </table:table-cell>
          <table:table-cell table:number-columns-repeated="10"/>
        </table:table-row>
        <table:table-row table:style-name="ro1">
          <table:table-cell table:formula="of:=[.C62]" office:value-type="float" office:value="68" calcext:value-type="float">
            <text:p>68</text:p>
          </table:table-cell>
          <table:table-cell table:formula="of:=[.D62]/[.$D$35]*1024" office:value-type="float" office:value="60.2293484307692" calcext:value-type="float">
            <text:p>60.22934843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.0327404307692" calcext:value-type="float">
            <text:p>60.0327404308</text:p>
          </table:table-cell>
          <table:table-cell table:number-columns-repeated="10"/>
        </table:table-row>
        <table:table-row table:style-name="ro1">
          <table:table-cell table:formula="of:=[.C63]" office:value-type="float" office:value="21" calcext:value-type="float">
            <text:p>21</text:p>
          </table:table-cell>
          <table:table-cell table:formula="of:=[.D63]/[.$D$35]*1024" office:value-type="float" office:value="60.7889250461539" calcext:value-type="float">
            <text:p>60.78892504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.2293484307692" calcext:value-type="float">
            <text:p>60.2293484308</text:p>
          </table:table-cell>
          <table:table-cell table:number-columns-repeated="10"/>
        </table:table-row>
        <table:table-row table:style-name="ro1">
          <table:table-cell table:formula="of:=[.C64]" office:value-type="float" office:value="53" calcext:value-type="float">
            <text:p>53</text:p>
          </table:table-cell>
          <table:table-cell table:formula="of:=[.D64]/[.$D$35]*1024" office:value-type="float" office:value="60.7889250461539" calcext:value-type="float">
            <text:p>60.78892504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.7586226328416" calcext:value-type="float">
            <text:p>60.7586226328</text:p>
          </table:table-cell>
          <table:table-cell table:number-columns-repeated="10"/>
        </table:table-row>
        <table:table-row table:style-name="ro1">
          <table:table-cell table:formula="of:=[.C65]" office:value-type="float" office:value="1" calcext:value-type="float">
            <text:p>1</text:p>
          </table:table-cell>
          <table:table-cell table:formula="of:=[.D65]/[.$D$35]*1024" office:value-type="float" office:value="60.8284987076923" calcext:value-type="float">
            <text:p>60.82849870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6]" office:value-type="float" office:value="65" calcext:value-type="float">
            <text:p>65</text:p>
          </table:table-cell>
          <table:table-cell table:formula="of:=[.D66]/[.$D$35]*1024" office:value-type="float" office:value="60.8284987076923" calcext:value-type="float">
            <text:p>60.82849870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7]" office:value-type="float" office:value="14" calcext:value-type="float">
            <text:p>14</text:p>
          </table:table-cell>
          <table:table-cell table:formula="of:=[.D67]/[.$D$35]*1024" office:value-type="float" office:value="60.9141996307692" calcext:value-type="float">
            <text:p>60.9141996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8]" office:value-type="float" office:value="49" calcext:value-type="float">
            <text:p>49</text:p>
          </table:table-cell>
          <table:table-cell table:formula="of:=[.D68]/[.$D$35]*1024" office:value-type="float" office:value="60.9696531692308" calcext:value-type="float">
            <text:p>60.9696531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9]" office:value-type="float" office:value="10" calcext:value-type="float">
            <text:p>10</text:p>
          </table:table-cell>
          <table:table-cell table:formula="of:=[.D69]/[.$D$35]*1024" office:value-type="float" office:value="61.0417427692308" calcext:value-type="float">
            <text:p>61.04174276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.9141996307692" calcext:value-type="float">
            <text:p>60.9141996308</text:p>
          </table:table-cell>
          <table:table-cell table:number-columns-repeated="10"/>
        </table:table-row>
        <table:table-row table:style-name="ro1">
          <table:table-cell table:formula="of:=[.C70]" office:value-type="float" office:value="47" calcext:value-type="float">
            <text:p>47</text:p>
          </table:table-cell>
          <table:table-cell table:formula="of:=[.D70]/[.$D$35]*1024" office:value-type="float" office:value="61.0417427692308" calcext:value-type="float">
            <text:p>61.041742769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1]" office:value-type="float" office:value="34" calcext:value-type="float">
            <text:p>34</text:p>
          </table:table-cell>
          <table:table-cell table:formula="of:=[.D71]/[.$D$35]*1024" office:value-type="float" office:value="61.0974483692308" calcext:value-type="float">
            <text:p>61.097448369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2]" office:value-type="float" office:value="38" calcext:value-type="float">
            <text:p>38</text:p>
          </table:table-cell>
          <table:table-cell table:formula="of:=[.D72]/[.$D$35]*1024" office:value-type="float" office:value="62.0232704" calcext:value-type="float">
            <text:p>62.02327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.9696531692308" calcext:value-type="float">
            <text:p>60.9696531692</text:p>
          </table:table-cell>
          <table:table-cell table:number-columns-repeated="10"/>
        </table:table-row>
        <table:table-row table:style-name="ro1">
          <table:table-cell table:formula="of:=[.C73]" office:value-type="float" office:value="24" calcext:value-type="float">
            <text:p>24</text:p>
          </table:table-cell>
          <table:table-cell table:formula="of:=[.D73]/[.$D$35]*1024" office:value-type="float" office:value="62.1510656" calcext:value-type="float">
            <text:p>62.1510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4]" office:value-type="float" office:value="45" calcext:value-type="float">
            <text:p>45</text:p>
          </table:table-cell>
          <table:table-cell table:formula="of:=[.D74]/[.$D$35]*1024" office:value-type="float" office:value="62.1510656" calcext:value-type="float">
            <text:p>62.15106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5]" office:value-type="float" office:value="54" calcext:value-type="float">
            <text:p>54</text:p>
          </table:table-cell>
          <table:table-cell table:formula="of:=[.D75]/[.$D$35]*1024" office:value-type="float" office:value="62.1510656" calcext:value-type="float">
            <text:p>62.1510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6]" office:value-type="float" office:value="62" calcext:value-type="float">
            <text:p>62</text:p>
          </table:table-cell>
          <table:table-cell table:formula="of:=[.D76]/[.$D$35]*1024" office:value-type="float" office:value="62.5147904" calcext:value-type="float">
            <text:p>62.51479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7]" office:value-type="float" office:value="60" calcext:value-type="float">
            <text:p>60</text:p>
          </table:table-cell>
          <table:table-cell table:formula="of:=[.D77]/[.$D$35]*1024" office:value-type="float" office:value="62.7096339692308" calcext:value-type="float">
            <text:p>62.709633969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8]" office:value-type="float" office:value="69" calcext:value-type="float">
            <text:p>69</text:p>
          </table:table-cell>
          <table:table-cell table:formula="of:=[.D78]/[.$D$35]*1024" office:value-type="float" office:value="62.7096339692308" calcext:value-type="float">
            <text:p>62.709633969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9]" office:value-type="float" office:value="6" calcext:value-type="float">
            <text:p>6</text:p>
          </table:table-cell>
          <table:table-cell table:formula="of:=[.D79]/[.$D$35]*1024" office:value-type="float" office:value="62.8835564307692" calcext:value-type="float">
            <text:p>62.8835564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.0974483692308" calcext:value-type="float">
            <text:p>61.0974483692</text:p>
          </table:table-cell>
          <table:table-cell table:number-columns-repeated="10"/>
        </table:table-row>
        <table:table-row table:style-name="ro1">
          <table:table-cell table:formula="of:=[.C80]" office:value-type="float" office:value="66" calcext:value-type="float">
            <text:p>66</text:p>
          </table:table-cell>
          <table:table-cell table:formula="of:=[.D80]/[.$D$35]*1024" office:value-type="float" office:value="62.9944635076923" calcext:value-type="float">
            <text:p>62.994463507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1]" office:value-type="float" office:value="37" calcext:value-type="float">
            <text:p>37</text:p>
          </table:table-cell>
          <table:table-cell table:formula="of:=[.D81]/[.$D$35]*1024" office:value-type="float" office:value="63.0801644307692" calcext:value-type="float">
            <text:p>63.080164430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2]" office:value-type="float" office:value="29" calcext:value-type="float">
            <text:p>29</text:p>
          </table:table-cell>
          <table:table-cell table:formula="of:=[.D82]/[.$D$35]*1024" office:value-type="float" office:value="63.3944851692308" calcext:value-type="float">
            <text:p>63.394485169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3]" office:value-type="float" office:value="55" calcext:value-type="float">
            <text:p>55</text:p>
          </table:table-cell>
          <table:table-cell table:formula="of:=[.D83]/[.$D$35]*1024" office:value-type="float" office:value="64.4481024" calcext:value-type="float">
            <text:p>64.448102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4]" office:value-type="float" office:value="31" calcext:value-type="float">
            <text:p>31</text:p>
          </table:table-cell>
          <table:table-cell table:formula="of:=[.D84]/[.$D$35]*1024" office:value-type="float" office:value="65.4276135384615" calcext:value-type="float">
            <text:p>65.427613538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5]" office:value-type="float" office:value="52" calcext:value-type="float">
            <text:p>52</text:p>
          </table:table-cell>
          <table:table-cell table:formula="of:=[.D85]/[.$D$35]*1024" office:value-type="float" office:value="65.4276135384615" calcext:value-type="float">
            <text:p>65.42761353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.0232704" calcext:value-type="float">
            <text:p>62.0232704</text:p>
          </table:table-cell>
          <table:table-cell table:number-columns-repeated="10"/>
        </table:table-row>
        <table:table-row table:style-name="ro1">
          <table:table-cell table:formula="of:=[.C86]" office:value-type="float" office:value="63" calcext:value-type="float">
            <text:p>63</text:p>
          </table:table-cell>
          <table:table-cell table:formula="of:=[.D86]/[.$D$35]*1024" office:value-type="float" office:value="65.4833191384615" calcext:value-type="float">
            <text:p>65.48331913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7]" office:value-type="float" office:value="26" calcext:value-type="float">
            <text:p>26</text:p>
          </table:table-cell>
          <table:table-cell table:formula="of:=[.D87]/[.$D$35]*1024" office:value-type="float" office:value="65.5604499692308" calcext:value-type="float">
            <text:p>65.56044996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8]" office:value-type="float" office:value="39" calcext:value-type="float">
            <text:p>39</text:p>
          </table:table-cell>
          <table:table-cell table:formula="of:=[.D88]/[.$D$35]*1024" office:value-type="float" office:value="65.5604499692308" calcext:value-type="float">
            <text:p>65.56044996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9]" office:value-type="float" office:value="64" calcext:value-type="float">
            <text:p>64</text:p>
          </table:table-cell>
          <table:table-cell table:formula="of:=[.D89]/[.$D$35]*1024" office:value-type="float" office:value="65.5604499692308" calcext:value-type="float">
            <text:p>65.56044996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2.5147904" calcext:value-type="float">
            <text:p>62.5147904</text:p>
          </table:table-cell>
          <table:table-cell table:number-columns-repeated="10"/>
        </table:table-row>
        <table:table-row table:style-name="ro1">
          <table:table-cell table:formula="of:=[.C90]" office:value-type="float" office:value="12" calcext:value-type="float">
            <text:p>12</text:p>
          </table:table-cell>
          <table:table-cell table:formula="of:=[.D90]/[.$D$35]*1024" office:value-type="float" office:value="67.7803559384615" calcext:value-type="float">
            <text:p>67.780355938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1]" office:value-type="float" office:value="61" calcext:value-type="float">
            <text:p>61</text:p>
          </table:table-cell>
          <table:table-cell table:formula="of:=[.D91]/[.$D$35]*1024" office:value-type="float" office:value="67.7803559384615" calcext:value-type="float">
            <text:p>67.78035593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2]" office:value-type="float" office:value="46" calcext:value-type="float">
            <text:p>46</text:p>
          </table:table-cell>
          <table:table-cell table:formula="of:=[.D92]/[.$D$35]*1024" office:value-type="float" office:value="69.9463207384615" calcext:value-type="float">
            <text:p>69.94632073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3]" office:value-type="float" office:value="22" calcext:value-type="float">
            <text:p>22</text:p>
          </table:table-cell>
          <table:table-cell table:formula="of:=[.D93]/[.$D$35]*1024" office:value-type="float" office:value="77.7831660307692" calcext:value-type="float">
            <text:p>77.78316603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4]" office:value-type="float" office:value="43" calcext:value-type="float">
            <text:p>43</text:p>
          </table:table-cell>
          <table:table-cell table:formula="of:=[.D94]/[.$D$35]*1024" office:value-type="float" office:value="77.8940731076923" calcext:value-type="float">
            <text:p>77.894073107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2.7768293604206" calcext:value-type="float">
            <text:p>62.7768293604</text:p>
          </table:table-cell>
          <table:table-cell table:number-columns-repeated="10"/>
        </table:table-row>
        <table:table-row table:style-name="ro1">
          <table:table-cell table:formula="of:=[.C95]" office:value-type="float" office:value="70" calcext:value-type="float">
            <text:p>70</text:p>
          </table:table-cell>
          <table:table-cell table:formula="of:=[.D95]/[.$D$35]*1024" office:value-type="float" office:value="77.8940731076923" calcext:value-type="float">
            <text:p>77.89407310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.8835564307692" calcext:value-type="float">
            <text:p>62.8835564308</text:p>
          </table:table-cell>
          <table:table-cell table:number-columns-repeated="10"/>
        </table:table-row>
        <table:table-row table:style-name="ro1">
          <table:table-cell table:formula="of:=[.C96]" office:value-type="float" office:value="57" calcext:value-type="float">
            <text:p>57</text:p>
          </table:table-cell>
          <table:table-cell table:formula="of:=[.D96]/[.$D$35]*1024" office:value-type="float" office:value="77.9797740307692" calcext:value-type="float">
            <text:p>77.9797740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.9944635076923" calcext:value-type="float">
            <text:p>62.9944635077</text:p>
          </table:table-cell>
          <table:table-cell table:number-columns-repeated="10"/>
        </table:table-row>
        <table:table-row table:style-name="ro1">
          <table:table-cell table:formula="of:=[.C97]" office:value-type="float" office:value="17" calcext:value-type="float">
            <text:p>17</text:p>
          </table:table-cell>
          <table:table-cell table:formula="of:=[.D97]/[.$D$35]*1024" office:value-type="float" office:value="78.5393506461538" calcext:value-type="float">
            <text:p>78.53935064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.0801644307692" calcext:value-type="float">
            <text:p>63.0801644308</text:p>
          </table:table-cell>
          <table:table-cell table:number-columns-repeated="10"/>
        </table:table-row>
        <table:table-row table:style-name="ro1">
          <table:table-cell table:formula="of:=[.C98]" office:value-type="float" office:value="27" calcext:value-type="float">
            <text:p>27</text:p>
          </table:table-cell>
          <table:table-cell table:formula="of:=[.D98]/[.$D$35]*1024" office:value-type="float" office:value="78.5393506461538" calcext:value-type="float">
            <text:p>78.5393506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99]" office:value-type="float" office:value="28" calcext:value-type="float">
            <text:p>28</text:p>
          </table:table-cell>
          <table:table-cell table:formula="of:=[.D99]/[.$D$35]*1024" office:value-type="float" office:value="84.8459303384615" calcext:value-type="float">
            <text:p>84.845930338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100]" office:value-type="float" office:value="59" calcext:value-type="float">
            <text:p>59</text:p>
          </table:table-cell>
          <table:table-cell table:formula="of:=[.D100]/[.$D$35]*1024" office:value-type="float" office:value="88.7695202461538" calcext:value-type="float">
            <text:p>88.76952024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.3944851692308" calcext:value-type="float">
            <text:p>63.3944851692</text:p>
          </table:table-cell>
          <table:table-cell table:number-columns-repeated="10"/>
        </table:table-row>
        <table:table-row table:style-name="ro1">
          <table:table-cell table:formula="of:=[.C101]" office:value-type="float" office:value="3" calcext:value-type="float">
            <text:p>3</text:p>
          </table:table-cell>
          <table:table-cell table:formula="of:=[.D101]/[.$D$35]*1024" office:value-type="float" office:value="90.0179810461539" calcext:value-type="float">
            <text:p>90.017981046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2]" office:value-type="float" office:value="18" calcext:value-type="float">
            <text:p>18</text:p>
          </table:table-cell>
          <table:table-cell table:formula="of:=[.D102]/[.$D$35]*1024" office:value-type="float" office:value="90.7028322461538" calcext:value-type="float">
            <text:p>90.702832246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3]" office:value-type="float" office:value="56" calcext:value-type="float">
            <text:p>56</text:p>
          </table:table-cell>
          <table:table-cell table:formula="of:=[.D103]/[.$D$35]*1024" office:value-type="float" office:value="90.7028322461538" calcext:value-type="float">
            <text:p>90.70283224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3.6444930835588" calcext:value-type="float">
            <text:p>63.6444930836</text:p>
          </table:table-cell>
          <table:table-cell table:number-columns-repeated="10"/>
        </table:table-row>
        <table:table-row table:style-name="ro1">
          <table:table-cell table:formula="of:=[.C104]" office:value-type="float" office:value="16" calcext:value-type="float">
            <text:p>16</text:p>
          </table:table-cell>
          <table:table-cell table:formula="of:=[.D104]/[.$D$35]*1024" office:value-type="float" office:value="92.8687970461538" calcext:value-type="float">
            <text:p>92.8687970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C105]" office:value-type="float" office:value="51" calcext:value-type="float">
            <text:p>51</text:p>
          </table:table-cell>
          <table:table-cell table:formula="of:=[.D105]/[.$D$35]*1024" office:value-type="float" office:value="92.8687970461538" calcext:value-type="float">
            <text:p>92.86879704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G36]" office:value-type="float" office:value="104" calcext:value-type="float">
            <text:p>104</text:p>
          </table:table-cell>
          <table:table-cell table:formula="of:=[.H36]/[.$H$35]*1024" office:value-type="float" office:value="62.6456666424998" calcext:value-type="float">
            <text:p>62.64566664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.4481024" calcext:value-type="float">
            <text:p>64.4481024</text:p>
          </table:table-cell>
          <table:table-cell table:number-columns-repeated="10"/>
        </table:table-row>
        <table:table-row table:style-name="ro1">
          <table:table-cell table:formula="of:=[.G37]" office:value-type="float" office:value="118" calcext:value-type="float">
            <text:p>118</text:p>
          </table:table-cell>
          <table:table-cell table:formula="of:=[.H37]/[.$H$35]*1024" office:value-type="float" office:value="62.6456666424998" calcext:value-type="float">
            <text:p>62.64566664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.3074875661567" calcext:value-type="float">
            <text:p>65.3074875662</text:p>
          </table:table-cell>
          <table:table-cell table:number-columns-repeated="10"/>
        </table:table-row>
        <table:table-row table:style-name="ro1">
          <table:table-cell table:formula="of:=[.G38]" office:value-type="float" office:value="73" calcext:value-type="float">
            <text:p>73</text:p>
          </table:table-cell>
          <table:table-cell table:formula="of:=[.H38]/[.$H$35]*1024" office:value-type="float" office:value="63.6281661712463" calcext:value-type="float">
            <text:p>63.62816617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39]" office:value-type="float" office:value="86" calcext:value-type="float">
            <text:p>86</text:p>
          </table:table-cell>
          <table:table-cell table:formula="of:=[.H39]/[.$H$35]*1024" office:value-type="float" office:value="63.6281661712463" calcext:value-type="float">
            <text:p>63.62816617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40]" office:value-type="float" office:value="100" calcext:value-type="float">
            <text:p>100</text:p>
          </table:table-cell>
          <table:table-cell table:formula="of:=[.H40]/[.$H$35]*1024" office:value-type="float" office:value="64.0315893569202" calcext:value-type="float">
            <text:p>64.03158935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.4833191384615" calcext:value-type="float">
            <text:p>65.4833191385</text:p>
          </table:table-cell>
          <table:table-cell table:number-columns-repeated="10"/>
        </table:table-row>
        <table:table-row table:style-name="ro1">
          <table:table-cell table:formula="of:=[.G41]" office:value-type="float" office:value="106" calcext:value-type="float">
            <text:p>106</text:p>
          </table:table-cell>
          <table:table-cell table:formula="of:=[.H41]/[.$H$35]*1024" office:value-type="float" office:value="64.0315893569202" calcext:value-type="float">
            <text:p>64.0315893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2]" office:value-type="float" office:value="83" calcext:value-type="float">
            <text:p>83</text:p>
          </table:table-cell>
          <table:table-cell table:formula="of:=[.H42]/[.$H$35]*1024" office:value-type="float" office:value="65.3074875661567" calcext:value-type="float">
            <text:p>65.30748756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3]" office:value-type="float" office:value="71" calcext:value-type="float">
            <text:p>71</text:p>
          </table:table-cell>
          <table:table-cell table:formula="of:=[.H43]/[.$H$35]*1024" office:value-type="float" office:value="70.8358848691365" calcext:value-type="float">
            <text:p>70.83588486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4]" office:value-type="float" office:value="72" calcext:value-type="float">
            <text:p>72</text:p>
          </table:table-cell>
          <table:table-cell table:formula="of:=[.H44]/[.$H$35]*1024" office:value-type="float" office:value="70.8358848691365" calcext:value-type="float">
            <text:p>70.835884869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5]" office:value-type="float" office:value="75" calcext:value-type="float">
            <text:p>75</text:p>
          </table:table-cell>
          <table:table-cell table:formula="of:=[.H45]/[.$H$35]*1024" office:value-type="float" office:value="70.868699195244" calcext:value-type="float">
            <text:p>70.86869919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6]" office:value-type="float" office:value="136" calcext:value-type="float">
            <text:p>136</text:p>
          </table:table-cell>
          <table:table-cell table:formula="of:=[.H46]/[.$H$35]*1024" office:value-type="float" office:value="71.0829574421808" calcext:value-type="float">
            <text:p>71.0829574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6.7779090398652" calcext:value-type="float">
            <text:p>66.7779090399</text:p>
          </table:table-cell>
          <table:table-cell table:number-columns-repeated="10"/>
        </table:table-row>
        <table:table-row table:style-name="ro1">
          <table:table-cell table:formula="of:=[.G47]" office:value-type="float" office:value="128" calcext:value-type="float">
            <text:p>128</text:p>
          </table:table-cell>
          <table:table-cell table:formula="of:=[.H47]/[.$H$35]*1024" office:value-type="float" office:value="71.1527435655767" calcext:value-type="float">
            <text:p>71.15274356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6.9423469960696" calcext:value-type="float">
            <text:p>66.9423469961</text:p>
          </table:table-cell>
          <table:table-cell table:number-columns-repeated="10"/>
        </table:table-row>
        <table:table-row table:style-name="ro1">
          <table:table-cell table:formula="of:=[.G48]" office:value-type="float" office:value="125" calcext:value-type="float">
            <text:p>125</text:p>
          </table:table-cell>
          <table:table-cell table:formula="of:=[.H48]/[.$H$35]*1024" office:value-type="float" office:value="71.1952091640687" calcext:value-type="float">
            <text:p>71.19520916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49]" office:value-type="float" office:value="139" calcext:value-type="float">
            <text:p>139</text:p>
          </table:table-cell>
          <table:table-cell table:formula="of:=[.H49]/[.$H$35]*1024" office:value-type="float" office:value="71.1952091640687" calcext:value-type="float">
            <text:p>71.195209164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50]" office:value-type="float" office:value="89" calcext:value-type="float">
            <text:p>89</text:p>
          </table:table-cell>
          <table:table-cell table:formula="of:=[.H50]/[.$H$35]*1024" office:value-type="float" office:value="71.2280234901762" calcext:value-type="float">
            <text:p>71.22802349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1]" office:value-type="float" office:value="132" calcext:value-type="float">
            <text:p>132</text:p>
          </table:table-cell>
          <table:table-cell table:formula="of:=[.H51]/[.$H$35]*1024" office:value-type="float" office:value="71.2280234901762" calcext:value-type="float">
            <text:p>71.22802349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2]" office:value-type="float" office:value="103" calcext:value-type="float">
            <text:p>103</text:p>
          </table:table-cell>
          <table:table-cell table:formula="of:=[.H52]/[.$H$35]*1024" office:value-type="float" office:value="71.4140703255274" calcext:value-type="float">
            <text:p>71.414070325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3]" office:value-type="float" office:value="114" calcext:value-type="float">
            <text:p>114</text:p>
          </table:table-cell>
          <table:table-cell table:formula="of:=[.H53]/[.$H$35]*1024" office:value-type="float" office:value="71.4140703255274" calcext:value-type="float">
            <text:p>71.414070325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4]" office:value-type="float" office:value="98" calcext:value-type="float">
            <text:p>98</text:p>
          </table:table-cell>
          <table:table-cell table:formula="of:=[.H54]/[.$H$35]*1024" office:value-type="float" office:value="71.442281737113" calcext:value-type="float">
            <text:p>71.44228173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5]" office:value-type="float" office:value="93" calcext:value-type="float">
            <text:p>93</text:p>
          </table:table-cell>
          <table:table-cell table:formula="of:=[.H55]/[.$H$35]*1024" office:value-type="float" office:value="71.4893502501269" calcext:value-type="float">
            <text:p>71.489350250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6]" office:value-type="float" office:value="111" calcext:value-type="float">
            <text:p>111</text:p>
          </table:table-cell>
          <table:table-cell table:formula="of:=[.H56]/[.$H$35]*1024" office:value-type="float" office:value="71.7036084970637" calcext:value-type="float">
            <text:p>71.70360849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7]" office:value-type="float" office:value="92" calcext:value-type="float">
            <text:p>92</text:p>
          </table:table-cell>
          <table:table-cell table:formula="of:=[.H57]/[.$H$35]*1024" office:value-type="float" office:value="72.0682781120858" calcext:value-type="float">
            <text:p>72.06827811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8]" office:value-type="float" office:value="79" calcext:value-type="float">
            <text:p>79</text:p>
          </table:table-cell>
          <table:table-cell table:formula="of:=[.H58]/[.$H$35]*1024" office:value-type="float" office:value="72.1010924381933" calcext:value-type="float">
            <text:p>72.101092438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7.1263335204941" calcext:value-type="float">
            <text:p>67.1263335205</text:p>
          </table:table-cell>
          <table:table-cell table:number-columns-repeated="10"/>
        </table:table-row>
        <table:table-row table:style-name="ro1">
          <table:table-cell table:formula="of:=[.G59]" office:value-type="float" office:value="107" calcext:value-type="float">
            <text:p>107</text:p>
          </table:table-cell>
          <table:table-cell table:formula="of:=[.H59]/[.$H$35]*1024" office:value-type="float" office:value="72.1777086928152" calcext:value-type="float">
            <text:p>72.1777086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0]" office:value-type="float" office:value="120" calcext:value-type="float">
            <text:p>120</text:p>
          </table:table-cell>
          <table:table-cell table:formula="of:=[.H60]/[.$H$35]*1024" office:value-type="float" office:value="72.2218075835569" calcext:value-type="float">
            <text:p>72.221807583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1]" office:value-type="float" office:value="88" calcext:value-type="float">
            <text:p>88</text:p>
          </table:table-cell>
          <table:table-cell table:formula="of:=[.H61]/[.$H$35]*1024" office:value-type="float" office:value="72.3153506851301" calcext:value-type="float">
            <text:p>72.31535068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7.3335274360676" calcext:value-type="float">
            <text:p>67.3335274361</text:p>
          </table:table-cell>
          <table:table-cell table:number-columns-repeated="10"/>
        </table:table-row>
        <table:table-row table:style-name="ro1">
          <table:table-cell table:formula="of:=[.G62]" office:value-type="float" office:value="137" calcext:value-type="float">
            <text:p>137</text:p>
          </table:table-cell>
          <table:table-cell table:formula="of:=[.H62]/[.$H$35]*1024" office:value-type="float" office:value="72.3153506851301" calcext:value-type="float">
            <text:p>72.31535068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3]" office:value-type="float" office:value="77" calcext:value-type="float">
            <text:p>77</text:p>
          </table:table-cell>
          <table:table-cell table:formula="of:=[.H63]/[.$H$35]*1024" office:value-type="float" office:value="72.4390354527659" calcext:value-type="float">
            <text:p>72.439035452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4]" office:value-type="float" office:value="81" calcext:value-type="float">
            <text:p>81</text:p>
          </table:table-cell>
          <table:table-cell table:formula="of:=[.H64]/[.$H$35]*1024" office:value-type="float" office:value="72.4390354527659" calcext:value-type="float">
            <text:p>72.439035452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7.5795048746874" calcext:value-type="float">
            <text:p>67.5795048747</text:p>
          </table:table-cell>
          <table:table-cell table:number-columns-repeated="10"/>
        </table:table-row>
        <table:table-row table:style-name="ro1">
          <table:table-cell table:formula="of:=[.G65]" office:value-type="float" office:value="96" calcext:value-type="float">
            <text:p>96</text:p>
          </table:table-cell>
          <table:table-cell table:formula="of:=[.H65]/[.$H$35]*1024" office:value-type="float" office:value="72.4390354527659" calcext:value-type="float">
            <text:p>72.43903545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6]" office:value-type="float" office:value="102" calcext:value-type="float">
            <text:p>102</text:p>
          </table:table-cell>
          <table:table-cell table:formula="of:=[.H66]/[.$H$35]*1024" office:value-type="float" office:value="72.4390354527659" calcext:value-type="float">
            <text:p>72.439035452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7]" office:value-type="float" office:value="138" calcext:value-type="float">
            <text:p>138</text:p>
          </table:table-cell>
          <table:table-cell table:formula="of:=[.H67]/[.$H$35]*1024" office:value-type="float" office:value="72.5603445225839" calcext:value-type="float">
            <text:p>72.5603445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8]" office:value-type="float" office:value="121" calcext:value-type="float">
            <text:p>121</text:p>
          </table:table-cell>
          <table:table-cell table:formula="of:=[.H68]/[.$H$35]*1024" office:value-type="float" office:value="72.6356244471833" calcext:value-type="float">
            <text:p>72.635624447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9]" office:value-type="float" office:value="122" calcext:value-type="float">
            <text:p>122</text:p>
          </table:table-cell>
          <table:table-cell table:formula="of:=[.H69]/[.$H$35]*1024" office:value-type="float" office:value="72.6356244471833" calcext:value-type="float">
            <text:p>72.635624447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0]" office:value-type="float" office:value="130" calcext:value-type="float">
            <text:p>130</text:p>
          </table:table-cell>
          <table:table-cell table:formula="of:=[.H70]/[.$H$35]*1024" office:value-type="float" office:value="72.6356244471833" calcext:value-type="float">
            <text:p>72.635624447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1]" office:value-type="float" office:value="133" calcext:value-type="float">
            <text:p>133</text:p>
          </table:table-cell>
          <table:table-cell table:formula="of:=[.H71]/[.$H$35]*1024" office:value-type="float" office:value="72.6356244471833" calcext:value-type="float">
            <text:p>72.63562444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2]" office:value-type="float" office:value="127" calcext:value-type="float">
            <text:p>127</text:p>
          </table:table-cell>
          <table:table-cell table:formula="of:=[.H72]/[.$H$35]*1024" office:value-type="float" office:value="72.8424586384398" calcext:value-type="float">
            <text:p>72.84245863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7.9565727119596" calcext:value-type="float">
            <text:p>67.956572712</text:p>
          </table:table-cell>
          <table:table-cell table:number-columns-repeated="10"/>
        </table:table-row>
        <table:table-row table:style-name="ro1">
          <table:table-cell table:formula="of:=[.G73]" office:value-type="float" office:value="113" calcext:value-type="float">
            <text:p>113</text:p>
          </table:table-cell>
          <table:table-cell table:formula="of:=[.H73]/[.$H$35]*1024" office:value-type="float" office:value="73.0507776408323" calcext:value-type="float">
            <text:p>73.05077764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.0164728701955" calcext:value-type="float">
            <text:p>68.0164728702</text:p>
          </table:table-cell>
          <table:table-cell table:number-columns-repeated="10"/>
        </table:table-row>
        <table:table-row table:style-name="ro1">
          <table:table-cell table:formula="of:=[.G74]" office:value-type="float" office:value="135" calcext:value-type="float">
            <text:p>135</text:p>
          </table:table-cell>
          <table:table-cell table:formula="of:=[.H74]/[.$H$35]*1024" office:value-type="float" office:value="73.0507776408323" calcext:value-type="float">
            <text:p>73.050777640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8.0529565616865" calcext:value-type="float">
            <text:p>68.0529565617</text:p>
          </table:table-cell>
          <table:table-cell table:number-columns-repeated="10"/>
        </table:table-row>
        <table:table-row table:style-name="ro1">
          <table:table-cell table:formula="of:=[.G75]" office:value-type="float" office:value="95" calcext:value-type="float">
            <text:p>95</text:p>
          </table:table-cell>
          <table:table-cell table:formula="of:=[.H75]/[.$H$35]*1024" office:value-type="float" office:value="73.0978461538462" calcext:value-type="float">
            <text:p>73.09784615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8.2011911592058" calcext:value-type="float">
            <text:p>68.2011911592</text:p>
          </table:table-cell>
          <table:table-cell table:number-columns-repeated="10"/>
        </table:table-row>
        <table:table-row table:style-name="ro1">
          <table:table-cell table:formula="of:=[.G76]" office:value-type="float" office:value="74" calcext:value-type="float">
            <text:p>74</text:p>
          </table:table-cell>
          <table:table-cell table:formula="of:=[.H76]/[.$H$35]*1024" office:value-type="float" office:value="73.1403117523381" calcext:value-type="float">
            <text:p>73.140311752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7]" office:value-type="float" office:value="99" calcext:value-type="float">
            <text:p>99</text:p>
          </table:table-cell>
          <table:table-cell table:formula="of:=[.H77]/[.$H$35]*1024" office:value-type="float" office:value="73.1731260784456" calcext:value-type="float">
            <text:p>73.173126078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8]" office:value-type="float" office:value="87" calcext:value-type="float">
            <text:p>87</text:p>
          </table:table-cell>
          <table:table-cell table:formula="of:=[.H78]/[.$H$35]*1024" office:value-type="float" office:value="73.4977057927935" calcext:value-type="float">
            <text:p>73.49770579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9]" office:value-type="float" office:value="123" calcext:value-type="float">
            <text:p>123</text:p>
          </table:table-cell>
          <table:table-cell table:formula="of:=[.H79]/[.$H$35]*1024" office:value-type="float" office:value="73.5853096498224" calcext:value-type="float">
            <text:p>73.585309649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80]" office:value-type="float" office:value="78" calcext:value-type="float">
            <text:p>78</text:p>
          </table:table-cell>
          <table:table-cell table:formula="of:=[.H80]/[.$H$35]*1024" office:value-type="float" office:value="73.9887328354963" calcext:value-type="float">
            <text:p>73.98873283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1]" office:value-type="float" office:value="82" calcext:value-type="float">
            <text:p>82</text:p>
          </table:table-cell>
          <table:table-cell table:formula="of:=[.H81]/[.$H$35]*1024" office:value-type="float" office:value="74.08435467266" calcext:value-type="float">
            <text:p>74.08435467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2]" office:value-type="float" office:value="108" calcext:value-type="float">
            <text:p>108</text:p>
          </table:table-cell>
          <table:table-cell table:formula="of:=[.H82]/[.$H$35]*1024" office:value-type="float" office:value="74.1183568476764" calcext:value-type="float">
            <text:p>74.11835684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3]" office:value-type="float" office:value="126" calcext:value-type="float">
            <text:p>126</text:p>
          </table:table-cell>
          <table:table-cell table:formula="of:=[.H83]/[.$H$35]*1024" office:value-type="float" office:value="74.1228112810846" calcext:value-type="float">
            <text:p>74.12281128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4]" office:value-type="float" office:value="101" calcext:value-type="float">
            <text:p>101</text:p>
          </table:table-cell>
          <table:table-cell table:formula="of:=[.H84]/[.$H$35]*1024" office:value-type="float" office:value="74.7300990357428" calcext:value-type="float">
            <text:p>74.73009903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5]" office:value-type="float" office:value="76" calcext:value-type="float">
            <text:p>76</text:p>
          </table:table-cell>
          <table:table-cell table:formula="of:=[.H85]/[.$H$35]*1024" office:value-type="float" office:value="82.2745728992967" calcext:value-type="float">
            <text:p>82.274572899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6]" office:value-type="float" office:value="94" calcext:value-type="float">
            <text:p>94</text:p>
          </table:table-cell>
          <table:table-cell table:formula="of:=[.H86]/[.$H$35]*1024" office:value-type="float" office:value="82.2745728992967" calcext:value-type="float">
            <text:p>82.274572899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7]" office:value-type="float" office:value="112" calcext:value-type="float">
            <text:p>112</text:p>
          </table:table-cell>
          <table:table-cell table:formula="of:=[.H87]/[.$H$35]*1024" office:value-type="float" office:value="82.633897194229" calcext:value-type="float">
            <text:p>82.63389719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8]" office:value-type="float" office:value="117" calcext:value-type="float">
            <text:p>117</text:p>
          </table:table-cell>
          <table:table-cell table:formula="of:=[.H88]/[.$H$35]*1024" office:value-type="float" office:value="82.633897194229" calcext:value-type="float">
            <text:p>82.633897194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9]" office:value-type="float" office:value="84" calcext:value-type="float">
            <text:p>84</text:p>
          </table:table-cell>
          <table:table-cell table:formula="of:=[.H89]/[.$H$35]*1024" office:value-type="float" office:value="82.8952239541797" calcext:value-type="float">
            <text:p>82.8952239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9.9463207384615" calcext:value-type="float">
            <text:p>69.9463207385</text:p>
          </table:table-cell>
          <table:table-cell table:number-columns-repeated="10"/>
        </table:table-row>
        <table:table-row table:style-name="ro1">
          <table:table-cell table:formula="of:=[.G90]" office:value-type="float" office:value="124" calcext:value-type="float">
            <text:p>124</text:p>
          </table:table-cell>
          <table:table-cell table:formula="of:=[.H90]/[.$H$35]*1024" office:value-type="float" office:value="82.8952239541797" calcext:value-type="float">
            <text:p>82.89522395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1]" office:value-type="float" office:value="90" calcext:value-type="float">
            <text:p>90</text:p>
          </table:table-cell>
          <table:table-cell table:formula="of:=[.H91]/[.$H$35]*1024" office:value-type="float" office:value="83.5069661422461" calcext:value-type="float">
            <text:p>83.50696614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2]" office:value-type="float" office:value="115" calcext:value-type="float">
            <text:p>115</text:p>
          </table:table-cell>
          <table:table-cell table:formula="of:=[.H92]/[.$H$35]*1024" office:value-type="float" office:value="83.5069661422461" calcext:value-type="float">
            <text:p>83.50696614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.868699195244" calcext:value-type="float">
            <text:p>70.8686991952</text:p>
          </table:table-cell>
          <table:table-cell table:number-columns-repeated="10"/>
        </table:table-row>
        <table:table-row table:style-name="ro1">
          <table:table-cell table:formula="of:=[.G93]" office:value-type="float" office:value="140" calcext:value-type="float">
            <text:p>140</text:p>
          </table:table-cell>
          <table:table-cell table:formula="of:=[.H93]/[.$H$35]*1024" office:value-type="float" office:value="84.5789997824984" calcext:value-type="float">
            <text:p>84.57899978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1.0829574421808" calcext:value-type="float">
            <text:p>71.0829574422</text:p>
          </table:table-cell>
          <table:table-cell table:number-columns-repeated="10"/>
        </table:table-row>
        <table:table-row table:style-name="ro1">
          <table:table-cell table:formula="of:=[.G94]" office:value-type="float" office:value="116" calcext:value-type="float">
            <text:p>116</text:p>
          </table:table-cell>
          <table:table-cell table:formula="of:=[.H94]/[.$H$35]*1024" office:value-type="float" office:value="87.5637671282535" calcext:value-type="float">
            <text:p>87.56376712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1.1527435655767" calcext:value-type="float">
            <text:p>71.1527435656</text:p>
          </table:table-cell>
          <table:table-cell table:number-columns-repeated="10"/>
        </table:table-row>
        <table:table-row table:style-name="ro1">
          <table:table-cell table:formula="of:=[.G95]" office:value-type="float" office:value="129" calcext:value-type="float">
            <text:p>129</text:p>
          </table:table-cell>
          <table:table-cell table:formula="of:=[.H95]/[.$H$35]*1024" office:value-type="float" office:value="87.5637671282535" calcext:value-type="float">
            <text:p>87.563767128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6]" office:value-type="float" office:value="91" calcext:value-type="float">
            <text:p>91</text:p>
          </table:table-cell>
          <table:table-cell table:formula="of:=[.H96]/[.$H$35]*1024" office:value-type="float" office:value="87.5965814543609" calcext:value-type="float">
            <text:p>87.596581454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7]" office:value-type="float" office:value="110" calcext:value-type="float">
            <text:p>110</text:p>
          </table:table-cell>
          <table:table-cell table:formula="of:=[.H97]/[.$H$35]*1024" office:value-type="float" office:value="87.5965814543609" calcext:value-type="float">
            <text:p>87.59658145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8]" office:value-type="float" office:value="134" calcext:value-type="float">
            <text:p>134</text:p>
          </table:table-cell>
          <table:table-cell table:formula="of:=[.H98]/[.$H$35]*1024" office:value-type="float" office:value="87.5965814543609" calcext:value-type="float">
            <text:p>87.59658145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9]" office:value-type="float" office:value="109" calcext:value-type="float">
            <text:p>109</text:p>
          </table:table-cell>
          <table:table-cell table:formula="of:=[.H99]/[.$H$35]*1024" office:value-type="float" office:value="87.8108397012978" calcext:value-type="float">
            <text:p>87.81083970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0]" office:value-type="float" office:value="131" calcext:value-type="float">
            <text:p>131</text:p>
          </table:table-cell>
          <table:table-cell table:formula="of:=[.H100]/[.$H$35]*1024" office:value-type="float" office:value="88.5462666569999" calcext:value-type="float">
            <text:p>88.54626665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1]" office:value-type="float" office:value="119" calcext:value-type="float">
            <text:p>119</text:p>
          </table:table-cell>
          <table:table-cell table:formula="of:=[.H101]/[.$H$35]*1024" office:value-type="float" office:value="88.9496898426738" calcext:value-type="float">
            <text:p>88.94968984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.442281737113" calcext:value-type="float">
            <text:p>71.4422817371</text:p>
          </table:table-cell>
          <table:table-cell table:number-columns-repeated="10"/>
        </table:table-row>
        <table:table-row table:style-name="ro1">
          <table:table-cell table:formula="of:=[.G102]" office:value-type="float" office:value="80" calcext:value-type="float">
            <text:p>80</text:p>
          </table:table-cell>
          <table:table-cell table:formula="of:=[.H102]/[.$H$35]*1024" office:value-type="float" office:value="99.0024551584137" calcext:value-type="float">
            <text:p>99.002455158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1.4893502501269" calcext:value-type="float">
            <text:p>71.4893502501</text:p>
          </table:table-cell>
          <table:table-cell table:number-columns-repeated="10"/>
        </table:table-row>
        <table:table-row table:style-name="ro1">
          <table:table-cell table:formula="of:=[.G103]" office:value-type="float" office:value="85" calcext:value-type="float">
            <text:p>85</text:p>
          </table:table-cell>
          <table:table-cell table:formula="of:=[.H103]/[.$H$35]*1024" office:value-type="float" office:value="99.0024551584137" calcext:value-type="float">
            <text:p>99.00245515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.7036084970637" calcext:value-type="float">
            <text:p>71.7036084971</text:p>
          </table:table-cell>
          <table:table-cell table:number-columns-repeated="10"/>
        </table:table-row>
        <table:table-row table:style-name="ro1">
          <table:table-cell table:formula="of:=[.G104]" office:value-type="float" office:value="97" calcext:value-type="float">
            <text:p>97</text:p>
          </table:table-cell>
          <table:table-cell table:formula="of:=[.H104]/[.$H$35]*1024" office:value-type="float" office:value="99.0024551584137" calcext:value-type="float">
            <text:p>99.002455158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2.0682781120858" calcext:value-type="float">
            <text:p>72.0682781121</text:p>
          </table:table-cell>
          <table:table-cell table:number-columns-repeated="10"/>
        </table:table-row>
        <table:table-row table:style-name="ro1">
          <table:table-cell table:formula="of:=[.G105]" office:value-type="float" office:value="105" calcext:value-type="float">
            <text:p>105</text:p>
          </table:table-cell>
          <table:table-cell table:formula="of:=[.H105]/[.$H$35]*1024" office:value-type="float" office:value="99.0024551584137" calcext:value-type="float">
            <text:p>99.00245515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.1010924381933" calcext:value-type="float">
            <text:p>72.1010924382</text:p>
          </table:table-cell>
          <table:table-cell table:number-columns-repeated="10"/>
        </table:table-row>
        <table:table-row table:style-name="ro1">
          <table:table-cell table:formula="of:=[.K36]" office:value-type="float" office:value="157" calcext:value-type="float">
            <text:p>157</text:p>
          </table:table-cell>
          <table:table-cell table:formula="of:=[.L36]/[.$L$35]*1024" office:value-type="float" office:value="57.0105244244806" calcext:value-type="float">
            <text:p>57.01052442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.1777086928152" calcext:value-type="float">
            <text:p>72.1777086928</text:p>
          </table:table-cell>
          <table:table-cell table:number-columns-repeated="10"/>
        </table:table-row>
        <table:table-row table:style-name="ro1">
          <table:table-cell table:formula="of:=[.K37]" office:value-type="float" office:value="150" calcext:value-type="float">
            <text:p>150</text:p>
          </table:table-cell>
          <table:table-cell table:formula="of:=[.L37]/[.$L$35]*1024" office:value-type="float" office:value="60.7586226328416" calcext:value-type="float">
            <text:p>60.75862263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.2218075835569" calcext:value-type="float">
            <text:p>72.2218075836</text:p>
          </table:table-cell>
          <table:table-cell table:number-columns-repeated="10"/>
        </table:table-row>
        <table:table-row table:style-name="ro1">
          <table:table-cell table:formula="of:=[.K38]" office:value-type="float" office:value="175" calcext:value-type="float">
            <text:p>175</text:p>
          </table:table-cell>
          <table:table-cell table:formula="of:=[.L38]/[.$L$35]*1024" office:value-type="float" office:value="60.923060589046" calcext:value-type="float">
            <text:p>60.9230605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39]" office:value-type="float" office:value="201" calcext:value-type="float">
            <text:p>201</text:p>
          </table:table-cell>
          <table:table-cell table:formula="of:=[.L39]/[.$L$35]*1024" office:value-type="float" office:value="60.923060589046" calcext:value-type="float">
            <text:p>60.92306058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40]" office:value-type="float" office:value="160" calcext:value-type="float">
            <text:p>160</text:p>
          </table:table-cell>
          <table:table-cell table:formula="of:=[.L40]/[.$L$35]*1024" office:value-type="float" office:value="61.0426518299219" calcext:value-type="float">
            <text:p>61.04265182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1]" office:value-type="float" office:value="178" calcext:value-type="float">
            <text:p>178</text:p>
          </table:table-cell>
          <table:table-cell table:formula="of:=[.L41]/[.$L$35]*1024" office:value-type="float" office:value="61.0426518299219" calcext:value-type="float">
            <text:p>61.04265182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2]" office:value-type="float" office:value="204" calcext:value-type="float">
            <text:p>204</text:p>
          </table:table-cell>
          <table:table-cell table:formula="of:=[.L42]/[.$L$35]*1024" office:value-type="float" office:value="61.0426518299219" calcext:value-type="float">
            <text:p>61.04265182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3]" office:value-type="float" office:value="205" calcext:value-type="float">
            <text:p>205</text:p>
          </table:table-cell>
          <table:table-cell table:formula="of:=[.L43]/[.$L$35]*1024" office:value-type="float" office:value="61.0426518299219" calcext:value-type="float">
            <text:p>61.04265182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4]" office:value-type="float" office:value="167" calcext:value-type="float">
            <text:p>167</text:p>
          </table:table-cell>
          <table:table-cell table:formula="of:=[.L44]/[.$L$35]*1024" office:value-type="float" office:value="61.3226040528814" calcext:value-type="float">
            <text:p>61.32260405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2.5603445225839" calcext:value-type="float">
            <text:p>72.5603445226</text:p>
          </table:table-cell>
          <table:table-cell table:number-columns-repeated="10"/>
        </table:table-row>
        <table:table-row table:style-name="ro1">
          <table:table-cell table:formula="of:=[.K45]" office:value-type="float" office:value="188" calcext:value-type="float">
            <text:p>188</text:p>
          </table:table-cell>
          <table:table-cell table:formula="of:=[.L45]/[.$L$35]*1024" office:value-type="float" office:value="61.3226040528814" calcext:value-type="float">
            <text:p>61.32260405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6]" office:value-type="float" office:value="198" calcext:value-type="float">
            <text:p>198</text:p>
          </table:table-cell>
          <table:table-cell table:formula="of:=[.L46]/[.$L$35]*1024" office:value-type="float" office:value="61.3226040528814" calcext:value-type="float">
            <text:p>61.322604052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7]" office:value-type="float" office:value="159" calcext:value-type="float">
            <text:p>159</text:p>
          </table:table-cell>
          <table:table-cell table:formula="of:=[.L47]/[.$L$35]*1024" office:value-type="float" office:value="61.8131999387474" calcext:value-type="float">
            <text:p>61.81319993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8]" office:value-type="float" office:value="168" calcext:value-type="float">
            <text:p>168</text:p>
          </table:table-cell>
          <table:table-cell table:formula="of:=[.L48]/[.$L$35]*1024" office:value-type="float" office:value="61.8131999387474" calcext:value-type="float">
            <text:p>61.813199938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9]" office:value-type="float" office:value="151" calcext:value-type="float">
            <text:p>151</text:p>
          </table:table-cell>
          <table:table-cell table:formula="of:=[.L49]/[.$L$35]*1024" office:value-type="float" office:value="62.7768293604206" calcext:value-type="float">
            <text:p>62.776829360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2.8424586384398" calcext:value-type="float">
            <text:p>72.8424586384</text:p>
          </table:table-cell>
          <table:table-cell table:number-columns-repeated="10"/>
        </table:table-row>
        <table:table-row table:style-name="ro1">
          <table:table-cell table:formula="of:=[.K50]" office:value-type="float" office:value="170" calcext:value-type="float">
            <text:p>170</text:p>
          </table:table-cell>
          <table:table-cell table:formula="of:=[.L50]/[.$L$35]*1024" office:value-type="float" office:value="63.2137973559287" calcext:value-type="float">
            <text:p>63.21379735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1]" office:value-type="float" office:value="191" calcext:value-type="float">
            <text:p>191</text:p>
          </table:table-cell>
          <table:table-cell table:formula="of:=[.L51]/[.$L$35]*1024" office:value-type="float" office:value="63.2137973559287" calcext:value-type="float">
            <text:p>63.21379735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2]" office:value-type="float" office:value="156" calcext:value-type="float">
            <text:p>156</text:p>
          </table:table-cell>
          <table:table-cell table:formula="of:=[.L52]/[.$L$35]*1024" office:value-type="float" office:value="63.6444930835588" calcext:value-type="float">
            <text:p>63.64449308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.0978461538462" calcext:value-type="float">
            <text:p>73.0978461538</text:p>
          </table:table-cell>
          <table:table-cell table:number-columns-repeated="10"/>
        </table:table-row>
        <table:table-row table:style-name="ro1">
          <table:table-cell table:formula="of:=[.K53]" office:value-type="float" office:value="199" calcext:value-type="float">
            <text:p>199</text:p>
          </table:table-cell>
          <table:table-cell table:formula="of:=[.L53]/[.$L$35]*1024" office:value-type="float" office:value="66.5249275687816" calcext:value-type="float">
            <text:p>66.52492756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1403117523381" calcext:value-type="float">
            <text:p>73.1403117523</text:p>
          </table:table-cell>
          <table:table-cell table:number-columns-repeated="10"/>
        </table:table-row>
        <table:table-row table:style-name="ro1">
          <table:table-cell table:formula="of:=[.K54]" office:value-type="float" office:value="208" calcext:value-type="float">
            <text:p>208</text:p>
          </table:table-cell>
          <table:table-cell table:formula="of:=[.L54]/[.$L$35]*1024" office:value-type="float" office:value="66.5249275687816" calcext:value-type="float">
            <text:p>66.524927568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3.1731260784456" calcext:value-type="float">
            <text:p>73.1731260784</text:p>
          </table:table-cell>
          <table:table-cell table:number-columns-repeated="10"/>
        </table:table-row>
        <table:table-row table:style-name="ro1">
          <table:table-cell table:formula="of:=[.K55]" office:value-type="float" office:value="184" calcext:value-type="float">
            <text:p>184</text:p>
          </table:table-cell>
          <table:table-cell table:formula="of:=[.L55]/[.$L$35]*1024" office:value-type="float" office:value="66.7779090398652" calcext:value-type="float">
            <text:p>66.77790903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.4977057927935" calcext:value-type="float">
            <text:p>73.4977057928</text:p>
          </table:table-cell>
          <table:table-cell table:number-columns-repeated="10"/>
        </table:table-row>
        <table:table-row table:style-name="ro1">
          <table:table-cell table:formula="of:=[.K56]" office:value-type="float" office:value="180" calcext:value-type="float">
            <text:p>180</text:p>
          </table:table-cell>
          <table:table-cell table:formula="of:=[.L56]/[.$L$35]*1024" office:value-type="float" office:value="66.9423469960696" calcext:value-type="float">
            <text:p>66.942346996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3.5853096498224" calcext:value-type="float">
            <text:p>73.5853096498</text:p>
          </table:table-cell>
          <table:table-cell table:number-columns-repeated="10"/>
        </table:table-row>
        <table:table-row table:style-name="ro1">
          <table:table-cell table:formula="of:=[.K57]" office:value-type="float" office:value="169" calcext:value-type="float">
            <text:p>169</text:p>
          </table:table-cell>
          <table:table-cell table:formula="of:=[.L57]/[.$L$35]*1024" office:value-type="float" office:value="66.9618955642897" calcext:value-type="float">
            <text:p>66.961895564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.9887328354963" calcext:value-type="float">
            <text:p>73.9887328355</text:p>
          </table:table-cell>
          <table:table-cell table:number-columns-repeated="10"/>
        </table:table-row>
        <table:table-row table:style-name="ro1">
          <table:table-cell table:formula="of:=[.K58]" office:value-type="float" office:value="186" calcext:value-type="float">
            <text:p>186</text:p>
          </table:table-cell>
          <table:table-cell table:formula="of:=[.L58]/[.$L$35]*1024" office:value-type="float" office:value="66.9618955642897" calcext:value-type="float">
            <text:p>66.96189556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4.08435467266" calcext:value-type="float">
            <text:p>74.0843546727</text:p>
          </table:table-cell>
          <table:table-cell table:number-columns-repeated="10"/>
        </table:table-row>
        <table:table-row table:style-name="ro1">
          <table:table-cell table:formula="of:=[.K59]" office:value-type="float" office:value="162" calcext:value-type="float">
            <text:p>162</text:p>
          </table:table-cell>
          <table:table-cell table:formula="of:=[.L59]/[.$L$35]*1024" office:value-type="float" office:value="67.0619382369455" calcext:value-type="float">
            <text:p>67.06193823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4.1183568476764" calcext:value-type="float">
            <text:p>74.1183568477</text:p>
          </table:table-cell>
          <table:table-cell table:number-columns-repeated="10"/>
        </table:table-row>
        <table:table-row table:style-name="ro1">
          <table:table-cell table:formula="of:=[.K60]" office:value-type="float" office:value="176" calcext:value-type="float">
            <text:p>176</text:p>
          </table:table-cell>
          <table:table-cell table:formula="of:=[.L60]/[.$L$35]*1024" office:value-type="float" office:value="67.0619382369455" calcext:value-type="float">
            <text:p>67.06193823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4.1228112810846" calcext:value-type="float">
            <text:p>74.1228112811</text:p>
          </table:table-cell>
          <table:table-cell table:number-columns-repeated="10"/>
        </table:table-row>
        <table:table-row table:style-name="ro1">
          <table:table-cell table:formula="of:=[.K61]" office:value-type="float" office:value="152" calcext:value-type="float">
            <text:p>152</text:p>
          </table:table-cell>
          <table:table-cell table:formula="of:=[.L61]/[.$L$35]*1024" office:value-type="float" office:value="67.0889089888214" calcext:value-type="float">
            <text:p>67.08890898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4.1801259762136" calcext:value-type="float">
            <text:p>74.1801259762</text:p>
          </table:table-cell>
          <table:table-cell table:number-columns-repeated="10"/>
        </table:table-row>
        <table:table-row table:style-name="ro1">
          <table:table-cell table:formula="of:=[.K62]" office:value-type="float" office:value="163" calcext:value-type="float">
            <text:p>163</text:p>
          </table:table-cell>
          <table:table-cell table:formula="of:=[.L62]/[.$L$35]*1024" office:value-type="float" office:value="67.0889089888214" calcext:value-type="float">
            <text:p>67.08890898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4.7300990357428" calcext:value-type="float">
            <text:p>74.7300990357</text:p>
          </table:table-cell>
          <table:table-cell table:number-columns-repeated="10"/>
        </table:table-row>
        <table:table-row table:style-name="ro1">
          <table:table-cell table:formula="of:=[.K63]" office:value-type="float" office:value="164" calcext:value-type="float">
            <text:p>164</text:p>
          </table:table-cell>
          <table:table-cell table:formula="of:=[.L63]/[.$L$35]*1024" office:value-type="float" office:value="67.0889089888214" calcext:value-type="float">
            <text:p>67.088908988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5.0477896993518" calcext:value-type="float">
            <text:p>75.0477896994</text:p>
          </table:table-cell>
          <table:table-cell table:number-columns-repeated="10"/>
        </table:table-row>
        <table:table-row table:style-name="ro1">
          <table:table-cell table:formula="of:=[.K64]" office:value-type="float" office:value="187" calcext:value-type="float">
            <text:p>187</text:p>
          </table:table-cell>
          <table:table-cell table:formula="of:=[.L64]/[.$L$35]*1024" office:value-type="float" office:value="67.0889089888214" calcext:value-type="float">
            <text:p>67.08890898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5]" office:value-type="float" office:value="189" calcext:value-type="float">
            <text:p>189</text:p>
          </table:table-cell>
          <table:table-cell table:formula="of:=[.L65]/[.$L$35]*1024" office:value-type="float" office:value="67.0889089888214" calcext:value-type="float">
            <text:p>67.088908988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6]" office:value-type="float" office:value="210" calcext:value-type="float">
            <text:p>210</text:p>
          </table:table-cell>
          <table:table-cell table:formula="of:=[.L66]/[.$L$35]*1024" office:value-type="float" office:value="67.0889089888214" calcext:value-type="float">
            <text:p>67.088908988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7]" office:value-type="float" office:value="174" calcext:value-type="float">
            <text:p>174</text:p>
          </table:table-cell>
          <table:table-cell table:formula="of:=[.L67]/[.$L$35]*1024" office:value-type="float" office:value="67.1263335204941" calcext:value-type="float">
            <text:p>67.12633352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.7831660307692" calcext:value-type="float">
            <text:p>77.7831660308</text:p>
          </table:table-cell>
          <table:table-cell table:number-columns-repeated="10"/>
        </table:table-row>
        <table:table-row table:style-name="ro1">
          <table:table-cell table:formula="of:=[.K68]" office:value-type="float" office:value="143" calcext:value-type="float">
            <text:p>143</text:p>
          </table:table-cell>
          <table:table-cell table:formula="of:=[.L68]/[.$L$35]*1024" office:value-type="float" office:value="67.24592476137" calcext:value-type="float">
            <text:p>67.24592476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69]" office:value-type="float" office:value="154" calcext:value-type="float">
            <text:p>154</text:p>
          </table:table-cell>
          <table:table-cell table:formula="of:=[.L69]/[.$L$35]*1024" office:value-type="float" office:value="67.24592476137" calcext:value-type="float">
            <text:p>67.24592476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70]" office:value-type="float" office:value="182" calcext:value-type="float">
            <text:p>182</text:p>
          </table:table-cell>
          <table:table-cell table:formula="of:=[.L70]/[.$L$35]*1024" office:value-type="float" office:value="67.3335274360676" calcext:value-type="float">
            <text:p>67.33352743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7.9797740307692" calcext:value-type="float">
            <text:p>77.9797740308</text:p>
          </table:table-cell>
          <table:table-cell table:number-columns-repeated="10"/>
        </table:table-row>
        <table:table-row table:style-name="ro1">
          <table:table-cell table:formula="of:=[.K71]" office:value-type="float" office:value="153" calcext:value-type="float">
            <text:p>153</text:p>
          </table:table-cell>
          <table:table-cell table:formula="of:=[.L71]/[.$L$35]*1024" office:value-type="float" office:value="67.5258769843295" calcext:value-type="float">
            <text:p>67.52587698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2]" office:value-type="float" office:value="193" calcext:value-type="float">
            <text:p>193</text:p>
          </table:table-cell>
          <table:table-cell table:formula="of:=[.L72]/[.$L$35]*1024" office:value-type="float" office:value="67.5258769843295" calcext:value-type="float">
            <text:p>67.525876984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3]" office:value-type="float" office:value="161" calcext:value-type="float">
            <text:p>161</text:p>
          </table:table-cell>
          <table:table-cell table:formula="of:=[.L73]/[.$L$35]*1024" office:value-type="float" office:value="67.5795048746874" calcext:value-type="float">
            <text:p>67.57950487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4]" office:value-type="float" office:value="158" calcext:value-type="float">
            <text:p>158</text:p>
          </table:table-cell>
          <table:table-cell table:formula="of:=[.L74]/[.$L$35]*1024" office:value-type="float" office:value="67.7704954315757" calcext:value-type="float">
            <text:p>67.770495431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5]" office:value-type="float" office:value="185" calcext:value-type="float">
            <text:p>185</text:p>
          </table:table-cell>
          <table:table-cell table:formula="of:=[.L75]/[.$L$35]*1024" office:value-type="float" office:value="67.7704954315757" calcext:value-type="float">
            <text:p>67.77049543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6]" office:value-type="float" office:value="165" calcext:value-type="float">
            <text:p>165</text:p>
          </table:table-cell>
          <table:table-cell table:formula="of:=[.L76]/[.$L$35]*1024" office:value-type="float" office:value="67.9333653208106" calcext:value-type="float">
            <text:p>67.93336532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7]" office:value-type="float" office:value="173" calcext:value-type="float">
            <text:p>173</text:p>
          </table:table-cell>
          <table:table-cell table:formula="of:=[.L77]/[.$L$35]*1024" office:value-type="float" office:value="67.9333653208106" calcext:value-type="float">
            <text:p>67.933365320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79.1107557551937" calcext:value-type="float">
            <text:p>79.1107557552</text:p>
          </table:table-cell>
          <table:table-cell table:number-columns-repeated="10"/>
        </table:table-row>
        <table:table-row table:style-name="ro1">
          <table:table-cell table:formula="of:=[.K78]" office:value-type="float" office:value="179" calcext:value-type="float">
            <text:p>179</text:p>
          </table:table-cell>
          <table:table-cell table:formula="of:=[.L78]/[.$L$35]*1024" office:value-type="float" office:value="67.9333653208106" calcext:value-type="float">
            <text:p>67.93336532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79]" office:value-type="float" office:value="190" calcext:value-type="float">
            <text:p>190</text:p>
          </table:table-cell>
          <table:table-cell table:formula="of:=[.L79]/[.$L$35]*1024" office:value-type="float" office:value="67.9565727119596" calcext:value-type="float">
            <text:p>67.9565727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80]" office:value-type="float" office:value="146" calcext:value-type="float">
            <text:p>146</text:p>
          </table:table-cell>
          <table:table-cell table:formula="of:=[.L80]/[.$L$35]*1024" office:value-type="float" office:value="68.0164728701955" calcext:value-type="float">
            <text:p>68.01647287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1]" office:value-type="float" office:value="196" calcext:value-type="float">
            <text:p>196</text:p>
          </table:table-cell>
          <table:table-cell table:formula="of:=[.L81]/[.$L$35]*1024" office:value-type="float" office:value="68.0529565616865" calcext:value-type="float">
            <text:p>68.05295656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2]" office:value-type="float" office:value="195" calcext:value-type="float">
            <text:p>195</text:p>
          </table:table-cell>
          <table:table-cell table:formula="of:=[.L82]/[.$L$35]*1024" office:value-type="float" office:value="68.2011911592058" calcext:value-type="float">
            <text:p>68.20119115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3]" office:value-type="float" office:value="171" calcext:value-type="float">
            <text:p>171</text:p>
          </table:table-cell>
          <table:table-cell table:formula="of:=[.L83]/[.$L$35]*1024" office:value-type="float" office:value="68.332908784646" calcext:value-type="float">
            <text:p>68.332908784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4]" office:value-type="float" office:value="177" calcext:value-type="float">
            <text:p>177</text:p>
          </table:table-cell>
          <table:table-cell table:formula="of:=[.L84]/[.$L$35]*1024" office:value-type="float" office:value="68.332908784646" calcext:value-type="float">
            <text:p>68.3329087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5]" office:value-type="float" office:value="202" calcext:value-type="float">
            <text:p>202</text:p>
          </table:table-cell>
          <table:table-cell table:formula="of:=[.L85]/[.$L$35]*1024" office:value-type="float" office:value="68.332908784646" calcext:value-type="float">
            <text:p>68.3329087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6]" office:value-type="float" office:value="206" calcext:value-type="float">
            <text:p>206</text:p>
          </table:table-cell>
          <table:table-cell table:formula="of:=[.L86]/[.$L$35]*1024" office:value-type="float" office:value="68.332908784646" calcext:value-type="float">
            <text:p>68.33290878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.5789997824984" calcext:value-type="float">
            <text:p>84.5789997825</text:p>
          </table:table-cell>
          <table:table-cell table:number-columns-repeated="10"/>
        </table:table-row>
        <table:table-row table:style-name="ro1">
          <table:table-cell table:formula="of:=[.K87]" office:value-type="float" office:value="148" calcext:value-type="float">
            <text:p>148</text:p>
          </table:table-cell>
          <table:table-cell table:formula="of:=[.L87]/[.$L$35]*1024" office:value-type="float" office:value="68.4313833903323" calcext:value-type="float">
            <text:p>68.43138339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.8459303384615" calcext:value-type="float">
            <text:p>84.8459303385</text:p>
          </table:table-cell>
          <table:table-cell table:number-columns-repeated="10"/>
        </table:table-row>
        <table:table-row table:style-name="ro1">
          <table:table-cell table:formula="of:=[.K88]" office:value-type="float" office:value="155" calcext:value-type="float">
            <text:p>155</text:p>
          </table:table-cell>
          <table:table-cell table:formula="of:=[.L88]/[.$L$35]*1024" office:value-type="float" office:value="68.4313833903323" calcext:value-type="float">
            <text:p>68.431383390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89]" office:value-type="float" office:value="145" calcext:value-type="float">
            <text:p>145</text:p>
          </table:table-cell>
          <table:table-cell table:formula="of:=[.L89]/[.$L$35]*1024" office:value-type="float" office:value="68.4471685978255" calcext:value-type="float">
            <text:p>68.447168597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90]" office:value-type="float" office:value="181" calcext:value-type="float">
            <text:p>181</text:p>
          </table:table-cell>
          <table:table-cell table:formula="of:=[.L90]/[.$L$35]*1024" office:value-type="float" office:value="68.4471685978255" calcext:value-type="float">
            <text:p>68.447168597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1]" office:value-type="float" office:value="142" calcext:value-type="float">
            <text:p>142</text:p>
          </table:table-cell>
          <table:table-cell table:formula="of:=[.L91]/[.$L$35]*1024" office:value-type="float" office:value="68.823504670512" calcext:value-type="float">
            <text:p>68.82350467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2]" office:value-type="float" office:value="209" calcext:value-type="float">
            <text:p>209</text:p>
          </table:table-cell>
          <table:table-cell table:formula="of:=[.L92]/[.$L$35]*1024" office:value-type="float" office:value="68.823504670512" calcext:value-type="float">
            <text:p>68.82350467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3]" office:value-type="float" office:value="147" calcext:value-type="float">
            <text:p>147</text:p>
          </table:table-cell>
          <table:table-cell table:formula="of:=[.L93]/[.$L$35]*1024" office:value-type="float" office:value="69.2019314991578" calcext:value-type="float">
            <text:p>69.201931499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7.8108397012978" calcext:value-type="float">
            <text:p>87.8108397013</text:p>
          </table:table-cell>
          <table:table-cell table:number-columns-repeated="10"/>
        </table:table-row>
        <table:table-row table:style-name="ro1">
          <table:table-cell table:formula="of:=[.K94]" office:value-type="float" office:value="200" calcext:value-type="float">
            <text:p>200</text:p>
          </table:table-cell>
          <table:table-cell table:formula="of:=[.L94]/[.$L$35]*1024" office:value-type="float" office:value="69.2019314991578" calcext:value-type="float">
            <text:p>69.20193149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8.5462666569999" calcext:value-type="float">
            <text:p>88.546266657</text:p>
          </table:table-cell>
          <table:table-cell table:number-columns-repeated="10"/>
        </table:table-row>
        <table:table-row table:style-name="ro1">
          <table:table-cell table:formula="of:=[.K95]" office:value-type="float" office:value="207" calcext:value-type="float">
            <text:p>207</text:p>
          </table:table-cell>
          <table:table-cell table:formula="of:=[.L95]/[.$L$35]*1024" office:value-type="float" office:value="69.2019314991578" calcext:value-type="float">
            <text:p>69.20193149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8.7695202461538" calcext:value-type="float">
            <text:p>88.7695202462</text:p>
          </table:table-cell>
          <table:table-cell table:number-columns-repeated="10"/>
        </table:table-row>
        <table:table-row table:style-name="ro1">
          <table:table-cell table:formula="of:=[.K96]" office:value-type="float" office:value="183" calcext:value-type="float">
            <text:p>183</text:p>
          </table:table-cell>
          <table:table-cell table:formula="of:=[.L96]/[.$L$35]*1024" office:value-type="float" office:value="74.1801259762136" calcext:value-type="float">
            <text:p>74.180125976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8.9496898426738" calcext:value-type="float">
            <text:p>88.9496898427</text:p>
          </table:table-cell>
          <table:table-cell table:number-columns-repeated="10"/>
        </table:table-row>
        <table:table-row table:style-name="ro1">
          <table:table-cell table:formula="of:=[.K97]" office:value-type="float" office:value="166" calcext:value-type="float">
            <text:p>166</text:p>
          </table:table-cell>
          <table:table-cell table:formula="of:=[.L97]/[.$L$35]*1024" office:value-type="float" office:value="75.0477896993518" calcext:value-type="float">
            <text:p>75.0477896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0179810461539" calcext:value-type="float">
            <text:p>90.0179810462</text:p>
          </table:table-cell>
          <table:table-cell table:number-columns-repeated="10"/>
        </table:table-row>
        <table:table-row table:style-name="ro1">
          <table:table-cell table:formula="of:=[.K98]" office:value-type="float" office:value="144" calcext:value-type="float">
            <text:p>144</text:p>
          </table:table-cell>
          <table:table-cell table:formula="of:=[.L98]/[.$L$35]*1024" office:value-type="float" office:value="75.802552600684" calcext:value-type="float">
            <text:p>75.80255260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99]" office:value-type="float" office:value="149" calcext:value-type="float">
            <text:p>149</text:p>
          </table:table-cell>
          <table:table-cell table:formula="of:=[.L99]/[.$L$35]*1024" office:value-type="float" office:value="75.802552600684" calcext:value-type="float">
            <text:p>75.8025526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100]" office:value-type="float" office:value="203" calcext:value-type="float">
            <text:p>203</text:p>
          </table:table-cell>
          <table:table-cell table:formula="of:=[.L100]/[.$L$35]*1024" office:value-type="float" office:value="75.802552600684" calcext:value-type="float">
            <text:p>75.8025526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1]" office:value-type="float" office:value="141" calcext:value-type="float">
            <text:p>141</text:p>
          </table:table-cell>
          <table:table-cell table:formula="of:=[.L101]/[.$L$35]*1024" office:value-type="float" office:value="78.4665938441121" calcext:value-type="float">
            <text:p>78.46659384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2]" office:value-type="float" office:value="172" calcext:value-type="float">
            <text:p>172</text:p>
          </table:table-cell>
          <table:table-cell table:formula="of:=[.L102]/[.$L$35]*1024" office:value-type="float" office:value="78.4665938441121" calcext:value-type="float">
            <text:p>78.46659384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3]" office:value-type="float" office:value="192" calcext:value-type="float">
            <text:p>192</text:p>
          </table:table-cell>
          <table:table-cell table:formula="of:=[.L103]/[.$L$35]*1024" office:value-type="float" office:value="78.4665938441121" calcext:value-type="float">
            <text:p>78.46659384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4]" office:value-type="float" office:value="197" calcext:value-type="float">
            <text:p>197</text:p>
          </table:table-cell>
          <table:table-cell table:formula="of:=[.L104]/[.$L$35]*1024" office:value-type="float" office:value="78.4665938441121" calcext:value-type="float">
            <text:p>78.46659384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5]" office:value-type="float" office:value="194" calcext:value-type="float">
            <text:p>194</text:p>
          </table:table-cell>
          <table:table-cell table:formula="of:=[.L105]/[.$L$35]*1024" office:value-type="float" office:value="79.1107557551937" calcext:value-type="float">
            <text:p>79.110755755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334.97pt" svg:height="178.95pt" svg:x="514.94pt" svg:y="192.73pt">
            <loext:p draw:notify-on-update-of-ranges="Sheet2.R1:Sheet2.R1 Sheet2.R2:Sheet2.R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0.94pt" svg:height="176.8pt" svg:x="985.52pt" svg:y="196.5pt">
            <loext:p draw:notify-on-update-of-ranges="Sheet2.S1:Sheet2.S1 Sheet2.S2:Sheet2.S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47.81pt" svg:height="215.77pt" svg:x="992.44pt" svg:y="384.75pt">
            <loext:p draw:notify-on-update-of-ranges="Sheet2.T1:Sheet2.T1 Sheet2.T2:Sheet2.T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34.89pt" svg:height="214.27pt" svg:x="516.59pt" svg:y="380.24pt">
            <loext:p draw:notify-on-update-of-ranges="Sheet2.U1:Sheet2.U1 Sheet2.U2:Sheet2.U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50.65pt" svg:height="220.28pt" svg:x="444.22pt" svg:y="651.29pt">
            <loext:p draw:notify-on-update-of-ranges="Sheet2.V1:Sheet2.V1 Sheet2.V2:Sheet2.V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95.6pt" svg:height="202.99pt" svg:x="921.8pt" svg:y="664.84pt">
            <loext:p draw:notify-on-update-of-ranges="Sheet2.W1:Sheet2.W1 Sheet2.W2:Sheet2.W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45.74pt" svg:height="185.64pt" svg:x="442.12pt" svg:y="968.29pt">
            <loext:p draw:notify-on-update-of-ranges="Sheet2.X1:Sheet2.X1 Sheet2.X2:Sheet2.X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51.35pt" svg:height="166.82pt" svg:x="1340.39pt" svg:y="3.77pt">
            <loext:p draw:notify-on-update-of-ranges="Sheet2.Y1:Sheet2.Y1 Sheet2.Y2:Sheet2.Y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6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" table:default-cell-style-name="ce7"/>
        <table:table-column table:style-name="co11" table:default-cell-style-name="ce7"/>
        <table:table-column table:style-name="co19" table:number-columns-repeated="2" table:default-cell-style-name="ce7"/>
        <table:table-column table:style-name="co1" table:number-columns-repeated="1007" table:default-cell-style-name="ce7"/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264.1" calcext:value-type="float">
            <text:p>264.1</text:p>
          </table:table-cell>
          <table:table-cell table:style-name="ce4" office:value-type="float" office:value="33804.8" calcext:value-type="float">
            <text:p>33804.8</text:p>
          </table:table-cell>
          <table:table-cell table:style-name="ce6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1.796875" calcext:value-type="float">
            <text:p>341.796875</text:p>
          </table:table-cell>
          <table:table-cell table:style-name="ce4" office:value-type="float" office:value="98.90318629" calcext:value-type="float">
            <text:p>98.90318629</text:p>
          </table:table-cell>
          <table:table-cell table:style-name="ce6"/>
          <table:table-cell table:style-name="ce4"/>
          <table:table-cell table:style-name="Default" office:value-type="string" calcext:value-type="string">
            <text:p>avgCPUPower</text:p>
          </table:table-cell>
          <table:table-cell table:style-name="Default" office:value-type="string" calcext:value-type="string">
            <text:p>avgACPower</text:p>
          </table:table-cell>
          <table:table-cell table:style-name="Default" office:value-type="string" calcext:value-type="string">
            <text:p>avgTotalEnergy</text:p>
          </table:table-cell>
          <table:table-cell table:style-name="Default" office:value-type="string" calcext:value-type="string">
            <text:p>avgTP</text:p>
          </table:table-cell>
          <table:table-cell table:style-name="Default" office:value-type="string" calcext:value-type="string">
            <text:p>avgRT</text:p>
          </table:table-cell>
          <table:table-cell table:style-name="Default" office:value-type="string" calcext:value-type="string">
            <text:p>avgEpTP</text:p>
          </table:table-cell>
          <table:table-cell table:style-name="Default" office:value-type="string" calcext:value-type="string">
            <text:p>avgTPpE</text:p>
          </table:table-cell>
          <table:table-cell table:style-name="Default" office:value-type="string" calcext:value-type="string">
            <text:p>avgEpRT</text:p>
          </table:table-cell>
          <table:table-cell table:style-name="Default"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table:number-columns-repeated="99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25" calcext:value-type="float">
            <text:p>0.25</text:p>
          </table:table-cell>
          <table:table-cell table:style-name="ce6" table:number-columns-repeated="3"/>
          <table:table-cell table:style-name="ce4" office:value-type="float" office:value="400000" calcext:value-type="float">
            <text:p>400000</text:p>
          </table:table-cell>
          <table:table-cell table:style-name="ce4" office:value-type="float" office:value="390.625" calcext:value-type="float">
            <text:p>390.625</text:p>
          </table:table-cell>
          <table:table-cell table:style-name="ce4" office:value-type="float" office:value="86.540288" calcext:value-type="float">
            <text:p>86.540288</text:p>
          </table:table-cell>
          <table:table-cell table:style-name="ce6"/>
          <table:table-cell table:style-name="ce4" office:value-type="string" calcext:value-type="string">
            <text:p>static</text:p>
          </table:table-cell>
          <table:table-cell table:style-name="Default" table:formula="of:=[default.P2]" office:value-type="float" office:value="26678.3723183612" calcext:value-type="float">
            <text:p>26678.3723183612</text:p>
          </table:table-cell>
          <table:table-cell table:style-name="Default" table:formula="of:=[default.Q2]" office:value-type="float" office:value="36771.6838234442" calcext:value-type="float">
            <text:p>36771.6838234442</text:p>
          </table:table-cell>
          <table:table-cell table:style-name="Default" table:formula="of:=[default.R2]" office:value-type="float" office:value="14676909.8104167" calcext:value-type="float">
            <text:p>14676909.8104167</text:p>
          </table:table-cell>
          <table:table-cell table:style-name="Default" table:formula="of:=[default.S2]" office:value-type="float" office:value="52.2886749121794" calcext:value-type="float">
            <text:p>52.2886749122</text:p>
          </table:table-cell>
          <table:table-cell table:style-name="Default" table:formula="of:=[default.T2]" office:value-type="float" office:value="186.958109791667" calcext:value-type="float">
            <text:p>186.9581097917</text:p>
          </table:table-cell>
          <table:table-cell table:style-name="Default" table:formula="of:=[default.U2]" office:value-type="float" office:value="285781.021302664" calcext:value-type="float">
            <text:p>285781.021302664</text:p>
          </table:table-cell>
          <table:table-cell table:style-name="Default" table:formula="of:=[default.V2]" office:value-type="float" office:value="0.000176750447496143" calcext:value-type="float">
            <text:p>0.0001767504</text:p>
          </table:table-cell>
          <table:table-cell table:style-name="Default" table:formula="of:=[default.W2]" office:value-type="float" office:value="63450.0561418054" calcext:value-type="float">
            <text:p>63450.0561418054</text:p>
          </table:table-cell>
          <table:table-cell table:style-name="Default" table:formula="of:=[default.X2]" office:value-type="float" office:value="0.0000158840418002224" calcext:value-type="float">
            <text:p>0.000015884</text:p>
          </table:table-cell>
          <table:table-cell table:style-name="Default" table:formula="of:=[default.Y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.25" calcext:value-type="float">
            <text:p>1.25</text:p>
          </table:table-cell>
          <table:table-cell table:style-name="ce6" table:number-columns-repeated="3"/>
          <table:table-cell table:style-name="ce4" office:value-type="float" office:value="450000" calcext:value-type="float">
            <text:p>450000</text:p>
          </table:table-cell>
          <table:table-cell table:style-name="ce4" office:value-type="float" office:value="439.453125" calcext:value-type="float">
            <text:p>439.453125</text:p>
          </table:table-cell>
          <table:table-cell table:style-name="ce4" office:value-type="float" office:value="76.92470044" calcext:value-type="float">
            <text:p>76.92470044</text:p>
          </table:table-cell>
          <table:table-cell table:style-name="ce6"/>
          <table:table-cell table:style-name="ce4" office:value-type="string" calcext:value-type="string">
            <text:p>unl</text:p>
          </table:table-cell>
          <table:table-cell table:style-name="Default" table:formula="of:=[optimized.P2]" office:value-type="float" office:value="27972.9966890965" calcext:value-type="float">
            <text:p>27972.9966890965</text:p>
          </table:table-cell>
          <table:table-cell table:style-name="Default" table:formula="of:=[optimized.Q2]" office:value-type="float" office:value="38556.0664593854" calcext:value-type="float">
            <text:p>38556.0664593854</text:p>
          </table:table-cell>
          <table:table-cell table:style-name="Default" table:formula="of:=[optimized.R2]" office:value-type="float" office:value="28178823.0104167" calcext:value-type="float">
            <text:p>28178823.0104167</text:p>
          </table:table-cell>
          <table:table-cell table:style-name="Default" table:formula="of:=[optimized.S2]" office:value-type="float" office:value="40.025628212929" calcext:value-type="float">
            <text:p>40.0256282129</text:p>
          </table:table-cell>
          <table:table-cell table:style-name="Default" table:formula="of:=[optimized.T2]" office:value-type="float" office:value="288.08734625" calcext:value-type="float">
            <text:p>288.08734625</text:p>
          </table:table-cell>
          <table:table-cell table:style-name="Default" table:formula="of:=[optimized.U2]" office:value-type="float" office:value="876033.086621778" calcext:value-type="float">
            <text:p>876033.086621778</text:p>
          </table:table-cell>
          <table:table-cell table:style-name="Default" table:formula="of:=[optimized.V2]" office:value-type="float" office:value="0.00011254364663693" calcext:value-type="float">
            <text:p>0.0001125436</text:p>
          </table:table-cell>
          <table:table-cell table:style-name="Default" table:formula="of:=[optimized.W2]" office:value-type="float" office:value="66529.063148482" calcext:value-type="float">
            <text:p>66529.063148482</text:p>
          </table:table-cell>
          <table:table-cell table:style-name="Default" table:formula="of:=[optimized.X2]" office:value-type="float" office:value="0.0000154023107629364" calcext:value-type="float">
            <text:p>1.54023107629364E-05</text:p>
          </table:table-cell>
          <table:table-cell table:style-name="Default" table:formula="of:=[optimized.Y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.25" calcext:value-type="float">
            <text:p>6.25</text:p>
          </table:table-cell>
          <table:table-cell table:style-name="ce6" table:number-columns-repeated="3"/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488.28125" calcext:value-type="float">
            <text:p>488.28125</text:p>
          </table:table-cell>
          <table:table-cell table:style-name="ce4" office:value-type="float" office:value="69.2322304" calcext:value-type="float">
            <text:p>69.2322304</text:p>
          </table:table-cell>
          <table:table-cell table:style-name="ce6"/>
          <table:table-cell table:style-name="ce4" office:value-type="string" calcext:value-type="string">
            <text:p>gmc</text:p>
          </table:table-cell>
          <table:table-cell table:style-name="ce6" table:formula="of:=[gmc.P2]" office:value-type="float" office:value="2154.57053439048" calcext:value-type="float">
            <text:p>2154.5705343905</text:p>
          </table:table-cell>
          <table:table-cell table:style-name="ce6" table:formula="of:=[gmc.Q2]" office:value-type="float" office:value="1776.96052051062" calcext:value-type="float">
            <text:p>1776.9605205106</text:p>
          </table:table-cell>
          <table:table-cell table:style-name="ce6" table:formula="of:=[gmc.R2]" office:value-type="float" office:value="6094811.33874293" calcext:value-type="float">
            <text:p>6094811.33874293</text:p>
          </table:table-cell>
          <table:table-cell table:style-name="ce6" table:formula="of:=[gmc.S2]" office:value-type="float" office:value="47.1007833332772" calcext:value-type="float">
            <text:p>47.1007833333</text:p>
          </table:table-cell>
          <table:table-cell table:style-name="ce6" table:formula="of:=[gmc.T2]" office:value-type="float" office:value="695.907084791667" calcext:value-type="float">
            <text:p>695.9070847917</text:p>
          </table:table-cell>
          <table:table-cell table:style-name="ce6" table:formula="of:=[gmc.U2]" office:value-type="float" office:value="551889.346290027" calcext:value-type="float">
            <text:p>551889.346290027</text:p>
          </table:table-cell>
          <table:table-cell table:style-name="ce6" table:formula="of:=[gmc.V2]" office:value-type="float" office:value="0.00464333631796464" calcext:value-type="float">
            <text:p>0.0046433363</text:p>
          </table:table-cell>
          <table:table-cell table:style-name="ce6" table:formula="of:=[gmc.W2]" office:value-type="float" office:value="3931.53105490111" calcext:value-type="float">
            <text:p>3931.5310549011</text:p>
          </table:table-cell>
          <table:table-cell table:style-name="ce6" table:formula="of:=[gmc.X2]" office:value-type="float" office:value="0.000368374338792989" calcext:value-type="float">
            <text:p>0.0003683743</text:p>
          </table:table-cell>
          <table:table-cell table:style-name="ce6" table:formula="of:=[gmc.Y2]" office:value-type="float" office:value="7.32565625" calcext:value-type="float">
            <text:p>7.32565625</text:p>
          </table:table-cell>
          <table:table-cell table:number-columns-repeated="999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2.5" calcext:value-type="float">
            <text:p>12.5</text:p>
          </table:table-cell>
          <table:table-cell table:style-name="ce6" table:number-columns-repeated="3"/>
          <table:table-cell table:style-name="ce4" office:value-type="float" office:value="550000" calcext:value-type="float">
            <text:p>550000</text:p>
          </table:table-cell>
          <table:table-cell table:style-name="ce4" office:value-type="float" office:value="537.109375" calcext:value-type="float">
            <text:p>537.109375</text:p>
          </table:table-cell>
          <table:table-cell table:style-name="ce4" office:value-type="float" office:value="62.93839127" calcext:value-type="float">
            <text:p>62.93839127</text:p>
          </table:table-cell>
          <table:table-cell table:style-name="ce6"/>
          <table:table-cell table:style-name="ce4" office:value-type="string" calcext:value-type="string">
            <text:p>comp</text:p>
          </table:table-cell>
          <table:table-cell table:style-name="ce6" table:formula="of:=[gmc_comp.P2]" office:value-type="float" office:value="2440.15652779549" calcext:value-type="float">
            <text:p>2440.1565277955</text:p>
          </table:table-cell>
          <table:table-cell table:style-name="ce6" table:formula="of:=[gmc_comp.Q2]" office:value-type="float" office:value="2180.34998598237" calcext:value-type="float">
            <text:p>2180.3499859824</text:p>
          </table:table-cell>
          <table:table-cell table:style-name="ce6" table:formula="of:=[gmc_comp.R2]" office:value-type="float" office:value="6010175.80001418" calcext:value-type="float">
            <text:p>6010175.80001418</text:p>
          </table:table-cell>
          <table:table-cell table:style-name="ce6" table:formula="of:=[gmc_comp.S2]" office:value-type="float" office:value="48.2545038016683" calcext:value-type="float">
            <text:p>48.2545038017</text:p>
          </table:table-cell>
          <table:table-cell table:style-name="ce6" table:formula="of:=[gmc_comp.T2]" office:value-type="float" office:value="514.619982708333" calcext:value-type="float">
            <text:p>514.6199827083</text:p>
          </table:table-cell>
          <table:table-cell table:style-name="ce6" table:formula="of:=[gmc_comp.U2]" office:value-type="float" office:value="399811.807885652" calcext:value-type="float">
            <text:p>399811.807885652</text:p>
          </table:table-cell>
          <table:table-cell table:style-name="ce6" table:formula="of:=[gmc_comp.V2]" office:value-type="float" office:value="0.00460374172335592" calcext:value-type="float">
            <text:p>0.0046037417</text:p>
          </table:table-cell>
          <table:table-cell table:style-name="ce6" table:formula="of:=[gmc_comp.W2]" office:value-type="float" office:value="4620.50651377786" calcext:value-type="float">
            <text:p>4620.5065137779</text:p>
          </table:table-cell>
          <table:table-cell table:style-name="ce6" table:formula="of:=[gmc_comp.X2]" office:value-type="float" office:value="0.000361243165983997" calcext:value-type="float">
            <text:p>0.0003612432</text:p>
          </table:table-cell>
          <table:table-cell table:style-name="ce6" table:formula="of:=[gmc_comp.Y2]" office:value-type="float" office:value="8.15765625" calcext:value-type="float">
            <text:p>8.15765625</text:p>
          </table:table-cell>
          <table:table-cell table:number-columns-repeated="999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table:style-name="ce6" table:number-columns-repeated="3"/>
          <table:table-cell table:style-name="ce4" office:value-type="float" office:value="600000" calcext:value-type="float">
            <text:p>600000</text:p>
          </table:table-cell>
          <table:table-cell table:style-name="ce4" office:value-type="float" office:value="585.9375" calcext:value-type="float">
            <text:p>585.9375</text:p>
          </table:table-cell>
          <table:table-cell table:style-name="ce4" office:value-type="float" office:value="57.69352533" calcext:value-type="float">
            <text:p>57.69352533</text:p>
          </table:table-cell>
          <table:table-cell table:style-name="ce6"/>
          <table:table-cell table:style-name="ce4" office:value-type="string" calcext:value-type="string">
            <text:p>cool</text:p>
          </table:table-cell>
          <table:table-cell table:style-name="ce6" table:formula="of:=[gmc_cool.P2]" office:value-type="float" office:value="1829.00126615355" calcext:value-type="float">
            <text:p>1829.0012661536</text:p>
          </table:table-cell>
          <table:table-cell table:style-name="ce6" table:formula="of:=[gmc_cool.Q2]" office:value-type="float" office:value="1314.34757384328" calcext:value-type="float">
            <text:p>1314.3475738433</text:p>
          </table:table-cell>
          <table:table-cell table:style-name="ce6" table:formula="of:=[gmc_cool.R2]" office:value-type="float" office:value="6675102.47952834" calcext:value-type="float">
            <text:p>6675102.47952834</text:p>
          </table:table-cell>
          <table:table-cell table:style-name="ce6" table:formula="of:=[gmc_cool.S2]" office:value-type="float" office:value="45.127364543183" calcext:value-type="float">
            <text:p>45.1273645432</text:p>
          </table:table-cell>
          <table:table-cell table:style-name="ce6" table:formula="of:=[gmc_cool.T2]" office:value-type="float" office:value="1296.838043125" calcext:value-type="float">
            <text:p>1296.838043125</text:p>
          </table:table-cell>
          <table:table-cell table:style-name="ce6" table:formula="of:=[gmc_cool.U2]" office:value-type="float" office:value="1265082.15977774" calcext:value-type="float">
            <text:p>1265082.15977774</text:p>
          </table:table-cell>
          <table:table-cell table:style-name="ce6" table:formula="of:=[gmc_cool.V2]" office:value-type="float" office:value="0.00493371622641182" calcext:value-type="float">
            <text:p>0.0049337162</text:p>
          </table:table-cell>
          <table:table-cell table:style-name="ce6" table:formula="of:=[gmc_cool.W2]" office:value-type="float" office:value="3143.34883999684" calcext:value-type="float">
            <text:p>3143.3488399968</text:p>
          </table:table-cell>
          <table:table-cell table:style-name="ce6" table:formula="of:=[gmc_cool.X2]" office:value-type="float" office:value="0.000393830297549443" calcext:value-type="float">
            <text:p>0.0003938303</text:p>
          </table:table-cell>
          <table:table-cell table:style-name="ce6" table:formula="of:=[gmc_cool.Y2]" office:value-type="float" office:value="7.95209375" calcext:value-type="float">
            <text:p>7.95209375</text:p>
          </table:table-cell>
          <table:table-cell table:number-columns-repeated="999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number-columns-repeated="3"/>
          <table:table-cell table:style-name="ce4" office:value-type="float" office:value="650000" calcext:value-type="float">
            <text:p>650000</text:p>
          </table:table-cell>
          <table:table-cell table:style-name="ce4" office:value-type="float" office:value="634.765625" calcext:value-type="float">
            <text:p>634.765625</text:p>
          </table:table-cell>
          <table:table-cell table:style-name="ce4" office:value-type="float" office:value="53.25556185" calcext:value-type="float">
            <text:p>53.25556185</text:p>
          </table:table-cell>
          <table:table-cell table:style-name="ce6"/>
          <table:table-cell table:style-name="ce4" office:value-type="string" calcext:value-type="string">
            <text:p>eptp</text:p>
          </table:table-cell>
          <table:table-cell table:style-name="ce6" table:formula="of:=[eptp.P2]" office:value-type="float" office:value="3166.45876666914" calcext:value-type="float">
            <text:p>3166.4587666691</text:p>
          </table:table-cell>
          <table:table-cell table:style-name="ce6" table:formula="of:=[eptp.Q2]" office:value-type="float" office:value="3203.53024921617" calcext:value-type="float">
            <text:p>3203.5302492162</text:p>
          </table:table-cell>
          <table:table-cell table:style-name="ce6" table:formula="of:=[eptp.R2]" office:value-type="float" office:value="6773642.67170752" calcext:value-type="float">
            <text:p>6773642.67170752</text:p>
          </table:table-cell>
          <table:table-cell table:style-name="ce6" table:formula="of:=[eptp.S2]" office:value-type="float" office:value="50.2711134899027" calcext:value-type="float">
            <text:p>50.2711134899</text:p>
          </table:table-cell>
          <table:table-cell table:style-name="ce6" table:formula="of:=[eptp.T2]" office:value-type="float" office:value="213.944628541667" calcext:value-type="float">
            <text:p>213.9446285417</text:p>
          </table:table-cell>
          <table:table-cell table:style-name="ce6" table:formula="of:=[eptp.U2]" office:value-type="float" office:value="150564.079781349" calcext:value-type="float">
            <text:p>150564.079781349</text:p>
          </table:table-cell>
          <table:table-cell table:style-name="ce6" table:formula="of:=[eptp.V2]" office:value-type="float" office:value="0.00464035663522818" calcext:value-type="float">
            <text:p>0.0046403566</text:p>
          </table:table-cell>
          <table:table-cell table:style-name="ce6" table:formula="of:=[eptp.W2]" office:value-type="float" office:value="6369.98901588531" calcext:value-type="float">
            <text:p>6369.9890158853</text:p>
          </table:table-cell>
          <table:table-cell table:style-name="ce6" table:formula="of:=[eptp.X2]" office:value-type="float" office:value="0.000357122644425798" calcext:value-type="float">
            <text:p>0.0003571226</text:p>
          </table:table-cell>
          <table:table-cell table:style-name="ce6" table:formula="of:=[eptp.Y2]" office:value-type="float" office:value="8.45533333333333" calcext:value-type="float">
            <text:p>8.4553333333</text:p>
          </table:table-cell>
          <table:table-cell table:number-columns-repeated="999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" calcext:value-type="float">
            <text:p>100</text:p>
          </table:table-cell>
          <table:table-cell table:style-name="ce6" table:number-columns-repeated="3"/>
          <table:table-cell table:style-name="ce4" office:value-type="float" office:value="700000" calcext:value-type="float">
            <text:p>700000</text:p>
          </table:table-cell>
          <table:table-cell table:style-name="ce4" office:value-type="float" office:value="683.59375" calcext:value-type="float">
            <text:p>683.59375</text:p>
          </table:table-cell>
          <table:table-cell table:style-name="ce4" office:value-type="float" office:value="49.45159314" calcext:value-type="float">
            <text:p>49.45159314</text:p>
          </table:table-cell>
          <table:table-cell table:style-name="ce6"/>
          <table:table-cell table:style-name="ce4"/>
          <table:table-cell table:style-name="ce6" table:number-columns-repeated="9"/>
          <table:table-cell table:number-columns-repeated="1000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00" calcext:value-type="float">
            <text:p>600</text:p>
          </table:table-cell>
          <table:table-cell table:style-name="ce6" table:number-columns-repeated="3"/>
          <table:table-cell table:style-name="ce4" office:value-type="float" office:value="750000" calcext:value-type="float">
            <text:p>750000</text:p>
          </table:table-cell>
          <table:table-cell table:style-name="ce4" office:value-type="float" office:value="732.421875" calcext:value-type="float">
            <text:p>732.421875</text:p>
          </table:table-cell>
          <table:table-cell table:style-name="ce4" office:value-type="float" office:value="46.15482027" calcext:value-type="float">
            <text:p>46.15482027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800000" calcext:value-type="float">
            <text:p>800000</text:p>
          </table:table-cell>
          <table:table-cell table:style-name="ce4" office:value-type="float" office:value="781.25" calcext:value-type="float">
            <text:p>781.25</text:p>
          </table:table-cell>
          <table:table-cell table:style-name="ce4" office:value-type="float" office:value="43.270144" calcext:value-type="float">
            <text:p>43.270144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850000" calcext:value-type="float">
            <text:p>850000</text:p>
          </table:table-cell>
          <table:table-cell table:style-name="ce4" office:value-type="float" office:value="830.078125" calcext:value-type="float">
            <text:p>830.078125</text:p>
          </table:table-cell>
          <table:table-cell table:style-name="ce4" office:value-type="float" office:value="40.72484141" calcext:value-type="float">
            <text:p>40.72484141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00" calcext:value-type="float">
            <text:p>400</text:p>
          </table:table-cell>
          <table:table-cell table:style-name="ce6" table:number-columns-repeated="6"/>
          <table:table-cell table:style-name="ce4" office:value-type="float" office:value="900000" calcext:value-type="float">
            <text:p>900000</text:p>
          </table:table-cell>
          <table:table-cell table:style-name="ce4" office:value-type="float" office:value="878.90625" calcext:value-type="float">
            <text:p>878.90625</text:p>
          </table:table-cell>
          <table:table-cell table:style-name="ce4" office:value-type="float" office:value="38.46235022" calcext:value-type="float">
            <text:p>38.46235022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/>
          <table:table-cell table:style-name="ce4" office:value-type="float" office:value="950000" calcext:value-type="float">
            <text:p>950000</text:p>
          </table:table-cell>
          <table:table-cell table:style-name="ce4" office:value-type="float" office:value="927.734375" calcext:value-type="float">
            <text:p>927.734375</text:p>
          </table:table-cell>
          <table:table-cell table:style-name="ce4" office:value-type="float" office:value="36.438016" calcext:value-type="float">
            <text:p>36.438016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976.5625" calcext:value-type="float">
            <text:p>976.5625</text:p>
          </table:table-cell>
          <table:table-cell table:style-name="ce4" office:value-type="float" office:value="34.6161152" calcext:value-type="float">
            <text:p>34.6161152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4" office:value-type="float" office:value="1050000" calcext:value-type="float">
            <text:p>1050000</text:p>
          </table:table-cell>
          <table:table-cell table:style-name="ce4" office:value-type="float" office:value="1025.390625" calcext:value-type="float">
            <text:p>1025.390625</text:p>
          </table:table-cell>
          <table:table-cell table:style-name="ce4" office:value-type="float" office:value="32.96772876" calcext:value-type="float">
            <text:p>32.96772876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4" office:value-type="float" office:value="1100000" calcext:value-type="float">
            <text:p>1100000</text:p>
          </table:table-cell>
          <table:table-cell table:style-name="ce4" office:value-type="float" office:value="1074.21875" calcext:value-type="float">
            <text:p>1074.21875</text:p>
          </table:table-cell>
          <table:table-cell table:style-name="ce4" office:value-type="float" office:value="31.46919564" calcext:value-type="float">
            <text:p>31.46919564</text:p>
          </table:table-cell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61" calcext:value-type="float">
            <text:p>6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2"/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4" office:value-type="float" office:value="75.32822376" calcext:value-type="float">
            <text:p>75.32822376</text:p>
          </table:table-cell>
          <table:table-cell table:style-name="ce4" office:value-type="float" office:value="80.47553131" calcext:value-type="float">
            <text:p>80.47553131</text:p>
          </table:table-cell>
          <table:table-cell table:style-name="Default"/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4" office:value-type="float" office:value="40.97111763" calcext:value-type="float">
            <text:p>40.97111763</text:p>
          </table:table-cell>
          <table:table-cell table:style-name="ce4" office:value-type="float" office:value="430144.5997" calcext:value-type="float">
            <text:p>430144.5997</text:p>
          </table:table-cell>
          <table:table-cell table:style-name="Default"/>
          <table:table-cell table:style-name="ce6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800" calcext:value-type="float">
            <text:p>800</text:p>
          </table:table-cell>
          <table:table-cell table:style-name="ce6" table:number-columns-repeated="2"/>
          <table:table-cell table:style-name="Default" office:value-type="float" office:value="1501" calcext:value-type="float">
            <text:p>1501</text:p>
          </table:table-cell>
          <table:table-cell table:style-name="Default"/>
          <table:table-cell table:style-name="Default" table:formula="of:=SUM([.I13:.I20])" office:value-type="float" office:value="98" calcext:value-type="float">
            <text:p>98</text:p>
          </table:table-cell>
          <table:table-cell table:style-name="ce6"/>
          <table:table-cell table:style-name="ce4" office:value-type="float" office:value="46.35593019" calcext:value-type="float">
            <text:p>46.35593019</text:p>
          </table:table-cell>
          <table:table-cell table:style-name="ce6" table:formula="of:=[.L20]/1024" office:value-type="float" office:value="420.063085644531" calcext:value-type="float">
            <text:p>420.0630856445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11.8984053" calcext:value-type="float">
            <text:p>111.898405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61.0022806" calcext:value-type="float">
            <text:p>161.002280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9.912802178" calcext:value-type="float">
            <text:p>9.91280217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0.70192007" calcext:value-type="float">
            <text:p>10.7019200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39.289701" calcext:value-type="float">
            <text:p>39.28970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2"/>
          <table:table-cell table:style-name="Default" table:number-columns-repeated="3"/>
          <table:table-cell table:style-name="ce6"/>
          <table:table-cell table:style-name="ce4" office:value-type="float" office:value="118.5470849" calcext:value-type="float">
            <text:p>118.547084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184.7837677" calcext:value-type="float">
            <text:p>184.783767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61.57242259" calcext:value-type="float">
            <text:p>61.5724225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89.21110835" calcext:value-type="float">
            <text:p>89.2111083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58.54358641" calcext:value-type="float">
            <text:p>58.5435864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59.96707253" calcext:value-type="float">
            <text:p>59.9670725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0.62710849" calcext:value-type="float">
            <text:p>20.6271084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22.7800667" calcext:value-type="float">
            <text:p>222.780066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73.63914523" calcext:value-type="float">
            <text:p>73.6391452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00.3852755" calcext:value-type="float">
            <text:p>100.385275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55.40479207" calcext:value-type="float">
            <text:p>55.4047920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94.8513563" calcext:value-type="float">
            <text:p>94.85135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1.13863634" calcext:value-type="float">
            <text:p>21.1386363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55.28228323" calcext:value-type="float">
            <text:p>55.2822832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92.2827157" calcext:value-type="float">
            <text:p>192.282715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75.89641485" calcext:value-type="float">
            <text:p>75.8964148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7.30740025" calcext:value-type="float">
            <text:p>27.3074002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16.18080509" calcext:value-type="float">
            <text:p>16.1808050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800" calcext:value-type="float">
            <text:p>800</text:p>
          </table:table-cell>
          <table:table-cell table:style-name="ce6" table:number-columns-repeated="6"/>
          <table:table-cell table:style-name="ce4" office:value-type="float" office:value="242.6351241" calcext:value-type="float">
            <text:p>242.635124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35.46438463" calcext:value-type="float">
            <text:p>35.464384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546.8328891" calcext:value-type="float">
            <text:p>546.832889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70.13544325" calcext:value-type="float">
            <text:p>70.1354432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36.78796481" calcext:value-type="float">
            <text:p>36.7879648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97.17785803" calcext:value-type="float">
            <text:p>97.1778580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800" calcext:value-type="float">
            <text:p>4800</text:p>
          </table:table-cell>
          <table:table-cell table:style-name="ce6" table:number-columns-repeated="6"/>
          <table:table-cell table:style-name="ce4" office:value-type="float" office:value="45.49947533" calcext:value-type="float">
            <text:p>45.4994753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3.71510407" calcext:value-type="float">
            <text:p>13.7151040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5.56047234" calcext:value-type="float">
            <text:p>15.5604723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197.7435035" calcext:value-type="float">
            <text:p>197.743503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800" calcext:value-type="float">
            <text:p>800</text:p>
          </table:table-cell>
          <table:table-cell table:style-name="ce6" table:number-columns-repeated="6"/>
          <table:table-cell table:style-name="ce4" office:value-type="float" office:value="92.80442192" calcext:value-type="float">
            <text:p>92.8044219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0.07283985" calcext:value-type="float">
            <text:p>10.0728398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30.39694301" calcext:value-type="float">
            <text:p>30.3969430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78.0374097" calcext:value-type="float">
            <text:p>78.037409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54.09154936" calcext:value-type="float">
            <text:p>54.0915493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5.20230163" calcext:value-type="float">
            <text:p>15.202301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23.686461" calcext:value-type="float">
            <text:p>23.68646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8.375890195" calcext:value-type="float">
            <text:p>8.37589019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49.8866472" calcext:value-type="float">
            <text:p>149.886647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0.9977573086" calcext:value-type="float">
            <text:p>0.997757308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85.58211742" calcext:value-type="float">
            <text:p>85.5821174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00" calcext:value-type="float">
            <text:p>400</text:p>
          </table:table-cell>
          <table:table-cell table:style-name="ce6" table:number-columns-repeated="6"/>
          <table:table-cell table:style-name="ce4" office:value-type="float" office:value="71.18500659" calcext:value-type="float">
            <text:p>71.18500659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82.04461742" calcext:value-type="float">
            <text:p>82.0446174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26.38965731" calcext:value-type="float">
            <text:p>26.3896573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84.30485621" calcext:value-type="float">
            <text:p>84.3048562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37.3470766" calcext:value-type="float">
            <text:p>137.347076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47.15237617" calcext:value-type="float">
            <text:p>47.1523761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57.5494985" calcext:value-type="float">
            <text:p>157.549498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101.541873" calcext:value-type="float">
            <text:p>101.54187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66.907992" calcext:value-type="float">
            <text:p>166.90799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45.60351176" calcext:value-type="float">
            <text:p>45.6035117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20.44395775" calcext:value-type="float">
            <text:p>20.4439577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00" calcext:value-type="float">
            <text:p>200</text:p>
          </table:table-cell>
          <table:table-cell table:style-name="ce6" table:number-columns-repeated="6"/>
          <table:table-cell table:style-name="ce4" office:value-type="float" office:value="31.32470587" calcext:value-type="float">
            <text:p>31.3247058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89.37989843" calcext:value-type="float">
            <text:p>89.3798984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296.0533347" calcext:value-type="float">
            <text:p>296.053334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97.5238596" calcext:value-type="float">
            <text:p>197.5238596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191.8086687" calcext:value-type="float">
            <text:p>191.808668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0.9149398948" calcext:value-type="float">
            <text:p>0.914939894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50" calcext:value-type="float">
            <text:p>50</text:p>
          </table:table-cell>
          <table:table-cell table:style-name="ce6" table:number-columns-repeated="6"/>
          <table:table-cell table:style-name="ce4" office:value-type="float" office:value="39.81352742" calcext:value-type="float">
            <text:p>39.8135274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7.01751332" calcext:value-type="float">
            <text:p>17.01751332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01.280031" calcext:value-type="float">
            <text:p>101.28003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27.90748758" calcext:value-type="float">
            <text:p>27.9074875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99.87441363" calcext:value-type="float">
            <text:p>99.8744136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52.80789617" calcext:value-type="float">
            <text:p>52.8078961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65.3378651" calcext:value-type="float">
            <text:p>165.337865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45.19429024" calcext:value-type="float">
            <text:p>45.1942902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0" calcext:value-type="float">
            <text:p>100</text:p>
          </table:table-cell>
          <table:table-cell table:style-name="ce6" table:number-columns-repeated="6"/>
          <table:table-cell table:style-name="ce4" office:value-type="float" office:value="154.1049477" calcext:value-type="float">
            <text:p>154.1049477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6" table:number-columns-repeated="6"/>
          <table:table-cell table:style-name="ce4" office:value-type="float" office:value="60.4121675" calcext:value-type="float">
            <text:p>60.412167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400" calcext:value-type="float">
            <text:p>400</text:p>
          </table:table-cell>
          <table:table-cell table:style-name="ce6" table:number-columns-repeated="6"/>
          <table:table-cell table:style-name="ce4" office:value-type="float" office:value="35.96734148" calcext:value-type="float">
            <text:p>35.9673414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41.99306384" calcext:value-type="float">
            <text:p>41.99306384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64.34461451" calcext:value-type="float">
            <text:p>64.3446145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12.5017503" calcext:value-type="float">
            <text:p>112.5017503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22.48725401" calcext:value-type="float">
            <text:p>22.48725401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0" calcext:value-type="float">
            <text:p>10</text:p>
          </table:table-cell>
          <table:table-cell table:style-name="ce6" table:number-columns-repeated="6"/>
          <table:table-cell table:style-name="ce4" office:value-type="float" office:value="19.88170515" calcext:value-type="float">
            <text:p>19.88170515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11.89016248" calcext:value-type="float">
            <text:p>11.89016248</text:p>
          </table:table-cell>
          <table:table-cell table:style-name="ce6" table:number-columns-repeated="3"/>
          <table:table-cell table:style-name="ce4"/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6" table:number-columns-repeated="6"/>
          <table:table-cell table:style-name="ce4" office:value-type="float" office:value="44.73845126" calcext:value-type="float">
            <text:p>44.73845126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30.03077664" calcext:value-type="float">
            <text:p>30.03077664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36.14888875" calcext:value-type="float">
            <text:p>36.1488887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7.27397871" calcext:value-type="float">
            <text:p>67.27397871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2.259077763" calcext:value-type="float">
            <text:p>2.259077763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6.65067335" calcext:value-type="float">
            <text:p>16.6506733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03.8882916" calcext:value-type="float">
            <text:p>103.8882916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6.69010554" calcext:value-type="float">
            <text:p>66.69010554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2.82980003" calcext:value-type="float">
            <text:p>62.82980003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.615257235" calcext:value-type="float">
            <text:p>1.61525723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66.43411829" calcext:value-type="float">
            <text:p>66.43411829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06.4305015" calcext:value-type="float">
            <text:p>106.430501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21.1541875" calcext:value-type="float">
            <text:p>121.1541875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95.912097" calcext:value-type="float">
            <text:p>195.912097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72.8174516" calcext:value-type="float">
            <text:p>172.8174516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0.8977521971" calcext:value-type="float">
            <text:p>0.8977521971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140.8343668" calcext:value-type="float">
            <text:p>140.8343668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4" office:value-type="float" office:value="35.63198087" calcext:value-type="float">
            <text:p>35.63198087</text:p>
          </table:table-cell>
          <table:table-cell table:style-name="ce6" table:number-columns-repeated="7"/>
          <table:table-cell table:number-columns-repeated="1006"/>
        </table:table-row>
        <table:table-row table:style-name="ro1" table:number-rows-repeated="883">
          <table:table-cell table:style-name="ce6" table:number-columns-repeated="18"/>
          <table:table-cell table:number-columns-repeated="100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9"/>
        <table:table-column table:style-name="co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1">
          <table:table-cell table:style-name="ce4" table:number-columns-repeated="2"/>
          <table:table-cell/>
          <table:table-cell table:formula="of:=[eptp.B1]" office:value-type="string" office:string-value="taskNo" calcext:value-type="string">
            <text:p>taskNo</text:p>
          </table:table-cell>
          <table:table-cell table:formula="of:=[eptp.A1]" office:value-type="string" office:string-value="overhead" calcext:value-type="string">
            <text:p>overhead</text:p>
          </table:table-cell>
          <table:table-cell table:style-name="Default" table:formula="of:=[eptp.G1]" office:value-type="string" office:string-value="responseTime" calcext:value-type="string">
            <text:p>responseTime</text:p>
          </table:table-cell>
          <table:table-cell table:style-name="ce10"/>
          <table:table-cell table:style-name="ce10" office:value-type="string" calcext:value-type="string">
            <text:p>schTime</text:p>
          </table:table-cell>
          <table:table-cell table:style-name="ce10" office:value-type="string" calcext:value-type="string">
            <text:p>startTime</text:p>
          </table:table-cell>
          <table:table-cell table:style-name="ce10" office:value-type="string" calcext:value-type="string">
            <text:p>endTime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formula="of:=[eptp.B2]" office:value-type="float" office:value="1" calcext:value-type="float">
            <text:p>1</text:p>
          </table:table-cell>
          <table:table-cell table:formula="of:=[eptp.A2]" office:value-type="float" office:value="9042" calcext:value-type="float">
            <text:p>9042</text:p>
          </table:table-cell>
          <table:table-cell table:style-name="Default" table:formula="of:=[eptp.G2]*1000" office:value-type="float" office:value="2574.55" calcext:value-type="float">
            <text:p>2574.55</text:p>
          </table:table-cell>
          <table:table-cell table:style-name="ce10" office:value-type="time" office:time-value="PT12H00M00S" calcext:value-type="time">
            <text:p>12:00:00 PM</text:p>
          </table:table-cell>
          <table:table-cell table:style-name="ce10" table:formula="of:=[.G2]" office:value-type="time" office:time-value="PT12H00M00S" calcext:value-type="time">
            <text:p>12:00:00 PM</text:p>
          </table:table-cell>
          <table:table-cell table:style-name="ce10" table:formula="of:=[.G2]+[.E2]/[.$G$3]" office:value-type="time" office:time-value="PT12H00M09.042S" calcext:value-type="time">
            <text:p>12:00:09 PM</text:p>
          </table:table-cell>
          <table:table-cell table:style-name="ce10" table:formula="of:=[.I2]+[.F2]/[.$G$3]" office:value-type="time" office:time-value="PT12H00M11.61655S" calcext:value-type="time">
            <text:p>12:00:12 PM</text:p>
          </table:table-cell>
          <table:table-cell table:formula="of:=([.I2]-[.H2])*[.$G$3]/1000" office:value-type="float" office:value="9.04200000000408" calcext:value-type="float">
            <text:p>9.042</text:p>
          </table:table-cell>
          <table:table-cell table:style-name="ce1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formula="of:=[eptp.B3]" office:value-type="float" office:value="2" calcext:value-type="float">
            <text:p>2</text:p>
          </table:table-cell>
          <table:table-cell table:formula="of:=[eptp.A3]" office:value-type="float" office:value="7715" calcext:value-type="float">
            <text:p>7715</text:p>
          </table:table-cell>
          <table:table-cell table:style-name="Default" table:formula="of:=[eptp.G3]*1000" office:value-type="float" office:value="1130520" calcext:value-type="float">
            <text:p>1130520</text:p>
          </table:table-cell>
          <table:table-cell table:formula="of:=24*3600*1000" office:value-type="float" office:value="86400000" calcext:value-type="float">
            <text:p>86400000</text:p>
          </table:table-cell>
          <table:table-cell table:style-name="ce10" table:formula="of:=[.H2]+[.B2]/[.$G$3]*1000" office:value-type="time" office:time-value="PT12H00M10S" calcext:value-type="time">
            <text:p>12:00:10 PM</text:p>
          </table:table-cell>
          <table:table-cell table:style-name="ce10" table:formula="of:=[.H3]" office:value-type="time" office:time-value="PT12H00M10S" calcext:value-type="time">
            <text:p>12:00:10 PM</text:p>
          </table:table-cell>
          <table:table-cell table:style-name="ce10" table:formula="of:=[.I3]+[.F3]/[.$G$3]" office:value-type="time" office:time-value="PT12H19M00.52S" calcext:value-type="time">
            <text:p>12:19:01 PM</text:p>
          </table:table-cell>
          <table:table-cell table:formula="of:=([.I3]-[.H3])*[.$G$3]/1000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/>
          <table:table-cell table:formula="of:=[eptp.B4]" office:value-type="float" office:value="3" calcext:value-type="float">
            <text:p>3</text:p>
          </table:table-cell>
          <table:table-cell table:formula="of:=[eptp.A4]" office:value-type="float" office:value="7748" calcext:value-type="float">
            <text:p>7748</text:p>
          </table:table-cell>
          <table:table-cell table:style-name="Default" table:formula="of:=[eptp.G4]*1000" office:value-type="float" office:value="4669.64" calcext:value-type="float">
            <text:p>4669.64</text:p>
          </table:table-cell>
          <table:table-cell/>
          <table:table-cell table:style-name="ce10" table:formula="of:=[.H3]+[.B3]/[.$G$3]*1000" office:value-type="time" office:time-value="PT12H00M28S" calcext:value-type="time">
            <text:p>12:00:28 PM</text:p>
          </table:table-cell>
          <table:table-cell table:style-name="ce10" table:formula="of:=[.J3]+[.E4]/[.$G$3]" office:value-type="time" office:time-value="PT12H19M08.268S" calcext:value-type="time">
            <text:p>12:19:08 PM</text:p>
          </table:table-cell>
          <table:table-cell table:style-name="ce10" table:formula="of:=[.I4]+[.F4]/[.$G$3]" office:value-type="time" office:time-value="PT12H19M12.93764S" calcext:value-type="time">
            <text:p>12:19:13 PM</text:p>
          </table:table-cell>
          <table:table-cell table:formula="of:=([.I4]-[.H4])*[.$G$3]/1000" office:value-type="float" office:value="1120.268" calcext:value-type="float">
            <text:p>1120.268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formula="of:=[eptp.B5]" office:value-type="float" office:value="4" calcext:value-type="float">
            <text:p>4</text:p>
          </table:table-cell>
          <table:table-cell table:formula="of:=[eptp.A5]" office:value-type="float" office:value="8648" calcext:value-type="float">
            <text:p>8648</text:p>
          </table:table-cell>
          <table:table-cell table:style-name="Default" table:formula="of:=[eptp.G5]*1000" office:value-type="float" office:value="2055310" calcext:value-type="float">
            <text:p>2055310</text:p>
          </table:table-cell>
          <table:table-cell/>
          <table:table-cell table:style-name="ce10" table:formula="of:=[.H4]+[.B4]/[.$G$3]*1000" office:value-type="time" office:time-value="PT12H01M49S" calcext:value-type="time">
            <text:p>12:01:49 PM</text:p>
          </table:table-cell>
          <table:table-cell table:style-name="ce10" table:formula="of:=[.J4]+[.E5]/[.$G$3]" office:value-type="time" office:time-value="PT12H19M21.58564S" calcext:value-type="time">
            <text:p>12:19:22 PM</text:p>
          </table:table-cell>
          <table:table-cell table:style-name="ce10" table:formula="of:=[.I5]+[.F5]/[.$G$3]" office:value-type="time" office:time-value="PT12H53M36.89564S" calcext:value-type="time">
            <text:p>12:53:37 PM</text:p>
          </table:table-cell>
          <table:table-cell table:formula="of:=([.I5]-[.H5])*[.$G$3]/1000" office:value-type="float" office:value="1052.58563999999" calcext:value-type="float">
            <text:p>1052.58564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formula="of:=[eptp.B6]" office:value-type="float" office:value="5" calcext:value-type="float">
            <text:p>5</text:p>
          </table:table-cell>
          <table:table-cell table:formula="of:=[eptp.A6]" office:value-type="float" office:value="7724" calcext:value-type="float">
            <text:p>7724</text:p>
          </table:table-cell>
          <table:table-cell table:style-name="Default" table:formula="of:=[eptp.G6]*1000" office:value-type="float" office:value="521056" calcext:value-type="float">
            <text:p>521056</text:p>
          </table:table-cell>
          <table:table-cell/>
          <table:table-cell table:style-name="ce10" table:formula="of:=[.H5]+[.B5]/[.$G$3]*1000" office:value-type="time" office:time-value="PT12H01M54S" calcext:value-type="time">
            <text:p>12:01:54 PM</text:p>
          </table:table-cell>
          <table:table-cell table:style-name="ce10" table:formula="of:=[.J5]+[.E6]/[.$G$3]" office:value-type="time" office:time-value="PT12H53M44.61964S" calcext:value-type="time">
            <text:p>12:53:45 PM</text:p>
          </table:table-cell>
          <table:table-cell table:style-name="ce10" table:formula="of:=[.I6]+[.F6]/[.$G$3]" office:value-type="time" office:time-value="PT13H02M25.67564S" calcext:value-type="time">
            <text:p>01:02:26 PM</text:p>
          </table:table-cell>
          <table:table-cell table:formula="of:=([.I6]-[.H6])*[.$G$3]/1000" office:value-type="float" office:value="3110.61963999999" calcext:value-type="float">
            <text:p>3110.61964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formula="of:=[eptp.B7]" office:value-type="float" office:value="6" calcext:value-type="float">
            <text:p>6</text:p>
          </table:table-cell>
          <table:table-cell table:formula="of:=[eptp.A7]" office:value-type="float" office:value="7822" calcext:value-type="float">
            <text:p>7822</text:p>
          </table:table-cell>
          <table:table-cell table:style-name="Default" table:formula="of:=[eptp.G7]*1000" office:value-type="float" office:value="4669.64" calcext:value-type="float">
            <text:p>4669.64</text:p>
          </table:table-cell>
          <table:table-cell/>
          <table:table-cell table:style-name="ce10" table:formula="of:=[.H6]+[.B6]/[.$G$3]*1000" office:value-type="time" office:time-value="PT12H02M27S" calcext:value-type="time">
            <text:p>12:02:27 PM</text:p>
          </table:table-cell>
          <table:table-cell table:style-name="ce10" table:formula="of:=[.J6]+[.E7]/[.$G$3]" office:value-type="time" office:time-value="PT13H02M33.49764S" calcext:value-type="time">
            <text:p>01:02:33 PM</text:p>
          </table:table-cell>
          <table:table-cell table:style-name="ce10" table:formula="of:=[.I7]+[.F7]/[.$G$3]" office:value-type="time" office:time-value="PT13H02M38.16728S" calcext:value-type="time">
            <text:p>01:02:38 PM</text:p>
          </table:table-cell>
          <table:table-cell table:formula="of:=([.I7]-[.H7])*[.$G$3]/1000" office:value-type="float" office:value="3606.49763999999" calcext:value-type="float">
            <text:p>3606.49764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formula="of:=[eptp.B8]" office:value-type="float" office:value="7" calcext:value-type="float">
            <text:p>7</text:p>
          </table:table-cell>
          <table:table-cell table:formula="of:=[eptp.A8]" office:value-type="float" office:value="8975" calcext:value-type="float">
            <text:p>8975</text:p>
          </table:table-cell>
          <table:table-cell table:style-name="Default" table:formula="of:=[eptp.G8]*1000" office:value-type="float" office:value="23580.5" calcext:value-type="float">
            <text:p>23580.5</text:p>
          </table:table-cell>
          <table:table-cell/>
          <table:table-cell table:style-name="ce10" table:formula="of:=[.H7]+[.B7]/[.$G$3]*1000" office:value-type="time" office:time-value="PT12H03M03S" calcext:value-type="time">
            <text:p>12:03:03 PM</text:p>
          </table:table-cell>
          <table:table-cell table:style-name="ce10" table:formula="of:=[.J7]+[.E8]/[.$G$3]" office:value-type="time" office:time-value="PT13H02M47.14228S" calcext:value-type="time">
            <text:p>01:02:47 PM</text:p>
          </table:table-cell>
          <table:table-cell table:style-name="ce10" table:formula="of:=[.I8]+[.F8]/[.$G$3]" office:value-type="time" office:time-value="PT13H03M10.72278S" calcext:value-type="time">
            <text:p>01:03:11 PM</text:p>
          </table:table-cell>
          <table:table-cell table:formula="of:=([.I8]-[.H8])*[.$G$3]/1000" office:value-type="float" office:value="3584.14227999999" calcext:value-type="float">
            <text:p>3584.14228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/>
          <table:table-cell table:formula="of:=[eptp.B9]" office:value-type="float" office:value="8" calcext:value-type="float">
            <text:p>8</text:p>
          </table:table-cell>
          <table:table-cell table:formula="of:=[eptp.A9]" office:value-type="float" office:value="8024" calcext:value-type="float">
            <text:p>8024</text:p>
          </table:table-cell>
          <table:table-cell table:style-name="Default" table:formula="of:=[eptp.G9]*1000" office:value-type="float" office:value="4669.64" calcext:value-type="float">
            <text:p>4669.64</text:p>
          </table:table-cell>
          <table:table-cell/>
          <table:table-cell table:style-name="ce10" table:formula="of:=[.H8]+[.B8]/[.$G$3]*1000" office:value-type="time" office:time-value="PT12H03M53S" calcext:value-type="time">
            <text:p>12:03:53 PM</text:p>
          </table:table-cell>
          <table:table-cell table:style-name="ce10" table:formula="of:=[.J8]+[.E9]/[.$G$3]" office:value-type="time" office:time-value="PT13H03M18.74678S" calcext:value-type="time">
            <text:p>01:03:19 PM</text:p>
          </table:table-cell>
          <table:table-cell table:style-name="ce10" table:formula="of:=[.I9]+[.F9]/[.$G$3]" office:value-type="time" office:time-value="PT13H03M23.41642S" calcext:value-type="time">
            <text:p>01:03:23 PM</text:p>
          </table:table-cell>
          <table:table-cell table:formula="of:=([.I9]-[.H9])*[.$G$3]/1000" office:value-type="float" office:value="3565.74677999999" calcext:value-type="float">
            <text:p>3565.74678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formula="of:=[eptp.B10]" office:value-type="float" office:value="9" calcext:value-type="float">
            <text:p>9</text:p>
          </table:table-cell>
          <table:table-cell table:formula="of:=[eptp.A10]" office:value-type="float" office:value="8294" calcext:value-type="float">
            <text:p>8294</text:p>
          </table:table-cell>
          <table:table-cell table:style-name="Default" table:formula="of:=[eptp.G10]*1000" office:value-type="float" office:value="23580.5" calcext:value-type="float">
            <text:p>23580.5</text:p>
          </table:table-cell>
          <table:table-cell/>
          <table:table-cell table:style-name="ce10" table:formula="of:=[.H9]+[.B9]/[.$G$3]*1000" office:value-type="time" office:time-value="PT12H04M22S" calcext:value-type="time">
            <text:p>12:04:22 PM</text:p>
          </table:table-cell>
          <table:table-cell table:style-name="ce10" table:formula="of:=[.J9]+[.E10]/[.$G$3]" office:value-type="time" office:time-value="PT13H03M31.71042S" calcext:value-type="time">
            <text:p>01:03:32 PM</text:p>
          </table:table-cell>
          <table:table-cell table:style-name="ce10" table:formula="of:=[.I10]+[.F10]/[.$G$3]" office:value-type="time" office:time-value="PT13H03M55.29092S" calcext:value-type="time">
            <text:p>01:03:55 PM</text:p>
          </table:table-cell>
          <table:table-cell table:formula="of:=([.I10]-[.H10])*[.$G$3]/1000" office:value-type="float" office:value="3549.71042" calcext:value-type="float">
            <text:p>3549.71042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table:formula="of:=[eptp.B11]" office:value-type="float" office:value="10" calcext:value-type="float">
            <text:p>10</text:p>
          </table:table-cell>
          <table:table-cell table:formula="of:=[eptp.A11]" office:value-type="float" office:value="8263" calcext:value-type="float">
            <text:p>8263</text:p>
          </table:table-cell>
          <table:table-cell table:style-name="Default" table:formula="of:=[eptp.G11]*1000" office:value-type="float" office:value="4669.64" calcext:value-type="float">
            <text:p>4669.64</text:p>
          </table:table-cell>
          <table:table-cell/>
          <table:table-cell table:style-name="ce10" table:formula="of:=[.H10]+[.B10]/[.$G$3]*1000" office:value-type="time" office:time-value="PT12H04M34S" calcext:value-type="time">
            <text:p>12:04:34 PM</text:p>
          </table:table-cell>
          <table:table-cell table:style-name="ce10" table:formula="of:=[.J10]+[.E11]/[.$G$3]" office:value-type="time" office:time-value="PT13H04M03.55392S" calcext:value-type="time">
            <text:p>01:04:04 PM</text:p>
          </table:table-cell>
          <table:table-cell table:style-name="ce10" table:formula="of:=[.I11]+[.F11]/[.$G$3]" office:value-type="time" office:time-value="PT13H04M08.22356S" calcext:value-type="time">
            <text:p>01:04:08 PM</text:p>
          </table:table-cell>
          <table:table-cell table:formula="of:=([.I11]-[.H11])*[.$G$3]/1000" office:value-type="float" office:value="3569.55391999999" calcext:value-type="float">
            <text:p>3569.55392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formula="of:=[eptp.B12]" office:value-type="float" office:value="11" calcext:value-type="float">
            <text:p>11</text:p>
          </table:table-cell>
          <table:table-cell table:formula="of:=[eptp.A12]" office:value-type="float" office:value="8261" calcext:value-type="float">
            <text:p>8261</text:p>
          </table:table-cell>
          <table:table-cell table:style-name="Default" table:formula="of:=[eptp.G12]*1000" office:value-type="float" office:value="23580.5" calcext:value-type="float">
            <text:p>23580.5</text:p>
          </table:table-cell>
          <table:table-cell/>
          <table:table-cell table:style-name="ce10" table:formula="of:=[.H11]+[.B11]/[.$G$3]*1000" office:value-type="time" office:time-value="PT12H05M25S" calcext:value-type="time">
            <text:p>12:05:25 PM</text:p>
          </table:table-cell>
          <table:table-cell table:style-name="ce10" table:formula="of:=[.J11]+[.E12]/[.$G$3]" office:value-type="time" office:time-value="PT13H04M16.48456S" calcext:value-type="time">
            <text:p>01:04:16 PM</text:p>
          </table:table-cell>
          <table:table-cell table:style-name="ce10" table:formula="of:=[.I12]+[.F12]/[.$G$3]" office:value-type="time" office:time-value="PT13H04M40.06506S" calcext:value-type="time">
            <text:p>01:04:40 PM</text:p>
          </table:table-cell>
          <table:table-cell table:formula="of:=([.I12]-[.H12])*[.$G$3]/1000" office:value-type="float" office:value="3531.48455999999" calcext:value-type="float">
            <text:p>3531.48456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formula="of:=[eptp.B13]" office:value-type="float" office:value="12" calcext:value-type="float">
            <text:p>12</text:p>
          </table:table-cell>
          <table:table-cell table:formula="of:=[eptp.A13]" office:value-type="float" office:value="7797" calcext:value-type="float">
            <text:p>7797</text:p>
          </table:table-cell>
          <table:table-cell table:style-name="Default" table:formula="of:=[eptp.G13]*1000" office:value-type="float" office:value="1683860" calcext:value-type="float">
            <text:p>1683860</text:p>
          </table:table-cell>
          <table:table-cell/>
          <table:table-cell table:style-name="ce10" table:formula="of:=[.H12]+[.B12]/[.$G$3]*1000" office:value-type="time" office:time-value="PT12H05M55S" calcext:value-type="time">
            <text:p>12:05:55 PM</text:p>
          </table:table-cell>
          <table:table-cell table:style-name="ce10" table:formula="of:=[.J12]+[.E13]/[.$G$3]" office:value-type="time" office:time-value="PT13H04M47.86206S" calcext:value-type="time">
            <text:p>01:04:48 PM</text:p>
          </table:table-cell>
          <table:table-cell table:style-name="ce10" table:formula="of:=[.I13]+[.F13]/[.$G$3]" office:value-type="time" office:time-value="PT13H32M51.72206S" calcext:value-type="time">
            <text:p>01:32:52 PM</text:p>
          </table:table-cell>
          <table:table-cell table:formula="of:=([.I13]-[.H13])*[.$G$3]/1000" office:value-type="float" office:value="3532.86205999999" calcext:value-type="float">
            <text:p>3532.86206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formula="of:=[eptp.B14]" office:value-type="float" office:value="13" calcext:value-type="float">
            <text:p>13</text:p>
          </table:table-cell>
          <table:table-cell table:formula="of:=[eptp.A14]" office:value-type="float" office:value="8469" calcext:value-type="float">
            <text:p>8469</text:p>
          </table:table-cell>
          <table:table-cell table:style-name="Default" table:formula="of:=[eptp.G14]*1000" office:value-type="float" office:value="4669.64" calcext:value-type="float">
            <text:p>4669.64</text:p>
          </table:table-cell>
          <table:table-cell/>
          <table:table-cell table:style-name="ce10" table:formula="of:=[.H13]+[.B13]/[.$G$3]*1000" office:value-type="time" office:time-value="PT12H06M12S" calcext:value-type="time">
            <text:p>12:06:12 PM</text:p>
          </table:table-cell>
          <table:table-cell table:style-name="ce10" table:formula="of:=[.J13]+[.E14]/[.$G$3]" office:value-type="time" office:time-value="PT13H33M00.19106S" calcext:value-type="time">
            <text:p>01:33:00 PM</text:p>
          </table:table-cell>
          <table:table-cell table:style-name="ce10" table:formula="of:=[.I14]+[.F14]/[.$G$3]" office:value-type="time" office:time-value="PT13H33M04.8607S" calcext:value-type="time">
            <text:p>01:33:05 PM</text:p>
          </table:table-cell>
          <table:table-cell table:formula="of:=([.I14]-[.H14])*[.$G$3]/1000" office:value-type="float" office:value="5208.19106" calcext:value-type="float">
            <text:p>5208.19106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formula="of:=[eptp.B15]" office:value-type="float" office:value="14" calcext:value-type="float">
            <text:p>14</text:p>
          </table:table-cell>
          <table:table-cell table:formula="of:=[eptp.A15]" office:value-type="float" office:value="8180" calcext:value-type="float">
            <text:p>8180</text:p>
          </table:table-cell>
          <table:table-cell table:style-name="Default" table:formula="of:=[eptp.G15]*1000" office:value-type="float" office:value="2574.55" calcext:value-type="float">
            <text:p>2574.55</text:p>
          </table:table-cell>
          <table:table-cell/>
          <table:table-cell table:style-name="ce10" table:formula="of:=[.H14]+[.B14]/[.$G$3]*1000" office:value-type="time" office:time-value="PT12H06M22S" calcext:value-type="time">
            <text:p>12:06:22 PM</text:p>
          </table:table-cell>
          <table:table-cell table:style-name="ce10" table:formula="of:=[.J14]+[.E15]/[.$G$3]" office:value-type="time" office:time-value="PT13H33M13.0407S" calcext:value-type="time">
            <text:p>01:33:13 PM</text:p>
          </table:table-cell>
          <table:table-cell table:style-name="ce10" table:formula="of:=[.I15]+[.F15]/[.$G$3]" office:value-type="time" office:time-value="PT13H33M15.61525S" calcext:value-type="time">
            <text:p>01:33:16 PM</text:p>
          </table:table-cell>
          <table:table-cell table:formula="of:=([.I15]-[.H15])*[.$G$3]/1000" office:value-type="float" office:value="5211.0407" calcext:value-type="float">
            <text:p>5211.0407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[eptp.B16]" office:value-type="float" office:value="15" calcext:value-type="float">
            <text:p>15</text:p>
          </table:table-cell>
          <table:table-cell table:formula="of:=[eptp.A16]" office:value-type="float" office:value="8171" calcext:value-type="float">
            <text:p>8171</text:p>
          </table:table-cell>
          <table:table-cell table:style-name="Default" table:formula="of:=[eptp.G16]*1000" office:value-type="float" office:value="2574.55" calcext:value-type="float">
            <text:p>2574.55</text:p>
          </table:table-cell>
          <table:table-cell/>
          <table:table-cell table:style-name="ce10" table:formula="of:=[.H15]+[.B15]/[.$G$3]*1000" office:value-type="time" office:time-value="PT12H06M38S" calcext:value-type="time">
            <text:p>12:06:38 PM</text:p>
          </table:table-cell>
          <table:table-cell table:style-name="ce10" table:formula="of:=[.J15]+[.E16]/[.$G$3]" office:value-type="time" office:time-value="PT13H33M23.78625S" calcext:value-type="time">
            <text:p>01:33:24 PM</text:p>
          </table:table-cell>
          <table:table-cell table:style-name="ce10" table:formula="of:=[.I16]+[.F16]/[.$G$3]" office:value-type="time" office:time-value="PT13H33M26.3608S" calcext:value-type="time">
            <text:p>01:33:26 PM</text:p>
          </table:table-cell>
          <table:table-cell table:formula="of:=([.I16]-[.H16])*[.$G$3]/1000" office:value-type="float" office:value="5205.78625000001" calcext:value-type="float">
            <text:p>5205.78625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formula="of:=[eptp.B17]" office:value-type="float" office:value="16" calcext:value-type="float">
            <text:p>16</text:p>
          </table:table-cell>
          <table:table-cell table:formula="of:=[eptp.A17]" office:value-type="float" office:value="8010" calcext:value-type="float">
            <text:p>8010</text:p>
          </table:table-cell>
          <table:table-cell table:style-name="Default" table:formula="of:=[eptp.G17]*1000" office:value-type="float" office:value="23580.5" calcext:value-type="float">
            <text:p>23580.5</text:p>
          </table:table-cell>
          <table:table-cell/>
          <table:table-cell table:style-name="ce10" table:formula="of:=[.H16]+[.B16]/[.$G$3]*1000" office:value-type="time" office:time-value="PT12H06M47S" calcext:value-type="time">
            <text:p>12:06:47 PM</text:p>
          </table:table-cell>
          <table:table-cell table:style-name="ce10" table:formula="of:=[.J16]+[.E17]/[.$G$3]" office:value-type="time" office:time-value="PT13H33M34.3708S" calcext:value-type="time">
            <text:p>01:33:34 PM</text:p>
          </table:table-cell>
          <table:table-cell table:style-name="ce10" table:formula="of:=[.I17]+[.F17]/[.$G$3]" office:value-type="time" office:time-value="PT13H33M57.9513S" calcext:value-type="time">
            <text:p>01:33:58 PM</text:p>
          </table:table-cell>
          <table:table-cell table:formula="of:=([.I17]-[.H17])*[.$G$3]/1000" office:value-type="float" office:value="5207.37080000001" calcext:value-type="float">
            <text:p>5207.370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formula="of:=[eptp.B18]" office:value-type="float" office:value="17" calcext:value-type="float">
            <text:p>17</text:p>
          </table:table-cell>
          <table:table-cell table:formula="of:=[eptp.A18]" office:value-type="float" office:value="8291" calcext:value-type="float">
            <text:p>8291</text:p>
          </table:table-cell>
          <table:table-cell table:style-name="Default" table:formula="of:=[eptp.G18]*1000" office:value-type="float" office:value="2574.55" calcext:value-type="float">
            <text:p>2574.55</text:p>
          </table:table-cell>
          <table:table-cell/>
          <table:table-cell table:style-name="ce10" table:formula="of:=[.H17]+[.B17]/[.$G$3]*1000" office:value-type="time" office:time-value="PT12H07M01S" calcext:value-type="time">
            <text:p>12:07:01 PM</text:p>
          </table:table-cell>
          <table:table-cell table:style-name="ce10" table:formula="of:=[.J17]+[.E18]/[.$G$3]" office:value-type="time" office:time-value="PT13H34M06.2423S" calcext:value-type="time">
            <text:p>01:34:06 PM</text:p>
          </table:table-cell>
          <table:table-cell table:style-name="ce10" table:formula="of:=[.I18]+[.F18]/[.$G$3]" office:value-type="time" office:time-value="PT13H34M08.81685S" calcext:value-type="time">
            <text:p>01:34:09 PM</text:p>
          </table:table-cell>
          <table:table-cell table:formula="of:=([.I18]-[.H18])*[.$G$3]/1000" office:value-type="float" office:value="5225.2423" calcext:value-type="float">
            <text:p>5225.2423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formula="of:=[eptp.B19]" office:value-type="float" office:value="18" calcext:value-type="float">
            <text:p>18</text:p>
          </table:table-cell>
          <table:table-cell table:formula="of:=[eptp.A19]" office:value-type="float" office:value="8969" calcext:value-type="float">
            <text:p>8969</text:p>
          </table:table-cell>
          <table:table-cell table:style-name="Default" table:formula="of:=[eptp.G19]*1000" office:value-type="float" office:value="134558" calcext:value-type="float">
            <text:p>134558</text:p>
          </table:table-cell>
          <table:table-cell/>
          <table:table-cell table:style-name="ce10" table:formula="of:=[.H18]+[.B18]/[.$G$3]*1000" office:value-type="time" office:time-value="PT12H07M08S" calcext:value-type="time">
            <text:p>12:07:08 PM</text:p>
          </table:table-cell>
          <table:table-cell table:style-name="ce10" table:formula="of:=[.J18]+[.E19]/[.$G$3]" office:value-type="time" office:time-value="PT13H34M17.78585S" calcext:value-type="time">
            <text:p>01:34:18 PM</text:p>
          </table:table-cell>
          <table:table-cell table:style-name="ce10" table:formula="of:=[.I19]+[.F19]/[.$G$3]" office:value-type="time" office:time-value="PT13H36M32.34385S" calcext:value-type="time">
            <text:p>01:36:32 PM</text:p>
          </table:table-cell>
          <table:table-cell table:formula="of:=([.I19]-[.H19])*[.$G$3]/1000" office:value-type="float" office:value="5229.78585000001" calcext:value-type="float">
            <text:p>5229.78585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formula="of:=[eptp.B20]" office:value-type="float" office:value="19" calcext:value-type="float">
            <text:p>19</text:p>
          </table:table-cell>
          <table:table-cell table:formula="of:=[eptp.A20]" office:value-type="float" office:value="8616" calcext:value-type="float">
            <text:p>8616</text:p>
          </table:table-cell>
          <table:table-cell table:style-name="Default" table:formula="of:=[eptp.G20]*1000" office:value-type="float" office:value="2574.55" calcext:value-type="float">
            <text:p>2574.55</text:p>
          </table:table-cell>
          <table:table-cell/>
          <table:table-cell table:style-name="ce10" table:formula="of:=[.H19]+[.B19]/[.$G$3]*1000" office:value-type="time" office:time-value="PT12H07M10S" calcext:value-type="time">
            <text:p>12:07:10 PM</text:p>
          </table:table-cell>
          <table:table-cell table:style-name="ce10" table:formula="of:=[.J19]+[.E20]/[.$G$3]" office:value-type="time" office:time-value="PT13H36M40.95985S" calcext:value-type="time">
            <text:p>01:36:41 PM</text:p>
          </table:table-cell>
          <table:table-cell table:style-name="ce10" table:formula="of:=[.I20]+[.F20]/[.$G$3]" office:value-type="time" office:time-value="PT13H36M43.5344S" calcext:value-type="time">
            <text:p>01:36:44 PM</text:p>
          </table:table-cell>
          <table:table-cell table:formula="of:=([.I20]-[.H20])*[.$G$3]/1000" office:value-type="float" office:value="5370.95985" calcext:value-type="float">
            <text:p>5370.95985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9" calcext:value-type="float">
            <text:p>129</text:p>
          </table:table-cell>
          <table:table-cell/>
          <table:table-cell table:formula="of:=[eptp.B21]" office:value-type="float" office:value="20" calcext:value-type="float">
            <text:p>20</text:p>
          </table:table-cell>
          <table:table-cell table:formula="of:=[eptp.A21]" office:value-type="float" office:value="8211" calcext:value-type="float">
            <text:p>8211</text:p>
          </table:table-cell>
          <table:table-cell table:style-name="Default" table:formula="of:=[eptp.G21]*1000" office:value-type="float" office:value="23580.5" calcext:value-type="float">
            <text:p>23580.5</text:p>
          </table:table-cell>
          <table:table-cell/>
          <table:table-cell table:style-name="ce10" table:formula="of:=[.H20]+[.B20]/[.$G$3]*1000" office:value-type="time" office:time-value="PT12H08M11S" calcext:value-type="time">
            <text:p>12:08:11 PM</text:p>
          </table:table-cell>
          <table:table-cell table:style-name="ce10" table:formula="of:=[.J20]+[.E21]/[.$G$3]" office:value-type="time" office:time-value="PT13H36M51.7454S" calcext:value-type="time">
            <text:p>01:36:52 PM</text:p>
          </table:table-cell>
          <table:table-cell table:style-name="ce10" table:formula="of:=[.I21]+[.F21]/[.$G$3]" office:value-type="time" office:time-value="PT13H37M15.3259S" calcext:value-type="time">
            <text:p>01:37:15 PM</text:p>
          </table:table-cell>
          <table:table-cell table:formula="of:=([.I21]-[.H21])*[.$G$3]/1000" office:value-type="float" office:value="5320.74540000001" calcext:value-type="float">
            <text:p>5320.7454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formula="of:=[eptp.B22]" office:value-type="float" office:value="21" calcext:value-type="float">
            <text:p>21</text:p>
          </table:table-cell>
          <table:table-cell table:formula="of:=[eptp.A22]" office:value-type="float" office:value="8518" calcext:value-type="float">
            <text:p>8518</text:p>
          </table:table-cell>
          <table:table-cell table:style-name="Default" table:formula="of:=[eptp.G22]*1000" office:value-type="float" office:value="2290330" calcext:value-type="float">
            <text:p>2290330</text:p>
          </table:table-cell>
          <table:table-cell/>
          <table:table-cell table:style-name="ce10" table:formula="of:=[.H21]+[.B21]/[.$G$3]*1000" office:value-type="time" office:time-value="PT12H10M20S" calcext:value-type="time">
            <text:p>12:10:20 PM</text:p>
          </table:table-cell>
          <table:table-cell table:style-name="ce10" table:formula="of:=[.J21]+[.E22]/[.$G$3]" office:value-type="time" office:time-value="PT13H37M23.8439S" calcext:value-type="time">
            <text:p>01:37:24 PM</text:p>
          </table:table-cell>
          <table:table-cell table:style-name="ce10" table:formula="of:=[.I22]+[.F22]/[.$G$3]" office:value-type="time" office:time-value="PT14H15M34.1739S" calcext:value-type="time">
            <text:p>02:15:34 PM</text:p>
          </table:table-cell>
          <table:table-cell table:formula="of:=([.I22]-[.H22])*[.$G$3]/1000" office:value-type="float" office:value="5223.8439" calcext:value-type="float">
            <text:p>5223.8439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table:formula="of:=[eptp.B23]" office:value-type="float" office:value="22" calcext:value-type="float">
            <text:p>22</text:p>
          </table:table-cell>
          <table:table-cell table:formula="of:=[eptp.A23]" office:value-type="float" office:value="8531" calcext:value-type="float">
            <text:p>8531</text:p>
          </table:table-cell>
          <table:table-cell table:style-name="Default" table:formula="of:=[eptp.G23]*1000" office:value-type="float" office:value="2574.55" calcext:value-type="float">
            <text:p>2574.55</text:p>
          </table:table-cell>
          <table:table-cell/>
          <table:table-cell table:style-name="ce10" table:formula="of:=[.H22]+[.B22]/[.$G$3]*1000" office:value-type="time" office:time-value="PT12H10M35S" calcext:value-type="time">
            <text:p>12:10:35 PM</text:p>
          </table:table-cell>
          <table:table-cell table:style-name="ce10" table:formula="of:=[.J22]+[.E23]/[.$G$3]" office:value-type="time" office:time-value="PT14H15M42.7049S" calcext:value-type="time">
            <text:p>02:15:43 PM</text:p>
          </table:table-cell>
          <table:table-cell table:style-name="ce10" table:formula="of:=[.I23]+[.F23]/[.$G$3]" office:value-type="time" office:time-value="PT14H15M45.27945S" calcext:value-type="time">
            <text:p>02:15:45 PM</text:p>
          </table:table-cell>
          <table:table-cell table:formula="of:=([.I23]-[.H23])*[.$G$3]/1000" office:value-type="float" office:value="7507.7049" calcext:value-type="float">
            <text:p>7507.7049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formula="of:=[eptp.B24]" office:value-type="float" office:value="23" calcext:value-type="float">
            <text:p>23</text:p>
          </table:table-cell>
          <table:table-cell table:formula="of:=[eptp.A24]" office:value-type="float" office:value="8136" calcext:value-type="float">
            <text:p>8136</text:p>
          </table:table-cell>
          <table:table-cell table:style-name="Default" table:formula="of:=[eptp.G24]*1000" office:value-type="float" office:value="2574.55" calcext:value-type="float">
            <text:p>2574.55</text:p>
          </table:table-cell>
          <table:table-cell/>
          <table:table-cell table:style-name="ce10" table:formula="of:=[.H23]+[.B23]/[.$G$3]*1000" office:value-type="time" office:time-value="PT12H11M45S" calcext:value-type="time">
            <text:p>12:11:45 PM</text:p>
          </table:table-cell>
          <table:table-cell table:style-name="ce10" table:formula="of:=[.J23]+[.E24]/[.$G$3]" office:value-type="time" office:time-value="PT14H15M53.41545S" calcext:value-type="time">
            <text:p>02:15:53 PM</text:p>
          </table:table-cell>
          <table:table-cell table:style-name="ce10" table:formula="of:=[.I24]+[.F24]/[.$G$3]" office:value-type="time" office:time-value="PT14H15M55.99S" calcext:value-type="time">
            <text:p>02:15:56 PM</text:p>
          </table:table-cell>
          <table:table-cell table:formula="of:=([.I24]-[.H24])*[.$G$3]/1000" office:value-type="float" office:value="7448.41545" calcext:value-type="float">
            <text:p>7448.41545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formula="of:=[eptp.B25]" office:value-type="float" office:value="24" calcext:value-type="float">
            <text:p>24</text:p>
          </table:table-cell>
          <table:table-cell table:formula="of:=[eptp.A25]" office:value-type="float" office:value="8108" calcext:value-type="float">
            <text:p>8108</text:p>
          </table:table-cell>
          <table:table-cell table:style-name="Default" table:formula="of:=[eptp.G25]*1000" office:value-type="float" office:value="4669.64" calcext:value-type="float">
            <text:p>4669.64</text:p>
          </table:table-cell>
          <table:table-cell/>
          <table:table-cell table:style-name="ce10" table:formula="of:=[.H24]+[.B24]/[.$G$3]*1000" office:value-type="time" office:time-value="PT12H11M56S" calcext:value-type="time">
            <text:p>12:11:56 PM</text:p>
          </table:table-cell>
          <table:table-cell table:style-name="ce10" table:formula="of:=[.J24]+[.E25]/[.$G$3]" office:value-type="time" office:time-value="PT14H16M04.098S" calcext:value-type="time">
            <text:p>02:16:04 PM</text:p>
          </table:table-cell>
          <table:table-cell table:style-name="ce10" table:formula="of:=[.I25]+[.F25]/[.$G$3]" office:value-type="time" office:time-value="PT14H16M08.76764S" calcext:value-type="time">
            <text:p>02:16:09 PM</text:p>
          </table:table-cell>
          <table:table-cell table:formula="of:=([.I25]-[.H25])*[.$G$3]/1000" office:value-type="float" office:value="7448.09800000001" calcext:value-type="float">
            <text:p>7448.098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formula="of:=[eptp.B26]" office:value-type="float" office:value="25" calcext:value-type="float">
            <text:p>25</text:p>
          </table:table-cell>
          <table:table-cell table:formula="of:=[eptp.A26]" office:value-type="float" office:value="8256" calcext:value-type="float">
            <text:p>8256</text:p>
          </table:table-cell>
          <table:table-cell table:style-name="Default" table:formula="of:=[eptp.G26]*1000" office:value-type="float" office:value="23580.5" calcext:value-type="float">
            <text:p>23580.5</text:p>
          </table:table-cell>
          <table:table-cell/>
          <table:table-cell table:style-name="ce10" table:formula="of:=[.H25]+[.B25]/[.$G$3]*1000" office:value-type="time" office:time-value="PT12H12M10S" calcext:value-type="time">
            <text:p>12:12:10 PM</text:p>
          </table:table-cell>
          <table:table-cell table:style-name="ce10" table:formula="of:=[.J25]+[.E26]/[.$G$3]" office:value-type="time" office:time-value="PT14H16M17.02364S" calcext:value-type="time">
            <text:p>02:16:17 PM</text:p>
          </table:table-cell>
          <table:table-cell table:style-name="ce10" table:formula="of:=[.I26]+[.F26]/[.$G$3]" office:value-type="time" office:time-value="PT14H16M40.60414S" calcext:value-type="time">
            <text:p>02:16:41 PM</text:p>
          </table:table-cell>
          <table:table-cell table:formula="of:=([.I26]-[.H26])*[.$G$3]/1000" office:value-type="float" office:value="7447.02364000001" calcext:value-type="float">
            <text:p>7447.02364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formula="of:=[eptp.B27]" office:value-type="float" office:value="26" calcext:value-type="float">
            <text:p>26</text:p>
          </table:table-cell>
          <table:table-cell table:formula="of:=[eptp.A27]" office:value-type="float" office:value="8138" calcext:value-type="float">
            <text:p>8138</text:p>
          </table:table-cell>
          <table:table-cell table:style-name="Default" table:formula="of:=[eptp.G27]*1000" office:value-type="float" office:value="4669.64" calcext:value-type="float">
            <text:p>4669.64</text:p>
          </table:table-cell>
          <table:table-cell/>
          <table:table-cell table:style-name="ce10" table:formula="of:=[.H26]+[.B26]/[.$G$3]*1000" office:value-type="time" office:time-value="PT12H13M50S" calcext:value-type="time">
            <text:p>12:13:50 PM</text:p>
          </table:table-cell>
          <table:table-cell table:style-name="ce10" table:formula="of:=[.J26]+[.E27]/[.$G$3]" office:value-type="time" office:time-value="PT14H16M48.74214S" calcext:value-type="time">
            <text:p>02:16:49 PM</text:p>
          </table:table-cell>
          <table:table-cell table:style-name="ce10" table:formula="of:=[.I27]+[.F27]/[.$G$3]" office:value-type="time" office:time-value="PT14H16M53.41178S" calcext:value-type="time">
            <text:p>02:16:53 PM</text:p>
          </table:table-cell>
          <table:table-cell table:formula="of:=([.I27]-[.H27])*[.$G$3]/1000" office:value-type="float" office:value="7378.74214" calcext:value-type="float">
            <text:p>7378.74214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formula="of:=[eptp.B28]" office:value-type="float" office:value="27" calcext:value-type="float">
            <text:p>27</text:p>
          </table:table-cell>
          <table:table-cell table:formula="of:=[eptp.A28]" office:value-type="float" office:value="8244" calcext:value-type="float">
            <text:p>8244</text:p>
          </table:table-cell>
          <table:table-cell table:style-name="Default" table:formula="of:=[eptp.G28]*1000" office:value-type="float" office:value="129723" calcext:value-type="float">
            <text:p>129723</text:p>
          </table:table-cell>
          <table:table-cell/>
          <table:table-cell table:style-name="ce10" table:formula="of:=[.H27]+[.B27]/[.$G$3]*1000" office:value-type="time" office:time-value="PT12H13M55S" calcext:value-type="time">
            <text:p>12:13:55 PM</text:p>
          </table:table-cell>
          <table:table-cell table:style-name="ce10" table:formula="of:=[.J27]+[.E28]/[.$G$3]" office:value-type="time" office:time-value="PT14H17M01.65578S" calcext:value-type="time">
            <text:p>02:17:02 PM</text:p>
          </table:table-cell>
          <table:table-cell table:style-name="ce10" table:formula="of:=[.I28]+[.F28]/[.$G$3]" office:value-type="time" office:time-value="PT14H19M11.37878S" calcext:value-type="time">
            <text:p>02:19:11 PM</text:p>
          </table:table-cell>
          <table:table-cell table:formula="of:=([.I28]-[.H28])*[.$G$3]/1000" office:value-type="float" office:value="7386.65578" calcext:value-type="float">
            <text:p>7386.65578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formula="of:=[eptp.B29]" office:value-type="float" office:value="28" calcext:value-type="float">
            <text:p>28</text:p>
          </table:table-cell>
          <table:table-cell table:formula="of:=[eptp.A29]" office:value-type="float" office:value="8062" calcext:value-type="float">
            <text:p>8062</text:p>
          </table:table-cell>
          <table:table-cell table:style-name="Default" table:formula="of:=[eptp.G29]*1000" office:value-type="float" office:value="603433" calcext:value-type="float">
            <text:p>603433</text:p>
          </table:table-cell>
          <table:table-cell/>
          <table:table-cell table:style-name="ce10" table:formula="of:=[.H28]+[.B28]/[.$G$3]*1000" office:value-type="time" office:time-value="PT12H14M27S" calcext:value-type="time">
            <text:p>12:14:27 PM</text:p>
          </table:table-cell>
          <table:table-cell table:style-name="ce10" table:formula="of:=[.J28]+[.E29]/[.$G$3]" office:value-type="time" office:time-value="PT14H19M19.44078S" calcext:value-type="time">
            <text:p>02:19:19 PM</text:p>
          </table:table-cell>
          <table:table-cell table:style-name="ce10" table:formula="of:=[.I29]+[.F29]/[.$G$3]" office:value-type="time" office:time-value="PT14H29M22.87378S" calcext:value-type="time">
            <text:p>02:29:23 PM</text:p>
          </table:table-cell>
          <table:table-cell table:formula="of:=([.I29]-[.H29])*[.$G$3]/1000" office:value-type="float" office:value="7492.44078000001" calcext:value-type="float">
            <text:p>7492.4407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formula="of:=[eptp.B30]" office:value-type="float" office:value="29" calcext:value-type="float">
            <text:p>29</text:p>
          </table:table-cell>
          <table:table-cell table:formula="of:=[eptp.A30]" office:value-type="float" office:value="8742" calcext:value-type="float">
            <text:p>8742</text:p>
          </table:table-cell>
          <table:table-cell table:style-name="Default" table:formula="of:=[eptp.G30]*1000" office:value-type="float" office:value="2574.55" calcext:value-type="float">
            <text:p>2574.55</text:p>
          </table:table-cell>
          <table:table-cell/>
          <table:table-cell table:style-name="ce10" table:formula="of:=[.H29]+[.B29]/[.$G$3]*1000" office:value-type="time" office:time-value="PT12H15M00S" calcext:value-type="time">
            <text:p>12:15:00 PM</text:p>
          </table:table-cell>
          <table:table-cell table:style-name="ce10" table:formula="of:=[.J29]+[.E30]/[.$G$3]" office:value-type="time" office:time-value="PT14H29M31.61578S" calcext:value-type="time">
            <text:p>02:29:32 PM</text:p>
          </table:table-cell>
          <table:table-cell table:style-name="ce10" table:formula="of:=[.I30]+[.F30]/[.$G$3]" office:value-type="time" office:time-value="PT14H29M34.19033S" calcext:value-type="time">
            <text:p>02:29:34 PM</text:p>
          </table:table-cell>
          <table:table-cell table:formula="of:=([.I30]-[.H30])*[.$G$3]/1000" office:value-type="float" office:value="8071.61578000001" calcext:value-type="float">
            <text:p>8071.6157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formula="of:=[eptp.B31]" office:value-type="float" office:value="30" calcext:value-type="float">
            <text:p>30</text:p>
          </table:table-cell>
          <table:table-cell table:formula="of:=[eptp.A31]" office:value-type="float" office:value="9613" calcext:value-type="float">
            <text:p>9613</text:p>
          </table:table-cell>
          <table:table-cell table:style-name="Default" table:formula="of:=[eptp.G31]*1000" office:value-type="float" office:value="2574.55" calcext:value-type="float">
            <text:p>2574.55</text:p>
          </table:table-cell>
          <table:table-cell/>
          <table:table-cell table:style-name="ce10" table:formula="of:=[.H30]+[.B30]/[.$G$3]*1000" office:value-type="time" office:time-value="PT12H15M12S" calcext:value-type="time">
            <text:p>12:15:12 PM</text:p>
          </table:table-cell>
          <table:table-cell table:style-name="ce10" table:formula="of:=[.J30]+[.E31]/[.$G$3]" office:value-type="time" office:time-value="PT14H29M43.80333S" calcext:value-type="time">
            <text:p>02:29:44 PM</text:p>
          </table:table-cell>
          <table:table-cell table:style-name="ce10" table:formula="of:=[.I31]+[.F31]/[.$G$3]" office:value-type="time" office:time-value="PT14H29M46.37788S" calcext:value-type="time">
            <text:p>02:29:46 PM</text:p>
          </table:table-cell>
          <table:table-cell table:formula="of:=([.I31]-[.H31])*[.$G$3]/1000" office:value-type="float" office:value="8071.80333000001" calcext:value-type="float">
            <text:p>8071.80333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formula="of:=[eptp.B32]" office:value-type="float" office:value="31" calcext:value-type="float">
            <text:p>31</text:p>
          </table:table-cell>
          <table:table-cell table:formula="of:=[eptp.A32]" office:value-type="float" office:value="8345" calcext:value-type="float">
            <text:p>8345</text:p>
          </table:table-cell>
          <table:table-cell table:style-name="Default" table:formula="of:=[eptp.G32]*1000" office:value-type="float" office:value="129723" calcext:value-type="float">
            <text:p>129723</text:p>
          </table:table-cell>
          <table:table-cell/>
          <table:table-cell table:style-name="ce10" table:formula="of:=[.H31]+[.B31]/[.$G$3]*1000" office:value-type="time" office:time-value="PT12H15M48S" calcext:value-type="time">
            <text:p>12:15:48 PM</text:p>
          </table:table-cell>
          <table:table-cell table:style-name="ce10" table:formula="of:=[.J31]+[.E32]/[.$G$3]" office:value-type="time" office:time-value="PT14H29M54.72288S" calcext:value-type="time">
            <text:p>02:29:55 PM</text:p>
          </table:table-cell>
          <table:table-cell table:style-name="ce10" table:formula="of:=[.I32]+[.F32]/[.$G$3]" office:value-type="time" office:time-value="PT14H32M04.44588S" calcext:value-type="time">
            <text:p>02:32:04 PM</text:p>
          </table:table-cell>
          <table:table-cell table:formula="of:=([.I32]-[.H32])*[.$G$3]/1000" office:value-type="float" office:value="8046.72288000001" calcext:value-type="float">
            <text:p>8046.7228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formula="of:=[eptp.B33]" office:value-type="float" office:value="32" calcext:value-type="float">
            <text:p>32</text:p>
          </table:table-cell>
          <table:table-cell table:formula="of:=[eptp.A33]" office:value-type="float" office:value="7853" calcext:value-type="float">
            <text:p>7853</text:p>
          </table:table-cell>
          <table:table-cell table:style-name="Default" table:formula="of:=[eptp.G33]*1000" office:value-type="float" office:value="2574.55" calcext:value-type="float">
            <text:p>2574.55</text:p>
          </table:table-cell>
          <table:table-cell/>
          <table:table-cell table:style-name="ce10" table:formula="of:=[.H32]+[.B32]/[.$G$3]*1000" office:value-type="time" office:time-value="PT12H16M05S" calcext:value-type="time">
            <text:p>12:16:05 PM</text:p>
          </table:table-cell>
          <table:table-cell table:style-name="ce10" table:formula="of:=[.J32]+[.E33]/[.$G$3]" office:value-type="time" office:time-value="PT14H32M12.29888S" calcext:value-type="time">
            <text:p>02:32:12 PM</text:p>
          </table:table-cell>
          <table:table-cell table:style-name="ce10" table:formula="of:=[.I33]+[.F33]/[.$G$3]" office:value-type="time" office:time-value="PT14H32M14.87343S" calcext:value-type="time">
            <text:p>02:32:15 PM</text:p>
          </table:table-cell>
          <table:table-cell table:formula="of:=([.I33]-[.H33])*[.$G$3]/1000" office:value-type="float" office:value="8167.29888000003" calcext:value-type="float">
            <text:p>8167.2988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1" calcext:value-type="float">
            <text:p>71</text:p>
          </table:table-cell>
          <table:table-cell/>
          <table:table-cell table:formula="of:=[eptp.B34]" office:value-type="float" office:value="33" calcext:value-type="float">
            <text:p>33</text:p>
          </table:table-cell>
          <table:table-cell table:formula="of:=[eptp.A34]" office:value-type="float" office:value="8171" calcext:value-type="float">
            <text:p>8171</text:p>
          </table:table-cell>
          <table:table-cell table:style-name="Default" table:formula="of:=[eptp.G34]*1000" office:value-type="float" office:value="2574.55" calcext:value-type="float">
            <text:p>2574.55</text:p>
          </table:table-cell>
          <table:table-cell/>
          <table:table-cell table:style-name="ce10" table:formula="of:=[.H33]+[.B33]/[.$G$3]*1000" office:value-type="time" office:time-value="PT12H16M48S" calcext:value-type="time">
            <text:p>12:16:48 PM</text:p>
          </table:table-cell>
          <table:table-cell table:style-name="ce10" table:formula="of:=[.J33]+[.E34]/[.$G$3]" office:value-type="time" office:time-value="PT14H32M23.04443S" calcext:value-type="time">
            <text:p>02:32:23 PM</text:p>
          </table:table-cell>
          <table:table-cell table:style-name="ce10" table:formula="of:=[.I34]+[.F34]/[.$G$3]" office:value-type="time" office:time-value="PT14H32M25.61898S" calcext:value-type="time">
            <text:p>02:32:26 PM</text:p>
          </table:table-cell>
          <table:table-cell table:formula="of:=([.I34]-[.H34])*[.$G$3]/1000" office:value-type="float" office:value="8135.04443000003" calcext:value-type="float">
            <text:p>8135.04443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formula="of:=[eptp.B35]" office:value-type="float" office:value="34" calcext:value-type="float">
            <text:p>34</text:p>
          </table:table-cell>
          <table:table-cell table:formula="of:=[eptp.A35]" office:value-type="float" office:value="7901" calcext:value-type="float">
            <text:p>7901</text:p>
          </table:table-cell>
          <table:table-cell table:style-name="Default" table:formula="of:=[eptp.G35]*1000" office:value-type="float" office:value="2574.55" calcext:value-type="float">
            <text:p>2574.55</text:p>
          </table:table-cell>
          <table:table-cell/>
          <table:table-cell table:style-name="ce10" table:formula="of:=[.H34]+[.B34]/[.$G$3]*1000" office:value-type="time" office:time-value="PT12H17M59S" calcext:value-type="time">
            <text:p>12:17:59 PM</text:p>
          </table:table-cell>
          <table:table-cell table:style-name="ce10" table:formula="of:=[.J34]+[.E35]/[.$G$3]" office:value-type="time" office:time-value="PT14H32M33.51998S" calcext:value-type="time">
            <text:p>02:32:34 PM</text:p>
          </table:table-cell>
          <table:table-cell table:style-name="ce10" table:formula="of:=[.I35]+[.F35]/[.$G$3]" office:value-type="time" office:time-value="PT14H32M36.09453S" calcext:value-type="time">
            <text:p>02:32:36 PM</text:p>
          </table:table-cell>
          <table:table-cell table:formula="of:=([.I35]-[.H35])*[.$G$3]/1000" office:value-type="float" office:value="8074.51998000002" calcext:value-type="float">
            <text:p>8074.5199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9" calcext:value-type="float">
            <text:p>69</text:p>
          </table:table-cell>
          <table:table-cell/>
          <table:table-cell table:formula="of:=[eptp.B36]" office:value-type="float" office:value="35" calcext:value-type="float">
            <text:p>35</text:p>
          </table:table-cell>
          <table:table-cell table:formula="of:=[eptp.A36]" office:value-type="float" office:value="8661" calcext:value-type="float">
            <text:p>8661</text:p>
          </table:table-cell>
          <table:table-cell table:style-name="Default" table:formula="of:=[eptp.G36]*1000" office:value-type="float" office:value="2574.55" calcext:value-type="float">
            <text:p>2574.55</text:p>
          </table:table-cell>
          <table:table-cell/>
          <table:table-cell table:style-name="ce10" table:formula="of:=[.H35]+[.B35]/[.$G$3]*1000" office:value-type="time" office:time-value="PT12H18M01S" calcext:value-type="time">
            <text:p>12:18:01 PM</text:p>
          </table:table-cell>
          <table:table-cell table:style-name="ce10" table:formula="of:=[.J35]+[.E36]/[.$G$3]" office:value-type="time" office:time-value="PT14H32M44.75553S" calcext:value-type="time">
            <text:p>02:32:45 PM</text:p>
          </table:table-cell>
          <table:table-cell table:style-name="ce10" table:formula="of:=[.I36]+[.F36]/[.$G$3]" office:value-type="time" office:time-value="PT14H32M47.33008S" calcext:value-type="time">
            <text:p>02:32:47 PM</text:p>
          </table:table-cell>
          <table:table-cell table:formula="of:=([.I36]-[.H36])*[.$G$3]/1000" office:value-type="float" office:value="8083.75553000002" calcext:value-type="float">
            <text:p>8083.75553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[eptp.B37]" office:value-type="float" office:value="36" calcext:value-type="float">
            <text:p>36</text:p>
          </table:table-cell>
          <table:table-cell table:formula="of:=[eptp.A37]" office:value-type="float" office:value="8021" calcext:value-type="float">
            <text:p>8021</text:p>
          </table:table-cell>
          <table:table-cell table:style-name="Default" table:formula="of:=[eptp.G37]*1000" office:value-type="float" office:value="23580.5" calcext:value-type="float">
            <text:p>23580.5</text:p>
          </table:table-cell>
          <table:table-cell/>
          <table:table-cell table:style-name="ce10" table:formula="of:=[.H36]+[.B36]/[.$G$3]*1000" office:value-type="time" office:time-value="PT12H19M10S" calcext:value-type="time">
            <text:p>12:19:10 PM</text:p>
          </table:table-cell>
          <table:table-cell table:style-name="ce10" table:formula="of:=[.J36]+[.E37]/[.$G$3]" office:value-type="time" office:time-value="PT14H32M55.35108S" calcext:value-type="time">
            <text:p>02:32:55 PM</text:p>
          </table:table-cell>
          <table:table-cell table:style-name="ce10" table:formula="of:=[.I37]+[.F37]/[.$G$3]" office:value-type="time" office:time-value="PT14H33M18.93158S" calcext:value-type="time">
            <text:p>02:33:19 PM</text:p>
          </table:table-cell>
          <table:table-cell table:formula="of:=([.I37]-[.H37])*[.$G$3]/1000" office:value-type="float" office:value="8025.35108000002" calcext:value-type="float">
            <text:p>8025.35108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formula="of:=[eptp.B38]" office:value-type="float" office:value="37" calcext:value-type="float">
            <text:p>37</text:p>
          </table:table-cell>
          <table:table-cell table:formula="of:=[eptp.A38]" office:value-type="float" office:value="8839" calcext:value-type="float">
            <text:p>8839</text:p>
          </table:table-cell>
          <table:table-cell table:style-name="Default" table:formula="of:=[eptp.G38]*1000" office:value-type="float" office:value="2574.55" calcext:value-type="float">
            <text:p>2574.55</text:p>
          </table:table-cell>
          <table:table-cell/>
          <table:table-cell table:style-name="ce10" table:formula="of:=[.H37]+[.B37]/[.$G$3]*1000" office:value-type="time" office:time-value="PT12H19M30S" calcext:value-type="time">
            <text:p>12:19:30 PM</text:p>
          </table:table-cell>
          <table:table-cell table:style-name="ce10" table:formula="of:=[.J37]+[.E38]/[.$G$3]" office:value-type="time" office:time-value="PT14H33M27.77058S" calcext:value-type="time">
            <text:p>02:33:28 PM</text:p>
          </table:table-cell>
          <table:table-cell table:style-name="ce10" table:formula="of:=[.I38]+[.F38]/[.$G$3]" office:value-type="time" office:time-value="PT14H33M30.34513S" calcext:value-type="time">
            <text:p>02:33:30 PM</text:p>
          </table:table-cell>
          <table:table-cell table:formula="of:=([.I38]-[.H38])*[.$G$3]/1000" office:value-type="float" office:value="8037.77058000003" calcext:value-type="float">
            <text:p>8037.77058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formula="of:=[eptp.B39]" office:value-type="float" office:value="38" calcext:value-type="float">
            <text:p>38</text:p>
          </table:table-cell>
          <table:table-cell table:formula="of:=[eptp.A39]" office:value-type="float" office:value="8324" calcext:value-type="float">
            <text:p>8324</text:p>
          </table:table-cell>
          <table:table-cell table:style-name="Default" table:formula="of:=[eptp.G39]*1000" office:value-type="float" office:value="4669.64" calcext:value-type="float">
            <text:p>4669.64</text:p>
          </table:table-cell>
          <table:table-cell/>
          <table:table-cell table:style-name="ce10" table:formula="of:=[.H38]+[.B38]/[.$G$3]*1000" office:value-type="time" office:time-value="PT12H19M43S" calcext:value-type="time">
            <text:p>12:19:43 PM</text:p>
          </table:table-cell>
          <table:table-cell table:style-name="ce10" table:formula="of:=[.J38]+[.E39]/[.$G$3]" office:value-type="time" office:time-value="PT14H33M38.66913S" calcext:value-type="time">
            <text:p>02:33:39 PM</text:p>
          </table:table-cell>
          <table:table-cell table:style-name="ce10" table:formula="of:=[.I39]+[.F39]/[.$G$3]" office:value-type="time" office:time-value="PT14H33M43.33877S" calcext:value-type="time">
            <text:p>02:33:43 PM</text:p>
          </table:table-cell>
          <table:table-cell table:formula="of:=([.I39]-[.H39])*[.$G$3]/1000" office:value-type="float" office:value="8035.66913000003" calcext:value-type="float">
            <text:p>8035.66913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/>
          <table:table-cell table:formula="of:=[eptp.B40]" office:value-type="float" office:value="39" calcext:value-type="float">
            <text:p>39</text:p>
          </table:table-cell>
          <table:table-cell table:formula="of:=[eptp.A40]" office:value-type="float" office:value="9133" calcext:value-type="float">
            <text:p>9133</text:p>
          </table:table-cell>
          <table:table-cell table:style-name="Default" table:formula="of:=[eptp.G40]*1000" office:value-type="float" office:value="2574.55" calcext:value-type="float">
            <text:p>2574.55</text:p>
          </table:table-cell>
          <table:table-cell/>
          <table:table-cell table:style-name="ce10" table:formula="of:=[.H39]+[.B39]/[.$G$3]*1000" office:value-type="time" office:time-value="PT12H19M51S" calcext:value-type="time">
            <text:p>12:19:51 PM</text:p>
          </table:table-cell>
          <table:table-cell table:style-name="ce10" table:formula="of:=[.J39]+[.E40]/[.$G$3]" office:value-type="time" office:time-value="PT14H33M52.47177S" calcext:value-type="time">
            <text:p>02:33:52 PM</text:p>
          </table:table-cell>
          <table:table-cell table:style-name="ce10" table:formula="of:=[.I40]+[.F40]/[.$G$3]" office:value-type="time" office:time-value="PT14H33M55.04632S" calcext:value-type="time">
            <text:p>02:33:55 PM</text:p>
          </table:table-cell>
          <table:table-cell table:formula="of:=([.I40]-[.H40])*[.$G$3]/1000" office:value-type="float" office:value="8041.47177000003" calcext:value-type="float">
            <text:p>8041.47177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formula="of:=[eptp.B41]" office:value-type="float" office:value="40" calcext:value-type="float">
            <text:p>40</text:p>
          </table:table-cell>
          <table:table-cell table:formula="of:=[eptp.A41]" office:value-type="float" office:value="8306" calcext:value-type="float">
            <text:p>8306</text:p>
          </table:table-cell>
          <table:table-cell table:style-name="Default" table:formula="of:=[eptp.G41]*1000" office:value-type="float" office:value="2574.55" calcext:value-type="float">
            <text:p>2574.55</text:p>
          </table:table-cell>
          <table:table-cell/>
          <table:table-cell table:style-name="ce10" table:formula="of:=[.H40]+[.B40]/[.$G$3]*1000" office:value-type="time" office:time-value="PT12H21M55S" calcext:value-type="time">
            <text:p>12:21:55 PM</text:p>
          </table:table-cell>
          <table:table-cell table:style-name="ce10" table:formula="of:=[.J40]+[.E41]/[.$G$3]" office:value-type="time" office:time-value="PT14H34M03.35232S" calcext:value-type="time">
            <text:p>02:34:03 PM</text:p>
          </table:table-cell>
          <table:table-cell table:style-name="ce10" table:formula="of:=[.I41]+[.F41]/[.$G$3]" office:value-type="time" office:time-value="PT14H34M05.92687S" calcext:value-type="time">
            <text:p>02:34:06 PM</text:p>
          </table:table-cell>
          <table:table-cell table:formula="of:=([.I41]-[.H41])*[.$G$3]/1000" office:value-type="float" office:value="7928.35232000003" calcext:value-type="float">
            <text:p>7928.35232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formula="of:=[eptp.B42]" office:value-type="float" office:value="41" calcext:value-type="float">
            <text:p>41</text:p>
          </table:table-cell>
          <table:table-cell table:formula="of:=[eptp.A42]" office:value-type="float" office:value="8196" calcext:value-type="float">
            <text:p>8196</text:p>
          </table:table-cell>
          <table:table-cell table:style-name="Default" table:formula="of:=[eptp.G42]*1000" office:value-type="float" office:value="549657" calcext:value-type="float">
            <text:p>549657</text:p>
          </table:table-cell>
          <table:table-cell/>
          <table:table-cell table:style-name="ce10" table:formula="of:=[.H41]+[.B41]/[.$G$3]*1000" office:value-type="time" office:time-value="PT12H22M16S" calcext:value-type="time">
            <text:p>12:22:16 PM</text:p>
          </table:table-cell>
          <table:table-cell table:style-name="ce10" table:formula="of:=[.J41]+[.E42]/[.$G$3]" office:value-type="time" office:time-value="PT14H34M14.12287S" calcext:value-type="time">
            <text:p>02:34:14 PM</text:p>
          </table:table-cell>
          <table:table-cell table:style-name="ce10" table:formula="of:=[.I42]+[.F42]/[.$G$3]" office:value-type="time" office:time-value="PT14H43M23.77987S" calcext:value-type="time">
            <text:p>02:43:24 PM</text:p>
          </table:table-cell>
          <table:table-cell table:formula="of:=([.I42]-[.H42])*[.$G$3]/1000" office:value-type="float" office:value="7918.12287000003" calcext:value-type="float">
            <text:p>7918.12287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formula="of:=[eptp.B43]" office:value-type="float" office:value="42" calcext:value-type="float">
            <text:p>42</text:p>
          </table:table-cell>
          <table:table-cell table:formula="of:=[eptp.A43]" office:value-type="float" office:value="8714" calcext:value-type="float">
            <text:p>8714</text:p>
          </table:table-cell>
          <table:table-cell table:style-name="Default" table:formula="of:=[eptp.G43]*1000" office:value-type="float" office:value="2347520" calcext:value-type="float">
            <text:p>2347520</text:p>
          </table:table-cell>
          <table:table-cell/>
          <table:table-cell table:style-name="ce10" table:formula="of:=[.H42]+[.B42]/[.$G$3]*1000" office:value-type="time" office:time-value="PT12H22M32S" calcext:value-type="time">
            <text:p>12:22:32 PM</text:p>
          </table:table-cell>
          <table:table-cell table:style-name="ce10" table:formula="of:=[.J42]+[.E43]/[.$G$3]" office:value-type="time" office:time-value="PT14H43M32.49387S" calcext:value-type="time">
            <text:p>02:43:32 PM</text:p>
          </table:table-cell>
          <table:table-cell table:style-name="ce10" table:formula="of:=[.I43]+[.F43]/[.$G$3]" office:value-type="time" office:time-value="PT15H22M40.01387S" calcext:value-type="time">
            <text:p>03:22:40 PM</text:p>
          </table:table-cell>
          <table:table-cell table:formula="of:=([.I43]-[.H43])*[.$G$3]/1000" office:value-type="float" office:value="8460.49387000004" calcext:value-type="float">
            <text:p>8460.49387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formula="of:=[eptp.B44]" office:value-type="float" office:value="43" calcext:value-type="float">
            <text:p>43</text:p>
          </table:table-cell>
          <table:table-cell table:formula="of:=[eptp.A44]" office:value-type="float" office:value="8374" calcext:value-type="float">
            <text:p>8374</text:p>
          </table:table-cell>
          <table:table-cell table:style-name="Default" table:formula="of:=[eptp.G44]*1000" office:value-type="float" office:value="4669.64" calcext:value-type="float">
            <text:p>4669.64</text:p>
          </table:table-cell>
          <table:table-cell/>
          <table:table-cell table:style-name="ce10" table:formula="of:=[.H43]+[.B43]/[.$G$3]*1000" office:value-type="time" office:time-value="PT12H22M36S" calcext:value-type="time">
            <text:p>12:22:36 PM</text:p>
          </table:table-cell>
          <table:table-cell table:style-name="ce10" table:formula="of:=[.J43]+[.E44]/[.$G$3]" office:value-type="time" office:time-value="PT15H22M48.38787S" calcext:value-type="time">
            <text:p>03:22:48 PM</text:p>
          </table:table-cell>
          <table:table-cell table:style-name="ce10" table:formula="of:=[.I44]+[.F44]/[.$G$3]" office:value-type="time" office:time-value="PT15H22M53.05751S" calcext:value-type="time">
            <text:p>03:22:53 PM</text:p>
          </table:table-cell>
          <table:table-cell table:formula="of:=([.I44]-[.H44])*[.$G$3]/1000" office:value-type="float" office:value="10812.38787" calcext:value-type="float">
            <text:p>10812.38787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formula="of:=[eptp.B45]" office:value-type="float" office:value="44" calcext:value-type="float">
            <text:p>44</text:p>
          </table:table-cell>
          <table:table-cell table:formula="of:=[eptp.A45]" office:value-type="float" office:value="7753" calcext:value-type="float">
            <text:p>7753</text:p>
          </table:table-cell>
          <table:table-cell table:style-name="Default" table:formula="of:=[eptp.G45]*1000" office:value-type="float" office:value="2574.55" calcext:value-type="float">
            <text:p>2574.55</text:p>
          </table:table-cell>
          <table:table-cell/>
          <table:table-cell table:style-name="ce10" table:formula="of:=[.H44]+[.B44]/[.$G$3]*1000" office:value-type="time" office:time-value="PT12H22M43S" calcext:value-type="time">
            <text:p>12:22:43 PM</text:p>
          </table:table-cell>
          <table:table-cell table:style-name="ce10" table:formula="of:=[.J44]+[.E45]/[.$G$3]" office:value-type="time" office:time-value="PT15H23M00.81051S" calcext:value-type="time">
            <text:p>03:23:01 PM</text:p>
          </table:table-cell>
          <table:table-cell table:style-name="ce10" table:formula="of:=[.I45]+[.F45]/[.$G$3]" office:value-type="time" office:time-value="PT15H23M03.38506S" calcext:value-type="time">
            <text:p>03:23:03 PM</text:p>
          </table:table-cell>
          <table:table-cell table:formula="of:=([.I45]-[.H45])*[.$G$3]/1000" office:value-type="float" office:value="10817.81051" calcext:value-type="float">
            <text:p>10817.81051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formula="of:=[eptp.B46]" office:value-type="float" office:value="45" calcext:value-type="float">
            <text:p>45</text:p>
          </table:table-cell>
          <table:table-cell table:formula="of:=[eptp.A46]" office:value-type="float" office:value="8300" calcext:value-type="float">
            <text:p>8300</text:p>
          </table:table-cell>
          <table:table-cell table:style-name="Default" table:formula="of:=[eptp.G46]*1000" office:value-type="float" office:value="620753" calcext:value-type="float">
            <text:p>620753</text:p>
          </table:table-cell>
          <table:table-cell/>
          <table:table-cell table:style-name="ce10" table:formula="of:=[.H45]+[.B45]/[.$G$3]*1000" office:value-type="time" office:time-value="PT12H22M57S" calcext:value-type="time">
            <text:p>12:22:57 PM</text:p>
          </table:table-cell>
          <table:table-cell table:style-name="ce10" table:formula="of:=[.J45]+[.E46]/[.$G$3]" office:value-type="time" office:time-value="PT15H23M11.68506S" calcext:value-type="time">
            <text:p>03:23:12 PM</text:p>
          </table:table-cell>
          <table:table-cell table:style-name="ce10" table:formula="of:=[.I46]+[.F46]/[.$G$3]" office:value-type="time" office:time-value="PT15H33M32.43806S" calcext:value-type="time">
            <text:p>03:33:32 PM</text:p>
          </table:table-cell>
          <table:table-cell table:formula="of:=([.I46]-[.H46])*[.$G$3]/1000" office:value-type="float" office:value="10814.6850600001" calcext:value-type="float">
            <text:p>10814.68506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/>
          <table:table-cell table:formula="of:=[eptp.B47]" office:value-type="float" office:value="46" calcext:value-type="float">
            <text:p>46</text:p>
          </table:table-cell>
          <table:table-cell table:formula="of:=[eptp.A47]" office:value-type="float" office:value="8390" calcext:value-type="float">
            <text:p>8390</text:p>
          </table:table-cell>
          <table:table-cell table:style-name="Default" table:formula="of:=[eptp.G47]*1000" office:value-type="float" office:value="2574.55" calcext:value-type="float">
            <text:p>2574.55</text:p>
          </table:table-cell>
          <table:table-cell/>
          <table:table-cell table:style-name="ce10" table:formula="of:=[.H46]+[.B46]/[.$G$3]*1000" office:value-type="time" office:time-value="PT12H23M12S" calcext:value-type="time">
            <text:p>12:23:12 PM</text:p>
          </table:table-cell>
          <table:table-cell table:style-name="ce10" table:formula="of:=[.J46]+[.E47]/[.$G$3]" office:value-type="time" office:time-value="PT15H33M40.82806S" calcext:value-type="time">
            <text:p>03:33:41 PM</text:p>
          </table:table-cell>
          <table:table-cell table:style-name="ce10" table:formula="of:=[.I47]+[.F47]/[.$G$3]" office:value-type="time" office:time-value="PT15H33M43.40261S" calcext:value-type="time">
            <text:p>03:33:43 PM</text:p>
          </table:table-cell>
          <table:table-cell table:formula="of:=([.I47]-[.H47])*[.$G$3]/1000" office:value-type="float" office:value="11428.8280600001" calcext:value-type="float">
            <text:p>11428.82806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[eptp.B48]" office:value-type="float" office:value="47" calcext:value-type="float">
            <text:p>47</text:p>
          </table:table-cell>
          <table:table-cell table:formula="of:=[eptp.A48]" office:value-type="float" office:value="7948" calcext:value-type="float">
            <text:p>7948</text:p>
          </table:table-cell>
          <table:table-cell table:style-name="Default" table:formula="of:=[eptp.G48]*1000" office:value-type="float" office:value="2574.55" calcext:value-type="float">
            <text:p>2574.55</text:p>
          </table:table-cell>
          <table:table-cell/>
          <table:table-cell table:style-name="ce10" table:formula="of:=[.H47]+[.B47]/[.$G$3]*1000" office:value-type="time" office:time-value="PT12H24M58S" calcext:value-type="time">
            <text:p>12:24:58 PM</text:p>
          </table:table-cell>
          <table:table-cell table:style-name="ce10" table:formula="of:=[.J47]+[.E48]/[.$G$3]" office:value-type="time" office:time-value="PT15H33M51.35061S" calcext:value-type="time">
            <text:p>03:33:51 PM</text:p>
          </table:table-cell>
          <table:table-cell table:style-name="ce10" table:formula="of:=[.I48]+[.F48]/[.$G$3]" office:value-type="time" office:time-value="PT15H33M53.92516S" calcext:value-type="time">
            <text:p>03:33:54 PM</text:p>
          </table:table-cell>
          <table:table-cell table:formula="of:=([.I48]-[.H48])*[.$G$3]/1000" office:value-type="float" office:value="11333.3506100001" calcext:value-type="float">
            <text:p>11333.3506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formula="of:=[eptp.B49]" office:value-type="float" office:value="48" calcext:value-type="float">
            <text:p>48</text:p>
          </table:table-cell>
          <table:table-cell table:formula="of:=[eptp.A49]" office:value-type="float" office:value="8025" calcext:value-type="float">
            <text:p>8025</text:p>
          </table:table-cell>
          <table:table-cell table:style-name="Default" table:formula="of:=[eptp.G49]*1000" office:value-type="float" office:value="2574.55" calcext:value-type="float">
            <text:p>2574.55</text:p>
          </table:table-cell>
          <table:table-cell/>
          <table:table-cell table:style-name="ce10" table:formula="of:=[.H48]+[.B48]/[.$G$3]*1000" office:value-type="time" office:time-value="PT12H25M07S" calcext:value-type="time">
            <text:p>12:25:07 PM</text:p>
          </table:table-cell>
          <table:table-cell table:style-name="ce10" table:formula="of:=[.J48]+[.E49]/[.$G$3]" office:value-type="time" office:time-value="PT15H34M01.95016S" calcext:value-type="time">
            <text:p>03:34:02 PM</text:p>
          </table:table-cell>
          <table:table-cell table:style-name="ce10" table:formula="of:=[.I49]+[.F49]/[.$G$3]" office:value-type="time" office:time-value="PT15H34M04.52471S" calcext:value-type="time">
            <text:p>03:34:05 PM</text:p>
          </table:table-cell>
          <table:table-cell table:formula="of:=([.I49]-[.H49])*[.$G$3]/1000" office:value-type="float" office:value="11334.9501600001" calcext:value-type="float">
            <text:p>11334.95016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formula="of:=[eptp.B50]" office:value-type="float" office:value="49" calcext:value-type="float">
            <text:p>49</text:p>
          </table:table-cell>
          <table:table-cell table:formula="of:=[eptp.A50]" office:value-type="float" office:value="8945" calcext:value-type="float">
            <text:p>8945</text:p>
          </table:table-cell>
          <table:table-cell table:style-name="Default" table:formula="of:=[eptp.G50]*1000" office:value-type="float" office:value="2574.55" calcext:value-type="float">
            <text:p>2574.55</text:p>
          </table:table-cell>
          <table:table-cell/>
          <table:table-cell table:style-name="ce10" table:formula="of:=[.H49]+[.B49]/[.$G$3]*1000" office:value-type="time" office:time-value="PT12H25M13S" calcext:value-type="time">
            <text:p>12:25:13 PM</text:p>
          </table:table-cell>
          <table:table-cell table:style-name="ce10" table:formula="of:=[.J49]+[.E50]/[.$G$3]" office:value-type="time" office:time-value="PT15H34M13.46971S" calcext:value-type="time">
            <text:p>03:34:13 PM</text:p>
          </table:table-cell>
          <table:table-cell table:style-name="ce10" table:formula="of:=[.I50]+[.F50]/[.$G$3]" office:value-type="time" office:time-value="PT15H34M16.04426S" calcext:value-type="time">
            <text:p>03:34:16 PM</text:p>
          </table:table-cell>
          <table:table-cell table:formula="of:=([.I50]-[.H50])*[.$G$3]/1000" office:value-type="float" office:value="11340.4697100001" calcext:value-type="float">
            <text:p>11340.46971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table:formula="of:=[eptp.B51]" office:value-type="float" office:value="50" calcext:value-type="float">
            <text:p>50</text:p>
          </table:table-cell>
          <table:table-cell table:formula="of:=[eptp.A51]" office:value-type="float" office:value="8115" calcext:value-type="float">
            <text:p>8115</text:p>
          </table:table-cell>
          <table:table-cell table:style-name="Default" table:formula="of:=[eptp.G51]*1000" office:value-type="float" office:value="129723" calcext:value-type="float">
            <text:p>129723</text:p>
          </table:table-cell>
          <table:table-cell/>
          <table:table-cell table:style-name="ce10" table:formula="of:=[.H50]+[.B50]/[.$G$3]*1000" office:value-type="time" office:time-value="PT12H25M21S" calcext:value-type="time">
            <text:p>12:25:21 PM</text:p>
          </table:table-cell>
          <table:table-cell table:style-name="ce10" table:formula="of:=[.J50]+[.E51]/[.$G$3]" office:value-type="time" office:time-value="PT15H34M24.15926S" calcext:value-type="time">
            <text:p>03:34:24 PM</text:p>
          </table:table-cell>
          <table:table-cell table:style-name="ce10" table:formula="of:=[.I51]+[.F51]/[.$G$3]" office:value-type="time" office:time-value="PT15H36M33.88226S" calcext:value-type="time">
            <text:p>03:36:34 PM</text:p>
          </table:table-cell>
          <table:table-cell table:formula="of:=([.I51]-[.H51])*[.$G$3]/1000" office:value-type="float" office:value="11343.1592600001" calcext:value-type="float">
            <text:p>11343.1592600001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table:formula="of:=[eptp.B52]" office:value-type="float" office:value="51" calcext:value-type="float">
            <text:p>51</text:p>
          </table:table-cell>
          <table:table-cell table:formula="of:=[eptp.A52]" office:value-type="float" office:value="9111" calcext:value-type="float">
            <text:p>9111</text:p>
          </table:table-cell>
          <table:table-cell table:style-name="Default" table:formula="of:=[eptp.G52]*1000" office:value-type="float" office:value="2400310" calcext:value-type="float">
            <text:p>2400310</text:p>
          </table:table-cell>
          <table:table-cell/>
          <table:table-cell table:style-name="ce10" table:formula="of:=[.H51]+[.B51]/[.$G$3]*1000" office:value-type="time" office:time-value="PT12H25M56S" calcext:value-type="time">
            <text:p>12:25:56 PM</text:p>
          </table:table-cell>
          <table:table-cell table:style-name="ce10" table:formula="of:=[.J51]+[.E52]/[.$G$3]" office:value-type="time" office:time-value="PT15H36M42.99326S" calcext:value-type="time">
            <text:p>03:36:43 PM</text:p>
          </table:table-cell>
          <table:table-cell table:style-name="ce10" table:formula="of:=[.I52]+[.F52]/[.$G$3]" office:value-type="time" office:time-value="PT16H16M43.30326S" calcext:value-type="time">
            <text:p>04:16:43 PM</text:p>
          </table:table-cell>
          <table:table-cell table:formula="of:=([.I52]-[.H52])*[.$G$3]/1000" office:value-type="float" office:value="11446.9932600001" calcext:value-type="float">
            <text:p>11446.99326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formula="of:=[eptp.B53]" office:value-type="float" office:value="52" calcext:value-type="float">
            <text:p>52</text:p>
          </table:table-cell>
          <table:table-cell table:formula="of:=[eptp.A53]" office:value-type="float" office:value="8420" calcext:value-type="float">
            <text:p>8420</text:p>
          </table:table-cell>
          <table:table-cell table:style-name="Default" table:formula="of:=[eptp.G53]*1000" office:value-type="float" office:value="2574.55" calcext:value-type="float">
            <text:p>2574.55</text:p>
          </table:table-cell>
          <table:table-cell/>
          <table:table-cell table:style-name="ce10" table:formula="of:=[.H52]+[.B52]/[.$G$3]*1000" office:value-type="time" office:time-value="PT12H26M41S" calcext:value-type="time">
            <text:p>12:26:41 PM</text:p>
          </table:table-cell>
          <table:table-cell table:style-name="ce10" table:formula="of:=[.J52]+[.E53]/[.$G$3]" office:value-type="time" office:time-value="PT16H16M51.72326S" calcext:value-type="time">
            <text:p>04:16:52 PM</text:p>
          </table:table-cell>
          <table:table-cell table:style-name="ce10" table:formula="of:=[.I53]+[.F53]/[.$G$3]" office:value-type="time" office:time-value="PT16H16M54.29781S" calcext:value-type="time">
            <text:p>04:16:54 PM</text:p>
          </table:table-cell>
          <table:table-cell table:formula="of:=([.I53]-[.H53])*[.$G$3]/1000" office:value-type="float" office:value="13810.7232600001" calcext:value-type="float">
            <text:p>13810.72326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formula="of:=[eptp.B54]" office:value-type="float" office:value="53" calcext:value-type="float">
            <text:p>53</text:p>
          </table:table-cell>
          <table:table-cell table:formula="of:=[eptp.A54]" office:value-type="float" office:value="8193" calcext:value-type="float">
            <text:p>8193</text:p>
          </table:table-cell>
          <table:table-cell table:style-name="Default" table:formula="of:=[eptp.G54]*1000" office:value-type="float" office:value="23580.5" calcext:value-type="float">
            <text:p>23580.5</text:p>
          </table:table-cell>
          <table:table-cell/>
          <table:table-cell table:style-name="ce10" table:formula="of:=[.H53]+[.B53]/[.$G$3]*1000" office:value-type="time" office:time-value="PT12H26M47S" calcext:value-type="time">
            <text:p>12:26:47 PM</text:p>
          </table:table-cell>
          <table:table-cell table:style-name="ce10" table:formula="of:=[.J53]+[.E54]/[.$G$3]" office:value-type="time" office:time-value="PT16H17M02.49081S" calcext:value-type="time">
            <text:p>04:17:02 PM</text:p>
          </table:table-cell>
          <table:table-cell table:style-name="ce10" table:formula="of:=[.I54]+[.F54]/[.$G$3]" office:value-type="time" office:time-value="PT16H17M26.07131S" calcext:value-type="time">
            <text:p>04:17:26 PM</text:p>
          </table:table-cell>
          <table:table-cell table:formula="of:=([.I54]-[.H54])*[.$G$3]/1000" office:value-type="float" office:value="13815.4908100001" calcext:value-type="float">
            <text:p>13815.4908100001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formula="of:=[eptp.B55]" office:value-type="float" office:value="54" calcext:value-type="float">
            <text:p>54</text:p>
          </table:table-cell>
          <table:table-cell table:formula="of:=[eptp.A55]" office:value-type="float" office:value="8907" calcext:value-type="float">
            <text:p>8907</text:p>
          </table:table-cell>
          <table:table-cell table:style-name="Default" table:formula="of:=[eptp.G55]*1000" office:value-type="float" office:value="560798" calcext:value-type="float">
            <text:p>560798</text:p>
          </table:table-cell>
          <table:table-cell/>
          <table:table-cell table:style-name="ce10" table:formula="of:=[.H54]+[.B54]/[.$G$3]*1000" office:value-type="time" office:time-value="PT12H26M51S" calcext:value-type="time">
            <text:p>12:26:51 PM</text:p>
          </table:table-cell>
          <table:table-cell table:style-name="ce10" table:formula="of:=[.J54]+[.E55]/[.$G$3]" office:value-type="time" office:time-value="PT16H17M34.97831S" calcext:value-type="time">
            <text:p>04:17:35 PM</text:p>
          </table:table-cell>
          <table:table-cell table:style-name="ce10" table:formula="of:=[.I55]+[.F55]/[.$G$3]" office:value-type="time" office:time-value="PT16H26M55.77631S" calcext:value-type="time">
            <text:p>04:26:56 PM</text:p>
          </table:table-cell>
          <table:table-cell table:formula="of:=([.I55]-[.H55])*[.$G$3]/1000" office:value-type="float" office:value="13843.9783100001" calcext:value-type="float">
            <text:p>13843.9783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formula="of:=[eptp.B56]" office:value-type="float" office:value="55" calcext:value-type="float">
            <text:p>55</text:p>
          </table:table-cell>
          <table:table-cell table:formula="of:=[eptp.A56]" office:value-type="float" office:value="8673" calcext:value-type="float">
            <text:p>8673</text:p>
          </table:table-cell>
          <table:table-cell table:style-name="Default" table:formula="of:=[eptp.G56]*1000" office:value-type="float" office:value="2574.55" calcext:value-type="float">
            <text:p>2574.55</text:p>
          </table:table-cell>
          <table:table-cell/>
          <table:table-cell table:style-name="ce10" table:formula="of:=[.H55]+[.B55]/[.$G$3]*1000" office:value-type="time" office:time-value="PT12H27M24S" calcext:value-type="time">
            <text:p>12:27:24 PM</text:p>
          </table:table-cell>
          <table:table-cell table:style-name="ce10" table:formula="of:=[.J55]+[.E56]/[.$G$3]" office:value-type="time" office:time-value="PT16H27M04.44931S" calcext:value-type="time">
            <text:p>04:27:04 PM</text:p>
          </table:table-cell>
          <table:table-cell table:style-name="ce10" table:formula="of:=[.I56]+[.F56]/[.$G$3]" office:value-type="time" office:time-value="PT16H27M07.02386S" calcext:value-type="time">
            <text:p>04:27:07 PM</text:p>
          </table:table-cell>
          <table:table-cell table:formula="of:=([.I56]-[.H56])*[.$G$3]/1000" office:value-type="float" office:value="14380.4493100001" calcext:value-type="float">
            <text:p>14380.4493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93" calcext:value-type="float">
            <text:p>93</text:p>
          </table:table-cell>
          <table:table-cell/>
          <table:table-cell table:formula="of:=[eptp.B57]" office:value-type="float" office:value="56" calcext:value-type="float">
            <text:p>56</text:p>
          </table:table-cell>
          <table:table-cell table:formula="of:=[eptp.A57]" office:value-type="float" office:value="7967" calcext:value-type="float">
            <text:p>7967</text:p>
          </table:table-cell>
          <table:table-cell table:style-name="Default" table:formula="of:=[eptp.G57]*1000" office:value-type="float" office:value="2574.55" calcext:value-type="float">
            <text:p>2574.55</text:p>
          </table:table-cell>
          <table:table-cell/>
          <table:table-cell table:style-name="ce10" table:formula="of:=[.H56]+[.B56]/[.$G$3]*1000" office:value-type="time" office:time-value="PT12H27M27S" calcext:value-type="time">
            <text:p>12:27:27 PM</text:p>
          </table:table-cell>
          <table:table-cell table:style-name="ce10" table:formula="of:=[.J56]+[.E57]/[.$G$3]" office:value-type="time" office:time-value="PT16H27M14.99086S" calcext:value-type="time">
            <text:p>04:27:15 PM</text:p>
          </table:table-cell>
          <table:table-cell table:style-name="ce10" table:formula="of:=[.I57]+[.F57]/[.$G$3]" office:value-type="time" office:time-value="PT16H27M17.56541S" calcext:value-type="time">
            <text:p>04:27:18 PM</text:p>
          </table:table-cell>
          <table:table-cell table:formula="of:=([.I57]-[.H57])*[.$G$3]/1000" office:value-type="float" office:value="14387.9908600001" calcext:value-type="float">
            <text:p>14387.99086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formula="of:=[eptp.B58]" office:value-type="float" office:value="57" calcext:value-type="float">
            <text:p>57</text:p>
          </table:table-cell>
          <table:table-cell table:formula="of:=[eptp.A58]" office:value-type="float" office:value="8613" calcext:value-type="float">
            <text:p>8613</text:p>
          </table:table-cell>
          <table:table-cell table:style-name="Default" table:formula="of:=[eptp.G58]*1000" office:value-type="float" office:value="23580.5" calcext:value-type="float">
            <text:p>23580.5</text:p>
          </table:table-cell>
          <table:table-cell/>
          <table:table-cell table:style-name="ce10" table:formula="of:=[.H57]+[.B57]/[.$G$3]*1000" office:value-type="time" office:time-value="PT12H29M00S" calcext:value-type="time">
            <text:p>12:29:00 PM</text:p>
          </table:table-cell>
          <table:table-cell table:style-name="ce10" table:formula="of:=[.J57]+[.E58]/[.$G$3]" office:value-type="time" office:time-value="PT16H27M26.17841S" calcext:value-type="time">
            <text:p>04:27:26 PM</text:p>
          </table:table-cell>
          <table:table-cell table:style-name="ce10" table:formula="of:=[.I58]+[.F58]/[.$G$3]" office:value-type="time" office:time-value="PT16H27M49.75891S" calcext:value-type="time">
            <text:p>04:27:50 PM</text:p>
          </table:table-cell>
          <table:table-cell table:formula="of:=([.I58]-[.H58])*[.$G$3]/1000" office:value-type="float" office:value="14306.1784100001" calcext:value-type="float">
            <text:p>14306.1784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formula="of:=[eptp.B59]" office:value-type="float" office:value="58" calcext:value-type="float">
            <text:p>58</text:p>
          </table:table-cell>
          <table:table-cell table:formula="of:=[eptp.A59]" office:value-type="float" office:value="8490" calcext:value-type="float">
            <text:p>8490</text:p>
          </table:table-cell>
          <table:table-cell table:style-name="Default" table:formula="of:=[eptp.G59]*1000" office:value-type="float" office:value="2574.55" calcext:value-type="float">
            <text:p>2574.55</text:p>
          </table:table-cell>
          <table:table-cell/>
          <table:table-cell table:style-name="ce10" table:formula="of:=[.H58]+[.B58]/[.$G$3]*1000" office:value-type="time" office:time-value="PT12H29M02S" calcext:value-type="time">
            <text:p>12:29:02 PM</text:p>
          </table:table-cell>
          <table:table-cell table:style-name="ce10" table:formula="of:=[.J58]+[.E59]/[.$G$3]" office:value-type="time" office:time-value="PT16H27M58.24891S" calcext:value-type="time">
            <text:p>04:27:58 PM</text:p>
          </table:table-cell>
          <table:table-cell table:style-name="ce10" table:formula="of:=[.I59]+[.F59]/[.$G$3]" office:value-type="time" office:time-value="PT16H28M00.82346S" calcext:value-type="time">
            <text:p>04:28:01 PM</text:p>
          </table:table-cell>
          <table:table-cell table:formula="of:=([.I59]-[.H59])*[.$G$3]/1000" office:value-type="float" office:value="14336.2489100001" calcext:value-type="float">
            <text:p>14336.24891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formula="of:=[eptp.B60]" office:value-type="float" office:value="59" calcext:value-type="float">
            <text:p>59</text:p>
          </table:table-cell>
          <table:table-cell table:formula="of:=[eptp.A60]" office:value-type="float" office:value="8343" calcext:value-type="float">
            <text:p>8343</text:p>
          </table:table-cell>
          <table:table-cell table:style-name="Default" table:formula="of:=[eptp.G60]*1000" office:value-type="float" office:value="2574.55" calcext:value-type="float">
            <text:p>2574.55</text:p>
          </table:table-cell>
          <table:table-cell/>
          <table:table-cell table:style-name="ce10" table:formula="of:=[.H59]+[.B59]/[.$G$3]*1000" office:value-type="time" office:time-value="PT12H29M14S" calcext:value-type="time">
            <text:p>12:29:14 PM</text:p>
          </table:table-cell>
          <table:table-cell table:style-name="ce10" table:formula="of:=[.J59]+[.E60]/[.$G$3]" office:value-type="time" office:time-value="PT16H28M09.16646S" calcext:value-type="time">
            <text:p>04:28:09 PM</text:p>
          </table:table-cell>
          <table:table-cell table:style-name="ce10" table:formula="of:=[.I60]+[.F60]/[.$G$3]" office:value-type="time" office:time-value="PT16H28M11.74101S" calcext:value-type="time">
            <text:p>04:28:12 PM</text:p>
          </table:table-cell>
          <table:table-cell table:formula="of:=([.I60]-[.H60])*[.$G$3]/1000" office:value-type="float" office:value="14335.1664600001" calcext:value-type="float">
            <text:p>14335.16646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formula="of:=[eptp.B61]" office:value-type="float" office:value="60" calcext:value-type="float">
            <text:p>60</text:p>
          </table:table-cell>
          <table:table-cell table:formula="of:=[eptp.A61]" office:value-type="float" office:value="8536" calcext:value-type="float">
            <text:p>8536</text:p>
          </table:table-cell>
          <table:table-cell table:style-name="Default" table:formula="of:=[eptp.G61]*1000" office:value-type="float" office:value="259446" calcext:value-type="float">
            <text:p>259446</text:p>
          </table:table-cell>
          <table:table-cell/>
          <table:table-cell table:style-name="ce10" table:formula="of:=[.H60]+[.B60]/[.$G$3]*1000" office:value-type="time" office:time-value="PT12H29M25S" calcext:value-type="time">
            <text:p>12:29:25 PM</text:p>
          </table:table-cell>
          <table:table-cell table:style-name="ce10" table:formula="of:=[.J60]+[.E61]/[.$G$3]" office:value-type="time" office:time-value="PT16H28M20.27701S" calcext:value-type="time">
            <text:p>04:28:20 PM</text:p>
          </table:table-cell>
          <table:table-cell table:style-name="ce10" table:formula="of:=[.I61]+[.F61]/[.$G$3]" office:value-type="time" office:time-value="PT16H32M39.72301S" calcext:value-type="time">
            <text:p>04:32:40 PM</text:p>
          </table:table-cell>
          <table:table-cell table:formula="of:=([.I61]-[.H61])*[.$G$3]/1000" office:value-type="float" office:value="14335.2770100001" calcext:value-type="float">
            <text:p>14335.27701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formula="of:=[eptp.B62]" office:value-type="float" office:value="61" calcext:value-type="float">
            <text:p>61</text:p>
          </table:table-cell>
          <table:table-cell table:formula="of:=[eptp.A62]" office:value-type="float" office:value="8691" calcext:value-type="float">
            <text:p>8691</text:p>
          </table:table-cell>
          <table:table-cell table:style-name="Default" table:formula="of:=[eptp.G62]*1000" office:value-type="float" office:value="129723" calcext:value-type="float">
            <text:p>129723</text:p>
          </table:table-cell>
          <table:table-cell/>
          <table:table-cell table:style-name="ce10" table:formula="of:=[.H61]+[.B61]/[.$G$3]*1000" office:value-type="time" office:time-value="PT12H29M31S" calcext:value-type="time">
            <text:p>12:29:31 PM</text:p>
          </table:table-cell>
          <table:table-cell table:style-name="ce10" table:formula="of:=[.J61]+[.E62]/[.$G$3]" office:value-type="time" office:time-value="PT16H32M48.41401S" calcext:value-type="time">
            <text:p>04:32:48 PM</text:p>
          </table:table-cell>
          <table:table-cell table:style-name="ce10" table:formula="of:=[.I62]+[.F62]/[.$G$3]" office:value-type="time" office:time-value="PT16H34M58.13701S" calcext:value-type="time">
            <text:p>04:34:58 PM</text:p>
          </table:table-cell>
          <table:table-cell table:formula="of:=([.I62]-[.H62])*[.$G$3]/1000" office:value-type="float" office:value="14597.4140100001" calcext:value-type="float">
            <text:p>14597.4140100001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formula="of:=[eptp.B63]" office:value-type="float" office:value="62" calcext:value-type="float">
            <text:p>62</text:p>
          </table:table-cell>
          <table:table-cell table:formula="of:=[eptp.A63]" office:value-type="float" office:value="8235" calcext:value-type="float">
            <text:p>8235</text:p>
          </table:table-cell>
          <table:table-cell table:style-name="Default" table:formula="of:=[eptp.G63]*1000" office:value-type="float" office:value="1053140" calcext:value-type="float">
            <text:p>1053140</text:p>
          </table:table-cell>
          <table:table-cell/>
          <table:table-cell table:style-name="ce10" table:formula="of:=[.H62]+[.B62]/[.$G$3]*1000" office:value-type="time" office:time-value="PT12H29M58S" calcext:value-type="time">
            <text:p>12:29:58 PM</text:p>
          </table:table-cell>
          <table:table-cell table:style-name="ce10" table:formula="of:=[.J62]+[.E63]/[.$G$3]" office:value-type="time" office:time-value="PT16H35M06.37201S" calcext:value-type="time">
            <text:p>04:35:06 PM</text:p>
          </table:table-cell>
          <table:table-cell table:style-name="ce10" table:formula="of:=[.I63]+[.F63]/[.$G$3]" office:value-type="time" office:time-value="PT16H52M39.51201S" calcext:value-type="time">
            <text:p>04:52:40 PM</text:p>
          </table:table-cell>
          <table:table-cell table:formula="of:=([.I63]-[.H63])*[.$G$3]/1000" office:value-type="float" office:value="14708.3720100001" calcext:value-type="float">
            <text:p>14708.37201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table:formula="of:=[eptp.B64]" office:value-type="float" office:value="63" calcext:value-type="float">
            <text:p>63</text:p>
          </table:table-cell>
          <table:table-cell table:formula="of:=[eptp.A64]" office:value-type="float" office:value="8377" calcext:value-type="float">
            <text:p>8377</text:p>
          </table:table-cell>
          <table:table-cell table:style-name="Default" table:formula="of:=[eptp.G64]*1000" office:value-type="float" office:value="259446" calcext:value-type="float">
            <text:p>259446</text:p>
          </table:table-cell>
          <table:table-cell/>
          <table:table-cell table:style-name="ce10" table:formula="of:=[.H63]+[.B63]/[.$G$3]*1000" office:value-type="time" office:time-value="PT12H31M06S" calcext:value-type="time">
            <text:p>12:31:06 PM</text:p>
          </table:table-cell>
          <table:table-cell table:style-name="ce10" table:formula="of:=[.J63]+[.E64]/[.$G$3]" office:value-type="time" office:time-value="PT16H52M47.88901S" calcext:value-type="time">
            <text:p>04:52:48 PM</text:p>
          </table:table-cell>
          <table:table-cell table:style-name="ce10" table:formula="of:=[.I64]+[.F64]/[.$G$3]" office:value-type="time" office:time-value="PT16H57M07.33501S" calcext:value-type="time">
            <text:p>04:57:07 PM</text:p>
          </table:table-cell>
          <table:table-cell table:formula="of:=([.I64]-[.H64])*[.$G$3]/1000" office:value-type="float" office:value="15701.8890100001" calcext:value-type="float">
            <text:p>15701.88901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[eptp.B65]" office:value-type="float" office:value="64" calcext:value-type="float">
            <text:p>64</text:p>
          </table:table-cell>
          <table:table-cell table:formula="of:=[eptp.A65]" office:value-type="float" office:value="8640" calcext:value-type="float">
            <text:p>8640</text:p>
          </table:table-cell>
          <table:table-cell table:style-name="Default" table:formula="of:=[eptp.G65]*1000" office:value-type="float" office:value="259446" calcext:value-type="float">
            <text:p>259446</text:p>
          </table:table-cell>
          <table:table-cell/>
          <table:table-cell table:style-name="ce10" table:formula="of:=[.H64]+[.B64]/[.$G$3]*1000" office:value-type="time" office:time-value="PT12H31M45S" calcext:value-type="time">
            <text:p>12:31:45 PM</text:p>
          </table:table-cell>
          <table:table-cell table:style-name="ce10" table:formula="of:=[.J64]+[.E65]/[.$G$3]" office:value-type="time" office:time-value="PT16H57M15.97501S" calcext:value-type="time">
            <text:p>04:57:16 PM</text:p>
          </table:table-cell>
          <table:table-cell table:style-name="ce10" table:formula="of:=[.I65]+[.F65]/[.$G$3]" office:value-type="time" office:time-value="PT17H01M35.42101S" calcext:value-type="time">
            <text:p>05:01:35 PM</text:p>
          </table:table-cell>
          <table:table-cell table:formula="of:=([.I65]-[.H65])*[.$G$3]/1000" office:value-type="float" office:value="15930.9750100001" calcext:value-type="float">
            <text:p>15930.97501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" calcext:value-type="float">
            <text:p>46</text:p>
          </table:table-cell>
          <table:table-cell/>
          <table:table-cell table:formula="of:=[eptp.B66]" office:value-type="float" office:value="65" calcext:value-type="float">
            <text:p>65</text:p>
          </table:table-cell>
          <table:table-cell table:formula="of:=[eptp.A66]" office:value-type="float" office:value="8916" calcext:value-type="float">
            <text:p>8916</text:p>
          </table:table-cell>
          <table:table-cell table:style-name="Default" table:formula="of:=[eptp.G66]*1000" office:value-type="float" office:value="23580.5" calcext:value-type="float">
            <text:p>23580.5</text:p>
          </table:table-cell>
          <table:table-cell/>
          <table:table-cell table:style-name="ce10" table:formula="of:=[.H65]+[.B65]/[.$G$3]*1000" office:value-type="time" office:time-value="PT12H32M05S" calcext:value-type="time">
            <text:p>12:32:05 PM</text:p>
          </table:table-cell>
          <table:table-cell table:style-name="ce10" table:formula="of:=[.J65]+[.E66]/[.$G$3]" office:value-type="time" office:time-value="PT17H01M44.33701S" calcext:value-type="time">
            <text:p>05:01:44 PM</text:p>
          </table:table-cell>
          <table:table-cell table:style-name="ce10" table:formula="of:=[.I66]+[.F66]/[.$G$3]" office:value-type="time" office:time-value="PT17H02M07.91751S" calcext:value-type="time">
            <text:p>05:02:08 PM</text:p>
          </table:table-cell>
          <table:table-cell table:formula="of:=([.I66]-[.H66])*[.$G$3]/1000" office:value-type="float" office:value="16179.3370100001" calcext:value-type="float">
            <text:p>16179.33701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formula="of:=[eptp.B67]" office:value-type="float" office:value="66" calcext:value-type="float">
            <text:p>66</text:p>
          </table:table-cell>
          <table:table-cell table:formula="of:=[eptp.A67]" office:value-type="float" office:value="8582" calcext:value-type="float">
            <text:p>8582</text:p>
          </table:table-cell>
          <table:table-cell table:style-name="Default" table:formula="of:=[eptp.G67]*1000" office:value-type="float" office:value="4669.64" calcext:value-type="float">
            <text:p>4669.64</text:p>
          </table:table-cell>
          <table:table-cell/>
          <table:table-cell table:style-name="ce10" table:formula="of:=[.H66]+[.B66]/[.$G$3]*1000" office:value-type="time" office:time-value="PT12H32M51S" calcext:value-type="time">
            <text:p>12:32:51 PM</text:p>
          </table:table-cell>
          <table:table-cell table:style-name="ce10" table:formula="of:=[.J66]+[.E67]/[.$G$3]" office:value-type="time" office:time-value="PT17H02M16.49951S" calcext:value-type="time">
            <text:p>05:02:16 PM</text:p>
          </table:table-cell>
          <table:table-cell table:style-name="ce10" table:formula="of:=[.I67]+[.F67]/[.$G$3]" office:value-type="time" office:time-value="PT17H02M21.16915S" calcext:value-type="time">
            <text:p>05:02:21 PM</text:p>
          </table:table-cell>
          <table:table-cell table:formula="of:=([.I67]-[.H67])*[.$G$3]/1000" office:value-type="float" office:value="16165.4995100001" calcext:value-type="float">
            <text:p>16165.49951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formula="of:=[eptp.B68]" office:value-type="float" office:value="67" calcext:value-type="float">
            <text:p>67</text:p>
          </table:table-cell>
          <table:table-cell table:formula="of:=[eptp.A68]" office:value-type="float" office:value="8464" calcext:value-type="float">
            <text:p>8464</text:p>
          </table:table-cell>
          <table:table-cell table:style-name="Default" table:formula="of:=[eptp.G68]*1000" office:value-type="float" office:value="129723" calcext:value-type="float">
            <text:p>129723</text:p>
          </table:table-cell>
          <table:table-cell/>
          <table:table-cell table:style-name="ce10" table:formula="of:=[.H67]+[.B67]/[.$G$3]*1000" office:value-type="time" office:time-value="PT12H32M52S" calcext:value-type="time">
            <text:p>12:32:52 PM</text:p>
          </table:table-cell>
          <table:table-cell table:style-name="ce10" table:formula="of:=[.J67]+[.E68]/[.$G$3]" office:value-type="time" office:time-value="PT17H02M29.63315S" calcext:value-type="time">
            <text:p>05:02:30 PM</text:p>
          </table:table-cell>
          <table:table-cell table:style-name="ce10" table:formula="of:=[.I68]+[.F68]/[.$G$3]" office:value-type="time" office:time-value="PT17H04M39.35615S" calcext:value-type="time">
            <text:p>05:04:39 PM</text:p>
          </table:table-cell>
          <table:table-cell table:formula="of:=([.I68]-[.H68])*[.$G$3]/1000" office:value-type="float" office:value="16177.6331500001" calcext:value-type="float">
            <text:p>16177.63315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formula="of:=[eptp.B69]" office:value-type="float" office:value="68" calcext:value-type="float">
            <text:p>68</text:p>
          </table:table-cell>
          <table:table-cell table:formula="of:=[eptp.A69]" office:value-type="float" office:value="8286" calcext:value-type="float">
            <text:p>8286</text:p>
          </table:table-cell>
          <table:table-cell table:style-name="Default" table:formula="of:=[eptp.G69]*1000" office:value-type="float" office:value="2574.55" calcext:value-type="float">
            <text:p>2574.55</text:p>
          </table:table-cell>
          <table:table-cell/>
          <table:table-cell table:style-name="ce10" table:formula="of:=[.H68]+[.B68]/[.$G$3]*1000" office:value-type="time" office:time-value="PT12H33M29S" calcext:value-type="time">
            <text:p>12:33:29 PM</text:p>
          </table:table-cell>
          <table:table-cell table:style-name="ce10" table:formula="of:=[.J68]+[.E69]/[.$G$3]" office:value-type="time" office:time-value="PT17H04M47.64215S" calcext:value-type="time">
            <text:p>05:04:48 PM</text:p>
          </table:table-cell>
          <table:table-cell table:style-name="ce10" table:formula="of:=[.I69]+[.F69]/[.$G$3]" office:value-type="time" office:time-value="PT17H04M50.2167S" calcext:value-type="time">
            <text:p>05:04:50 PM</text:p>
          </table:table-cell>
          <table:table-cell table:formula="of:=([.I69]-[.H69])*[.$G$3]/1000" office:value-type="float" office:value="16278.6421500001" calcext:value-type="float">
            <text:p>16278.64215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formula="of:=[eptp.B70]" office:value-type="float" office:value="69" calcext:value-type="float">
            <text:p>69</text:p>
          </table:table-cell>
          <table:table-cell table:formula="of:=[eptp.A70]" office:value-type="float" office:value="8059" calcext:value-type="float">
            <text:p>8059</text:p>
          </table:table-cell>
          <table:table-cell table:style-name="Default" table:formula="of:=[eptp.G70]*1000" office:value-type="float" office:value="259446" calcext:value-type="float">
            <text:p>259446</text:p>
          </table:table-cell>
          <table:table-cell/>
          <table:table-cell table:style-name="ce10" table:formula="of:=[.H69]+[.B69]/[.$G$3]*1000" office:value-type="time" office:time-value="PT12H33M36S" calcext:value-type="time">
            <text:p>12:33:36 PM</text:p>
          </table:table-cell>
          <table:table-cell table:style-name="ce10" table:formula="of:=[.J69]+[.E70]/[.$G$3]" office:value-type="time" office:time-value="PT17H04M58.2757S" calcext:value-type="time">
            <text:p>05:04:58 PM</text:p>
          </table:table-cell>
          <table:table-cell table:style-name="ce10" table:formula="of:=[.I70]+[.F70]/[.$G$3]" office:value-type="time" office:time-value="PT17H09M17.7217S" calcext:value-type="time">
            <text:p>05:09:18 PM</text:p>
          </table:table-cell>
          <table:table-cell table:formula="of:=([.I70]-[.H70])*[.$G$3]/1000" office:value-type="float" office:value="16282.2757000001" calcext:value-type="float">
            <text:p>16282.2757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formula="of:=[eptp.B71]" office:value-type="float" office:value="70" calcext:value-type="float">
            <text:p>70</text:p>
          </table:table-cell>
          <table:table-cell table:formula="of:=[eptp.A71]" office:value-type="float" office:value="8725" calcext:value-type="float">
            <text:p>8725</text:p>
          </table:table-cell>
          <table:table-cell table:style-name="Default" table:formula="of:=[eptp.G71]*1000" office:value-type="float" office:value="2574.55" calcext:value-type="float">
            <text:p>2574.55</text:p>
          </table:table-cell>
          <table:table-cell/>
          <table:table-cell table:style-name="ce10" table:formula="of:=[.H70]+[.B70]/[.$G$3]*1000" office:value-type="time" office:time-value="PT12H33M53S" calcext:value-type="time">
            <text:p>12:33:53 PM</text:p>
          </table:table-cell>
          <table:table-cell table:style-name="ce10" table:formula="of:=[.J70]+[.E71]/[.$G$3]" office:value-type="time" office:time-value="PT17H09M26.4467S" calcext:value-type="time">
            <text:p>05:09:26 PM</text:p>
          </table:table-cell>
          <table:table-cell table:style-name="ce10" table:formula="of:=[.I71]+[.F71]/[.$G$3]" office:value-type="time" office:time-value="PT17H09M29.02125S" calcext:value-type="time">
            <text:p>05:09:29 PM</text:p>
          </table:table-cell>
          <table:table-cell table:formula="of:=([.I71]-[.H71])*[.$G$3]/1000" office:value-type="float" office:value="16533.4467000001" calcext:value-type="float">
            <text:p>16533.44670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formula="of:=[eptp.B72]" office:value-type="float" office:value="71" calcext:value-type="float">
            <text:p>71</text:p>
          </table:table-cell>
          <table:table-cell table:formula="of:=[eptp.A72]" office:value-type="float" office:value="9547" calcext:value-type="float">
            <text:p>9547</text:p>
          </table:table-cell>
          <table:table-cell table:style-name="Default" table:formula="of:=[eptp.G72]*1000" office:value-type="float" office:value="129723" calcext:value-type="float">
            <text:p>129723</text:p>
          </table:table-cell>
          <table:table-cell/>
          <table:table-cell table:style-name="ce10" table:formula="of:=[.H71]+[.B71]/[.$G$3]*1000" office:value-type="time" office:time-value="PT12H34M18S" calcext:value-type="time">
            <text:p>12:34:18 PM</text:p>
          </table:table-cell>
          <table:table-cell table:style-name="ce10" table:formula="of:=[.J71]+[.E72]/[.$G$3]" office:value-type="time" office:time-value="PT17H09M38.56825S" calcext:value-type="time">
            <text:p>05:09:39 PM</text:p>
          </table:table-cell>
          <table:table-cell table:style-name="ce10" table:formula="of:=[.I72]+[.F72]/[.$G$3]" office:value-type="time" office:time-value="PT17H11M48.29125S" calcext:value-type="time">
            <text:p>05:11:48 PM</text:p>
          </table:table-cell>
          <table:table-cell table:formula="of:=([.I72]-[.H72])*[.$G$3]/1000" office:value-type="float" office:value="16520.5682500001" calcext:value-type="float">
            <text:p>16520.56825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formula="of:=[eptp.B73]" office:value-type="float" office:value="72" calcext:value-type="float">
            <text:p>72</text:p>
          </table:table-cell>
          <table:table-cell table:formula="of:=[eptp.A73]" office:value-type="float" office:value="8248" calcext:value-type="float">
            <text:p>8248</text:p>
          </table:table-cell>
          <table:table-cell table:style-name="Default" table:formula="of:=[eptp.G73]*1000" office:value-type="float" office:value="4669.64" calcext:value-type="float">
            <text:p>4669.64</text:p>
          </table:table-cell>
          <table:table-cell/>
          <table:table-cell table:style-name="ce10" table:formula="of:=[.H72]+[.B72]/[.$G$3]*1000" office:value-type="time" office:time-value="PT12H34M25S" calcext:value-type="time">
            <text:p>12:34:25 PM</text:p>
          </table:table-cell>
          <table:table-cell table:style-name="ce10" table:formula="of:=[.J72]+[.E73]/[.$G$3]" office:value-type="time" office:time-value="PT17H11M56.53925S" calcext:value-type="time">
            <text:p>05:11:57 PM</text:p>
          </table:table-cell>
          <table:table-cell table:style-name="ce10" table:formula="of:=[.I73]+[.F73]/[.$G$3]" office:value-type="time" office:time-value="PT17H12M01.20889S" calcext:value-type="time">
            <text:p>05:12:01 PM</text:p>
          </table:table-cell>
          <table:table-cell table:formula="of:=([.I73]-[.H73])*[.$G$3]/1000" office:value-type="float" office:value="16651.5392500001" calcext:value-type="float">
            <text:p>16651.5392500001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formula="of:=[eptp.B74]" office:value-type="float" office:value="73" calcext:value-type="float">
            <text:p>73</text:p>
          </table:table-cell>
          <table:table-cell table:formula="of:=[eptp.A74]" office:value-type="float" office:value="8333" calcext:value-type="float">
            <text:p>8333</text:p>
          </table:table-cell>
          <table:table-cell table:style-name="Default" table:formula="of:=[eptp.G74]*1000" office:value-type="float" office:value="549657" calcext:value-type="float">
            <text:p>549657</text:p>
          </table:table-cell>
          <table:table-cell/>
          <table:table-cell table:style-name="ce10" table:formula="of:=[.H73]+[.B73]/[.$G$3]*1000" office:value-type="time" office:time-value="PT12H34M30S" calcext:value-type="time">
            <text:p>12:34:30 PM</text:p>
          </table:table-cell>
          <table:table-cell table:style-name="ce10" table:formula="of:=[.J73]+[.E74]/[.$G$3]" office:value-type="time" office:time-value="PT17H12M09.54189S" calcext:value-type="time">
            <text:p>05:12:10 PM</text:p>
          </table:table-cell>
          <table:table-cell table:style-name="ce10" table:formula="of:=[.I74]+[.F74]/[.$G$3]" office:value-type="time" office:time-value="PT17H21M19.19889S" calcext:value-type="time">
            <text:p>05:21:19 PM</text:p>
          </table:table-cell>
          <table:table-cell table:formula="of:=([.I74]-[.H74])*[.$G$3]/1000" office:value-type="float" office:value="16659.5418900001" calcext:value-type="float">
            <text:p>16659.5418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formula="of:=[eptp.B75]" office:value-type="float" office:value="74" calcext:value-type="float">
            <text:p>74</text:p>
          </table:table-cell>
          <table:table-cell table:formula="of:=[eptp.A75]" office:value-type="float" office:value="9008" calcext:value-type="float">
            <text:p>9008</text:p>
          </table:table-cell>
          <table:table-cell table:style-name="Default" table:formula="of:=[eptp.G75]*1000" office:value-type="float" office:value="2574.55" calcext:value-type="float">
            <text:p>2574.55</text:p>
          </table:table-cell>
          <table:table-cell/>
          <table:table-cell table:style-name="ce10" table:formula="of:=[.H74]+[.B74]/[.$G$3]*1000" office:value-type="time" office:time-value="PT12H34M46S" calcext:value-type="time">
            <text:p>12:34:46 PM</text:p>
          </table:table-cell>
          <table:table-cell table:style-name="ce10" table:formula="of:=[.J74]+[.E75]/[.$G$3]" office:value-type="time" office:time-value="PT17H21M28.20689S" calcext:value-type="time">
            <text:p>05:21:28 PM</text:p>
          </table:table-cell>
          <table:table-cell table:style-name="ce10" table:formula="of:=[.I75]+[.F75]/[.$G$3]" office:value-type="time" office:time-value="PT17H21M30.78144S" calcext:value-type="time">
            <text:p>05:21:31 PM</text:p>
          </table:table-cell>
          <table:table-cell table:formula="of:=([.I75]-[.H75])*[.$G$3]/1000" office:value-type="float" office:value="17202.2068900001" calcext:value-type="float">
            <text:p>17202.20689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formula="of:=[eptp.B76]" office:value-type="float" office:value="75" calcext:value-type="float">
            <text:p>75</text:p>
          </table:table-cell>
          <table:table-cell table:formula="of:=[eptp.A76]" office:value-type="float" office:value="9399" calcext:value-type="float">
            <text:p>9399</text:p>
          </table:table-cell>
          <table:table-cell table:style-name="Default" table:formula="of:=[eptp.G76]*1000" office:value-type="float" office:value="4669.64" calcext:value-type="float">
            <text:p>4669.64</text:p>
          </table:table-cell>
          <table:table-cell/>
          <table:table-cell table:style-name="ce10" table:formula="of:=[.H75]+[.B75]/[.$G$3]*1000" office:value-type="time" office:time-value="PT12H34M52S" calcext:value-type="time">
            <text:p>12:34:52 PM</text:p>
          </table:table-cell>
          <table:table-cell table:style-name="ce10" table:formula="of:=[.J75]+[.E76]/[.$G$3]" office:value-type="time" office:time-value="PT17H21M40.18044S" calcext:value-type="time">
            <text:p>05:21:40 PM</text:p>
          </table:table-cell>
          <table:table-cell table:style-name="ce10" table:formula="of:=[.I76]+[.F76]/[.$G$3]" office:value-type="time" office:time-value="PT17H21M44.85008S" calcext:value-type="time">
            <text:p>05:21:45 PM</text:p>
          </table:table-cell>
          <table:table-cell table:formula="of:=([.I76]-[.H76])*[.$G$3]/1000" office:value-type="float" office:value="17208.1804400001" calcext:value-type="float">
            <text:p>17208.18044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formula="of:=[eptp.B77]" office:value-type="float" office:value="76" calcext:value-type="float">
            <text:p>76</text:p>
          </table:table-cell>
          <table:table-cell table:formula="of:=[eptp.A77]" office:value-type="float" office:value="9173" calcext:value-type="float">
            <text:p>9173</text:p>
          </table:table-cell>
          <table:table-cell table:style-name="Default" table:formula="of:=[eptp.G77]*1000" office:value-type="float" office:value="4669.64" calcext:value-type="float">
            <text:p>4669.64</text:p>
          </table:table-cell>
          <table:table-cell/>
          <table:table-cell table:style-name="ce10" table:formula="of:=[.H76]+[.B76]/[.$G$3]*1000" office:value-type="time" office:time-value="PT12H34M57S" calcext:value-type="time">
            <text:p>12:34:57 PM</text:p>
          </table:table-cell>
          <table:table-cell table:style-name="ce10" table:formula="of:=[.J76]+[.E77]/[.$G$3]" office:value-type="time" office:time-value="PT17H21M54.02308S" calcext:value-type="time">
            <text:p>05:21:54 PM</text:p>
          </table:table-cell>
          <table:table-cell table:style-name="ce10" table:formula="of:=[.I77]+[.F77]/[.$G$3]" office:value-type="time" office:time-value="PT17H21M58.69272S" calcext:value-type="time">
            <text:p>05:21:59 PM</text:p>
          </table:table-cell>
          <table:table-cell table:formula="of:=([.I77]-[.H77])*[.$G$3]/1000" office:value-type="float" office:value="17217.0230800001" calcext:value-type="float">
            <text:p>17217.02308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18" calcext:value-type="float">
            <text:p>118</text:p>
          </table:table-cell>
          <table:table-cell/>
          <table:table-cell table:formula="of:=[eptp.B78]" office:value-type="float" office:value="77" calcext:value-type="float">
            <text:p>77</text:p>
          </table:table-cell>
          <table:table-cell table:formula="of:=[eptp.A78]" office:value-type="float" office:value="8650" calcext:value-type="float">
            <text:p>8650</text:p>
          </table:table-cell>
          <table:table-cell table:style-name="Default" table:formula="of:=[eptp.G78]*1000" office:value-type="float" office:value="4669.64" calcext:value-type="float">
            <text:p>4669.64</text:p>
          </table:table-cell>
          <table:table-cell/>
          <table:table-cell table:style-name="ce10" table:formula="of:=[.H77]+[.B77]/[.$G$3]*1000" office:value-type="time" office:time-value="PT12H34M58S" calcext:value-type="time">
            <text:p>12:34:58 PM</text:p>
          </table:table-cell>
          <table:table-cell table:style-name="ce10" table:formula="of:=[.J77]+[.E78]/[.$G$3]" office:value-type="time" office:time-value="PT17H22M07.34272S" calcext:value-type="time">
            <text:p>05:22:07 PM</text:p>
          </table:table-cell>
          <table:table-cell table:style-name="ce10" table:formula="of:=[.I78]+[.F78]/[.$G$3]" office:value-type="time" office:time-value="PT17H22M12.01236S" calcext:value-type="time">
            <text:p>05:22:12 PM</text:p>
          </table:table-cell>
          <table:table-cell table:formula="of:=([.I78]-[.H78])*[.$G$3]/1000" office:value-type="float" office:value="17229.3427200001" calcext:value-type="float">
            <text:p>17229.34272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formula="of:=[eptp.B79]" office:value-type="float" office:value="78" calcext:value-type="float">
            <text:p>78</text:p>
          </table:table-cell>
          <table:table-cell table:formula="of:=[eptp.A79]" office:value-type="float" office:value="8735" calcext:value-type="float">
            <text:p>8735</text:p>
          </table:table-cell>
          <table:table-cell table:style-name="Default" table:formula="of:=[eptp.G79]*1000" office:value-type="float" office:value="4669.64" calcext:value-type="float">
            <text:p>4669.64</text:p>
          </table:table-cell>
          <table:table-cell/>
          <table:table-cell table:style-name="ce10" table:formula="of:=[.H78]+[.B78]/[.$G$3]*1000" office:value-type="time" office:time-value="PT12H36M56S" calcext:value-type="time">
            <text:p>12:36:56 PM</text:p>
          </table:table-cell>
          <table:table-cell table:style-name="ce10" table:formula="of:=[.J78]+[.E79]/[.$G$3]" office:value-type="time" office:time-value="PT17H22M20.74736S" calcext:value-type="time">
            <text:p>05:22:21 PM</text:p>
          </table:table-cell>
          <table:table-cell table:style-name="ce10" table:formula="of:=[.I79]+[.F79]/[.$G$3]" office:value-type="time" office:time-value="PT17H22M25.417S" calcext:value-type="time">
            <text:p>05:22:25 PM</text:p>
          </table:table-cell>
          <table:table-cell table:formula="of:=([.I79]-[.H79])*[.$G$3]/1000" office:value-type="float" office:value="17124.7473600001" calcext:value-type="float">
            <text:p>17124.7473600001</text:p>
          </table:table-cell>
          <table:table-cell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formula="of:=[eptp.B80]" office:value-type="float" office:value="79" calcext:value-type="float">
            <text:p>79</text:p>
          </table:table-cell>
          <table:table-cell table:formula="of:=[eptp.A80]" office:value-type="float" office:value="8867" calcext:value-type="float">
            <text:p>8867</text:p>
          </table:table-cell>
          <table:table-cell table:style-name="Default" table:formula="of:=[eptp.G80]*1000" office:value-type="float" office:value="129723" calcext:value-type="float">
            <text:p>129723</text:p>
          </table:table-cell>
          <table:table-cell/>
          <table:table-cell table:style-name="ce10" table:formula="of:=[.H79]+[.B79]/[.$G$3]*1000" office:value-type="time" office:time-value="PT12H37M11S" calcext:value-type="time">
            <text:p>12:37:11 PM</text:p>
          </table:table-cell>
          <table:table-cell table:style-name="ce10" table:formula="of:=[.J79]+[.E80]/[.$G$3]" office:value-type="time" office:time-value="PT17H22M34.284S" calcext:value-type="time">
            <text:p>05:22:34 PM</text:p>
          </table:table-cell>
          <table:table-cell table:style-name="ce10" table:formula="of:=[.I80]+[.F80]/[.$G$3]" office:value-type="time" office:time-value="PT17H24M44.007S" calcext:value-type="time">
            <text:p>05:24:44 PM</text:p>
          </table:table-cell>
          <table:table-cell table:formula="of:=([.I80]-[.H80])*[.$G$3]/1000" office:value-type="float" office:value="17123.2840000001" calcext:value-type="float">
            <text:p>17123.2840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56" calcext:value-type="float">
            <text:p>56</text:p>
          </table:table-cell>
          <table:table-cell/>
          <table:table-cell table:formula="of:=[eptp.B81]" office:value-type="float" office:value="80" calcext:value-type="float">
            <text:p>80</text:p>
          </table:table-cell>
          <table:table-cell table:formula="of:=[eptp.A81]" office:value-type="float" office:value="8647" calcext:value-type="float">
            <text:p>8647</text:p>
          </table:table-cell>
          <table:table-cell table:style-name="Default" table:formula="of:=[eptp.G81]*1000" office:value-type="float" office:value="2574.55" calcext:value-type="float">
            <text:p>2574.55</text:p>
          </table:table-cell>
          <table:table-cell/>
          <table:table-cell table:style-name="ce10" table:formula="of:=[.H80]+[.B80]/[.$G$3]*1000" office:value-type="time" office:time-value="PT12H37M25S" calcext:value-type="time">
            <text:p>12:37:25 PM</text:p>
          </table:table-cell>
          <table:table-cell table:style-name="ce10" table:formula="of:=[.J80]+[.E81]/[.$G$3]" office:value-type="time" office:time-value="PT17H24M52.654S" calcext:value-type="time">
            <text:p>05:24:53 PM</text:p>
          </table:table-cell>
          <table:table-cell table:style-name="ce10" table:formula="of:=[.I81]+[.F81]/[.$G$3]" office:value-type="time" office:time-value="PT17H24M55.22855S" calcext:value-type="time">
            <text:p>05:24:55 PM</text:p>
          </table:table-cell>
          <table:table-cell table:formula="of:=([.I81]-[.H81])*[.$G$3]/1000" office:value-type="float" office:value="17247.6540000001" calcext:value-type="float">
            <text:p>17247.6540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formula="of:=[eptp.B82]" office:value-type="float" office:value="81" calcext:value-type="float">
            <text:p>81</text:p>
          </table:table-cell>
          <table:table-cell table:formula="of:=[eptp.A82]" office:value-type="float" office:value="8756" calcext:value-type="float">
            <text:p>8756</text:p>
          </table:table-cell>
          <table:table-cell table:style-name="Default" table:formula="of:=[eptp.G82]*1000" office:value-type="float" office:value="2574.55" calcext:value-type="float">
            <text:p>2574.55</text:p>
          </table:table-cell>
          <table:table-cell/>
          <table:table-cell table:style-name="ce10" table:formula="of:=[.H81]+[.B81]/[.$G$3]*1000" office:value-type="time" office:time-value="PT12H38M21S" calcext:value-type="time">
            <text:p>12:38:21 PM</text:p>
          </table:table-cell>
          <table:table-cell table:style-name="ce10" table:formula="of:=[.J81]+[.E82]/[.$G$3]" office:value-type="time" office:time-value="PT17H25M03.98455S" calcext:value-type="time">
            <text:p>05:25:04 PM</text:p>
          </table:table-cell>
          <table:table-cell table:style-name="ce10" table:formula="of:=[.I82]+[.F82]/[.$G$3]" office:value-type="time" office:time-value="PT17H25M06.5591S" calcext:value-type="time">
            <text:p>05:25:07 PM</text:p>
          </table:table-cell>
          <table:table-cell table:formula="of:=([.I82]-[.H82])*[.$G$3]/1000" office:value-type="float" office:value="17202.9845500001" calcext:value-type="float">
            <text:p>17202.98455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formula="of:=[eptp.B83]" office:value-type="float" office:value="82" calcext:value-type="float">
            <text:p>82</text:p>
          </table:table-cell>
          <table:table-cell table:formula="of:=[eptp.A83]" office:value-type="float" office:value="8659" calcext:value-type="float">
            <text:p>8659</text:p>
          </table:table-cell>
          <table:table-cell table:style-name="Default" table:formula="of:=[eptp.G83]*1000" office:value-type="float" office:value="2574.55" calcext:value-type="float">
            <text:p>2574.55</text:p>
          </table:table-cell>
          <table:table-cell/>
          <table:table-cell table:style-name="ce10" table:formula="of:=[.H82]+[.B82]/[.$G$3]*1000" office:value-type="time" office:time-value="PT12H38M43S" calcext:value-type="time">
            <text:p>12:38:43 PM</text:p>
          </table:table-cell>
          <table:table-cell table:style-name="ce10" table:formula="of:=[.J82]+[.E83]/[.$G$3]" office:value-type="time" office:time-value="PT17H25M15.2181S" calcext:value-type="time">
            <text:p>05:25:15 PM</text:p>
          </table:table-cell>
          <table:table-cell table:style-name="ce10" table:formula="of:=[.I83]+[.F83]/[.$G$3]" office:value-type="time" office:time-value="PT17H25M17.79265S" calcext:value-type="time">
            <text:p>05:25:18 PM</text:p>
          </table:table-cell>
          <table:table-cell table:formula="of:=([.I83]-[.H83])*[.$G$3]/1000" office:value-type="float" office:value="17192.2181000001" calcext:value-type="float">
            <text:p>17192.2181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formula="of:=[eptp.B84]" office:value-type="float" office:value="83" calcext:value-type="float">
            <text:p>83</text:p>
          </table:table-cell>
          <table:table-cell table:formula="of:=[eptp.A84]" office:value-type="float" office:value="8291" calcext:value-type="float">
            <text:p>8291</text:p>
          </table:table-cell>
          <table:table-cell table:style-name="Default" table:formula="of:=[eptp.G84]*1000" office:value-type="float" office:value="2574.55" calcext:value-type="float">
            <text:p>2574.55</text:p>
          </table:table-cell>
          <table:table-cell/>
          <table:table-cell table:style-name="ce10" table:formula="of:=[.H83]+[.B83]/[.$G$3]*1000" office:value-type="time" office:time-value="PT12H39M16S" calcext:value-type="time">
            <text:p>12:39:16 PM</text:p>
          </table:table-cell>
          <table:table-cell table:style-name="ce10" table:formula="of:=[.J83]+[.E84]/[.$G$3]" office:value-type="time" office:time-value="PT17H25M26.08365S" calcext:value-type="time">
            <text:p>05:25:26 PM</text:p>
          </table:table-cell>
          <table:table-cell table:style-name="ce10" table:formula="of:=[.I84]+[.F84]/[.$G$3]" office:value-type="time" office:time-value="PT17H25M28.6582S" calcext:value-type="time">
            <text:p>05:25:29 PM</text:p>
          </table:table-cell>
          <table:table-cell table:formula="of:=([.I84]-[.H84])*[.$G$3]/1000" office:value-type="float" office:value="17170.0836500001" calcext:value-type="float">
            <text:p>17170.08365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formula="of:=[eptp.B85]" office:value-type="float" office:value="84" calcext:value-type="float">
            <text:p>84</text:p>
          </table:table-cell>
          <table:table-cell table:formula="of:=[eptp.A85]" office:value-type="float" office:value="8526" calcext:value-type="float">
            <text:p>8526</text:p>
          </table:table-cell>
          <table:table-cell table:style-name="Default" table:formula="of:=[eptp.G85]*1000" office:value-type="float" office:value="23580.5" calcext:value-type="float">
            <text:p>23580.5</text:p>
          </table:table-cell>
          <table:table-cell/>
          <table:table-cell table:style-name="ce10" table:formula="of:=[.H84]+[.B84]/[.$G$3]*1000" office:value-type="time" office:time-value="PT12H39M20S" calcext:value-type="time">
            <text:p>12:39:20 PM</text:p>
          </table:table-cell>
          <table:table-cell table:style-name="ce10" table:formula="of:=[.J84]+[.E85]/[.$G$3]" office:value-type="time" office:time-value="PT17H25M37.1842S" calcext:value-type="time">
            <text:p>05:25:37 PM</text:p>
          </table:table-cell>
          <table:table-cell table:style-name="ce10" table:formula="of:=[.I85]+[.F85]/[.$G$3]" office:value-type="time" office:time-value="PT17H26M00.7647S" calcext:value-type="time">
            <text:p>05:26:01 PM</text:p>
          </table:table-cell>
          <table:table-cell table:formula="of:=([.I85]-[.H85])*[.$G$3]/1000" office:value-type="float" office:value="17177.1842000001" calcext:value-type="float">
            <text:p>17177.18420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formula="of:=[eptp.B86]" office:value-type="float" office:value="85" calcext:value-type="float">
            <text:p>85</text:p>
          </table:table-cell>
          <table:table-cell table:formula="of:=[eptp.A86]" office:value-type="float" office:value="8903" calcext:value-type="float">
            <text:p>8903</text:p>
          </table:table-cell>
          <table:table-cell table:style-name="Default" table:formula="of:=[eptp.G86]*1000" office:value-type="float" office:value="2574.55" calcext:value-type="float">
            <text:p>2574.55</text:p>
          </table:table-cell>
          <table:table-cell/>
          <table:table-cell table:style-name="ce10" table:formula="of:=[.H85]+[.B85]/[.$G$3]*1000" office:value-type="time" office:time-value="PT12H39M34S" calcext:value-type="time">
            <text:p>12:39:34 PM</text:p>
          </table:table-cell>
          <table:table-cell table:style-name="ce10" table:formula="of:=[.J85]+[.E86]/[.$G$3]" office:value-type="time" office:time-value="PT17H26M09.6677S" calcext:value-type="time">
            <text:p>05:26:10 PM</text:p>
          </table:table-cell>
          <table:table-cell table:style-name="ce10" table:formula="of:=[.I86]+[.F86]/[.$G$3]" office:value-type="time" office:time-value="PT17H26M12.24225S" calcext:value-type="time">
            <text:p>05:26:12 PM</text:p>
          </table:table-cell>
          <table:table-cell table:formula="of:=([.I86]-[.H86])*[.$G$3]/1000" office:value-type="float" office:value="17195.6677000001" calcext:value-type="float">
            <text:p>17195.66770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formula="of:=[eptp.B87]" office:value-type="float" office:value="86" calcext:value-type="float">
            <text:p>86</text:p>
          </table:table-cell>
          <table:table-cell table:formula="of:=[eptp.A87]" office:value-type="float" office:value="7995" calcext:value-type="float">
            <text:p>7995</text:p>
          </table:table-cell>
          <table:table-cell table:style-name="Default" table:formula="of:=[eptp.G87]*1000" office:value-type="float" office:value="259446" calcext:value-type="float">
            <text:p>259446</text:p>
          </table:table-cell>
          <table:table-cell/>
          <table:table-cell table:style-name="ce10" table:formula="of:=[.H86]+[.B86]/[.$G$3]*1000" office:value-type="time" office:time-value="PT12H39M38S" calcext:value-type="time">
            <text:p>12:39:38 PM</text:p>
          </table:table-cell>
          <table:table-cell table:style-name="ce10" table:formula="of:=[.J86]+[.E87]/[.$G$3]" office:value-type="time" office:time-value="PT17H26M20.23725S" calcext:value-type="time">
            <text:p>05:26:20 PM</text:p>
          </table:table-cell>
          <table:table-cell table:style-name="ce10" table:formula="of:=[.I87]+[.F87]/[.$G$3]" office:value-type="time" office:time-value="PT17H30M39.68325S" calcext:value-type="time">
            <text:p>05:30:40 PM</text:p>
          </table:table-cell>
          <table:table-cell table:formula="of:=([.I87]-[.H87])*[.$G$3]/1000" office:value-type="float" office:value="17202.2372500001" calcext:value-type="float">
            <text:p>17202.2372500001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formula="of:=[eptp.B88]" office:value-type="float" office:value="87" calcext:value-type="float">
            <text:p>87</text:p>
          </table:table-cell>
          <table:table-cell table:formula="of:=[eptp.A88]" office:value-type="float" office:value="8909" calcext:value-type="float">
            <text:p>8909</text:p>
          </table:table-cell>
          <table:table-cell table:style-name="Default" table:formula="of:=[eptp.G88]*1000" office:value-type="float" office:value="269416" calcext:value-type="float">
            <text:p>269416</text:p>
          </table:table-cell>
          <table:table-cell/>
          <table:table-cell table:style-name="ce10" table:formula="of:=[.H87]+[.B87]/[.$G$3]*1000" office:value-type="time" office:time-value="PT12H39M42S" calcext:value-type="time">
            <text:p>12:39:42 PM</text:p>
          </table:table-cell>
          <table:table-cell table:style-name="ce10" table:formula="of:=[.J87]+[.E88]/[.$G$3]" office:value-type="time" office:time-value="PT17H30M48.59225S" calcext:value-type="time">
            <text:p>05:30:49 PM</text:p>
          </table:table-cell>
          <table:table-cell table:style-name="ce10" table:formula="of:=[.I88]+[.F88]/[.$G$3]" office:value-type="time" office:time-value="PT17H35M18.00825S" calcext:value-type="time">
            <text:p>05:35:18 PM</text:p>
          </table:table-cell>
          <table:table-cell table:formula="of:=([.I88]-[.H88])*[.$G$3]/1000" office:value-type="float" office:value="17466.5922500001" calcext:value-type="float">
            <text:p>17466.592250000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formula="of:=[eptp.B89]" office:value-type="float" office:value="88" calcext:value-type="float">
            <text:p>88</text:p>
          </table:table-cell>
          <table:table-cell table:formula="of:=[eptp.A89]" office:value-type="float" office:value="8340" calcext:value-type="float">
            <text:p>8340</text:p>
          </table:table-cell>
          <table:table-cell table:style-name="Default" table:formula="of:=[eptp.G89]*1000" office:value-type="float" office:value="4669.64" calcext:value-type="float">
            <text:p>4669.64</text:p>
          </table:table-cell>
          <table:table-cell/>
          <table:table-cell table:style-name="ce10" table:formula="of:=[.H88]+[.B88]/[.$G$3]*1000" office:value-type="time" office:time-value="PT12H39M52S" calcext:value-type="time">
            <text:p>12:39:52 PM</text:p>
          </table:table-cell>
          <table:table-cell table:style-name="ce10" table:formula="of:=[.J88]+[.E89]/[.$G$3]" office:value-type="time" office:time-value="PT17H35M26.34825S" calcext:value-type="time">
            <text:p>05:35:26 PM</text:p>
          </table:table-cell>
          <table:table-cell table:style-name="ce10" table:formula="of:=[.I89]+[.F89]/[.$G$3]" office:value-type="time" office:time-value="PT17H35M31.01789S" calcext:value-type="time">
            <text:p>05:35:31 PM</text:p>
          </table:table-cell>
          <table:table-cell table:formula="of:=([.I89]-[.H89])*[.$G$3]/1000" office:value-type="float" office:value="17734.3482500001" calcext:value-type="float">
            <text:p>17734.3482500001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8" calcext:value-type="float">
            <text:p>88</text:p>
          </table:table-cell>
          <table:table-cell/>
          <table:table-cell table:formula="of:=[eptp.B90]" office:value-type="float" office:value="89" calcext:value-type="float">
            <text:p>89</text:p>
          </table:table-cell>
          <table:table-cell table:formula="of:=[eptp.A90]" office:value-type="float" office:value="8240" calcext:value-type="float">
            <text:p>8240</text:p>
          </table:table-cell>
          <table:table-cell table:style-name="Default" table:formula="of:=[eptp.G90]*1000" office:value-type="float" office:value="1053140" calcext:value-type="float">
            <text:p>1053140</text:p>
          </table:table-cell>
          <table:table-cell/>
          <table:table-cell table:style-name="ce10" table:formula="of:=[.H89]+[.B89]/[.$G$3]*1000" office:value-type="time" office:time-value="PT12H39M53S" calcext:value-type="time">
            <text:p>12:39:53 PM</text:p>
          </table:table-cell>
          <table:table-cell table:style-name="ce10" table:formula="of:=[.J89]+[.E90]/[.$G$3]" office:value-type="time" office:time-value="PT17H35M39.25789S" calcext:value-type="time">
            <text:p>05:35:39 PM</text:p>
          </table:table-cell>
          <table:table-cell table:style-name="ce10" table:formula="of:=[.I90]+[.F90]/[.$G$3]" office:value-type="time" office:time-value="PT17H53M12.39789S" calcext:value-type="time">
            <text:p>05:53:12 PM</text:p>
          </table:table-cell>
          <table:table-cell table:formula="of:=([.I90]-[.H90])*[.$G$3]/1000" office:value-type="float" office:value="17746.2578900001" calcext:value-type="float">
            <text:p>17746.2578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formula="of:=[eptp.B91]" office:value-type="float" office:value="90" calcext:value-type="float">
            <text:p>90</text:p>
          </table:table-cell>
          <table:table-cell table:formula="of:=[eptp.A91]" office:value-type="float" office:value="8530" calcext:value-type="float">
            <text:p>8530</text:p>
          </table:table-cell>
          <table:table-cell table:style-name="Default" table:formula="of:=[eptp.G91]*1000" office:value-type="float" office:value="2574.55" calcext:value-type="float">
            <text:p>2574.55</text:p>
          </table:table-cell>
          <table:table-cell/>
          <table:table-cell table:style-name="ce10" table:formula="of:=[.H90]+[.B90]/[.$G$3]*1000" office:value-type="time" office:time-value="PT12H41M21S" calcext:value-type="time">
            <text:p>12:41:21 PM</text:p>
          </table:table-cell>
          <table:table-cell table:style-name="ce10" table:formula="of:=[.J90]+[.E91]/[.$G$3]" office:value-type="time" office:time-value="PT17H53M20.92789S" calcext:value-type="time">
            <text:p>05:53:21 PM</text:p>
          </table:table-cell>
          <table:table-cell table:style-name="ce10" table:formula="of:=[.I91]+[.F91]/[.$G$3]" office:value-type="time" office:time-value="PT17H53M23.50244S" calcext:value-type="time">
            <text:p>05:53:24 PM</text:p>
          </table:table-cell>
          <table:table-cell table:formula="of:=([.I91]-[.H91])*[.$G$3]/1000" office:value-type="float" office:value="18719.9278900001" calcext:value-type="float">
            <text:p>18719.92789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formula="of:=[eptp.B92]" office:value-type="float" office:value="91" calcext:value-type="float">
            <text:p>91</text:p>
          </table:table-cell>
          <table:table-cell table:formula="of:=[eptp.A92]" office:value-type="float" office:value="8664" calcext:value-type="float">
            <text:p>8664</text:p>
          </table:table-cell>
          <table:table-cell table:style-name="Default" table:formula="of:=[eptp.G92]*1000" office:value-type="float" office:value="23580.5" calcext:value-type="float">
            <text:p>23580.5</text:p>
          </table:table-cell>
          <table:table-cell/>
          <table:table-cell table:style-name="ce10" table:formula="of:=[.H91]+[.B91]/[.$G$3]*1000" office:value-type="time" office:time-value="PT12H41M38S" calcext:value-type="time">
            <text:p>12:41:38 PM</text:p>
          </table:table-cell>
          <table:table-cell table:style-name="ce10" table:formula="of:=[.J91]+[.E92]/[.$G$3]" office:value-type="time" office:time-value="PT17H53M32.16644S" calcext:value-type="time">
            <text:p>05:53:32 PM</text:p>
          </table:table-cell>
          <table:table-cell table:style-name="ce10" table:formula="of:=[.I92]+[.F92]/[.$G$3]" office:value-type="time" office:time-value="PT17H53M55.74694S" calcext:value-type="time">
            <text:p>05:53:56 PM</text:p>
          </table:table-cell>
          <table:table-cell table:formula="of:=([.I92]-[.H92])*[.$G$3]/1000" office:value-type="float" office:value="18714.1664400001" calcext:value-type="float">
            <text:p>18714.16644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formula="of:=[eptp.B93]" office:value-type="float" office:value="92" calcext:value-type="float">
            <text:p>92</text:p>
          </table:table-cell>
          <table:table-cell table:formula="of:=[eptp.A93]" office:value-type="float" office:value="8767" calcext:value-type="float">
            <text:p>8767</text:p>
          </table:table-cell>
          <table:table-cell table:style-name="Default" table:formula="of:=[eptp.G93]*1000" office:value-type="float" office:value="2574.55" calcext:value-type="float">
            <text:p>2574.55</text:p>
          </table:table-cell>
          <table:table-cell/>
          <table:table-cell table:style-name="ce10" table:formula="of:=[.H92]+[.B92]/[.$G$3]*1000" office:value-type="time" office:time-value="PT12H41M55S" calcext:value-type="time">
            <text:p>12:41:55 PM</text:p>
          </table:table-cell>
          <table:table-cell table:style-name="ce10" table:formula="of:=[.J92]+[.E93]/[.$G$3]" office:value-type="time" office:time-value="PT17H54M04.51394S" calcext:value-type="time">
            <text:p>05:54:05 PM</text:p>
          </table:table-cell>
          <table:table-cell table:style-name="ce10" table:formula="of:=[.I93]+[.F93]/[.$G$3]" office:value-type="time" office:time-value="PT17H54M07.08849S" calcext:value-type="time">
            <text:p>05:54:07 PM</text:p>
          </table:table-cell>
          <table:table-cell table:formula="of:=([.I93]-[.H93])*[.$G$3]/1000" office:value-type="float" office:value="18729.5139400001" calcext:value-type="float">
            <text:p>18729.51394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formula="of:=[eptp.B94]" office:value-type="float" office:value="93" calcext:value-type="float">
            <text:p>93</text:p>
          </table:table-cell>
          <table:table-cell table:formula="of:=[eptp.A94]" office:value-type="float" office:value="8473" calcext:value-type="float">
            <text:p>8473</text:p>
          </table:table-cell>
          <table:table-cell table:style-name="Default" table:formula="of:=[eptp.G94]*1000" office:value-type="float" office:value="30841.7" calcext:value-type="float">
            <text:p>30841.7</text:p>
          </table:table-cell>
          <table:table-cell/>
          <table:table-cell table:style-name="ce10" table:formula="of:=[.H93]+[.B93]/[.$G$3]*1000" office:value-type="time" office:time-value="PT12H41M58S" calcext:value-type="time">
            <text:p>12:41:58 PM</text:p>
          </table:table-cell>
          <table:table-cell table:style-name="ce10" table:formula="of:=[.J93]+[.E94]/[.$G$3]" office:value-type="time" office:time-value="PT17H54M15.56149S" calcext:value-type="time">
            <text:p>05:54:16 PM</text:p>
          </table:table-cell>
          <table:table-cell table:style-name="ce10" table:formula="of:=[.I94]+[.F94]/[.$G$3]" office:value-type="time" office:time-value="PT17H54M46.40319S" calcext:value-type="time">
            <text:p>05:54:46 PM</text:p>
          </table:table-cell>
          <table:table-cell table:formula="of:=([.I94]-[.H94])*[.$G$3]/1000" office:value-type="float" office:value="18737.5614900001" calcext:value-type="float">
            <text:p>18737.561490000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formula="of:=[eptp.B95]" office:value-type="float" office:value="94" calcext:value-type="float">
            <text:p>94</text:p>
          </table:table-cell>
          <table:table-cell table:formula="of:=[eptp.A95]" office:value-type="float" office:value="8731" calcext:value-type="float">
            <text:p>8731</text:p>
          </table:table-cell>
          <table:table-cell table:style-name="Default" table:formula="of:=[eptp.G95]*1000" office:value-type="float" office:value="23580.5" calcext:value-type="float">
            <text:p>23580.5</text:p>
          </table:table-cell>
          <table:table-cell/>
          <table:table-cell table:style-name="ce10" table:formula="of:=[.H94]+[.B94]/[.$G$3]*1000" office:value-type="time" office:time-value="PT12H42M19S" calcext:value-type="time">
            <text:p>12:42:19 PM</text:p>
          </table:table-cell>
          <table:table-cell table:style-name="ce10" table:formula="of:=[.J94]+[.E95]/[.$G$3]" office:value-type="time" office:time-value="PT17H54M55.13419S" calcext:value-type="time">
            <text:p>05:54:55 PM</text:p>
          </table:table-cell>
          <table:table-cell table:style-name="ce10" table:formula="of:=[.I95]+[.F95]/[.$G$3]" office:value-type="time" office:time-value="PT17H55M18.71469S" calcext:value-type="time">
            <text:p>05:55:19 PM</text:p>
          </table:table-cell>
          <table:table-cell table:formula="of:=([.I95]-[.H95])*[.$G$3]/1000" office:value-type="float" office:value="18756.1341900001" calcext:value-type="float">
            <text:p>18756.1341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formula="of:=[eptp.B96]" office:value-type="float" office:value="95" calcext:value-type="float">
            <text:p>95</text:p>
          </table:table-cell>
          <table:table-cell table:formula="of:=[eptp.A96]" office:value-type="float" office:value="8860" calcext:value-type="float">
            <text:p>8860</text:p>
          </table:table-cell>
          <table:table-cell table:style-name="Default" table:formula="of:=[eptp.G96]*1000" office:value-type="float" office:value="2574.55" calcext:value-type="float">
            <text:p>2574.55</text:p>
          </table:table-cell>
          <table:table-cell/>
          <table:table-cell table:style-name="ce10" table:formula="of:=[.H95]+[.B95]/[.$G$3]*1000" office:value-type="time" office:time-value="PT12H44M15S" calcext:value-type="time">
            <text:p>12:44:15 PM</text:p>
          </table:table-cell>
          <table:table-cell table:style-name="ce10" table:formula="of:=[.J95]+[.E96]/[.$G$3]" office:value-type="time" office:time-value="PT17H55M27.57469S" calcext:value-type="time">
            <text:p>05:55:28 PM</text:p>
          </table:table-cell>
          <table:table-cell table:style-name="ce10" table:formula="of:=[.I96]+[.F96]/[.$G$3]" office:value-type="time" office:time-value="PT17H55M30.14924S" calcext:value-type="time">
            <text:p>05:55:30 PM</text:p>
          </table:table-cell>
          <table:table-cell table:formula="of:=([.I96]-[.H96])*[.$G$3]/1000" office:value-type="float" office:value="18672.5746900001" calcext:value-type="float">
            <text:p>18672.574690000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/>
          <table:table-cell/>
          <table:table-cell table:style-name="ce8" table:formula="of:=[eptp.B97]" office:value-type="float" office:value="96" calcext:value-type="float">
            <text:p>9.60E+01</text:p>
          </table:table-cell>
          <table:table-cell table:style-name="ce8" table:formula="of:=[eptp.A97]" office:value-type="float" office:value="8341" calcext:value-type="float">
            <text:p>8.34E+03</text:p>
          </table:table-cell>
          <table:table-cell table:style-name="Default" table:formula="of:=[eptp.G97]*1000" office:value-type="float" office:value="2574.55" calcext:value-type="float">
            <text:p>2574.55</text:p>
          </table:table-cell>
          <table:table-cell/>
          <table:table-cell table:style-name="ce10" table:formula="of:=[.H96]+[.B96]/[.$G$3]*1000" office:value-type="time" office:time-value="PT12H44M19S" calcext:value-type="time">
            <text:p>12:44:19 PM</text:p>
          </table:table-cell>
          <table:table-cell table:style-name="ce10" table:formula="of:=[.J96]+[.E97]/[.$G$3]" office:value-type="time" office:time-value="PT17H55M38.49024S" calcext:value-type="time">
            <text:p>05:55:38 PM</text:p>
          </table:table-cell>
          <table:table-cell table:style-name="ce10" table:formula="of:=[.I97]+[.F97]/[.$G$3]" office:value-type="time" office:time-value="PT17H55M41.06479S" calcext:value-type="time">
            <text:p>05:55:41 PM</text:p>
          </table:table-cell>
          <table:table-cell table:formula="of:=([.I97]-[.H97])*[.$G$3]/1000" office:value-type="float" office:value="18679.4902400001" calcext:value-type="float">
            <text:p>18679.4902400001</text:p>
          </table:table-cell>
          <table:table-cell/>
        </table:table-row>
        <table:table-row table:style-name="ro1">
          <table:table-cell table:formula="of:=AVERAGE([.A2:.A97])" office:value-type="float" office:value="75.1041666666667" calcext:value-type="float">
            <text:p>75.1041666667</text:p>
          </table:table-cell>
          <table:table-cell table:formula="of:=AVERAGE([.B2:.B97])" office:value-type="float" office:value="27.9894736842105" calcext:value-type="float">
            <text:p>27.9894736842</text:p>
          </table:table-cell>
          <table:table-cell/>
          <table:table-cell table:style-name="ce8" table:formula="of:=[eptp.B98]" office:value-type="float" office:value="0" calcext:value-type="float">
            <text:p>0.00E+00</text:p>
          </table:table-cell>
          <table:table-cell table:formula="of:=AVERAGE([.E2:.E97])/1000" office:value-type="float" office:value="8.45533333333333" calcext:value-type="float">
            <text:p>8.4553333333</text:p>
          </table:table-cell>
          <table:table-cell table:style-name="Default" table:formula="of:=AVERAGE([.F2:.F97])/1000" office:value-type="float" office:value="213.944628541667" calcext:value-type="float">
            <text:p>213.9446285417</text:p>
          </table:table-cell>
          <table:table-cell table:number-columns-repeated="6"/>
        </table:table-row>
        <table:table-row table:style-name="ro1">
          <table:table-cell table:formula="of:=[.A98]*128" office:value-type="float" office:value="9613.33333333333" calcext:value-type="float">
            <text:p>9613.3333333333</text:p>
          </table:table-cell>
          <table:table-cell table:formula="of:=[.$A99]/[.B98]" office:value-type="float" office:value="343.462454556851" calcext:value-type="float">
            <text:p>343.4624545569</text:p>
          </table:table-cell>
          <table:table-cell table:number-columns-repeated="10"/>
        </table:table-row>
        <table:table-row table:style-name="ro1">
          <table:table-cell table:formula="of:=ROUND([.A99]/1024;1)" office:value-type="float" office:value="9.4" calcext:value-type="float">
            <text:p>9.4</text:p>
          </table:table-cell>
          <table:table-cell table:formula="of:=[.B99]*1024" office:value-type="float" office:value="351705.553466215" calcext:value-type="float">
            <text:p>351705.5534662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430144.5997" calcext:value-type="float">
            <text:p>430144.5997</text:p>
          </table:table-cell>
          <table:table-cell table:number-columns-repeated="10"/>
        </table:table-row>
        <table:table-row table:style-name="ro1">
          <table:table-cell/>
          <table:table-cell table:formula="of:=[.A99]*1024/[.B102]" office:value-type="float" office:value="22.8854514044788" calcext:value-type="float">
            <text:p>22.8854514045</text:p>
          </table:table-cell>
          <table:table-cell table:number-columns-repeated="10"/>
        </table:table-row>
        <table:table-row table:style-name="ro1" table:number-rows-repeated="10484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efault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table:style-name="ce5"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]/[.G2]+(210-[.D2])*5" office:value-type="float" office:value="25549.843531167" calcext:value-type="float">
            <text:p>25549.843531167</text:p>
          </table:table-cell>
          <table:table-cell table:formula="of:=[.F2]/[.G2]+(210-[.D2])*1" office:value-type="float" office:value="35216.2095892745" calcext:value-type="float">
            <text:p>35216.2095892745</text:p>
          </table:table-cell>
          <table:table-cell table:formula="of:=([.H2]+[.I2])*[.G2]" office:value-type="float" office:value="146217.1" calcext:value-type="float">
            <text:p>146217.1</text:p>
          </table:table-cell>
          <table:table-cell table:formula="of:=[.C2]/[.G2]" office:value-type="float" office:value="53.1952473371207" calcext:value-type="float">
            <text:p>53.1952473371</text:p>
          </table:table-cell>
          <table:table-cell table:formula="of:=[.J2]/[.K2]" office:value-type="float" office:value="2748.68728541406" calcext:value-type="float">
            <text:p>2748.6872854141</text:p>
          </table:table-cell>
          <table:table-cell table:formula="of:=1/[.L2]" office:value-type="float" office:value="0.000363810028629488" calcext:value-type="float">
            <text:p>0.00036381</text:p>
          </table:table-cell>
          <table:table-cell table:formula="of:=[.J2]/[.G2]" office:value-type="float" office:value="60766.0531204415" calcext:value-type="float">
            <text:p>60766.0531204415</text:p>
          </table:table-cell>
          <table:table-cell table:formula="of:=1/[.N2]" office:value-type="float" office:value="0.0000164565567228457" calcext:value-type="float">
            <text:p>1.64565567228457E-05</text:p>
          </table:table-cell>
          <table:table-cell table:formula="of:=AVERAGE([.H2:.H97])" office:value-type="float" office:value="26678.3723183612" calcext:value-type="float">
            <text:p>26678.3723183612</text:p>
          </table:table-cell>
          <table:table-cell table:formula="of:=AVERAGE([.I2:.I97])" office:value-type="float" office:value="36771.6838234442" calcext:value-type="float">
            <text:p>36771.6838234442</text:p>
          </table:table-cell>
          <table:table-cell table:formula="of:=AVERAGE([.J2:.J97])" office:value-type="float" office:value="14676909.8104167" calcext:value-type="float">
            <text:p>14676909.8104167</text:p>
          </table:table-cell>
          <table:table-cell table:formula="of:=AVERAGE([.K2:.K97])" office:value-type="float" office:value="52.2886749121794" calcext:value-type="float">
            <text:p>52.2886749122</text:p>
          </table:table-cell>
          <table:table-cell table:formula="of:=AVERAGE([.G2:.G97])" office:value-type="float" office:value="186.958109791667" calcext:value-type="float">
            <text:p>186.9581097917</text:p>
          </table:table-cell>
          <table:table-cell table:formula="of:=AVERAGE([.L2:.L97])" office:value-type="float" office:value="285781.021302664" calcext:value-type="float">
            <text:p>285781.021302664</text:p>
          </table:table-cell>
          <table:table-cell table:formula="of:=AVERAGE([.M2:.M97])" office:value-type="float" office:value="0.000176750447496143" calcext:value-type="float">
            <text:p>0.0001767504</text:p>
          </table:table-cell>
          <table:table-cell table:formula="of:=AVERAGE([.N2:.N97])" office:value-type="float" office:value="63450.0561418054" calcext:value-type="float">
            <text:p>63450.0561418054</text:p>
          </table:table-cell>
          <table:table-cell table:formula="of:=AVERAGE([.O2:.O97])" office:value-type="float" office:value="0.0000158840418002224" calcext:value-type="float">
            <text:p>0.00001588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3]/[.G3]+(210-[.D3])*5" office:value-type="float" office:value="31382.27995913" calcext:value-type="float">
            <text:p>31382.27995913</text:p>
          </table:table-cell>
          <table:table-cell table:formula="of:=[.F3]/[.G3]+(210-[.D3])*1" office:value-type="float" office:value="43255.2911983652" calcext:value-type="float">
            <text:p>43255.2911983652</text:p>
          </table:table-cell>
          <table:table-cell table:formula="of:=([.H3]+[.I3])*[.G3]" office:value-type="float" office:value="76701300" calcext:value-type="float">
            <text:p>76701300</text:p>
          </table:table-cell>
          <table:table-cell table:formula="of:=[.C3]/[.G3]" office:value-type="float" office:value="49.8224103537197" calcext:value-type="float">
            <text:p>49.8224103537</text:p>
          </table:table-cell>
          <table:table-cell table:formula="of:=[.J3]/[.K3]" office:value-type="float" office:value="1539493.96376953" calcext:value-type="float">
            <text:p>1539493.96376953</text:p>
          </table:table-cell>
          <table:table-cell table:formula="of:=1/[.L3]" office:value-type="float" office:value="0.000000649564092834406" calcext:value-type="float">
            <text:p>6.49564092834406E-07</text:p>
          </table:table-cell>
          <table:table-cell table:formula="of:=[.J3]/[.G3]" office:value-type="float" office:value="74637.5711574953" calcext:value-type="float">
            <text:p>74637.5711574953</text:p>
          </table:table-cell>
          <table:table-cell table:formula="of:=1/[.N3]" office:value-type="float" office:value="0.000013398077998678" calcext:value-type="float">
            <text:p>1.3398077998678E-05</text:p>
          </table:table-cell>
          <table:table-cell/>
          <table:table-cell table:formula="of:=[.Q2]/[.P2]" office:value-type="float" office:value="1.37833310760628" calcext:value-type="float">
            <text:p>1.3783331076</text:p>
          </table:table-cell>
          <table:table-cell table:formula="of:=[.R2]/360000" office:value-type="float" office:value="40.769193917824" calcext:value-type="float">
            <text:p>40.7691939178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]/[.G4]+(210-[.D4])*5" office:value-type="float" office:value="25493.1929851819" calcext:value-type="float">
            <text:p>25493.1929851819</text:p>
          </table:table-cell>
          <table:table-cell table:formula="of:=[.F4]/[.G4]+(210-[.D4])*1" office:value-type="float" office:value="35137.9852789808" calcext:value-type="float">
            <text:p>35137.9852789808</text:p>
          </table:table-cell>
          <table:table-cell table:formula="of:=([.H4]+[.I4])*[.G4]" office:value-type="float" office:value="312196" calcext:value-type="float">
            <text:p>312196</text:p>
          </table:table-cell>
          <table:table-cell table:formula="of:=[.C4]/[.G4]" office:value-type="float" office:value="49.7174263463518" calcext:value-type="float">
            <text:p>49.7174263464</text:p>
          </table:table-cell>
          <table:table-cell table:formula="of:=[.J4]/[.K4]" office:value-type="float" office:value="6279.4079046875" calcext:value-type="float">
            <text:p>6279.4079046875</text:p>
          </table:table-cell>
          <table:table-cell table:formula="of:=1/[.L4]" office:value-type="float" office:value="0.000159250683373111" calcext:value-type="float">
            <text:p>0.0001592507</text:p>
          </table:table-cell>
          <table:table-cell table:formula="of:=[.J4]/[.G4]" office:value-type="float" office:value="60631.1782641627" calcext:value-type="float">
            <text:p>60631.1782641627</text:p>
          </table:table-cell>
          <table:table-cell table:formula="of:=1/[.N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]/[.G5]+(210-[.D5])*5" office:value-type="float" office:value="37836.7732470508" calcext:value-type="float">
            <text:p>37836.7732470508</text:p>
          </table:table-cell>
          <table:table-cell table:formula="of:=[.F5]/[.G5]+(210-[.D5])*1" office:value-type="float" office:value="52151.8720231516" calcext:value-type="float">
            <text:p>52151.8720231516</text:p>
          </table:table-cell>
          <table:table-cell table:formula="of:=([.H5]+[.I5])*[.G5]" office:value-type="float" office:value="179109800" calcext:value-type="float">
            <text:p>179109800</text:p>
          </table:table-cell>
          <table:table-cell table:formula="of:=[.C5]/[.G5]" office:value-type="float" office:value="51.4479792600334" calcext:value-type="float">
            <text:p>51.44797926</text:p>
          </table:table-cell>
          <table:table-cell table:formula="of:=[.J5]/[.K5]" office:value-type="float" office:value="3481376.77273437" calcext:value-type="float">
            <text:p>3481376.77273437</text:p>
          </table:table-cell>
          <table:table-cell table:formula="of:=1/[.L5]" office:value-type="float" office:value="0.000000287242681640164" calcext:value-type="float">
            <text:p>2.87242681640164E-07</text:p>
          </table:table-cell>
          <table:table-cell table:formula="of:=[.J5]/[.G5]" office:value-type="float" office:value="89988.6452702024" calcext:value-type="float">
            <text:p>89988.6452702024</text:p>
          </table:table-cell>
          <table:table-cell table:formula="of:=1/[.N5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6]/[.G6]+(210-[.D6])*5" office:value-type="float" office:value="28518.4284150347" calcext:value-type="float">
            <text:p>28518.4284150347</text:p>
          </table:table-cell>
          <table:table-cell table:formula="of:=[.F6]/[.G6]+(210-[.D6])*1" office:value-type="float" office:value="39307.870088797" calcext:value-type="float">
            <text:p>39307.870088797</text:p>
          </table:table-cell>
          <table:table-cell table:formula="of:=([.H6]+[.I6])*[.G6]" office:value-type="float" office:value="33456000" calcext:value-type="float">
            <text:p>33456000</text:p>
          </table:table-cell>
          <table:table-cell table:formula="of:=[.C6]/[.G6]" office:value-type="float" office:value="51.899606698293" calcext:value-type="float">
            <text:p>51.8996066983</text:p>
          </table:table-cell>
          <table:table-cell table:formula="of:=[.J6]/[.K6]" office:value-type="float" office:value="644629.1625" calcext:value-type="float">
            <text:p>644629.1625</text:p>
          </table:table-cell>
          <table:table-cell table:formula="of:=1/[.L6]" office:value-type="float" office:value="0.0000015512794924167" calcext:value-type="float">
            <text:p>1.5512794924167E-06</text:p>
          </table:table-cell>
          <table:table-cell table:formula="of:=[.J6]/[.G6]" office:value-type="float" office:value="67826.2985038317" calcext:value-type="float">
            <text:p>67826.2985038317</text:p>
          </table:table-cell>
          <table:table-cell table:formula="of:=1/[.N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]/[.G7]+(210-[.D7])*5" office:value-type="float" office:value="25493.1929851819" calcext:value-type="float">
            <text:p>25493.1929851819</text:p>
          </table:table-cell>
          <table:table-cell table:formula="of:=[.F7]/[.G7]+(210-[.D7])*1" office:value-type="float" office:value="35137.9852789808" calcext:value-type="float">
            <text:p>35137.9852789808</text:p>
          </table:table-cell>
          <table:table-cell table:formula="of:=([.H7]+[.I7])*[.G7]" office:value-type="float" office:value="312196" calcext:value-type="float">
            <text:p>312196</text:p>
          </table:table-cell>
          <table:table-cell table:formula="of:=[.C7]/[.G7]" office:value-type="float" office:value="49.7174263463518" calcext:value-type="float">
            <text:p>49.7174263464</text:p>
          </table:table-cell>
          <table:table-cell table:formula="of:=[.J7]/[.K7]" office:value-type="float" office:value="6279.4079046875" calcext:value-type="float">
            <text:p>6279.4079046875</text:p>
          </table:table-cell>
          <table:table-cell table:formula="of:=1/[.L7]" office:value-type="float" office:value="0.000159250683373111" calcext:value-type="float">
            <text:p>0.0001592507</text:p>
          </table:table-cell>
          <table:table-cell table:formula="of:=[.J7]/[.G7]" office:value-type="float" office:value="60631.1782641627" calcext:value-type="float">
            <text:p>60631.1782641627</text:p>
          </table:table-cell>
          <table:table-cell table:formula="of:=1/[.N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]/[.G8]+(210-[.D8])*5" office:value-type="float" office:value="25678.6757708116" calcext:value-type="float">
            <text:p>25678.6757708116</text:p>
          </table:table-cell>
          <table:table-cell table:formula="of:=[.F8]/[.G8]+(210-[.D8])*1" office:value-type="float" office:value="35393.7902860491" calcext:value-type="float">
            <text:p>35393.7902860491</text:p>
          </table:table-cell>
          <table:table-cell table:formula="of:=([.H8]+[.I8])*[.G8]" office:value-type="float" office:value="1469544" calcext:value-type="float">
            <text:p>1469544</text:p>
          </table:table-cell>
          <table:table-cell table:formula="of:=[.C8]/[.G8]" office:value-type="float" office:value="53.1952473371207" calcext:value-type="float">
            <text:p>53.1952473371</text:p>
          </table:table-cell>
          <table:table-cell table:formula="of:=[.J8]/[.K8]" office:value-type="float" office:value="27625.475461875" calcext:value-type="float">
            <text:p>27625.475461875</text:p>
          </table:table-cell>
          <table:table-cell table:formula="of:=1/[.L8]" office:value-type="float" office:value="0.00003619847200024" calcext:value-type="float">
            <text:p>3.619847200024E-05</text:p>
          </table:table-cell>
          <table:table-cell table:formula="of:=[.J8]/[.G8]" office:value-type="float" office:value="61072.4660568607" calcext:value-type="float">
            <text:p>61072.4660568607</text:p>
          </table:table-cell>
          <table:table-cell table:formula="of:=1/[.N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9]/[.G9]+(210-[.D9])*5" office:value-type="float" office:value="25493.1929851819" calcext:value-type="float">
            <text:p>25493.1929851819</text:p>
          </table:table-cell>
          <table:table-cell table:formula="of:=[.F9]/[.G9]+(210-[.D9])*1" office:value-type="float" office:value="35137.9852789808" calcext:value-type="float">
            <text:p>35137.9852789808</text:p>
          </table:table-cell>
          <table:table-cell table:formula="of:=([.H9]+[.I9])*[.G9]" office:value-type="float" office:value="312196" calcext:value-type="float">
            <text:p>312196</text:p>
          </table:table-cell>
          <table:table-cell table:formula="of:=[.C9]/[.G9]" office:value-type="float" office:value="49.7174263463518" calcext:value-type="float">
            <text:p>49.7174263464</text:p>
          </table:table-cell>
          <table:table-cell table:formula="of:=[.J9]/[.K9]" office:value-type="float" office:value="6279.4079046875" calcext:value-type="float">
            <text:p>6279.4079046875</text:p>
          </table:table-cell>
          <table:table-cell table:formula="of:=1/[.L9]" office:value-type="float" office:value="0.000159250683373111" calcext:value-type="float">
            <text:p>0.0001592507</text:p>
          </table:table-cell>
          <table:table-cell table:formula="of:=[.J9]/[.G9]" office:value-type="float" office:value="60631.1782641627" calcext:value-type="float">
            <text:p>60631.1782641627</text:p>
          </table:table-cell>
          <table:table-cell table:formula="of:=1/[.N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0]/[.G10]+(210-[.D10])*5" office:value-type="float" office:value="25678.6757708116" calcext:value-type="float">
            <text:p>25678.6757708116</text:p>
          </table:table-cell>
          <table:table-cell table:formula="of:=[.F10]/[.G10]+(210-[.D10])*1" office:value-type="float" office:value="35393.7902860491" calcext:value-type="float">
            <text:p>35393.7902860491</text:p>
          </table:table-cell>
          <table:table-cell table:formula="of:=([.H10]+[.I10])*[.G10]" office:value-type="float" office:value="1469544" calcext:value-type="float">
            <text:p>1469544</text:p>
          </table:table-cell>
          <table:table-cell table:formula="of:=[.C10]/[.G10]" office:value-type="float" office:value="53.1952473371207" calcext:value-type="float">
            <text:p>53.1952473371</text:p>
          </table:table-cell>
          <table:table-cell table:formula="of:=[.J10]/[.K10]" office:value-type="float" office:value="27625.475461875" calcext:value-type="float">
            <text:p>27625.475461875</text:p>
          </table:table-cell>
          <table:table-cell table:formula="of:=1/[.L10]" office:value-type="float" office:value="0.00003619847200024" calcext:value-type="float">
            <text:p>3.619847200024E-05</text:p>
          </table:table-cell>
          <table:table-cell table:formula="of:=[.J10]/[.G10]" office:value-type="float" office:value="61072.4660568607" calcext:value-type="float">
            <text:p>61072.4660568607</text:p>
          </table:table-cell>
          <table:table-cell table:formula="of:=1/[.N10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1]/[.G11]+(210-[.D11])*5" office:value-type="float" office:value="25493.1929851819" calcext:value-type="float">
            <text:p>25493.1929851819</text:p>
          </table:table-cell>
          <table:table-cell table:formula="of:=[.F11]/[.G11]+(210-[.D11])*1" office:value-type="float" office:value="35137.9852789808" calcext:value-type="float">
            <text:p>35137.9852789808</text:p>
          </table:table-cell>
          <table:table-cell table:formula="of:=([.H11]+[.I11])*[.G11]" office:value-type="float" office:value="312196" calcext:value-type="float">
            <text:p>312196</text:p>
          </table:table-cell>
          <table:table-cell table:formula="of:=[.C11]/[.G11]" office:value-type="float" office:value="49.7174263463518" calcext:value-type="float">
            <text:p>49.7174263464</text:p>
          </table:table-cell>
          <table:table-cell table:formula="of:=[.J11]/[.K11]" office:value-type="float" office:value="6279.4079046875" calcext:value-type="float">
            <text:p>6279.4079046875</text:p>
          </table:table-cell>
          <table:table-cell table:formula="of:=1/[.L11]" office:value-type="float" office:value="0.000159250683373111" calcext:value-type="float">
            <text:p>0.0001592507</text:p>
          </table:table-cell>
          <table:table-cell table:formula="of:=[.J11]/[.G11]" office:value-type="float" office:value="60631.1782641627" calcext:value-type="float">
            <text:p>60631.1782641627</text:p>
          </table:table-cell>
          <table:table-cell table:formula="of:=1/[.N11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2]/[.G12]+(210-[.D12])*5" office:value-type="float" office:value="25678.6757708116" calcext:value-type="float">
            <text:p>25678.6757708116</text:p>
          </table:table-cell>
          <table:table-cell table:formula="of:=[.F12]/[.G12]+(210-[.D12])*1" office:value-type="float" office:value="35393.7902860491" calcext:value-type="float">
            <text:p>35393.7902860491</text:p>
          </table:table-cell>
          <table:table-cell table:formula="of:=([.H12]+[.I12])*[.G12]" office:value-type="float" office:value="1469544" calcext:value-type="float">
            <text:p>1469544</text:p>
          </table:table-cell>
          <table:table-cell table:formula="of:=[.C12]/[.G12]" office:value-type="float" office:value="53.1952473371207" calcext:value-type="float">
            <text:p>53.1952473371</text:p>
          </table:table-cell>
          <table:table-cell table:formula="of:=[.J12]/[.K12]" office:value-type="float" office:value="27625.475461875" calcext:value-type="float">
            <text:p>27625.475461875</text:p>
          </table:table-cell>
          <table:table-cell table:formula="of:=1/[.L12]" office:value-type="float" office:value="0.00003619847200024" calcext:value-type="float">
            <text:p>3.619847200024E-05</text:p>
          </table:table-cell>
          <table:table-cell table:formula="of:=[.J12]/[.G12]" office:value-type="float" office:value="61072.4660568607" calcext:value-type="float">
            <text:p>61072.4660568607</text:p>
          </table:table-cell>
          <table:table-cell table:formula="of:=1/[.N1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13]/[.G13]+(210-[.D13])*5" office:value-type="float" office:value="31382.27995913" calcext:value-type="float">
            <text:p>31382.27995913</text:p>
          </table:table-cell>
          <table:table-cell table:formula="of:=[.F13]/[.G13]+(210-[.D13])*1" office:value-type="float" office:value="43255.2911983652" calcext:value-type="float">
            <text:p>43255.2911983652</text:p>
          </table:table-cell>
          <table:table-cell table:formula="of:=([.H13]+[.I13])*[.G13]" office:value-type="float" office:value="76701300" calcext:value-type="float">
            <text:p>76701300</text:p>
          </table:table-cell>
          <table:table-cell table:formula="of:=[.C13]/[.G13]" office:value-type="float" office:value="49.8224103537197" calcext:value-type="float">
            <text:p>49.8224103537</text:p>
          </table:table-cell>
          <table:table-cell table:formula="of:=[.J13]/[.K13]" office:value-type="float" office:value="1539493.96376953" calcext:value-type="float">
            <text:p>1539493.96376953</text:p>
          </table:table-cell>
          <table:table-cell table:formula="of:=1/[.L13]" office:value-type="float" office:value="0.000000649564092834406" calcext:value-type="float">
            <text:p>6.49564092834406E-07</text:p>
          </table:table-cell>
          <table:table-cell table:formula="of:=[.J13]/[.G13]" office:value-type="float" office:value="74637.5711574953" calcext:value-type="float">
            <text:p>74637.5711574953</text:p>
          </table:table-cell>
          <table:table-cell table:formula="of:=1/[.N1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4]/[.G14]+(210-[.D14])*5" office:value-type="float" office:value="25493.1929851819" calcext:value-type="float">
            <text:p>25493.1929851819</text:p>
          </table:table-cell>
          <table:table-cell table:formula="of:=[.F14]/[.G14]+(210-[.D14])*1" office:value-type="float" office:value="35137.9852789808" calcext:value-type="float">
            <text:p>35137.9852789808</text:p>
          </table:table-cell>
          <table:table-cell table:formula="of:=([.H14]+[.I14])*[.G14]" office:value-type="float" office:value="312196" calcext:value-type="float">
            <text:p>312196</text:p>
          </table:table-cell>
          <table:table-cell table:formula="of:=[.C14]/[.G14]" office:value-type="float" office:value="49.7174263463518" calcext:value-type="float">
            <text:p>49.7174263464</text:p>
          </table:table-cell>
          <table:table-cell table:formula="of:=[.J14]/[.K14]" office:value-type="float" office:value="6279.4079046875" calcext:value-type="float">
            <text:p>6279.4079046875</text:p>
          </table:table-cell>
          <table:table-cell table:formula="of:=1/[.L14]" office:value-type="float" office:value="0.000159250683373111" calcext:value-type="float">
            <text:p>0.0001592507</text:p>
          </table:table-cell>
          <table:table-cell table:formula="of:=[.J14]/[.G14]" office:value-type="float" office:value="60631.1782641627" calcext:value-type="float">
            <text:p>60631.1782641627</text:p>
          </table:table-cell>
          <table:table-cell table:formula="of:=1/[.N1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5]/[.G15]+(210-[.D15])*5" office:value-type="float" office:value="25549.843531167" calcext:value-type="float">
            <text:p>25549.843531167</text:p>
          </table:table-cell>
          <table:table-cell table:formula="of:=[.F15]/[.G15]+(210-[.D15])*1" office:value-type="float" office:value="35216.2095892745" calcext:value-type="float">
            <text:p>35216.2095892745</text:p>
          </table:table-cell>
          <table:table-cell table:formula="of:=([.H15]+[.I15])*[.G15]" office:value-type="float" office:value="146217.1" calcext:value-type="float">
            <text:p>146217.1</text:p>
          </table:table-cell>
          <table:table-cell table:formula="of:=[.C15]/[.G15]" office:value-type="float" office:value="53.1952473371207" calcext:value-type="float">
            <text:p>53.1952473371</text:p>
          </table:table-cell>
          <table:table-cell table:formula="of:=[.J15]/[.K15]" office:value-type="float" office:value="2748.68728541406" calcext:value-type="float">
            <text:p>2748.6872854141</text:p>
          </table:table-cell>
          <table:table-cell table:formula="of:=1/[.L15]" office:value-type="float" office:value="0.000363810028629488" calcext:value-type="float">
            <text:p>0.00036381</text:p>
          </table:table-cell>
          <table:table-cell table:formula="of:=[.J15]/[.G15]" office:value-type="float" office:value="60766.0531204415" calcext:value-type="float">
            <text:p>60766.0531204415</text:p>
          </table:table-cell>
          <table:table-cell table:formula="of:=1/[.N1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6]/[.G16]+(210-[.D16])*5" office:value-type="float" office:value="25549.843531167" calcext:value-type="float">
            <text:p>25549.843531167</text:p>
          </table:table-cell>
          <table:table-cell table:formula="of:=[.F16]/[.G16]+(210-[.D16])*1" office:value-type="float" office:value="35216.2095892745" calcext:value-type="float">
            <text:p>35216.2095892745</text:p>
          </table:table-cell>
          <table:table-cell table:formula="of:=([.H16]+[.I16])*[.G16]" office:value-type="float" office:value="146217.1" calcext:value-type="float">
            <text:p>146217.1</text:p>
          </table:table-cell>
          <table:table-cell table:formula="of:=[.C16]/[.G16]" office:value-type="float" office:value="53.1952473371207" calcext:value-type="float">
            <text:p>53.1952473371</text:p>
          </table:table-cell>
          <table:table-cell table:formula="of:=[.J16]/[.K16]" office:value-type="float" office:value="2748.68728541406" calcext:value-type="float">
            <text:p>2748.6872854141</text:p>
          </table:table-cell>
          <table:table-cell table:formula="of:=1/[.L16]" office:value-type="float" office:value="0.000363810028629488" calcext:value-type="float">
            <text:p>0.00036381</text:p>
          </table:table-cell>
          <table:table-cell table:formula="of:=[.J16]/[.G16]" office:value-type="float" office:value="60766.0531204415" calcext:value-type="float">
            <text:p>60766.0531204415</text:p>
          </table:table-cell>
          <table:table-cell table:formula="of:=1/[.N1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7]/[.G17]+(210-[.D17])*5" office:value-type="float" office:value="25678.6757708116" calcext:value-type="float">
            <text:p>25678.6757708116</text:p>
          </table:table-cell>
          <table:table-cell table:formula="of:=[.F17]/[.G17]+(210-[.D17])*1" office:value-type="float" office:value="35393.7902860491" calcext:value-type="float">
            <text:p>35393.7902860491</text:p>
          </table:table-cell>
          <table:table-cell table:formula="of:=([.H17]+[.I17])*[.G17]" office:value-type="float" office:value="1469544" calcext:value-type="float">
            <text:p>1469544</text:p>
          </table:table-cell>
          <table:table-cell table:formula="of:=[.C17]/[.G17]" office:value-type="float" office:value="53.1952473371207" calcext:value-type="float">
            <text:p>53.1952473371</text:p>
          </table:table-cell>
          <table:table-cell table:formula="of:=[.J17]/[.K17]" office:value-type="float" office:value="27625.475461875" calcext:value-type="float">
            <text:p>27625.475461875</text:p>
          </table:table-cell>
          <table:table-cell table:formula="of:=1/[.L17]" office:value-type="float" office:value="0.00003619847200024" calcext:value-type="float">
            <text:p>3.619847200024E-05</text:p>
          </table:table-cell>
          <table:table-cell table:formula="of:=[.J17]/[.G17]" office:value-type="float" office:value="61072.4660568607" calcext:value-type="float">
            <text:p>61072.4660568607</text:p>
          </table:table-cell>
          <table:table-cell table:formula="of:=1/[.N1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8]/[.G18]+(210-[.D18])*5" office:value-type="float" office:value="25549.843531167" calcext:value-type="float">
            <text:p>25549.843531167</text:p>
          </table:table-cell>
          <table:table-cell table:formula="of:=[.F18]/[.G18]+(210-[.D18])*1" office:value-type="float" office:value="35216.2095892745" calcext:value-type="float">
            <text:p>35216.2095892745</text:p>
          </table:table-cell>
          <table:table-cell table:formula="of:=([.H18]+[.I18])*[.G18]" office:value-type="float" office:value="146217.1" calcext:value-type="float">
            <text:p>146217.1</text:p>
          </table:table-cell>
          <table:table-cell table:formula="of:=[.C18]/[.G18]" office:value-type="float" office:value="53.1952473371207" calcext:value-type="float">
            <text:p>53.1952473371</text:p>
          </table:table-cell>
          <table:table-cell table:formula="of:=[.J18]/[.K18]" office:value-type="float" office:value="2748.68728541406" calcext:value-type="float">
            <text:p>2748.6872854141</text:p>
          </table:table-cell>
          <table:table-cell table:formula="of:=1/[.L18]" office:value-type="float" office:value="0.000363810028629488" calcext:value-type="float">
            <text:p>0.00036381</text:p>
          </table:table-cell>
          <table:table-cell table:formula="of:=[.J18]/[.G18]" office:value-type="float" office:value="60766.0531204415" calcext:value-type="float">
            <text:p>60766.0531204415</text:p>
          </table:table-cell>
          <table:table-cell table:formula="of:=1/[.N1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19]/[.G19]+(210-[.D19])*5" office:value-type="float" office:value="26464.375414168" calcext:value-type="float">
            <text:p>26464.375414168</text:p>
          </table:table-cell>
          <table:table-cell table:formula="of:=[.F19]/[.G19]+(210-[.D19])*1" office:value-type="float" office:value="36476.7288702723" calcext:value-type="float">
            <text:p>36476.7288702723</text:p>
          </table:table-cell>
          <table:table-cell table:formula="of:=([.H19]+[.I19])*[.G19]" office:value-type="float" office:value="7693480" calcext:value-type="float">
            <text:p>7693480</text:p>
          </table:table-cell>
          <table:table-cell table:formula="of:=[.C19]/[.G19]" office:value-type="float" office:value="52.3590192501207" calcext:value-type="float">
            <text:p>52.3590192501</text:p>
          </table:table-cell>
          <table:table-cell table:formula="of:=[.J19]/[.K19]" office:value-type="float" office:value="146937.05325625" calcext:value-type="float">
            <text:p>146937.05325625</text:p>
          </table:table-cell>
          <table:table-cell table:formula="of:=1/[.L19]" office:value-type="float" office:value="0.00000680563532369236" calcext:value-type="float">
            <text:p>6.80563532369236E-06</text:p>
          </table:table-cell>
          <table:table-cell table:formula="of:=[.J19]/[.G19]" office:value-type="float" office:value="62941.1042844404" calcext:value-type="float">
            <text:p>62941.1042844404</text:p>
          </table:table-cell>
          <table:table-cell table:formula="of:=1/[.N19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0]/[.G20]+(210-[.D20])*5" office:value-type="float" office:value="25549.843531167" calcext:value-type="float">
            <text:p>25549.843531167</text:p>
          </table:table-cell>
          <table:table-cell table:formula="of:=[.F20]/[.G20]+(210-[.D20])*1" office:value-type="float" office:value="35216.2095892745" calcext:value-type="float">
            <text:p>35216.2095892745</text:p>
          </table:table-cell>
          <table:table-cell table:formula="of:=([.H20]+[.I20])*[.G20]" office:value-type="float" office:value="146217.1" calcext:value-type="float">
            <text:p>146217.1</text:p>
          </table:table-cell>
          <table:table-cell table:formula="of:=[.C20]/[.G20]" office:value-type="float" office:value="53.1952473371207" calcext:value-type="float">
            <text:p>53.1952473371</text:p>
          </table:table-cell>
          <table:table-cell table:formula="of:=[.J20]/[.K20]" office:value-type="float" office:value="2748.68728541406" calcext:value-type="float">
            <text:p>2748.6872854141</text:p>
          </table:table-cell>
          <table:table-cell table:formula="of:=1/[.L20]" office:value-type="float" office:value="0.000363810028629488" calcext:value-type="float">
            <text:p>0.00036381</text:p>
          </table:table-cell>
          <table:table-cell table:formula="of:=[.J20]/[.G20]" office:value-type="float" office:value="60766.0531204415" calcext:value-type="float">
            <text:p>60766.0531204415</text:p>
          </table:table-cell>
          <table:table-cell table:formula="of:=1/[.N2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1]/[.G21]+(210-[.D21])*5" office:value-type="float" office:value="25678.6757708116" calcext:value-type="float">
            <text:p>25678.6757708116</text:p>
          </table:table-cell>
          <table:table-cell table:formula="of:=[.F21]/[.G21]+(210-[.D21])*1" office:value-type="float" office:value="35393.7902860491" calcext:value-type="float">
            <text:p>35393.7902860491</text:p>
          </table:table-cell>
          <table:table-cell table:formula="of:=([.H21]+[.I21])*[.G21]" office:value-type="float" office:value="1469544" calcext:value-type="float">
            <text:p>1469544</text:p>
          </table:table-cell>
          <table:table-cell table:formula="of:=[.C21]/[.G21]" office:value-type="float" office:value="53.1952473371207" calcext:value-type="float">
            <text:p>53.1952473371</text:p>
          </table:table-cell>
          <table:table-cell table:formula="of:=[.J21]/[.K21]" office:value-type="float" office:value="27625.475461875" calcext:value-type="float">
            <text:p>27625.475461875</text:p>
          </table:table-cell>
          <table:table-cell table:formula="of:=1/[.L21]" office:value-type="float" office:value="0.00003619847200024" calcext:value-type="float">
            <text:p>3.619847200024E-05</text:p>
          </table:table-cell>
          <table:table-cell table:formula="of:=[.J21]/[.G21]" office:value-type="float" office:value="61072.4660568607" calcext:value-type="float">
            <text:p>61072.4660568607</text:p>
          </table:table-cell>
          <table:table-cell table:formula="of:=1/[.N21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22]/[.G22]+(210-[.D22])*5" office:value-type="float" office:value="37836.7732470508" calcext:value-type="float">
            <text:p>37836.7732470508</text:p>
          </table:table-cell>
          <table:table-cell table:formula="of:=[.F22]/[.G22]+(210-[.D22])*1" office:value-type="float" office:value="52151.8720231516" calcext:value-type="float">
            <text:p>52151.8720231516</text:p>
          </table:table-cell>
          <table:table-cell table:formula="of:=([.H22]+[.I22])*[.G22]" office:value-type="float" office:value="179109800" calcext:value-type="float">
            <text:p>179109800</text:p>
          </table:table-cell>
          <table:table-cell table:formula="of:=[.C22]/[.G22]" office:value-type="float" office:value="51.4479792600334" calcext:value-type="float">
            <text:p>51.44797926</text:p>
          </table:table-cell>
          <table:table-cell table:formula="of:=[.J22]/[.K22]" office:value-type="float" office:value="3481376.77273437" calcext:value-type="float">
            <text:p>3481376.77273437</text:p>
          </table:table-cell>
          <table:table-cell table:formula="of:=1/[.L22]" office:value-type="float" office:value="0.000000287242681640164" calcext:value-type="float">
            <text:p>2.87242681640164E-07</text:p>
          </table:table-cell>
          <table:table-cell table:formula="of:=[.J22]/[.G22]" office:value-type="float" office:value="89988.6452702024" calcext:value-type="float">
            <text:p>89988.6452702024</text:p>
          </table:table-cell>
          <table:table-cell table:formula="of:=1/[.N2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3]/[.G23]+(210-[.D23])*5" office:value-type="float" office:value="25549.843531167" calcext:value-type="float">
            <text:p>25549.843531167</text:p>
          </table:table-cell>
          <table:table-cell table:formula="of:=[.F23]/[.G23]+(210-[.D23])*1" office:value-type="float" office:value="35216.2095892745" calcext:value-type="float">
            <text:p>35216.2095892745</text:p>
          </table:table-cell>
          <table:table-cell table:formula="of:=([.H23]+[.I23])*[.G23]" office:value-type="float" office:value="146217.1" calcext:value-type="float">
            <text:p>146217.1</text:p>
          </table:table-cell>
          <table:table-cell table:formula="of:=[.C23]/[.G23]" office:value-type="float" office:value="53.1952473371207" calcext:value-type="float">
            <text:p>53.1952473371</text:p>
          </table:table-cell>
          <table:table-cell table:formula="of:=[.J23]/[.K23]" office:value-type="float" office:value="2748.68728541406" calcext:value-type="float">
            <text:p>2748.6872854141</text:p>
          </table:table-cell>
          <table:table-cell table:formula="of:=1/[.L23]" office:value-type="float" office:value="0.000363810028629488" calcext:value-type="float">
            <text:p>0.00036381</text:p>
          </table:table-cell>
          <table:table-cell table:formula="of:=[.J23]/[.G23]" office:value-type="float" office:value="60766.0531204415" calcext:value-type="float">
            <text:p>60766.0531204415</text:p>
          </table:table-cell>
          <table:table-cell table:formula="of:=1/[.N2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4]/[.G24]+(210-[.D24])*5" office:value-type="float" office:value="25549.843531167" calcext:value-type="float">
            <text:p>25549.843531167</text:p>
          </table:table-cell>
          <table:table-cell table:formula="of:=[.F24]/[.G24]+(210-[.D24])*1" office:value-type="float" office:value="35216.2095892745" calcext:value-type="float">
            <text:p>35216.2095892745</text:p>
          </table:table-cell>
          <table:table-cell table:formula="of:=([.H24]+[.I24])*[.G24]" office:value-type="float" office:value="146217.1" calcext:value-type="float">
            <text:p>146217.1</text:p>
          </table:table-cell>
          <table:table-cell table:formula="of:=[.C24]/[.G24]" office:value-type="float" office:value="53.1952473371207" calcext:value-type="float">
            <text:p>53.1952473371</text:p>
          </table:table-cell>
          <table:table-cell table:formula="of:=[.J24]/[.K24]" office:value-type="float" office:value="2748.68728541406" calcext:value-type="float">
            <text:p>2748.6872854141</text:p>
          </table:table-cell>
          <table:table-cell table:formula="of:=1/[.L24]" office:value-type="float" office:value="0.000363810028629488" calcext:value-type="float">
            <text:p>0.00036381</text:p>
          </table:table-cell>
          <table:table-cell table:formula="of:=[.J24]/[.G24]" office:value-type="float" office:value="60766.0531204415" calcext:value-type="float">
            <text:p>60766.0531204415</text:p>
          </table:table-cell>
          <table:table-cell table:formula="of:=1/[.N2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5]/[.G25]+(210-[.D25])*5" office:value-type="float" office:value="25493.1929851819" calcext:value-type="float">
            <text:p>25493.1929851819</text:p>
          </table:table-cell>
          <table:table-cell table:formula="of:=[.F25]/[.G25]+(210-[.D25])*1" office:value-type="float" office:value="35137.9852789808" calcext:value-type="float">
            <text:p>35137.9852789808</text:p>
          </table:table-cell>
          <table:table-cell table:formula="of:=([.H25]+[.I25])*[.G25]" office:value-type="float" office:value="312196" calcext:value-type="float">
            <text:p>312196</text:p>
          </table:table-cell>
          <table:table-cell table:formula="of:=[.C25]/[.G25]" office:value-type="float" office:value="49.7174263463518" calcext:value-type="float">
            <text:p>49.7174263464</text:p>
          </table:table-cell>
          <table:table-cell table:formula="of:=[.J25]/[.K25]" office:value-type="float" office:value="6279.4079046875" calcext:value-type="float">
            <text:p>6279.4079046875</text:p>
          </table:table-cell>
          <table:table-cell table:formula="of:=1/[.L25]" office:value-type="float" office:value="0.000159250683373111" calcext:value-type="float">
            <text:p>0.0001592507</text:p>
          </table:table-cell>
          <table:table-cell table:formula="of:=[.J25]/[.G25]" office:value-type="float" office:value="60631.1782641627" calcext:value-type="float">
            <text:p>60631.1782641627</text:p>
          </table:table-cell>
          <table:table-cell table:formula="of:=1/[.N25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6]/[.G26]+(210-[.D26])*5" office:value-type="float" office:value="25678.6757708116" calcext:value-type="float">
            <text:p>25678.6757708116</text:p>
          </table:table-cell>
          <table:table-cell table:formula="of:=[.F26]/[.G26]+(210-[.D26])*1" office:value-type="float" office:value="35393.7902860491" calcext:value-type="float">
            <text:p>35393.7902860491</text:p>
          </table:table-cell>
          <table:table-cell table:formula="of:=([.H26]+[.I26])*[.G26]" office:value-type="float" office:value="1469544" calcext:value-type="float">
            <text:p>1469544</text:p>
          </table:table-cell>
          <table:table-cell table:formula="of:=[.C26]/[.G26]" office:value-type="float" office:value="53.1952473371207" calcext:value-type="float">
            <text:p>53.1952473371</text:p>
          </table:table-cell>
          <table:table-cell table:formula="of:=[.J26]/[.K26]" office:value-type="float" office:value="27625.475461875" calcext:value-type="float">
            <text:p>27625.475461875</text:p>
          </table:table-cell>
          <table:table-cell table:formula="of:=1/[.L26]" office:value-type="float" office:value="0.00003619847200024" calcext:value-type="float">
            <text:p>3.619847200024E-05</text:p>
          </table:table-cell>
          <table:table-cell table:formula="of:=[.J26]/[.G26]" office:value-type="float" office:value="61072.4660568607" calcext:value-type="float">
            <text:p>61072.4660568607</text:p>
          </table:table-cell>
          <table:table-cell table:formula="of:=1/[.N2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7]/[.G27]+(210-[.D27])*5" office:value-type="float" office:value="25493.1929851819" calcext:value-type="float">
            <text:p>25493.1929851819</text:p>
          </table:table-cell>
          <table:table-cell table:formula="of:=[.F27]/[.G27]+(210-[.D27])*1" office:value-type="float" office:value="35137.9852789808" calcext:value-type="float">
            <text:p>35137.9852789808</text:p>
          </table:table-cell>
          <table:table-cell table:formula="of:=([.H27]+[.I27])*[.G27]" office:value-type="float" office:value="312196" calcext:value-type="float">
            <text:p>312196</text:p>
          </table:table-cell>
          <table:table-cell table:formula="of:=[.C27]/[.G27]" office:value-type="float" office:value="49.7174263463518" calcext:value-type="float">
            <text:p>49.7174263464</text:p>
          </table:table-cell>
          <table:table-cell table:formula="of:=[.J27]/[.K27]" office:value-type="float" office:value="6279.4079046875" calcext:value-type="float">
            <text:p>6279.4079046875</text:p>
          </table:table-cell>
          <table:table-cell table:formula="of:=1/[.L27]" office:value-type="float" office:value="0.000159250683373111" calcext:value-type="float">
            <text:p>0.0001592507</text:p>
          </table:table-cell>
          <table:table-cell table:formula="of:=[.J27]/[.G27]" office:value-type="float" office:value="60631.1782641627" calcext:value-type="float">
            <text:p>60631.1782641627</text:p>
          </table:table-cell>
          <table:table-cell table:formula="of:=1/[.N2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28]/[.G28]+(210-[.D28])*5" office:value-type="float" office:value="26464.375414168" calcext:value-type="float">
            <text:p>26464.375414168</text:p>
          </table:table-cell>
          <table:table-cell table:formula="of:=[.F28]/[.G28]+(210-[.D28])*1" office:value-type="float" office:value="36476.7288702723" calcext:value-type="float">
            <text:p>36476.7288702723</text:p>
          </table:table-cell>
          <table:table-cell table:formula="of:=([.H28]+[.I28])*[.G28]" office:value-type="float" office:value="7693480" calcext:value-type="float">
            <text:p>7693480</text:p>
          </table:table-cell>
          <table:table-cell table:formula="of:=[.C28]/[.G28]" office:value-type="float" office:value="52.3590192501207" calcext:value-type="float">
            <text:p>52.3590192501</text:p>
          </table:table-cell>
          <table:table-cell table:formula="of:=[.J28]/[.K28]" office:value-type="float" office:value="146937.05325625" calcext:value-type="float">
            <text:p>146937.05325625</text:p>
          </table:table-cell>
          <table:table-cell table:formula="of:=1/[.L28]" office:value-type="float" office:value="0.00000680563532369236" calcext:value-type="float">
            <text:p>6.80563532369236E-06</text:p>
          </table:table-cell>
          <table:table-cell table:formula="of:=[.J28]/[.G28]" office:value-type="float" office:value="62941.1042844404" calcext:value-type="float">
            <text:p>62941.1042844404</text:p>
          </table:table-cell>
          <table:table-cell table:formula="of:=1/[.N2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29]/[.G29]+(210-[.D29])*5" office:value-type="float" office:value="28518.4284150347" calcext:value-type="float">
            <text:p>28518.4284150347</text:p>
          </table:table-cell>
          <table:table-cell table:formula="of:=[.F29]/[.G29]+(210-[.D29])*1" office:value-type="float" office:value="39307.870088797" calcext:value-type="float">
            <text:p>39307.870088797</text:p>
          </table:table-cell>
          <table:table-cell table:formula="of:=([.H29]+[.I29])*[.G29]" office:value-type="float" office:value="33456000" calcext:value-type="float">
            <text:p>33456000</text:p>
          </table:table-cell>
          <table:table-cell table:formula="of:=[.C29]/[.G29]" office:value-type="float" office:value="51.899606698293" calcext:value-type="float">
            <text:p>51.8996066983</text:p>
          </table:table-cell>
          <table:table-cell table:formula="of:=[.J29]/[.K29]" office:value-type="float" office:value="644629.1625" calcext:value-type="float">
            <text:p>644629.1625</text:p>
          </table:table-cell>
          <table:table-cell table:formula="of:=1/[.L29]" office:value-type="float" office:value="0.0000015512794924167" calcext:value-type="float">
            <text:p>1.5512794924167E-06</text:p>
          </table:table-cell>
          <table:table-cell table:formula="of:=[.J29]/[.G29]" office:value-type="float" office:value="67826.2985038317" calcext:value-type="float">
            <text:p>67826.2985038317</text:p>
          </table:table-cell>
          <table:table-cell table:formula="of:=1/[.N29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0]/[.G30]+(210-[.D30])*5" office:value-type="float" office:value="25549.843531167" calcext:value-type="float">
            <text:p>25549.843531167</text:p>
          </table:table-cell>
          <table:table-cell table:formula="of:=[.F30]/[.G30]+(210-[.D30])*1" office:value-type="float" office:value="35216.2095892745" calcext:value-type="float">
            <text:p>35216.2095892745</text:p>
          </table:table-cell>
          <table:table-cell table:formula="of:=([.H30]+[.I30])*[.G30]" office:value-type="float" office:value="146217.1" calcext:value-type="float">
            <text:p>146217.1</text:p>
          </table:table-cell>
          <table:table-cell table:formula="of:=[.C30]/[.G30]" office:value-type="float" office:value="53.1952473371207" calcext:value-type="float">
            <text:p>53.1952473371</text:p>
          </table:table-cell>
          <table:table-cell table:formula="of:=[.J30]/[.K30]" office:value-type="float" office:value="2748.68728541406" calcext:value-type="float">
            <text:p>2748.6872854141</text:p>
          </table:table-cell>
          <table:table-cell table:formula="of:=1/[.L30]" office:value-type="float" office:value="0.000363810028629488" calcext:value-type="float">
            <text:p>0.00036381</text:p>
          </table:table-cell>
          <table:table-cell table:formula="of:=[.J30]/[.G30]" office:value-type="float" office:value="60766.0531204415" calcext:value-type="float">
            <text:p>60766.0531204415</text:p>
          </table:table-cell>
          <table:table-cell table:formula="of:=1/[.N3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1]/[.G31]+(210-[.D31])*5" office:value-type="float" office:value="25549.843531167" calcext:value-type="float">
            <text:p>25549.843531167</text:p>
          </table:table-cell>
          <table:table-cell table:formula="of:=[.F31]/[.G31]+(210-[.D31])*1" office:value-type="float" office:value="35216.2095892745" calcext:value-type="float">
            <text:p>35216.2095892745</text:p>
          </table:table-cell>
          <table:table-cell table:formula="of:=([.H31]+[.I31])*[.G31]" office:value-type="float" office:value="146217.1" calcext:value-type="float">
            <text:p>146217.1</text:p>
          </table:table-cell>
          <table:table-cell table:formula="of:=[.C31]/[.G31]" office:value-type="float" office:value="53.1952473371207" calcext:value-type="float">
            <text:p>53.1952473371</text:p>
          </table:table-cell>
          <table:table-cell table:formula="of:=[.J31]/[.K31]" office:value-type="float" office:value="2748.68728541406" calcext:value-type="float">
            <text:p>2748.6872854141</text:p>
          </table:table-cell>
          <table:table-cell table:formula="of:=1/[.L31]" office:value-type="float" office:value="0.000363810028629488" calcext:value-type="float">
            <text:p>0.00036381</text:p>
          </table:table-cell>
          <table:table-cell table:formula="of:=[.J31]/[.G31]" office:value-type="float" office:value="60766.0531204415" calcext:value-type="float">
            <text:p>60766.0531204415</text:p>
          </table:table-cell>
          <table:table-cell table:formula="of:=1/[.N3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32]/[.G32]+(210-[.D32])*5" office:value-type="float" office:value="26464.375414168" calcext:value-type="float">
            <text:p>26464.375414168</text:p>
          </table:table-cell>
          <table:table-cell table:formula="of:=[.F32]/[.G32]+(210-[.D32])*1" office:value-type="float" office:value="36476.7288702723" calcext:value-type="float">
            <text:p>36476.7288702723</text:p>
          </table:table-cell>
          <table:table-cell table:formula="of:=([.H32]+[.I32])*[.G32]" office:value-type="float" office:value="7693480" calcext:value-type="float">
            <text:p>7693480</text:p>
          </table:table-cell>
          <table:table-cell table:formula="of:=[.C32]/[.G32]" office:value-type="float" office:value="52.3590192501207" calcext:value-type="float">
            <text:p>52.3590192501</text:p>
          </table:table-cell>
          <table:table-cell table:formula="of:=[.J32]/[.K32]" office:value-type="float" office:value="146937.05325625" calcext:value-type="float">
            <text:p>146937.05325625</text:p>
          </table:table-cell>
          <table:table-cell table:formula="of:=1/[.L32]" office:value-type="float" office:value="0.00000680563532369236" calcext:value-type="float">
            <text:p>6.80563532369236E-06</text:p>
          </table:table-cell>
          <table:table-cell table:formula="of:=[.J32]/[.G32]" office:value-type="float" office:value="62941.1042844404" calcext:value-type="float">
            <text:p>62941.1042844404</text:p>
          </table:table-cell>
          <table:table-cell table:formula="of:=1/[.N3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33]/[.G33]+(210-[.D33])*5" office:value-type="float" office:value="25549.843531167" calcext:value-type="float">
            <text:p>25549.843531167</text:p>
          </table:table-cell>
          <table:table-cell table:formula="of:=[.F33]/[.G33]+(210-[.D33])*1" office:value-type="float" office:value="35216.2095892745" calcext:value-type="float">
            <text:p>35216.2095892745</text:p>
          </table:table-cell>
          <table:table-cell table:formula="of:=([.H33]+[.I33])*[.G33]" office:value-type="float" office:value="146217.1" calcext:value-type="float">
            <text:p>146217.1</text:p>
          </table:table-cell>
          <table:table-cell table:formula="of:=[.C33]/[.G33]" office:value-type="float" office:value="53.1952473371207" calcext:value-type="float">
            <text:p>53.1952473371</text:p>
          </table:table-cell>
          <table:table-cell table:formula="of:=[.J33]/[.K33]" office:value-type="float" office:value="2748.68728541406" calcext:value-type="float">
            <text:p>2748.6872854141</text:p>
          </table:table-cell>
          <table:table-cell table:formula="of:=1/[.L33]" office:value-type="float" office:value="0.000363810028629488" calcext:value-type="float">
            <text:p>0.00036381</text:p>
          </table:table-cell>
          <table:table-cell table:formula="of:=[.J33]/[.G33]" office:value-type="float" office:value="60766.0531204415" calcext:value-type="float">
            <text:p>60766.0531204415</text:p>
          </table:table-cell>
          <table:table-cell table:formula="of:=1/[.N3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4]/[.G34]+(210-[.D34])*5" office:value-type="float" office:value="25549.843531167" calcext:value-type="float">
            <text:p>25549.843531167</text:p>
          </table:table-cell>
          <table:table-cell table:formula="of:=[.F34]/[.G34]+(210-[.D34])*1" office:value-type="float" office:value="35216.2095892745" calcext:value-type="float">
            <text:p>35216.2095892745</text:p>
          </table:table-cell>
          <table:table-cell table:formula="of:=([.H34]+[.I34])*[.G34]" office:value-type="float" office:value="146217.1" calcext:value-type="float">
            <text:p>146217.1</text:p>
          </table:table-cell>
          <table:table-cell table:formula="of:=[.C34]/[.G34]" office:value-type="float" office:value="53.1952473371207" calcext:value-type="float">
            <text:p>53.1952473371</text:p>
          </table:table-cell>
          <table:table-cell table:formula="of:=[.J34]/[.K34]" office:value-type="float" office:value="2748.68728541406" calcext:value-type="float">
            <text:p>2748.6872854141</text:p>
          </table:table-cell>
          <table:table-cell table:formula="of:=1/[.L34]" office:value-type="float" office:value="0.000363810028629488" calcext:value-type="float">
            <text:p>0.00036381</text:p>
          </table:table-cell>
          <table:table-cell table:formula="of:=[.J34]/[.G34]" office:value-type="float" office:value="60766.0531204415" calcext:value-type="float">
            <text:p>60766.0531204415</text:p>
          </table:table-cell>
          <table:table-cell table:formula="of:=1/[.N3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5]/[.G35]+(210-[.D35])*5" office:value-type="float" office:value="25549.843531167" calcext:value-type="float">
            <text:p>25549.843531167</text:p>
          </table:table-cell>
          <table:table-cell table:formula="of:=[.F35]/[.G35]+(210-[.D35])*1" office:value-type="float" office:value="35216.2095892745" calcext:value-type="float">
            <text:p>35216.2095892745</text:p>
          </table:table-cell>
          <table:table-cell table:formula="of:=([.H35]+[.I35])*[.G35]" office:value-type="float" office:value="146217.1" calcext:value-type="float">
            <text:p>146217.1</text:p>
          </table:table-cell>
          <table:table-cell table:formula="of:=[.C35]/[.G35]" office:value-type="float" office:value="53.1952473371207" calcext:value-type="float">
            <text:p>53.1952473371</text:p>
          </table:table-cell>
          <table:table-cell table:formula="of:=[.J35]/[.K35]" office:value-type="float" office:value="2748.68728541406" calcext:value-type="float">
            <text:p>2748.6872854141</text:p>
          </table:table-cell>
          <table:table-cell table:formula="of:=1/[.L35]" office:value-type="float" office:value="0.000363810028629488" calcext:value-type="float">
            <text:p>0.00036381</text:p>
          </table:table-cell>
          <table:table-cell table:formula="of:=[.J35]/[.G35]" office:value-type="float" office:value="60766.0531204415" calcext:value-type="float">
            <text:p>60766.0531204415</text:p>
          </table:table-cell>
          <table:table-cell table:formula="of:=1/[.N3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6]/[.G36]+(210-[.D36])*5" office:value-type="float" office:value="25549.843531167" calcext:value-type="float">
            <text:p>25549.843531167</text:p>
          </table:table-cell>
          <table:table-cell table:formula="of:=[.F36]/[.G36]+(210-[.D36])*1" office:value-type="float" office:value="35216.2095892745" calcext:value-type="float">
            <text:p>35216.2095892745</text:p>
          </table:table-cell>
          <table:table-cell table:formula="of:=([.H36]+[.I36])*[.G36]" office:value-type="float" office:value="146217.1" calcext:value-type="float">
            <text:p>146217.1</text:p>
          </table:table-cell>
          <table:table-cell table:formula="of:=[.C36]/[.G36]" office:value-type="float" office:value="53.1952473371207" calcext:value-type="float">
            <text:p>53.1952473371</text:p>
          </table:table-cell>
          <table:table-cell table:formula="of:=[.J36]/[.K36]" office:value-type="float" office:value="2748.68728541406" calcext:value-type="float">
            <text:p>2748.6872854141</text:p>
          </table:table-cell>
          <table:table-cell table:formula="of:=1/[.L36]" office:value-type="float" office:value="0.000363810028629488" calcext:value-type="float">
            <text:p>0.00036381</text:p>
          </table:table-cell>
          <table:table-cell table:formula="of:=[.J36]/[.G36]" office:value-type="float" office:value="60766.0531204415" calcext:value-type="float">
            <text:p>60766.0531204415</text:p>
          </table:table-cell>
          <table:table-cell table:formula="of:=1/[.N3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37]/[.G37]+(210-[.D37])*5" office:value-type="float" office:value="25678.6757708116" calcext:value-type="float">
            <text:p>25678.6757708116</text:p>
          </table:table-cell>
          <table:table-cell table:formula="of:=[.F37]/[.G37]+(210-[.D37])*1" office:value-type="float" office:value="35393.7902860491" calcext:value-type="float">
            <text:p>35393.7902860491</text:p>
          </table:table-cell>
          <table:table-cell table:formula="of:=([.H37]+[.I37])*[.G37]" office:value-type="float" office:value="1469544" calcext:value-type="float">
            <text:p>1469544</text:p>
          </table:table-cell>
          <table:table-cell table:formula="of:=[.C37]/[.G37]" office:value-type="float" office:value="53.1952473371207" calcext:value-type="float">
            <text:p>53.1952473371</text:p>
          </table:table-cell>
          <table:table-cell table:formula="of:=[.J37]/[.K37]" office:value-type="float" office:value="27625.475461875" calcext:value-type="float">
            <text:p>27625.475461875</text:p>
          </table:table-cell>
          <table:table-cell table:formula="of:=1/[.L37]" office:value-type="float" office:value="0.00003619847200024" calcext:value-type="float">
            <text:p>3.619847200024E-05</text:p>
          </table:table-cell>
          <table:table-cell table:formula="of:=[.J37]/[.G37]" office:value-type="float" office:value="61072.4660568607" calcext:value-type="float">
            <text:p>61072.4660568607</text:p>
          </table:table-cell>
          <table:table-cell table:formula="of:=1/[.N3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8]/[.G38]+(210-[.D38])*5" office:value-type="float" office:value="25549.843531167" calcext:value-type="float">
            <text:p>25549.843531167</text:p>
          </table:table-cell>
          <table:table-cell table:formula="of:=[.F38]/[.G38]+(210-[.D38])*1" office:value-type="float" office:value="35216.2095892745" calcext:value-type="float">
            <text:p>35216.2095892745</text:p>
          </table:table-cell>
          <table:table-cell table:formula="of:=([.H38]+[.I38])*[.G38]" office:value-type="float" office:value="146217.1" calcext:value-type="float">
            <text:p>146217.1</text:p>
          </table:table-cell>
          <table:table-cell table:formula="of:=[.C38]/[.G38]" office:value-type="float" office:value="53.1952473371207" calcext:value-type="float">
            <text:p>53.1952473371</text:p>
          </table:table-cell>
          <table:table-cell table:formula="of:=[.J38]/[.K38]" office:value-type="float" office:value="2748.68728541406" calcext:value-type="float">
            <text:p>2748.6872854141</text:p>
          </table:table-cell>
          <table:table-cell table:formula="of:=1/[.L38]" office:value-type="float" office:value="0.000363810028629488" calcext:value-type="float">
            <text:p>0.00036381</text:p>
          </table:table-cell>
          <table:table-cell table:formula="of:=[.J38]/[.G38]" office:value-type="float" office:value="60766.0531204415" calcext:value-type="float">
            <text:p>60766.0531204415</text:p>
          </table:table-cell>
          <table:table-cell table:formula="of:=1/[.N3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39]/[.G39]+(210-[.D39])*5" office:value-type="float" office:value="25493.1929851819" calcext:value-type="float">
            <text:p>25493.1929851819</text:p>
          </table:table-cell>
          <table:table-cell table:formula="of:=[.F39]/[.G39]+(210-[.D39])*1" office:value-type="float" office:value="35137.9852789808" calcext:value-type="float">
            <text:p>35137.9852789808</text:p>
          </table:table-cell>
          <table:table-cell table:formula="of:=([.H39]+[.I39])*[.G39]" office:value-type="float" office:value="312196" calcext:value-type="float">
            <text:p>312196</text:p>
          </table:table-cell>
          <table:table-cell table:formula="of:=[.C39]/[.G39]" office:value-type="float" office:value="49.7174263463518" calcext:value-type="float">
            <text:p>49.7174263464</text:p>
          </table:table-cell>
          <table:table-cell table:formula="of:=[.J39]/[.K39]" office:value-type="float" office:value="6279.4079046875" calcext:value-type="float">
            <text:p>6279.4079046875</text:p>
          </table:table-cell>
          <table:table-cell table:formula="of:=1/[.L39]" office:value-type="float" office:value="0.000159250683373111" calcext:value-type="float">
            <text:p>0.0001592507</text:p>
          </table:table-cell>
          <table:table-cell table:formula="of:=[.J39]/[.G39]" office:value-type="float" office:value="60631.1782641627" calcext:value-type="float">
            <text:p>60631.1782641627</text:p>
          </table:table-cell>
          <table:table-cell table:formula="of:=1/[.N3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0]/[.G40]+(210-[.D40])*5" office:value-type="float" office:value="25549.843531167" calcext:value-type="float">
            <text:p>25549.843531167</text:p>
          </table:table-cell>
          <table:table-cell table:formula="of:=[.F40]/[.G40]+(210-[.D40])*1" office:value-type="float" office:value="35216.2095892745" calcext:value-type="float">
            <text:p>35216.2095892745</text:p>
          </table:table-cell>
          <table:table-cell table:formula="of:=([.H40]+[.I40])*[.G40]" office:value-type="float" office:value="146217.1" calcext:value-type="float">
            <text:p>146217.1</text:p>
          </table:table-cell>
          <table:table-cell table:formula="of:=[.C40]/[.G40]" office:value-type="float" office:value="53.1952473371207" calcext:value-type="float">
            <text:p>53.1952473371</text:p>
          </table:table-cell>
          <table:table-cell table:formula="of:=[.J40]/[.K40]" office:value-type="float" office:value="2748.68728541406" calcext:value-type="float">
            <text:p>2748.6872854141</text:p>
          </table:table-cell>
          <table:table-cell table:formula="of:=1/[.L40]" office:value-type="float" office:value="0.000363810028629488" calcext:value-type="float">
            <text:p>0.00036381</text:p>
          </table:table-cell>
          <table:table-cell table:formula="of:=[.J40]/[.G40]" office:value-type="float" office:value="60766.0531204415" calcext:value-type="float">
            <text:p>60766.0531204415</text:p>
          </table:table-cell>
          <table:table-cell table:formula="of:=1/[.N4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1]/[.G41]+(210-[.D41])*5" office:value-type="float" office:value="25549.843531167" calcext:value-type="float">
            <text:p>25549.843531167</text:p>
          </table:table-cell>
          <table:table-cell table:formula="of:=[.F41]/[.G41]+(210-[.D41])*1" office:value-type="float" office:value="35216.2095892745" calcext:value-type="float">
            <text:p>35216.2095892745</text:p>
          </table:table-cell>
          <table:table-cell table:formula="of:=([.H41]+[.I41])*[.G41]" office:value-type="float" office:value="146217.1" calcext:value-type="float">
            <text:p>146217.1</text:p>
          </table:table-cell>
          <table:table-cell table:formula="of:=[.C41]/[.G41]" office:value-type="float" office:value="53.1952473371207" calcext:value-type="float">
            <text:p>53.1952473371</text:p>
          </table:table-cell>
          <table:table-cell table:formula="of:=[.J41]/[.K41]" office:value-type="float" office:value="2748.68728541406" calcext:value-type="float">
            <text:p>2748.6872854141</text:p>
          </table:table-cell>
          <table:table-cell table:formula="of:=1/[.L41]" office:value-type="float" office:value="0.000363810028629488" calcext:value-type="float">
            <text:p>0.00036381</text:p>
          </table:table-cell>
          <table:table-cell table:formula="of:=[.J41]/[.G41]" office:value-type="float" office:value="60766.0531204415" calcext:value-type="float">
            <text:p>60766.0531204415</text:p>
          </table:table-cell>
          <table:table-cell table:formula="of:=1/[.N4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2]/[.G42]+(210-[.D42])*5" office:value-type="float" office:value="28518.4284150347" calcext:value-type="float">
            <text:p>28518.4284150347</text:p>
          </table:table-cell>
          <table:table-cell table:formula="of:=[.F42]/[.G42]+(210-[.D42])*1" office:value-type="float" office:value="39307.870088797" calcext:value-type="float">
            <text:p>39307.870088797</text:p>
          </table:table-cell>
          <table:table-cell table:formula="of:=([.H42]+[.I42])*[.G42]" office:value-type="float" office:value="33456000" calcext:value-type="float">
            <text:p>33456000</text:p>
          </table:table-cell>
          <table:table-cell table:formula="of:=[.C42]/[.G42]" office:value-type="float" office:value="51.899606698293" calcext:value-type="float">
            <text:p>51.8996066983</text:p>
          </table:table-cell>
          <table:table-cell table:formula="of:=[.J42]/[.K42]" office:value-type="float" office:value="644629.1625" calcext:value-type="float">
            <text:p>644629.1625</text:p>
          </table:table-cell>
          <table:table-cell table:formula="of:=1/[.L42]" office:value-type="float" office:value="0.0000015512794924167" calcext:value-type="float">
            <text:p>1.5512794924167E-06</text:p>
          </table:table-cell>
          <table:table-cell table:formula="of:=[.J42]/[.G42]" office:value-type="float" office:value="67826.2985038317" calcext:value-type="float">
            <text:p>67826.2985038317</text:p>
          </table:table-cell>
          <table:table-cell table:formula="of:=1/[.N42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43]/[.G43]+(210-[.D43])*5" office:value-type="float" office:value="37836.7732470508" calcext:value-type="float">
            <text:p>37836.7732470508</text:p>
          </table:table-cell>
          <table:table-cell table:formula="of:=[.F43]/[.G43]+(210-[.D43])*1" office:value-type="float" office:value="52151.8720231516" calcext:value-type="float">
            <text:p>52151.8720231516</text:p>
          </table:table-cell>
          <table:table-cell table:formula="of:=([.H43]+[.I43])*[.G43]" office:value-type="float" office:value="179109800" calcext:value-type="float">
            <text:p>179109800</text:p>
          </table:table-cell>
          <table:table-cell table:formula="of:=[.C43]/[.G43]" office:value-type="float" office:value="51.4479792600334" calcext:value-type="float">
            <text:p>51.44797926</text:p>
          </table:table-cell>
          <table:table-cell table:formula="of:=[.J43]/[.K43]" office:value-type="float" office:value="3481376.77273437" calcext:value-type="float">
            <text:p>3481376.77273437</text:p>
          </table:table-cell>
          <table:table-cell table:formula="of:=1/[.L43]" office:value-type="float" office:value="0.000000287242681640164" calcext:value-type="float">
            <text:p>2.87242681640164E-07</text:p>
          </table:table-cell>
          <table:table-cell table:formula="of:=[.J43]/[.G43]" office:value-type="float" office:value="89988.6452702024" calcext:value-type="float">
            <text:p>89988.6452702024</text:p>
          </table:table-cell>
          <table:table-cell table:formula="of:=1/[.N43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4]/[.G44]+(210-[.D44])*5" office:value-type="float" office:value="25493.1929851819" calcext:value-type="float">
            <text:p>25493.1929851819</text:p>
          </table:table-cell>
          <table:table-cell table:formula="of:=[.F44]/[.G44]+(210-[.D44])*1" office:value-type="float" office:value="35137.9852789808" calcext:value-type="float">
            <text:p>35137.9852789808</text:p>
          </table:table-cell>
          <table:table-cell table:formula="of:=([.H44]+[.I44])*[.G44]" office:value-type="float" office:value="312196" calcext:value-type="float">
            <text:p>312196</text:p>
          </table:table-cell>
          <table:table-cell table:formula="of:=[.C44]/[.G44]" office:value-type="float" office:value="49.7174263463518" calcext:value-type="float">
            <text:p>49.7174263464</text:p>
          </table:table-cell>
          <table:table-cell table:formula="of:=[.J44]/[.K44]" office:value-type="float" office:value="6279.4079046875" calcext:value-type="float">
            <text:p>6279.4079046875</text:p>
          </table:table-cell>
          <table:table-cell table:formula="of:=1/[.L44]" office:value-type="float" office:value="0.000159250683373111" calcext:value-type="float">
            <text:p>0.0001592507</text:p>
          </table:table-cell>
          <table:table-cell table:formula="of:=[.J44]/[.G44]" office:value-type="float" office:value="60631.1782641627" calcext:value-type="float">
            <text:p>60631.1782641627</text:p>
          </table:table-cell>
          <table:table-cell table:formula="of:=1/[.N4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5]/[.G45]+(210-[.D45])*5" office:value-type="float" office:value="25549.843531167" calcext:value-type="float">
            <text:p>25549.843531167</text:p>
          </table:table-cell>
          <table:table-cell table:formula="of:=[.F45]/[.G45]+(210-[.D45])*1" office:value-type="float" office:value="35216.2095892745" calcext:value-type="float">
            <text:p>35216.2095892745</text:p>
          </table:table-cell>
          <table:table-cell table:formula="of:=([.H45]+[.I45])*[.G45]" office:value-type="float" office:value="146217.1" calcext:value-type="float">
            <text:p>146217.1</text:p>
          </table:table-cell>
          <table:table-cell table:formula="of:=[.C45]/[.G45]" office:value-type="float" office:value="53.1952473371207" calcext:value-type="float">
            <text:p>53.1952473371</text:p>
          </table:table-cell>
          <table:table-cell table:formula="of:=[.J45]/[.K45]" office:value-type="float" office:value="2748.68728541406" calcext:value-type="float">
            <text:p>2748.6872854141</text:p>
          </table:table-cell>
          <table:table-cell table:formula="of:=1/[.L45]" office:value-type="float" office:value="0.000363810028629488" calcext:value-type="float">
            <text:p>0.00036381</text:p>
          </table:table-cell>
          <table:table-cell table:formula="of:=[.J45]/[.G45]" office:value-type="float" office:value="60766.0531204415" calcext:value-type="float">
            <text:p>60766.0531204415</text:p>
          </table:table-cell>
          <table:table-cell table:formula="of:=1/[.N4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6]/[.G46]+(210-[.D46])*5" office:value-type="float" office:value="28518.4284150347" calcext:value-type="float">
            <text:p>28518.4284150347</text:p>
          </table:table-cell>
          <table:table-cell table:formula="of:=[.F46]/[.G46]+(210-[.D46])*1" office:value-type="float" office:value="39307.870088797" calcext:value-type="float">
            <text:p>39307.870088797</text:p>
          </table:table-cell>
          <table:table-cell table:formula="of:=([.H46]+[.I46])*[.G46]" office:value-type="float" office:value="33456000" calcext:value-type="float">
            <text:p>33456000</text:p>
          </table:table-cell>
          <table:table-cell table:formula="of:=[.C46]/[.G46]" office:value-type="float" office:value="51.899606698293" calcext:value-type="float">
            <text:p>51.8996066983</text:p>
          </table:table-cell>
          <table:table-cell table:formula="of:=[.J46]/[.K46]" office:value-type="float" office:value="644629.1625" calcext:value-type="float">
            <text:p>644629.1625</text:p>
          </table:table-cell>
          <table:table-cell table:formula="of:=1/[.L46]" office:value-type="float" office:value="0.0000015512794924167" calcext:value-type="float">
            <text:p>1.5512794924167E-06</text:p>
          </table:table-cell>
          <table:table-cell table:formula="of:=[.J46]/[.G46]" office:value-type="float" office:value="67826.2985038317" calcext:value-type="float">
            <text:p>67826.2985038317</text:p>
          </table:table-cell>
          <table:table-cell table:formula="of:=1/[.N4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7]/[.G47]+(210-[.D47])*5" office:value-type="float" office:value="25549.843531167" calcext:value-type="float">
            <text:p>25549.843531167</text:p>
          </table:table-cell>
          <table:table-cell table:formula="of:=[.F47]/[.G47]+(210-[.D47])*1" office:value-type="float" office:value="35216.2095892745" calcext:value-type="float">
            <text:p>35216.2095892745</text:p>
          </table:table-cell>
          <table:table-cell table:formula="of:=([.H47]+[.I47])*[.G47]" office:value-type="float" office:value="146217.1" calcext:value-type="float">
            <text:p>146217.1</text:p>
          </table:table-cell>
          <table:table-cell table:formula="of:=[.C47]/[.G47]" office:value-type="float" office:value="53.1952473371207" calcext:value-type="float">
            <text:p>53.1952473371</text:p>
          </table:table-cell>
          <table:table-cell table:formula="of:=[.J47]/[.K47]" office:value-type="float" office:value="2748.68728541406" calcext:value-type="float">
            <text:p>2748.6872854141</text:p>
          </table:table-cell>
          <table:table-cell table:formula="of:=1/[.L47]" office:value-type="float" office:value="0.000363810028629488" calcext:value-type="float">
            <text:p>0.00036381</text:p>
          </table:table-cell>
          <table:table-cell table:formula="of:=[.J47]/[.G47]" office:value-type="float" office:value="60766.0531204415" calcext:value-type="float">
            <text:p>60766.0531204415</text:p>
          </table:table-cell>
          <table:table-cell table:formula="of:=1/[.N4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8]/[.G48]+(210-[.D48])*5" office:value-type="float" office:value="25549.843531167" calcext:value-type="float">
            <text:p>25549.843531167</text:p>
          </table:table-cell>
          <table:table-cell table:formula="of:=[.F48]/[.G48]+(210-[.D48])*1" office:value-type="float" office:value="35216.2095892745" calcext:value-type="float">
            <text:p>35216.2095892745</text:p>
          </table:table-cell>
          <table:table-cell table:formula="of:=([.H48]+[.I48])*[.G48]" office:value-type="float" office:value="146217.1" calcext:value-type="float">
            <text:p>146217.1</text:p>
          </table:table-cell>
          <table:table-cell table:formula="of:=[.C48]/[.G48]" office:value-type="float" office:value="53.1952473371207" calcext:value-type="float">
            <text:p>53.1952473371</text:p>
          </table:table-cell>
          <table:table-cell table:formula="of:=[.J48]/[.K48]" office:value-type="float" office:value="2748.68728541406" calcext:value-type="float">
            <text:p>2748.6872854141</text:p>
          </table:table-cell>
          <table:table-cell table:formula="of:=1/[.L48]" office:value-type="float" office:value="0.000363810028629488" calcext:value-type="float">
            <text:p>0.00036381</text:p>
          </table:table-cell>
          <table:table-cell table:formula="of:=[.J48]/[.G48]" office:value-type="float" office:value="60766.0531204415" calcext:value-type="float">
            <text:p>60766.0531204415</text:p>
          </table:table-cell>
          <table:table-cell table:formula="of:=1/[.N4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9]/[.G49]+(210-[.D49])*5" office:value-type="float" office:value="25549.843531167" calcext:value-type="float">
            <text:p>25549.843531167</text:p>
          </table:table-cell>
          <table:table-cell table:formula="of:=[.F49]/[.G49]+(210-[.D49])*1" office:value-type="float" office:value="35216.2095892745" calcext:value-type="float">
            <text:p>35216.2095892745</text:p>
          </table:table-cell>
          <table:table-cell table:formula="of:=([.H49]+[.I49])*[.G49]" office:value-type="float" office:value="146217.1" calcext:value-type="float">
            <text:p>146217.1</text:p>
          </table:table-cell>
          <table:table-cell table:formula="of:=[.C49]/[.G49]" office:value-type="float" office:value="53.1952473371207" calcext:value-type="float">
            <text:p>53.1952473371</text:p>
          </table:table-cell>
          <table:table-cell table:formula="of:=[.J49]/[.K49]" office:value-type="float" office:value="2748.68728541406" calcext:value-type="float">
            <text:p>2748.6872854141</text:p>
          </table:table-cell>
          <table:table-cell table:formula="of:=1/[.L49]" office:value-type="float" office:value="0.000363810028629488" calcext:value-type="float">
            <text:p>0.00036381</text:p>
          </table:table-cell>
          <table:table-cell table:formula="of:=[.J49]/[.G49]" office:value-type="float" office:value="60766.0531204415" calcext:value-type="float">
            <text:p>60766.0531204415</text:p>
          </table:table-cell>
          <table:table-cell table:formula="of:=1/[.N4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0]/[.G50]+(210-[.D50])*5" office:value-type="float" office:value="25549.843531167" calcext:value-type="float">
            <text:p>25549.843531167</text:p>
          </table:table-cell>
          <table:table-cell table:formula="of:=[.F50]/[.G50]+(210-[.D50])*1" office:value-type="float" office:value="35216.2095892745" calcext:value-type="float">
            <text:p>35216.2095892745</text:p>
          </table:table-cell>
          <table:table-cell table:formula="of:=([.H50]+[.I50])*[.G50]" office:value-type="float" office:value="146217.1" calcext:value-type="float">
            <text:p>146217.1</text:p>
          </table:table-cell>
          <table:table-cell table:formula="of:=[.C50]/[.G50]" office:value-type="float" office:value="53.1952473371207" calcext:value-type="float">
            <text:p>53.1952473371</text:p>
          </table:table-cell>
          <table:table-cell table:formula="of:=[.J50]/[.K50]" office:value-type="float" office:value="2748.68728541406" calcext:value-type="float">
            <text:p>2748.6872854141</text:p>
          </table:table-cell>
          <table:table-cell table:formula="of:=1/[.L50]" office:value-type="float" office:value="0.000363810028629488" calcext:value-type="float">
            <text:p>0.00036381</text:p>
          </table:table-cell>
          <table:table-cell table:formula="of:=[.J50]/[.G50]" office:value-type="float" office:value="60766.0531204415" calcext:value-type="float">
            <text:p>60766.0531204415</text:p>
          </table:table-cell>
          <table:table-cell table:formula="of:=1/[.N5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51]/[.G51]+(210-[.D51])*5" office:value-type="float" office:value="26464.375414168" calcext:value-type="float">
            <text:p>26464.375414168</text:p>
          </table:table-cell>
          <table:table-cell table:formula="of:=[.F51]/[.G51]+(210-[.D51])*1" office:value-type="float" office:value="36476.7288702723" calcext:value-type="float">
            <text:p>36476.7288702723</text:p>
          </table:table-cell>
          <table:table-cell table:formula="of:=([.H51]+[.I51])*[.G51]" office:value-type="float" office:value="7693480" calcext:value-type="float">
            <text:p>7693480</text:p>
          </table:table-cell>
          <table:table-cell table:formula="of:=[.C51]/[.G51]" office:value-type="float" office:value="52.3590192501207" calcext:value-type="float">
            <text:p>52.3590192501</text:p>
          </table:table-cell>
          <table:table-cell table:formula="of:=[.J51]/[.K51]" office:value-type="float" office:value="146937.05325625" calcext:value-type="float">
            <text:p>146937.05325625</text:p>
          </table:table-cell>
          <table:table-cell table:formula="of:=1/[.L51]" office:value-type="float" office:value="0.00000680563532369236" calcext:value-type="float">
            <text:p>6.80563532369236E-06</text:p>
          </table:table-cell>
          <table:table-cell table:formula="of:=[.J51]/[.G51]" office:value-type="float" office:value="62941.1042844404" calcext:value-type="float">
            <text:p>62941.1042844404</text:p>
          </table:table-cell>
          <table:table-cell table:formula="of:=1/[.N51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75308800" calcext:value-type="float">
            <text:p>7.53E+07</text:p>
          </table:table-cell>
          <table:table-cell table:style-name="ce5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2]/[.G52]+(210-[.D52])*5" office:value-type="float" office:value="37836.7732470508" calcext:value-type="float">
            <text:p>37836.7732470508</text:p>
          </table:table-cell>
          <table:table-cell table:formula="of:=[.F52]/[.G52]+(210-[.D52])*1" office:value-type="float" office:value="52151.8720231516" calcext:value-type="float">
            <text:p>52151.8720231516</text:p>
          </table:table-cell>
          <table:table-cell table:formula="of:=([.H52]+[.I52])*[.G52]" office:value-type="float" office:value="179109800" calcext:value-type="float">
            <text:p>179109800</text:p>
          </table:table-cell>
          <table:table-cell table:formula="of:=[.C52]/[.G52]" office:value-type="float" office:value="51.4479792600334" calcext:value-type="float">
            <text:p>51.44797926</text:p>
          </table:table-cell>
          <table:table-cell table:formula="of:=[.J52]/[.K52]" office:value-type="float" office:value="3481376.77273437" calcext:value-type="float">
            <text:p>3481376.77273437</text:p>
          </table:table-cell>
          <table:table-cell table:formula="of:=1/[.L52]" office:value-type="float" office:value="0.000000287242681640164" calcext:value-type="float">
            <text:p>2.87242681640164E-07</text:p>
          </table:table-cell>
          <table:table-cell table:formula="of:=[.J52]/[.G52]" office:value-type="float" office:value="89988.6452702024" calcext:value-type="float">
            <text:p>89988.6452702024</text:p>
          </table:table-cell>
          <table:table-cell table:formula="of:=1/[.N5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3]/[.G53]+(210-[.D53])*5" office:value-type="float" office:value="25549.843531167" calcext:value-type="float">
            <text:p>25549.843531167</text:p>
          </table:table-cell>
          <table:table-cell table:formula="of:=[.F53]/[.G53]+(210-[.D53])*1" office:value-type="float" office:value="35216.2095892745" calcext:value-type="float">
            <text:p>35216.2095892745</text:p>
          </table:table-cell>
          <table:table-cell table:formula="of:=([.H53]+[.I53])*[.G53]" office:value-type="float" office:value="146217.1" calcext:value-type="float">
            <text:p>146217.1</text:p>
          </table:table-cell>
          <table:table-cell table:formula="of:=[.C53]/[.G53]" office:value-type="float" office:value="53.1952473371207" calcext:value-type="float">
            <text:p>53.1952473371</text:p>
          </table:table-cell>
          <table:table-cell table:formula="of:=[.J53]/[.K53]" office:value-type="float" office:value="2748.68728541406" calcext:value-type="float">
            <text:p>2748.6872854141</text:p>
          </table:table-cell>
          <table:table-cell table:formula="of:=1/[.L53]" office:value-type="float" office:value="0.000363810028629488" calcext:value-type="float">
            <text:p>0.00036381</text:p>
          </table:table-cell>
          <table:table-cell table:formula="of:=[.J53]/[.G53]" office:value-type="float" office:value="60766.0531204415" calcext:value-type="float">
            <text:p>60766.0531204415</text:p>
          </table:table-cell>
          <table:table-cell table:formula="of:=1/[.N5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4]/[.G54]+(210-[.D54])*5" office:value-type="float" office:value="25678.6757708116" calcext:value-type="float">
            <text:p>25678.6757708116</text:p>
          </table:table-cell>
          <table:table-cell table:formula="of:=[.F54]/[.G54]+(210-[.D54])*1" office:value-type="float" office:value="35393.7902860491" calcext:value-type="float">
            <text:p>35393.7902860491</text:p>
          </table:table-cell>
          <table:table-cell table:formula="of:=([.H54]+[.I54])*[.G54]" office:value-type="float" office:value="1469544" calcext:value-type="float">
            <text:p>1469544</text:p>
          </table:table-cell>
          <table:table-cell table:formula="of:=[.C54]/[.G54]" office:value-type="float" office:value="53.1952473371207" calcext:value-type="float">
            <text:p>53.1952473371</text:p>
          </table:table-cell>
          <table:table-cell table:formula="of:=[.J54]/[.K54]" office:value-type="float" office:value="27625.475461875" calcext:value-type="float">
            <text:p>27625.475461875</text:p>
          </table:table-cell>
          <table:table-cell table:formula="of:=1/[.L54]" office:value-type="float" office:value="0.00003619847200024" calcext:value-type="float">
            <text:p>3.619847200024E-05</text:p>
          </table:table-cell>
          <table:table-cell table:formula="of:=[.J54]/[.G54]" office:value-type="float" office:value="61072.4660568607" calcext:value-type="float">
            <text:p>61072.4660568607</text:p>
          </table:table-cell>
          <table:table-cell table:formula="of:=1/[.N5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55]/[.G55]+(210-[.D55])*5" office:value-type="float" office:value="28518.4284150347" calcext:value-type="float">
            <text:p>28518.4284150347</text:p>
          </table:table-cell>
          <table:table-cell table:formula="of:=[.F55]/[.G55]+(210-[.D55])*1" office:value-type="float" office:value="39307.870088797" calcext:value-type="float">
            <text:p>39307.870088797</text:p>
          </table:table-cell>
          <table:table-cell table:formula="of:=([.H55]+[.I55])*[.G55]" office:value-type="float" office:value="33456000" calcext:value-type="float">
            <text:p>33456000</text:p>
          </table:table-cell>
          <table:table-cell table:formula="of:=[.C55]/[.G55]" office:value-type="float" office:value="51.899606698293" calcext:value-type="float">
            <text:p>51.8996066983</text:p>
          </table:table-cell>
          <table:table-cell table:formula="of:=[.J55]/[.K55]" office:value-type="float" office:value="644629.1625" calcext:value-type="float">
            <text:p>644629.1625</text:p>
          </table:table-cell>
          <table:table-cell table:formula="of:=1/[.L55]" office:value-type="float" office:value="0.0000015512794924167" calcext:value-type="float">
            <text:p>1.5512794924167E-06</text:p>
          </table:table-cell>
          <table:table-cell table:formula="of:=[.J55]/[.G55]" office:value-type="float" office:value="67826.2985038317" calcext:value-type="float">
            <text:p>67826.2985038317</text:p>
          </table:table-cell>
          <table:table-cell table:formula="of:=1/[.N55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6]/[.G56]+(210-[.D56])*5" office:value-type="float" office:value="25549.843531167" calcext:value-type="float">
            <text:p>25549.843531167</text:p>
          </table:table-cell>
          <table:table-cell table:formula="of:=[.F56]/[.G56]+(210-[.D56])*1" office:value-type="float" office:value="35216.2095892745" calcext:value-type="float">
            <text:p>35216.2095892745</text:p>
          </table:table-cell>
          <table:table-cell table:formula="of:=([.H56]+[.I56])*[.G56]" office:value-type="float" office:value="146217.1" calcext:value-type="float">
            <text:p>146217.1</text:p>
          </table:table-cell>
          <table:table-cell table:formula="of:=[.C56]/[.G56]" office:value-type="float" office:value="53.1952473371207" calcext:value-type="float">
            <text:p>53.1952473371</text:p>
          </table:table-cell>
          <table:table-cell table:formula="of:=[.J56]/[.K56]" office:value-type="float" office:value="2748.68728541406" calcext:value-type="float">
            <text:p>2748.6872854141</text:p>
          </table:table-cell>
          <table:table-cell table:formula="of:=1/[.L56]" office:value-type="float" office:value="0.000363810028629488" calcext:value-type="float">
            <text:p>0.00036381</text:p>
          </table:table-cell>
          <table:table-cell table:formula="of:=[.J56]/[.G56]" office:value-type="float" office:value="60766.0531204415" calcext:value-type="float">
            <text:p>60766.0531204415</text:p>
          </table:table-cell>
          <table:table-cell table:formula="of:=1/[.N5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7]/[.G57]+(210-[.D57])*5" office:value-type="float" office:value="25549.843531167" calcext:value-type="float">
            <text:p>25549.843531167</text:p>
          </table:table-cell>
          <table:table-cell table:formula="of:=[.F57]/[.G57]+(210-[.D57])*1" office:value-type="float" office:value="35216.2095892745" calcext:value-type="float">
            <text:p>35216.2095892745</text:p>
          </table:table-cell>
          <table:table-cell table:formula="of:=([.H57]+[.I57])*[.G57]" office:value-type="float" office:value="146217.1" calcext:value-type="float">
            <text:p>146217.1</text:p>
          </table:table-cell>
          <table:table-cell table:formula="of:=[.C57]/[.G57]" office:value-type="float" office:value="53.1952473371207" calcext:value-type="float">
            <text:p>53.1952473371</text:p>
          </table:table-cell>
          <table:table-cell table:formula="of:=[.J57]/[.K57]" office:value-type="float" office:value="2748.68728541406" calcext:value-type="float">
            <text:p>2748.6872854141</text:p>
          </table:table-cell>
          <table:table-cell table:formula="of:=1/[.L57]" office:value-type="float" office:value="0.000363810028629488" calcext:value-type="float">
            <text:p>0.00036381</text:p>
          </table:table-cell>
          <table:table-cell table:formula="of:=[.J57]/[.G57]" office:value-type="float" office:value="60766.0531204415" calcext:value-type="float">
            <text:p>60766.0531204415</text:p>
          </table:table-cell>
          <table:table-cell table:formula="of:=1/[.N5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8]/[.G58]+(210-[.D58])*5" office:value-type="float" office:value="25678.6757708116" calcext:value-type="float">
            <text:p>25678.6757708116</text:p>
          </table:table-cell>
          <table:table-cell table:formula="of:=[.F58]/[.G58]+(210-[.D58])*1" office:value-type="float" office:value="35393.7902860491" calcext:value-type="float">
            <text:p>35393.7902860491</text:p>
          </table:table-cell>
          <table:table-cell table:formula="of:=([.H58]+[.I58])*[.G58]" office:value-type="float" office:value="1469544" calcext:value-type="float">
            <text:p>1469544</text:p>
          </table:table-cell>
          <table:table-cell table:formula="of:=[.C58]/[.G58]" office:value-type="float" office:value="53.1952473371207" calcext:value-type="float">
            <text:p>53.1952473371</text:p>
          </table:table-cell>
          <table:table-cell table:formula="of:=[.J58]/[.K58]" office:value-type="float" office:value="27625.475461875" calcext:value-type="float">
            <text:p>27625.475461875</text:p>
          </table:table-cell>
          <table:table-cell table:formula="of:=1/[.L58]" office:value-type="float" office:value="0.00003619847200024" calcext:value-type="float">
            <text:p>3.619847200024E-05</text:p>
          </table:table-cell>
          <table:table-cell table:formula="of:=[.J58]/[.G58]" office:value-type="float" office:value="61072.4660568607" calcext:value-type="float">
            <text:p>61072.4660568607</text:p>
          </table:table-cell>
          <table:table-cell table:formula="of:=1/[.N5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9]/[.G59]+(210-[.D59])*5" office:value-type="float" office:value="25549.843531167" calcext:value-type="float">
            <text:p>25549.843531167</text:p>
          </table:table-cell>
          <table:table-cell table:formula="of:=[.F59]/[.G59]+(210-[.D59])*1" office:value-type="float" office:value="35216.2095892745" calcext:value-type="float">
            <text:p>35216.2095892745</text:p>
          </table:table-cell>
          <table:table-cell table:formula="of:=([.H59]+[.I59])*[.G59]" office:value-type="float" office:value="146217.1" calcext:value-type="float">
            <text:p>146217.1</text:p>
          </table:table-cell>
          <table:table-cell table:formula="of:=[.C59]/[.G59]" office:value-type="float" office:value="53.1952473371207" calcext:value-type="float">
            <text:p>53.1952473371</text:p>
          </table:table-cell>
          <table:table-cell table:formula="of:=[.J59]/[.K59]" office:value-type="float" office:value="2748.68728541406" calcext:value-type="float">
            <text:p>2748.6872854141</text:p>
          </table:table-cell>
          <table:table-cell table:formula="of:=1/[.L59]" office:value-type="float" office:value="0.000363810028629488" calcext:value-type="float">
            <text:p>0.00036381</text:p>
          </table:table-cell>
          <table:table-cell table:formula="of:=[.J59]/[.G59]" office:value-type="float" office:value="60766.0531204415" calcext:value-type="float">
            <text:p>60766.0531204415</text:p>
          </table:table-cell>
          <table:table-cell table:formula="of:=1/[.N5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60]/[.G60]+(210-[.D60])*5" office:value-type="float" office:value="25549.843531167" calcext:value-type="float">
            <text:p>25549.843531167</text:p>
          </table:table-cell>
          <table:table-cell table:formula="of:=[.F60]/[.G60]+(210-[.D60])*1" office:value-type="float" office:value="35216.2095892745" calcext:value-type="float">
            <text:p>35216.2095892745</text:p>
          </table:table-cell>
          <table:table-cell table:formula="of:=([.H60]+[.I60])*[.G60]" office:value-type="float" office:value="146217.1" calcext:value-type="float">
            <text:p>146217.1</text:p>
          </table:table-cell>
          <table:table-cell table:formula="of:=[.C60]/[.G60]" office:value-type="float" office:value="53.1952473371207" calcext:value-type="float">
            <text:p>53.1952473371</text:p>
          </table:table-cell>
          <table:table-cell table:formula="of:=[.J60]/[.K60]" office:value-type="float" office:value="2748.68728541406" calcext:value-type="float">
            <text:p>2748.6872854141</text:p>
          </table:table-cell>
          <table:table-cell table:formula="of:=1/[.L60]" office:value-type="float" office:value="0.000363810028629488" calcext:value-type="float">
            <text:p>0.00036381</text:p>
          </table:table-cell>
          <table:table-cell table:formula="of:=[.J60]/[.G60]" office:value-type="float" office:value="60766.0531204415" calcext:value-type="float">
            <text:p>60766.0531204415</text:p>
          </table:table-cell>
          <table:table-cell table:formula="of:=1/[.N6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1]/[.G61]+(210-[.D61])*5" office:value-type="float" office:value="27189.2255326302" calcext:value-type="float">
            <text:p>27189.2255326302</text:p>
          </table:table-cell>
          <table:table-cell table:formula="of:=[.F61]/[.G61]+(210-[.D61])*1" office:value-type="float" office:value="37475.8583014666" calcext:value-type="float">
            <text:p>37475.8583014666</text:p>
          </table:table-cell>
          <table:table-cell table:formula="of:=([.H61]+[.I61])*[.G61]" office:value-type="float" office:value="15388350" calcext:value-type="float">
            <text:p>15388350</text:p>
          </table:table-cell>
          <table:table-cell table:formula="of:=[.C61]/[.G61]" office:value-type="float" office:value="53.7882926419297" calcext:value-type="float">
            <text:p>53.7882926419</text:p>
          </table:table-cell>
          <table:table-cell table:formula="of:=[.J61]/[.K61]" office:value-type="float" office:value="286091.066367187" calcext:value-type="float">
            <text:p>286091.066367187</text:p>
          </table:table-cell>
          <table:table-cell table:formula="of:=1/[.L61]" office:value-type="float" office:value="0.00000349539051567775" calcext:value-type="float">
            <text:p>3.49539051567775E-06</text:p>
          </table:table-cell>
          <table:table-cell table:formula="of:=[.J61]/[.G61]" office:value-type="float" office:value="64665.0838340967" calcext:value-type="float">
            <text:p>64665.0838340967</text:p>
          </table:table-cell>
          <table:table-cell table:formula="of:=1/[.N61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2]/[.G62]+(210-[.D62])*5" office:value-type="float" office:value="26464.375414168" calcext:value-type="float">
            <text:p>26464.375414168</text:p>
          </table:table-cell>
          <table:table-cell table:formula="of:=[.F62]/[.G62]+(210-[.D62])*1" office:value-type="float" office:value="36476.7288702723" calcext:value-type="float">
            <text:p>36476.7288702723</text:p>
          </table:table-cell>
          <table:table-cell table:formula="of:=([.H62]+[.I62])*[.G62]" office:value-type="float" office:value="7693480" calcext:value-type="float">
            <text:p>7693480</text:p>
          </table:table-cell>
          <table:table-cell table:formula="of:=[.C62]/[.G62]" office:value-type="float" office:value="52.3590192501207" calcext:value-type="float">
            <text:p>52.3590192501</text:p>
          </table:table-cell>
          <table:table-cell table:formula="of:=[.J62]/[.K62]" office:value-type="float" office:value="146937.05325625" calcext:value-type="float">
            <text:p>146937.05325625</text:p>
          </table:table-cell>
          <table:table-cell table:formula="of:=1/[.L62]" office:value-type="float" office:value="0.00000680563532369236" calcext:value-type="float">
            <text:p>6.80563532369236E-06</text:p>
          </table:table-cell>
          <table:table-cell table:formula="of:=[.J62]/[.G62]" office:value-type="float" office:value="62941.1042844404" calcext:value-type="float">
            <text:p>62941.1042844404</text:p>
          </table:table-cell>
          <table:table-cell table:formula="of:=1/[.N6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63]/[.G63]+(210-[.D63])*5" office:value-type="float" office:value="31382.27995913" calcext:value-type="float">
            <text:p>31382.27995913</text:p>
          </table:table-cell>
          <table:table-cell table:formula="of:=[.F63]/[.G63]+(210-[.D63])*1" office:value-type="float" office:value="43255.2911983652" calcext:value-type="float">
            <text:p>43255.2911983652</text:p>
          </table:table-cell>
          <table:table-cell table:formula="of:=([.H63]+[.I63])*[.G63]" office:value-type="float" office:value="76701300" calcext:value-type="float">
            <text:p>76701300</text:p>
          </table:table-cell>
          <table:table-cell table:formula="of:=[.C63]/[.G63]" office:value-type="float" office:value="49.8224103537197" calcext:value-type="float">
            <text:p>49.8224103537</text:p>
          </table:table-cell>
          <table:table-cell table:formula="of:=[.J63]/[.K63]" office:value-type="float" office:value="1539493.96376953" calcext:value-type="float">
            <text:p>1539493.96376953</text:p>
          </table:table-cell>
          <table:table-cell table:formula="of:=1/[.L63]" office:value-type="float" office:value="0.000000649564092834406" calcext:value-type="float">
            <text:p>6.49564092834406E-07</text:p>
          </table:table-cell>
          <table:table-cell table:formula="of:=[.J63]/[.G63]" office:value-type="float" office:value="74637.5711574953" calcext:value-type="float">
            <text:p>74637.5711574953</text:p>
          </table:table-cell>
          <table:table-cell table:formula="of:=1/[.N6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4]/[.G64]+(210-[.D64])*5" office:value-type="float" office:value="27189.2255326302" calcext:value-type="float">
            <text:p>27189.2255326302</text:p>
          </table:table-cell>
          <table:table-cell table:formula="of:=[.F64]/[.G64]+(210-[.D64])*1" office:value-type="float" office:value="37475.8583014666" calcext:value-type="float">
            <text:p>37475.8583014666</text:p>
          </table:table-cell>
          <table:table-cell table:formula="of:=([.H64]+[.I64])*[.G64]" office:value-type="float" office:value="15388350" calcext:value-type="float">
            <text:p>15388350</text:p>
          </table:table-cell>
          <table:table-cell table:formula="of:=[.C64]/[.G64]" office:value-type="float" office:value="53.7882926419297" calcext:value-type="float">
            <text:p>53.7882926419</text:p>
          </table:table-cell>
          <table:table-cell table:formula="of:=[.J64]/[.K64]" office:value-type="float" office:value="286091.066367187" calcext:value-type="float">
            <text:p>286091.066367187</text:p>
          </table:table-cell>
          <table:table-cell table:formula="of:=1/[.L64]" office:value-type="float" office:value="0.00000349539051567775" calcext:value-type="float">
            <text:p>3.49539051567775E-06</text:p>
          </table:table-cell>
          <table:table-cell table:formula="of:=[.J64]/[.G64]" office:value-type="float" office:value="64665.0838340967" calcext:value-type="float">
            <text:p>64665.0838340967</text:p>
          </table:table-cell>
          <table:table-cell table:formula="of:=1/[.N64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2800" calcext:value-type="float">
            <text:p>1.28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5]/[.G65]+(210-[.D65])*5" office:value-type="float" office:value="27189.2255326302" calcext:value-type="float">
            <text:p>27189.2255326302</text:p>
          </table:table-cell>
          <table:table-cell table:formula="of:=[.F65]/[.G65]+(210-[.D65])*1" office:value-type="float" office:value="37475.8583014666" calcext:value-type="float">
            <text:p>37475.8583014666</text:p>
          </table:table-cell>
          <table:table-cell table:formula="of:=([.H65]+[.I65])*[.G65]" office:value-type="float" office:value="15388350" calcext:value-type="float">
            <text:p>15388350</text:p>
          </table:table-cell>
          <table:table-cell table:formula="of:=[.C65]/[.G65]" office:value-type="float" office:value="53.7882926419297" calcext:value-type="float">
            <text:p>53.7882926419</text:p>
          </table:table-cell>
          <table:table-cell table:formula="of:=[.J65]/[.K65]" office:value-type="float" office:value="286091.066367187" calcext:value-type="float">
            <text:p>286091.066367187</text:p>
          </table:table-cell>
          <table:table-cell table:formula="of:=1/[.L65]" office:value-type="float" office:value="0.00000349539051567775" calcext:value-type="float">
            <text:p>3.49539051567775E-06</text:p>
          </table:table-cell>
          <table:table-cell table:formula="of:=[.J65]/[.G65]" office:value-type="float" office:value="64665.0838340967" calcext:value-type="float">
            <text:p>64665.0838340967</text:p>
          </table:table-cell>
          <table:table-cell table:formula="of:=1/[.N65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66]/[.G66]+(210-[.D66])*5" office:value-type="float" office:value="25678.6757708116" calcext:value-type="float">
            <text:p>25678.6757708116</text:p>
          </table:table-cell>
          <table:table-cell table:formula="of:=[.F66]/[.G66]+(210-[.D66])*1" office:value-type="float" office:value="35393.7902860491" calcext:value-type="float">
            <text:p>35393.7902860491</text:p>
          </table:table-cell>
          <table:table-cell table:formula="of:=([.H66]+[.I66])*[.G66]" office:value-type="float" office:value="1469544" calcext:value-type="float">
            <text:p>1469544</text:p>
          </table:table-cell>
          <table:table-cell table:formula="of:=[.C66]/[.G66]" office:value-type="float" office:value="53.1952473371207" calcext:value-type="float">
            <text:p>53.1952473371</text:p>
          </table:table-cell>
          <table:table-cell table:formula="of:=[.J66]/[.K66]" office:value-type="float" office:value="27625.475461875" calcext:value-type="float">
            <text:p>27625.475461875</text:p>
          </table:table-cell>
          <table:table-cell table:formula="of:=1/[.L66]" office:value-type="float" office:value="0.00003619847200024" calcext:value-type="float">
            <text:p>3.619847200024E-05</text:p>
          </table:table-cell>
          <table:table-cell table:formula="of:=[.J66]/[.G66]" office:value-type="float" office:value="61072.4660568607" calcext:value-type="float">
            <text:p>61072.4660568607</text:p>
          </table:table-cell>
          <table:table-cell table:formula="of:=1/[.N6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67]/[.G67]+(210-[.D67])*5" office:value-type="float" office:value="25493.1929851819" calcext:value-type="float">
            <text:p>25493.1929851819</text:p>
          </table:table-cell>
          <table:table-cell table:formula="of:=[.F67]/[.G67]+(210-[.D67])*1" office:value-type="float" office:value="35137.9852789808" calcext:value-type="float">
            <text:p>35137.9852789808</text:p>
          </table:table-cell>
          <table:table-cell table:formula="of:=([.H67]+[.I67])*[.G67]" office:value-type="float" office:value="312196" calcext:value-type="float">
            <text:p>312196</text:p>
          </table:table-cell>
          <table:table-cell table:formula="of:=[.C67]/[.G67]" office:value-type="float" office:value="49.7174263463518" calcext:value-type="float">
            <text:p>49.7174263464</text:p>
          </table:table-cell>
          <table:table-cell table:formula="of:=[.J67]/[.K67]" office:value-type="float" office:value="6279.4079046875" calcext:value-type="float">
            <text:p>6279.4079046875</text:p>
          </table:table-cell>
          <table:table-cell table:formula="of:=1/[.L67]" office:value-type="float" office:value="0.000159250683373111" calcext:value-type="float">
            <text:p>0.0001592507</text:p>
          </table:table-cell>
          <table:table-cell table:formula="of:=[.J67]/[.G67]" office:value-type="float" office:value="60631.1782641627" calcext:value-type="float">
            <text:p>60631.1782641627</text:p>
          </table:table-cell>
          <table:table-cell table:formula="of:=1/[.N6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8]/[.G68]+(210-[.D68])*5" office:value-type="float" office:value="26464.375414168" calcext:value-type="float">
            <text:p>26464.375414168</text:p>
          </table:table-cell>
          <table:table-cell table:formula="of:=[.F68]/[.G68]+(210-[.D68])*1" office:value-type="float" office:value="36476.7288702723" calcext:value-type="float">
            <text:p>36476.7288702723</text:p>
          </table:table-cell>
          <table:table-cell table:formula="of:=([.H68]+[.I68])*[.G68]" office:value-type="float" office:value="7693480" calcext:value-type="float">
            <text:p>7693480</text:p>
          </table:table-cell>
          <table:table-cell table:formula="of:=[.C68]/[.G68]" office:value-type="float" office:value="52.3590192501207" calcext:value-type="float">
            <text:p>52.3590192501</text:p>
          </table:table-cell>
          <table:table-cell table:formula="of:=[.J68]/[.K68]" office:value-type="float" office:value="146937.05325625" calcext:value-type="float">
            <text:p>146937.05325625</text:p>
          </table:table-cell>
          <table:table-cell table:formula="of:=1/[.L68]" office:value-type="float" office:value="0.00000680563532369236" calcext:value-type="float">
            <text:p>6.80563532369236E-06</text:p>
          </table:table-cell>
          <table:table-cell table:formula="of:=[.J68]/[.G68]" office:value-type="float" office:value="62941.1042844404" calcext:value-type="float">
            <text:p>62941.1042844404</text:p>
          </table:table-cell>
          <table:table-cell table:formula="of:=1/[.N6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69]/[.G69]+(210-[.D69])*5" office:value-type="float" office:value="25549.843531167" calcext:value-type="float">
            <text:p>25549.843531167</text:p>
          </table:table-cell>
          <table:table-cell table:formula="of:=[.F69]/[.G69]+(210-[.D69])*1" office:value-type="float" office:value="35216.2095892745" calcext:value-type="float">
            <text:p>35216.2095892745</text:p>
          </table:table-cell>
          <table:table-cell table:formula="of:=([.H69]+[.I69])*[.G69]" office:value-type="float" office:value="146217.1" calcext:value-type="float">
            <text:p>146217.1</text:p>
          </table:table-cell>
          <table:table-cell table:formula="of:=[.C69]/[.G69]" office:value-type="float" office:value="53.1952473371207" calcext:value-type="float">
            <text:p>53.1952473371</text:p>
          </table:table-cell>
          <table:table-cell table:formula="of:=[.J69]/[.K69]" office:value-type="float" office:value="2748.68728541406" calcext:value-type="float">
            <text:p>2748.6872854141</text:p>
          </table:table-cell>
          <table:table-cell table:formula="of:=1/[.L69]" office:value-type="float" office:value="0.000363810028629488" calcext:value-type="float">
            <text:p>0.00036381</text:p>
          </table:table-cell>
          <table:table-cell table:formula="of:=[.J69]/[.G69]" office:value-type="float" office:value="60766.0531204415" calcext:value-type="float">
            <text:p>60766.0531204415</text:p>
          </table:table-cell>
          <table:table-cell table:formula="of:=1/[.N6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70]/[.G70]+(210-[.D70])*5" office:value-type="float" office:value="27189.2255326302" calcext:value-type="float">
            <text:p>27189.2255326302</text:p>
          </table:table-cell>
          <table:table-cell table:formula="of:=[.F70]/[.G70]+(210-[.D70])*1" office:value-type="float" office:value="37475.8583014666" calcext:value-type="float">
            <text:p>37475.8583014666</text:p>
          </table:table-cell>
          <table:table-cell table:formula="of:=([.H70]+[.I70])*[.G70]" office:value-type="float" office:value="15388350" calcext:value-type="float">
            <text:p>15388350</text:p>
          </table:table-cell>
          <table:table-cell table:formula="of:=[.C70]/[.G70]" office:value-type="float" office:value="53.7882926419297" calcext:value-type="float">
            <text:p>53.7882926419</text:p>
          </table:table-cell>
          <table:table-cell table:formula="of:=[.J70]/[.K70]" office:value-type="float" office:value="286091.066367187" calcext:value-type="float">
            <text:p>286091.066367187</text:p>
          </table:table-cell>
          <table:table-cell table:formula="of:=1/[.L70]" office:value-type="float" office:value="0.00000349539051567775" calcext:value-type="float">
            <text:p>3.49539051567775E-06</text:p>
          </table:table-cell>
          <table:table-cell table:formula="of:=[.J70]/[.G70]" office:value-type="float" office:value="64665.0838340967" calcext:value-type="float">
            <text:p>64665.0838340967</text:p>
          </table:table-cell>
          <table:table-cell table:formula="of:=1/[.N70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1]/[.G71]+(210-[.D71])*5" office:value-type="float" office:value="25549.843531167" calcext:value-type="float">
            <text:p>25549.843531167</text:p>
          </table:table-cell>
          <table:table-cell table:formula="of:=[.F71]/[.G71]+(210-[.D71])*1" office:value-type="float" office:value="35216.2095892745" calcext:value-type="float">
            <text:p>35216.2095892745</text:p>
          </table:table-cell>
          <table:table-cell table:formula="of:=([.H71]+[.I71])*[.G71]" office:value-type="float" office:value="146217.1" calcext:value-type="float">
            <text:p>146217.1</text:p>
          </table:table-cell>
          <table:table-cell table:formula="of:=[.C71]/[.G71]" office:value-type="float" office:value="53.1952473371207" calcext:value-type="float">
            <text:p>53.1952473371</text:p>
          </table:table-cell>
          <table:table-cell table:formula="of:=[.J71]/[.K71]" office:value-type="float" office:value="2748.68728541406" calcext:value-type="float">
            <text:p>2748.6872854141</text:p>
          </table:table-cell>
          <table:table-cell table:formula="of:=1/[.L71]" office:value-type="float" office:value="0.000363810028629488" calcext:value-type="float">
            <text:p>0.00036381</text:p>
          </table:table-cell>
          <table:table-cell table:formula="of:=[.J71]/[.G71]" office:value-type="float" office:value="60766.0531204415" calcext:value-type="float">
            <text:p>60766.0531204415</text:p>
          </table:table-cell>
          <table:table-cell table:formula="of:=1/[.N7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72]/[.G72]+(210-[.D72])*5" office:value-type="float" office:value="26464.375414168" calcext:value-type="float">
            <text:p>26464.375414168</text:p>
          </table:table-cell>
          <table:table-cell table:formula="of:=[.F72]/[.G72]+(210-[.D72])*1" office:value-type="float" office:value="36476.7288702723" calcext:value-type="float">
            <text:p>36476.7288702723</text:p>
          </table:table-cell>
          <table:table-cell table:formula="of:=([.H72]+[.I72])*[.G72]" office:value-type="float" office:value="7693480" calcext:value-type="float">
            <text:p>7693480</text:p>
          </table:table-cell>
          <table:table-cell table:formula="of:=[.C72]/[.G72]" office:value-type="float" office:value="52.3590192501207" calcext:value-type="float">
            <text:p>52.3590192501</text:p>
          </table:table-cell>
          <table:table-cell table:formula="of:=[.J72]/[.K72]" office:value-type="float" office:value="146937.05325625" calcext:value-type="float">
            <text:p>146937.05325625</text:p>
          </table:table-cell>
          <table:table-cell table:formula="of:=1/[.L72]" office:value-type="float" office:value="0.00000680563532369236" calcext:value-type="float">
            <text:p>6.80563532369236E-06</text:p>
          </table:table-cell>
          <table:table-cell table:formula="of:=[.J72]/[.G72]" office:value-type="float" office:value="62941.1042844404" calcext:value-type="float">
            <text:p>62941.1042844404</text:p>
          </table:table-cell>
          <table:table-cell table:formula="of:=1/[.N7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3]/[.G73]+(210-[.D73])*5" office:value-type="float" office:value="25493.1929851819" calcext:value-type="float">
            <text:p>25493.1929851819</text:p>
          </table:table-cell>
          <table:table-cell table:formula="of:=[.F73]/[.G73]+(210-[.D73])*1" office:value-type="float" office:value="35137.9852789808" calcext:value-type="float">
            <text:p>35137.9852789808</text:p>
          </table:table-cell>
          <table:table-cell table:formula="of:=([.H73]+[.I73])*[.G73]" office:value-type="float" office:value="312196" calcext:value-type="float">
            <text:p>312196</text:p>
          </table:table-cell>
          <table:table-cell table:formula="of:=[.C73]/[.G73]" office:value-type="float" office:value="49.7174263463518" calcext:value-type="float">
            <text:p>49.7174263464</text:p>
          </table:table-cell>
          <table:table-cell table:formula="of:=[.J73]/[.K73]" office:value-type="float" office:value="6279.4079046875" calcext:value-type="float">
            <text:p>6279.4079046875</text:p>
          </table:table-cell>
          <table:table-cell table:formula="of:=1/[.L73]" office:value-type="float" office:value="0.000159250683373111" calcext:value-type="float">
            <text:p>0.0001592507</text:p>
          </table:table-cell>
          <table:table-cell table:formula="of:=[.J73]/[.G73]" office:value-type="float" office:value="60631.1782641627" calcext:value-type="float">
            <text:p>60631.1782641627</text:p>
          </table:table-cell>
          <table:table-cell table:formula="of:=1/[.N73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4067000" calcext:value-type="float">
            <text:p>1.41E+07</text:p>
          </table:table-cell>
          <table:table-cell table:style-name="ce5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74]/[.G74]+(210-[.D74])*5" office:value-type="float" office:value="28518.4284150347" calcext:value-type="float">
            <text:p>28518.4284150347</text:p>
          </table:table-cell>
          <table:table-cell table:formula="of:=[.F74]/[.G74]+(210-[.D74])*1" office:value-type="float" office:value="39307.870088797" calcext:value-type="float">
            <text:p>39307.870088797</text:p>
          </table:table-cell>
          <table:table-cell table:formula="of:=([.H74]+[.I74])*[.G74]" office:value-type="float" office:value="33456000" calcext:value-type="float">
            <text:p>33456000</text:p>
          </table:table-cell>
          <table:table-cell table:formula="of:=[.C74]/[.G74]" office:value-type="float" office:value="51.899606698293" calcext:value-type="float">
            <text:p>51.8996066983</text:p>
          </table:table-cell>
          <table:table-cell table:formula="of:=[.J74]/[.K74]" office:value-type="float" office:value="644629.1625" calcext:value-type="float">
            <text:p>644629.1625</text:p>
          </table:table-cell>
          <table:table-cell table:formula="of:=1/[.L74]" office:value-type="float" office:value="0.0000015512794924167" calcext:value-type="float">
            <text:p>1.5512794924167E-06</text:p>
          </table:table-cell>
          <table:table-cell table:formula="of:=[.J74]/[.G74]" office:value-type="float" office:value="67826.2985038317" calcext:value-type="float">
            <text:p>67826.2985038317</text:p>
          </table:table-cell>
          <table:table-cell table:formula="of:=1/[.N74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5]/[.G75]+(210-[.D75])*5" office:value-type="float" office:value="25549.843531167" calcext:value-type="float">
            <text:p>25549.843531167</text:p>
          </table:table-cell>
          <table:table-cell table:formula="of:=[.F75]/[.G75]+(210-[.D75])*1" office:value-type="float" office:value="35216.2095892745" calcext:value-type="float">
            <text:p>35216.2095892745</text:p>
          </table:table-cell>
          <table:table-cell table:formula="of:=([.H75]+[.I75])*[.G75]" office:value-type="float" office:value="146217.1" calcext:value-type="float">
            <text:p>146217.1</text:p>
          </table:table-cell>
          <table:table-cell table:formula="of:=[.C75]/[.G75]" office:value-type="float" office:value="53.1952473371207" calcext:value-type="float">
            <text:p>53.1952473371</text:p>
          </table:table-cell>
          <table:table-cell table:formula="of:=[.J75]/[.K75]" office:value-type="float" office:value="2748.68728541406" calcext:value-type="float">
            <text:p>2748.6872854141</text:p>
          </table:table-cell>
          <table:table-cell table:formula="of:=1/[.L75]" office:value-type="float" office:value="0.000363810028629488" calcext:value-type="float">
            <text:p>0.00036381</text:p>
          </table:table-cell>
          <table:table-cell table:formula="of:=[.J75]/[.G75]" office:value-type="float" office:value="60766.0531204415" calcext:value-type="float">
            <text:p>60766.0531204415</text:p>
          </table:table-cell>
          <table:table-cell table:formula="of:=1/[.N7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6]/[.G76]+(210-[.D76])*5" office:value-type="float" office:value="25493.1929851819" calcext:value-type="float">
            <text:p>25493.1929851819</text:p>
          </table:table-cell>
          <table:table-cell table:formula="of:=[.F76]/[.G76]+(210-[.D76])*1" office:value-type="float" office:value="35137.9852789808" calcext:value-type="float">
            <text:p>35137.9852789808</text:p>
          </table:table-cell>
          <table:table-cell table:formula="of:=([.H76]+[.I76])*[.G76]" office:value-type="float" office:value="312196" calcext:value-type="float">
            <text:p>312196</text:p>
          </table:table-cell>
          <table:table-cell table:formula="of:=[.C76]/[.G76]" office:value-type="float" office:value="49.7174263463518" calcext:value-type="float">
            <text:p>49.7174263464</text:p>
          </table:table-cell>
          <table:table-cell table:formula="of:=[.J76]/[.K76]" office:value-type="float" office:value="6279.4079046875" calcext:value-type="float">
            <text:p>6279.4079046875</text:p>
          </table:table-cell>
          <table:table-cell table:formula="of:=1/[.L76]" office:value-type="float" office:value="0.000159250683373111" calcext:value-type="float">
            <text:p>0.0001592507</text:p>
          </table:table-cell>
          <table:table-cell table:formula="of:=[.J76]/[.G76]" office:value-type="float" office:value="60631.1782641627" calcext:value-type="float">
            <text:p>60631.1782641627</text:p>
          </table:table-cell>
          <table:table-cell table:formula="of:=1/[.N76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7]/[.G77]+(210-[.D77])*5" office:value-type="float" office:value="25493.1929851819" calcext:value-type="float">
            <text:p>25493.1929851819</text:p>
          </table:table-cell>
          <table:table-cell table:formula="of:=[.F77]/[.G77]+(210-[.D77])*1" office:value-type="float" office:value="35137.9852789808" calcext:value-type="float">
            <text:p>35137.9852789808</text:p>
          </table:table-cell>
          <table:table-cell table:formula="of:=([.H77]+[.I77])*[.G77]" office:value-type="float" office:value="312196" calcext:value-type="float">
            <text:p>312196</text:p>
          </table:table-cell>
          <table:table-cell table:formula="of:=[.C77]/[.G77]" office:value-type="float" office:value="49.7174263463518" calcext:value-type="float">
            <text:p>49.7174263464</text:p>
          </table:table-cell>
          <table:table-cell table:formula="of:=[.J77]/[.K77]" office:value-type="float" office:value="6279.4079046875" calcext:value-type="float">
            <text:p>6279.4079046875</text:p>
          </table:table-cell>
          <table:table-cell table:formula="of:=1/[.L77]" office:value-type="float" office:value="0.000159250683373111" calcext:value-type="float">
            <text:p>0.0001592507</text:p>
          </table:table-cell>
          <table:table-cell table:formula="of:=[.J77]/[.G77]" office:value-type="float" office:value="60631.1782641627" calcext:value-type="float">
            <text:p>60631.1782641627</text:p>
          </table:table-cell>
          <table:table-cell table:formula="of:=1/[.N7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31267" calcext:value-type="float">
            <text:p>1.31E+05</text:p>
          </table:table-cell>
          <table:table-cell table:style-name="ce5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8]/[.G78]+(210-[.D78])*5" office:value-type="float" office:value="25493.1929851819" calcext:value-type="float">
            <text:p>25493.1929851819</text:p>
          </table:table-cell>
          <table:table-cell table:formula="of:=[.F78]/[.G78]+(210-[.D78])*1" office:value-type="float" office:value="35137.9852789808" calcext:value-type="float">
            <text:p>35137.9852789808</text:p>
          </table:table-cell>
          <table:table-cell table:formula="of:=([.H78]+[.I78])*[.G78]" office:value-type="float" office:value="312196" calcext:value-type="float">
            <text:p>312196</text:p>
          </table:table-cell>
          <table:table-cell table:formula="of:=[.C78]/[.G78]" office:value-type="float" office:value="49.7174263463518" calcext:value-type="float">
            <text:p>49.7174263464</text:p>
          </table:table-cell>
          <table:table-cell table:formula="of:=[.J78]/[.K78]" office:value-type="float" office:value="6279.4079046875" calcext:value-type="float">
            <text:p>6279.4079046875</text:p>
          </table:table-cell>
          <table:table-cell table:formula="of:=1/[.L78]" office:value-type="float" office:value="0.000159250683373111" calcext:value-type="float">
            <text:p>0.0001592507</text:p>
          </table:table-cell>
          <table:table-cell table:formula="of:=[.J78]/[.G78]" office:value-type="float" office:value="60631.1782641627" calcext:value-type="float">
            <text:p>60631.1782641627</text:p>
          </table:table-cell>
          <table:table-cell table:formula="of:=1/[.N78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9]/[.G79]+(210-[.D79])*5" office:value-type="float" office:value="25493.1929851819" calcext:value-type="float">
            <text:p>25493.1929851819</text:p>
          </table:table-cell>
          <table:table-cell table:formula="of:=[.F79]/[.G79]+(210-[.D79])*1" office:value-type="float" office:value="35137.9852789808" calcext:value-type="float">
            <text:p>35137.9852789808</text:p>
          </table:table-cell>
          <table:table-cell table:formula="of:=([.H79]+[.I79])*[.G79]" office:value-type="float" office:value="312196" calcext:value-type="float">
            <text:p>312196</text:p>
          </table:table-cell>
          <table:table-cell table:formula="of:=[.C79]/[.G79]" office:value-type="float" office:value="49.7174263463518" calcext:value-type="float">
            <text:p>49.7174263464</text:p>
          </table:table-cell>
          <table:table-cell table:formula="of:=[.J79]/[.K79]" office:value-type="float" office:value="6279.4079046875" calcext:value-type="float">
            <text:p>6279.4079046875</text:p>
          </table:table-cell>
          <table:table-cell table:formula="of:=1/[.L79]" office:value-type="float" office:value="0.000159250683373111" calcext:value-type="float">
            <text:p>0.0001592507</text:p>
          </table:table-cell>
          <table:table-cell table:formula="of:=[.J79]/[.G79]" office:value-type="float" office:value="60631.1782641627" calcext:value-type="float">
            <text:p>60631.1782641627</text:p>
          </table:table-cell>
          <table:table-cell table:formula="of:=1/[.N7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34820" calcext:value-type="float">
            <text:p>3.23E+06</text:p>
          </table:table-cell>
          <table:table-cell table:style-name="ce5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80]/[.G80]+(210-[.D80])*5" office:value-type="float" office:value="26464.375414168" calcext:value-type="float">
            <text:p>26464.375414168</text:p>
          </table:table-cell>
          <table:table-cell table:formula="of:=[.F80]/[.G80]+(210-[.D80])*1" office:value-type="float" office:value="36476.7288702723" calcext:value-type="float">
            <text:p>36476.7288702723</text:p>
          </table:table-cell>
          <table:table-cell table:formula="of:=([.H80]+[.I80])*[.G80]" office:value-type="float" office:value="7693480" calcext:value-type="float">
            <text:p>7693480</text:p>
          </table:table-cell>
          <table:table-cell table:formula="of:=[.C80]/[.G80]" office:value-type="float" office:value="52.3590192501207" calcext:value-type="float">
            <text:p>52.3590192501</text:p>
          </table:table-cell>
          <table:table-cell table:formula="of:=[.J80]/[.K80]" office:value-type="float" office:value="146937.05325625" calcext:value-type="float">
            <text:p>146937.05325625</text:p>
          </table:table-cell>
          <table:table-cell table:formula="of:=1/[.L80]" office:value-type="float" office:value="0.00000680563532369236" calcext:value-type="float">
            <text:p>6.80563532369236E-06</text:p>
          </table:table-cell>
          <table:table-cell table:formula="of:=[.J80]/[.G80]" office:value-type="float" office:value="62941.1042844404" calcext:value-type="float">
            <text:p>62941.1042844404</text:p>
          </table:table-cell>
          <table:table-cell table:formula="of:=1/[.N80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1]/[.G81]+(210-[.D81])*5" office:value-type="float" office:value="25549.843531167" calcext:value-type="float">
            <text:p>25549.843531167</text:p>
          </table:table-cell>
          <table:table-cell table:formula="of:=[.F81]/[.G81]+(210-[.D81])*1" office:value-type="float" office:value="35216.2095892745" calcext:value-type="float">
            <text:p>35216.2095892745</text:p>
          </table:table-cell>
          <table:table-cell table:formula="of:=([.H81]+[.I81])*[.G81]" office:value-type="float" office:value="146217.1" calcext:value-type="float">
            <text:p>146217.1</text:p>
          </table:table-cell>
          <table:table-cell table:formula="of:=[.C81]/[.G81]" office:value-type="float" office:value="53.1952473371207" calcext:value-type="float">
            <text:p>53.1952473371</text:p>
          </table:table-cell>
          <table:table-cell table:formula="of:=[.J81]/[.K81]" office:value-type="float" office:value="2748.68728541406" calcext:value-type="float">
            <text:p>2748.6872854141</text:p>
          </table:table-cell>
          <table:table-cell table:formula="of:=1/[.L81]" office:value-type="float" office:value="0.000363810028629488" calcext:value-type="float">
            <text:p>0.00036381</text:p>
          </table:table-cell>
          <table:table-cell table:formula="of:=[.J81]/[.G81]" office:value-type="float" office:value="60766.0531204415" calcext:value-type="float">
            <text:p>60766.0531204415</text:p>
          </table:table-cell>
          <table:table-cell table:formula="of:=1/[.N8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2]/[.G82]+(210-[.D82])*5" office:value-type="float" office:value="25549.843531167" calcext:value-type="float">
            <text:p>25549.843531167</text:p>
          </table:table-cell>
          <table:table-cell table:formula="of:=[.F82]/[.G82]+(210-[.D82])*1" office:value-type="float" office:value="35216.2095892745" calcext:value-type="float">
            <text:p>35216.2095892745</text:p>
          </table:table-cell>
          <table:table-cell table:formula="of:=([.H82]+[.I82])*[.G82]" office:value-type="float" office:value="146217.1" calcext:value-type="float">
            <text:p>146217.1</text:p>
          </table:table-cell>
          <table:table-cell table:formula="of:=[.C82]/[.G82]" office:value-type="float" office:value="53.1952473371207" calcext:value-type="float">
            <text:p>53.1952473371</text:p>
          </table:table-cell>
          <table:table-cell table:formula="of:=[.J82]/[.K82]" office:value-type="float" office:value="2748.68728541406" calcext:value-type="float">
            <text:p>2748.6872854141</text:p>
          </table:table-cell>
          <table:table-cell table:formula="of:=1/[.L82]" office:value-type="float" office:value="0.000363810028629488" calcext:value-type="float">
            <text:p>0.00036381</text:p>
          </table:table-cell>
          <table:table-cell table:formula="of:=[.J82]/[.G82]" office:value-type="float" office:value="60766.0531204415" calcext:value-type="float">
            <text:p>60766.0531204415</text:p>
          </table:table-cell>
          <table:table-cell table:formula="of:=1/[.N82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3]/[.G83]+(210-[.D83])*5" office:value-type="float" office:value="25549.843531167" calcext:value-type="float">
            <text:p>25549.843531167</text:p>
          </table:table-cell>
          <table:table-cell table:formula="of:=[.F83]/[.G83]+(210-[.D83])*1" office:value-type="float" office:value="35216.2095892745" calcext:value-type="float">
            <text:p>35216.2095892745</text:p>
          </table:table-cell>
          <table:table-cell table:formula="of:=([.H83]+[.I83])*[.G83]" office:value-type="float" office:value="146217.1" calcext:value-type="float">
            <text:p>146217.1</text:p>
          </table:table-cell>
          <table:table-cell table:formula="of:=[.C83]/[.G83]" office:value-type="float" office:value="53.1952473371207" calcext:value-type="float">
            <text:p>53.1952473371</text:p>
          </table:table-cell>
          <table:table-cell table:formula="of:=[.J83]/[.K83]" office:value-type="float" office:value="2748.68728541406" calcext:value-type="float">
            <text:p>2748.6872854141</text:p>
          </table:table-cell>
          <table:table-cell table:formula="of:=1/[.L83]" office:value-type="float" office:value="0.000363810028629488" calcext:value-type="float">
            <text:p>0.00036381</text:p>
          </table:table-cell>
          <table:table-cell table:formula="of:=[.J83]/[.G83]" office:value-type="float" office:value="60766.0531204415" calcext:value-type="float">
            <text:p>60766.0531204415</text:p>
          </table:table-cell>
          <table:table-cell table:formula="of:=1/[.N8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84]/[.G84]+(210-[.D84])*5" office:value-type="float" office:value="25549.843531167" calcext:value-type="float">
            <text:p>25549.843531167</text:p>
          </table:table-cell>
          <table:table-cell table:formula="of:=[.F84]/[.G84]+(210-[.D84])*1" office:value-type="float" office:value="35216.2095892745" calcext:value-type="float">
            <text:p>35216.2095892745</text:p>
          </table:table-cell>
          <table:table-cell table:formula="of:=([.H84]+[.I84])*[.G84]" office:value-type="float" office:value="146217.1" calcext:value-type="float">
            <text:p>146217.1</text:p>
          </table:table-cell>
          <table:table-cell table:formula="of:=[.C84]/[.G84]" office:value-type="float" office:value="53.1952473371207" calcext:value-type="float">
            <text:p>53.1952473371</text:p>
          </table:table-cell>
          <table:table-cell table:formula="of:=[.J84]/[.K84]" office:value-type="float" office:value="2748.68728541406" calcext:value-type="float">
            <text:p>2748.6872854141</text:p>
          </table:table-cell>
          <table:table-cell table:formula="of:=1/[.L84]" office:value-type="float" office:value="0.000363810028629488" calcext:value-type="float">
            <text:p>0.00036381</text:p>
          </table:table-cell>
          <table:table-cell table:formula="of:=[.J84]/[.G84]" office:value-type="float" office:value="60766.0531204415" calcext:value-type="float">
            <text:p>60766.0531204415</text:p>
          </table:table-cell>
          <table:table-cell table:formula="of:=1/[.N8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5]/[.G85]+(210-[.D85])*5" office:value-type="float" office:value="25678.6757708116" calcext:value-type="float">
            <text:p>25678.6757708116</text:p>
          </table:table-cell>
          <table:table-cell table:formula="of:=[.F85]/[.G85]+(210-[.D85])*1" office:value-type="float" office:value="35393.7902860491" calcext:value-type="float">
            <text:p>35393.7902860491</text:p>
          </table:table-cell>
          <table:table-cell table:formula="of:=([.H85]+[.I85])*[.G85]" office:value-type="float" office:value="1469544" calcext:value-type="float">
            <text:p>1469544</text:p>
          </table:table-cell>
          <table:table-cell table:formula="of:=[.C85]/[.G85]" office:value-type="float" office:value="53.1952473371207" calcext:value-type="float">
            <text:p>53.1952473371</text:p>
          </table:table-cell>
          <table:table-cell table:formula="of:=[.J85]/[.K85]" office:value-type="float" office:value="27625.475461875" calcext:value-type="float">
            <text:p>27625.475461875</text:p>
          </table:table-cell>
          <table:table-cell table:formula="of:=1/[.L85]" office:value-type="float" office:value="0.00003619847200024" calcext:value-type="float">
            <text:p>3.619847200024E-05</text:p>
          </table:table-cell>
          <table:table-cell table:formula="of:=[.J85]/[.G85]" office:value-type="float" office:value="61072.4660568607" calcext:value-type="float">
            <text:p>61072.4660568607</text:p>
          </table:table-cell>
          <table:table-cell table:formula="of:=1/[.N8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6]/[.G86]+(210-[.D86])*5" office:value-type="float" office:value="25549.843531167" calcext:value-type="float">
            <text:p>25549.843531167</text:p>
          </table:table-cell>
          <table:table-cell table:formula="of:=[.F86]/[.G86]+(210-[.D86])*1" office:value-type="float" office:value="35216.2095892745" calcext:value-type="float">
            <text:p>35216.2095892745</text:p>
          </table:table-cell>
          <table:table-cell table:formula="of:=([.H86]+[.I86])*[.G86]" office:value-type="float" office:value="146217.1" calcext:value-type="float">
            <text:p>146217.1</text:p>
          </table:table-cell>
          <table:table-cell table:formula="of:=[.C86]/[.G86]" office:value-type="float" office:value="53.1952473371207" calcext:value-type="float">
            <text:p>53.1952473371</text:p>
          </table:table-cell>
          <table:table-cell table:formula="of:=[.J86]/[.K86]" office:value-type="float" office:value="2748.68728541406" calcext:value-type="float">
            <text:p>2748.6872854141</text:p>
          </table:table-cell>
          <table:table-cell table:formula="of:=1/[.L86]" office:value-type="float" office:value="0.000363810028629488" calcext:value-type="float">
            <text:p>0.00036381</text:p>
          </table:table-cell>
          <table:table-cell table:formula="of:=[.J86]/[.G86]" office:value-type="float" office:value="60766.0531204415" calcext:value-type="float">
            <text:p>60766.0531204415</text:p>
          </table:table-cell>
          <table:table-cell table:formula="of:=1/[.N8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7]/[.G87]+(210-[.D87])*5" office:value-type="float" office:value="27189.2255326302" calcext:value-type="float">
            <text:p>27189.2255326302</text:p>
          </table:table-cell>
          <table:table-cell table:formula="of:=[.F87]/[.G87]+(210-[.D87])*1" office:value-type="float" office:value="37475.8583014666" calcext:value-type="float">
            <text:p>37475.8583014666</text:p>
          </table:table-cell>
          <table:table-cell table:formula="of:=([.H87]+[.I87])*[.G87]" office:value-type="float" office:value="15388350" calcext:value-type="float">
            <text:p>15388350</text:p>
          </table:table-cell>
          <table:table-cell table:formula="of:=[.C87]/[.G87]" office:value-type="float" office:value="53.7882926419297" calcext:value-type="float">
            <text:p>53.7882926419</text:p>
          </table:table-cell>
          <table:table-cell table:formula="of:=[.J87]/[.K87]" office:value-type="float" office:value="286091.066367187" calcext:value-type="float">
            <text:p>286091.066367187</text:p>
          </table:table-cell>
          <table:table-cell table:formula="of:=1/[.L87]" office:value-type="float" office:value="0.00000349539051567775" calcext:value-type="float">
            <text:p>3.49539051567775E-06</text:p>
          </table:table-cell>
          <table:table-cell table:formula="of:=[.J87]/[.G87]" office:value-type="float" office:value="64665.0838340967" calcext:value-type="float">
            <text:p>64665.0838340967</text:p>
          </table:table-cell>
          <table:table-cell table:formula="of:=1/[.N87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470220" calcext:value-type="float">
            <text:p>6.47E+06</text:p>
          </table:table-cell>
          <table:table-cell table:style-name="ce5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8]/[.G88]+(210-[.D88])*5" office:value-type="float" office:value="27189.2255326302" calcext:value-type="float">
            <text:p>27189.2255326302</text:p>
          </table:table-cell>
          <table:table-cell table:formula="of:=[.F88]/[.G88]+(210-[.D88])*1" office:value-type="float" office:value="37475.8583014666" calcext:value-type="float">
            <text:p>37475.8583014666</text:p>
          </table:table-cell>
          <table:table-cell table:formula="of:=([.H88]+[.I88])*[.G88]" office:value-type="float" office:value="15388350" calcext:value-type="float">
            <text:p>15388350</text:p>
          </table:table-cell>
          <table:table-cell table:formula="of:=[.C88]/[.G88]" office:value-type="float" office:value="53.7882926419297" calcext:value-type="float">
            <text:p>53.7882926419</text:p>
          </table:table-cell>
          <table:table-cell table:formula="of:=[.J88]/[.K88]" office:value-type="float" office:value="286091.066367187" calcext:value-type="float">
            <text:p>286091.066367187</text:p>
          </table:table-cell>
          <table:table-cell table:formula="of:=1/[.L88]" office:value-type="float" office:value="0.00000349539051567775" calcext:value-type="float">
            <text:p>3.49539051567775E-06</text:p>
          </table:table-cell>
          <table:table-cell table:formula="of:=[.J88]/[.G88]" office:value-type="float" office:value="64665.0838340967" calcext:value-type="float">
            <text:p>64665.0838340967</text:p>
          </table:table-cell>
          <table:table-cell table:formula="of:=1/[.N88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89]/[.G89]+(210-[.D89])*5" office:value-type="float" office:value="25493.1929851819" calcext:value-type="float">
            <text:p>25493.1929851819</text:p>
          </table:table-cell>
          <table:table-cell table:formula="of:=[.F89]/[.G89]+(210-[.D89])*1" office:value-type="float" office:value="35137.9852789808" calcext:value-type="float">
            <text:p>35137.9852789808</text:p>
          </table:table-cell>
          <table:table-cell table:formula="of:=([.H89]+[.I89])*[.G89]" office:value-type="float" office:value="312196" calcext:value-type="float">
            <text:p>312196</text:p>
          </table:table-cell>
          <table:table-cell table:formula="of:=[.C89]/[.G89]" office:value-type="float" office:value="49.7174263463518" calcext:value-type="float">
            <text:p>49.7174263464</text:p>
          </table:table-cell>
          <table:table-cell table:formula="of:=[.J89]/[.K89]" office:value-type="float" office:value="6279.4079046875" calcext:value-type="float">
            <text:p>6279.4079046875</text:p>
          </table:table-cell>
          <table:table-cell table:formula="of:=1/[.L89]" office:value-type="float" office:value="0.000159250683373111" calcext:value-type="float">
            <text:p>0.0001592507</text:p>
          </table:table-cell>
          <table:table-cell table:formula="of:=[.J89]/[.G89]" office:value-type="float" office:value="60631.1782641627" calcext:value-type="float">
            <text:p>60631.1782641627</text:p>
          </table:table-cell>
          <table:table-cell table:formula="of:=1/[.N8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32250000" calcext:value-type="float">
            <text:p>3.23E+07</text:p>
          </table:table-cell>
          <table:table-cell table:style-name="ce5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90]/[.G90]+(210-[.D90])*5" office:value-type="float" office:value="31382.27995913" calcext:value-type="float">
            <text:p>31382.27995913</text:p>
          </table:table-cell>
          <table:table-cell table:formula="of:=[.F90]/[.G90]+(210-[.D90])*1" office:value-type="float" office:value="43255.2911983652" calcext:value-type="float">
            <text:p>43255.2911983652</text:p>
          </table:table-cell>
          <table:table-cell table:formula="of:=([.H90]+[.I90])*[.G90]" office:value-type="float" office:value="76701300" calcext:value-type="float">
            <text:p>76701300</text:p>
          </table:table-cell>
          <table:table-cell table:formula="of:=[.C90]/[.G90]" office:value-type="float" office:value="49.8224103537197" calcext:value-type="float">
            <text:p>49.8224103537</text:p>
          </table:table-cell>
          <table:table-cell table:formula="of:=[.J90]/[.K90]" office:value-type="float" office:value="1539493.96376953" calcext:value-type="float">
            <text:p>1539493.96376953</text:p>
          </table:table-cell>
          <table:table-cell table:formula="of:=1/[.L90]" office:value-type="float" office:value="0.000000649564092834406" calcext:value-type="float">
            <text:p>6.49564092834406E-07</text:p>
          </table:table-cell>
          <table:table-cell table:formula="of:=[.J90]/[.G90]" office:value-type="float" office:value="74637.5711574953" calcext:value-type="float">
            <text:p>74637.5711574953</text:p>
          </table:table-cell>
          <table:table-cell table:formula="of:=1/[.N90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478.8" calcext:value-type="float">
            <text:p>6.15E+04</text:p>
          </table:table-cell>
          <table:table-cell table:style-name="ce5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91]/[.G91]+(210-[.D91])*5" office:value-type="float" office:value="25549.843531167" calcext:value-type="float">
            <text:p>25549.843531167</text:p>
          </table:table-cell>
          <table:table-cell table:formula="of:=[.F91]/[.G91]+(210-[.D91])*1" office:value-type="float" office:value="35216.2095892745" calcext:value-type="float">
            <text:p>35216.2095892745</text:p>
          </table:table-cell>
          <table:table-cell table:formula="of:=([.H91]+[.I91])*[.G91]" office:value-type="float" office:value="146217.1" calcext:value-type="float">
            <text:p>146217.1</text:p>
          </table:table-cell>
          <table:table-cell table:formula="of:=[.C91]/[.G91]" office:value-type="float" office:value="53.1952473371207" calcext:value-type="float">
            <text:p>53.1952473371</text:p>
          </table:table-cell>
          <table:table-cell table:formula="of:=[.J91]/[.K91]" office:value-type="float" office:value="2748.68728541406" calcext:value-type="float">
            <text:p>2748.6872854141</text:p>
          </table:table-cell>
          <table:table-cell table:formula="of:=1/[.L91]" office:value-type="float" office:value="0.000363810028629488" calcext:value-type="float">
            <text:p>0.00036381</text:p>
          </table:table-cell>
          <table:table-cell table:formula="of:=[.J91]/[.G91]" office:value-type="float" office:value="60766.0531204415" calcext:value-type="float">
            <text:p>60766.0531204415</text:p>
          </table:table-cell>
          <table:table-cell table:formula="of:=1/[.N9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2]/[.G92]+(210-[.D92])*5" office:value-type="float" office:value="25678.6757708116" calcext:value-type="float">
            <text:p>25678.6757708116</text:p>
          </table:table-cell>
          <table:table-cell table:formula="of:=[.F92]/[.G92]+(210-[.D92])*1" office:value-type="float" office:value="35393.7902860491" calcext:value-type="float">
            <text:p>35393.7902860491</text:p>
          </table:table-cell>
          <table:table-cell table:formula="of:=([.H92]+[.I92])*[.G92]" office:value-type="float" office:value="1469544" calcext:value-type="float">
            <text:p>1469544</text:p>
          </table:table-cell>
          <table:table-cell table:formula="of:=[.C92]/[.G92]" office:value-type="float" office:value="53.1952473371207" calcext:value-type="float">
            <text:p>53.1952473371</text:p>
          </table:table-cell>
          <table:table-cell table:formula="of:=[.J92]/[.K92]" office:value-type="float" office:value="27625.475461875" calcext:value-type="float">
            <text:p>27625.475461875</text:p>
          </table:table-cell>
          <table:table-cell table:formula="of:=1/[.L92]" office:value-type="float" office:value="0.00003619847200024" calcext:value-type="float">
            <text:p>3.619847200024E-05</text:p>
          </table:table-cell>
          <table:table-cell table:formula="of:=[.J92]/[.G92]" office:value-type="float" office:value="61072.4660568607" calcext:value-type="float">
            <text:p>61072.4660568607</text:p>
          </table:table-cell>
          <table:table-cell table:formula="of:=1/[.N9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3]/[.G93]+(210-[.D93])*5" office:value-type="float" office:value="25549.843531167" calcext:value-type="float">
            <text:p>25549.843531167</text:p>
          </table:table-cell>
          <table:table-cell table:formula="of:=[.F93]/[.G93]+(210-[.D93])*1" office:value-type="float" office:value="35216.2095892745" calcext:value-type="float">
            <text:p>35216.2095892745</text:p>
          </table:table-cell>
          <table:table-cell table:formula="of:=([.H93]+[.I93])*[.G93]" office:value-type="float" office:value="146217.1" calcext:value-type="float">
            <text:p>146217.1</text:p>
          </table:table-cell>
          <table:table-cell table:formula="of:=[.C93]/[.G93]" office:value-type="float" office:value="53.1952473371207" calcext:value-type="float">
            <text:p>53.1952473371</text:p>
          </table:table-cell>
          <table:table-cell table:formula="of:=[.J93]/[.K93]" office:value-type="float" office:value="2748.68728541406" calcext:value-type="float">
            <text:p>2748.6872854141</text:p>
          </table:table-cell>
          <table:table-cell table:formula="of:=1/[.L93]" office:value-type="float" office:value="0.000363810028629488" calcext:value-type="float">
            <text:p>0.00036381</text:p>
          </table:table-cell>
          <table:table-cell table:formula="of:=[.J93]/[.G93]" office:value-type="float" office:value="60766.0531204415" calcext:value-type="float">
            <text:p>60766.0531204415</text:p>
          </table:table-cell>
          <table:table-cell table:formula="of:=1/[.N9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617888" calcext:value-type="float">
            <text:p>6.18E+05</text:p>
          </table:table-cell>
          <table:table-cell table:style-name="ce5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4]/[.G94]+(210-[.D94])*5" office:value-type="float" office:value="25678.6757708116" calcext:value-type="float">
            <text:p>25678.6757708116</text:p>
          </table:table-cell>
          <table:table-cell table:formula="of:=[.F94]/[.G94]+(210-[.D94])*1" office:value-type="float" office:value="35393.7902860491" calcext:value-type="float">
            <text:p>35393.7902860491</text:p>
          </table:table-cell>
          <table:table-cell table:formula="of:=([.H94]+[.I94])*[.G94]" office:value-type="float" office:value="1469544" calcext:value-type="float">
            <text:p>1469544</text:p>
          </table:table-cell>
          <table:table-cell table:formula="of:=[.C94]/[.G94]" office:value-type="float" office:value="53.1952473371207" calcext:value-type="float">
            <text:p>53.1952473371</text:p>
          </table:table-cell>
          <table:table-cell table:formula="of:=[.J94]/[.K94]" office:value-type="float" office:value="27625.475461875" calcext:value-type="float">
            <text:p>27625.475461875</text:p>
          </table:table-cell>
          <table:table-cell table:formula="of:=1/[.L94]" office:value-type="float" office:value="0.00003619847200024" calcext:value-type="float">
            <text:p>3.619847200024E-05</text:p>
          </table:table-cell>
          <table:table-cell table:formula="of:=[.J94]/[.G94]" office:value-type="float" office:value="61072.4660568607" calcext:value-type="float">
            <text:p>61072.4660568607</text:p>
          </table:table-cell>
          <table:table-cell table:formula="of:=1/[.N9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95]/[.G95]+(210-[.D95])*5" office:value-type="float" office:value="25678.6757708116" calcext:value-type="float">
            <text:p>25678.6757708116</text:p>
          </table:table-cell>
          <table:table-cell table:formula="of:=[.F95]/[.G95]+(210-[.D95])*1" office:value-type="float" office:value="35393.7902860491" calcext:value-type="float">
            <text:p>35393.7902860491</text:p>
          </table:table-cell>
          <table:table-cell table:formula="of:=([.H95]+[.I95])*[.G95]" office:value-type="float" office:value="1469544" calcext:value-type="float">
            <text:p>1469544</text:p>
          </table:table-cell>
          <table:table-cell table:formula="of:=[.C95]/[.G95]" office:value-type="float" office:value="53.1952473371207" calcext:value-type="float">
            <text:p>53.1952473371</text:p>
          </table:table-cell>
          <table:table-cell table:formula="of:=[.J95]/[.K95]" office:value-type="float" office:value="27625.475461875" calcext:value-type="float">
            <text:p>27625.475461875</text:p>
          </table:table-cell>
          <table:table-cell table:formula="of:=1/[.L95]" office:value-type="float" office:value="0.00003619847200024" calcext:value-type="float">
            <text:p>3.619847200024E-05</text:p>
          </table:table-cell>
          <table:table-cell table:formula="of:=[.J95]/[.G95]" office:value-type="float" office:value="61072.4660568607" calcext:value-type="float">
            <text:p>61072.4660568607</text:p>
          </table:table-cell>
          <table:table-cell table:formula="of:=1/[.N9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6]/[.G96]+(210-[.D96])*5" office:value-type="float" office:value="25549.843531167" calcext:value-type="float">
            <text:p>25549.843531167</text:p>
          </table:table-cell>
          <table:table-cell table:formula="of:=[.F96]/[.G96]+(210-[.D96])*1" office:value-type="float" office:value="35216.2095892745" calcext:value-type="float">
            <text:p>35216.2095892745</text:p>
          </table:table-cell>
          <table:table-cell table:formula="of:=([.H96]+[.I96])*[.G96]" office:value-type="float" office:value="146217.1" calcext:value-type="float">
            <text:p>146217.1</text:p>
          </table:table-cell>
          <table:table-cell table:formula="of:=[.C96]/[.G96]" office:value-type="float" office:value="53.1952473371207" calcext:value-type="float">
            <text:p>53.1952473371</text:p>
          </table:table-cell>
          <table:table-cell table:formula="of:=[.J96]/[.K96]" office:value-type="float" office:value="2748.68728541406" calcext:value-type="float">
            <text:p>2748.6872854141</text:p>
          </table:table-cell>
          <table:table-cell table:formula="of:=1/[.L96]" office:value-type="float" office:value="0.000363810028629488" calcext:value-type="float">
            <text:p>0.00036381</text:p>
          </table:table-cell>
          <table:table-cell table:formula="of:=[.J96]/[.G96]" office:value-type="float" office:value="60766.0531204415" calcext:value-type="float">
            <text:p>60766.0531204415</text:p>
          </table:table-cell>
          <table:table-cell table:formula="of:=1/[.N9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7]/[.G97]+(210-[.D97])*5" office:value-type="float" office:value="25549.843531167" calcext:value-type="float">
            <text:p>25549.843531167</text:p>
          </table:table-cell>
          <table:table-cell table:formula="of:=[.F97]/[.G97]+(210-[.D97])*1" office:value-type="float" office:value="35216.2095892745" calcext:value-type="float">
            <text:p>35216.2095892745</text:p>
          </table:table-cell>
          <table:table-cell table:formula="of:=([.H97]+[.I97])*[.G97]" office:value-type="float" office:value="146217.1" calcext:value-type="float">
            <text:p>146217.1</text:p>
          </table:table-cell>
          <table:table-cell table:formula="of:=[.C97]/[.G97]" office:value-type="float" office:value="53.1952473371207" calcext:value-type="float">
            <text:p>53.1952473371</text:p>
          </table:table-cell>
          <table:table-cell table:formula="of:=[.J97]/[.K97]" office:value-type="float" office:value="2748.68728541406" calcext:value-type="float">
            <text:p>2748.6872854141</text:p>
          </table:table-cell>
          <table:table-cell table:formula="of:=1/[.L97]" office:value-type="float" office:value="0.000363810028629488" calcext:value-type="float">
            <text:p>0.00036381</text:p>
          </table:table-cell>
          <table:table-cell table:formula="of:=[.J97]/[.G97]" office:value-type="float" office:value="60766.0531204415" calcext:value-type="float">
            <text:p>60766.0531204415</text:p>
          </table:table-cell>
          <table:table-cell table:formula="of:=1/[.N9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8"/>
        </table:table-row>
      </table:table>
      <table:table table:name="optimized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]/[.G2]+(210-[.D2])*5" office:value-type="float" office:value="25549.8353524266" calcext:value-type="float">
            <text:p>25549.8353524266</text:p>
          </table:table-cell>
          <table:table-cell table:formula="of:=[.F2]/[.G2]+(210-[.D2])*1" office:value-type="float" office:value="35216.062061024" calcext:value-type="float">
            <text:p>35216.062061024</text:p>
          </table:table-cell>
          <table:table-cell table:formula="of:=([.H2]+[.I2])*[.G2]" office:value-type="float" office:value="180473.5" calcext:value-type="float">
            <text:p>180473.5</text:p>
          </table:table-cell>
          <table:table-cell table:formula="of:=[.C2]/[.G2]" office:value-type="float" office:value="43.0979333194163" calcext:value-type="float">
            <text:p>43.0979333194</text:p>
          </table:table-cell>
          <table:table-cell table:formula="of:=[.J2]/[.K2]" office:value-type="float" office:value="4187.52098070313" calcext:value-type="float">
            <text:p>4187.5209807031</text:p>
          </table:table-cell>
          <table:table-cell table:formula="of:=1/[.L2]" office:value-type="float" office:value="0.000238804773661597" calcext:value-type="float">
            <text:p>0.0002388048</text:p>
          </table:table-cell>
          <table:table-cell table:formula="of:=[.J2]/[.G2]" office:value-type="float" office:value="60765.8974134506" calcext:value-type="float">
            <text:p>60765.8974134506</text:p>
          </table:table-cell>
          <table:table-cell table:formula="of:=1/[.N2]" office:value-type="float" office:value="0.00001645659889125" calcext:value-type="float">
            <text:p>1.645659889125E-05</text:p>
          </table:table-cell>
          <table:table-cell table:formula="of:=AVERAGE([.H2:.H97])" office:value-type="float" office:value="27972.9966890965" calcext:value-type="float">
            <text:p>27972.9966890965</text:p>
          </table:table-cell>
          <table:table-cell table:formula="of:=AVERAGE([.I2:.I97])" office:value-type="float" office:value="38556.0664593854" calcext:value-type="float">
            <text:p>38556.0664593854</text:p>
          </table:table-cell>
          <table:table-cell table:formula="of:=AVERAGE([.J2:.J97])" office:value-type="float" office:value="28178823.0104167" calcext:value-type="float">
            <text:p>28178823.0104167</text:p>
          </table:table-cell>
          <table:table-cell table:formula="of:=AVERAGE([.K2:.K97])" office:value-type="float" office:value="40.025628212929" calcext:value-type="float">
            <text:p>40.0256282129</text:p>
          </table:table-cell>
          <table:table-cell table:formula="of:=AVERAGE([.G2:.G97])" office:value-type="float" office:value="288.08734625" calcext:value-type="float">
            <text:p>288.08734625</text:p>
          </table:table-cell>
          <table:table-cell table:formula="of:=AVERAGE([.L2:.L97])" office:value-type="float" office:value="876033.086621778" calcext:value-type="float">
            <text:p>876033.086621778</text:p>
          </table:table-cell>
          <table:table-cell table:formula="of:=AVERAGE([.M2:.M97])" office:value-type="float" office:value="0.00011254364663693" calcext:value-type="float">
            <text:p>0.0001125436</text:p>
          </table:table-cell>
          <table:table-cell table:formula="of:=AVERAGE([.N2:.N97])" office:value-type="float" office:value="66529.063148482" calcext:value-type="float">
            <text:p>66529.063148482</text:p>
          </table:table-cell>
          <table:table-cell table:formula="of:=AVERAGE([.O2:.O97])" office:value-type="float" office:value="0.0000154023107629364" calcext:value-type="float">
            <text:p>1.54023107629364E-05</text:p>
          </table:table-cell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2" calcext:value-type="float">
            <text:p>2.00E+00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55516400" calcext:value-type="float">
            <text:p>5.55E+07</text:p>
          </table:table-cell>
          <table:table-cell table:style-name="ce8" office:value-type="float" office:value="76520100" calcext:value-type="float">
            <text:p>7.65E+07</text:p>
          </table:table-cell>
          <table:table-cell office:value-type="float" office:value="1395.51" calcext:value-type="float">
            <text:p>1395.51</text:p>
          </table:table-cell>
          <table:table-cell table:formula="of:=[.E3]/[.G3]+(210-[.D3])*5" office:value-type="float" office:value="39782.1584940273" calcext:value-type="float">
            <text:p>39782.1584940273</text:p>
          </table:table-cell>
          <table:table-cell table:formula="of:=[.F3]/[.G3]+(210-[.D3])*1" office:value-type="float" office:value="54833.0717802094" calcext:value-type="float">
            <text:p>54833.0717802094</text:p>
          </table:table-cell>
          <table:table-cell table:formula="of:=([.H3]+[.I3])*[.G3]" office:value-type="float" office:value="132036500" calcext:value-type="float">
            <text:p>132036500</text:p>
          </table:table-cell>
          <table:table-cell table:formula="of:=[.C3]/[.G3]" office:value-type="float" office:value="36.689095742775" calcext:value-type="float">
            <text:p>36.6890957428</text:p>
          </table:table-cell>
          <table:table-cell table:formula="of:=[.J3]/[.K3]" office:value-type="float" office:value="3598794.06474609" calcext:value-type="float">
            <text:p>3598794.06474609</text:p>
          </table:table-cell>
          <table:table-cell table:formula="of:=1/[.L3]" office:value-type="float" office:value="0.000000277870859518202" calcext:value-type="float">
            <text:p>2.77870859518202E-07</text:p>
          </table:table-cell>
          <table:table-cell table:formula="of:=[.J3]/[.G3]" office:value-type="float" office:value="94615.2302742367" calcext:value-type="float">
            <text:p>94615.2302742367</text:p>
          </table:table-cell>
          <table:table-cell table:formula="of:=1/[.N3]" office:value-type="float" office:value="0.0000105691229319166" calcext:value-type="float">
            <text:p>1.05691229319166E-05</text:p>
          </table:table-cell>
          <table:table-cell/>
          <table:table-cell table:formula="of:=[.Q2]/[.P2]" office:value-type="float" office:value="1.37833164204442" calcext:value-type="float">
            <text:p>1.378331642</text:p>
          </table:table-cell>
          <table:table-cell table:formula="of:=[.R2]/360000" office:value-type="float" office:value="78.2745083622685" calcext:value-type="float">
            <text:p>78.2745083623</text:p>
          </table:table-cell>
          <table:table-cell table:number-columns-repeated="6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3" calcext:value-type="float">
            <text:p>3.00E+0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]/[.G4]+(210-[.D4])*5" office:value-type="float" office:value="25505.3662824494" calcext:value-type="float">
            <text:p>25505.3662824494</text:p>
          </table:table-cell>
          <table:table-cell table:formula="of:=[.F4]/[.G4]+(210-[.D4])*1" office:value-type="float" office:value="35154.8920363518" calcext:value-type="float">
            <text:p>35154.8920363518</text:p>
          </table:table-cell>
          <table:table-cell table:formula="of:=([.H4]+[.I4])*[.G4]" office:value-type="float" office:value="427855" calcext:value-type="float">
            <text:p>427855</text:p>
          </table:table-cell>
          <table:table-cell table:formula="of:=[.C4]/[.G4]" office:value-type="float" office:value="36.29506755703" calcext:value-type="float">
            <text:p>36.295067557</text:p>
          </table:table-cell>
          <table:table-cell table:formula="of:=[.J4]/[.K4]" office:value-type="float" office:value="11788.2409042969" calcext:value-type="float">
            <text:p>11788.2409042969</text:p>
          </table:table-cell>
          <table:table-cell table:formula="of:=1/[.L4]" office:value-type="float" office:value="0.0000848302989494807" calcext:value-type="float">
            <text:p>8.48302989494807E-05</text:p>
          </table:table-cell>
          <table:table-cell table:formula="of:=[.J4]/[.G4]" office:value-type="float" office:value="60660.2583188011" calcext:value-type="float">
            <text:p>60660.2583188011</text:p>
          </table:table-cell>
          <table:table-cell table:formula="of:=1/[.N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table:style-name="ce8" office:value-type="float" office:value="4" calcext:value-type="float">
            <text:p>4.00E+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67186000" calcext:value-type="float">
            <text:p>1.67E+08</text:p>
          </table:table-cell>
          <table:table-cell table:style-name="ce8" office:value-type="float" office:value="230438000" calcext:value-type="float">
            <text:p>2.30E+08</text:p>
          </table:table-cell>
          <table:table-cell office:value-type="float" office:value="3493.24" calcext:value-type="float">
            <text:p>3493.24</text:p>
          </table:table-cell>
          <table:table-cell table:formula="of:=[.E5]/[.G5]+(210-[.D5])*5" office:value-type="float" office:value="47859.8664849824" calcext:value-type="float">
            <text:p>47859.8664849824</text:p>
          </table:table-cell>
          <table:table-cell table:formula="of:=[.F5]/[.G5]+(210-[.D5])*1" office:value-type="float" office:value="65966.8388086705" calcext:value-type="float">
            <text:p>65966.8388086705</text:p>
          </table:table-cell>
          <table:table-cell table:formula="of:=([.H5]+[.I5])*[.G5]" office:value-type="float" office:value="397624000" calcext:value-type="float">
            <text:p>397624000</text:p>
          </table:table-cell>
          <table:table-cell table:formula="of:=[.C5]/[.G5]" office:value-type="float" office:value="29.3137602913055" calcext:value-type="float">
            <text:p>29.3137602913</text:p>
          </table:table-cell>
          <table:table-cell table:formula="of:=[.J5]/[.K5]" office:value-type="float" office:value="13564414.665625" calcext:value-type="float">
            <text:p>13564414.665625</text:p>
          </table:table-cell>
          <table:table-cell table:formula="of:=1/[.L5]" office:value-type="float" office:value="0.0000000737223112571311" calcext:value-type="float">
            <text:p>7.37223112571311E-08</text:p>
          </table:table-cell>
          <table:table-cell table:formula="of:=[.J5]/[.G5]" office:value-type="float" office:value="113826.705293653" calcext:value-type="float">
            <text:p>113826.705293653</text:p>
          </table:table-cell>
          <table:table-cell table:formula="of:=1/[.N5]" office:value-type="float" office:value="0.00000878528459046738" calcext:value-type="float">
            <text:p>8.78528459046738E-06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22294200" calcext:value-type="float">
            <text:p>2.23E+07</text:p>
          </table:table-cell>
          <table:table-cell table:style-name="ce8" office:value-type="float" office:value="30728800" calcext:value-type="float">
            <text:p>3.07E+07</text:p>
          </table:table-cell>
          <table:table-cell office:value-type="float" office:value="683.681" calcext:value-type="float">
            <text:p>683.681</text:p>
          </table:table-cell>
          <table:table-cell table:formula="of:=[.E6]/[.G6]+(210-[.D6])*5" office:value-type="float" office:value="32609.0676792247" calcext:value-type="float">
            <text:p>32609.0676792247</text:p>
          </table:table-cell>
          <table:table-cell table:formula="of:=[.F6]/[.G6]+(210-[.D6])*1" office:value-type="float" office:value="44946.1079070502" calcext:value-type="float">
            <text:p>44946.1079070502</text:p>
          </table:table-cell>
          <table:table-cell table:formula="of:=([.H6]+[.I6])*[.G6]" office:value-type="float" office:value="53023000" calcext:value-type="float">
            <text:p>53023000</text:p>
          </table:table-cell>
          <table:table-cell table:formula="of:=[.C6]/[.G6]" office:value-type="float" office:value="37.4443636725315" calcext:value-type="float">
            <text:p>37.4443636725</text:p>
          </table:table-cell>
          <table:table-cell table:formula="of:=[.J6]/[.K6]" office:value-type="float" office:value="1416047.56496094" calcext:value-type="float">
            <text:p>1416047.56496094</text:p>
          </table:table-cell>
          <table:table-cell table:formula="of:=1/[.L6]" office:value-type="float" office:value="0.000000706190967552411" calcext:value-type="float">
            <text:p>7.06190967552411E-07</text:p>
          </table:table-cell>
          <table:table-cell table:formula="of:=[.J6]/[.G6]" office:value-type="float" office:value="77555.1755862749" calcext:value-type="float">
            <text:p>77555.1755862749</text:p>
          </table:table-cell>
          <table:table-cell table:formula="of:=1/[.N6]" office:value-type="float" office:value="0.0000128940459800464" calcext:value-type="float">
            <text:p>0.000012894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8" office:value-type="float" office:value="247958" calcext:value-type="float">
            <text:p>2.48E+05</text:p>
          </table:table-cell>
          <table:table-cell table:style-name="ce8" office:value-type="float" office:value="7.0533" calcext:value-type="float">
            <text:p>7.05E+00</text:p>
          </table:table-cell>
          <table:table-cell table:formula="of:=[.E7]/[.G7]+(210-[.D7])*5" office:value-type="float" office:value="25505.3662824494" calcext:value-type="float">
            <text:p>25505.3662824494</text:p>
          </table:table-cell>
          <table:table-cell table:formula="of:=[.F7]/[.G7]+(210-[.D7])*1" office:value-type="float" office:value="35154.8920363518" calcext:value-type="float">
            <text:p>35154.8920363518</text:p>
          </table:table-cell>
          <table:table-cell table:formula="of:=([.H7]+[.I7])*[.G7]" office:value-type="float" office:value="427855" calcext:value-type="float">
            <text:p>427855</text:p>
          </table:table-cell>
          <table:table-cell table:formula="of:=[.C7]/[.G7]" office:value-type="float" office:value="36.29506755703" calcext:value-type="float">
            <text:p>36.295067557</text:p>
          </table:table-cell>
          <table:table-cell table:formula="of:=[.J7]/[.K7]" office:value-type="float" office:value="11788.2409042969" calcext:value-type="float">
            <text:p>11788.2409042969</text:p>
          </table:table-cell>
          <table:table-cell table:formula="of:=1/[.L7]" office:value-type="float" office:value="0.0000848302989494807" calcext:value-type="float">
            <text:p>8.48302989494807E-05</text:p>
          </table:table-cell>
          <table:table-cell table:formula="of:=[.J7]/[.G7]" office:value-type="float" office:value="60660.2583188011" calcext:value-type="float">
            <text:p>60660.2583188011</text:p>
          </table:table-cell>
          <table:table-cell table:formula="of:=1/[.N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8]/[.G8]+(210-[.D8])*5" office:value-type="float" office:value="25899.9723903865" calcext:value-type="float">
            <text:p>25899.9723903865</text:p>
          </table:table-cell>
          <table:table-cell table:formula="of:=[.F8]/[.G8]+(210-[.D8])*1" office:value-type="float" office:value="35698.8935952431" calcext:value-type="float">
            <text:p>35698.8935952431</text:p>
          </table:table-cell>
          <table:table-cell table:formula="of:=([.H8]+[.I8])*[.G8]" office:value-type="float" office:value="1829474" calcext:value-type="float">
            <text:p>1829474</text:p>
          </table:table-cell>
          <table:table-cell table:formula="of:=[.C8]/[.G8]" office:value-type="float" office:value="43.0979333194163" calcext:value-type="float">
            <text:p>43.0979333194</text:p>
          </table:table-cell>
          <table:table-cell table:formula="of:=[.J8]/[.K8]" office:value-type="float" office:value="42449.2280509375" calcext:value-type="float">
            <text:p>42449.2280509375</text:p>
          </table:table-cell>
          <table:table-cell table:formula="of:=1/[.L8]" office:value-type="float" office:value="0.0000235575544224276" calcext:value-type="float">
            <text:p>2.35575544224276E-05</text:p>
          </table:table-cell>
          <table:table-cell table:formula="of:=[.J8]/[.G8]" office:value-type="float" office:value="61598.8659856295" calcext:value-type="float">
            <text:p>61598.8659856295</text:p>
          </table:table-cell>
          <table:table-cell table:formula="of:=1/[.N8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9]/[.G9]+(210-[.D9])*5" office:value-type="float" office:value="25505.3662824494" calcext:value-type="float">
            <text:p>25505.3662824494</text:p>
          </table:table-cell>
          <table:table-cell table:formula="of:=[.F9]/[.G9]+(210-[.D9])*1" office:value-type="float" office:value="35154.8920363518" calcext:value-type="float">
            <text:p>35154.8920363518</text:p>
          </table:table-cell>
          <table:table-cell table:formula="of:=([.H9]+[.I9])*[.G9]" office:value-type="float" office:value="427855" calcext:value-type="float">
            <text:p>427855</text:p>
          </table:table-cell>
          <table:table-cell table:formula="of:=[.C9]/[.G9]" office:value-type="float" office:value="36.29506755703" calcext:value-type="float">
            <text:p>36.295067557</text:p>
          </table:table-cell>
          <table:table-cell table:formula="of:=[.J9]/[.K9]" office:value-type="float" office:value="11788.2409042969" calcext:value-type="float">
            <text:p>11788.2409042969</text:p>
          </table:table-cell>
          <table:table-cell table:formula="of:=1/[.L9]" office:value-type="float" office:value="0.0000848302989494807" calcext:value-type="float">
            <text:p>8.48302989494807E-05</text:p>
          </table:table-cell>
          <table:table-cell table:formula="of:=[.J9]/[.G9]" office:value-type="float" office:value="60660.2583188011" calcext:value-type="float">
            <text:p>60660.2583188011</text:p>
          </table:table-cell>
          <table:table-cell table:formula="of:=1/[.N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10]/[.G10]+(210-[.D10])*5" office:value-type="float" office:value="25899.9723903865" calcext:value-type="float">
            <text:p>25899.9723903865</text:p>
          </table:table-cell>
          <table:table-cell table:formula="of:=[.F10]/[.G10]+(210-[.D10])*1" office:value-type="float" office:value="35698.8935952431" calcext:value-type="float">
            <text:p>35698.8935952431</text:p>
          </table:table-cell>
          <table:table-cell table:formula="of:=([.H10]+[.I10])*[.G10]" office:value-type="float" office:value="1829474" calcext:value-type="float">
            <text:p>1829474</text:p>
          </table:table-cell>
          <table:table-cell table:formula="of:=[.C10]/[.G10]" office:value-type="float" office:value="43.0979333194163" calcext:value-type="float">
            <text:p>43.0979333194</text:p>
          </table:table-cell>
          <table:table-cell table:formula="of:=[.J10]/[.K10]" office:value-type="float" office:value="42449.2280509375" calcext:value-type="float">
            <text:p>42449.2280509375</text:p>
          </table:table-cell>
          <table:table-cell table:formula="of:=1/[.L10]" office:value-type="float" office:value="0.0000235575544224276" calcext:value-type="float">
            <text:p>2.35575544224276E-05</text:p>
          </table:table-cell>
          <table:table-cell table:formula="of:=[.J10]/[.G10]" office:value-type="float" office:value="61598.8659856295" calcext:value-type="float">
            <text:p>61598.8659856295</text:p>
          </table:table-cell>
          <table:table-cell table:formula="of:=1/[.N10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11]/[.G11]+(210-[.D11])*5" office:value-type="float" office:value="25505.3662824494" calcext:value-type="float">
            <text:p>25505.3662824494</text:p>
          </table:table-cell>
          <table:table-cell table:formula="of:=[.F11]/[.G11]+(210-[.D11])*1" office:value-type="float" office:value="35154.8920363518" calcext:value-type="float">
            <text:p>35154.8920363518</text:p>
          </table:table-cell>
          <table:table-cell table:formula="of:=([.H11]+[.I11])*[.G11]" office:value-type="float" office:value="427855" calcext:value-type="float">
            <text:p>427855</text:p>
          </table:table-cell>
          <table:table-cell table:formula="of:=[.C11]/[.G11]" office:value-type="float" office:value="36.29506755703" calcext:value-type="float">
            <text:p>36.295067557</text:p>
          </table:table-cell>
          <table:table-cell table:formula="of:=[.J11]/[.K11]" office:value-type="float" office:value="11788.2409042969" calcext:value-type="float">
            <text:p>11788.2409042969</text:p>
          </table:table-cell>
          <table:table-cell table:formula="of:=1/[.L11]" office:value-type="float" office:value="0.0000848302989494807" calcext:value-type="float">
            <text:p>8.48302989494807E-05</text:p>
          </table:table-cell>
          <table:table-cell table:formula="of:=[.J11]/[.G11]" office:value-type="float" office:value="60660.2583188011" calcext:value-type="float">
            <text:p>60660.2583188011</text:p>
          </table:table-cell>
          <table:table-cell table:formula="of:=1/[.N11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table:style-name="ce8" office:value-type="float" office:value="29.6998" calcext:value-type="float">
            <text:p>2.97E+01</text:p>
          </table:table-cell>
          <table:table-cell table:formula="of:=[.E12]/[.G12]+(210-[.D12])*5" office:value-type="float" office:value="25899.9723903865" calcext:value-type="float">
            <text:p>25899.9723903865</text:p>
          </table:table-cell>
          <table:table-cell table:formula="of:=[.F12]/[.G12]+(210-[.D12])*1" office:value-type="float" office:value="35698.8935952431" calcext:value-type="float">
            <text:p>35698.8935952431</text:p>
          </table:table-cell>
          <table:table-cell table:formula="of:=([.H12]+[.I12])*[.G12]" office:value-type="float" office:value="1829474" calcext:value-type="float">
            <text:p>1829474</text:p>
          </table:table-cell>
          <table:table-cell table:formula="of:=[.C12]/[.G12]" office:value-type="float" office:value="43.0979333194163" calcext:value-type="float">
            <text:p>43.0979333194</text:p>
          </table:table-cell>
          <table:table-cell table:formula="of:=[.J12]/[.K12]" office:value-type="float" office:value="42449.2280509375" calcext:value-type="float">
            <text:p>42449.2280509375</text:p>
          </table:table-cell>
          <table:table-cell table:formula="of:=1/[.L12]" office:value-type="float" office:value="0.0000235575544224276" calcext:value-type="float">
            <text:p>2.35575544224276E-05</text:p>
          </table:table-cell>
          <table:table-cell table:formula="of:=[.J12]/[.G12]" office:value-type="float" office:value="61598.8659856295" calcext:value-type="float">
            <text:p>61598.8659856295</text:p>
          </table:table-cell>
          <table:table-cell table:formula="of:=1/[.N12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55516400" calcext:value-type="float">
            <text:p>5.55E+07</text:p>
          </table:table-cell>
          <table:table-cell table:style-name="ce8" office:value-type="float" office:value="76520100" calcext:value-type="float">
            <text:p>7.65E+07</text:p>
          </table:table-cell>
          <table:table-cell table:style-name="ce8" office:value-type="float" office:value="1395.51" calcext:value-type="float">
            <text:p>1.40E+03</text:p>
          </table:table-cell>
          <table:table-cell table:formula="of:=[.E13]/[.G13]+(210-[.D13])*5" office:value-type="float" office:value="39782.1584940273" calcext:value-type="float">
            <text:p>39782.1584940273</text:p>
          </table:table-cell>
          <table:table-cell table:formula="of:=[.F13]/[.G13]+(210-[.D13])*1" office:value-type="float" office:value="54833.0717802094" calcext:value-type="float">
            <text:p>54833.0717802094</text:p>
          </table:table-cell>
          <table:table-cell table:formula="of:=([.H13]+[.I13])*[.G13]" office:value-type="float" office:value="132036500" calcext:value-type="float">
            <text:p>132036500</text:p>
          </table:table-cell>
          <table:table-cell table:formula="of:=[.C13]/[.G13]" office:value-type="float" office:value="36.689095742775" calcext:value-type="float">
            <text:p>36.6890957428</text:p>
          </table:table-cell>
          <table:table-cell table:formula="of:=[.J13]/[.K13]" office:value-type="float" office:value="3598794.06474609" calcext:value-type="float">
            <text:p>3598794.06474609</text:p>
          </table:table-cell>
          <table:table-cell table:formula="of:=1/[.L13]" office:value-type="float" office:value="0.000000277870859518202" calcext:value-type="float">
            <text:p>2.77870859518202E-07</text:p>
          </table:table-cell>
          <table:table-cell table:formula="of:=[.J13]/[.G13]" office:value-type="float" office:value="94615.2302742367" calcext:value-type="float">
            <text:p>94615.2302742367</text:p>
          </table:table-cell>
          <table:table-cell table:formula="of:=1/[.N13]" office:value-type="float" office:value="0.0000105691229319166" calcext:value-type="float">
            <text:p>1.05691229319166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8" office:value-type="float" office:value="247958" calcext:value-type="float">
            <text:p>2.48E+05</text:p>
          </table:table-cell>
          <table:table-cell table:style-name="ce8" office:value-type="float" office:value="7.0533" calcext:value-type="float">
            <text:p>7.05E+00</text:p>
          </table:table-cell>
          <table:table-cell table:formula="of:=[.E14]/[.G14]+(210-[.D14])*5" office:value-type="float" office:value="25505.3662824494" calcext:value-type="float">
            <text:p>25505.3662824494</text:p>
          </table:table-cell>
          <table:table-cell table:formula="of:=[.F14]/[.G14]+(210-[.D14])*1" office:value-type="float" office:value="35154.8920363518" calcext:value-type="float">
            <text:p>35154.8920363518</text:p>
          </table:table-cell>
          <table:table-cell table:formula="of:=([.H14]+[.I14])*[.G14]" office:value-type="float" office:value="427855" calcext:value-type="float">
            <text:p>427855</text:p>
          </table:table-cell>
          <table:table-cell table:formula="of:=[.C14]/[.G14]" office:value-type="float" office:value="36.29506755703" calcext:value-type="float">
            <text:p>36.295067557</text:p>
          </table:table-cell>
          <table:table-cell table:formula="of:=[.J14]/[.K14]" office:value-type="float" office:value="11788.2409042969" calcext:value-type="float">
            <text:p>11788.2409042969</text:p>
          </table:table-cell>
          <table:table-cell table:formula="of:=1/[.L14]" office:value-type="float" office:value="0.0000848302989494807" calcext:value-type="float">
            <text:p>8.48302989494807E-05</text:p>
          </table:table-cell>
          <table:table-cell table:formula="of:=[.J14]/[.G14]" office:value-type="float" office:value="60660.2583188011" calcext:value-type="float">
            <text:p>60660.2583188011</text:p>
          </table:table-cell>
          <table:table-cell table:formula="of:=1/[.N1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5]/[.G15]+(210-[.D15])*5" office:value-type="float" office:value="25549.8353524266" calcext:value-type="float">
            <text:p>25549.8353524266</text:p>
          </table:table-cell>
          <table:table-cell table:formula="of:=[.F15]/[.G15]+(210-[.D15])*1" office:value-type="float" office:value="35216.062061024" calcext:value-type="float">
            <text:p>35216.062061024</text:p>
          </table:table-cell>
          <table:table-cell table:formula="of:=([.H15]+[.I15])*[.G15]" office:value-type="float" office:value="180473.5" calcext:value-type="float">
            <text:p>180473.5</text:p>
          </table:table-cell>
          <table:table-cell table:formula="of:=[.C15]/[.G15]" office:value-type="float" office:value="43.0979333194163" calcext:value-type="float">
            <text:p>43.0979333194</text:p>
          </table:table-cell>
          <table:table-cell table:formula="of:=[.J15]/[.K15]" office:value-type="float" office:value="4187.52098070313" calcext:value-type="float">
            <text:p>4187.5209807031</text:p>
          </table:table-cell>
          <table:table-cell table:formula="of:=1/[.L15]" office:value-type="float" office:value="0.000238804773661597" calcext:value-type="float">
            <text:p>0.0002388048</text:p>
          </table:table-cell>
          <table:table-cell table:formula="of:=[.J15]/[.G15]" office:value-type="float" office:value="60765.8974134506" calcext:value-type="float">
            <text:p>60765.8974134506</text:p>
          </table:table-cell>
          <table:table-cell table:formula="of:=1/[.N1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6]/[.G16]+(210-[.D16])*5" office:value-type="float" office:value="25549.8353524266" calcext:value-type="float">
            <text:p>25549.8353524266</text:p>
          </table:table-cell>
          <table:table-cell table:formula="of:=[.F16]/[.G16]+(210-[.D16])*1" office:value-type="float" office:value="35216.062061024" calcext:value-type="float">
            <text:p>35216.062061024</text:p>
          </table:table-cell>
          <table:table-cell table:formula="of:=([.H16]+[.I16])*[.G16]" office:value-type="float" office:value="180473.5" calcext:value-type="float">
            <text:p>180473.5</text:p>
          </table:table-cell>
          <table:table-cell table:formula="of:=[.C16]/[.G16]" office:value-type="float" office:value="43.0979333194163" calcext:value-type="float">
            <text:p>43.0979333194</text:p>
          </table:table-cell>
          <table:table-cell table:formula="of:=[.J16]/[.K16]" office:value-type="float" office:value="4187.52098070313" calcext:value-type="float">
            <text:p>4187.5209807031</text:p>
          </table:table-cell>
          <table:table-cell table:formula="of:=1/[.L16]" office:value-type="float" office:value="0.000238804773661597" calcext:value-type="float">
            <text:p>0.0002388048</text:p>
          </table:table-cell>
          <table:table-cell table:formula="of:=[.J16]/[.G16]" office:value-type="float" office:value="60765.8974134506" calcext:value-type="float">
            <text:p>60765.8974134506</text:p>
          </table:table-cell>
          <table:table-cell table:formula="of:=1/[.N1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17]/[.G17]+(210-[.D17])*5" office:value-type="float" office:value="25899.9723903865" calcext:value-type="float">
            <text:p>25899.9723903865</text:p>
          </table:table-cell>
          <table:table-cell table:formula="of:=[.F17]/[.G17]+(210-[.D17])*1" office:value-type="float" office:value="35698.8935952431" calcext:value-type="float">
            <text:p>35698.8935952431</text:p>
          </table:table-cell>
          <table:table-cell table:formula="of:=([.H17]+[.I17])*[.G17]" office:value-type="float" office:value="1829474" calcext:value-type="float">
            <text:p>1829474</text:p>
          </table:table-cell>
          <table:table-cell table:formula="of:=[.C17]/[.G17]" office:value-type="float" office:value="43.0979333194163" calcext:value-type="float">
            <text:p>43.0979333194</text:p>
          </table:table-cell>
          <table:table-cell table:formula="of:=[.J17]/[.K17]" office:value-type="float" office:value="42449.2280509375" calcext:value-type="float">
            <text:p>42449.2280509375</text:p>
          </table:table-cell>
          <table:table-cell table:formula="of:=1/[.L17]" office:value-type="float" office:value="0.0000235575544224276" calcext:value-type="float">
            <text:p>2.35575544224276E-05</text:p>
          </table:table-cell>
          <table:table-cell table:formula="of:=[.J17]/[.G17]" office:value-type="float" office:value="61598.8659856295" calcext:value-type="float">
            <text:p>61598.8659856295</text:p>
          </table:table-cell>
          <table:table-cell table:formula="of:=1/[.N17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18]/[.G18]+(210-[.D18])*5" office:value-type="float" office:value="25549.8353524266" calcext:value-type="float">
            <text:p>25549.8353524266</text:p>
          </table:table-cell>
          <table:table-cell table:formula="of:=[.F18]/[.G18]+(210-[.D18])*1" office:value-type="float" office:value="35216.062061024" calcext:value-type="float">
            <text:p>35216.062061024</text:p>
          </table:table-cell>
          <table:table-cell table:formula="of:=([.H18]+[.I18])*[.G18]" office:value-type="float" office:value="180473.5" calcext:value-type="float">
            <text:p>180473.5</text:p>
          </table:table-cell>
          <table:table-cell table:formula="of:=[.C18]/[.G18]" office:value-type="float" office:value="43.0979333194163" calcext:value-type="float">
            <text:p>43.0979333194</text:p>
          </table:table-cell>
          <table:table-cell table:formula="of:=[.J18]/[.K18]" office:value-type="float" office:value="4187.52098070313" calcext:value-type="float">
            <text:p>4187.5209807031</text:p>
          </table:table-cell>
          <table:table-cell table:formula="of:=1/[.L18]" office:value-type="float" office:value="0.000238804773661597" calcext:value-type="float">
            <text:p>0.0002388048</text:p>
          </table:table-cell>
          <table:table-cell table:formula="of:=[.J18]/[.G18]" office:value-type="float" office:value="60765.8974134506" calcext:value-type="float">
            <text:p>60765.8974134506</text:p>
          </table:table-cell>
          <table:table-cell table:formula="of:=1/[.N1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19]/[.G19]+(210-[.D19])*5" office:value-type="float" office:value="27671.0747889165" calcext:value-type="float">
            <text:p>27671.0747889165</text:p>
          </table:table-cell>
          <table:table-cell table:formula="of:=[.F19]/[.G19]+(210-[.D19])*1" office:value-type="float" office:value="38139.9922278878" calcext:value-type="float">
            <text:p>38139.9922278878</text:p>
          </table:table-cell>
          <table:table-cell table:formula="of:=([.H19]+[.I19])*[.G19]" office:value-type="float" office:value="11177220" calcext:value-type="float">
            <text:p>11177220</text:p>
          </table:table-cell>
          <table:table-cell table:formula="of:=[.C19]/[.G19]" office:value-type="float" office:value="37.6829684758417" calcext:value-type="float">
            <text:p>37.6829684758</text:p>
          </table:table-cell>
          <table:table-cell table:formula="of:=[.J19]/[.K19]" office:value-type="float" office:value="296611.98286875" calcext:value-type="float">
            <text:p>296611.98286875</text:p>
          </table:table-cell>
          <table:table-cell table:formula="of:=1/[.L19]" office:value-type="float" office:value="0.00000337140795974685" calcext:value-type="float">
            <text:p>3.37140795974685E-06</text:p>
          </table:table-cell>
          <table:table-cell table:formula="of:=[.J19]/[.G19]" office:value-type="float" office:value="65811.0670168043" calcext:value-type="float">
            <text:p>65811.0670168043</text:p>
          </table:table-cell>
          <table:table-cell table:formula="of:=1/[.N19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0]/[.G20]+(210-[.D20])*5" office:value-type="float" office:value="25549.8353524266" calcext:value-type="float">
            <text:p>25549.8353524266</text:p>
          </table:table-cell>
          <table:table-cell table:formula="of:=[.F20]/[.G20]+(210-[.D20])*1" office:value-type="float" office:value="35216.062061024" calcext:value-type="float">
            <text:p>35216.062061024</text:p>
          </table:table-cell>
          <table:table-cell table:formula="of:=([.H20]+[.I20])*[.G20]" office:value-type="float" office:value="180473.5" calcext:value-type="float">
            <text:p>180473.5</text:p>
          </table:table-cell>
          <table:table-cell table:formula="of:=[.C20]/[.G20]" office:value-type="float" office:value="43.0979333194163" calcext:value-type="float">
            <text:p>43.0979333194</text:p>
          </table:table-cell>
          <table:table-cell table:formula="of:=[.J20]/[.K20]" office:value-type="float" office:value="4187.52098070313" calcext:value-type="float">
            <text:p>4187.5209807031</text:p>
          </table:table-cell>
          <table:table-cell table:formula="of:=1/[.L20]" office:value-type="float" office:value="0.000238804773661597" calcext:value-type="float">
            <text:p>0.0002388048</text:p>
          </table:table-cell>
          <table:table-cell table:formula="of:=[.J20]/[.G20]" office:value-type="float" office:value="60765.8974134506" calcext:value-type="float">
            <text:p>60765.8974134506</text:p>
          </table:table-cell>
          <table:table-cell table:formula="of:=1/[.N2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21]/[.G21]+(210-[.D21])*5" office:value-type="float" office:value="25899.9723903865" calcext:value-type="float">
            <text:p>25899.9723903865</text:p>
          </table:table-cell>
          <table:table-cell table:formula="of:=[.F21]/[.G21]+(210-[.D21])*1" office:value-type="float" office:value="35698.8935952431" calcext:value-type="float">
            <text:p>35698.8935952431</text:p>
          </table:table-cell>
          <table:table-cell table:formula="of:=([.H21]+[.I21])*[.G21]" office:value-type="float" office:value="1829474" calcext:value-type="float">
            <text:p>1829474</text:p>
          </table:table-cell>
          <table:table-cell table:formula="of:=[.C21]/[.G21]" office:value-type="float" office:value="43.0979333194163" calcext:value-type="float">
            <text:p>43.0979333194</text:p>
          </table:table-cell>
          <table:table-cell table:formula="of:=[.J21]/[.K21]" office:value-type="float" office:value="42449.2280509375" calcext:value-type="float">
            <text:p>42449.2280509375</text:p>
          </table:table-cell>
          <table:table-cell table:formula="of:=1/[.L21]" office:value-type="float" office:value="0.0000235575544224276" calcext:value-type="float">
            <text:p>2.35575544224276E-05</text:p>
          </table:table-cell>
          <table:table-cell table:formula="of:=[.J21]/[.G21]" office:value-type="float" office:value="61598.8659856295" calcext:value-type="float">
            <text:p>61598.8659856295</text:p>
          </table:table-cell>
          <table:table-cell table:formula="of:=1/[.N21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67186000" calcext:value-type="float">
            <text:p>1.67E+08</text:p>
          </table:table-cell>
          <table:table-cell table:style-name="ce8" office:value-type="float" office:value="230438000" calcext:value-type="float">
            <text:p>2.30E+08</text:p>
          </table:table-cell>
          <table:table-cell office:value-type="float" office:value="3493.24" calcext:value-type="float">
            <text:p>3493.24</text:p>
          </table:table-cell>
          <table:table-cell table:formula="of:=[.E22]/[.G22]+(210-[.D22])*5" office:value-type="float" office:value="47859.8664849824" calcext:value-type="float">
            <text:p>47859.8664849824</text:p>
          </table:table-cell>
          <table:table-cell table:formula="of:=[.F22]/[.G22]+(210-[.D22])*1" office:value-type="float" office:value="65966.8388086705" calcext:value-type="float">
            <text:p>65966.8388086705</text:p>
          </table:table-cell>
          <table:table-cell table:formula="of:=([.H22]+[.I22])*[.G22]" office:value-type="float" office:value="397624000" calcext:value-type="float">
            <text:p>397624000</text:p>
          </table:table-cell>
          <table:table-cell table:formula="of:=[.C22]/[.G22]" office:value-type="float" office:value="29.3137602913055" calcext:value-type="float">
            <text:p>29.3137602913</text:p>
          </table:table-cell>
          <table:table-cell table:formula="of:=[.J22]/[.K22]" office:value-type="float" office:value="13564414.665625" calcext:value-type="float">
            <text:p>13564414.665625</text:p>
          </table:table-cell>
          <table:table-cell table:formula="of:=1/[.L22]" office:value-type="float" office:value="0.0000000737223112571311" calcext:value-type="float">
            <text:p>7.37223112571311E-08</text:p>
          </table:table-cell>
          <table:table-cell table:formula="of:=[.J22]/[.G22]" office:value-type="float" office:value="113826.705293653" calcext:value-type="float">
            <text:p>113826.705293653</text:p>
          </table:table-cell>
          <table:table-cell table:formula="of:=1/[.N22]" office:value-type="float" office:value="0.00000878528459046738" calcext:value-type="float">
            <text:p>8.78528459046738E-06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3]/[.G23]+(210-[.D23])*5" office:value-type="float" office:value="25549.8353524266" calcext:value-type="float">
            <text:p>25549.8353524266</text:p>
          </table:table-cell>
          <table:table-cell table:formula="of:=[.F23]/[.G23]+(210-[.D23])*1" office:value-type="float" office:value="35216.062061024" calcext:value-type="float">
            <text:p>35216.062061024</text:p>
          </table:table-cell>
          <table:table-cell table:formula="of:=([.H23]+[.I23])*[.G23]" office:value-type="float" office:value="180473.5" calcext:value-type="float">
            <text:p>180473.5</text:p>
          </table:table-cell>
          <table:table-cell table:formula="of:=[.C23]/[.G23]" office:value-type="float" office:value="43.0979333194163" calcext:value-type="float">
            <text:p>43.0979333194</text:p>
          </table:table-cell>
          <table:table-cell table:formula="of:=[.J23]/[.K23]" office:value-type="float" office:value="4187.52098070313" calcext:value-type="float">
            <text:p>4187.5209807031</text:p>
          </table:table-cell>
          <table:table-cell table:formula="of:=1/[.L23]" office:value-type="float" office:value="0.000238804773661597" calcext:value-type="float">
            <text:p>0.0002388048</text:p>
          </table:table-cell>
          <table:table-cell table:formula="of:=[.J23]/[.G23]" office:value-type="float" office:value="60765.8974134506" calcext:value-type="float">
            <text:p>60765.8974134506</text:p>
          </table:table-cell>
          <table:table-cell table:formula="of:=1/[.N2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24]/[.G24]+(210-[.D24])*5" office:value-type="float" office:value="25549.8353524266" calcext:value-type="float">
            <text:p>25549.8353524266</text:p>
          </table:table-cell>
          <table:table-cell table:formula="of:=[.F24]/[.G24]+(210-[.D24])*1" office:value-type="float" office:value="35216.062061024" calcext:value-type="float">
            <text:p>35216.062061024</text:p>
          </table:table-cell>
          <table:table-cell table:formula="of:=([.H24]+[.I24])*[.G24]" office:value-type="float" office:value="180473.5" calcext:value-type="float">
            <text:p>180473.5</text:p>
          </table:table-cell>
          <table:table-cell table:formula="of:=[.C24]/[.G24]" office:value-type="float" office:value="43.0979333194163" calcext:value-type="float">
            <text:p>43.0979333194</text:p>
          </table:table-cell>
          <table:table-cell table:formula="of:=[.J24]/[.K24]" office:value-type="float" office:value="4187.52098070313" calcext:value-type="float">
            <text:p>4187.5209807031</text:p>
          </table:table-cell>
          <table:table-cell table:formula="of:=1/[.L24]" office:value-type="float" office:value="0.000238804773661597" calcext:value-type="float">
            <text:p>0.0002388048</text:p>
          </table:table-cell>
          <table:table-cell table:formula="of:=[.J24]/[.G24]" office:value-type="float" office:value="60765.8974134506" calcext:value-type="float">
            <text:p>60765.8974134506</text:p>
          </table:table-cell>
          <table:table-cell table:formula="of:=1/[.N2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25]/[.G25]+(210-[.D25])*5" office:value-type="float" office:value="25505.3662824494" calcext:value-type="float">
            <text:p>25505.3662824494</text:p>
          </table:table-cell>
          <table:table-cell table:formula="of:=[.F25]/[.G25]+(210-[.D25])*1" office:value-type="float" office:value="35154.8920363518" calcext:value-type="float">
            <text:p>35154.8920363518</text:p>
          </table:table-cell>
          <table:table-cell table:formula="of:=([.H25]+[.I25])*[.G25]" office:value-type="float" office:value="427855" calcext:value-type="float">
            <text:p>427855</text:p>
          </table:table-cell>
          <table:table-cell table:formula="of:=[.C25]/[.G25]" office:value-type="float" office:value="36.29506755703" calcext:value-type="float">
            <text:p>36.295067557</text:p>
          </table:table-cell>
          <table:table-cell table:formula="of:=[.J25]/[.K25]" office:value-type="float" office:value="11788.2409042969" calcext:value-type="float">
            <text:p>11788.2409042969</text:p>
          </table:table-cell>
          <table:table-cell table:formula="of:=1/[.L25]" office:value-type="float" office:value="0.0000848302989494807" calcext:value-type="float">
            <text:p>8.48302989494807E-05</text:p>
          </table:table-cell>
          <table:table-cell table:formula="of:=[.J25]/[.G25]" office:value-type="float" office:value="60660.2583188011" calcext:value-type="float">
            <text:p>60660.2583188011</text:p>
          </table:table-cell>
          <table:table-cell table:formula="of:=1/[.N25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table:style-name="ce8" office:value-type="float" office:value="29.6998" calcext:value-type="float">
            <text:p>2.97E+01</text:p>
          </table:table-cell>
          <table:table-cell table:formula="of:=[.E26]/[.G26]+(210-[.D26])*5" office:value-type="float" office:value="25899.9723903865" calcext:value-type="float">
            <text:p>25899.9723903865</text:p>
          </table:table-cell>
          <table:table-cell table:formula="of:=[.F26]/[.G26]+(210-[.D26])*1" office:value-type="float" office:value="35698.8935952431" calcext:value-type="float">
            <text:p>35698.8935952431</text:p>
          </table:table-cell>
          <table:table-cell table:formula="of:=([.H26]+[.I26])*[.G26]" office:value-type="float" office:value="1829474" calcext:value-type="float">
            <text:p>1829474</text:p>
          </table:table-cell>
          <table:table-cell table:formula="of:=[.C26]/[.G26]" office:value-type="float" office:value="43.0979333194163" calcext:value-type="float">
            <text:p>43.0979333194</text:p>
          </table:table-cell>
          <table:table-cell table:formula="of:=[.J26]/[.K26]" office:value-type="float" office:value="42449.2280509375" calcext:value-type="float">
            <text:p>42449.2280509375</text:p>
          </table:table-cell>
          <table:table-cell table:formula="of:=1/[.L26]" office:value-type="float" office:value="0.0000235575544224276" calcext:value-type="float">
            <text:p>2.35575544224276E-05</text:p>
          </table:table-cell>
          <table:table-cell table:formula="of:=[.J26]/[.G26]" office:value-type="float" office:value="61598.8659856295" calcext:value-type="float">
            <text:p>61598.8659856295</text:p>
          </table:table-cell>
          <table:table-cell table:formula="of:=1/[.N26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8" office:value-type="float" office:value="247958" calcext:value-type="float">
            <text:p>2.48E+05</text:p>
          </table:table-cell>
          <table:table-cell table:style-name="ce8" office:value-type="float" office:value="7.0533" calcext:value-type="float">
            <text:p>7.05E+00</text:p>
          </table:table-cell>
          <table:table-cell table:formula="of:=[.E27]/[.G27]+(210-[.D27])*5" office:value-type="float" office:value="25505.3662824494" calcext:value-type="float">
            <text:p>25505.3662824494</text:p>
          </table:table-cell>
          <table:table-cell table:formula="of:=[.F27]/[.G27]+(210-[.D27])*1" office:value-type="float" office:value="35154.8920363518" calcext:value-type="float">
            <text:p>35154.8920363518</text:p>
          </table:table-cell>
          <table:table-cell table:formula="of:=([.H27]+[.I27])*[.G27]" office:value-type="float" office:value="427855" calcext:value-type="float">
            <text:p>427855</text:p>
          </table:table-cell>
          <table:table-cell table:formula="of:=[.C27]/[.G27]" office:value-type="float" office:value="36.29506755703" calcext:value-type="float">
            <text:p>36.295067557</text:p>
          </table:table-cell>
          <table:table-cell table:formula="of:=[.J27]/[.K27]" office:value-type="float" office:value="11788.2409042969" calcext:value-type="float">
            <text:p>11788.2409042969</text:p>
          </table:table-cell>
          <table:table-cell table:formula="of:=1/[.L27]" office:value-type="float" office:value="0.0000848302989494807" calcext:value-type="float">
            <text:p>8.48302989494807E-05</text:p>
          </table:table-cell>
          <table:table-cell table:formula="of:=[.J27]/[.G27]" office:value-type="float" office:value="60660.2583188011" calcext:value-type="float">
            <text:p>60660.2583188011</text:p>
          </table:table-cell>
          <table:table-cell table:formula="of:=1/[.N2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28]/[.G28]+(210-[.D28])*5" office:value-type="float" office:value="27671.0747889165" calcext:value-type="float">
            <text:p>27671.0747889165</text:p>
          </table:table-cell>
          <table:table-cell table:formula="of:=[.F28]/[.G28]+(210-[.D28])*1" office:value-type="float" office:value="38139.9922278878" calcext:value-type="float">
            <text:p>38139.9922278878</text:p>
          </table:table-cell>
          <table:table-cell table:formula="of:=([.H28]+[.I28])*[.G28]" office:value-type="float" office:value="11177220" calcext:value-type="float">
            <text:p>11177220</text:p>
          </table:table-cell>
          <table:table-cell table:formula="of:=[.C28]/[.G28]" office:value-type="float" office:value="37.6829684758417" calcext:value-type="float">
            <text:p>37.6829684758</text:p>
          </table:table-cell>
          <table:table-cell table:formula="of:=[.J28]/[.K28]" office:value-type="float" office:value="296611.98286875" calcext:value-type="float">
            <text:p>296611.98286875</text:p>
          </table:table-cell>
          <table:table-cell table:formula="of:=1/[.L28]" office:value-type="float" office:value="0.00000337140795974685" calcext:value-type="float">
            <text:p>3.37140795974685E-06</text:p>
          </table:table-cell>
          <table:table-cell table:formula="of:=[.J28]/[.G28]" office:value-type="float" office:value="65811.0670168043" calcext:value-type="float">
            <text:p>65811.0670168043</text:p>
          </table:table-cell>
          <table:table-cell table:formula="of:=1/[.N28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22294200" calcext:value-type="float">
            <text:p>2.23E+07</text:p>
          </table:table-cell>
          <table:table-cell table:style-name="ce8" office:value-type="float" office:value="30728800" calcext:value-type="float">
            <text:p>3.07E+07</text:p>
          </table:table-cell>
          <table:table-cell table:style-name="ce8" office:value-type="float" office:value="683.681" calcext:value-type="float">
            <text:p>6.84E+02</text:p>
          </table:table-cell>
          <table:table-cell table:formula="of:=[.E29]/[.G29]+(210-[.D29])*5" office:value-type="float" office:value="32609.0676792247" calcext:value-type="float">
            <text:p>32609.0676792247</text:p>
          </table:table-cell>
          <table:table-cell table:formula="of:=[.F29]/[.G29]+(210-[.D29])*1" office:value-type="float" office:value="44946.1079070502" calcext:value-type="float">
            <text:p>44946.1079070502</text:p>
          </table:table-cell>
          <table:table-cell table:formula="of:=([.H29]+[.I29])*[.G29]" office:value-type="float" office:value="53023000" calcext:value-type="float">
            <text:p>53023000</text:p>
          </table:table-cell>
          <table:table-cell table:formula="of:=[.C29]/[.G29]" office:value-type="float" office:value="37.4443636725315" calcext:value-type="float">
            <text:p>37.4443636725</text:p>
          </table:table-cell>
          <table:table-cell table:formula="of:=[.J29]/[.K29]" office:value-type="float" office:value="1416047.56496094" calcext:value-type="float">
            <text:p>1416047.56496094</text:p>
          </table:table-cell>
          <table:table-cell table:formula="of:=1/[.L29]" office:value-type="float" office:value="0.000000706190967552411" calcext:value-type="float">
            <text:p>7.06190967552411E-07</text:p>
          </table:table-cell>
          <table:table-cell table:formula="of:=[.J29]/[.G29]" office:value-type="float" office:value="77555.1755862749" calcext:value-type="float">
            <text:p>77555.1755862749</text:p>
          </table:table-cell>
          <table:table-cell table:formula="of:=1/[.N29]" office:value-type="float" office:value="0.0000128940459800464" calcext:value-type="float">
            <text:p>0.000012894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0]/[.G30]+(210-[.D30])*5" office:value-type="float" office:value="25549.8353524266" calcext:value-type="float">
            <text:p>25549.8353524266</text:p>
          </table:table-cell>
          <table:table-cell table:formula="of:=[.F30]/[.G30]+(210-[.D30])*1" office:value-type="float" office:value="35216.062061024" calcext:value-type="float">
            <text:p>35216.062061024</text:p>
          </table:table-cell>
          <table:table-cell table:formula="of:=([.H30]+[.I30])*[.G30]" office:value-type="float" office:value="180473.5" calcext:value-type="float">
            <text:p>180473.5</text:p>
          </table:table-cell>
          <table:table-cell table:formula="of:=[.C30]/[.G30]" office:value-type="float" office:value="43.0979333194163" calcext:value-type="float">
            <text:p>43.0979333194</text:p>
          </table:table-cell>
          <table:table-cell table:formula="of:=[.J30]/[.K30]" office:value-type="float" office:value="4187.52098070313" calcext:value-type="float">
            <text:p>4187.5209807031</text:p>
          </table:table-cell>
          <table:table-cell table:formula="of:=1/[.L30]" office:value-type="float" office:value="0.000238804773661597" calcext:value-type="float">
            <text:p>0.0002388048</text:p>
          </table:table-cell>
          <table:table-cell table:formula="of:=[.J30]/[.G30]" office:value-type="float" office:value="60765.8974134506" calcext:value-type="float">
            <text:p>60765.8974134506</text:p>
          </table:table-cell>
          <table:table-cell table:formula="of:=1/[.N3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31]/[.G31]+(210-[.D31])*5" office:value-type="float" office:value="25549.8353524266" calcext:value-type="float">
            <text:p>25549.8353524266</text:p>
          </table:table-cell>
          <table:table-cell table:formula="of:=[.F31]/[.G31]+(210-[.D31])*1" office:value-type="float" office:value="35216.062061024" calcext:value-type="float">
            <text:p>35216.062061024</text:p>
          </table:table-cell>
          <table:table-cell table:formula="of:=([.H31]+[.I31])*[.G31]" office:value-type="float" office:value="180473.5" calcext:value-type="float">
            <text:p>180473.5</text:p>
          </table:table-cell>
          <table:table-cell table:formula="of:=[.C31]/[.G31]" office:value-type="float" office:value="43.0979333194163" calcext:value-type="float">
            <text:p>43.0979333194</text:p>
          </table:table-cell>
          <table:table-cell table:formula="of:=[.J31]/[.K31]" office:value-type="float" office:value="4187.52098070313" calcext:value-type="float">
            <text:p>4187.5209807031</text:p>
          </table:table-cell>
          <table:table-cell table:formula="of:=1/[.L31]" office:value-type="float" office:value="0.000238804773661597" calcext:value-type="float">
            <text:p>0.0002388048</text:p>
          </table:table-cell>
          <table:table-cell table:formula="of:=[.J31]/[.G31]" office:value-type="float" office:value="60765.8974134506" calcext:value-type="float">
            <text:p>60765.8974134506</text:p>
          </table:table-cell>
          <table:table-cell table:formula="of:=1/[.N3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32]/[.G32]+(210-[.D32])*5" office:value-type="float" office:value="27671.0747889165" calcext:value-type="float">
            <text:p>27671.0747889165</text:p>
          </table:table-cell>
          <table:table-cell table:formula="of:=[.F32]/[.G32]+(210-[.D32])*1" office:value-type="float" office:value="38139.9922278878" calcext:value-type="float">
            <text:p>38139.9922278878</text:p>
          </table:table-cell>
          <table:table-cell table:formula="of:=([.H32]+[.I32])*[.G32]" office:value-type="float" office:value="11177220" calcext:value-type="float">
            <text:p>11177220</text:p>
          </table:table-cell>
          <table:table-cell table:formula="of:=[.C32]/[.G32]" office:value-type="float" office:value="37.6829684758417" calcext:value-type="float">
            <text:p>37.6829684758</text:p>
          </table:table-cell>
          <table:table-cell table:formula="of:=[.J32]/[.K32]" office:value-type="float" office:value="296611.98286875" calcext:value-type="float">
            <text:p>296611.98286875</text:p>
          </table:table-cell>
          <table:table-cell table:formula="of:=1/[.L32]" office:value-type="float" office:value="0.00000337140795974685" calcext:value-type="float">
            <text:p>3.37140795974685E-06</text:p>
          </table:table-cell>
          <table:table-cell table:formula="of:=[.J32]/[.G32]" office:value-type="float" office:value="65811.0670168043" calcext:value-type="float">
            <text:p>65811.0670168043</text:p>
          </table:table-cell>
          <table:table-cell table:formula="of:=1/[.N32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3]/[.G33]+(210-[.D33])*5" office:value-type="float" office:value="25549.8353524266" calcext:value-type="float">
            <text:p>25549.8353524266</text:p>
          </table:table-cell>
          <table:table-cell table:formula="of:=[.F33]/[.G33]+(210-[.D33])*1" office:value-type="float" office:value="35216.062061024" calcext:value-type="float">
            <text:p>35216.062061024</text:p>
          </table:table-cell>
          <table:table-cell table:formula="of:=([.H33]+[.I33])*[.G33]" office:value-type="float" office:value="180473.5" calcext:value-type="float">
            <text:p>180473.5</text:p>
          </table:table-cell>
          <table:table-cell table:formula="of:=[.C33]/[.G33]" office:value-type="float" office:value="43.0979333194163" calcext:value-type="float">
            <text:p>43.0979333194</text:p>
          </table:table-cell>
          <table:table-cell table:formula="of:=[.J33]/[.K33]" office:value-type="float" office:value="4187.52098070313" calcext:value-type="float">
            <text:p>4187.5209807031</text:p>
          </table:table-cell>
          <table:table-cell table:formula="of:=1/[.L33]" office:value-type="float" office:value="0.000238804773661597" calcext:value-type="float">
            <text:p>0.0002388048</text:p>
          </table:table-cell>
          <table:table-cell table:formula="of:=[.J33]/[.G33]" office:value-type="float" office:value="60765.8974134506" calcext:value-type="float">
            <text:p>60765.8974134506</text:p>
          </table:table-cell>
          <table:table-cell table:formula="of:=1/[.N3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4]/[.G34]+(210-[.D34])*5" office:value-type="float" office:value="25549.8353524266" calcext:value-type="float">
            <text:p>25549.8353524266</text:p>
          </table:table-cell>
          <table:table-cell table:formula="of:=[.F34]/[.G34]+(210-[.D34])*1" office:value-type="float" office:value="35216.062061024" calcext:value-type="float">
            <text:p>35216.062061024</text:p>
          </table:table-cell>
          <table:table-cell table:formula="of:=([.H34]+[.I34])*[.G34]" office:value-type="float" office:value="180473.5" calcext:value-type="float">
            <text:p>180473.5</text:p>
          </table:table-cell>
          <table:table-cell table:formula="of:=[.C34]/[.G34]" office:value-type="float" office:value="43.0979333194163" calcext:value-type="float">
            <text:p>43.0979333194</text:p>
          </table:table-cell>
          <table:table-cell table:formula="of:=[.J34]/[.K34]" office:value-type="float" office:value="4187.52098070313" calcext:value-type="float">
            <text:p>4187.5209807031</text:p>
          </table:table-cell>
          <table:table-cell table:formula="of:=1/[.L34]" office:value-type="float" office:value="0.000238804773661597" calcext:value-type="float">
            <text:p>0.0002388048</text:p>
          </table:table-cell>
          <table:table-cell table:formula="of:=[.J34]/[.G34]" office:value-type="float" office:value="60765.8974134506" calcext:value-type="float">
            <text:p>60765.8974134506</text:p>
          </table:table-cell>
          <table:table-cell table:formula="of:=1/[.N3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5]/[.G35]+(210-[.D35])*5" office:value-type="float" office:value="25549.8353524266" calcext:value-type="float">
            <text:p>25549.8353524266</text:p>
          </table:table-cell>
          <table:table-cell table:formula="of:=[.F35]/[.G35]+(210-[.D35])*1" office:value-type="float" office:value="35216.062061024" calcext:value-type="float">
            <text:p>35216.062061024</text:p>
          </table:table-cell>
          <table:table-cell table:formula="of:=([.H35]+[.I35])*[.G35]" office:value-type="float" office:value="180473.5" calcext:value-type="float">
            <text:p>180473.5</text:p>
          </table:table-cell>
          <table:table-cell table:formula="of:=[.C35]/[.G35]" office:value-type="float" office:value="43.0979333194163" calcext:value-type="float">
            <text:p>43.0979333194</text:p>
          </table:table-cell>
          <table:table-cell table:formula="of:=[.J35]/[.K35]" office:value-type="float" office:value="4187.52098070313" calcext:value-type="float">
            <text:p>4187.5209807031</text:p>
          </table:table-cell>
          <table:table-cell table:formula="of:=1/[.L35]" office:value-type="float" office:value="0.000238804773661597" calcext:value-type="float">
            <text:p>0.0002388048</text:p>
          </table:table-cell>
          <table:table-cell table:formula="of:=[.J35]/[.G35]" office:value-type="float" office:value="60765.8974134506" calcext:value-type="float">
            <text:p>60765.8974134506</text:p>
          </table:table-cell>
          <table:table-cell table:formula="of:=1/[.N3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6]/[.G36]+(210-[.D36])*5" office:value-type="float" office:value="25549.8353524266" calcext:value-type="float">
            <text:p>25549.8353524266</text:p>
          </table:table-cell>
          <table:table-cell table:formula="of:=[.F36]/[.G36]+(210-[.D36])*1" office:value-type="float" office:value="35216.062061024" calcext:value-type="float">
            <text:p>35216.062061024</text:p>
          </table:table-cell>
          <table:table-cell table:formula="of:=([.H36]+[.I36])*[.G36]" office:value-type="float" office:value="180473.5" calcext:value-type="float">
            <text:p>180473.5</text:p>
          </table:table-cell>
          <table:table-cell table:formula="of:=[.C36]/[.G36]" office:value-type="float" office:value="43.0979333194163" calcext:value-type="float">
            <text:p>43.0979333194</text:p>
          </table:table-cell>
          <table:table-cell table:formula="of:=[.J36]/[.K36]" office:value-type="float" office:value="4187.52098070313" calcext:value-type="float">
            <text:p>4187.5209807031</text:p>
          </table:table-cell>
          <table:table-cell table:formula="of:=1/[.L36]" office:value-type="float" office:value="0.000238804773661597" calcext:value-type="float">
            <text:p>0.0002388048</text:p>
          </table:table-cell>
          <table:table-cell table:formula="of:=[.J36]/[.G36]" office:value-type="float" office:value="60765.8974134506" calcext:value-type="float">
            <text:p>60765.8974134506</text:p>
          </table:table-cell>
          <table:table-cell table:formula="of:=1/[.N3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37]/[.G37]+(210-[.D37])*5" office:value-type="float" office:value="25899.9723903865" calcext:value-type="float">
            <text:p>25899.9723903865</text:p>
          </table:table-cell>
          <table:table-cell table:formula="of:=[.F37]/[.G37]+(210-[.D37])*1" office:value-type="float" office:value="35698.8935952431" calcext:value-type="float">
            <text:p>35698.8935952431</text:p>
          </table:table-cell>
          <table:table-cell table:formula="of:=([.H37]+[.I37])*[.G37]" office:value-type="float" office:value="1829474" calcext:value-type="float">
            <text:p>1829474</text:p>
          </table:table-cell>
          <table:table-cell table:formula="of:=[.C37]/[.G37]" office:value-type="float" office:value="43.0979333194163" calcext:value-type="float">
            <text:p>43.0979333194</text:p>
          </table:table-cell>
          <table:table-cell table:formula="of:=[.J37]/[.K37]" office:value-type="float" office:value="42449.2280509375" calcext:value-type="float">
            <text:p>42449.2280509375</text:p>
          </table:table-cell>
          <table:table-cell table:formula="of:=1/[.L37]" office:value-type="float" office:value="0.0000235575544224276" calcext:value-type="float">
            <text:p>2.35575544224276E-05</text:p>
          </table:table-cell>
          <table:table-cell table:formula="of:=[.J37]/[.G37]" office:value-type="float" office:value="61598.8659856295" calcext:value-type="float">
            <text:p>61598.8659856295</text:p>
          </table:table-cell>
          <table:table-cell table:formula="of:=1/[.N37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38]/[.G38]+(210-[.D38])*5" office:value-type="float" office:value="25549.8353524266" calcext:value-type="float">
            <text:p>25549.8353524266</text:p>
          </table:table-cell>
          <table:table-cell table:formula="of:=[.F38]/[.G38]+(210-[.D38])*1" office:value-type="float" office:value="35216.062061024" calcext:value-type="float">
            <text:p>35216.062061024</text:p>
          </table:table-cell>
          <table:table-cell table:formula="of:=([.H38]+[.I38])*[.G38]" office:value-type="float" office:value="180473.5" calcext:value-type="float">
            <text:p>180473.5</text:p>
          </table:table-cell>
          <table:table-cell table:formula="of:=[.C38]/[.G38]" office:value-type="float" office:value="43.0979333194163" calcext:value-type="float">
            <text:p>43.0979333194</text:p>
          </table:table-cell>
          <table:table-cell table:formula="of:=[.J38]/[.K38]" office:value-type="float" office:value="4187.52098070313" calcext:value-type="float">
            <text:p>4187.5209807031</text:p>
          </table:table-cell>
          <table:table-cell table:formula="of:=1/[.L38]" office:value-type="float" office:value="0.000238804773661597" calcext:value-type="float">
            <text:p>0.0002388048</text:p>
          </table:table-cell>
          <table:table-cell table:formula="of:=[.J38]/[.G38]" office:value-type="float" office:value="60765.8974134506" calcext:value-type="float">
            <text:p>60765.8974134506</text:p>
          </table:table-cell>
          <table:table-cell table:formula="of:=1/[.N3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39]/[.G39]+(210-[.D39])*5" office:value-type="float" office:value="25505.3662824494" calcext:value-type="float">
            <text:p>25505.3662824494</text:p>
          </table:table-cell>
          <table:table-cell table:formula="of:=[.F39]/[.G39]+(210-[.D39])*1" office:value-type="float" office:value="35154.8920363518" calcext:value-type="float">
            <text:p>35154.8920363518</text:p>
          </table:table-cell>
          <table:table-cell table:formula="of:=([.H39]+[.I39])*[.G39]" office:value-type="float" office:value="427855" calcext:value-type="float">
            <text:p>427855</text:p>
          </table:table-cell>
          <table:table-cell table:formula="of:=[.C39]/[.G39]" office:value-type="float" office:value="36.29506755703" calcext:value-type="float">
            <text:p>36.295067557</text:p>
          </table:table-cell>
          <table:table-cell table:formula="of:=[.J39]/[.K39]" office:value-type="float" office:value="11788.2409042969" calcext:value-type="float">
            <text:p>11788.2409042969</text:p>
          </table:table-cell>
          <table:table-cell table:formula="of:=1/[.L39]" office:value-type="float" office:value="0.0000848302989494807" calcext:value-type="float">
            <text:p>8.48302989494807E-05</text:p>
          </table:table-cell>
          <table:table-cell table:formula="of:=[.J39]/[.G39]" office:value-type="float" office:value="60660.2583188011" calcext:value-type="float">
            <text:p>60660.2583188011</text:p>
          </table:table-cell>
          <table:table-cell table:formula="of:=1/[.N3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0]/[.G40]+(210-[.D40])*5" office:value-type="float" office:value="25549.8353524266" calcext:value-type="float">
            <text:p>25549.8353524266</text:p>
          </table:table-cell>
          <table:table-cell table:formula="of:=[.F40]/[.G40]+(210-[.D40])*1" office:value-type="float" office:value="35216.062061024" calcext:value-type="float">
            <text:p>35216.062061024</text:p>
          </table:table-cell>
          <table:table-cell table:formula="of:=([.H40]+[.I40])*[.G40]" office:value-type="float" office:value="180473.5" calcext:value-type="float">
            <text:p>180473.5</text:p>
          </table:table-cell>
          <table:table-cell table:formula="of:=[.C40]/[.G40]" office:value-type="float" office:value="43.0979333194163" calcext:value-type="float">
            <text:p>43.0979333194</text:p>
          </table:table-cell>
          <table:table-cell table:formula="of:=[.J40]/[.K40]" office:value-type="float" office:value="4187.52098070313" calcext:value-type="float">
            <text:p>4187.5209807031</text:p>
          </table:table-cell>
          <table:table-cell table:formula="of:=1/[.L40]" office:value-type="float" office:value="0.000238804773661597" calcext:value-type="float">
            <text:p>0.0002388048</text:p>
          </table:table-cell>
          <table:table-cell table:formula="of:=[.J40]/[.G40]" office:value-type="float" office:value="60765.8974134506" calcext:value-type="float">
            <text:p>60765.8974134506</text:p>
          </table:table-cell>
          <table:table-cell table:formula="of:=1/[.N4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1]/[.G41]+(210-[.D41])*5" office:value-type="float" office:value="25549.8353524266" calcext:value-type="float">
            <text:p>25549.8353524266</text:p>
          </table:table-cell>
          <table:table-cell table:formula="of:=[.F41]/[.G41]+(210-[.D41])*1" office:value-type="float" office:value="35216.062061024" calcext:value-type="float">
            <text:p>35216.062061024</text:p>
          </table:table-cell>
          <table:table-cell table:formula="of:=([.H41]+[.I41])*[.G41]" office:value-type="float" office:value="180473.5" calcext:value-type="float">
            <text:p>180473.5</text:p>
          </table:table-cell>
          <table:table-cell table:formula="of:=[.C41]/[.G41]" office:value-type="float" office:value="43.0979333194163" calcext:value-type="float">
            <text:p>43.0979333194</text:p>
          </table:table-cell>
          <table:table-cell table:formula="of:=[.J41]/[.K41]" office:value-type="float" office:value="4187.52098070313" calcext:value-type="float">
            <text:p>4187.5209807031</text:p>
          </table:table-cell>
          <table:table-cell table:formula="of:=1/[.L41]" office:value-type="float" office:value="0.000238804773661597" calcext:value-type="float">
            <text:p>0.0002388048</text:p>
          </table:table-cell>
          <table:table-cell table:formula="of:=[.J41]/[.G41]" office:value-type="float" office:value="60765.8974134506" calcext:value-type="float">
            <text:p>60765.8974134506</text:p>
          </table:table-cell>
          <table:table-cell table:formula="of:=1/[.N4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22294200" calcext:value-type="float">
            <text:p>2.23E+07</text:p>
          </table:table-cell>
          <table:table-cell table:style-name="ce8" office:value-type="float" office:value="30728800" calcext:value-type="float">
            <text:p>3.07E+07</text:p>
          </table:table-cell>
          <table:table-cell office:value-type="float" office:value="683.681" calcext:value-type="float">
            <text:p>683.681</text:p>
          </table:table-cell>
          <table:table-cell table:formula="of:=[.E42]/[.G42]+(210-[.D42])*5" office:value-type="float" office:value="32609.0676792247" calcext:value-type="float">
            <text:p>32609.0676792247</text:p>
          </table:table-cell>
          <table:table-cell table:formula="of:=[.F42]/[.G42]+(210-[.D42])*1" office:value-type="float" office:value="44946.1079070502" calcext:value-type="float">
            <text:p>44946.1079070502</text:p>
          </table:table-cell>
          <table:table-cell table:formula="of:=([.H42]+[.I42])*[.G42]" office:value-type="float" office:value="53023000" calcext:value-type="float">
            <text:p>53023000</text:p>
          </table:table-cell>
          <table:table-cell table:formula="of:=[.C42]/[.G42]" office:value-type="float" office:value="37.4443636725315" calcext:value-type="float">
            <text:p>37.4443636725</text:p>
          </table:table-cell>
          <table:table-cell table:formula="of:=[.J42]/[.K42]" office:value-type="float" office:value="1416047.56496094" calcext:value-type="float">
            <text:p>1416047.56496094</text:p>
          </table:table-cell>
          <table:table-cell table:formula="of:=1/[.L42]" office:value-type="float" office:value="0.000000706190967552411" calcext:value-type="float">
            <text:p>7.06190967552411E-07</text:p>
          </table:table-cell>
          <table:table-cell table:formula="of:=[.J42]/[.G42]" office:value-type="float" office:value="77555.1755862749" calcext:value-type="float">
            <text:p>77555.1755862749</text:p>
          </table:table-cell>
          <table:table-cell table:formula="of:=1/[.N42]" office:value-type="float" office:value="0.0000128940459800464" calcext:value-type="float">
            <text:p>0.000012894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67186000" calcext:value-type="float">
            <text:p>1.67E+08</text:p>
          </table:table-cell>
          <table:table-cell table:style-name="ce8" office:value-type="float" office:value="230438000" calcext:value-type="float">
            <text:p>2.30E+08</text:p>
          </table:table-cell>
          <table:table-cell office:value-type="float" office:value="3493.24" calcext:value-type="float">
            <text:p>3493.24</text:p>
          </table:table-cell>
          <table:table-cell table:formula="of:=[.E43]/[.G43]+(210-[.D43])*5" office:value-type="float" office:value="47859.8664849824" calcext:value-type="float">
            <text:p>47859.8664849824</text:p>
          </table:table-cell>
          <table:table-cell table:formula="of:=[.F43]/[.G43]+(210-[.D43])*1" office:value-type="float" office:value="65966.8388086705" calcext:value-type="float">
            <text:p>65966.8388086705</text:p>
          </table:table-cell>
          <table:table-cell table:formula="of:=([.H43]+[.I43])*[.G43]" office:value-type="float" office:value="397624000" calcext:value-type="float">
            <text:p>397624000</text:p>
          </table:table-cell>
          <table:table-cell table:formula="of:=[.C43]/[.G43]" office:value-type="float" office:value="29.3137602913055" calcext:value-type="float">
            <text:p>29.3137602913</text:p>
          </table:table-cell>
          <table:table-cell table:formula="of:=[.J43]/[.K43]" office:value-type="float" office:value="13564414.665625" calcext:value-type="float">
            <text:p>13564414.665625</text:p>
          </table:table-cell>
          <table:table-cell table:formula="of:=1/[.L43]" office:value-type="float" office:value="0.0000000737223112571311" calcext:value-type="float">
            <text:p>7.37223112571311E-08</text:p>
          </table:table-cell>
          <table:table-cell table:formula="of:=[.J43]/[.G43]" office:value-type="float" office:value="113826.705293653" calcext:value-type="float">
            <text:p>113826.705293653</text:p>
          </table:table-cell>
          <table:table-cell table:formula="of:=1/[.N43]" office:value-type="float" office:value="0.00000878528459046738" calcext:value-type="float">
            <text:p>8.78528459046738E-06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4]/[.G44]+(210-[.D44])*5" office:value-type="float" office:value="25505.3662824494" calcext:value-type="float">
            <text:p>25505.3662824494</text:p>
          </table:table-cell>
          <table:table-cell table:formula="of:=[.F44]/[.G44]+(210-[.D44])*1" office:value-type="float" office:value="35154.8920363518" calcext:value-type="float">
            <text:p>35154.8920363518</text:p>
          </table:table-cell>
          <table:table-cell table:formula="of:=([.H44]+[.I44])*[.G44]" office:value-type="float" office:value="427855" calcext:value-type="float">
            <text:p>427855</text:p>
          </table:table-cell>
          <table:table-cell table:formula="of:=[.C44]/[.G44]" office:value-type="float" office:value="36.29506755703" calcext:value-type="float">
            <text:p>36.295067557</text:p>
          </table:table-cell>
          <table:table-cell table:formula="of:=[.J44]/[.K44]" office:value-type="float" office:value="11788.2409042969" calcext:value-type="float">
            <text:p>11788.2409042969</text:p>
          </table:table-cell>
          <table:table-cell table:formula="of:=1/[.L44]" office:value-type="float" office:value="0.0000848302989494807" calcext:value-type="float">
            <text:p>8.48302989494807E-05</text:p>
          </table:table-cell>
          <table:table-cell table:formula="of:=[.J44]/[.G44]" office:value-type="float" office:value="60660.2583188011" calcext:value-type="float">
            <text:p>60660.2583188011</text:p>
          </table:table-cell>
          <table:table-cell table:formula="of:=1/[.N4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5]/[.G45]+(210-[.D45])*5" office:value-type="float" office:value="25549.8353524266" calcext:value-type="float">
            <text:p>25549.8353524266</text:p>
          </table:table-cell>
          <table:table-cell table:formula="of:=[.F45]/[.G45]+(210-[.D45])*1" office:value-type="float" office:value="35216.062061024" calcext:value-type="float">
            <text:p>35216.062061024</text:p>
          </table:table-cell>
          <table:table-cell table:formula="of:=([.H45]+[.I45])*[.G45]" office:value-type="float" office:value="180473.5" calcext:value-type="float">
            <text:p>180473.5</text:p>
          </table:table-cell>
          <table:table-cell table:formula="of:=[.C45]/[.G45]" office:value-type="float" office:value="43.0979333194163" calcext:value-type="float">
            <text:p>43.0979333194</text:p>
          </table:table-cell>
          <table:table-cell table:formula="of:=[.J45]/[.K45]" office:value-type="float" office:value="4187.52098070313" calcext:value-type="float">
            <text:p>4187.5209807031</text:p>
          </table:table-cell>
          <table:table-cell table:formula="of:=1/[.L45]" office:value-type="float" office:value="0.000238804773661597" calcext:value-type="float">
            <text:p>0.0002388048</text:p>
          </table:table-cell>
          <table:table-cell table:formula="of:=[.J45]/[.G45]" office:value-type="float" office:value="60765.8974134506" calcext:value-type="float">
            <text:p>60765.8974134506</text:p>
          </table:table-cell>
          <table:table-cell table:formula="of:=1/[.N4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22294200" calcext:value-type="float">
            <text:p>2.23E+07</text:p>
          </table:table-cell>
          <table:table-cell table:style-name="ce8" office:value-type="float" office:value="30728800" calcext:value-type="float">
            <text:p>3.07E+07</text:p>
          </table:table-cell>
          <table:table-cell table:style-name="ce8" office:value-type="float" office:value="683.681" calcext:value-type="float">
            <text:p>6.84E+02</text:p>
          </table:table-cell>
          <table:table-cell table:formula="of:=[.E46]/[.G46]+(210-[.D46])*5" office:value-type="float" office:value="32609.0676792247" calcext:value-type="float">
            <text:p>32609.0676792247</text:p>
          </table:table-cell>
          <table:table-cell table:formula="of:=[.F46]/[.G46]+(210-[.D46])*1" office:value-type="float" office:value="44946.1079070502" calcext:value-type="float">
            <text:p>44946.1079070502</text:p>
          </table:table-cell>
          <table:table-cell table:formula="of:=([.H46]+[.I46])*[.G46]" office:value-type="float" office:value="53023000" calcext:value-type="float">
            <text:p>53023000</text:p>
          </table:table-cell>
          <table:table-cell table:formula="of:=[.C46]/[.G46]" office:value-type="float" office:value="37.4443636725315" calcext:value-type="float">
            <text:p>37.4443636725</text:p>
          </table:table-cell>
          <table:table-cell table:formula="of:=[.J46]/[.K46]" office:value-type="float" office:value="1416047.56496094" calcext:value-type="float">
            <text:p>1416047.56496094</text:p>
          </table:table-cell>
          <table:table-cell table:formula="of:=1/[.L46]" office:value-type="float" office:value="0.000000706190967552411" calcext:value-type="float">
            <text:p>7.06190967552411E-07</text:p>
          </table:table-cell>
          <table:table-cell table:formula="of:=[.J46]/[.G46]" office:value-type="float" office:value="77555.1755862749" calcext:value-type="float">
            <text:p>77555.1755862749</text:p>
          </table:table-cell>
          <table:table-cell table:formula="of:=1/[.N46]" office:value-type="float" office:value="0.0000128940459800464" calcext:value-type="float">
            <text:p>0.000012894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46" calcext:value-type="float">
            <text:p>4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7]/[.G47]+(210-[.D47])*5" office:value-type="float" office:value="25549.8353524266" calcext:value-type="float">
            <text:p>25549.8353524266</text:p>
          </table:table-cell>
          <table:table-cell table:formula="of:=[.F47]/[.G47]+(210-[.D47])*1" office:value-type="float" office:value="35216.062061024" calcext:value-type="float">
            <text:p>35216.062061024</text:p>
          </table:table-cell>
          <table:table-cell table:formula="of:=([.H47]+[.I47])*[.G47]" office:value-type="float" office:value="180473.5" calcext:value-type="float">
            <text:p>180473.5</text:p>
          </table:table-cell>
          <table:table-cell table:formula="of:=[.C47]/[.G47]" office:value-type="float" office:value="43.0979333194163" calcext:value-type="float">
            <text:p>43.0979333194</text:p>
          </table:table-cell>
          <table:table-cell table:formula="of:=[.J47]/[.K47]" office:value-type="float" office:value="4187.52098070313" calcext:value-type="float">
            <text:p>4187.5209807031</text:p>
          </table:table-cell>
          <table:table-cell table:formula="of:=1/[.L47]" office:value-type="float" office:value="0.000238804773661597" calcext:value-type="float">
            <text:p>0.0002388048</text:p>
          </table:table-cell>
          <table:table-cell table:formula="of:=[.J47]/[.G47]" office:value-type="float" office:value="60765.8974134506" calcext:value-type="float">
            <text:p>60765.8974134506</text:p>
          </table:table-cell>
          <table:table-cell table:formula="of:=1/[.N4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8]/[.G48]+(210-[.D48])*5" office:value-type="float" office:value="25549.8353524266" calcext:value-type="float">
            <text:p>25549.8353524266</text:p>
          </table:table-cell>
          <table:table-cell table:formula="of:=[.F48]/[.G48]+(210-[.D48])*1" office:value-type="float" office:value="35216.062061024" calcext:value-type="float">
            <text:p>35216.062061024</text:p>
          </table:table-cell>
          <table:table-cell table:formula="of:=([.H48]+[.I48])*[.G48]" office:value-type="float" office:value="180473.5" calcext:value-type="float">
            <text:p>180473.5</text:p>
          </table:table-cell>
          <table:table-cell table:formula="of:=[.C48]/[.G48]" office:value-type="float" office:value="43.0979333194163" calcext:value-type="float">
            <text:p>43.0979333194</text:p>
          </table:table-cell>
          <table:table-cell table:formula="of:=[.J48]/[.K48]" office:value-type="float" office:value="4187.52098070313" calcext:value-type="float">
            <text:p>4187.5209807031</text:p>
          </table:table-cell>
          <table:table-cell table:formula="of:=1/[.L48]" office:value-type="float" office:value="0.000238804773661597" calcext:value-type="float">
            <text:p>0.0002388048</text:p>
          </table:table-cell>
          <table:table-cell table:formula="of:=[.J48]/[.G48]" office:value-type="float" office:value="60765.8974134506" calcext:value-type="float">
            <text:p>60765.8974134506</text:p>
          </table:table-cell>
          <table:table-cell table:formula="of:=1/[.N4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9]/[.G49]+(210-[.D49])*5" office:value-type="float" office:value="25549.8353524266" calcext:value-type="float">
            <text:p>25549.8353524266</text:p>
          </table:table-cell>
          <table:table-cell table:formula="of:=[.F49]/[.G49]+(210-[.D49])*1" office:value-type="float" office:value="35216.062061024" calcext:value-type="float">
            <text:p>35216.062061024</text:p>
          </table:table-cell>
          <table:table-cell table:formula="of:=([.H49]+[.I49])*[.G49]" office:value-type="float" office:value="180473.5" calcext:value-type="float">
            <text:p>180473.5</text:p>
          </table:table-cell>
          <table:table-cell table:formula="of:=[.C49]/[.G49]" office:value-type="float" office:value="43.0979333194163" calcext:value-type="float">
            <text:p>43.0979333194</text:p>
          </table:table-cell>
          <table:table-cell table:formula="of:=[.J49]/[.K49]" office:value-type="float" office:value="4187.52098070313" calcext:value-type="float">
            <text:p>4187.5209807031</text:p>
          </table:table-cell>
          <table:table-cell table:formula="of:=1/[.L49]" office:value-type="float" office:value="0.000238804773661597" calcext:value-type="float">
            <text:p>0.0002388048</text:p>
          </table:table-cell>
          <table:table-cell table:formula="of:=[.J49]/[.G49]" office:value-type="float" office:value="60765.8974134506" calcext:value-type="float">
            <text:p>60765.8974134506</text:p>
          </table:table-cell>
          <table:table-cell table:formula="of:=1/[.N4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table:style-name="ce8" office:value-type="float" office:value="49" calcext:value-type="float">
            <text:p>4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50]/[.G50]+(210-[.D50])*5" office:value-type="float" office:value="25549.8353524266" calcext:value-type="float">
            <text:p>25549.8353524266</text:p>
          </table:table-cell>
          <table:table-cell table:formula="of:=[.F50]/[.G50]+(210-[.D50])*1" office:value-type="float" office:value="35216.062061024" calcext:value-type="float">
            <text:p>35216.062061024</text:p>
          </table:table-cell>
          <table:table-cell table:formula="of:=([.H50]+[.I50])*[.G50]" office:value-type="float" office:value="180473.5" calcext:value-type="float">
            <text:p>180473.5</text:p>
          </table:table-cell>
          <table:table-cell table:formula="of:=[.C50]/[.G50]" office:value-type="float" office:value="43.0979333194163" calcext:value-type="float">
            <text:p>43.0979333194</text:p>
          </table:table-cell>
          <table:table-cell table:formula="of:=[.J50]/[.K50]" office:value-type="float" office:value="4187.52098070313" calcext:value-type="float">
            <text:p>4187.5209807031</text:p>
          </table:table-cell>
          <table:table-cell table:formula="of:=1/[.L50]" office:value-type="float" office:value="0.000238804773661597" calcext:value-type="float">
            <text:p>0.0002388048</text:p>
          </table:table-cell>
          <table:table-cell table:formula="of:=[.J50]/[.G50]" office:value-type="float" office:value="60765.8974134506" calcext:value-type="float">
            <text:p>60765.8974134506</text:p>
          </table:table-cell>
          <table:table-cell table:formula="of:=1/[.N5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table:style-name="ce8" office:value-type="float" office:value="50" calcext:value-type="float">
            <text:p>5.0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table:style-name="ce8" office:value-type="float" office:value="169.838" calcext:value-type="float">
            <text:p>1.70E+02</text:p>
          </table:table-cell>
          <table:table-cell table:formula="of:=[.E51]/[.G51]+(210-[.D51])*5" office:value-type="float" office:value="27671.0747889165" calcext:value-type="float">
            <text:p>27671.0747889165</text:p>
          </table:table-cell>
          <table:table-cell table:formula="of:=[.F51]/[.G51]+(210-[.D51])*1" office:value-type="float" office:value="38139.9922278878" calcext:value-type="float">
            <text:p>38139.9922278878</text:p>
          </table:table-cell>
          <table:table-cell table:formula="of:=([.H51]+[.I51])*[.G51]" office:value-type="float" office:value="11177220" calcext:value-type="float">
            <text:p>11177220</text:p>
          </table:table-cell>
          <table:table-cell table:formula="of:=[.C51]/[.G51]" office:value-type="float" office:value="37.6829684758417" calcext:value-type="float">
            <text:p>37.6829684758</text:p>
          </table:table-cell>
          <table:table-cell table:formula="of:=[.J51]/[.K51]" office:value-type="float" office:value="296611.98286875" calcext:value-type="float">
            <text:p>296611.98286875</text:p>
          </table:table-cell>
          <table:table-cell table:formula="of:=1/[.L51]" office:value-type="float" office:value="0.00000337140795974685" calcext:value-type="float">
            <text:p>3.37140795974685E-06</text:p>
          </table:table-cell>
          <table:table-cell table:formula="of:=[.J51]/[.G51]" office:value-type="float" office:value="65811.0670168043" calcext:value-type="float">
            <text:p>65811.0670168043</text:p>
          </table:table-cell>
          <table:table-cell table:formula="of:=1/[.N51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1" calcext:value-type="float">
            <text:p>5.1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67186000" calcext:value-type="float">
            <text:p>1.67E+08</text:p>
          </table:table-cell>
          <table:table-cell table:style-name="ce8" office:value-type="float" office:value="230438000" calcext:value-type="float">
            <text:p>2.30E+08</text:p>
          </table:table-cell>
          <table:table-cell office:value-type="float" office:value="3493.24" calcext:value-type="float">
            <text:p>3493.24</text:p>
          </table:table-cell>
          <table:table-cell table:formula="of:=[.E52]/[.G52]+(210-[.D52])*5" office:value-type="float" office:value="47859.8664849824" calcext:value-type="float">
            <text:p>47859.8664849824</text:p>
          </table:table-cell>
          <table:table-cell table:formula="of:=[.F52]/[.G52]+(210-[.D52])*1" office:value-type="float" office:value="65966.8388086705" calcext:value-type="float">
            <text:p>65966.8388086705</text:p>
          </table:table-cell>
          <table:table-cell table:formula="of:=([.H52]+[.I52])*[.G52]" office:value-type="float" office:value="397624000" calcext:value-type="float">
            <text:p>397624000</text:p>
          </table:table-cell>
          <table:table-cell table:formula="of:=[.C52]/[.G52]" office:value-type="float" office:value="29.3137602913055" calcext:value-type="float">
            <text:p>29.3137602913</text:p>
          </table:table-cell>
          <table:table-cell table:formula="of:=[.J52]/[.K52]" office:value-type="float" office:value="13564414.665625" calcext:value-type="float">
            <text:p>13564414.665625</text:p>
          </table:table-cell>
          <table:table-cell table:formula="of:=1/[.L52]" office:value-type="float" office:value="0.0000000737223112571311" calcext:value-type="float">
            <text:p>7.37223112571311E-08</text:p>
          </table:table-cell>
          <table:table-cell table:formula="of:=[.J52]/[.G52]" office:value-type="float" office:value="113826.705293653" calcext:value-type="float">
            <text:p>113826.705293653</text:p>
          </table:table-cell>
          <table:table-cell table:formula="of:=1/[.N52]" office:value-type="float" office:value="0.00000878528459046738" calcext:value-type="float">
            <text:p>8.78528459046738E-06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2" calcext:value-type="float">
            <text:p>5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3]/[.G53]+(210-[.D53])*5" office:value-type="float" office:value="25549.8353524266" calcext:value-type="float">
            <text:p>25549.8353524266</text:p>
          </table:table-cell>
          <table:table-cell table:formula="of:=[.F53]/[.G53]+(210-[.D53])*1" office:value-type="float" office:value="35216.062061024" calcext:value-type="float">
            <text:p>35216.062061024</text:p>
          </table:table-cell>
          <table:table-cell table:formula="of:=([.H53]+[.I53])*[.G53]" office:value-type="float" office:value="180473.5" calcext:value-type="float">
            <text:p>180473.5</text:p>
          </table:table-cell>
          <table:table-cell table:formula="of:=[.C53]/[.G53]" office:value-type="float" office:value="43.0979333194163" calcext:value-type="float">
            <text:p>43.0979333194</text:p>
          </table:table-cell>
          <table:table-cell table:formula="of:=[.J53]/[.K53]" office:value-type="float" office:value="4187.52098070313" calcext:value-type="float">
            <text:p>4187.5209807031</text:p>
          </table:table-cell>
          <table:table-cell table:formula="of:=1/[.L53]" office:value-type="float" office:value="0.000238804773661597" calcext:value-type="float">
            <text:p>0.0002388048</text:p>
          </table:table-cell>
          <table:table-cell table:formula="of:=[.J53]/[.G53]" office:value-type="float" office:value="60765.8974134506" calcext:value-type="float">
            <text:p>60765.8974134506</text:p>
          </table:table-cell>
          <table:table-cell table:formula="of:=1/[.N5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3" calcext:value-type="float">
            <text:p>5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54]/[.G54]+(210-[.D54])*5" office:value-type="float" office:value="25899.9723903865" calcext:value-type="float">
            <text:p>25899.9723903865</text:p>
          </table:table-cell>
          <table:table-cell table:formula="of:=[.F54]/[.G54]+(210-[.D54])*1" office:value-type="float" office:value="35698.8935952431" calcext:value-type="float">
            <text:p>35698.8935952431</text:p>
          </table:table-cell>
          <table:table-cell table:formula="of:=([.H54]+[.I54])*[.G54]" office:value-type="float" office:value="1829474" calcext:value-type="float">
            <text:p>1829474</text:p>
          </table:table-cell>
          <table:table-cell table:formula="of:=[.C54]/[.G54]" office:value-type="float" office:value="43.0979333194163" calcext:value-type="float">
            <text:p>43.0979333194</text:p>
          </table:table-cell>
          <table:table-cell table:formula="of:=[.J54]/[.K54]" office:value-type="float" office:value="42449.2280509375" calcext:value-type="float">
            <text:p>42449.2280509375</text:p>
          </table:table-cell>
          <table:table-cell table:formula="of:=1/[.L54]" office:value-type="float" office:value="0.0000235575544224276" calcext:value-type="float">
            <text:p>2.35575544224276E-05</text:p>
          </table:table-cell>
          <table:table-cell table:formula="of:=[.J54]/[.G54]" office:value-type="float" office:value="61598.8659856295" calcext:value-type="float">
            <text:p>61598.8659856295</text:p>
          </table:table-cell>
          <table:table-cell table:formula="of:=1/[.N54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4" calcext:value-type="float">
            <text:p>5.4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22294200" calcext:value-type="float">
            <text:p>2.23E+07</text:p>
          </table:table-cell>
          <table:table-cell table:style-name="ce8" office:value-type="float" office:value="30728800" calcext:value-type="float">
            <text:p>3.07E+07</text:p>
          </table:table-cell>
          <table:table-cell office:value-type="float" office:value="683.681" calcext:value-type="float">
            <text:p>683.681</text:p>
          </table:table-cell>
          <table:table-cell table:formula="of:=[.E55]/[.G55]+(210-[.D55])*5" office:value-type="float" office:value="32609.0676792247" calcext:value-type="float">
            <text:p>32609.0676792247</text:p>
          </table:table-cell>
          <table:table-cell table:formula="of:=[.F55]/[.G55]+(210-[.D55])*1" office:value-type="float" office:value="44946.1079070502" calcext:value-type="float">
            <text:p>44946.1079070502</text:p>
          </table:table-cell>
          <table:table-cell table:formula="of:=([.H55]+[.I55])*[.G55]" office:value-type="float" office:value="53023000" calcext:value-type="float">
            <text:p>53023000</text:p>
          </table:table-cell>
          <table:table-cell table:formula="of:=[.C55]/[.G55]" office:value-type="float" office:value="37.4443636725315" calcext:value-type="float">
            <text:p>37.4443636725</text:p>
          </table:table-cell>
          <table:table-cell table:formula="of:=[.J55]/[.K55]" office:value-type="float" office:value="1416047.56496094" calcext:value-type="float">
            <text:p>1416047.56496094</text:p>
          </table:table-cell>
          <table:table-cell table:formula="of:=1/[.L55]" office:value-type="float" office:value="0.000000706190967552411" calcext:value-type="float">
            <text:p>7.06190967552411E-07</text:p>
          </table:table-cell>
          <table:table-cell table:formula="of:=[.J55]/[.G55]" office:value-type="float" office:value="77555.1755862749" calcext:value-type="float">
            <text:p>77555.1755862749</text:p>
          </table:table-cell>
          <table:table-cell table:formula="of:=1/[.N55]" office:value-type="float" office:value="0.0000128940459800464" calcext:value-type="float">
            <text:p>0.000012894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5" calcext:value-type="float">
            <text:p>5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56]/[.G56]+(210-[.D56])*5" office:value-type="float" office:value="25549.8353524266" calcext:value-type="float">
            <text:p>25549.8353524266</text:p>
          </table:table-cell>
          <table:table-cell table:formula="of:=[.F56]/[.G56]+(210-[.D56])*1" office:value-type="float" office:value="35216.062061024" calcext:value-type="float">
            <text:p>35216.062061024</text:p>
          </table:table-cell>
          <table:table-cell table:formula="of:=([.H56]+[.I56])*[.G56]" office:value-type="float" office:value="180473.5" calcext:value-type="float">
            <text:p>180473.5</text:p>
          </table:table-cell>
          <table:table-cell table:formula="of:=[.C56]/[.G56]" office:value-type="float" office:value="43.0979333194163" calcext:value-type="float">
            <text:p>43.0979333194</text:p>
          </table:table-cell>
          <table:table-cell table:formula="of:=[.J56]/[.K56]" office:value-type="float" office:value="4187.52098070313" calcext:value-type="float">
            <text:p>4187.5209807031</text:p>
          </table:table-cell>
          <table:table-cell table:formula="of:=1/[.L56]" office:value-type="float" office:value="0.000238804773661597" calcext:value-type="float">
            <text:p>0.0002388048</text:p>
          </table:table-cell>
          <table:table-cell table:formula="of:=[.J56]/[.G56]" office:value-type="float" office:value="60765.8974134506" calcext:value-type="float">
            <text:p>60765.8974134506</text:p>
          </table:table-cell>
          <table:table-cell table:formula="of:=1/[.N5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6" calcext:value-type="float">
            <text:p>5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7]/[.G57]+(210-[.D57])*5" office:value-type="float" office:value="25549.8353524266" calcext:value-type="float">
            <text:p>25549.8353524266</text:p>
          </table:table-cell>
          <table:table-cell table:formula="of:=[.F57]/[.G57]+(210-[.D57])*1" office:value-type="float" office:value="35216.062061024" calcext:value-type="float">
            <text:p>35216.062061024</text:p>
          </table:table-cell>
          <table:table-cell table:formula="of:=([.H57]+[.I57])*[.G57]" office:value-type="float" office:value="180473.5" calcext:value-type="float">
            <text:p>180473.5</text:p>
          </table:table-cell>
          <table:table-cell table:formula="of:=[.C57]/[.G57]" office:value-type="float" office:value="43.0979333194163" calcext:value-type="float">
            <text:p>43.0979333194</text:p>
          </table:table-cell>
          <table:table-cell table:formula="of:=[.J57]/[.K57]" office:value-type="float" office:value="4187.52098070313" calcext:value-type="float">
            <text:p>4187.5209807031</text:p>
          </table:table-cell>
          <table:table-cell table:formula="of:=1/[.L57]" office:value-type="float" office:value="0.000238804773661597" calcext:value-type="float">
            <text:p>0.0002388048</text:p>
          </table:table-cell>
          <table:table-cell table:formula="of:=[.J57]/[.G57]" office:value-type="float" office:value="60765.8974134506" calcext:value-type="float">
            <text:p>60765.8974134506</text:p>
          </table:table-cell>
          <table:table-cell table:formula="of:=1/[.N5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7" calcext:value-type="float">
            <text:p>5.7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58]/[.G58]+(210-[.D58])*5" office:value-type="float" office:value="25899.9723903865" calcext:value-type="float">
            <text:p>25899.9723903865</text:p>
          </table:table-cell>
          <table:table-cell table:formula="of:=[.F58]/[.G58]+(210-[.D58])*1" office:value-type="float" office:value="35698.8935952431" calcext:value-type="float">
            <text:p>35698.8935952431</text:p>
          </table:table-cell>
          <table:table-cell table:formula="of:=([.H58]+[.I58])*[.G58]" office:value-type="float" office:value="1829474" calcext:value-type="float">
            <text:p>1829474</text:p>
          </table:table-cell>
          <table:table-cell table:formula="of:=[.C58]/[.G58]" office:value-type="float" office:value="43.0979333194163" calcext:value-type="float">
            <text:p>43.0979333194</text:p>
          </table:table-cell>
          <table:table-cell table:formula="of:=[.J58]/[.K58]" office:value-type="float" office:value="42449.2280509375" calcext:value-type="float">
            <text:p>42449.2280509375</text:p>
          </table:table-cell>
          <table:table-cell table:formula="of:=1/[.L58]" office:value-type="float" office:value="0.0000235575544224276" calcext:value-type="float">
            <text:p>2.35575544224276E-05</text:p>
          </table:table-cell>
          <table:table-cell table:formula="of:=[.J58]/[.G58]" office:value-type="float" office:value="61598.8659856295" calcext:value-type="float">
            <text:p>61598.8659856295</text:p>
          </table:table-cell>
          <table:table-cell table:formula="of:=1/[.N58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8" calcext:value-type="float">
            <text:p>5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9]/[.G59]+(210-[.D59])*5" office:value-type="float" office:value="25549.8353524266" calcext:value-type="float">
            <text:p>25549.8353524266</text:p>
          </table:table-cell>
          <table:table-cell table:formula="of:=[.F59]/[.G59]+(210-[.D59])*1" office:value-type="float" office:value="35216.062061024" calcext:value-type="float">
            <text:p>35216.062061024</text:p>
          </table:table-cell>
          <table:table-cell table:formula="of:=([.H59]+[.I59])*[.G59]" office:value-type="float" office:value="180473.5" calcext:value-type="float">
            <text:p>180473.5</text:p>
          </table:table-cell>
          <table:table-cell table:formula="of:=[.C59]/[.G59]" office:value-type="float" office:value="43.0979333194163" calcext:value-type="float">
            <text:p>43.0979333194</text:p>
          </table:table-cell>
          <table:table-cell table:formula="of:=[.J59]/[.K59]" office:value-type="float" office:value="4187.52098070313" calcext:value-type="float">
            <text:p>4187.5209807031</text:p>
          </table:table-cell>
          <table:table-cell table:formula="of:=1/[.L59]" office:value-type="float" office:value="0.000238804773661597" calcext:value-type="float">
            <text:p>0.0002388048</text:p>
          </table:table-cell>
          <table:table-cell table:formula="of:=[.J59]/[.G59]" office:value-type="float" office:value="60765.8974134506" calcext:value-type="float">
            <text:p>60765.8974134506</text:p>
          </table:table-cell>
          <table:table-cell table:formula="of:=1/[.N5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59" calcext:value-type="float">
            <text:p>5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60]/[.G60]+(210-[.D60])*5" office:value-type="float" office:value="25549.8353524266" calcext:value-type="float">
            <text:p>25549.8353524266</text:p>
          </table:table-cell>
          <table:table-cell table:formula="of:=[.F60]/[.G60]+(210-[.D60])*1" office:value-type="float" office:value="35216.062061024" calcext:value-type="float">
            <text:p>35216.062061024</text:p>
          </table:table-cell>
          <table:table-cell table:formula="of:=([.H60]+[.I60])*[.G60]" office:value-type="float" office:value="180473.5" calcext:value-type="float">
            <text:p>180473.5</text:p>
          </table:table-cell>
          <table:table-cell table:formula="of:=[.C60]/[.G60]" office:value-type="float" office:value="43.0979333194163" calcext:value-type="float">
            <text:p>43.0979333194</text:p>
          </table:table-cell>
          <table:table-cell table:formula="of:=[.J60]/[.K60]" office:value-type="float" office:value="4187.52098070313" calcext:value-type="float">
            <text:p>4187.5209807031</text:p>
          </table:table-cell>
          <table:table-cell table:formula="of:=1/[.L60]" office:value-type="float" office:value="0.000238804773661597" calcext:value-type="float">
            <text:p>0.0002388048</text:p>
          </table:table-cell>
          <table:table-cell table:formula="of:=[.J60]/[.G60]" office:value-type="float" office:value="60765.8974134506" calcext:value-type="float">
            <text:p>60765.8974134506</text:p>
          </table:table-cell>
          <table:table-cell table:formula="of:=1/[.N6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0" calcext:value-type="float">
            <text:p>6.0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9786490" calcext:value-type="float">
            <text:p>9.79E+06</text:p>
          </table:table-cell>
          <table:table-cell table:style-name="ce8" office:value-type="float" office:value="13489000" calcext:value-type="float">
            <text:p>1.35E+07</text:p>
          </table:table-cell>
          <table:table-cell office:value-type="float" office:value="333.181" calcext:value-type="float">
            <text:p>333.181</text:p>
          </table:table-cell>
          <table:table-cell table:formula="of:=[.E61]/[.G61]+(210-[.D61])*5" office:value-type="float" office:value="29372.8934122894" calcext:value-type="float">
            <text:p>29372.8934122894</text:p>
          </table:table-cell>
          <table:table-cell table:formula="of:=[.F61]/[.G61]+(210-[.D61])*1" office:value-type="float" office:value="40485.5018743566" calcext:value-type="float">
            <text:p>40485.5018743566</text:p>
          </table:table-cell>
          <table:table-cell table:formula="of:=([.H61]+[.I61])*[.G61]" office:value-type="float" office:value="23275490" calcext:value-type="float">
            <text:p>23275490</text:p>
          </table:table-cell>
          <table:table-cell table:formula="of:=[.C61]/[.G61]" office:value-type="float" office:value="38.4175568234683" calcext:value-type="float">
            <text:p>38.4175568235</text:p>
          </table:table-cell>
          <table:table-cell table:formula="of:=[.J61]/[.K61]" office:value-type="float" office:value="605855.549507031" calcext:value-type="float">
            <text:p>605855.549507031</text:p>
          </table:table-cell>
          <table:table-cell table:formula="of:=1/[.L61]" office:value-type="float" office:value="0.00000165055845541676" calcext:value-type="float">
            <text:p>1.65055845541676E-06</text:p>
          </table:table-cell>
          <table:table-cell table:formula="of:=[.J61]/[.G61]" office:value-type="float" office:value="69858.395286646" calcext:value-type="float">
            <text:p>69858.395286646</text:p>
          </table:table-cell>
          <table:table-cell table:formula="of:=1/[.N61]" office:value-type="float" office:value="0.0000143146717856423" calcext:value-type="float">
            <text:p>1.43146717856423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1" calcext:value-type="float">
            <text:p>6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62]/[.G62]+(210-[.D62])*5" office:value-type="float" office:value="27671.0747889165" calcext:value-type="float">
            <text:p>27671.0747889165</text:p>
          </table:table-cell>
          <table:table-cell table:formula="of:=[.F62]/[.G62]+(210-[.D62])*1" office:value-type="float" office:value="38139.9922278878" calcext:value-type="float">
            <text:p>38139.9922278878</text:p>
          </table:table-cell>
          <table:table-cell table:formula="of:=([.H62]+[.I62])*[.G62]" office:value-type="float" office:value="11177220" calcext:value-type="float">
            <text:p>11177220</text:p>
          </table:table-cell>
          <table:table-cell table:formula="of:=[.C62]/[.G62]" office:value-type="float" office:value="37.6829684758417" calcext:value-type="float">
            <text:p>37.6829684758</text:p>
          </table:table-cell>
          <table:table-cell table:formula="of:=[.J62]/[.K62]" office:value-type="float" office:value="296611.98286875" calcext:value-type="float">
            <text:p>296611.98286875</text:p>
          </table:table-cell>
          <table:table-cell table:formula="of:=1/[.L62]" office:value-type="float" office:value="0.00000337140795974685" calcext:value-type="float">
            <text:p>3.37140795974685E-06</text:p>
          </table:table-cell>
          <table:table-cell table:formula="of:=[.J62]/[.G62]" office:value-type="float" office:value="65811.0670168043" calcext:value-type="float">
            <text:p>65811.0670168043</text:p>
          </table:table-cell>
          <table:table-cell table:formula="of:=1/[.N62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2" calcext:value-type="float">
            <text:p>6.2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55516400" calcext:value-type="float">
            <text:p>5.55E+07</text:p>
          </table:table-cell>
          <table:table-cell table:style-name="ce8" office:value-type="float" office:value="76520100" calcext:value-type="float">
            <text:p>7.65E+07</text:p>
          </table:table-cell>
          <table:table-cell office:value-type="float" office:value="1395.51" calcext:value-type="float">
            <text:p>1395.51</text:p>
          </table:table-cell>
          <table:table-cell table:formula="of:=[.E63]/[.G63]+(210-[.D63])*5" office:value-type="float" office:value="39782.1584940273" calcext:value-type="float">
            <text:p>39782.1584940273</text:p>
          </table:table-cell>
          <table:table-cell table:formula="of:=[.F63]/[.G63]+(210-[.D63])*1" office:value-type="float" office:value="54833.0717802094" calcext:value-type="float">
            <text:p>54833.0717802094</text:p>
          </table:table-cell>
          <table:table-cell table:formula="of:=([.H63]+[.I63])*[.G63]" office:value-type="float" office:value="132036500" calcext:value-type="float">
            <text:p>132036500</text:p>
          </table:table-cell>
          <table:table-cell table:formula="of:=[.C63]/[.G63]" office:value-type="float" office:value="36.689095742775" calcext:value-type="float">
            <text:p>36.6890957428</text:p>
          </table:table-cell>
          <table:table-cell table:formula="of:=[.J63]/[.K63]" office:value-type="float" office:value="3598794.06474609" calcext:value-type="float">
            <text:p>3598794.06474609</text:p>
          </table:table-cell>
          <table:table-cell table:formula="of:=1/[.L63]" office:value-type="float" office:value="0.000000277870859518202" calcext:value-type="float">
            <text:p>2.77870859518202E-07</text:p>
          </table:table-cell>
          <table:table-cell table:formula="of:=[.J63]/[.G63]" office:value-type="float" office:value="94615.2302742367" calcext:value-type="float">
            <text:p>94615.2302742367</text:p>
          </table:table-cell>
          <table:table-cell table:formula="of:=1/[.N63]" office:value-type="float" office:value="0.0000105691229319166" calcext:value-type="float">
            <text:p>1.05691229319166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3" calcext:value-type="float">
            <text:p>6.3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9786490" calcext:value-type="float">
            <text:p>9.79E+06</text:p>
          </table:table-cell>
          <table:table-cell table:style-name="ce8" office:value-type="float" office:value="13489000" calcext:value-type="float">
            <text:p>1.35E+07</text:p>
          </table:table-cell>
          <table:table-cell table:style-name="ce8" office:value-type="float" office:value="333.181" calcext:value-type="float">
            <text:p>3.33E+02</text:p>
          </table:table-cell>
          <table:table-cell table:formula="of:=[.E64]/[.G64]+(210-[.D64])*5" office:value-type="float" office:value="29372.8934122894" calcext:value-type="float">
            <text:p>29372.8934122894</text:p>
          </table:table-cell>
          <table:table-cell table:formula="of:=[.F64]/[.G64]+(210-[.D64])*1" office:value-type="float" office:value="40485.5018743566" calcext:value-type="float">
            <text:p>40485.5018743566</text:p>
          </table:table-cell>
          <table:table-cell table:formula="of:=([.H64]+[.I64])*[.G64]" office:value-type="float" office:value="23275490" calcext:value-type="float">
            <text:p>23275490</text:p>
          </table:table-cell>
          <table:table-cell table:formula="of:=[.C64]/[.G64]" office:value-type="float" office:value="38.4175568234683" calcext:value-type="float">
            <text:p>38.4175568235</text:p>
          </table:table-cell>
          <table:table-cell table:formula="of:=[.J64]/[.K64]" office:value-type="float" office:value="605855.549507031" calcext:value-type="float">
            <text:p>605855.549507031</text:p>
          </table:table-cell>
          <table:table-cell table:formula="of:=1/[.L64]" office:value-type="float" office:value="0.00000165055845541676" calcext:value-type="float">
            <text:p>1.65055845541676E-06</text:p>
          </table:table-cell>
          <table:table-cell table:formula="of:=[.J64]/[.G64]" office:value-type="float" office:value="69858.395286646" calcext:value-type="float">
            <text:p>69858.395286646</text:p>
          </table:table-cell>
          <table:table-cell table:formula="of:=1/[.N64]" office:value-type="float" office:value="0.0000143146717856423" calcext:value-type="float">
            <text:p>1.43146717856423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4" calcext:value-type="float">
            <text:p>6.4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9786490" calcext:value-type="float">
            <text:p>9.79E+06</text:p>
          </table:table-cell>
          <table:table-cell table:style-name="ce8" office:value-type="float" office:value="13489000" calcext:value-type="float">
            <text:p>1.35E+07</text:p>
          </table:table-cell>
          <table:table-cell table:style-name="ce8" office:value-type="float" office:value="333.181" calcext:value-type="float">
            <text:p>3.33E+02</text:p>
          </table:table-cell>
          <table:table-cell table:formula="of:=[.E65]/[.G65]+(210-[.D65])*5" office:value-type="float" office:value="29372.8934122894" calcext:value-type="float">
            <text:p>29372.8934122894</text:p>
          </table:table-cell>
          <table:table-cell table:formula="of:=[.F65]/[.G65]+(210-[.D65])*1" office:value-type="float" office:value="40485.5018743566" calcext:value-type="float">
            <text:p>40485.5018743566</text:p>
          </table:table-cell>
          <table:table-cell table:formula="of:=([.H65]+[.I65])*[.G65]" office:value-type="float" office:value="23275490" calcext:value-type="float">
            <text:p>23275490</text:p>
          </table:table-cell>
          <table:table-cell table:formula="of:=[.C65]/[.G65]" office:value-type="float" office:value="38.4175568234683" calcext:value-type="float">
            <text:p>38.4175568235</text:p>
          </table:table-cell>
          <table:table-cell table:formula="of:=[.J65]/[.K65]" office:value-type="float" office:value="605855.549507031" calcext:value-type="float">
            <text:p>605855.549507031</text:p>
          </table:table-cell>
          <table:table-cell table:formula="of:=1/[.L65]" office:value-type="float" office:value="0.00000165055845541676" calcext:value-type="float">
            <text:p>1.65055845541676E-06</text:p>
          </table:table-cell>
          <table:table-cell table:formula="of:=[.J65]/[.G65]" office:value-type="float" office:value="69858.395286646" calcext:value-type="float">
            <text:p>69858.395286646</text:p>
          </table:table-cell>
          <table:table-cell table:formula="of:=1/[.N65]" office:value-type="float" office:value="0.0000143146717856423" calcext:value-type="float">
            <text:p>1.43146717856423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5" calcext:value-type="float">
            <text:p>6.5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66]/[.G66]+(210-[.D66])*5" office:value-type="float" office:value="25899.9723903865" calcext:value-type="float">
            <text:p>25899.9723903865</text:p>
          </table:table-cell>
          <table:table-cell table:formula="of:=[.F66]/[.G66]+(210-[.D66])*1" office:value-type="float" office:value="35698.8935952431" calcext:value-type="float">
            <text:p>35698.8935952431</text:p>
          </table:table-cell>
          <table:table-cell table:formula="of:=([.H66]+[.I66])*[.G66]" office:value-type="float" office:value="1829474" calcext:value-type="float">
            <text:p>1829474</text:p>
          </table:table-cell>
          <table:table-cell table:formula="of:=[.C66]/[.G66]" office:value-type="float" office:value="43.0979333194163" calcext:value-type="float">
            <text:p>43.0979333194</text:p>
          </table:table-cell>
          <table:table-cell table:formula="of:=[.J66]/[.K66]" office:value-type="float" office:value="42449.2280509375" calcext:value-type="float">
            <text:p>42449.2280509375</text:p>
          </table:table-cell>
          <table:table-cell table:formula="of:=1/[.L66]" office:value-type="float" office:value="0.0000235575544224276" calcext:value-type="float">
            <text:p>2.35575544224276E-05</text:p>
          </table:table-cell>
          <table:table-cell table:formula="of:=[.J66]/[.G66]" office:value-type="float" office:value="61598.8659856295" calcext:value-type="float">
            <text:p>61598.8659856295</text:p>
          </table:table-cell>
          <table:table-cell table:formula="of:=1/[.N66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office:value-type="float" office:value="343.462454556851" calcext:value-type="float">
            <text:p>343.4624545569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67]/[.G67]+(210-[.D67])*5" office:value-type="float" office:value="25505.3662824494" calcext:value-type="float">
            <text:p>25505.3662824494</text:p>
          </table:table-cell>
          <table:table-cell table:formula="of:=[.F67]/[.G67]+(210-[.D67])*1" office:value-type="float" office:value="35154.8920363518" calcext:value-type="float">
            <text:p>35154.8920363518</text:p>
          </table:table-cell>
          <table:table-cell table:formula="of:=([.H67]+[.I67])*[.G67]" office:value-type="float" office:value="427855" calcext:value-type="float">
            <text:p>427855</text:p>
          </table:table-cell>
          <table:table-cell table:formula="of:=[.C67]/[.G67]" office:value-type="float" office:value="36.29506755703" calcext:value-type="float">
            <text:p>36.295067557</text:p>
          </table:table-cell>
          <table:table-cell table:formula="of:=[.J67]/[.K67]" office:value-type="float" office:value="11788.2409042969" calcext:value-type="float">
            <text:p>11788.2409042969</text:p>
          </table:table-cell>
          <table:table-cell table:formula="of:=1/[.L67]" office:value-type="float" office:value="0.0000848302989494807" calcext:value-type="float">
            <text:p>8.48302989494807E-05</text:p>
          </table:table-cell>
          <table:table-cell table:formula="of:=[.J67]/[.G67]" office:value-type="float" office:value="60660.2583188011" calcext:value-type="float">
            <text:p>60660.2583188011</text:p>
          </table:table-cell>
          <table:table-cell table:formula="of:=1/[.N6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7" calcext:value-type="float">
            <text:p>6.7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68]/[.G68]+(210-[.D68])*5" office:value-type="float" office:value="27671.0747889165" calcext:value-type="float">
            <text:p>27671.0747889165</text:p>
          </table:table-cell>
          <table:table-cell table:formula="of:=[.F68]/[.G68]+(210-[.D68])*1" office:value-type="float" office:value="38139.9922278878" calcext:value-type="float">
            <text:p>38139.9922278878</text:p>
          </table:table-cell>
          <table:table-cell table:formula="of:=([.H68]+[.I68])*[.G68]" office:value-type="float" office:value="11177220" calcext:value-type="float">
            <text:p>11177220</text:p>
          </table:table-cell>
          <table:table-cell table:formula="of:=[.C68]/[.G68]" office:value-type="float" office:value="37.6829684758417" calcext:value-type="float">
            <text:p>37.6829684758</text:p>
          </table:table-cell>
          <table:table-cell table:formula="of:=[.J68]/[.K68]" office:value-type="float" office:value="296611.98286875" calcext:value-type="float">
            <text:p>296611.98286875</text:p>
          </table:table-cell>
          <table:table-cell table:formula="of:=1/[.L68]" office:value-type="float" office:value="0.00000337140795974685" calcext:value-type="float">
            <text:p>3.37140795974685E-06</text:p>
          </table:table-cell>
          <table:table-cell table:formula="of:=[.J68]/[.G68]" office:value-type="float" office:value="65811.0670168043" calcext:value-type="float">
            <text:p>65811.0670168043</text:p>
          </table:table-cell>
          <table:table-cell table:formula="of:=1/[.N68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8" calcext:value-type="float">
            <text:p>6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69]/[.G69]+(210-[.D69])*5" office:value-type="float" office:value="25549.8353524266" calcext:value-type="float">
            <text:p>25549.8353524266</text:p>
          </table:table-cell>
          <table:table-cell table:formula="of:=[.F69]/[.G69]+(210-[.D69])*1" office:value-type="float" office:value="35216.062061024" calcext:value-type="float">
            <text:p>35216.062061024</text:p>
          </table:table-cell>
          <table:table-cell table:formula="of:=([.H69]+[.I69])*[.G69]" office:value-type="float" office:value="180473.5" calcext:value-type="float">
            <text:p>180473.5</text:p>
          </table:table-cell>
          <table:table-cell table:formula="of:=[.C69]/[.G69]" office:value-type="float" office:value="43.0979333194163" calcext:value-type="float">
            <text:p>43.0979333194</text:p>
          </table:table-cell>
          <table:table-cell table:formula="of:=[.J69]/[.K69]" office:value-type="float" office:value="4187.52098070313" calcext:value-type="float">
            <text:p>4187.5209807031</text:p>
          </table:table-cell>
          <table:table-cell table:formula="of:=1/[.L69]" office:value-type="float" office:value="0.000238804773661597" calcext:value-type="float">
            <text:p>0.0002388048</text:p>
          </table:table-cell>
          <table:table-cell table:formula="of:=[.J69]/[.G69]" office:value-type="float" office:value="60765.8974134506" calcext:value-type="float">
            <text:p>60765.8974134506</text:p>
          </table:table-cell>
          <table:table-cell table:formula="of:=1/[.N6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69" calcext:value-type="float">
            <text:p>6.9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9786490" calcext:value-type="float">
            <text:p>9.79E+06</text:p>
          </table:table-cell>
          <table:table-cell table:style-name="ce8" office:value-type="float" office:value="13489000" calcext:value-type="float">
            <text:p>1.35E+07</text:p>
          </table:table-cell>
          <table:table-cell office:value-type="float" office:value="333.181" calcext:value-type="float">
            <text:p>333.181</text:p>
          </table:table-cell>
          <table:table-cell table:formula="of:=[.E70]/[.G70]+(210-[.D70])*5" office:value-type="float" office:value="29372.8934122894" calcext:value-type="float">
            <text:p>29372.8934122894</text:p>
          </table:table-cell>
          <table:table-cell table:formula="of:=[.F70]/[.G70]+(210-[.D70])*1" office:value-type="float" office:value="40485.5018743566" calcext:value-type="float">
            <text:p>40485.5018743566</text:p>
          </table:table-cell>
          <table:table-cell table:formula="of:=([.H70]+[.I70])*[.G70]" office:value-type="float" office:value="23275490" calcext:value-type="float">
            <text:p>23275490</text:p>
          </table:table-cell>
          <table:table-cell table:formula="of:=[.C70]/[.G70]" office:value-type="float" office:value="38.4175568234683" calcext:value-type="float">
            <text:p>38.4175568235</text:p>
          </table:table-cell>
          <table:table-cell table:formula="of:=[.J70]/[.K70]" office:value-type="float" office:value="605855.549507031" calcext:value-type="float">
            <text:p>605855.549507031</text:p>
          </table:table-cell>
          <table:table-cell table:formula="of:=1/[.L70]" office:value-type="float" office:value="0.00000165055845541676" calcext:value-type="float">
            <text:p>1.65055845541676E-06</text:p>
          </table:table-cell>
          <table:table-cell table:formula="of:=[.J70]/[.G70]" office:value-type="float" office:value="69858.395286646" calcext:value-type="float">
            <text:p>69858.395286646</text:p>
          </table:table-cell>
          <table:table-cell table:formula="of:=1/[.N70]" office:value-type="float" office:value="0.0000143146717856423" calcext:value-type="float">
            <text:p>1.43146717856423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0" calcext:value-type="float">
            <text:p>7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71]/[.G71]+(210-[.D71])*5" office:value-type="float" office:value="25549.8353524266" calcext:value-type="float">
            <text:p>25549.8353524266</text:p>
          </table:table-cell>
          <table:table-cell table:formula="of:=[.F71]/[.G71]+(210-[.D71])*1" office:value-type="float" office:value="35216.062061024" calcext:value-type="float">
            <text:p>35216.062061024</text:p>
          </table:table-cell>
          <table:table-cell table:formula="of:=([.H71]+[.I71])*[.G71]" office:value-type="float" office:value="180473.5" calcext:value-type="float">
            <text:p>180473.5</text:p>
          </table:table-cell>
          <table:table-cell table:formula="of:=[.C71]/[.G71]" office:value-type="float" office:value="43.0979333194163" calcext:value-type="float">
            <text:p>43.0979333194</text:p>
          </table:table-cell>
          <table:table-cell table:formula="of:=[.J71]/[.K71]" office:value-type="float" office:value="4187.52098070313" calcext:value-type="float">
            <text:p>4187.5209807031</text:p>
          </table:table-cell>
          <table:table-cell table:formula="of:=1/[.L71]" office:value-type="float" office:value="0.000238804773661597" calcext:value-type="float">
            <text:p>0.0002388048</text:p>
          </table:table-cell>
          <table:table-cell table:formula="of:=[.J71]/[.G71]" office:value-type="float" office:value="60765.8974134506" calcext:value-type="float">
            <text:p>60765.8974134506</text:p>
          </table:table-cell>
          <table:table-cell table:formula="of:=1/[.N7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1" calcext:value-type="float">
            <text:p>7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72]/[.G72]+(210-[.D72])*5" office:value-type="float" office:value="27671.0747889165" calcext:value-type="float">
            <text:p>27671.0747889165</text:p>
          </table:table-cell>
          <table:table-cell table:formula="of:=[.F72]/[.G72]+(210-[.D72])*1" office:value-type="float" office:value="38139.9922278878" calcext:value-type="float">
            <text:p>38139.9922278878</text:p>
          </table:table-cell>
          <table:table-cell table:formula="of:=([.H72]+[.I72])*[.G72]" office:value-type="float" office:value="11177220" calcext:value-type="float">
            <text:p>11177220</text:p>
          </table:table-cell>
          <table:table-cell table:formula="of:=[.C72]/[.G72]" office:value-type="float" office:value="37.6829684758417" calcext:value-type="float">
            <text:p>37.6829684758</text:p>
          </table:table-cell>
          <table:table-cell table:formula="of:=[.J72]/[.K72]" office:value-type="float" office:value="296611.98286875" calcext:value-type="float">
            <text:p>296611.98286875</text:p>
          </table:table-cell>
          <table:table-cell table:formula="of:=1/[.L72]" office:value-type="float" office:value="0.00000337140795974685" calcext:value-type="float">
            <text:p>3.37140795974685E-06</text:p>
          </table:table-cell>
          <table:table-cell table:formula="of:=[.J72]/[.G72]" office:value-type="float" office:value="65811.0670168043" calcext:value-type="float">
            <text:p>65811.0670168043</text:p>
          </table:table-cell>
          <table:table-cell table:formula="of:=1/[.N72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2" calcext:value-type="float">
            <text:p>7.2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3]/[.G73]+(210-[.D73])*5" office:value-type="float" office:value="25505.3662824494" calcext:value-type="float">
            <text:p>25505.3662824494</text:p>
          </table:table-cell>
          <table:table-cell table:formula="of:=[.F73]/[.G73]+(210-[.D73])*1" office:value-type="float" office:value="35154.8920363518" calcext:value-type="float">
            <text:p>35154.8920363518</text:p>
          </table:table-cell>
          <table:table-cell table:formula="of:=([.H73]+[.I73])*[.G73]" office:value-type="float" office:value="427855" calcext:value-type="float">
            <text:p>427855</text:p>
          </table:table-cell>
          <table:table-cell table:formula="of:=[.C73]/[.G73]" office:value-type="float" office:value="36.29506755703" calcext:value-type="float">
            <text:p>36.295067557</text:p>
          </table:table-cell>
          <table:table-cell table:formula="of:=[.J73]/[.K73]" office:value-type="float" office:value="11788.2409042969" calcext:value-type="float">
            <text:p>11788.2409042969</text:p>
          </table:table-cell>
          <table:table-cell table:formula="of:=1/[.L73]" office:value-type="float" office:value="0.0000848302989494807" calcext:value-type="float">
            <text:p>8.48302989494807E-05</text:p>
          </table:table-cell>
          <table:table-cell table:formula="of:=[.J73]/[.G73]" office:value-type="float" office:value="60660.2583188011" calcext:value-type="float">
            <text:p>60660.2583188011</text:p>
          </table:table-cell>
          <table:table-cell table:formula="of:=1/[.N73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3" calcext:value-type="float">
            <text:p>7.3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22294200" calcext:value-type="float">
            <text:p>2.23E+07</text:p>
          </table:table-cell>
          <table:table-cell table:style-name="ce8" office:value-type="float" office:value="30728800" calcext:value-type="float">
            <text:p>3.07E+07</text:p>
          </table:table-cell>
          <table:table-cell table:style-name="ce8" office:value-type="float" office:value="683.681" calcext:value-type="float">
            <text:p>6.84E+02</text:p>
          </table:table-cell>
          <table:table-cell table:formula="of:=[.E74]/[.G74]+(210-[.D74])*5" office:value-type="float" office:value="32609.0676792247" calcext:value-type="float">
            <text:p>32609.0676792247</text:p>
          </table:table-cell>
          <table:table-cell table:formula="of:=[.F74]/[.G74]+(210-[.D74])*1" office:value-type="float" office:value="44946.1079070502" calcext:value-type="float">
            <text:p>44946.1079070502</text:p>
          </table:table-cell>
          <table:table-cell table:formula="of:=([.H74]+[.I74])*[.G74]" office:value-type="float" office:value="53023000" calcext:value-type="float">
            <text:p>53023000</text:p>
          </table:table-cell>
          <table:table-cell table:formula="of:=[.C74]/[.G74]" office:value-type="float" office:value="37.4443636725315" calcext:value-type="float">
            <text:p>37.4443636725</text:p>
          </table:table-cell>
          <table:table-cell table:formula="of:=[.J74]/[.K74]" office:value-type="float" office:value="1416047.56496094" calcext:value-type="float">
            <text:p>1416047.56496094</text:p>
          </table:table-cell>
          <table:table-cell table:formula="of:=1/[.L74]" office:value-type="float" office:value="0.000000706190967552411" calcext:value-type="float">
            <text:p>7.06190967552411E-07</text:p>
          </table:table-cell>
          <table:table-cell table:formula="of:=[.J74]/[.G74]" office:value-type="float" office:value="77555.1755862749" calcext:value-type="float">
            <text:p>77555.1755862749</text:p>
          </table:table-cell>
          <table:table-cell table:formula="of:=1/[.N74]" office:value-type="float" office:value="0.0000128940459800464" calcext:value-type="float">
            <text:p>0.000012894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4" calcext:value-type="float">
            <text:p>7.4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8" office:value-type="float" office:value="104591" calcext:value-type="float">
            <text:p>1.05E+05</text:p>
          </table:table-cell>
          <table:table-cell table:style-name="ce8" office:value-type="float" office:value="2.96998" calcext:value-type="float">
            <text:p>2.97E+00</text:p>
          </table:table-cell>
          <table:table-cell table:formula="of:=[.E75]/[.G75]+(210-[.D75])*5" office:value-type="float" office:value="25549.8353524266" calcext:value-type="float">
            <text:p>25549.8353524266</text:p>
          </table:table-cell>
          <table:table-cell table:formula="of:=[.F75]/[.G75]+(210-[.D75])*1" office:value-type="float" office:value="35216.062061024" calcext:value-type="float">
            <text:p>35216.062061024</text:p>
          </table:table-cell>
          <table:table-cell table:formula="of:=([.H75]+[.I75])*[.G75]" office:value-type="float" office:value="180473.5" calcext:value-type="float">
            <text:p>180473.5</text:p>
          </table:table-cell>
          <table:table-cell table:formula="of:=[.C75]/[.G75]" office:value-type="float" office:value="43.0979333194163" calcext:value-type="float">
            <text:p>43.0979333194</text:p>
          </table:table-cell>
          <table:table-cell table:formula="of:=[.J75]/[.K75]" office:value-type="float" office:value="4187.52098070313" calcext:value-type="float">
            <text:p>4187.5209807031</text:p>
          </table:table-cell>
          <table:table-cell table:formula="of:=1/[.L75]" office:value-type="float" office:value="0.000238804773661597" calcext:value-type="float">
            <text:p>0.0002388048</text:p>
          </table:table-cell>
          <table:table-cell table:formula="of:=[.J75]/[.G75]" office:value-type="float" office:value="60765.8974134506" calcext:value-type="float">
            <text:p>60765.8974134506</text:p>
          </table:table-cell>
          <table:table-cell table:formula="of:=1/[.N7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5" calcext:value-type="float">
            <text:p>7.5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6]/[.G76]+(210-[.D76])*5" office:value-type="float" office:value="25505.3662824494" calcext:value-type="float">
            <text:p>25505.3662824494</text:p>
          </table:table-cell>
          <table:table-cell table:formula="of:=[.F76]/[.G76]+(210-[.D76])*1" office:value-type="float" office:value="35154.8920363518" calcext:value-type="float">
            <text:p>35154.8920363518</text:p>
          </table:table-cell>
          <table:table-cell table:formula="of:=([.H76]+[.I76])*[.G76]" office:value-type="float" office:value="427855" calcext:value-type="float">
            <text:p>427855</text:p>
          </table:table-cell>
          <table:table-cell table:formula="of:=[.C76]/[.G76]" office:value-type="float" office:value="36.29506755703" calcext:value-type="float">
            <text:p>36.295067557</text:p>
          </table:table-cell>
          <table:table-cell table:formula="of:=[.J76]/[.K76]" office:value-type="float" office:value="11788.2409042969" calcext:value-type="float">
            <text:p>11788.2409042969</text:p>
          </table:table-cell>
          <table:table-cell table:formula="of:=1/[.L76]" office:value-type="float" office:value="0.0000848302989494807" calcext:value-type="float">
            <text:p>8.48302989494807E-05</text:p>
          </table:table-cell>
          <table:table-cell table:formula="of:=[.J76]/[.G76]" office:value-type="float" office:value="60660.2583188011" calcext:value-type="float">
            <text:p>60660.2583188011</text:p>
          </table:table-cell>
          <table:table-cell table:formula="of:=1/[.N76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6" calcext:value-type="float">
            <text:p>7.6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8" office:value-type="float" office:value="247958" calcext:value-type="float">
            <text:p>2.48E+05</text:p>
          </table:table-cell>
          <table:table-cell table:style-name="ce8" office:value-type="float" office:value="7.0533" calcext:value-type="float">
            <text:p>7.05E+00</text:p>
          </table:table-cell>
          <table:table-cell table:formula="of:=[.E77]/[.G77]+(210-[.D77])*5" office:value-type="float" office:value="25505.3662824494" calcext:value-type="float">
            <text:p>25505.3662824494</text:p>
          </table:table-cell>
          <table:table-cell table:formula="of:=[.F77]/[.G77]+(210-[.D77])*1" office:value-type="float" office:value="35154.8920363518" calcext:value-type="float">
            <text:p>35154.8920363518</text:p>
          </table:table-cell>
          <table:table-cell table:formula="of:=([.H77]+[.I77])*[.G77]" office:value-type="float" office:value="427855" calcext:value-type="float">
            <text:p>427855</text:p>
          </table:table-cell>
          <table:table-cell table:formula="of:=[.C77]/[.G77]" office:value-type="float" office:value="36.29506755703" calcext:value-type="float">
            <text:p>36.295067557</text:p>
          </table:table-cell>
          <table:table-cell table:formula="of:=[.J77]/[.K77]" office:value-type="float" office:value="11788.2409042969" calcext:value-type="float">
            <text:p>11788.2409042969</text:p>
          </table:table-cell>
          <table:table-cell table:formula="of:=1/[.L77]" office:value-type="float" office:value="0.0000848302989494807" calcext:value-type="float">
            <text:p>8.48302989494807E-05</text:p>
          </table:table-cell>
          <table:table-cell table:formula="of:=[.J77]/[.G77]" office:value-type="float" office:value="60660.2583188011" calcext:value-type="float">
            <text:p>60660.2583188011</text:p>
          </table:table-cell>
          <table:table-cell table:formula="of:=1/[.N7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7" calcext:value-type="float">
            <text:p>7.7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8]/[.G78]+(210-[.D78])*5" office:value-type="float" office:value="25505.3662824494" calcext:value-type="float">
            <text:p>25505.3662824494</text:p>
          </table:table-cell>
          <table:table-cell table:formula="of:=[.F78]/[.G78]+(210-[.D78])*1" office:value-type="float" office:value="35154.8920363518" calcext:value-type="float">
            <text:p>35154.8920363518</text:p>
          </table:table-cell>
          <table:table-cell table:formula="of:=([.H78]+[.I78])*[.G78]" office:value-type="float" office:value="427855" calcext:value-type="float">
            <text:p>427855</text:p>
          </table:table-cell>
          <table:table-cell table:formula="of:=[.C78]/[.G78]" office:value-type="float" office:value="36.29506755703" calcext:value-type="float">
            <text:p>36.295067557</text:p>
          </table:table-cell>
          <table:table-cell table:formula="of:=[.J78]/[.K78]" office:value-type="float" office:value="11788.2409042969" calcext:value-type="float">
            <text:p>11788.2409042969</text:p>
          </table:table-cell>
          <table:table-cell table:formula="of:=1/[.L78]" office:value-type="float" office:value="0.0000848302989494807" calcext:value-type="float">
            <text:p>8.48302989494807E-05</text:p>
          </table:table-cell>
          <table:table-cell table:formula="of:=[.J78]/[.G78]" office:value-type="float" office:value="60660.2583188011" calcext:value-type="float">
            <text:p>60660.2583188011</text:p>
          </table:table-cell>
          <table:table-cell table:formula="of:=1/[.N78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8" calcext:value-type="float">
            <text:p>7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9]/[.G79]+(210-[.D79])*5" office:value-type="float" office:value="25505.3662824494" calcext:value-type="float">
            <text:p>25505.3662824494</text:p>
          </table:table-cell>
          <table:table-cell table:formula="of:=[.F79]/[.G79]+(210-[.D79])*1" office:value-type="float" office:value="35154.8920363518" calcext:value-type="float">
            <text:p>35154.8920363518</text:p>
          </table:table-cell>
          <table:table-cell table:formula="of:=([.H79]+[.I79])*[.G79]" office:value-type="float" office:value="427855" calcext:value-type="float">
            <text:p>427855</text:p>
          </table:table-cell>
          <table:table-cell table:formula="of:=[.C79]/[.G79]" office:value-type="float" office:value="36.29506755703" calcext:value-type="float">
            <text:p>36.295067557</text:p>
          </table:table-cell>
          <table:table-cell table:formula="of:=[.J79]/[.K79]" office:value-type="float" office:value="11788.2409042969" calcext:value-type="float">
            <text:p>11788.2409042969</text:p>
          </table:table-cell>
          <table:table-cell table:formula="of:=1/[.L79]" office:value-type="float" office:value="0.0000848302989494807" calcext:value-type="float">
            <text:p>8.48302989494807E-05</text:p>
          </table:table-cell>
          <table:table-cell table:formula="of:=[.J79]/[.G79]" office:value-type="float" office:value="60660.2583188011" calcext:value-type="float">
            <text:p>60660.2583188011</text:p>
          </table:table-cell>
          <table:table-cell table:formula="of:=1/[.N7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79" calcext:value-type="float">
            <text:p>7.9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4699600" calcext:value-type="float">
            <text:p>4.70E+06</text:p>
          </table:table-cell>
          <table:table-cell table:style-name="ce8" office:value-type="float" office:value="6477620" calcext:value-type="float">
            <text:p>6.48E+06</text:p>
          </table:table-cell>
          <table:table-cell office:value-type="float" office:value="169.838" calcext:value-type="float">
            <text:p>169.838</text:p>
          </table:table-cell>
          <table:table-cell table:formula="of:=[.E80]/[.G80]+(210-[.D80])*5" office:value-type="float" office:value="27671.0747889165" calcext:value-type="float">
            <text:p>27671.0747889165</text:p>
          </table:table-cell>
          <table:table-cell table:formula="of:=[.F80]/[.G80]+(210-[.D80])*1" office:value-type="float" office:value="38139.9922278878" calcext:value-type="float">
            <text:p>38139.9922278878</text:p>
          </table:table-cell>
          <table:table-cell table:formula="of:=([.H80]+[.I80])*[.G80]" office:value-type="float" office:value="11177220" calcext:value-type="float">
            <text:p>11177220</text:p>
          </table:table-cell>
          <table:table-cell table:formula="of:=[.C80]/[.G80]" office:value-type="float" office:value="37.6829684758417" calcext:value-type="float">
            <text:p>37.6829684758</text:p>
          </table:table-cell>
          <table:table-cell table:formula="of:=[.J80]/[.K80]" office:value-type="float" office:value="296611.98286875" calcext:value-type="float">
            <text:p>296611.98286875</text:p>
          </table:table-cell>
          <table:table-cell table:formula="of:=1/[.L80]" office:value-type="float" office:value="0.00000337140795974685" calcext:value-type="float">
            <text:p>3.37140795974685E-06</text:p>
          </table:table-cell>
          <table:table-cell table:formula="of:=[.J80]/[.G80]" office:value-type="float" office:value="65811.0670168043" calcext:value-type="float">
            <text:p>65811.0670168043</text:p>
          </table:table-cell>
          <table:table-cell table:formula="of:=1/[.N80]" office:value-type="float" office:value="0.0000151950127133581" calcext:value-type="float">
            <text:p>0.00001519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0" calcext:value-type="float">
            <text:p>8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1]/[.G81]+(210-[.D81])*5" office:value-type="float" office:value="25549.8353524266" calcext:value-type="float">
            <text:p>25549.8353524266</text:p>
          </table:table-cell>
          <table:table-cell table:formula="of:=[.F81]/[.G81]+(210-[.D81])*1" office:value-type="float" office:value="35216.062061024" calcext:value-type="float">
            <text:p>35216.062061024</text:p>
          </table:table-cell>
          <table:table-cell table:formula="of:=([.H81]+[.I81])*[.G81]" office:value-type="float" office:value="180473.5" calcext:value-type="float">
            <text:p>180473.5</text:p>
          </table:table-cell>
          <table:table-cell table:formula="of:=[.C81]/[.G81]" office:value-type="float" office:value="43.0979333194163" calcext:value-type="float">
            <text:p>43.0979333194</text:p>
          </table:table-cell>
          <table:table-cell table:formula="of:=[.J81]/[.K81]" office:value-type="float" office:value="4187.52098070313" calcext:value-type="float">
            <text:p>4187.5209807031</text:p>
          </table:table-cell>
          <table:table-cell table:formula="of:=1/[.L81]" office:value-type="float" office:value="0.000238804773661597" calcext:value-type="float">
            <text:p>0.0002388048</text:p>
          </table:table-cell>
          <table:table-cell table:formula="of:=[.J81]/[.G81]" office:value-type="float" office:value="60765.8974134506" calcext:value-type="float">
            <text:p>60765.8974134506</text:p>
          </table:table-cell>
          <table:table-cell table:formula="of:=1/[.N8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1" calcext:value-type="float">
            <text:p>8.1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2]/[.G82]+(210-[.D82])*5" office:value-type="float" office:value="25549.8353524266" calcext:value-type="float">
            <text:p>25549.8353524266</text:p>
          </table:table-cell>
          <table:table-cell table:formula="of:=[.F82]/[.G82]+(210-[.D82])*1" office:value-type="float" office:value="35216.062061024" calcext:value-type="float">
            <text:p>35216.062061024</text:p>
          </table:table-cell>
          <table:table-cell table:formula="of:=([.H82]+[.I82])*[.G82]" office:value-type="float" office:value="180473.5" calcext:value-type="float">
            <text:p>180473.5</text:p>
          </table:table-cell>
          <table:table-cell table:formula="of:=[.C82]/[.G82]" office:value-type="float" office:value="43.0979333194163" calcext:value-type="float">
            <text:p>43.0979333194</text:p>
          </table:table-cell>
          <table:table-cell table:formula="of:=[.J82]/[.K82]" office:value-type="float" office:value="4187.52098070313" calcext:value-type="float">
            <text:p>4187.5209807031</text:p>
          </table:table-cell>
          <table:table-cell table:formula="of:=1/[.L82]" office:value-type="float" office:value="0.000238804773661597" calcext:value-type="float">
            <text:p>0.0002388048</text:p>
          </table:table-cell>
          <table:table-cell table:formula="of:=[.J82]/[.G82]" office:value-type="float" office:value="60765.8974134506" calcext:value-type="float">
            <text:p>60765.8974134506</text:p>
          </table:table-cell>
          <table:table-cell table:formula="of:=1/[.N82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2" calcext:value-type="float">
            <text:p>8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3]/[.G83]+(210-[.D83])*5" office:value-type="float" office:value="25549.8353524266" calcext:value-type="float">
            <text:p>25549.8353524266</text:p>
          </table:table-cell>
          <table:table-cell table:formula="of:=[.F83]/[.G83]+(210-[.D83])*1" office:value-type="float" office:value="35216.062061024" calcext:value-type="float">
            <text:p>35216.062061024</text:p>
          </table:table-cell>
          <table:table-cell table:formula="of:=([.H83]+[.I83])*[.G83]" office:value-type="float" office:value="180473.5" calcext:value-type="float">
            <text:p>180473.5</text:p>
          </table:table-cell>
          <table:table-cell table:formula="of:=[.C83]/[.G83]" office:value-type="float" office:value="43.0979333194163" calcext:value-type="float">
            <text:p>43.0979333194</text:p>
          </table:table-cell>
          <table:table-cell table:formula="of:=[.J83]/[.K83]" office:value-type="float" office:value="4187.52098070313" calcext:value-type="float">
            <text:p>4187.5209807031</text:p>
          </table:table-cell>
          <table:table-cell table:formula="of:=1/[.L83]" office:value-type="float" office:value="0.000238804773661597" calcext:value-type="float">
            <text:p>0.0002388048</text:p>
          </table:table-cell>
          <table:table-cell table:formula="of:=[.J83]/[.G83]" office:value-type="float" office:value="60765.8974134506" calcext:value-type="float">
            <text:p>60765.8974134506</text:p>
          </table:table-cell>
          <table:table-cell table:formula="of:=1/[.N8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3" calcext:value-type="float">
            <text:p>8.3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4]/[.G84]+(210-[.D84])*5" office:value-type="float" office:value="25549.8353524266" calcext:value-type="float">
            <text:p>25549.8353524266</text:p>
          </table:table-cell>
          <table:table-cell table:formula="of:=[.F84]/[.G84]+(210-[.D84])*1" office:value-type="float" office:value="35216.062061024" calcext:value-type="float">
            <text:p>35216.062061024</text:p>
          </table:table-cell>
          <table:table-cell table:formula="of:=([.H84]+[.I84])*[.G84]" office:value-type="float" office:value="180473.5" calcext:value-type="float">
            <text:p>180473.5</text:p>
          </table:table-cell>
          <table:table-cell table:formula="of:=[.C84]/[.G84]" office:value-type="float" office:value="43.0979333194163" calcext:value-type="float">
            <text:p>43.0979333194</text:p>
          </table:table-cell>
          <table:table-cell table:formula="of:=[.J84]/[.K84]" office:value-type="float" office:value="4187.52098070313" calcext:value-type="float">
            <text:p>4187.5209807031</text:p>
          </table:table-cell>
          <table:table-cell table:formula="of:=1/[.L84]" office:value-type="float" office:value="0.000238804773661597" calcext:value-type="float">
            <text:p>0.0002388048</text:p>
          </table:table-cell>
          <table:table-cell table:formula="of:=[.J84]/[.G84]" office:value-type="float" office:value="60765.8974134506" calcext:value-type="float">
            <text:p>60765.8974134506</text:p>
          </table:table-cell>
          <table:table-cell table:formula="of:=1/[.N8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4" calcext:value-type="float">
            <text:p>8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85]/[.G85]+(210-[.D85])*5" office:value-type="float" office:value="25899.9723903865" calcext:value-type="float">
            <text:p>25899.9723903865</text:p>
          </table:table-cell>
          <table:table-cell table:formula="of:=[.F85]/[.G85]+(210-[.D85])*1" office:value-type="float" office:value="35698.8935952431" calcext:value-type="float">
            <text:p>35698.8935952431</text:p>
          </table:table-cell>
          <table:table-cell table:formula="of:=([.H85]+[.I85])*[.G85]" office:value-type="float" office:value="1829474" calcext:value-type="float">
            <text:p>1829474</text:p>
          </table:table-cell>
          <table:table-cell table:formula="of:=[.C85]/[.G85]" office:value-type="float" office:value="43.0979333194163" calcext:value-type="float">
            <text:p>43.0979333194</text:p>
          </table:table-cell>
          <table:table-cell table:formula="of:=[.J85]/[.K85]" office:value-type="float" office:value="42449.2280509375" calcext:value-type="float">
            <text:p>42449.2280509375</text:p>
          </table:table-cell>
          <table:table-cell table:formula="of:=1/[.L85]" office:value-type="float" office:value="0.0000235575544224276" calcext:value-type="float">
            <text:p>2.35575544224276E-05</text:p>
          </table:table-cell>
          <table:table-cell table:formula="of:=[.J85]/[.G85]" office:value-type="float" office:value="61598.8659856295" calcext:value-type="float">
            <text:p>61598.8659856295</text:p>
          </table:table-cell>
          <table:table-cell table:formula="of:=1/[.N85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5" calcext:value-type="float">
            <text:p>8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6]/[.G86]+(210-[.D86])*5" office:value-type="float" office:value="25549.8353524266" calcext:value-type="float">
            <text:p>25549.8353524266</text:p>
          </table:table-cell>
          <table:table-cell table:formula="of:=[.F86]/[.G86]+(210-[.D86])*1" office:value-type="float" office:value="35216.062061024" calcext:value-type="float">
            <text:p>35216.062061024</text:p>
          </table:table-cell>
          <table:table-cell table:formula="of:=([.H86]+[.I86])*[.G86]" office:value-type="float" office:value="180473.5" calcext:value-type="float">
            <text:p>180473.5</text:p>
          </table:table-cell>
          <table:table-cell table:formula="of:=[.C86]/[.G86]" office:value-type="float" office:value="43.0979333194163" calcext:value-type="float">
            <text:p>43.0979333194</text:p>
          </table:table-cell>
          <table:table-cell table:formula="of:=[.J86]/[.K86]" office:value-type="float" office:value="4187.52098070313" calcext:value-type="float">
            <text:p>4187.5209807031</text:p>
          </table:table-cell>
          <table:table-cell table:formula="of:=1/[.L86]" office:value-type="float" office:value="0.000238804773661597" calcext:value-type="float">
            <text:p>0.0002388048</text:p>
          </table:table-cell>
          <table:table-cell table:formula="of:=[.J86]/[.G86]" office:value-type="float" office:value="60765.8974134506" calcext:value-type="float">
            <text:p>60765.8974134506</text:p>
          </table:table-cell>
          <table:table-cell table:formula="of:=1/[.N8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6" calcext:value-type="float">
            <text:p>8.6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9786490" calcext:value-type="float">
            <text:p>9.79E+06</text:p>
          </table:table-cell>
          <table:table-cell table:style-name="ce8" office:value-type="float" office:value="13489000" calcext:value-type="float">
            <text:p>1.35E+07</text:p>
          </table:table-cell>
          <table:table-cell office:value-type="float" office:value="333.181" calcext:value-type="float">
            <text:p>333.181</text:p>
          </table:table-cell>
          <table:table-cell table:formula="of:=[.E87]/[.G87]+(210-[.D87])*5" office:value-type="float" office:value="29372.8934122894" calcext:value-type="float">
            <text:p>29372.8934122894</text:p>
          </table:table-cell>
          <table:table-cell table:formula="of:=[.F87]/[.G87]+(210-[.D87])*1" office:value-type="float" office:value="40485.5018743566" calcext:value-type="float">
            <text:p>40485.5018743566</text:p>
          </table:table-cell>
          <table:table-cell table:formula="of:=([.H87]+[.I87])*[.G87]" office:value-type="float" office:value="23275490" calcext:value-type="float">
            <text:p>23275490</text:p>
          </table:table-cell>
          <table:table-cell table:formula="of:=[.C87]/[.G87]" office:value-type="float" office:value="38.4175568234683" calcext:value-type="float">
            <text:p>38.4175568235</text:p>
          </table:table-cell>
          <table:table-cell table:formula="of:=[.J87]/[.K87]" office:value-type="float" office:value="605855.549507031" calcext:value-type="float">
            <text:p>605855.549507031</text:p>
          </table:table-cell>
          <table:table-cell table:formula="of:=1/[.L87]" office:value-type="float" office:value="0.00000165055845541676" calcext:value-type="float">
            <text:p>1.65055845541676E-06</text:p>
          </table:table-cell>
          <table:table-cell table:formula="of:=[.J87]/[.G87]" office:value-type="float" office:value="69858.395286646" calcext:value-type="float">
            <text:p>69858.395286646</text:p>
          </table:table-cell>
          <table:table-cell table:formula="of:=1/[.N87]" office:value-type="float" office:value="0.0000143146717856423" calcext:value-type="float">
            <text:p>1.43146717856423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7" calcext:value-type="float">
            <text:p>8.7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9786490" calcext:value-type="float">
            <text:p>9.79E+06</text:p>
          </table:table-cell>
          <table:table-cell table:style-name="ce8" office:value-type="float" office:value="13489000" calcext:value-type="float">
            <text:p>1.35E+07</text:p>
          </table:table-cell>
          <table:table-cell table:style-name="ce8" office:value-type="float" office:value="333.181" calcext:value-type="float">
            <text:p>3.33E+02</text:p>
          </table:table-cell>
          <table:table-cell table:formula="of:=[.E88]/[.G88]+(210-[.D88])*5" office:value-type="float" office:value="29372.8934122894" calcext:value-type="float">
            <text:p>29372.8934122894</text:p>
          </table:table-cell>
          <table:table-cell table:formula="of:=[.F88]/[.G88]+(210-[.D88])*1" office:value-type="float" office:value="40485.5018743566" calcext:value-type="float">
            <text:p>40485.5018743566</text:p>
          </table:table-cell>
          <table:table-cell table:formula="of:=([.H88]+[.I88])*[.G88]" office:value-type="float" office:value="23275490" calcext:value-type="float">
            <text:p>23275490</text:p>
          </table:table-cell>
          <table:table-cell table:formula="of:=[.C88]/[.G88]" office:value-type="float" office:value="38.4175568234683" calcext:value-type="float">
            <text:p>38.4175568235</text:p>
          </table:table-cell>
          <table:table-cell table:formula="of:=[.J88]/[.K88]" office:value-type="float" office:value="605855.549507031" calcext:value-type="float">
            <text:p>605855.549507031</text:p>
          </table:table-cell>
          <table:table-cell table:formula="of:=1/[.L88]" office:value-type="float" office:value="0.00000165055845541676" calcext:value-type="float">
            <text:p>1.65055845541676E-06</text:p>
          </table:table-cell>
          <table:table-cell table:formula="of:=[.J88]/[.G88]" office:value-type="float" office:value="69858.395286646" calcext:value-type="float">
            <text:p>69858.395286646</text:p>
          </table:table-cell>
          <table:table-cell table:formula="of:=1/[.N88]" office:value-type="float" office:value="0.0000143146717856423" calcext:value-type="float">
            <text:p>1.43146717856423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8" calcext:value-type="float">
            <text:p>8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89]/[.G89]+(210-[.D89])*5" office:value-type="float" office:value="25505.3662824494" calcext:value-type="float">
            <text:p>25505.3662824494</text:p>
          </table:table-cell>
          <table:table-cell table:formula="of:=[.F89]/[.G89]+(210-[.D89])*1" office:value-type="float" office:value="35154.8920363518" calcext:value-type="float">
            <text:p>35154.8920363518</text:p>
          </table:table-cell>
          <table:table-cell table:formula="of:=([.H89]+[.I89])*[.G89]" office:value-type="float" office:value="427855" calcext:value-type="float">
            <text:p>427855</text:p>
          </table:table-cell>
          <table:table-cell table:formula="of:=[.C89]/[.G89]" office:value-type="float" office:value="36.29506755703" calcext:value-type="float">
            <text:p>36.295067557</text:p>
          </table:table-cell>
          <table:table-cell table:formula="of:=[.J89]/[.K89]" office:value-type="float" office:value="11788.2409042969" calcext:value-type="float">
            <text:p>11788.2409042969</text:p>
          </table:table-cell>
          <table:table-cell table:formula="of:=1/[.L89]" office:value-type="float" office:value="0.0000848302989494807" calcext:value-type="float">
            <text:p>8.48302989494807E-05</text:p>
          </table:table-cell>
          <table:table-cell table:formula="of:=[.J89]/[.G89]" office:value-type="float" office:value="60660.2583188011" calcext:value-type="float">
            <text:p>60660.2583188011</text:p>
          </table:table-cell>
          <table:table-cell table:formula="of:=1/[.N8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89" calcext:value-type="float">
            <text:p>8.9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55516400" calcext:value-type="float">
            <text:p>5.55E+07</text:p>
          </table:table-cell>
          <table:table-cell table:style-name="ce8" office:value-type="float" office:value="76520100" calcext:value-type="float">
            <text:p>7.65E+07</text:p>
          </table:table-cell>
          <table:table-cell office:value-type="float" office:value="1395.51" calcext:value-type="float">
            <text:p>1395.51</text:p>
          </table:table-cell>
          <table:table-cell table:formula="of:=[.E90]/[.G90]+(210-[.D90])*5" office:value-type="float" office:value="39782.1584940273" calcext:value-type="float">
            <text:p>39782.1584940273</text:p>
          </table:table-cell>
          <table:table-cell table:formula="of:=[.F90]/[.G90]+(210-[.D90])*1" office:value-type="float" office:value="54833.0717802094" calcext:value-type="float">
            <text:p>54833.0717802094</text:p>
          </table:table-cell>
          <table:table-cell table:formula="of:=([.H90]+[.I90])*[.G90]" office:value-type="float" office:value="132036500" calcext:value-type="float">
            <text:p>132036500</text:p>
          </table:table-cell>
          <table:table-cell table:formula="of:=[.C90]/[.G90]" office:value-type="float" office:value="36.689095742775" calcext:value-type="float">
            <text:p>36.6890957428</text:p>
          </table:table-cell>
          <table:table-cell table:formula="of:=[.J90]/[.K90]" office:value-type="float" office:value="3598794.06474609" calcext:value-type="float">
            <text:p>3598794.06474609</text:p>
          </table:table-cell>
          <table:table-cell table:formula="of:=1/[.L90]" office:value-type="float" office:value="0.000000277870859518202" calcext:value-type="float">
            <text:p>2.77870859518202E-07</text:p>
          </table:table-cell>
          <table:table-cell table:formula="of:=[.J90]/[.G90]" office:value-type="float" office:value="94615.2302742367" calcext:value-type="float">
            <text:p>94615.2302742367</text:p>
          </table:table-cell>
          <table:table-cell table:formula="of:=1/[.N90]" office:value-type="float" office:value="0.0000105691229319166" calcext:value-type="float">
            <text:p>1.05691229319166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0" calcext:value-type="float">
            <text:p>9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1]/[.G91]+(210-[.D91])*5" office:value-type="float" office:value="25549.8353524266" calcext:value-type="float">
            <text:p>25549.8353524266</text:p>
          </table:table-cell>
          <table:table-cell table:formula="of:=[.F91]/[.G91]+(210-[.D91])*1" office:value-type="float" office:value="35216.062061024" calcext:value-type="float">
            <text:p>35216.062061024</text:p>
          </table:table-cell>
          <table:table-cell table:formula="of:=([.H91]+[.I91])*[.G91]" office:value-type="float" office:value="180473.5" calcext:value-type="float">
            <text:p>180473.5</text:p>
          </table:table-cell>
          <table:table-cell table:formula="of:=[.C91]/[.G91]" office:value-type="float" office:value="43.0979333194163" calcext:value-type="float">
            <text:p>43.0979333194</text:p>
          </table:table-cell>
          <table:table-cell table:formula="of:=[.J91]/[.K91]" office:value-type="float" office:value="4187.52098070313" calcext:value-type="float">
            <text:p>4187.5209807031</text:p>
          </table:table-cell>
          <table:table-cell table:formula="of:=1/[.L91]" office:value-type="float" office:value="0.000238804773661597" calcext:value-type="float">
            <text:p>0.0002388048</text:p>
          </table:table-cell>
          <table:table-cell table:formula="of:=[.J91]/[.G91]" office:value-type="float" office:value="60765.8974134506" calcext:value-type="float">
            <text:p>60765.8974134506</text:p>
          </table:table-cell>
          <table:table-cell table:formula="of:=1/[.N9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1" calcext:value-type="float">
            <text:p>9.1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92]/[.G92]+(210-[.D92])*5" office:value-type="float" office:value="25899.9723903865" calcext:value-type="float">
            <text:p>25899.9723903865</text:p>
          </table:table-cell>
          <table:table-cell table:formula="of:=[.F92]/[.G92]+(210-[.D92])*1" office:value-type="float" office:value="35698.8935952431" calcext:value-type="float">
            <text:p>35698.8935952431</text:p>
          </table:table-cell>
          <table:table-cell table:formula="of:=([.H92]+[.I92])*[.G92]" office:value-type="float" office:value="1829474" calcext:value-type="float">
            <text:p>1829474</text:p>
          </table:table-cell>
          <table:table-cell table:formula="of:=[.C92]/[.G92]" office:value-type="float" office:value="43.0979333194163" calcext:value-type="float">
            <text:p>43.0979333194</text:p>
          </table:table-cell>
          <table:table-cell table:formula="of:=[.J92]/[.K92]" office:value-type="float" office:value="42449.2280509375" calcext:value-type="float">
            <text:p>42449.2280509375</text:p>
          </table:table-cell>
          <table:table-cell table:formula="of:=1/[.L92]" office:value-type="float" office:value="0.0000235575544224276" calcext:value-type="float">
            <text:p>2.35575544224276E-05</text:p>
          </table:table-cell>
          <table:table-cell table:formula="of:=[.J92]/[.G92]" office:value-type="float" office:value="61598.8659856295" calcext:value-type="float">
            <text:p>61598.8659856295</text:p>
          </table:table-cell>
          <table:table-cell table:formula="of:=1/[.N92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2" calcext:value-type="float">
            <text:p>9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3]/[.G93]+(210-[.D93])*5" office:value-type="float" office:value="25549.8353524266" calcext:value-type="float">
            <text:p>25549.8353524266</text:p>
          </table:table-cell>
          <table:table-cell table:formula="of:=[.F93]/[.G93]+(210-[.D93])*1" office:value-type="float" office:value="35216.062061024" calcext:value-type="float">
            <text:p>35216.062061024</text:p>
          </table:table-cell>
          <table:table-cell table:formula="of:=([.H93]+[.I93])*[.G93]" office:value-type="float" office:value="180473.5" calcext:value-type="float">
            <text:p>180473.5</text:p>
          </table:table-cell>
          <table:table-cell table:formula="of:=[.C93]/[.G93]" office:value-type="float" office:value="43.0979333194163" calcext:value-type="float">
            <text:p>43.0979333194</text:p>
          </table:table-cell>
          <table:table-cell table:formula="of:=[.J93]/[.K93]" office:value-type="float" office:value="4187.52098070313" calcext:value-type="float">
            <text:p>4187.5209807031</text:p>
          </table:table-cell>
          <table:table-cell table:formula="of:=1/[.L93]" office:value-type="float" office:value="0.000238804773661597" calcext:value-type="float">
            <text:p>0.0002388048</text:p>
          </table:table-cell>
          <table:table-cell table:formula="of:=[.J93]/[.G93]" office:value-type="float" office:value="60765.8974134506" calcext:value-type="float">
            <text:p>60765.8974134506</text:p>
          </table:table-cell>
          <table:table-cell table:formula="of:=1/[.N9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3" calcext:value-type="float">
            <text:p>9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94]/[.G94]+(210-[.D94])*5" office:value-type="float" office:value="25899.9723903865" calcext:value-type="float">
            <text:p>25899.9723903865</text:p>
          </table:table-cell>
          <table:table-cell table:formula="of:=[.F94]/[.G94]+(210-[.D94])*1" office:value-type="float" office:value="35698.8935952431" calcext:value-type="float">
            <text:p>35698.8935952431</text:p>
          </table:table-cell>
          <table:table-cell table:formula="of:=([.H94]+[.I94])*[.G94]" office:value-type="float" office:value="1829474" calcext:value-type="float">
            <text:p>1829474</text:p>
          </table:table-cell>
          <table:table-cell table:formula="of:=[.C94]/[.G94]" office:value-type="float" office:value="43.0979333194163" calcext:value-type="float">
            <text:p>43.0979333194</text:p>
          </table:table-cell>
          <table:table-cell table:formula="of:=[.J94]/[.K94]" office:value-type="float" office:value="42449.2280509375" calcext:value-type="float">
            <text:p>42449.2280509375</text:p>
          </table:table-cell>
          <table:table-cell table:formula="of:=1/[.L94]" office:value-type="float" office:value="0.0000235575544224276" calcext:value-type="float">
            <text:p>2.35575544224276E-05</text:p>
          </table:table-cell>
          <table:table-cell table:formula="of:=[.J94]/[.G94]" office:value-type="float" office:value="61598.8659856295" calcext:value-type="float">
            <text:p>61598.8659856295</text:p>
          </table:table-cell>
          <table:table-cell table:formula="of:=1/[.N94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4" calcext:value-type="float">
            <text:p>9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69224" calcext:value-type="float">
            <text:p>769224</text:p>
          </table:table-cell>
          <table:table-cell table:style-name="ce8" office:value-type="float" office:value="1060250" calcext:value-type="float">
            <text:p>1.06E+06</text:p>
          </table:table-cell>
          <table:table-cell office:value-type="float" office:value="29.6998" calcext:value-type="float">
            <text:p>29.6998</text:p>
          </table:table-cell>
          <table:table-cell table:formula="of:=[.E95]/[.G95]+(210-[.D95])*5" office:value-type="float" office:value="25899.9723903865" calcext:value-type="float">
            <text:p>25899.9723903865</text:p>
          </table:table-cell>
          <table:table-cell table:formula="of:=[.F95]/[.G95]+(210-[.D95])*1" office:value-type="float" office:value="35698.8935952431" calcext:value-type="float">
            <text:p>35698.8935952431</text:p>
          </table:table-cell>
          <table:table-cell table:formula="of:=([.H95]+[.I95])*[.G95]" office:value-type="float" office:value="1829474" calcext:value-type="float">
            <text:p>1829474</text:p>
          </table:table-cell>
          <table:table-cell table:formula="of:=[.C95]/[.G95]" office:value-type="float" office:value="43.0979333194163" calcext:value-type="float">
            <text:p>43.0979333194</text:p>
          </table:table-cell>
          <table:table-cell table:formula="of:=[.J95]/[.K95]" office:value-type="float" office:value="42449.2280509375" calcext:value-type="float">
            <text:p>42449.2280509375</text:p>
          </table:table-cell>
          <table:table-cell table:formula="of:=1/[.L95]" office:value-type="float" office:value="0.0000235575544224276" calcext:value-type="float">
            <text:p>2.35575544224276E-05</text:p>
          </table:table-cell>
          <table:table-cell table:formula="of:=[.J95]/[.G95]" office:value-type="float" office:value="61598.8659856295" calcext:value-type="float">
            <text:p>61598.8659856295</text:p>
          </table:table-cell>
          <table:table-cell table:formula="of:=1/[.N95]" office:value-type="float" office:value="0.0000162340650919335" calcext:value-type="float">
            <text:p>1.6234065091933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5" calcext:value-type="float">
            <text:p>9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6]/[.G96]+(210-[.D96])*5" office:value-type="float" office:value="25549.8353524266" calcext:value-type="float">
            <text:p>25549.8353524266</text:p>
          </table:table-cell>
          <table:table-cell table:formula="of:=[.F96]/[.G96]+(210-[.D96])*1" office:value-type="float" office:value="35216.062061024" calcext:value-type="float">
            <text:p>35216.062061024</text:p>
          </table:table-cell>
          <table:table-cell table:formula="of:=([.H96]+[.I96])*[.G96]" office:value-type="float" office:value="180473.5" calcext:value-type="float">
            <text:p>180473.5</text:p>
          </table:table-cell>
          <table:table-cell table:formula="of:=[.C96]/[.G96]" office:value-type="float" office:value="43.0979333194163" calcext:value-type="float">
            <text:p>43.0979333194</text:p>
          </table:table-cell>
          <table:table-cell table:formula="of:=[.J96]/[.K96]" office:value-type="float" office:value="4187.52098070313" calcext:value-type="float">
            <text:p>4187.5209807031</text:p>
          </table:table-cell>
          <table:table-cell table:formula="of:=1/[.L96]" office:value-type="float" office:value="0.000238804773661597" calcext:value-type="float">
            <text:p>0.0002388048</text:p>
          </table:table-cell>
          <table:table-cell table:formula="of:=[.J96]/[.G96]" office:value-type="float" office:value="60765.8974134506" calcext:value-type="float">
            <text:p>60765.8974134506</text:p>
          </table:table-cell>
          <table:table-cell table:formula="of:=1/[.N9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8" office:value-type="float" office:value="343.462454556851" calcext:value-type="float">
            <text:p>3.43E+02</text:p>
          </table:table-cell>
          <table:table-cell table:style-name="ce8" office:value-type="float" office:value="96" calcext:value-type="float">
            <text:p>9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7]/[.G97]+(210-[.D97])*5" office:value-type="float" office:value="25549.8353524266" calcext:value-type="float">
            <text:p>25549.8353524266</text:p>
          </table:table-cell>
          <table:table-cell table:formula="of:=[.F97]/[.G97]+(210-[.D97])*1" office:value-type="float" office:value="35216.062061024" calcext:value-type="float">
            <text:p>35216.062061024</text:p>
          </table:table-cell>
          <table:table-cell table:formula="of:=([.H97]+[.I97])*[.G97]" office:value-type="float" office:value="180473.5" calcext:value-type="float">
            <text:p>180473.5</text:p>
          </table:table-cell>
          <table:table-cell table:formula="of:=[.C97]/[.G97]" office:value-type="float" office:value="43.0979333194163" calcext:value-type="float">
            <text:p>43.0979333194</text:p>
          </table:table-cell>
          <table:table-cell table:formula="of:=[.J97]/[.K97]" office:value-type="float" office:value="4187.52098070313" calcext:value-type="float">
            <text:p>4187.5209807031</text:p>
          </table:table-cell>
          <table:table-cell table:formula="of:=1/[.L97]" office:value-type="float" office:value="0.000238804773661597" calcext:value-type="float">
            <text:p>0.0002388048</text:p>
          </table:table-cell>
          <table:table-cell table:formula="of:=[.J97]/[.G97]" office:value-type="float" office:value="60765.8974134506" calcext:value-type="float">
            <text:p>60765.8974134506</text:p>
          </table:table-cell>
          <table:table-cell table:formula="of:=1/[.N9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</table:table>
      <table:table table:name="gmc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154.57053439048" calcext:value-type="float">
            <text:p>2154.5705343905</text:p>
          </table:table-cell>
          <table:table-cell table:formula="of:=AVERAGE([.I2:.I97])" office:value-type="float" office:value="1776.96052051062" calcext:value-type="float">
            <text:p>1776.9605205106</text:p>
          </table:table-cell>
          <table:table-cell table:formula="of:=AVERAGE([.J2:.J97])" office:value-type="float" office:value="6094811.33874293" calcext:value-type="float">
            <text:p>6094811.33874293</text:p>
          </table:table-cell>
          <table:table-cell table:formula="of:=AVERAGE([.K2:.K97])" office:value-type="float" office:value="47.1007833332772" calcext:value-type="float">
            <text:p>47.1007833333</text:p>
          </table:table-cell>
          <table:table-cell table:formula="of:=AVERAGE([.G2:.G97])" office:value-type="float" office:value="695.907084791667" calcext:value-type="float">
            <text:p>695.9070847917</text:p>
          </table:table-cell>
          <table:table-cell table:formula="of:=AVERAGE([.L2:.L97])" office:value-type="float" office:value="551889.346290027" calcext:value-type="float">
            <text:p>551889.346290027</text:p>
          </table:table-cell>
          <table:table-cell table:formula="of:=AVERAGE([.M2:.M97])" office:value-type="float" office:value="0.00464333631796464" calcext:value-type="float">
            <text:p>0.0046433363</text:p>
          </table:table-cell>
          <table:table-cell table:formula="of:=AVERAGE([.N2:.N97])" office:value-type="float" office:value="3931.53105490111" calcext:value-type="float">
            <text:p>3931.5310549011</text:p>
          </table:table-cell>
          <table:table-cell table:formula="of:=AVERAGE([.O2:.O97])" office:value-type="float" office:value="0.000368374338792989" calcext:value-type="float">
            <text:p>0.0003683743</text:p>
          </table:table-cell>
          <table:table-cell table:formula="of:=AVERAGE([.A2:.A97])/1000" office:value-type="float" office:value="7.32565625" calcext:value-type="float">
            <text:p>7.32565625</text:p>
          </table:table-cell>
          <table:table-cell table:formula="of:=[.I2]" office:value-type="float" office:value="724.562292439456" calcext:value-type="float">
            <text:p>724.5622924395</text:p>
          </table:table-cell>
          <table:table-cell office:value-type="float" office:value="723.562470458135" calcext:value-type="float">
            <text:p>723.5624704581</text:p>
          </table:table-cell>
          <table:table-cell table:formula="of:=AVERAGE([.Z2:.Z97])" office:value-type="float" office:value="1776.96052051062" calcext:value-type="float">
            <text:p>1776.9605205106</text:p>
          </table:table-cell>
          <table:table-cell table:formula="of:=AVERAGE([.AA2:.AA97])" office:value-type="float" office:value="1768.46834479389" calcext:value-type="float">
            <text:p>1768.4683447939</text:p>
          </table:table-cell>
          <table:table-cell table:formula="of:=[.AC2]/[.AB2]" office:value-type="float" office:value="0.99522095419751" calcext:value-type="float">
            <text:p>0.9952209542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9685460" calcext:value-type="float">
            <text:p>9.69E+06</text:p>
          </table:table-cell>
          <table:table-cell table:style-name="ce8" office:value-type="float" office:value="13349800" calcext:value-type="float">
            <text:p>1.33E+07</text:p>
          </table:table-cell>
          <table:table-cell office:value-type="float" office:value="2496.57" calcext:value-type="float">
            <text:p>2496.57</text:p>
          </table:table-cell>
          <table:table-cell table:formula="of:=[.E3]/[.G3]+(210-[.D3])*5" office:value-type="float" office:value="4794.50668316931" calcext:value-type="float">
            <text:p>4794.5066831693</text:p>
          </table:table-cell>
          <table:table-cell table:formula="of:=[.F3]/[.G3]+(210-[.D3])*1" office:value-type="float" office:value="5530.25643582996" calcext:value-type="float">
            <text:p>5530.25643583</text:p>
          </table:table-cell>
          <table:table-cell table:formula="of:=([.H3]+[.I3])*[.G3]" office:value-type="float" office:value="25776493.86" calcext:value-type="float">
            <text:p>25776493.86</text:p>
          </table:table-cell>
          <table:table-cell table:formula="of:=[.C3]/[.G3]" office:value-type="float" office:value="20.5081371641893" calcext:value-type="float">
            <text:p>20.5081371642</text:p>
          </table:table-cell>
          <table:table-cell table:formula="of:=[.J3]/[.K3]" office:value-type="float" office:value="1256891.04054805" calcext:value-type="float">
            <text:p>1256891.04054805</text:p>
          </table:table-cell>
          <table:table-cell table:formula="of:=1/[.L3]" office:value-type="float" office:value="0.000000795613913807487" calcext:value-type="float">
            <text:p>7.95613913807487E-07</text:p>
          </table:table-cell>
          <table:table-cell table:formula="of:=[.J3]/[.G3]" office:value-type="float" office:value="10324.7631189993" calcext:value-type="float">
            <text:p>10324.7631189993</text:p>
          </table:table-cell>
          <table:table-cell table:formula="of:=1/[.N3]" office:value-type="float" office:value="0.0000968545223240846" calcext:value-type="float">
            <text:p>9.68545223240846E-05</text:p>
          </table:table-cell>
          <table:table-cell/>
          <table:table-cell table:formula="of:=[.Q2]/[.P2]" office:value-type="float" office:value="0.824740008343851" calcext:value-type="float">
            <text:p>0.8247400083</text:p>
          </table:table-cell>
          <table:table-cell table:formula="of:=[.R2]/360000" office:value-type="float" office:value="16.9300314965081" calcext:value-type="float">
            <text:p>16.9300314965</text:p>
          </table:table-cell>
          <table:table-cell table:number-columns-repeated="7"/>
          <table:table-cell table:formula="of:=[.I3]" office:value-type="float" office:value="5530.25643582996" calcext:value-type="float">
            <text:p>5530.25643583</text:p>
          </table:table-cell>
          <table:table-cell office:value-type="float" office:value="5648.71227327112" calcext:value-type="float">
            <text:p>5648.7122732711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]" office:value-type="float" office:value="716.283293787101" calcext:value-type="float">
            <text:p>716.2832937871</text:p>
          </table:table-cell>
          <table:table-cell office:value-type="float" office:value="715.283659980665" calcext:value-type="float">
            <text:p>715.2836599807</text:p>
          </table:table-cell>
          <table:table-cell table:number-columns-repeated="3"/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40335400" calcext:value-type="float">
            <text:p>4.03E+07</text:p>
          </table:table-cell>
          <table:table-cell table:style-name="ce8" office:value-type="float" office:value="55595700" calcext:value-type="float">
            <text:p>5.56E+07</text:p>
          </table:table-cell>
          <table:table-cell office:value-type="float" office:value="3976.27" calcext:value-type="float">
            <text:p>3976.27</text:p>
          </table:table-cell>
          <table:table-cell table:formula="of:=[.E5]/[.G5]+(210-[.D5])*5" office:value-type="float" office:value="10924.0294547402" calcext:value-type="float">
            <text:p>10924.0294547402</text:p>
          </table:table-cell>
          <table:table-cell table:formula="of:=[.F5]/[.G5]+(210-[.D5])*1" office:value-type="float" office:value="14137.8724583592" calcext:value-type="float">
            <text:p>14137.8724583592</text:p>
          </table:table-cell>
          <table:table-cell table:formula="of:=([.H5]+[.I5])*[.G5]" office:value-type="float" office:value="99652888.72" calcext:value-type="float">
            <text:p>99652888.72</text:p>
          </table:table-cell>
          <table:table-cell table:formula="of:=[.C5]/[.G5]" office:value-type="float" office:value="25.7527783576065" calcext:value-type="float">
            <text:p>25.7527783576</text:p>
          </table:table-cell>
          <table:table-cell table:formula="of:=[.J5]/[.K5]" office:value-type="float" office:value="3869597.57647143" calcext:value-type="float">
            <text:p>3869597.57647143</text:p>
          </table:table-cell>
          <table:table-cell table:formula="of:=1/[.L5]" office:value-type="float" office:value="0.00000025842480522532" calcext:value-type="float">
            <text:p>2.5842480522532E-07</text:p>
          </table:table-cell>
          <table:table-cell table:formula="of:=[.J5]/[.G5]" office:value-type="float" office:value="25061.9019130995" calcext:value-type="float">
            <text:p>25061.9019130995</text:p>
          </table:table-cell>
          <table:table-cell table:formula="of:=1/[.N5]" office:value-type="float" office:value="0.0000399012015715102" calcext:value-type="float">
            <text:p>3.99012015715102E-05</text:p>
          </table:table-cell>
          <table:table-cell table:number-columns-repeated="10"/>
          <table:table-cell table:formula="of:=[.I5]" office:value-type="float" office:value="14137.8724583592" calcext:value-type="float">
            <text:p>14137.8724583592</text:p>
          </table:table-cell>
          <table:table-cell office:value-type="float" office:value="14167.6478684212" calcext:value-type="float">
            <text:p>14167.6478684212</text:p>
          </table:table-cell>
          <table:table-cell table:number-columns-repeated="3"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2600200" calcext:value-type="float">
            <text:p>2.60E+06</text:p>
          </table:table-cell>
          <table:table-cell table:style-name="ce8" office:value-type="float" office:value="3583950" calcext:value-type="float">
            <text:p>3.58E+06</text:p>
          </table:table-cell>
          <table:table-cell office:value-type="float" office:value="582.448" calcext:value-type="float">
            <text:p>582.448</text:p>
          </table:table-cell>
          <table:table-cell table:formula="of:=[.E6]/[.G6]+(210-[.D6])*5" office:value-type="float" office:value="5359.26118726479" calcext:value-type="float">
            <text:p>5359.2611872648</text:p>
          </table:table-cell>
          <table:table-cell table:formula="of:=[.F6]/[.G6]+(210-[.D6])*1" office:value-type="float" office:value="6332.25316594786" calcext:value-type="float">
            <text:p>6332.2531659479</text:p>
          </table:table-cell>
          <table:table-cell table:formula="of:=([.H6]+[.I6])*[.G6]" office:value-type="float" office:value="6809699.152" calcext:value-type="float">
            <text:p>6809699.152</text:p>
          </table:table-cell>
          <table:table-cell table:formula="of:=[.C6]/[.G6]" office:value-type="float" office:value="43.9524215037222" calcext:value-type="float">
            <text:p>43.9524215037</text:p>
          </table:table-cell>
          <table:table-cell table:formula="of:=[.J6]/[.K6]" office:value-type="float" office:value="154933.42389391" calcext:value-type="float">
            <text:p>154933.42389391</text:p>
          </table:table-cell>
          <table:table-cell table:formula="of:=1/[.L6]" office:value-type="float" office:value="0.00000645438521183619" calcext:value-type="float">
            <text:p>6.45438521183619E-06</text:p>
          </table:table-cell>
          <table:table-cell table:formula="of:=[.J6]/[.G6]" office:value-type="float" office:value="11691.5143532126" calcext:value-type="float">
            <text:p>11691.5143532126</text:p>
          </table:table-cell>
          <table:table-cell table:formula="of:=1/[.N6]" office:value-type="float" office:value="0.0000855321192609421" calcext:value-type="float">
            <text:p>8.55321192609421E-05</text:p>
          </table:table-cell>
          <table:table-cell table:number-columns-repeated="10"/>
          <table:table-cell table:formula="of:=[.I6]" office:value-type="float" office:value="6332.25316594786" calcext:value-type="float">
            <text:p>6332.2531659479</text:p>
          </table:table-cell>
          <table:table-cell office:value-type="float" office:value="6176.98398311975" calcext:value-type="float">
            <text:p>6176.9839831198</text:p>
          </table:table-cell>
          <table:table-cell table:number-columns-repeated="3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]" office:value-type="float" office:value="716.283293787101" calcext:value-type="float">
            <text:p>716.2832937871</text:p>
          </table:table-cell>
          <table:table-cell office:value-type="float" office:value="715.283575969299" calcext:value-type="float">
            <text:p>715.2835759693</text:p>
          </table:table-cell>
          <table:table-cell table:number-columns-repeated="3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]" office:value-type="float" office:value="942.819851148195" calcext:value-type="float">
            <text:p>942.8198511482</text:p>
          </table:table-cell>
          <table:table-cell office:value-type="float" office:value="941.854639617615" calcext:value-type="float">
            <text:p>941.8546396176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9]" office:value-type="float" office:value="716.283293787101" calcext:value-type="float">
            <text:p>716.2832937871</text:p>
          </table:table-cell>
          <table:table-cell office:value-type="float" office:value="715.283528843089" calcext:value-type="float">
            <text:p>715.2835288431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1977014937" calcext:value-type="float">
            <text:p>941.8519770149</text:p>
          </table:table-cell>
          <table:table-cell table:number-columns-repeated="3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1]" office:value-type="float" office:value="716.283293787101" calcext:value-type="float">
            <text:p>716.2832937871</text:p>
          </table:table-cell>
          <table:table-cell office:value-type="float" office:value="715.283397283924" calcext:value-type="float">
            <text:p>715.2833972839</text:p>
          </table:table-cell>
          <table:table-cell table:number-columns-repeated="3"/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4982434837" calcext:value-type="float">
            <text:p>941.854982434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9452080" calcext:value-type="float">
            <text:p>9.45E+06</text:p>
          </table:table-cell>
          <table:table-cell table:style-name="ce8" office:value-type="float" office:value="13028100" calcext:value-type="float">
            <text:p>1.30E+07</text:p>
          </table:table-cell>
          <table:table-cell office:value-type="float" office:value="3516.41" calcext:value-type="float">
            <text:p>3516.41</text:p>
          </table:table-cell>
          <table:table-cell table:formula="of:=[.E13]/[.G13]+(210-[.D13])*5" office:value-type="float" office:value="3647.99144582116" calcext:value-type="float">
            <text:p>3647.9914458212</text:p>
          </table:table-cell>
          <table:table-cell table:formula="of:=[.F13]/[.G13]+(210-[.D13])*1" office:value-type="float" office:value="3896.94339397283" calcext:value-type="float">
            <text:p>3896.9433939728</text:p>
          </table:table-cell>
          <table:table-cell table:formula="of:=([.H13]+[.I13])*[.G13]" office:value-type="float" office:value="26531084.32" calcext:value-type="float">
            <text:p>26531084.32</text:p>
          </table:table-cell>
          <table:table-cell table:formula="of:=[.C13]/[.G13]" office:value-type="float" office:value="14.5603044013639" calcext:value-type="float">
            <text:p>14.5603044014</text:p>
          </table:table-cell>
          <table:table-cell table:formula="of:=[.J13]/[.K13]" office:value-type="float" office:value="1822151.76198616" calcext:value-type="float">
            <text:p>1822151.76198616</text:p>
          </table:table-cell>
          <table:table-cell table:formula="of:=1/[.L13]" office:value-type="float" office:value="0.000000548801708431791" calcext:value-type="float">
            <text:p>5.48801708431791E-07</text:p>
          </table:table-cell>
          <table:table-cell table:formula="of:=[.J13]/[.G13]" office:value-type="float" office:value="7544.934839794" calcext:value-type="float">
            <text:p>7544.934839794</text:p>
          </table:table-cell>
          <table:table-cell table:formula="of:=1/[.N13]" office:value-type="float" office:value="0.000132539249341921" calcext:value-type="float">
            <text:p>0.0001325392</text:p>
          </table:table-cell>
          <table:table-cell table:number-columns-repeated="10"/>
          <table:table-cell table:formula="of:=[.I13]" office:value-type="float" office:value="3896.94339397283" calcext:value-type="float">
            <text:p>3896.9433939728</text:p>
          </table:table-cell>
          <table:table-cell office:value-type="float" office:value="3950.19619647522" calcext:value-type="float">
            <text:p>3950.1961964752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4]" office:value-type="float" office:value="716.283293787101" calcext:value-type="float">
            <text:p>716.2832937871</text:p>
          </table:table-cell>
          <table:table-cell office:value-type="float" office:value="715.283051129756" calcext:value-type="float">
            <text:p>715.2830511298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5]" office:value-type="float" office:value="724.562292439456" calcext:value-type="float">
            <text:p>724.5622924395</text:p>
          </table:table-cell>
          <table:table-cell office:value-type="float" office:value="723.56254973878" calcext:value-type="float">
            <text:p>723.5625497388</text:p>
          </table:table-cell>
          <table:table-cell table:number-columns-repeated="3"/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6]" office:value-type="float" office:value="724.562292439456" calcext:value-type="float">
            <text:p>724.5622924395</text:p>
          </table:table-cell>
          <table:table-cell office:value-type="float" office:value="723.562514161391" calcext:value-type="float">
            <text:p>723.5625141614</text:p>
          </table:table-cell>
          <table:table-cell table:number-columns-repeated="3"/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56391547801" calcext:value-type="float">
            <text:p>941.8563915478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8]" office:value-type="float" office:value="724.562292439456" calcext:value-type="float">
            <text:p>724.5622924395</text:p>
          </table:table-cell>
          <table:table-cell office:value-type="float" office:value="723.56241942101" calcext:value-type="float">
            <text:p>723.562419421</text:p>
          </table:table-cell>
          <table:table-cell table:number-columns-repeated="3"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19]" office:value-type="float" office:value="2034.90805451924" calcext:value-type="float">
            <text:p>2034.9080545193</text:p>
          </table:table-cell>
          <table:table-cell office:value-type="float" office:value="2034.05096041689" calcext:value-type="float">
            <text:p>2034.0509604169</text:p>
          </table:table-cell>
          <table:table-cell table:number-columns-repeated="3"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0]" office:value-type="float" office:value="724.562292439456" calcext:value-type="float">
            <text:p>724.5622924395</text:p>
          </table:table-cell>
          <table:table-cell office:value-type="float" office:value="723.562350068211" calcext:value-type="float">
            <text:p>723.5623500682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1994976924" calcext:value-type="float">
            <text:p>941.8519949769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7407600" calcext:value-type="float">
            <text:p>3.74E+07</text:p>
          </table:table-cell>
          <table:table-cell table:style-name="ce8" office:value-type="float" office:value="51560100" calcext:value-type="float">
            <text:p>5.16E+07</text:p>
          </table:table-cell>
          <table:table-cell office:value-type="float" office:value="12553.6" calcext:value-type="float">
            <text:p>12553.6</text:p>
          </table:table-cell>
          <table:table-cell table:formula="of:=[.E22]/[.G22]+(210-[.D22])*5" office:value-type="float" office:value="3929.83048687229" calcext:value-type="float">
            <text:p>3929.8304868723</text:p>
          </table:table-cell>
          <table:table-cell table:formula="of:=[.F22]/[.G22]+(210-[.D22])*1" office:value-type="float" office:value="4297.19634208514" calcext:value-type="float">
            <text:p>4297.1963420851</text:p>
          </table:table-cell>
          <table:table-cell table:formula="of:=([.H22]+[.I22])*[.G22]" office:value-type="float" office:value="103278804" calcext:value-type="float">
            <text:p>103278804</text:p>
          </table:table-cell>
          <table:table-cell table:formula="of:=[.C22]/[.G22]" office:value-type="float" office:value="8.15702268671935" calcext:value-type="float">
            <text:p>8.1570226867</text:p>
          </table:table-cell>
          <table:table-cell table:formula="of:=[.J22]/[.K22]" office:value-type="float" office:value="12661335.877875" calcext:value-type="float">
            <text:p>12661335.877875</text:p>
          </table:table-cell>
          <table:table-cell table:formula="of:=1/[.L22]" office:value-type="float" office:value="0.0000000789806075476953" calcext:value-type="float">
            <text:p>0.000000079</text:p>
          </table:table-cell>
          <table:table-cell table:formula="of:=[.J22]/[.G22]" office:value-type="float" office:value="8227.02682895743" calcext:value-type="float">
            <text:p>8227.0268289574</text:p>
          </table:table-cell>
          <table:table-cell table:formula="of:=1/[.N22]" office:value-type="float" office:value="0.00012155059425359" calcext:value-type="float">
            <text:p>0.0001215506</text:p>
          </table:table-cell>
          <table:table-cell table:number-columns-repeated="10"/>
          <table:table-cell table:formula="of:=[.I22]" office:value-type="float" office:value="4297.19634208514" calcext:value-type="float">
            <text:p>4297.1963420851</text:p>
          </table:table-cell>
          <table:table-cell office:value-type="float" office:value="4228.08665089661" calcext:value-type="float">
            <text:p>4228.0866508966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3]" office:value-type="float" office:value="724.562292439456" calcext:value-type="float">
            <text:p>724.5622924395</text:p>
          </table:table-cell>
          <table:table-cell office:value-type="float" office:value="723.562344837521" calcext:value-type="float">
            <text:p>723.5623448375</text:p>
          </table:table-cell>
          <table:table-cell table:number-columns-repeated="3"/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4]" office:value-type="float" office:value="724.562292439456" calcext:value-type="float">
            <text:p>724.5622924395</text:p>
          </table:table-cell>
          <table:table-cell office:value-type="float" office:value="723.562290578998" calcext:value-type="float">
            <text:p>723.562290579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5]" office:value-type="float" office:value="716.283293787101" calcext:value-type="float">
            <text:p>716.2832937871</text:p>
          </table:table-cell>
          <table:table-cell office:value-type="float" office:value="715.283279547484" calcext:value-type="float">
            <text:p>715.2832795475</text:p>
          </table:table-cell>
          <table:table-cell table:number-columns-repeated="3"/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1397340208" calcext:value-type="float">
            <text:p>941.8513973402</text:p>
          </table:table-cell>
          <table:table-cell table:number-columns-repeated="3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7]" office:value-type="float" office:value="716.283293787101" calcext:value-type="float">
            <text:p>716.2832937871</text:p>
          </table:table-cell>
          <table:table-cell office:value-type="float" office:value="715.283034079327" calcext:value-type="float">
            <text:p>715.2830340793</text:p>
          </table:table-cell>
          <table:table-cell table:number-columns-repeated="3"/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28]" office:value-type="float" office:value="2034.90805451924" calcext:value-type="float">
            <text:p>2034.9080545193</text:p>
          </table:table-cell>
          <table:table-cell office:value-type="float" office:value="2034.05978050428" calcext:value-type="float">
            <text:p>2034.0597805043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598560" calcext:value-type="float">
            <text:p>2.60E+06</text:p>
          </table:table-cell>
          <table:table-cell table:style-name="ce8" office:value-type="float" office:value="3581680" calcext:value-type="float">
            <text:p>3.58E+06</text:p>
          </table:table-cell>
          <table:table-cell office:value-type="float" office:value="620.753" calcext:value-type="float">
            <text:p>620.753</text:p>
          </table:table-cell>
          <table:table-cell table:formula="of:=[.E29]/[.G29]+(210-[.D29])*5" office:value-type="float" office:value="5091.14166987514" calcext:value-type="float">
            <text:p>5091.1416698751</text:p>
          </table:table-cell>
          <table:table-cell table:formula="of:=[.F29]/[.G29]+(210-[.D29])*1" office:value-type="float" office:value="5950.89559454405" calcext:value-type="float">
            <text:p>5950.8955945441</text:p>
          </table:table-cell>
          <table:table-cell table:formula="of:=([.H29]+[.I29])*[.G29]" office:value-type="float" office:value="6854377.758" calcext:value-type="float">
            <text:p>6854377.758</text:p>
          </table:table-cell>
          <table:table-cell table:formula="of:=[.C29]/[.G29]" office:value-type="float" office:value="41.240235649284" calcext:value-type="float">
            <text:p>41.2402356493</text:p>
          </table:table-cell>
          <table:table-cell table:formula="of:=[.J29]/[.K29]" office:value-type="float" office:value="166206.076422335" calcext:value-type="float">
            <text:p>166206.076422335</text:p>
          </table:table-cell>
          <table:table-cell table:formula="of:=1/[.L29]" office:value-type="float" office:value="0.00000601662719874915" calcext:value-type="float">
            <text:p>6.01662719874915E-06</text:p>
          </table:table-cell>
          <table:table-cell table:formula="of:=[.J29]/[.G29]" office:value-type="float" office:value="11042.0372644192" calcext:value-type="float">
            <text:p>11042.0372644192</text:p>
          </table:table-cell>
          <table:table-cell table:formula="of:=1/[.N29]" office:value-type="float" office:value="0.0000905629981183188" calcext:value-type="float">
            <text:p>0.000090563</text:p>
          </table:table-cell>
          <table:table-cell table:number-columns-repeated="10"/>
          <table:table-cell table:formula="of:=[.I29]" office:value-type="float" office:value="5950.89559454405" calcext:value-type="float">
            <text:p>5950.8955945441</text:p>
          </table:table-cell>
          <table:table-cell office:value-type="float" office:value="5803.15043912717" calcext:value-type="float">
            <text:p>5803.1504391272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0]" office:value-type="float" office:value="724.562292439456" calcext:value-type="float">
            <text:p>724.5622924395</text:p>
          </table:table-cell>
          <table:table-cell office:value-type="float" office:value="723.562336636762" calcext:value-type="float">
            <text:p>723.5623366368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1]" office:value-type="float" office:value="724.562292439456" calcext:value-type="float">
            <text:p>724.5622924395</text:p>
          </table:table-cell>
          <table:table-cell office:value-type="float" office:value="723.562304336237" calcext:value-type="float">
            <text:p>723.5623043362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32]" office:value-type="float" office:value="2034.90805451924" calcext:value-type="float">
            <text:p>2034.9080545193</text:p>
          </table:table-cell>
          <table:table-cell office:value-type="float" office:value="2034.0222440536" calcext:value-type="float">
            <text:p>2034.0222440536</text:p>
          </table:table-cell>
          <table:table-cell table:number-columns-repeated="3"/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3]" office:value-type="float" office:value="724.562292439456" calcext:value-type="float">
            <text:p>724.5622924395</text:p>
          </table:table-cell>
          <table:table-cell office:value-type="float" office:value="723.562342501539" calcext:value-type="float">
            <text:p>723.5623425015</text:p>
          </table:table-cell>
          <table:table-cell table:number-columns-repeated="3"/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4]" office:value-type="float" office:value="724.562292439456" calcext:value-type="float">
            <text:p>724.5622924395</text:p>
          </table:table-cell>
          <table:table-cell office:value-type="float" office:value="723.562334638818" calcext:value-type="float">
            <text:p>723.5623346388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5]" office:value-type="float" office:value="724.562292439456" calcext:value-type="float">
            <text:p>724.5622924395</text:p>
          </table:table-cell>
          <table:table-cell office:value-type="float" office:value="723.562390079501" calcext:value-type="float">
            <text:p>723.5623900795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6]" office:value-type="float" office:value="724.562292439456" calcext:value-type="float">
            <text:p>724.5622924395</text:p>
          </table:table-cell>
          <table:table-cell office:value-type="float" office:value="723.562399738702" calcext:value-type="float">
            <text:p>723.5623997387</text:p>
          </table:table-cell>
          <table:table-cell table:number-columns-repeated="3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47882508763" calcext:value-type="float">
            <text:p>941.8478825088</text:p>
          </table:table-cell>
          <table:table-cell table:number-columns-repeated="3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8]" office:value-type="float" office:value="724.562292439456" calcext:value-type="float">
            <text:p>724.5622924395</text:p>
          </table:table-cell>
          <table:table-cell office:value-type="float" office:value="723.562270729498" calcext:value-type="float">
            <text:p>723.5622707295</text:p>
          </table:table-cell>
          <table:table-cell table:number-columns-repeated="3"/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39]" office:value-type="float" office:value="716.283293787101" calcext:value-type="float">
            <text:p>716.2832937871</text:p>
          </table:table-cell>
          <table:table-cell office:value-type="float" office:value="715.283433523247" calcext:value-type="float">
            <text:p>715.2834335232</text:p>
          </table:table-cell>
          <table:table-cell table:number-columns-repeated="3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0]" office:value-type="float" office:value="724.562292439456" calcext:value-type="float">
            <text:p>724.5622924395</text:p>
          </table:table-cell>
          <table:table-cell office:value-type="float" office:value="723.562364407998" calcext:value-type="float">
            <text:p>723.562364408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1]" office:value-type="float" office:value="724.562292439456" calcext:value-type="float">
            <text:p>724.5622924395</text:p>
          </table:table-cell>
          <table:table-cell office:value-type="float" office:value="723.562375675943" calcext:value-type="float">
            <text:p>723.5623756759</text:p>
          </table:table-cell>
          <table:table-cell table:number-columns-repeated="3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484240" calcext:value-type="float">
            <text:p>2.48E+06</text:p>
          </table:table-cell>
          <table:table-cell table:style-name="ce8" office:value-type="float" office:value="3424120" calcext:value-type="float">
            <text:p>3.42E+06</text:p>
          </table:table-cell>
          <table:table-cell office:value-type="float" office:value="789.239" calcext:value-type="float">
            <text:p>789.239</text:p>
          </table:table-cell>
          <table:table-cell table:formula="of:=[.E42]/[.G42]+(210-[.D42])*5" office:value-type="float" office:value="4087.63968835803" calcext:value-type="float">
            <text:p>4087.639688358</text:p>
          </table:table-cell>
          <table:table-cell table:formula="of:=[.F42]/[.G42]+(210-[.D42])*1" office:value-type="float" office:value="4526.50836058532" calcext:value-type="float">
            <text:p>4526.5083605853</text:p>
          </table:table-cell>
          <table:table-cell table:formula="of:=([.H42]+[.I42])*[.G42]" office:value-type="float" office:value="6798621.592" calcext:value-type="float">
            <text:p>6798621.592</text:p>
          </table:table-cell>
          <table:table-cell table:formula="of:=[.C42]/[.G42]" office:value-type="float" office:value="32.4363089000924" calcext:value-type="float">
            <text:p>32.4363089001</text:p>
          </table:table-cell>
          <table:table-cell table:formula="of:=[.J42]/[.K42]" office:value-type="float" office:value="209599.113540957" calcext:value-type="float">
            <text:p>209599.113540957</text:p>
          </table:table-cell>
          <table:table-cell table:formula="of:=1/[.L42]" office:value-type="float" office:value="0.00000477101254440466" calcext:value-type="float">
            <text:p>0.000004771</text:p>
          </table:table-cell>
          <table:table-cell table:formula="of:=[.J42]/[.G42]" office:value-type="float" office:value="8614.14804894335" calcext:value-type="float">
            <text:p>8614.1480489434</text:p>
          </table:table-cell>
          <table:table-cell table:formula="of:=1/[.N42]" office:value-type="float" office:value="0.000116088090698959" calcext:value-type="float">
            <text:p>0.0001160881</text:p>
          </table:table-cell>
          <table:table-cell table:number-columns-repeated="10"/>
          <table:table-cell table:formula="of:=[.I42]" office:value-type="float" office:value="4526.50836058532" calcext:value-type="float">
            <text:p>4526.5083605853</text:p>
          </table:table-cell>
          <table:table-cell office:value-type="float" office:value="4506.41142143985" calcext:value-type="float">
            <text:p>4506.4114214399</text:p>
          </table:table-cell>
          <table:table-cell table:number-columns-repeated="3"/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39261800" calcext:value-type="float">
            <text:p>3.93E+07</text:p>
          </table:table-cell>
          <table:table-cell table:style-name="ce8" office:value-type="float" office:value="54115900" calcext:value-type="float">
            <text:p>5.41E+07</text:p>
          </table:table-cell>
          <table:table-cell office:value-type="float" office:value="5035" calcext:value-type="float">
            <text:p>5035</text:p>
          </table:table-cell>
          <table:table-cell table:formula="of:=[.E43]/[.G43]+(210-[.D43])*5" office:value-type="float" office:value="8627.77557100298" calcext:value-type="float">
            <text:p>8627.775571003</text:p>
          </table:table-cell>
          <table:table-cell table:formula="of:=[.F43]/[.G43]+(210-[.D43])*1" office:value-type="float" office:value="10913.9443892751" calcext:value-type="float">
            <text:p>10913.9443892751</text:p>
          </table:table-cell>
          <table:table-cell table:formula="of:=([.H43]+[.I43])*[.G43]" office:value-type="float" office:value="98392560" calcext:value-type="float">
            <text:p>98392560</text:p>
          </table:table-cell>
          <table:table-cell table:formula="of:=[.C43]/[.G43]" office:value-type="float" office:value="20.3376365441907" calcext:value-type="float">
            <text:p>20.3376365442</text:p>
          </table:table-cell>
          <table:table-cell table:formula="of:=[.J43]/[.K43]" office:value-type="float" office:value="4837954.48828125" calcext:value-type="float">
            <text:p>4837954.48828125</text:p>
          </table:table-cell>
          <table:table-cell table:formula="of:=1/[.L43]" office:value-type="float" office:value="0.000000206698926668751" calcext:value-type="float">
            <text:p>2.06698926668751E-07</text:p>
          </table:table-cell>
          <table:table-cell table:formula="of:=[.J43]/[.G43]" office:value-type="float" office:value="19541.7199602781" calcext:value-type="float">
            <text:p>19541.7199602781</text:p>
          </table:table-cell>
          <table:table-cell table:formula="of:=1/[.N43]" office:value-type="float" office:value="0.0000511725683324024" calcext:value-type="float">
            <text:p>5.11725683324024E-05</text:p>
          </table:table-cell>
          <table:table-cell table:number-columns-repeated="10"/>
          <table:table-cell table:formula="of:=[.I43]" office:value-type="float" office:value="10913.9443892751" calcext:value-type="float">
            <text:p>10913.9443892751</text:p>
          </table:table-cell>
          <table:table-cell office:value-type="float" office:value="10637.3579904265" calcext:value-type="float">
            <text:p>10637.3579904265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4]" office:value-type="float" office:value="716.283293787101" calcext:value-type="float">
            <text:p>716.2832937871</text:p>
          </table:table-cell>
          <table:table-cell office:value-type="float" office:value="715.283059627441" calcext:value-type="float">
            <text:p>715.283059627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5]" office:value-type="float" office:value="724.562292439456" calcext:value-type="float">
            <text:p>724.5622924395</text:p>
          </table:table-cell>
          <table:table-cell office:value-type="float" office:value="723.562205596943" calcext:value-type="float">
            <text:p>723.5622055969</text:p>
          </table:table-cell>
          <table:table-cell table:number-columns-repeated="3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430120" calcext:value-type="float">
            <text:p>2.43E+06</text:p>
          </table:table-cell>
          <table:table-cell table:style-name="ce8" office:value-type="float" office:value="3349520" calcext:value-type="float">
            <text:p>3.35E+06</text:p>
          </table:table-cell>
          <table:table-cell office:value-type="float" office:value="966.068" calcext:value-type="float">
            <text:p>966.068</text:p>
          </table:table-cell>
          <table:table-cell table:formula="of:=[.E46]/[.G46]+(210-[.D46])*5" office:value-type="float" office:value="3480.4751011316" calcext:value-type="float">
            <text:p>3480.4751011316</text:p>
          </table:table-cell>
          <table:table-cell table:formula="of:=[.F46]/[.G46]+(210-[.D46])*1" office:value-type="float" office:value="3660.1679426293" calcext:value-type="float">
            <text:p>3660.1679426293</text:p>
          </table:table-cell>
          <table:table-cell table:formula="of:=([.H46]+[.I46])*[.G46]" office:value-type="float" office:value="6898346.744" calcext:value-type="float">
            <text:p>6898346.744</text:p>
          </table:table-cell>
          <table:table-cell table:formula="of:=[.C46]/[.G46]" office:value-type="float" office:value="26.4991698306951" calcext:value-type="float">
            <text:p>26.4991698307</text:p>
          </table:table-cell>
          <table:table-cell table:formula="of:=[.J46]/[.K46]" office:value-type="float" office:value="260323.126651664" calcext:value-type="float">
            <text:p>260323.126651664</text:p>
          </table:table-cell>
          <table:table-cell table:formula="of:=1/[.L46]" office:value-type="float" office:value="0.00000384137979926037" calcext:value-type="float">
            <text:p>3.84137979926037E-06</text:p>
          </table:table-cell>
          <table:table-cell table:formula="of:=[.J46]/[.G46]" office:value-type="float" office:value="7140.64304376089" calcext:value-type="float">
            <text:p>7140.6430437609</text:p>
          </table:table-cell>
          <table:table-cell table:formula="of:=1/[.N46]" office:value-type="float" office:value="0.00014004340979819" calcext:value-type="float">
            <text:p>0.0001400434</text:p>
          </table:table-cell>
          <table:table-cell table:number-columns-repeated="10"/>
          <table:table-cell table:formula="of:=[.I46]" office:value-type="float" office:value="3660.1679426293" calcext:value-type="float">
            <text:p>3660.1679426293</text:p>
          </table:table-cell>
          <table:table-cell office:value-type="float" office:value="3634.70078227791" calcext:value-type="float">
            <text:p>3634.7007822779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7]" office:value-type="float" office:value="724.562292439456" calcext:value-type="float">
            <text:p>724.5622924395</text:p>
          </table:table-cell>
          <table:table-cell office:value-type="float" office:value="723.562298923495" calcext:value-type="float">
            <text:p>723.5622989235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8]" office:value-type="float" office:value="724.562292439456" calcext:value-type="float">
            <text:p>724.5622924395</text:p>
          </table:table-cell>
          <table:table-cell office:value-type="float" office:value="723.56227721982" calcext:value-type="float">
            <text:p>723.5622772198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9]" office:value-type="float" office:value="724.562292439456" calcext:value-type="float">
            <text:p>724.5622924395</text:p>
          </table:table-cell>
          <table:table-cell office:value-type="float" office:value="723.562335431883" calcext:value-type="float">
            <text:p>723.5623354319</text:p>
          </table:table-cell>
          <table:table-cell table:number-columns-repeated="3"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0]" office:value-type="float" office:value="724.562292439456" calcext:value-type="float">
            <text:p>724.5622924395</text:p>
          </table:table-cell>
          <table:table-cell office:value-type="float" office:value="723.562341315053" calcext:value-type="float">
            <text:p>723.5623413151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51]" office:value-type="float" office:value="2034.90805451924" calcext:value-type="float">
            <text:p>2034.9080545193</text:p>
          </table:table-cell>
          <table:table-cell office:value-type="float" office:value="2034.01140719556" calcext:value-type="float">
            <text:p>2034.0114071956</text:p>
          </table:table-cell>
          <table:table-cell table:number-columns-repeated="3"/>
        </table:table-row>
        <table:table-row table:style-name="ro1">
          <table:table-cell office:value-type="float" office:value="8529" calcext:value-type="float">
            <text:p>8529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38291500" calcext:value-type="float">
            <text:p>3.83E+07</text:p>
          </table:table-cell>
          <table:table-cell table:style-name="ce8" office:value-type="float" office:value="52778500" calcext:value-type="float">
            <text:p>5.28E+07</text:p>
          </table:table-cell>
          <table:table-cell office:value-type="float" office:value="6039.37" calcext:value-type="float">
            <text:p>6039.37</text:p>
          </table:table-cell>
          <table:table-cell table:formula="of:=[.E52]/[.G52]+(210-[.D52])*5" office:value-type="float" office:value="7195.31364198584" calcext:value-type="float">
            <text:p>7195.3136419858</text:p>
          </table:table-cell>
          <table:table-cell table:formula="of:=[.F52]/[.G52]+(210-[.D52])*1" office:value-type="float" office:value="8910.07377756289" calcext:value-type="float">
            <text:p>8910.0737775629</text:p>
          </table:table-cell>
          <table:table-cell table:formula="of:=([.H52]+[.I52])*[.G52]" office:value-type="float" office:value="97266393.62" calcext:value-type="float">
            <text:p>97266393.62</text:p>
          </table:table-cell>
          <table:table-cell table:formula="of:=[.C52]/[.G52]" office:value-type="float" office:value="16.9554109120653" calcext:value-type="float">
            <text:p>16.9554109121</text:p>
          </table:table-cell>
          <table:table-cell table:formula="of:=[.J52]/[.K52]" office:value-type="float" office:value="5736599.01989081" calcext:value-type="float">
            <text:p>5736599.01989081</text:p>
          </table:table-cell>
          <table:table-cell table:formula="of:=1/[.L52]" office:value-type="float" office:value="0.000000174319312981899" calcext:value-type="float">
            <text:p>1.74319312981899E-07</text:p>
          </table:table-cell>
          <table:table-cell table:formula="of:=[.J52]/[.G52]" office:value-type="float" office:value="16105.3874195487" calcext:value-type="float">
            <text:p>16105.3874195487</text:p>
          </table:table-cell>
          <table:table-cell table:formula="of:=1/[.N52]" office:value-type="float" office:value="0.0000620910241989087" calcext:value-type="float">
            <text:p>0.000062091</text:p>
          </table:table-cell>
          <table:table-cell table:number-columns-repeated="10"/>
          <table:table-cell table:formula="of:=[.I52]" office:value-type="float" office:value="8910.07377756289" calcext:value-type="float">
            <text:p>8910.0737775629</text:p>
          </table:table-cell>
          <table:table-cell office:value-type="float" office:value="8873.04459068462" calcext:value-type="float">
            <text:p>8873.0445906846</text:p>
          </table:table-cell>
          <table:table-cell table:number-columns-repeated="3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3]" office:value-type="float" office:value="724.562292439456" calcext:value-type="float">
            <text:p>724.5622924395</text:p>
          </table:table-cell>
          <table:table-cell office:value-type="float" office:value="723.562462582489" calcext:value-type="float">
            <text:p>723.5624625825</text:p>
          </table:table-cell>
          <table:table-cell table:number-columns-repeated="3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2326208364" calcext:value-type="float">
            <text:p>941.8523262084</text:p>
          </table:table-cell>
          <table:table-cell table:number-columns-repeated="3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446120" calcext:value-type="float">
            <text:p>2.45E+06</text:p>
          </table:table-cell>
          <table:table-cell table:style-name="ce8" office:value-type="float" office:value="3371560" calcext:value-type="float">
            <text:p>3.37E+06</text:p>
          </table:table-cell>
          <table:table-cell office:value-type="float" office:value="1035" calcext:value-type="float">
            <text:p>1035</text:p>
          </table:table-cell>
          <table:table-cell table:formula="of:=[.E55]/[.G55]+(210-[.D55])*5" office:value-type="float" office:value="3333.40096618357" calcext:value-type="float">
            <text:p>3333.4009661836</text:p>
          </table:table-cell>
          <table:table-cell table:formula="of:=[.F55]/[.G55]+(210-[.D55])*1" office:value-type="float" office:value="3451.54589371981" calcext:value-type="float">
            <text:p>3451.5458937198</text:p>
          </table:table-cell>
          <table:table-cell table:formula="of:=([.H55]+[.I55])*[.G55]" office:value-type="float" office:value="7022420" calcext:value-type="float">
            <text:p>7022420</text:p>
          </table:table-cell>
          <table:table-cell table:formula="of:=[.C55]/[.G55]" office:value-type="float" office:value="24.7342995169082" calcext:value-type="float">
            <text:p>24.7342995169</text:p>
          </table:table-cell>
          <table:table-cell table:formula="of:=[.J55]/[.K55]" office:value-type="float" office:value="283914.24609375" calcext:value-type="float">
            <text:p>283914.24609375</text:p>
          </table:table-cell>
          <table:table-cell table:formula="of:=1/[.L55]" office:value-type="float" office:value="0.00000352219028723833" calcext:value-type="float">
            <text:p>3.52219028723833E-06</text:p>
          </table:table-cell>
          <table:table-cell table:formula="of:=[.J55]/[.G55]" office:value-type="float" office:value="6784.94685990338" calcext:value-type="float">
            <text:p>6784.9468599034</text:p>
          </table:table-cell>
          <table:table-cell table:formula="of:=1/[.N55]" office:value-type="float" office:value="0.000147385089470581" calcext:value-type="float">
            <text:p>0.0001473851</text:p>
          </table:table-cell>
          <table:table-cell table:number-columns-repeated="10"/>
          <table:table-cell table:formula="of:=[.I55]" office:value-type="float" office:value="3451.54589371981" calcext:value-type="float">
            <text:p>3451.5458937198</text:p>
          </table:table-cell>
          <table:table-cell office:value-type="float" office:value="3352.53009465797" calcext:value-type="float">
            <text:p>3352.530094658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6]" office:value-type="float" office:value="724.562292439456" calcext:value-type="float">
            <text:p>724.5622924395</text:p>
          </table:table-cell>
          <table:table-cell office:value-type="float" office:value="723.56241644574" calcext:value-type="float">
            <text:p>723.5624164457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7]" office:value-type="float" office:value="724.562292439456" calcext:value-type="float">
            <text:p>724.5622924395</text:p>
          </table:table-cell>
          <table:table-cell office:value-type="float" office:value="723.562271482055" calcext:value-type="float">
            <text:p>723.5622714821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0218395999" calcext:value-type="float">
            <text:p>941.850218396</text:p>
          </table:table-cell>
          <table:table-cell table:number-columns-repeated="3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9]" office:value-type="float" office:value="724.562292439456" calcext:value-type="float">
            <text:p>724.5622924395</text:p>
          </table:table-cell>
          <table:table-cell office:value-type="float" office:value="723.56229595482" calcext:value-type="float">
            <text:p>723.5622959548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0]" office:value-type="float" office:value="724.562292439456" calcext:value-type="float">
            <text:p>724.5622924395</text:p>
          </table:table-cell>
          <table:table-cell office:value-type="float" office:value="723.562396078823" calcext:value-type="float">
            <text:p>723.5623960788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1]" office:value-type="float" office:value="3783.90950718068" calcext:value-type="float">
            <text:p>3783.9095071807</text:p>
          </table:table-cell>
          <table:table-cell office:value-type="float" office:value="3783.07865879118" calcext:value-type="float">
            <text:p>3783.078658791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2]" office:value-type="float" office:value="2034.90805451924" calcext:value-type="float">
            <text:p>2034.9080545193</text:p>
          </table:table-cell>
          <table:table-cell office:value-type="float" office:value="2034.01518639232" calcext:value-type="float">
            <text:p>2034.0151863923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291200" calcext:value-type="float">
            <text:p>9.29E+06</text:p>
          </table:table-cell>
          <table:table-cell table:style-name="ce8" office:value-type="float" office:value="12806400" calcext:value-type="float">
            <text:p>1.28E+07</text:p>
          </table:table-cell>
          <table:table-cell office:value-type="float" office:value="19762.1" calcext:value-type="float">
            <text:p>19762.1</text:p>
          </table:table-cell>
          <table:table-cell table:formula="of:=[.E63]/[.G63]+(210-[.D63])*5" office:value-type="float" office:value="1510.15246355397" calcext:value-type="float">
            <text:p>1510.152463554</text:p>
          </table:table-cell>
          <table:table-cell table:formula="of:=[.F63]/[.G63]+(210-[.D63])*1" office:value-type="float" office:value="856.028296587913" calcext:value-type="float">
            <text:p>856.0282965879</text:p>
          </table:table-cell>
          <table:table-cell table:formula="of:=([.H63]+[.I63])*[.G63]" office:value-type="float" office:value="46760700.8" calcext:value-type="float">
            <text:p>46760700.8</text:p>
          </table:table-cell>
          <table:table-cell table:formula="of:=[.C63]/[.G63]" office:value-type="float" office:value="2.59081777746292" calcext:value-type="float">
            <text:p>2.5908177775</text:p>
          </table:table-cell>
          <table:table-cell table:formula="of:=[.J63]/[.K63]" office:value-type="float" office:value="18048625.8843687" calcext:value-type="float">
            <text:p>18048625.8843687</text:p>
          </table:table-cell>
          <table:table-cell table:formula="of:=1/[.L63]" office:value-type="float" office:value="0.0000000554058800047522" calcext:value-type="float">
            <text:p>5.54058800047522E-08</text:p>
          </table:table-cell>
          <table:table-cell table:formula="of:=[.J63]/[.G63]" office:value-type="float" office:value="2366.18076014189" calcext:value-type="float">
            <text:p>2366.1807601419</text:p>
          </table:table-cell>
          <table:table-cell table:formula="of:=1/[.N63]" office:value-type="float" office:value="0.000422621980892126" calcext:value-type="float">
            <text:p>0.000422622</text:p>
          </table:table-cell>
          <table:table-cell table:number-columns-repeated="10"/>
          <table:table-cell table:formula="of:=[.I63]" office:value-type="float" office:value="856.028296587913" calcext:value-type="float">
            <text:p>856.0282965879</text:p>
          </table:table-cell>
          <table:table-cell office:value-type="float" office:value="852.539094421199" calcext:value-type="float">
            <text:p>852.5390944212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4]" office:value-type="float" office:value="3783.90950718068" calcext:value-type="float">
            <text:p>3783.9095071807</text:p>
          </table:table-cell>
          <table:table-cell office:value-type="float" office:value="3783.04537802006" calcext:value-type="float">
            <text:p>3783.0453780201</text:p>
          </table:table-cell>
          <table:table-cell table:number-columns-repeated="3"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5]" office:value-type="float" office:value="3783.90950718068" calcext:value-type="float">
            <text:p>3783.9095071807</text:p>
          </table:table-cell>
          <table:table-cell office:value-type="float" office:value="3783.02596709507" calcext:value-type="float">
            <text:p>3783.0259670951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4806153567" calcext:value-type="float">
            <text:p>941.8448061536</text:p>
          </table:table-cell>
          <table:table-cell table:number-columns-repeated="3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3030735837" calcext:value-type="float">
            <text:p>715.2830307358</text:p>
          </table:table-cell>
          <table:table-cell table:number-columns-repeated="3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8]" office:value-type="float" office:value="2034.90805451924" calcext:value-type="float">
            <text:p>2034.9080545193</text:p>
          </table:table-cell>
          <table:table-cell office:value-type="float" office:value="2033.98623589035" calcext:value-type="float">
            <text:p>2033.9862358904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9]" office:value-type="float" office:value="724.562292439456" calcext:value-type="float">
            <text:p>724.5622924395</text:p>
          </table:table-cell>
          <table:table-cell office:value-type="float" office:value="723.562331426466" calcext:value-type="float">
            <text:p>723.5623314265</text:p>
          </table:table-cell>
          <table:table-cell table:number-columns-repeated="3"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70]" office:value-type="float" office:value="3783.90950718068" calcext:value-type="float">
            <text:p>3783.9095071807</text:p>
          </table:table-cell>
          <table:table-cell office:value-type="float" office:value="3782.99918214248" calcext:value-type="float">
            <text:p>3782.9991821425</text:p>
          </table:table-cell>
          <table:table-cell table:number-columns-repeated="3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1]" office:value-type="float" office:value="724.562292439456" calcext:value-type="float">
            <text:p>724.5622924395</text:p>
          </table:table-cell>
          <table:table-cell office:value-type="float" office:value="723.562322107298" calcext:value-type="float">
            <text:p>723.5623221073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72]" office:value-type="float" office:value="2034.90805451924" calcext:value-type="float">
            <text:p>2034.9080545193</text:p>
          </table:table-cell>
          <table:table-cell office:value-type="float" office:value="2033.98150010263" calcext:value-type="float">
            <text:p>2033.9815001026</text:p>
          </table:table-cell>
          <table:table-cell table:number-columns-repeated="3"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3063200367" calcext:value-type="float">
            <text:p>715.2830632004</text:p>
          </table:table-cell>
          <table:table-cell table:number-columns-repeated="3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454960" calcext:value-type="float">
            <text:p>2.45E+06</text:p>
          </table:table-cell>
          <table:table-cell table:style-name="ce8" office:value-type="float" office:value="3383750" calcext:value-type="float">
            <text:p>3.38E+06</text:p>
          </table:table-cell>
          <table:table-cell office:value-type="float" office:value="806.558" calcext:value-type="float">
            <text:p>806.558</text:p>
          </table:table-cell>
          <table:table-cell table:formula="of:=[.E74]/[.G74]+(210-[.D74])*5" office:value-type="float" office:value="3988.74886864925" calcext:value-type="float">
            <text:p>3988.7488686493</text:p>
          </table:table-cell>
          <table:table-cell table:formula="of:=[.F74]/[.G74]+(210-[.D74])*1" office:value-type="float" office:value="4384.29655647827" calcext:value-type="float">
            <text:p>4384.2965564783</text:p>
          </table:table-cell>
          <table:table-cell table:formula="of:=([.H74]+[.I74])*[.G74]" office:value-type="float" office:value="6753346.772" calcext:value-type="float">
            <text:p>6753346.772</text:p>
          </table:table-cell>
          <table:table-cell table:formula="of:=[.C74]/[.G74]" office:value-type="float" office:value="31.7398128838844" calcext:value-type="float">
            <text:p>31.7398128839</text:p>
          </table:table-cell>
          <table:table-cell table:formula="of:=[.J74]/[.K74]" office:value-type="float" office:value="212772.104130108" calcext:value-type="float">
            <text:p>212772.104130108</text:p>
          </table:table-cell>
          <table:table-cell table:formula="of:=1/[.L74]" office:value-type="float" office:value="0.0000046998642236884" calcext:value-type="float">
            <text:p>4.6998642236884E-06</text:p>
          </table:table-cell>
          <table:table-cell table:formula="of:=[.J74]/[.G74]" office:value-type="float" office:value="8373.04542512752" calcext:value-type="float">
            <text:p>8373.0454251275</text:p>
          </table:table-cell>
          <table:table-cell table:formula="of:=1/[.N74]" office:value-type="float" office:value="0.000119430858096028" calcext:value-type="float">
            <text:p>0.0001194309</text:p>
          </table:table-cell>
          <table:table-cell table:number-columns-repeated="10"/>
          <table:table-cell table:formula="of:=[.I74]" office:value-type="float" office:value="4384.29655647827" calcext:value-type="float">
            <text:p>4384.2965564783</text:p>
          </table:table-cell>
          <table:table-cell office:value-type="float" office:value="4370.23141400455" calcext:value-type="float">
            <text:p>4370.2314140046</text:p>
          </table:table-cell>
          <table:table-cell table:number-columns-repeated="3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5]" office:value-type="float" office:value="724.562292439456" calcext:value-type="float">
            <text:p>724.5622924395</text:p>
          </table:table-cell>
          <table:table-cell office:value-type="float" office:value="723.562299813246" calcext:value-type="float">
            <text:p>723.5622998132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3068534034" calcext:value-type="float">
            <text:p>715.283068534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3061660106" calcext:value-type="float">
            <text:p>715.2830616601</text:p>
          </table:table-cell>
          <table:table-cell table:number-columns-repeated="3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3070646044" calcext:value-type="float">
            <text:p>715.283070646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3547803706" calcext:value-type="float">
            <text:p>715.2835478037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80]" office:value-type="float" office:value="2034.90805451924" calcext:value-type="float">
            <text:p>2034.9080545193</text:p>
          </table:table-cell>
          <table:table-cell office:value-type="float" office:value="2033.98561780293" calcext:value-type="float">
            <text:p>2033.9856178029</text:p>
          </table:table-cell>
          <table:table-cell table:number-columns-repeated="3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1]" office:value-type="float" office:value="724.562292439456" calcext:value-type="float">
            <text:p>724.5622924395</text:p>
          </table:table-cell>
          <table:table-cell office:value-type="float" office:value="723.562344395272" calcext:value-type="float">
            <text:p>723.5623443953</text:p>
          </table:table-cell>
          <table:table-cell table:number-columns-repeated="3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2]" office:value-type="float" office:value="724.562292439456" calcext:value-type="float">
            <text:p>724.5622924395</text:p>
          </table:table-cell>
          <table:table-cell office:value-type="float" office:value="723.562461334326" calcext:value-type="float">
            <text:p>723.5624613343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3]" office:value-type="float" office:value="724.562292439456" calcext:value-type="float">
            <text:p>724.5622924395</text:p>
          </table:table-cell>
          <table:table-cell office:value-type="float" office:value="723.562320566076" calcext:value-type="float">
            <text:p>723.5623205661</text:p>
          </table:table-cell>
          <table:table-cell table:number-columns-repeated="3"/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4]" office:value-type="float" office:value="724.562292439456" calcext:value-type="float">
            <text:p>724.5622924395</text:p>
          </table:table-cell>
          <table:table-cell office:value-type="float" office:value="723.562479057148" calcext:value-type="float">
            <text:p>723.5624790571</text:p>
          </table:table-cell>
          <table:table-cell table:number-columns-repeated="3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0656350605" calcext:value-type="float">
            <text:p>941.8506563506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6]" office:value-type="float" office:value="724.562292439456" calcext:value-type="float">
            <text:p>724.5622924395</text:p>
          </table:table-cell>
          <table:table-cell office:value-type="float" office:value="723.56238848847" calcext:value-type="float">
            <text:p>723.5623884885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7]" office:value-type="float" office:value="3783.90950718068" calcext:value-type="float">
            <text:p>3783.9095071807</text:p>
          </table:table-cell>
          <table:table-cell office:value-type="float" office:value="3782.98880384815" calcext:value-type="float">
            <text:p>3782.988803848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8]" office:value-type="float" office:value="3783.90950718068" calcext:value-type="float">
            <text:p>3783.9095071807</text:p>
          </table:table-cell>
          <table:table-cell office:value-type="float" office:value="3782.99690428262" calcext:value-type="float">
            <text:p>3782.9969042826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3420212032" calcext:value-type="float">
            <text:p>715.283420212</text:p>
          </table:table-cell>
          <table:table-cell table:number-columns-repeated="3"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9423670" calcext:value-type="float">
            <text:p>9.42E+06</text:p>
          </table:table-cell>
          <table:table-cell table:style-name="ce8" office:value-type="float" office:value="12989000" calcext:value-type="float">
            <text:p>1.30E+07</text:p>
          </table:table-cell>
          <table:table-cell office:value-type="float" office:value="5491.88" calcext:value-type="float">
            <text:p>5491.88</text:p>
          </table:table-cell>
          <table:table-cell table:formula="of:=[.E90]/[.G90]+(210-[.D90])*5" office:value-type="float" office:value="2710.92787897769" calcext:value-type="float">
            <text:p>2710.9278789777</text:p>
          </table:table-cell>
          <table:table-cell table:formula="of:=[.F90]/[.G90]+(210-[.D90])*1" office:value-type="float" office:value="2564.12815283655" calcext:value-type="float">
            <text:p>2564.1281528366</text:p>
          </table:table-cell>
          <table:table-cell table:formula="of:=([.H90]+[.I90])*[.G90]" office:value-type="float" office:value="28969974.72" calcext:value-type="float">
            <text:p>28969974.72</text:p>
          </table:table-cell>
          <table:table-cell table:formula="of:=[.C90]/[.G90]" office:value-type="float" office:value="9.32285483295338" calcext:value-type="float">
            <text:p>9.322854833</text:p>
          </table:table-cell>
          <table:table-cell table:formula="of:=[.J90]/[.K90]" office:value-type="float" office:value="3107414.54619675" calcext:value-type="float">
            <text:p>3107414.54619675</text:p>
          </table:table-cell>
          <table:table-cell table:formula="of:=1/[.L90]" office:value-type="float" office:value="0.000000321810941261097" calcext:value-type="float">
            <text:p>3.21810941261097E-07</text:p>
          </table:table-cell>
          <table:table-cell table:formula="of:=[.J90]/[.G90]" office:value-type="float" office:value="5275.05603181424" calcext:value-type="float">
            <text:p>5275.0560318142</text:p>
          </table:table-cell>
          <table:table-cell table:formula="of:=1/[.N90]" office:value-type="float" office:value="0.000189571446060275" calcext:value-type="float">
            <text:p>0.0001895714</text:p>
          </table:table-cell>
          <table:table-cell table:number-columns-repeated="10"/>
          <table:table-cell table:formula="of:=[.I90]" office:value-type="float" office:value="2564.12815283655" calcext:value-type="float">
            <text:p>2564.1281528366</text:p>
          </table:table-cell>
          <table:table-cell office:value-type="float" office:value="2475.30904759463" calcext:value-type="float">
            <text:p>2475.3090475946</text:p>
          </table:table-cell>
          <table:table-cell table:number-columns-repeated="3"/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1]" office:value-type="float" office:value="724.562292439456" calcext:value-type="float">
            <text:p>724.5622924395</text:p>
          </table:table-cell>
          <table:table-cell office:value-type="float" office:value="723.562284017584" calcext:value-type="float">
            <text:p>723.5622840176</text:p>
          </table:table-cell>
          <table:table-cell table:number-columns-repeated="3"/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47822911175" calcext:value-type="float">
            <text:p>941.8478229112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3]" office:value-type="float" office:value="724.562292439456" calcext:value-type="float">
            <text:p>724.5622924395</text:p>
          </table:table-cell>
          <table:table-cell office:value-type="float" office:value="723.562368045797" calcext:value-type="float">
            <text:p>723.5623680458</text:p>
          </table:table-cell>
          <table:table-cell table:number-columns-repeated="3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4]" office:value-type="float" office:value="942.819851148195" calcext:value-type="float">
            <text:p>942.8198511482</text:p>
          </table:table-cell>
          <table:table-cell office:value-type="float" office:value="941.84582789143" calcext:value-type="float">
            <text:p>941.8458278914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48601933056" calcext:value-type="float">
            <text:p>941.8486019331</text:p>
          </table:table-cell>
          <table:table-cell table:number-columns-repeated="3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6]" office:value-type="float" office:value="724.562292439456" calcext:value-type="float">
            <text:p>724.5622924395</text:p>
          </table:table-cell>
          <table:table-cell office:value-type="float" office:value="723.562364428872" calcext:value-type="float">
            <text:p>723.5623644289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7]" office:value-type="float" office:value="724.562292439456" calcext:value-type="float">
            <text:p>724.5622924395</text:p>
          </table:table-cell>
          <table:table-cell office:value-type="float" office:value="723.562296074392" calcext:value-type="float">
            <text:p>723.5622960744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table table:name="gmc_comp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440.15652779549" calcext:value-type="float">
            <text:p>2440.1565277955</text:p>
          </table:table-cell>
          <table:table-cell table:formula="of:=AVERAGE([.I2:.I97])" office:value-type="float" office:value="2180.34998598237" calcext:value-type="float">
            <text:p>2180.3499859824</text:p>
          </table:table-cell>
          <table:table-cell table:formula="of:=AVERAGE([.J2:.J97])" office:value-type="float" office:value="6010175.80001418" calcext:value-type="float">
            <text:p>6010175.80001418</text:p>
          </table:table-cell>
          <table:table-cell table:formula="of:=AVERAGE([.K2:.K97])" office:value-type="float" office:value="48.2545038016683" calcext:value-type="float">
            <text:p>48.2545038017</text:p>
          </table:table-cell>
          <table:table-cell table:formula="of:=AVERAGE([.G2:.G97])" office:value-type="float" office:value="514.619982708333" calcext:value-type="float">
            <text:p>514.6199827083</text:p>
          </table:table-cell>
          <table:table-cell table:formula="of:=AVERAGE([.L2:.L97])" office:value-type="float" office:value="399811.807885652" calcext:value-type="float">
            <text:p>399811.807885652</text:p>
          </table:table-cell>
          <table:table-cell table:formula="of:=AVERAGE([.M2:.M97])" office:value-type="float" office:value="0.00460374172335592" calcext:value-type="float">
            <text:p>0.0046037417</text:p>
          </table:table-cell>
          <table:table-cell table:formula="of:=AVERAGE([.N2:.N97])" office:value-type="float" office:value="4620.50651377786" calcext:value-type="float">
            <text:p>4620.5065137779</text:p>
          </table:table-cell>
          <table:table-cell table:formula="of:=AVERAGE([.O2:.O97])" office:value-type="float" office:value="0.000361243165983997" calcext:value-type="float">
            <text:p>0.0003612432</text:p>
          </table:table-cell>
          <table:table-cell table:formula="of:=AVERAGE([.A2:.A97])/1000" office:value-type="float" office:value="8.15765625" calcext:value-type="float">
            <text:p>8.15765625</text:p>
          </table:table-cell>
          <table:table-cell table:formula="of:=[.I2]" office:value-type="float" office:value="724.562292439456" calcext:value-type="float">
            <text:p>724.5622924395</text:p>
          </table:table-cell>
          <table:table-cell office:value-type="float" office:value="723.562108918065" calcext:value-type="float">
            <text:p>723.5621089181</text:p>
          </table:table-cell>
          <table:table-cell table:formula="of:=AVERAGE([.Z2:.Z97])" office:value-type="float" office:value="2180.34998598237" calcext:value-type="float">
            <text:p>2180.3499859824</text:p>
          </table:table-cell>
          <table:table-cell table:formula="of:=AVERAGE([.AA2:.AA97])" office:value-type="float" office:value="2167.37619134591" calcext:value-type="float">
            <text:p>2167.3761913459</text:p>
          </table:table-cell>
          <table:table-cell table:formula="of:=[.AC2]/[.AB2]" office:value-type="float" office:value="0.994049673346082" calcext:value-type="float">
            <text:p>0.9940496733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9995490" calcext:value-type="float">
            <text:p>1.00E+07</text:p>
          </table:table-cell>
          <table:table-cell table:style-name="ce8" office:value-type="float" office:value="13777100" calcext:value-type="float">
            <text:p>1.38E+07</text:p>
          </table:table-cell>
          <table:table-cell office:value-type="float" office:value="1705.72" calcext:value-type="float">
            <text:p>1705.72</text:p>
          </table:table-cell>
          <table:table-cell table:formula="of:=[.E3]/[.G3]+(210-[.D3])*5" office:value-type="float" office:value="6724.98288112938" calcext:value-type="float">
            <text:p>6724.9828811294</text:p>
          </table:table-cell>
          <table:table-cell table:formula="of:=[.F3]/[.G3]+(210-[.D3])*1" office:value-type="float" office:value="8249.99974204442" calcext:value-type="float">
            <text:p>8249.9997420444</text:p>
          </table:table-cell>
          <table:table-cell table:formula="of:=([.H3]+[.I3])*[.G3]" office:value-type="float" office:value="25543127.36" calcext:value-type="float">
            <text:p>25543127.36</text:p>
          </table:table-cell>
          <table:table-cell table:formula="of:=[.C3]/[.G3]" office:value-type="float" office:value="30.0166498604695" calcext:value-type="float">
            <text:p>30.0166498605</text:p>
          </table:table-cell>
          <table:table-cell table:formula="of:=[.J3]/[.K3]" office:value-type="float" office:value="850965.29688475" calcext:value-type="float">
            <text:p>850965.29688475</text:p>
          </table:table-cell>
          <table:table-cell table:formula="of:=1/[.L3]" office:value-type="float" office:value="0.00000117513605274016" calcext:value-type="float">
            <text:p>1.17513605274016E-06</text:p>
          </table:table-cell>
          <table:table-cell table:formula="of:=[.J3]/[.G3]" office:value-type="float" office:value="14974.9826231738" calcext:value-type="float">
            <text:p>14974.9826231738</text:p>
          </table:table-cell>
          <table:table-cell table:formula="of:=1/[.N3]" office:value-type="float" office:value="0.0000667780407606283" calcext:value-type="float">
            <text:p>0.000066778</text:p>
          </table:table-cell>
          <table:table-cell/>
          <table:table-cell table:formula="of:=[.Q2]/[.P2]" office:value-type="float" office:value="0.893528739302704" calcext:value-type="float">
            <text:p>0.8935287393</text:p>
          </table:table-cell>
          <table:table-cell table:formula="of:=[.R2]/360000" office:value-type="float" office:value="16.6949327778172" calcext:value-type="float">
            <text:p>16.6949327778</text:p>
          </table:table-cell>
          <table:table-cell table:number-columns-repeated="7"/>
          <table:table-cell table:formula="of:=[.I3]" office:value-type="float" office:value="8249.99974204442" calcext:value-type="float">
            <text:p>8249.9997420444</text:p>
          </table:table-cell>
          <table:table-cell office:value-type="float" office:value="8230.45793758812" calcext:value-type="float">
            <text:p>8230.4579375881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4]" office:value-type="float" office:value="811.877463787358" calcext:value-type="float">
            <text:p>811.8774637874</text:p>
          </table:table-cell>
          <table:table-cell office:value-type="float" office:value="810.878221118526" calcext:value-type="float">
            <text:p>810.8782211185</text:p>
          </table:table-cell>
          <table:table-cell table:number-columns-repeated="3"/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40824000" calcext:value-type="float">
            <text:p>4.08E+07</text:p>
          </table:table-cell>
          <table:table-cell table:style-name="ce8" office:value-type="float" office:value="56269100" calcext:value-type="float">
            <text:p>5.63E+07</text:p>
          </table:table-cell>
          <table:table-cell office:value-type="float" office:value="3098.82" calcext:value-type="float">
            <text:p>3098.82</text:p>
          </table:table-cell>
          <table:table-cell table:formula="of:=[.E5]/[.G5]+(210-[.D5])*5" office:value-type="float" office:value="13884.0468952698" calcext:value-type="float">
            <text:p>13884.0468952698</text:p>
          </table:table-cell>
          <table:table-cell table:formula="of:=[.F5]/[.G5]+(210-[.D5])*1" office:value-type="float" office:value="18300.2344247165" calcext:value-type="float">
            <text:p>18300.2344247165</text:p>
          </table:table-cell>
          <table:table-cell table:formula="of:=([.H5]+[.I5])*[.G5]" office:value-type="float" office:value="99733294.64" calcext:value-type="float">
            <text:p>99733294.64</text:p>
          </table:table-cell>
          <table:table-cell table:formula="of:=[.C5]/[.G5]" office:value-type="float" office:value="33.0448364216056" calcext:value-type="float">
            <text:p>33.0448364216</text:p>
          </table:table-cell>
          <table:table-cell table:formula="of:=[.J5]/[.K5]" office:value-type="float" office:value="3018120.39156567" calcext:value-type="float">
            <text:p>3018120.39156567</text:p>
          </table:table-cell>
          <table:table-cell table:formula="of:=1/[.L5]" office:value-type="float" office:value="0.000000331332044538238" calcext:value-type="float">
            <text:p>3.31332044538238E-07</text:p>
          </table:table-cell>
          <table:table-cell table:formula="of:=[.J5]/[.G5]" office:value-type="float" office:value="32184.2813199863" calcext:value-type="float">
            <text:p>32184.2813199863</text:p>
          </table:table-cell>
          <table:table-cell table:formula="of:=1/[.N5]" office:value-type="float" office:value="0.0000310710682043101" calcext:value-type="float">
            <text:p>3.10710682043101E-05</text:p>
          </table:table-cell>
          <table:table-cell table:number-columns-repeated="10"/>
          <table:table-cell table:formula="of:=[.I5]" office:value-type="float" office:value="18300.2344247165" calcext:value-type="float">
            <text:p>18300.2344247165</text:p>
          </table:table-cell>
          <table:table-cell office:value-type="float" office:value="18299.2346582491" calcext:value-type="float">
            <text:p>18299.2346582491</text:p>
          </table:table-cell>
          <table:table-cell table:number-columns-repeated="3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528530" calcext:value-type="float">
            <text:p>2.53E+06</text:p>
          </table:table-cell>
          <table:table-cell table:style-name="ce8" office:value-type="float" office:value="3485150" calcext:value-type="float">
            <text:p>3.49E+06</text:p>
          </table:table-cell>
          <table:table-cell office:value-type="float" office:value="644.883" calcext:value-type="float">
            <text:p>644.883</text:p>
          </table:table-cell>
          <table:table-cell table:formula="of:=[.E6]/[.G6]+(210-[.D6])*5" office:value-type="float" office:value="4830.91278573012" calcext:value-type="float">
            <text:p>4830.9127857301</text:p>
          </table:table-cell>
          <table:table-cell table:formula="of:=[.F6]/[.G6]+(210-[.D6])*1" office:value-type="float" office:value="5586.31365069323" calcext:value-type="float">
            <text:p>5586.3136506932</text:p>
          </table:table-cell>
          <table:table-cell table:formula="of:=([.H6]+[.I6])*[.G6]" office:value-type="float" office:value="6717892.236" calcext:value-type="float">
            <text:p>6717892.236</text:p>
          </table:table-cell>
          <table:table-cell table:formula="of:=[.C6]/[.G6]" office:value-type="float" office:value="39.6971233541588" calcext:value-type="float">
            <text:p>39.6971233542</text:p>
          </table:table-cell>
          <table:table-cell table:formula="of:=[.J6]/[.K6]" office:value-type="float" office:value="169228.691360484" calcext:value-type="float">
            <text:p>169228.691360484</text:p>
          </table:table-cell>
          <table:table-cell table:formula="of:=1/[.L6]" office:value-type="float" office:value="0.00000590916346371693" calcext:value-type="float">
            <text:p>5.90916346371693E-06</text:p>
          </table:table-cell>
          <table:table-cell table:formula="of:=[.J6]/[.G6]" office:value-type="float" office:value="10417.2264364234" calcext:value-type="float">
            <text:p>10417.2264364234</text:p>
          </table:table-cell>
          <table:table-cell table:formula="of:=1/[.N6]" office:value-type="float" office:value="0.0000959948414391326" calcext:value-type="float">
            <text:p>9.59948414391326E-05</text:p>
          </table:table-cell>
          <table:table-cell table:number-columns-repeated="10"/>
          <table:table-cell table:formula="of:=[.I6]" office:value-type="float" office:value="5586.31365069323" calcext:value-type="float">
            <text:p>5586.3136506932</text:p>
          </table:table-cell>
          <table:table-cell office:value-type="float" office:value="5634.45705263184" calcext:value-type="float">
            <text:p>5634.4570526318</text:p>
          </table:table-cell>
          <table:table-cell table:number-columns-repeated="3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7]" office:value-type="float" office:value="811.877463787358" calcext:value-type="float">
            <text:p>811.8774637874</text:p>
          </table:table-cell>
          <table:table-cell office:value-type="float" office:value="810.877405346373" calcext:value-type="float">
            <text:p>810.8774053464</text:p>
          </table:table-cell>
          <table:table-cell table:number-columns-repeated="3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2844.4" calcext:value-type="float">
            <text:p>12844.4</text:p>
          </table:table-cell>
          <table:table-cell office:value-type="float" office:value="17703.9" calcext:value-type="float">
            <text:p>17703.9</text:p>
          </table:table-cell>
          <table:table-cell office:value-type="float" office:value="30.8417" calcext:value-type="float">
            <text:p>30.8417</text:p>
          </table:table-cell>
          <table:table-cell table:formula="of:=[.E8]/[.G8]+(210-[.D8])*5" office:value-type="float" office:value="1456.46212757403" calcext:value-type="float">
            <text:p>1456.462127574</text:p>
          </table:table-cell>
          <table:table-cell table:formula="of:=[.F8]/[.G8]+(210-[.D8])*1" office:value-type="float" office:value="782.024778141283" calcext:value-type="float">
            <text:p>782.0247781413</text:p>
          </table:table-cell>
          <table:table-cell table:formula="of:=([.H8]+[.I8])*[.G8]" office:value-type="float" office:value="69038.7416" calcext:value-type="float">
            <text:p>69038.7416</text:p>
          </table:table-cell>
          <table:table-cell table:formula="of:=[.C8]/[.G8]" office:value-type="float" office:value="41.5022518213977" calcext:value-type="float">
            <text:p>41.5022518214</text:p>
          </table:table-cell>
          <table:table-cell table:formula="of:=[.J8]/[.K8]" office:value-type="float" office:value="1663.49387250369" calcext:value-type="float">
            <text:p>1663.4938725037</text:p>
          </table:table-cell>
          <table:table-cell table:formula="of:=1/[.L8]" office:value-type="float" office:value="0.000601144384436429" calcext:value-type="float">
            <text:p>0.0006011444</text:p>
          </table:table-cell>
          <table:table-cell table:formula="of:=[.J8]/[.G8]" office:value-type="float" office:value="2238.48690571531" calcext:value-type="float">
            <text:p>2238.4869057153</text:p>
          </table:table-cell>
          <table:table-cell table:formula="of:=1/[.N8]" office:value-type="float" office:value="0.000446730332639783" calcext:value-type="float">
            <text:p>0.0004467303</text:p>
          </table:table-cell>
          <table:table-cell table:number-columns-repeated="10"/>
          <table:table-cell table:formula="of:=[.I8]" office:value-type="float" office:value="782.024778141283" calcext:value-type="float">
            <text:p>782.0247781413</text:p>
          </table:table-cell>
          <table:table-cell office:value-type="float" office:value="781.460193568739" calcext:value-type="float">
            <text:p>781.4601935687</text:p>
          </table:table-cell>
          <table:table-cell table:number-columns-repeated="3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9]" office:value-type="float" office:value="811.877463787358" calcext:value-type="float">
            <text:p>811.8774637874</text:p>
          </table:table-cell>
          <table:table-cell office:value-type="float" office:value="810.877795405468" calcext:value-type="float">
            <text:p>810.8777954055</text:p>
          </table:table-cell>
          <table:table-cell table:number-columns-repeated="3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2724775857" calcext:value-type="float">
            <text:p>941.8527247759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11]" office:value-type="float" office:value="811.877463787358" calcext:value-type="float">
            <text:p>811.8774637874</text:p>
          </table:table-cell>
          <table:table-cell office:value-type="float" office:value="810.877957395512" calcext:value-type="float">
            <text:p>810.8779573955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6188551169" calcext:value-type="float">
            <text:p>941.8561885512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10300400" calcext:value-type="float">
            <text:p>1.03E+07</text:p>
          </table:table-cell>
          <table:table-cell table:style-name="ce8" office:value-type="float" office:value="14197300" calcext:value-type="float">
            <text:p>1.42E+07</text:p>
          </table:table-cell>
          <table:table-cell office:value-type="float" office:value="1391.23" calcext:value-type="float">
            <text:p>1391.23</text:p>
          </table:table-cell>
          <table:table-cell table:formula="of:=[.E13]/[.G13]+(210-[.D13])*5" office:value-type="float" office:value="8238.80814099753" calcext:value-type="float">
            <text:p>8238.8081409975</text:p>
          </table:table-cell>
          <table:table-cell table:formula="of:=[.F13]/[.G13]+(210-[.D13])*1" office:value-type="float" office:value="10371.8546969229" calcext:value-type="float">
            <text:p>10371.8546969229</text:p>
          </table:table-cell>
          <table:table-cell table:formula="of:=([.H13]+[.I13])*[.G13]" office:value-type="float" office:value="25891712.46" calcext:value-type="float">
            <text:p>25891712.46</text:p>
          </table:table-cell>
          <table:table-cell table:formula="of:=[.C13]/[.G13]" office:value-type="float" office:value="36.8019666050905" calcext:value-type="float">
            <text:p>36.8019666051</text:p>
          </table:table-cell>
          <table:table-cell table:formula="of:=[.J13]/[.K13]" office:value-type="float" office:value="703541.545424332" calcext:value-type="float">
            <text:p>703541.545424332</text:p>
          </table:table-cell>
          <table:table-cell table:formula="of:=1/[.L13]" office:value-type="float" office:value="0.00000142138016795705" calcext:value-type="float">
            <text:p>1.42138016795705E-06</text:p>
          </table:table-cell>
          <table:table-cell table:formula="of:=[.J13]/[.G13]" office:value-type="float" office:value="18610.6628379204" calcext:value-type="float">
            <text:p>18610.6628379204</text:p>
          </table:table-cell>
          <table:table-cell table:formula="of:=1/[.N13]" office:value-type="float" office:value="0.0000537326375051208" calcext:value-type="float">
            <text:p>5.37326375051208E-05</text:p>
          </table:table-cell>
          <table:table-cell table:number-columns-repeated="10"/>
          <table:table-cell table:formula="of:=[.I13]" office:value-type="float" office:value="10371.8546969229" calcext:value-type="float">
            <text:p>10371.8546969229</text:p>
          </table:table-cell>
          <table:table-cell office:value-type="float" office:value="10557.691105668" calcext:value-type="float">
            <text:p>10557.691105668</text:p>
          </table:table-cell>
          <table:table-cell table:number-columns-repeated="3"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14]" office:value-type="float" office:value="811.877463787358" calcext:value-type="float">
            <text:p>811.8774637874</text:p>
          </table:table-cell>
          <table:table-cell office:value-type="float" office:value="810.877625595119" calcext:value-type="float">
            <text:p>810.8776255951</text:p>
          </table:table-cell>
          <table:table-cell table:number-columns-repeated="3"/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5]" office:value-type="float" office:value="724.562292439456" calcext:value-type="float">
            <text:p>724.5622924395</text:p>
          </table:table-cell>
          <table:table-cell office:value-type="float" office:value="723.562461802424" calcext:value-type="float">
            <text:p>723.5624618024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6]" office:value-type="float" office:value="724.562292439456" calcext:value-type="float">
            <text:p>724.5622924395</text:p>
          </table:table-cell>
          <table:table-cell office:value-type="float" office:value="723.562173447059" calcext:value-type="float">
            <text:p>723.5621734471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57250679414" calcext:value-type="float">
            <text:p>941.8572506794</text:p>
          </table:table-cell>
          <table:table-cell table:number-columns-repeated="3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8]" office:value-type="float" office:value="724.562292439456" calcext:value-type="float">
            <text:p>724.5622924395</text:p>
          </table:table-cell>
          <table:table-cell office:value-type="float" office:value="723.562140114821" calcext:value-type="float">
            <text:p>723.5621401148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19]" office:value-type="float" office:value="2034.90805451924" calcext:value-type="float">
            <text:p>2034.9080545193</text:p>
          </table:table-cell>
          <table:table-cell office:value-type="float" office:value="2033.98598130344" calcext:value-type="float">
            <text:p>2033.9859813034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0]" office:value-type="float" office:value="724.562292439456" calcext:value-type="float">
            <text:p>724.5622924395</text:p>
          </table:table-cell>
          <table:table-cell office:value-type="float" office:value="723.56220650236" calcext:value-type="float">
            <text:p>723.5622065024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3707871903" calcext:value-type="float">
            <text:p>941.8537078719</text:p>
          </table:table-cell>
          <table:table-cell table:number-columns-repeated="3"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8995300" calcext:value-type="float">
            <text:p>3.90E+07</text:p>
          </table:table-cell>
          <table:table-cell table:style-name="ce8" office:value-type="float" office:value="53748500" calcext:value-type="float">
            <text:p>5.37E+07</text:p>
          </table:table-cell>
          <table:table-cell office:value-type="float" office:value="4745.88" calcext:value-type="float">
            <text:p>4745.88</text:p>
          </table:table-cell>
          <table:table-cell table:formula="of:=[.E22]/[.G22]+(210-[.D22])*5" office:value-type="float" office:value="9041.66371673957" calcext:value-type="float">
            <text:p>9041.6637167396</text:p>
          </table:table-cell>
          <table:table-cell table:formula="of:=[.F22]/[.G22]+(210-[.D22])*1" office:value-type="float" office:value="11490.2968890912" calcext:value-type="float">
            <text:p>11490.2968890912</text:p>
          </table:table-cell>
          <table:table-cell table:formula="of:=([.H22]+[.I22])*[.G22]" office:value-type="float" office:value="97442221.2" calcext:value-type="float">
            <text:p>97442221.2</text:p>
          </table:table-cell>
          <table:table-cell table:formula="of:=[.C22]/[.G22]" office:value-type="float" office:value="21.5766096066483" calcext:value-type="float">
            <text:p>21.5766096066</text:p>
          </table:table-cell>
          <table:table-cell table:formula="of:=[.J22]/[.K22]" office:value-type="float" office:value="4516104.38231109" calcext:value-type="float">
            <text:p>4516104.38231109</text:p>
          </table:table-cell>
          <table:table-cell table:formula="of:=1/[.L22]" office:value-type="float" office:value="0.00000022142978003716" calcext:value-type="float">
            <text:p>2.2142978003716E-07</text:p>
          </table:table-cell>
          <table:table-cell table:formula="of:=[.J22]/[.G22]" office:value-type="float" office:value="20531.9606058307" calcext:value-type="float">
            <text:p>20531.9606058307</text:p>
          </table:table-cell>
          <table:table-cell table:formula="of:=1/[.N22]" office:value-type="float" office:value="0.0000487045547767132" calcext:value-type="float">
            <text:p>4.87045547767132E-05</text:p>
          </table:table-cell>
          <table:table-cell table:number-columns-repeated="10"/>
          <table:table-cell table:formula="of:=[.I22]" office:value-type="float" office:value="11490.2968890912" calcext:value-type="float">
            <text:p>11490.2968890912</text:p>
          </table:table-cell>
          <table:table-cell office:value-type="float" office:value="10868.6816145845" calcext:value-type="float">
            <text:p>10868.6816145845</text:p>
          </table:table-cell>
          <table:table-cell table:number-columns-repeated="3"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3]" office:value-type="float" office:value="724.562292439456" calcext:value-type="float">
            <text:p>724.5622924395</text:p>
          </table:table-cell>
          <table:table-cell office:value-type="float" office:value="723.562093241421" calcext:value-type="float">
            <text:p>723.5620932414</text:p>
          </table:table-cell>
          <table:table-cell table:number-columns-repeated="3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4]" office:value-type="float" office:value="724.562292439456" calcext:value-type="float">
            <text:p>724.5622924395</text:p>
          </table:table-cell>
          <table:table-cell office:value-type="float" office:value="723.562700511005" calcext:value-type="float">
            <text:p>723.562700511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25]" office:value-type="float" office:value="811.877463787358" calcext:value-type="float">
            <text:p>811.8774637874</text:p>
          </table:table-cell>
          <table:table-cell office:value-type="float" office:value="810.87727438895" calcext:value-type="float">
            <text:p>810.877274389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2548867567" calcext:value-type="float">
            <text:p>941.8525488676</text:p>
          </table:table-cell>
          <table:table-cell table:number-columns-repeated="3"/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27]" office:value-type="float" office:value="811.877463787358" calcext:value-type="float">
            <text:p>811.8774637874</text:p>
          </table:table-cell>
          <table:table-cell office:value-type="float" office:value="810.877033994209" calcext:value-type="float">
            <text:p>810.8770339942</text:p>
          </table:table-cell>
          <table:table-cell table:number-columns-repeated="3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28]" office:value-type="float" office:value="2034.90805451924" calcext:value-type="float">
            <text:p>2034.9080545193</text:p>
          </table:table-cell>
          <table:table-cell office:value-type="float" office:value="2033.99025284659" calcext:value-type="float">
            <text:p>2033.9902528466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2544310" calcext:value-type="float">
            <text:p>2.54E+06</text:p>
          </table:table-cell>
          <table:table-cell table:style-name="ce8" office:value-type="float" office:value="3506910" calcext:value-type="float">
            <text:p>3.51E+06</text:p>
          </table:table-cell>
          <table:table-cell office:value-type="float" office:value="677.009" calcext:value-type="float">
            <text:p>677.009</text:p>
          </table:table-cell>
          <table:table-cell table:formula="of:=[.E29]/[.G29]+(210-[.D29])*5" office:value-type="float" office:value="4673.16274229737" calcext:value-type="float">
            <text:p>4673.1627422974</text:p>
          </table:table-cell>
          <table:table-cell table:formula="of:=[.F29]/[.G29]+(210-[.D29])*1" office:value-type="float" office:value="5363.00499254811" calcext:value-type="float">
            <text:p>5363.0049925481</text:p>
          </table:table-cell>
          <table:table-cell table:formula="of:=([.H29]+[.I29])*[.G29]" office:value-type="float" office:value="6794575.882" calcext:value-type="float">
            <text:p>6794575.882</text:p>
          </table:table-cell>
          <table:table-cell table:formula="of:=[.C29]/[.G29]" office:value-type="float" office:value="37.8133820968407" calcext:value-type="float">
            <text:p>37.8133820968</text:p>
          </table:table-cell>
          <table:table-cell table:formula="of:=[.J29]/[.K29]" office:value-type="float" office:value="179687.071222537" calcext:value-type="float">
            <text:p>179687.071222537</text:p>
          </table:table-cell>
          <table:table-cell table:formula="of:=1/[.L29]" office:value-type="float" office:value="0.00000556523067127925" calcext:value-type="float">
            <text:p>5.56523067127925E-06</text:p>
          </table:table-cell>
          <table:table-cell table:formula="of:=[.J29]/[.G29]" office:value-type="float" office:value="10036.1677348455" calcext:value-type="float">
            <text:p>10036.1677348455</text:p>
          </table:table-cell>
          <table:table-cell table:formula="of:=1/[.N29]" office:value-type="float" office:value="0.0000996396260425192" calcext:value-type="float">
            <text:p>9.96396260425192E-05</text:p>
          </table:table-cell>
          <table:table-cell table:number-columns-repeated="10"/>
          <table:table-cell table:formula="of:=[.I29]" office:value-type="float" office:value="5363.00499254811" calcext:value-type="float">
            <text:p>5363.0049925481</text:p>
          </table:table-cell>
          <table:table-cell office:value-type="float" office:value="5362.00595386185" calcext:value-type="float">
            <text:p>5362.0059538619</text:p>
          </table:table-cell>
          <table:table-cell table:number-columns-repeated="3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0]" office:value-type="float" office:value="724.562292439456" calcext:value-type="float">
            <text:p>724.5622924395</text:p>
          </table:table-cell>
          <table:table-cell office:value-type="float" office:value="723.562446506557" calcext:value-type="float">
            <text:p>723.5624465066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1]" office:value-type="float" office:value="724.562292439456" calcext:value-type="float">
            <text:p>724.5622924395</text:p>
          </table:table-cell>
          <table:table-cell office:value-type="float" office:value="723.562352642794" calcext:value-type="float">
            <text:p>723.562352642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32]" office:value-type="float" office:value="2034.90805451924" calcext:value-type="float">
            <text:p>2034.9080545193</text:p>
          </table:table-cell>
          <table:table-cell office:value-type="float" office:value="2033.97545277615" calcext:value-type="float">
            <text:p>2033.9754527762</text:p>
          </table:table-cell>
          <table:table-cell table:number-columns-repeated="3"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3]" office:value-type="float" office:value="724.562292439456" calcext:value-type="float">
            <text:p>724.5622924395</text:p>
          </table:table-cell>
          <table:table-cell office:value-type="float" office:value="723.562082018836" calcext:value-type="float">
            <text:p>723.562082018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4]" office:value-type="float" office:value="724.562292439456" calcext:value-type="float">
            <text:p>724.5622924395</text:p>
          </table:table-cell>
          <table:table-cell office:value-type="float" office:value="723.5623341072" calcext:value-type="float">
            <text:p>723.5623341072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5]" office:value-type="float" office:value="724.562292439456" calcext:value-type="float">
            <text:p>724.5622924395</text:p>
          </table:table-cell>
          <table:table-cell office:value-type="float" office:value="723.56221335922" calcext:value-type="float">
            <text:p>723.5622133592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6]" office:value-type="float" office:value="724.562292439456" calcext:value-type="float">
            <text:p>724.5622924395</text:p>
          </table:table-cell>
          <table:table-cell office:value-type="float" office:value="723.562131950783" calcext:value-type="float">
            <text:p>723.5621319508</text:p>
          </table:table-cell>
          <table:table-cell table:number-columns-repeated="3"/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48343975622" calcext:value-type="float">
            <text:p>941.8483439756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8]" office:value-type="float" office:value="724.562292439456" calcext:value-type="float">
            <text:p>724.5622924395</text:p>
          </table:table-cell>
          <table:table-cell office:value-type="float" office:value="723.562118320791" calcext:value-type="float">
            <text:p>723.5621183208</text:p>
          </table:table-cell>
          <table:table-cell table:number-columns-repeated="3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39]" office:value-type="float" office:value="811.877463787358" calcext:value-type="float">
            <text:p>811.8774637874</text:p>
          </table:table-cell>
          <table:table-cell office:value-type="float" office:value="810.878094499206" calcext:value-type="float">
            <text:p>810.8780944992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0]" office:value-type="float" office:value="724.562292439456" calcext:value-type="float">
            <text:p>724.5622924395</text:p>
          </table:table-cell>
          <table:table-cell office:value-type="float" office:value="723.562152297557" calcext:value-type="float">
            <text:p>723.5621522976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1]" office:value-type="float" office:value="724.562292439456" calcext:value-type="float">
            <text:p>724.5622924395</text:p>
          </table:table-cell>
          <table:table-cell office:value-type="float" office:value="723.562468728933" calcext:value-type="float">
            <text:p>723.5624687289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2600200" calcext:value-type="float">
            <text:p>2.60E+06</text:p>
          </table:table-cell>
          <table:table-cell table:style-name="ce8" office:value-type="float" office:value="3583950" calcext:value-type="float">
            <text:p>3.58E+06</text:p>
          </table:table-cell>
          <table:table-cell office:value-type="float" office:value="582.448" calcext:value-type="float">
            <text:p>582.448</text:p>
          </table:table-cell>
          <table:table-cell table:formula="of:=[.E42]/[.G42]+(210-[.D42])*5" office:value-type="float" office:value="5359.26118726479" calcext:value-type="float">
            <text:p>5359.2611872648</text:p>
          </table:table-cell>
          <table:table-cell table:formula="of:=[.F42]/[.G42]+(210-[.D42])*1" office:value-type="float" office:value="6332.25316594786" calcext:value-type="float">
            <text:p>6332.2531659479</text:p>
          </table:table-cell>
          <table:table-cell table:formula="of:=([.H42]+[.I42])*[.G42]" office:value-type="float" office:value="6809699.152" calcext:value-type="float">
            <text:p>6809699.152</text:p>
          </table:table-cell>
          <table:table-cell table:formula="of:=[.C42]/[.G42]" office:value-type="float" office:value="43.9524215037222" calcext:value-type="float">
            <text:p>43.9524215037</text:p>
          </table:table-cell>
          <table:table-cell table:formula="of:=[.J42]/[.K42]" office:value-type="float" office:value="154933.42389391" calcext:value-type="float">
            <text:p>154933.42389391</text:p>
          </table:table-cell>
          <table:table-cell table:formula="of:=1/[.L42]" office:value-type="float" office:value="0.00000645438521183619" calcext:value-type="float">
            <text:p>6.45438521183619E-06</text:p>
          </table:table-cell>
          <table:table-cell table:formula="of:=[.J42]/[.G42]" office:value-type="float" office:value="11691.5143532126" calcext:value-type="float">
            <text:p>11691.5143532126</text:p>
          </table:table-cell>
          <table:table-cell table:formula="of:=1/[.N42]" office:value-type="float" office:value="0.0000855321192609421" calcext:value-type="float">
            <text:p>8.55321192609421E-05</text:p>
          </table:table-cell>
          <table:table-cell table:number-columns-repeated="10"/>
          <table:table-cell table:formula="of:=[.I42]" office:value-type="float" office:value="6332.25316594786" calcext:value-type="float">
            <text:p>6332.2531659479</text:p>
          </table:table-cell>
          <table:table-cell office:value-type="float" office:value="6209.45640816275" calcext:value-type="float">
            <text:p>6209.4564081628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39104800" calcext:value-type="float">
            <text:p>3.91E+07</text:p>
          </table:table-cell>
          <table:table-cell table:style-name="ce8" office:value-type="float" office:value="53899400" calcext:value-type="float">
            <text:p>5.39E+07</text:p>
          </table:table-cell>
          <table:table-cell office:value-type="float" office:value="5345.04" calcext:value-type="float">
            <text:p>5345.04</text:p>
          </table:table-cell>
          <table:table-cell table:formula="of:=[.E43]/[.G43]+(210-[.D43])*5" office:value-type="float" office:value="8156.09117986021" calcext:value-type="float">
            <text:p>8156.0911798602</text:p>
          </table:table-cell>
          <table:table-cell table:formula="of:=[.F43]/[.G43]+(210-[.D43])*1" office:value-type="float" office:value="10252.0031131666" calcext:value-type="float">
            <text:p>10252.0031131666</text:p>
          </table:table-cell>
          <table:table-cell table:formula="of:=([.H43]+[.I43])*[.G43]" office:value-type="float" office:value="98392000.32" calcext:value-type="float">
            <text:p>98392000.32</text:p>
          </table:table-cell>
          <table:table-cell table:formula="of:=[.C43]/[.G43]" office:value-type="float" office:value="19.1579483034739" calcext:value-type="float">
            <text:p>19.1579483035</text:p>
          </table:table-cell>
          <table:table-cell table:formula="of:=[.J43]/[.K43]" office:value-type="float" office:value="5135831.81045325" calcext:value-type="float">
            <text:p>5135831.81045325</text:p>
          </table:table-cell>
          <table:table-cell table:formula="of:=1/[.L43]" office:value-type="float" office:value="0.000000194710426062755" calcext:value-type="float">
            <text:p>1.94710426062755E-07</text:p>
          </table:table-cell>
          <table:table-cell table:formula="of:=[.J43]/[.G43]" office:value-type="float" office:value="18408.0942930268" calcext:value-type="float">
            <text:p>18408.0942930268</text:p>
          </table:table-cell>
          <table:table-cell table:formula="of:=1/[.N43]" office:value-type="float" office:value="0.0000543239285980196" calcext:value-type="float">
            <text:p>5.43239285980196E-05</text:p>
          </table:table-cell>
          <table:table-cell table:number-columns-repeated="10"/>
          <table:table-cell table:formula="of:=[.I43]" office:value-type="float" office:value="10252.0031131666" calcext:value-type="float">
            <text:p>10252.0031131666</text:p>
          </table:table-cell>
          <table:table-cell office:value-type="float" office:value="10051.6204952766" calcext:value-type="float">
            <text:p>10051.6204952766</text:p>
          </table:table-cell>
          <table:table-cell table:number-columns-repeated="3"/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10"/>
          <table:table-cell table:formula="of:=[.I44]" office:value-type="float" office:value="811.877463787358" calcext:value-type="float">
            <text:p>811.8774637874</text:p>
          </table:table-cell>
          <table:table-cell office:value-type="float" office:value="810.878078047766" calcext:value-type="float">
            <text:p>810.8780780478</text:p>
          </table:table-cell>
          <table:table-cell table:number-columns-repeated="3"/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5]" office:value-type="float" office:value="724.562292439456" calcext:value-type="float">
            <text:p>724.5622924395</text:p>
          </table:table-cell>
          <table:table-cell office:value-type="float" office:value="723.562320729444" calcext:value-type="float">
            <text:p>723.5623207294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527030" calcext:value-type="float">
            <text:p>2.53E+06</text:p>
          </table:table-cell>
          <table:table-cell table:style-name="ce8" office:value-type="float" office:value="3483090" calcext:value-type="float">
            <text:p>3.48E+06</text:p>
          </table:table-cell>
          <table:table-cell office:value-type="float" office:value="694.329" calcext:value-type="float">
            <text:p>694.329</text:p>
          </table:table-cell>
          <table:table-cell table:formula="of:=[.E46]/[.G46]+(210-[.D46])*5" office:value-type="float" office:value="4559.52823517382" calcext:value-type="float">
            <text:p>4559.5282351738</text:p>
          </table:table-cell>
          <table:table-cell table:formula="of:=[.F46]/[.G46]+(210-[.D46])*1" office:value-type="float" office:value="5200.48354022373" calcext:value-type="float">
            <text:p>5200.4835402237</text:p>
          </table:table-cell>
          <table:table-cell table:formula="of:=([.H46]+[.I46])*[.G46]" office:value-type="float" office:value="6776659.216" calcext:value-type="float">
            <text:p>6776659.216</text:p>
          </table:table-cell>
          <table:table-cell table:formula="of:=[.C46]/[.G46]" office:value-type="float" office:value="36.8701292902932" calcext:value-type="float">
            <text:p>36.8701292903</text:p>
          </table:table-cell>
          <table:table-cell table:formula="of:=[.J46]/[.K46]" office:value-type="float" office:value="183798.086593206" calcext:value-type="float">
            <text:p>183798.086593206</text:p>
          </table:table-cell>
          <table:table-cell table:formula="of:=1/[.L46]" office:value-type="float" office:value="0.000005440753048824" calcext:value-type="float">
            <text:p>5.440753048824E-06</text:p>
          </table:table-cell>
          <table:table-cell table:formula="of:=[.J46]/[.G46]" office:value-type="float" office:value="9760.01177539754" calcext:value-type="float">
            <text:p>9760.0117753976</text:p>
          </table:table-cell>
          <table:table-cell table:formula="of:=1/[.N46]" office:value-type="float" office:value="0.000102458892777234" calcext:value-type="float">
            <text:p>0.0001024589</text:p>
          </table:table-cell>
          <table:table-cell table:number-columns-repeated="10"/>
          <table:table-cell table:formula="of:=[.I46]" office:value-type="float" office:value="5200.48354022373" calcext:value-type="float">
            <text:p>5200.4835402237</text:p>
          </table:table-cell>
          <table:table-cell office:value-type="float" office:value="5213.69073733635" calcext:value-type="float">
            <text:p>5213.6907373364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7]" office:value-type="float" office:value="724.562292439456" calcext:value-type="float">
            <text:p>724.5622924395</text:p>
          </table:table-cell>
          <table:table-cell office:value-type="float" office:value="723.562154933031" calcext:value-type="float">
            <text:p>723.562154933</text:p>
          </table:table-cell>
          <table:table-cell table:number-columns-repeated="3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8]" office:value-type="float" office:value="724.562292439456" calcext:value-type="float">
            <text:p>724.5622924395</text:p>
          </table:table-cell>
          <table:table-cell office:value-type="float" office:value="723.562045108704" calcext:value-type="float">
            <text:p>723.5620451087</text:p>
          </table:table-cell>
          <table:table-cell table:number-columns-repeated="3"/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9]" office:value-type="float" office:value="724.562292439456" calcext:value-type="float">
            <text:p>724.5622924395</text:p>
          </table:table-cell>
          <table:table-cell office:value-type="float" office:value="723.562274604067" calcext:value-type="float">
            <text:p>723.5622746041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0]" office:value-type="float" office:value="724.562292439456" calcext:value-type="float">
            <text:p>724.5622924395</text:p>
          </table:table-cell>
          <table:table-cell office:value-type="float" office:value="723.562223338223" calcext:value-type="float">
            <text:p>723.5622233382</text:p>
          </table:table-cell>
          <table:table-cell table:number-columns-repeated="3"/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51]" office:value-type="float" office:value="2034.90805451924" calcext:value-type="float">
            <text:p>2034.9080545193</text:p>
          </table:table-cell>
          <table:table-cell office:value-type="float" office:value="2033.96641991824" calcext:value-type="float">
            <text:p>2033.9664199182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66" calcext:value-type="float">
            <text:p>66</text:p>
          </table:table-cell>
          <table:table-cell table:style-name="ce8" office:value-type="float" office:value="40330400" calcext:value-type="float">
            <text:p>4.03E+07</text:p>
          </table:table-cell>
          <table:table-cell table:style-name="ce8" office:value-type="float" office:value="55588700" calcext:value-type="float">
            <text:p>5.56E+07</text:p>
          </table:table-cell>
          <table:table-cell office:value-type="float" office:value="3163.26" calcext:value-type="float">
            <text:p>3163.26</text:p>
          </table:table-cell>
          <table:table-cell table:formula="of:=[.E52]/[.G52]+(210-[.D52])*5" office:value-type="float" office:value="13469.6317090596" calcext:value-type="float">
            <text:p>13469.6317090596</text:p>
          </table:table-cell>
          <table:table-cell table:formula="of:=[.F52]/[.G52]+(210-[.D52])*1" office:value-type="float" office:value="17717.2314131624" calcext:value-type="float">
            <text:p>17717.2314131624</text:p>
          </table:table-cell>
          <table:table-cell table:formula="of:=([.H52]+[.I52])*[.G52]" office:value-type="float" office:value="98652156.64" calcext:value-type="float">
            <text:p>98652156.64</text:p>
          </table:table-cell>
          <table:table-cell table:formula="of:=[.C52]/[.G52]" office:value-type="float" office:value="32.3716672040869" calcext:value-type="float">
            <text:p>32.3716672041</text:p>
          </table:table-cell>
          <table:table-cell table:formula="of:=[.J52]/[.K52]" office:value-type="float" office:value="3047484.58020553" calcext:value-type="float">
            <text:p>3047484.58020553</text:p>
          </table:table-cell>
          <table:table-cell table:formula="of:=1/[.L52]" office:value-type="float" office:value="0.000000328139478209454" calcext:value-type="float">
            <text:p>3.28139478209454E-07</text:p>
          </table:table-cell>
          <table:table-cell table:formula="of:=[.J52]/[.G52]" office:value-type="float" office:value="31186.863122222" calcext:value-type="float">
            <text:p>31186.863122222</text:p>
          </table:table-cell>
          <table:table-cell table:formula="of:=1/[.N52]" office:value-type="float" office:value="0.0000320647830492274" calcext:value-type="float">
            <text:p>3.20647830492274E-05</text:p>
          </table:table-cell>
          <table:table-cell table:number-columns-repeated="10"/>
          <table:table-cell table:formula="of:=[.I52]" office:value-type="float" office:value="17717.2314131624" calcext:value-type="float">
            <text:p>17717.2314131624</text:p>
          </table:table-cell>
          <table:table-cell office:value-type="float" office:value="17059.616870497" calcext:value-type="float">
            <text:p>17059.616870497</text:p>
          </table:table-cell>
          <table:table-cell table:number-columns-repeated="3"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3]" office:value-type="float" office:value="724.562292439456" calcext:value-type="float">
            <text:p>724.5622924395</text:p>
          </table:table-cell>
          <table:table-cell office:value-type="float" office:value="723.56214939827" calcext:value-type="float">
            <text:p>723.5621493983</text:p>
          </table:table-cell>
          <table:table-cell table:number-columns-repeated="3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3686216024" calcext:value-type="float">
            <text:p>941.853686216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55]/[.G55]+(210-[.D55])*5" office:value-type="float" office:value="5697.76817178713" calcext:value-type="float">
            <text:p>5697.7681717871</text:p>
          </table:table-cell>
          <table:table-cell table:formula="of:=[.F55]/[.G55]+(210-[.D55])*1" office:value-type="float" office:value="6816.48670352602" calcext:value-type="float">
            <text:p>6816.486703526</text:p>
          </table:table-cell>
          <table:table-cell table:formula="of:=([.H55]+[.I55])*[.G55]" office:value-type="float" office:value="6878547.792" calcext:value-type="float">
            <text:p>6878547.792</text:p>
          </table:table-cell>
          <table:table-cell table:formula="of:=[.C55]/[.G55]" office:value-type="float" office:value="46.5745000973334" calcext:value-type="float">
            <text:p>46.5745000973</text:p>
          </table:table-cell>
          <table:table-cell table:formula="of:=[.J55]/[.K55]" office:value-type="float" office:value="147689.138426068" calcext:value-type="float">
            <text:p>147689.138426068</text:p>
          </table:table-cell>
          <table:table-cell table:formula="of:=1/[.L55]" office:value-type="float" office:value="0.00000677097862887589" calcext:value-type="float">
            <text:p>0.000006771</text:p>
          </table:table-cell>
          <table:table-cell table:formula="of:=[.J55]/[.G55]" office:value-type="float" office:value="12514.2548753131" calcext:value-type="float">
            <text:p>12514.2548753131</text:p>
          </table:table-cell>
          <table:table-cell table:formula="of:=1/[.N55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55]" office:value-type="float" office:value="6816.48670352602" calcext:value-type="float">
            <text:p>6816.486703526</text:p>
          </table:table-cell>
          <table:table-cell office:value-type="float" office:value="7037.45629594254" calcext:value-type="float">
            <text:p>7037.4562959425</text:p>
          </table:table-cell>
          <table:table-cell table:number-columns-repeated="3"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6]" office:value-type="float" office:value="724.562292439456" calcext:value-type="float">
            <text:p>724.5622924395</text:p>
          </table:table-cell>
          <table:table-cell office:value-type="float" office:value="723.562116181868" calcext:value-type="float">
            <text:p>723.5621161819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7]" office:value-type="float" office:value="724.562292439456" calcext:value-type="float">
            <text:p>724.5622924395</text:p>
          </table:table-cell>
          <table:table-cell office:value-type="float" office:value="723.562117644654" calcext:value-type="float">
            <text:p>723.5621176447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1127807279" calcext:value-type="float">
            <text:p>941.8511278073</text:p>
          </table:table-cell>
          <table:table-cell table:number-columns-repeated="3"/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9]" office:value-type="float" office:value="724.562292439456" calcext:value-type="float">
            <text:p>724.5622924395</text:p>
          </table:table-cell>
          <table:table-cell office:value-type="float" office:value="723.562312423446" calcext:value-type="float">
            <text:p>723.5623124234</text:p>
          </table:table-cell>
          <table:table-cell table:number-columns-repeated="3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0]" office:value-type="float" office:value="724.562292439456" calcext:value-type="float">
            <text:p>724.5622924395</text:p>
          </table:table-cell>
          <table:table-cell office:value-type="float" office:value="723.562176994644" calcext:value-type="float">
            <text:p>723.5621769946</text:p>
          </table:table-cell>
          <table:table-cell table:number-columns-repeated="3"/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1]" office:value-type="float" office:value="3783.90950718068" calcext:value-type="float">
            <text:p>3783.9095071807</text:p>
          </table:table-cell>
          <table:table-cell office:value-type="float" office:value="3783.48725126898" calcext:value-type="float">
            <text:p>3783.487251269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2]" office:value-type="float" office:value="2034.90805451924" calcext:value-type="float">
            <text:p>2034.9080545193</text:p>
          </table:table-cell>
          <table:table-cell office:value-type="float" office:value="2033.97501927186" calcext:value-type="float">
            <text:p>2033.9750192719</text:p>
          </table:table-cell>
          <table:table-cell table:number-columns-repeated="3"/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291200" calcext:value-type="float">
            <text:p>9.29E+06</text:p>
          </table:table-cell>
          <table:table-cell table:style-name="ce8" office:value-type="float" office:value="12806400" calcext:value-type="float">
            <text:p>1.28E+07</text:p>
          </table:table-cell>
          <table:table-cell office:value-type="float" office:value="19762.1" calcext:value-type="float">
            <text:p>19762.1</text:p>
          </table:table-cell>
          <table:table-cell table:formula="of:=[.E63]/[.G63]+(210-[.D63])*5" office:value-type="float" office:value="1510.15246355397" calcext:value-type="float">
            <text:p>1510.152463554</text:p>
          </table:table-cell>
          <table:table-cell table:formula="of:=[.F63]/[.G63]+(210-[.D63])*1" office:value-type="float" office:value="856.028296587913" calcext:value-type="float">
            <text:p>856.0282965879</text:p>
          </table:table-cell>
          <table:table-cell table:formula="of:=([.H63]+[.I63])*[.G63]" office:value-type="float" office:value="46760700.8" calcext:value-type="float">
            <text:p>46760700.8</text:p>
          </table:table-cell>
          <table:table-cell table:formula="of:=[.C63]/[.G63]" office:value-type="float" office:value="2.59081777746292" calcext:value-type="float">
            <text:p>2.5908177775</text:p>
          </table:table-cell>
          <table:table-cell table:formula="of:=[.J63]/[.K63]" office:value-type="float" office:value="18048625.8843687" calcext:value-type="float">
            <text:p>18048625.8843687</text:p>
          </table:table-cell>
          <table:table-cell table:formula="of:=1/[.L63]" office:value-type="float" office:value="0.0000000554058800047522" calcext:value-type="float">
            <text:p>5.54058800047522E-08</text:p>
          </table:table-cell>
          <table:table-cell table:formula="of:=[.J63]/[.G63]" office:value-type="float" office:value="2366.18076014189" calcext:value-type="float">
            <text:p>2366.1807601419</text:p>
          </table:table-cell>
          <table:table-cell table:formula="of:=1/[.N63]" office:value-type="float" office:value="0.000422621980892126" calcext:value-type="float">
            <text:p>0.000422622</text:p>
          </table:table-cell>
          <table:table-cell table:number-columns-repeated="10"/>
          <table:table-cell table:formula="of:=[.I63]" office:value-type="float" office:value="856.028296587913" calcext:value-type="float">
            <text:p>856.0282965879</text:p>
          </table:table-cell>
          <table:table-cell office:value-type="float" office:value="860.991734240609" calcext:value-type="float">
            <text:p>860.9917342406</text:p>
          </table:table-cell>
          <table:table-cell table:number-columns-repeated="3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4]" office:value-type="float" office:value="3783.90950718068" calcext:value-type="float">
            <text:p>3783.9095071807</text:p>
          </table:table-cell>
          <table:table-cell office:value-type="float" office:value="3783.25143646268" calcext:value-type="float">
            <text:p>3783.2514364627</text:p>
          </table:table-cell>
          <table:table-cell table:number-columns-repeated="3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5]" office:value-type="float" office:value="3783.90950718068" calcext:value-type="float">
            <text:p>3783.9095071807</text:p>
          </table:table-cell>
          <table:table-cell office:value-type="float" office:value="3783.18931292222" calcext:value-type="float">
            <text:p>3783.1893129222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5213536995" calcext:value-type="float">
            <text:p>941.845213537</text:p>
          </table:table-cell>
          <table:table-cell table:number-columns-repeated="3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4051650285" calcext:value-type="float">
            <text:p>715.2840516503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68]" office:value-type="float" office:value="2034.90805451924" calcext:value-type="float">
            <text:p>2034.9080545193</text:p>
          </table:table-cell>
          <table:table-cell office:value-type="float" office:value="2033.96013098957" calcext:value-type="float">
            <text:p>2033.9601309896</text:p>
          </table:table-cell>
          <table:table-cell table:number-columns-repeated="3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9]" office:value-type="float" office:value="724.562292439456" calcext:value-type="float">
            <text:p>724.5622924395</text:p>
          </table:table-cell>
          <table:table-cell office:value-type="float" office:value="723.562209804708" calcext:value-type="float">
            <text:p>723.5622098047</text:p>
          </table:table-cell>
          <table:table-cell table:number-columns-repeated="3"/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70]" office:value-type="float" office:value="3783.90950718068" calcext:value-type="float">
            <text:p>3783.9095071807</text:p>
          </table:table-cell>
          <table:table-cell office:value-type="float" office:value="3783.10876518177" calcext:value-type="float">
            <text:p>3783.1087651818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1]" office:value-type="float" office:value="724.562292439456" calcext:value-type="float">
            <text:p>724.5622924395</text:p>
          </table:table-cell>
          <table:table-cell office:value-type="float" office:value="723.562176287812" calcext:value-type="float">
            <text:p>723.5621762878</text:p>
          </table:table-cell>
          <table:table-cell table:number-columns-repeated="3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72]" office:value-type="float" office:value="2034.90805451924" calcext:value-type="float">
            <text:p>2034.9080545193</text:p>
          </table:table-cell>
          <table:table-cell office:value-type="float" office:value="2033.95818728178" calcext:value-type="float">
            <text:p>2033.9581872818</text:p>
          </table:table-cell>
          <table:table-cell table:number-columns-repeated="3"/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3818664774" calcext:value-type="float">
            <text:p>715.2838186648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74]/[.G74]+(210-[.D74])*5" office:value-type="float" office:value="5697.76817178713" calcext:value-type="float">
            <text:p>5697.7681717871</text:p>
          </table:table-cell>
          <table:table-cell table:formula="of:=[.F74]/[.G74]+(210-[.D74])*1" office:value-type="float" office:value="6816.48670352602" calcext:value-type="float">
            <text:p>6816.486703526</text:p>
          </table:table-cell>
          <table:table-cell table:formula="of:=([.H74]+[.I74])*[.G74]" office:value-type="float" office:value="6878547.792" calcext:value-type="float">
            <text:p>6878547.792</text:p>
          </table:table-cell>
          <table:table-cell table:formula="of:=[.C74]/[.G74]" office:value-type="float" office:value="46.5745000973334" calcext:value-type="float">
            <text:p>46.5745000973</text:p>
          </table:table-cell>
          <table:table-cell table:formula="of:=[.J74]/[.K74]" office:value-type="float" office:value="147689.138426068" calcext:value-type="float">
            <text:p>147689.138426068</text:p>
          </table:table-cell>
          <table:table-cell table:formula="of:=1/[.L74]" office:value-type="float" office:value="0.00000677097862887589" calcext:value-type="float">
            <text:p>0.000006771</text:p>
          </table:table-cell>
          <table:table-cell table:formula="of:=[.J74]/[.G74]" office:value-type="float" office:value="12514.2548753131" calcext:value-type="float">
            <text:p>12514.2548753131</text:p>
          </table:table-cell>
          <table:table-cell table:formula="of:=1/[.N74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74]" office:value-type="float" office:value="6816.48670352602" calcext:value-type="float">
            <text:p>6816.486703526</text:p>
          </table:table-cell>
          <table:table-cell office:value-type="float" office:value="6815.4849431257" calcext:value-type="float">
            <text:p>6815.4849431257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5]" office:value-type="float" office:value="724.562292439456" calcext:value-type="float">
            <text:p>724.5622924395</text:p>
          </table:table-cell>
          <table:table-cell office:value-type="float" office:value="723.5621341176" calcext:value-type="float">
            <text:p>723.5621341176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383528681" calcext:value-type="float">
            <text:p>715.2838352868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3638410968" calcext:value-type="float">
            <text:p>715.283638411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353245235" calcext:value-type="float">
            <text:p>715.2835324524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3691011607" calcext:value-type="float">
            <text:p>715.28369101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80]" office:value-type="float" office:value="2034.90805451924" calcext:value-type="float">
            <text:p>2034.9080545193</text:p>
          </table:table-cell>
          <table:table-cell office:value-type="float" office:value="2033.96267767653" calcext:value-type="float">
            <text:p>2033.9626776765</text:p>
          </table:table-cell>
          <table:table-cell table:number-columns-repeated="3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1]" office:value-type="float" office:value="724.562292439456" calcext:value-type="float">
            <text:p>724.5622924395</text:p>
          </table:table-cell>
          <table:table-cell office:value-type="float" office:value="723.562426727062" calcext:value-type="float">
            <text:p>723.5624267271</text:p>
          </table:table-cell>
          <table:table-cell table:number-columns-repeated="3"/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2]" office:value-type="float" office:value="724.562292439456" calcext:value-type="float">
            <text:p>724.5622924395</text:p>
          </table:table-cell>
          <table:table-cell office:value-type="float" office:value="723.562332924405" calcext:value-type="float">
            <text:p>723.5623329244</text:p>
          </table:table-cell>
          <table:table-cell table:number-columns-repeated="3"/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3]" office:value-type="float" office:value="724.562292439456" calcext:value-type="float">
            <text:p>724.5622924395</text:p>
          </table:table-cell>
          <table:table-cell office:value-type="float" office:value="723.562140975651" calcext:value-type="float">
            <text:p>723.5621409757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4]" office:value-type="float" office:value="724.562292439456" calcext:value-type="float">
            <text:p>724.5622924395</text:p>
          </table:table-cell>
          <table:table-cell office:value-type="float" office:value="723.562084721013" calcext:value-type="float">
            <text:p>723.562084721</text:p>
          </table:table-cell>
          <table:table-cell table:number-columns-repeated="3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1744294156" calcext:value-type="float">
            <text:p>941.8517442942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6]" office:value-type="float" office:value="724.562292439456" calcext:value-type="float">
            <text:p>724.5622924395</text:p>
          </table:table-cell>
          <table:table-cell office:value-type="float" office:value="723.562083275401" calcext:value-type="float">
            <text:p>723.5620832754</text:p>
          </table:table-cell>
          <table:table-cell table:number-columns-repeated="3"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7]" office:value-type="float" office:value="3783.90950718068" calcext:value-type="float">
            <text:p>3783.9095071807</text:p>
          </table:table-cell>
          <table:table-cell office:value-type="float" office:value="3783.05824131692" calcext:value-type="float">
            <text:p>3783.0582413169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8]" office:value-type="float" office:value="3783.90950718068" calcext:value-type="float">
            <text:p>3783.9095071807</text:p>
          </table:table-cell>
          <table:table-cell office:value-type="float" office:value="3783.07455791395" calcext:value-type="float">
            <text:p>3783.074557914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3636561257" calcext:value-type="float">
            <text:p>715.2836365613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9466030" calcext:value-type="float">
            <text:p>9.47E+06</text:p>
          </table:table-cell>
          <table:table-cell table:style-name="ce8" office:value-type="float" office:value="13047400" calcext:value-type="float">
            <text:p>1.30E+07</text:p>
          </table:table-cell>
          <table:table-cell office:value-type="float" office:value="3350.41" calcext:value-type="float">
            <text:p>3350.41</text:p>
          </table:table-cell>
          <table:table-cell table:formula="of:=[.E90]/[.G90]+(210-[.D90])*5" office:value-type="float" office:value="3780.33480976955" calcext:value-type="float">
            <text:p>3780.3348097696</text:p>
          </table:table-cell>
          <table:table-cell table:formula="of:=[.F90]/[.G90]+(210-[.D90])*1" office:value-type="float" office:value="4085.2696565495" calcext:value-type="float">
            <text:p>4085.2696565495</text:p>
          </table:table-cell>
          <table:table-cell table:formula="of:=([.H90]+[.I90])*[.G90]" office:value-type="float" office:value="26352999.86" calcext:value-type="float">
            <text:p>26352999.86</text:p>
          </table:table-cell>
          <table:table-cell table:formula="of:=[.C90]/[.G90]" office:value-type="float" office:value="15.2817117904973" calcext:value-type="float">
            <text:p>15.2817117905</text:p>
          </table:table-cell>
          <table:table-cell table:formula="of:=[.J90]/[.K90]" office:value-type="float" office:value="1724479.57540904" calcext:value-type="float">
            <text:p>1724479.57540904</text:p>
          </table:table-cell>
          <table:table-cell table:formula="of:=1/[.L90]" office:value-type="float" office:value="0.000000579885093601533" calcext:value-type="float">
            <text:p>5.79885093601533E-07</text:p>
          </table:table-cell>
          <table:table-cell table:formula="of:=[.J90]/[.G90]" office:value-type="float" office:value="7865.60446631905" calcext:value-type="float">
            <text:p>7865.6044663191</text:p>
          </table:table-cell>
          <table:table-cell table:formula="of:=1/[.N90]" office:value-type="float" office:value="0.000127135810640117" calcext:value-type="float">
            <text:p>0.0001271358</text:p>
          </table:table-cell>
          <table:table-cell table:number-columns-repeated="10"/>
          <table:table-cell table:formula="of:=[.I90]" office:value-type="float" office:value="4085.2696565495" calcext:value-type="float">
            <text:p>4085.2696565495</text:p>
          </table:table-cell>
          <table:table-cell office:value-type="float" office:value="4070.54849725908" calcext:value-type="float">
            <text:p>4070.5484972591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1]" office:value-type="float" office:value="724.562292439456" calcext:value-type="float">
            <text:p>724.5622924395</text:p>
          </table:table-cell>
          <table:table-cell office:value-type="float" office:value="723.562278268503" calcext:value-type="float">
            <text:p>723.5622782685</text:p>
          </table:table-cell>
          <table:table-cell table:number-columns-repeated="3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49005008188" calcext:value-type="float">
            <text:p>941.8490050082</text:p>
          </table:table-cell>
          <table:table-cell table:number-columns-repeated="3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3]" office:value-type="float" office:value="724.562292439456" calcext:value-type="float">
            <text:p>724.5622924395</text:p>
          </table:table-cell>
          <table:table-cell office:value-type="float" office:value="723.562128823988" calcext:value-type="float">
            <text:p>723.562128824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4]" office:value-type="float" office:value="942.819851148195" calcext:value-type="float">
            <text:p>942.8198511482</text:p>
          </table:table-cell>
          <table:table-cell office:value-type="float" office:value="941.846337267365" calcext:value-type="float">
            <text:p>941.8463372674</text:p>
          </table:table-cell>
          <table:table-cell table:number-columns-repeated="3"/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48486973397" calcext:value-type="float">
            <text:p>941.8484869734</text:p>
          </table:table-cell>
          <table:table-cell table:number-columns-repeated="3"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6]" office:value-type="float" office:value="724.562292439456" calcext:value-type="float">
            <text:p>724.5622924395</text:p>
          </table:table-cell>
          <table:table-cell office:value-type="float" office:value="723.562087452387" calcext:value-type="float">
            <text:p>723.5620874524</text:p>
          </table:table-cell>
          <table:table-cell table:number-columns-repeated="3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7]" office:value-type="float" office:value="724.562292439456" calcext:value-type="float">
            <text:p>724.5622924395</text:p>
          </table:table-cell>
          <table:table-cell office:value-type="float" office:value="723.561969224958" calcext:value-type="float">
            <text:p>723.561969225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table table:name="gmc_cool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345.41997630654" calcext:value-type="float">
            <text:p>1345.4199763065</text:p>
          </table:table-cell>
          <table:table-cell table:formula="of:=[.F2]/[.G2]+(210-[.D2])*1" office:value-type="float" office:value="628.970655065934" calcext:value-type="float">
            <text:p>628.9706550659</text:p>
          </table:table-cell>
          <table:table-cell table:formula="of:=([.H2]+[.I2])*[.G2]" office:value-type="float" office:value="5083.1674" calcext:value-type="float">
            <text:p>5083.1674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02.241161169297" calcext:value-type="float">
            <text:p>102.2411611693</text:p>
          </table:table-cell>
          <table:table-cell table:formula="of:=1/[.L2]" office:value-type="float" office:value="0.0097807965848915" calcext:value-type="float">
            <text:p>0.0097807966</text:p>
          </table:table-cell>
          <table:table-cell table:formula="of:=[.J2]/[.G2]" office:value-type="float" office:value="1974.39063137247" calcext:value-type="float">
            <text:p>1974.3906313725</text:p>
          </table:table-cell>
          <table:table-cell table:formula="of:=1/[.N2]" office:value-type="float" office:value="0.000506485385470485" calcext:value-type="float">
            <text:p>0.0005064854</text:p>
          </table:table-cell>
          <table:table-cell table:formula="of:=AVERAGE([.H2:.H97])" office:value-type="float" office:value="1829.00126615355" calcext:value-type="float">
            <text:p>1829.0012661536</text:p>
          </table:table-cell>
          <table:table-cell table:formula="of:=AVERAGE([.I2:.I97])" office:value-type="float" office:value="1314.34757384328" calcext:value-type="float">
            <text:p>1314.3475738433</text:p>
          </table:table-cell>
          <table:table-cell table:formula="of:=AVERAGE([.J2:.J97])" office:value-type="float" office:value="6675102.47952834" calcext:value-type="float">
            <text:p>6675102.47952834</text:p>
          </table:table-cell>
          <table:table-cell table:formula="of:=AVERAGE([.K2:.K97])" office:value-type="float" office:value="45.127364543183" calcext:value-type="float">
            <text:p>45.1273645432</text:p>
          </table:table-cell>
          <table:table-cell table:formula="of:=AVERAGE([.G2:.G97])" office:value-type="float" office:value="1296.838043125" calcext:value-type="float">
            <text:p>1296.838043125</text:p>
          </table:table-cell>
          <table:table-cell table:formula="of:=AVERAGE([.L2:.L97])" office:value-type="float" office:value="1265082.15977774" calcext:value-type="float">
            <text:p>1265082.15977774</text:p>
          </table:table-cell>
          <table:table-cell table:formula="of:=AVERAGE([.M2:.M97])" office:value-type="float" office:value="0.00493371622641182" calcext:value-type="float">
            <text:p>0.0049337162</text:p>
          </table:table-cell>
          <table:table-cell table:formula="of:=AVERAGE([.N2:.N97])" office:value-type="float" office:value="3143.34883999684" calcext:value-type="float">
            <text:p>3143.3488399968</text:p>
          </table:table-cell>
          <table:table-cell table:formula="of:=AVERAGE([.O2:.O97])" office:value-type="float" office:value="0.000393830297549443" calcext:value-type="float">
            <text:p>0.0003938303</text:p>
          </table:table-cell>
          <table:table-cell table:formula="of:=AVERAGE([.A2:.A97])/1000" office:value-type="float" office:value="7.95209375" calcext:value-type="float">
            <text:p>7.95209375</text:p>
          </table:table-cell>
          <table:table-cell table:formula="of:=[.I2]" office:value-type="float" office:value="628.970655065934" calcext:value-type="float">
            <text:p>628.9706550659</text:p>
          </table:table-cell>
          <table:table-cell office:value-type="float" office:value="627.970306144629" calcext:value-type="float">
            <text:p>627.9703061446</text:p>
          </table:table-cell>
          <table:table-cell table:formula="of:=AVERAGE([.Z2:.Z97])" office:value-type="float" office:value="1314.34757384328" calcext:value-type="float">
            <text:p>1314.3475738433</text:p>
          </table:table-cell>
          <table:table-cell table:formula="of:=AVERAGE([.AA2:.AA97])" office:value-type="float" office:value="1303.2469813957" calcext:value-type="float">
            <text:p>1303.2469813957</text:p>
          </table:table-cell>
          <table:table-cell table:formula="of:=[.AC2]/[.AB2]" office:value-type="float" office:value="0.991554294565228" calcext:value-type="float">
            <text:p>0.9915542946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9600480" calcext:value-type="float">
            <text:p>9.60E+06</text:p>
          </table:table-cell>
          <table:table-cell table:style-name="ce8" office:value-type="float" office:value="13232700" calcext:value-type="float">
            <text:p>1.32E+07</text:p>
          </table:table-cell>
          <table:table-cell office:value-type="float" office:value="2994.58" calcext:value-type="float">
            <text:p>2994.58</text:p>
          </table:table-cell>
          <table:table-cell table:formula="of:=[.E3]/[.G3]+(210-[.D3])*5" office:value-type="float" office:value="4145.9520867701" calcext:value-type="float">
            <text:p>4145.9520867701</text:p>
          </table:table-cell>
          <table:table-cell table:formula="of:=[.F3]/[.G3]+(210-[.D3])*1" office:value-type="float" office:value="4606.88344943197" calcext:value-type="float">
            <text:p>4606.883449432</text:p>
          </table:table-cell>
          <table:table-cell table:formula="of:=([.H3]+[.I3])*[.G3]" office:value-type="float" office:value="26211066.24" calcext:value-type="float">
            <text:p>26211066.24</text:p>
          </table:table-cell>
          <table:table-cell table:formula="of:=[.C3]/[.G3]" office:value-type="float" office:value="17.0975562516279" calcext:value-type="float">
            <text:p>17.0975562516</text:p>
          </table:table-cell>
          <table:table-cell table:formula="of:=[.J3]/[.K3]" office:value-type="float" office:value="1533029.97540975" calcext:value-type="float">
            <text:p>1533029.97540975</text:p>
          </table:table-cell>
          <table:table-cell table:formula="of:=1/[.L3]" office:value-type="float" office:value="0.000000652302966047823" calcext:value-type="float">
            <text:p>6.52302966047823E-07</text:p>
          </table:table-cell>
          <table:table-cell table:formula="of:=[.J3]/[.G3]" office:value-type="float" office:value="8752.83553620207" calcext:value-type="float">
            <text:p>8752.8355362021</text:p>
          </table:table-cell>
          <table:table-cell table:formula="of:=1/[.N3]" office:value-type="float" office:value="0.000114248690708738" calcext:value-type="float">
            <text:p>0.0001142487</text:p>
          </table:table-cell>
          <table:table-cell/>
          <table:table-cell table:formula="of:=[.Q2]/[.P2]" office:value-type="float" office:value="0.718614906487953" calcext:value-type="float">
            <text:p>0.7186149065</text:p>
          </table:table-cell>
          <table:table-cell table:formula="of:=[.R2]/360000" office:value-type="float" office:value="18.5419513320232" calcext:value-type="float">
            <text:p>18.541951332</text:p>
          </table:table-cell>
          <table:table-cell table:number-columns-repeated="7"/>
          <table:table-cell table:formula="of:=[.I3]" office:value-type="float" office:value="4606.88344943197" calcext:value-type="float">
            <text:p>4606.883449432</text:p>
          </table:table-cell>
          <table:table-cell office:value-type="float" office:value="4602.62914424329" calcext:value-type="float">
            <text:p>4602.6291442433</text:p>
          </table:table-cell>
          <table:table-cell table:number-columns-repeated="3"/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]" office:value-type="float" office:value="716.283293787101" calcext:value-type="float">
            <text:p>716.2832937871</text:p>
          </table:table-cell>
          <table:table-cell office:value-type="float" office:value="715.284896771234" calcext:value-type="float">
            <text:p>715.2848967712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7784500" calcext:value-type="float">
            <text:p>3.78E+07</text:p>
          </table:table-cell>
          <table:table-cell table:style-name="ce8" office:value-type="float" office:value="52079600" calcext:value-type="float">
            <text:p>5.21E+07</text:p>
          </table:table-cell>
          <table:table-cell office:value-type="float" office:value="9576.74" calcext:value-type="float">
            <text:p>9576.74</text:p>
          </table:table-cell>
          <table:table-cell table:formula="of:=[.E5]/[.G5]+(210-[.D5])*5" office:value-type="float" office:value="4860.44490087441" calcext:value-type="float">
            <text:p>4860.4449008744</text:p>
          </table:table-cell>
          <table:table-cell table:formula="of:=[.F5]/[.G5]+(210-[.D5])*1" office:value-type="float" office:value="5621.1344800005" calcext:value-type="float">
            <text:p>5621.1344800005</text:p>
          </table:table-cell>
          <table:table-cell table:formula="of:=([.H5]+[.I5])*[.G5]" office:value-type="float" office:value="100379360.52" calcext:value-type="float">
            <text:p>100379360.52</text:p>
          </table:table-cell>
          <table:table-cell table:formula="of:=[.C5]/[.G5]" office:value-type="float" office:value="10.6925738821353" calcext:value-type="float">
            <text:p>10.6925738821</text:p>
          </table:table-cell>
          <table:table-cell table:formula="of:=[.J5]/[.K5]" office:value-type="float" office:value="9387764.03385063" calcext:value-type="float">
            <text:p>9387764.03385063</text:p>
          </table:table-cell>
          <table:table-cell table:formula="of:=1/[.L5]" office:value-type="float" office:value="0.000000106521637782349" calcext:value-type="float">
            <text:p>1.06521637782349E-07</text:p>
          </table:table-cell>
          <table:table-cell table:formula="of:=[.J5]/[.G5]" office:value-type="float" office:value="10481.5793808749" calcext:value-type="float">
            <text:p>10481.5793808749</text:p>
          </table:table-cell>
          <table:table-cell table:formula="of:=1/[.N5]" office:value-type="float" office:value="0.0000954054693154963" calcext:value-type="float">
            <text:p>9.54054693154963E-05</text:p>
          </table:table-cell>
          <table:table-cell table:number-columns-repeated="10"/>
          <table:table-cell table:formula="of:=[.I5]" office:value-type="float" office:value="5621.1344800005" calcext:value-type="float">
            <text:p>5621.1344800005</text:p>
          </table:table-cell>
          <table:table-cell office:value-type="float" office:value="5420.58024992546" calcext:value-type="float">
            <text:p>5420.5802499255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484240" calcext:value-type="float">
            <text:p>2.48E+06</text:p>
          </table:table-cell>
          <table:table-cell table:style-name="ce8" office:value-type="float" office:value="3424120" calcext:value-type="float">
            <text:p>3.42E+06</text:p>
          </table:table-cell>
          <table:table-cell office:value-type="float" office:value="789.239" calcext:value-type="float">
            <text:p>789.239</text:p>
          </table:table-cell>
          <table:table-cell table:formula="of:=[.E6]/[.G6]+(210-[.D6])*5" office:value-type="float" office:value="4087.63968835803" calcext:value-type="float">
            <text:p>4087.639688358</text:p>
          </table:table-cell>
          <table:table-cell table:formula="of:=[.F6]/[.G6]+(210-[.D6])*1" office:value-type="float" office:value="4526.50836058532" calcext:value-type="float">
            <text:p>4526.5083605853</text:p>
          </table:table-cell>
          <table:table-cell table:formula="of:=([.H6]+[.I6])*[.G6]" office:value-type="float" office:value="6798621.592" calcext:value-type="float">
            <text:p>6798621.592</text:p>
          </table:table-cell>
          <table:table-cell table:formula="of:=[.C6]/[.G6]" office:value-type="float" office:value="32.4363089000924" calcext:value-type="float">
            <text:p>32.4363089001</text:p>
          </table:table-cell>
          <table:table-cell table:formula="of:=[.J6]/[.K6]" office:value-type="float" office:value="209599.113540957" calcext:value-type="float">
            <text:p>209599.113540957</text:p>
          </table:table-cell>
          <table:table-cell table:formula="of:=1/[.L6]" office:value-type="float" office:value="0.00000477101254440466" calcext:value-type="float">
            <text:p>0.000004771</text:p>
          </table:table-cell>
          <table:table-cell table:formula="of:=[.J6]/[.G6]" office:value-type="float" office:value="8614.14804894335" calcext:value-type="float">
            <text:p>8614.1480489434</text:p>
          </table:table-cell>
          <table:table-cell table:formula="of:=1/[.N6]" office:value-type="float" office:value="0.000116088090698959" calcext:value-type="float">
            <text:p>0.0001160881</text:p>
          </table:table-cell>
          <table:table-cell table:number-columns-repeated="10"/>
          <table:table-cell table:formula="of:=[.I6]" office:value-type="float" office:value="4526.50836058532" calcext:value-type="float">
            <text:p>4526.5083605853</text:p>
          </table:table-cell>
          <table:table-cell office:value-type="float" office:value="4509.56374849118" calcext:value-type="float">
            <text:p>4509.5637484912</text:p>
          </table:table-cell>
          <table:table-cell table:number-columns-repeated="3"/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]" office:value-type="float" office:value="716.283293787101" calcext:value-type="float">
            <text:p>716.2832937871</text:p>
          </table:table-cell>
          <table:table-cell office:value-type="float" office:value="715.284906465958" calcext:value-type="float">
            <text:p>715.284906466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]" office:value-type="float" office:value="942.819851148195" calcext:value-type="float">
            <text:p>942.8198511482</text:p>
          </table:table-cell>
          <table:table-cell office:value-type="float" office:value="941.858433237266" calcext:value-type="float">
            <text:p>941.8584332373</text:p>
          </table:table-cell>
          <table:table-cell table:number-columns-repeated="3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9]" office:value-type="float" office:value="716.283293787101" calcext:value-type="float">
            <text:p>716.2832937871</text:p>
          </table:table-cell>
          <table:table-cell office:value-type="float" office:value="715.284578267758" calcext:value-type="float">
            <text:p>715.2845782678</text:p>
          </table:table-cell>
          <table:table-cell table:number-columns-repeated="3"/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5368638118" calcext:value-type="float">
            <text:p>941.8553686381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1]" office:value-type="float" office:value="716.283293787101" calcext:value-type="float">
            <text:p>716.2832937871</text:p>
          </table:table-cell>
          <table:table-cell office:value-type="float" office:value="715.284508653656" calcext:value-type="float">
            <text:p>715.2845086537</text:p>
          </table:table-cell>
          <table:table-cell table:number-columns-repeated="3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9461922682" calcext:value-type="float">
            <text:p>941.8594619227</text:p>
          </table:table-cell>
          <table:table-cell table:number-columns-repeated="3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9427590" calcext:value-type="float">
            <text:p>9.43E+06</text:p>
          </table:table-cell>
          <table:table-cell table:style-name="ce8" office:value-type="float" office:value="12994400" calcext:value-type="float">
            <text:p>1.30E+07</text:p>
          </table:table-cell>
          <table:table-cell office:value-type="float" office:value="5983.4" calcext:value-type="float">
            <text:p>5983.4</text:p>
          </table:table-cell>
          <table:table-cell table:formula="of:=[.E13]/[.G13]+(210-[.D13])*5" office:value-type="float" office:value="2575.62422702811" calcext:value-type="float">
            <text:p>2575.6242270281</text:p>
          </table:table-cell>
          <table:table-cell table:formula="of:=[.F13]/[.G13]+(210-[.D13])*1" office:value-type="float" office:value="2371.74181903266" calcext:value-type="float">
            <text:p>2371.7418190327</text:p>
          </table:table-cell>
          <table:table-cell table:formula="of:=([.H13]+[.I13])*[.G13]" office:value-type="float" office:value="29602070" calcext:value-type="float">
            <text:p>29602070</text:p>
          </table:table-cell>
          <table:table-cell table:formula="of:=[.C13]/[.G13]" office:value-type="float" office:value="8.55700772136244" calcext:value-type="float">
            <text:p>8.5570077214</text:p>
          </table:table-cell>
          <table:table-cell table:formula="of:=[.J13]/[.K13]" office:value-type="float" office:value="3459395.03199219" calcext:value-type="float">
            <text:p>3459395.03199219</text:p>
          </table:table-cell>
          <table:table-cell table:formula="of:=1/[.L13]" office:value-type="float" office:value="0.000000289067883474448" calcext:value-type="float">
            <text:p>2.89067883474448E-07</text:p>
          </table:table-cell>
          <table:table-cell table:formula="of:=[.J13]/[.G13]" office:value-type="float" office:value="4947.36604606077" calcext:value-type="float">
            <text:p>4947.3660460608</text:p>
          </table:table-cell>
          <table:table-cell table:formula="of:=1/[.N13]" office:value-type="float" office:value="0.00020212775660621" calcext:value-type="float">
            <text:p>0.0002021278</text:p>
          </table:table-cell>
          <table:table-cell table:number-columns-repeated="10"/>
          <table:table-cell table:formula="of:=[.I13]" office:value-type="float" office:value="2371.74181903266" calcext:value-type="float">
            <text:p>2371.7418190327</text:p>
          </table:table-cell>
          <table:table-cell office:value-type="float" office:value="2401.92721303007" calcext:value-type="float">
            <text:p>2401.9272130301</text:p>
          </table:table-cell>
          <table:table-cell table:number-columns-repeated="3"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4]" office:value-type="float" office:value="716.283293787101" calcext:value-type="float">
            <text:p>716.2832937871</text:p>
          </table:table-cell>
          <table:table-cell office:value-type="float" office:value="715.28499548491" calcext:value-type="float">
            <text:p>715.2849954849</text:p>
          </table:table-cell>
          <table:table-cell table:number-columns-repeated="3"/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345.41997630654" calcext:value-type="float">
            <text:p>1345.4199763065</text:p>
          </table:table-cell>
          <table:table-cell table:formula="of:=[.F15]/[.G15]+(210-[.D15])*1" office:value-type="float" office:value="628.970655065934" calcext:value-type="float">
            <text:p>628.9706550659</text:p>
          </table:table-cell>
          <table:table-cell table:formula="of:=([.H15]+[.I15])*[.G15]" office:value-type="float" office:value="5083.1674" calcext:value-type="float">
            <text:p>5083.1674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02.241161169297" calcext:value-type="float">
            <text:p>102.2411611693</text:p>
          </table:table-cell>
          <table:table-cell table:formula="of:=1/[.L15]" office:value-type="float" office:value="0.0097807965848915" calcext:value-type="float">
            <text:p>0.0097807966</text:p>
          </table:table-cell>
          <table:table-cell table:formula="of:=[.J15]/[.G15]" office:value-type="float" office:value="1974.39063137247" calcext:value-type="float">
            <text:p>1974.3906313725</text:p>
          </table:table-cell>
          <table:table-cell table:formula="of:=1/[.N1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15]" office:value-type="float" office:value="628.970655065934" calcext:value-type="float">
            <text:p>628.9706550659</text:p>
          </table:table-cell>
          <table:table-cell office:value-type="float" office:value="627.969798104132" calcext:value-type="float">
            <text:p>627.9697981041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345.41997630654" calcext:value-type="float">
            <text:p>1345.4199763065</text:p>
          </table:table-cell>
          <table:table-cell table:formula="of:=[.F16]/[.G16]+(210-[.D16])*1" office:value-type="float" office:value="628.970655065934" calcext:value-type="float">
            <text:p>628.9706550659</text:p>
          </table:table-cell>
          <table:table-cell table:formula="of:=([.H16]+[.I16])*[.G16]" office:value-type="float" office:value="5083.1674" calcext:value-type="float">
            <text:p>5083.1674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02.241161169297" calcext:value-type="float">
            <text:p>102.2411611693</text:p>
          </table:table-cell>
          <table:table-cell table:formula="of:=1/[.L16]" office:value-type="float" office:value="0.0097807965848915" calcext:value-type="float">
            <text:p>0.0097807966</text:p>
          </table:table-cell>
          <table:table-cell table:formula="of:=[.J16]/[.G16]" office:value-type="float" office:value="1974.39063137247" calcext:value-type="float">
            <text:p>1974.3906313725</text:p>
          </table:table-cell>
          <table:table-cell table:formula="of:=1/[.N1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16]" office:value-type="float" office:value="628.970655065934" calcext:value-type="float">
            <text:p>628.9706550659</text:p>
          </table:table-cell>
          <table:table-cell office:value-type="float" office:value="627.969681653348" calcext:value-type="float">
            <text:p>627.9696816533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60078398256" calcext:value-type="float">
            <text:p>941.8600783983</text:p>
          </table:table-cell>
          <table:table-cell table:number-columns-repeated="3"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345.41997630654" calcext:value-type="float">
            <text:p>1345.4199763065</text:p>
          </table:table-cell>
          <table:table-cell table:formula="of:=[.F18]/[.G18]+(210-[.D18])*1" office:value-type="float" office:value="628.970655065934" calcext:value-type="float">
            <text:p>628.9706550659</text:p>
          </table:table-cell>
          <table:table-cell table:formula="of:=([.H18]+[.I18])*[.G18]" office:value-type="float" office:value="5083.1674" calcext:value-type="float">
            <text:p>5083.1674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02.241161169297" calcext:value-type="float">
            <text:p>102.2411611693</text:p>
          </table:table-cell>
          <table:table-cell table:formula="of:=1/[.L18]" office:value-type="float" office:value="0.0097807965848915" calcext:value-type="float">
            <text:p>0.0097807966</text:p>
          </table:table-cell>
          <table:table-cell table:formula="of:=[.J18]/[.G18]" office:value-type="float" office:value="1974.39063137247" calcext:value-type="float">
            <text:p>1974.3906313725</text:p>
          </table:table-cell>
          <table:table-cell table:formula="of:=1/[.N18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18]" office:value-type="float" office:value="628.970655065934" calcext:value-type="float">
            <text:p>628.9706550659</text:p>
          </table:table-cell>
          <table:table-cell office:value-type="float" office:value="627.969784945703" calcext:value-type="float">
            <text:p>627.9697849457</text:p>
          </table:table-cell>
          <table:table-cell table:number-columns-repeated="3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19]/[.G19]+(210-[.D19])*5" office:value-type="float" office:value="2229.83823315736" calcext:value-type="float">
            <text:p>2229.8382331574</text:p>
          </table:table-cell>
          <table:table-cell table:formula="of:=[.F19]/[.G19]+(210-[.D19])*1" office:value-type="float" office:value="1883.3373094673" calcext:value-type="float">
            <text:p>1883.3373094673</text:p>
          </table:table-cell>
          <table:table-cell table:formula="of:=([.H19]+[.I19])*[.G19]" office:value-type="float" office:value="594473.148" calcext:value-type="float">
            <text:p>594473.148</text:p>
          </table:table-cell>
          <table:table-cell table:formula="of:=[.C19]/[.G19]" office:value-type="float" office:value="44.2817704405344" calcext:value-type="float">
            <text:p>44.2817704405</text:p>
          </table:table-cell>
          <table:table-cell table:formula="of:=[.J19]/[.K19]" office:value-type="float" office:value="13424.7827511394" calcext:value-type="float">
            <text:p>13424.7827511394</text:p>
          </table:table-cell>
          <table:table-cell table:formula="of:=1/[.L19]" office:value-type="float" office:value="0.0000744891011301564" calcext:value-type="float">
            <text:p>7.44891011301564E-05</text:p>
          </table:table-cell>
          <table:table-cell table:formula="of:=[.J19]/[.G19]" office:value-type="float" office:value="4113.17554262466" calcext:value-type="float">
            <text:p>4113.1755426247</text:p>
          </table:table-cell>
          <table:table-cell table:formula="of:=1/[.N19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19]" office:value-type="float" office:value="1883.3373094673" calcext:value-type="float">
            <text:p>1883.3373094673</text:p>
          </table:table-cell>
          <table:table-cell office:value-type="float" office:value="1882.87915991074" calcext:value-type="float">
            <text:p>1882.8791599107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345.41997630654" calcext:value-type="float">
            <text:p>1345.4199763065</text:p>
          </table:table-cell>
          <table:table-cell table:formula="of:=[.F20]/[.G20]+(210-[.D20])*1" office:value-type="float" office:value="628.970655065934" calcext:value-type="float">
            <text:p>628.9706550659</text:p>
          </table:table-cell>
          <table:table-cell table:formula="of:=([.H20]+[.I20])*[.G20]" office:value-type="float" office:value="5083.1674" calcext:value-type="float">
            <text:p>5083.1674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02.241161169297" calcext:value-type="float">
            <text:p>102.2411611693</text:p>
          </table:table-cell>
          <table:table-cell table:formula="of:=1/[.L20]" office:value-type="float" office:value="0.0097807965848915" calcext:value-type="float">
            <text:p>0.0097807966</text:p>
          </table:table-cell>
          <table:table-cell table:formula="of:=[.J20]/[.G20]" office:value-type="float" office:value="1974.39063137247" calcext:value-type="float">
            <text:p>1974.3906313725</text:p>
          </table:table-cell>
          <table:table-cell table:formula="of:=1/[.N2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20]" office:value-type="float" office:value="628.970655065934" calcext:value-type="float">
            <text:p>628.9706550659</text:p>
          </table:table-cell>
          <table:table-cell office:value-type="float" office:value="627.970197239465" calcext:value-type="float">
            <text:p>627.9701972395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5829746026" calcext:value-type="float">
            <text:p>941.855829746</text:p>
          </table:table-cell>
          <table:table-cell table:number-columns-repeated="3"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37120000" calcext:value-type="float">
            <text:p>3.71E+07</text:p>
          </table:table-cell>
          <table:table-cell table:style-name="ce8" office:value-type="float" office:value="51163800" calcext:value-type="float">
            <text:p>5.12E+07</text:p>
          </table:table-cell>
          <table:table-cell office:value-type="float" office:value="16199.2" calcext:value-type="float">
            <text:p>16199.2</text:p>
          </table:table-cell>
          <table:table-cell table:formula="of:=[.E22]/[.G22]+(210-[.D22])*5" office:value-type="float" office:value="3266.47118376216" calcext:value-type="float">
            <text:p>3266.4711837622</text:p>
          </table:table-cell>
          <table:table-cell table:formula="of:=[.F22]/[.G22]+(210-[.D22])*1" office:value-type="float" office:value="3353.41523038175" calcext:value-type="float">
            <text:p>3353.4152303818</text:p>
          </table:table-cell>
          <table:table-cell table:formula="of:=([.H22]+[.I22])*[.G22]" office:value-type="float" office:value="107236864" calcext:value-type="float">
            <text:p>107236864</text:p>
          </table:table-cell>
          <table:table-cell table:formula="of:=[.C22]/[.G22]" office:value-type="float" office:value="6.32129981727493" calcext:value-type="float">
            <text:p>6.3212998173</text:p>
          </table:table-cell>
          <table:table-cell table:formula="of:=[.J22]/[.K22]" office:value-type="float" office:value="16964369.212" calcext:value-type="float">
            <text:p>16964369.212</text:p>
          </table:table-cell>
          <table:table-cell table:formula="of:=1/[.L22]" office:value-type="float" office:value="0.0000000589470782852707" calcext:value-type="float">
            <text:p>5.89470782852707E-08</text:p>
          </table:table-cell>
          <table:table-cell table:formula="of:=[.J22]/[.G22]" office:value-type="float" office:value="6619.88641414391" calcext:value-type="float">
            <text:p>6619.8864141439</text:p>
          </table:table-cell>
          <table:table-cell table:formula="of:=1/[.N22]" office:value-type="float" office:value="0.00015105999369769" calcext:value-type="float">
            <text:p>0.00015106</text:p>
          </table:table-cell>
          <table:table-cell table:number-columns-repeated="10"/>
          <table:table-cell table:formula="of:=[.I22]" office:value-type="float" office:value="3353.41523038175" calcext:value-type="float">
            <text:p>3353.4152303818</text:p>
          </table:table-cell>
          <table:table-cell office:value-type="float" office:value="3100.92100490707" calcext:value-type="float">
            <text:p>3100.9210049071</text:p>
          </table:table-cell>
          <table:table-cell table:number-columns-repeated="3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345.41997630654" calcext:value-type="float">
            <text:p>1345.4199763065</text:p>
          </table:table-cell>
          <table:table-cell table:formula="of:=[.F23]/[.G23]+(210-[.D23])*1" office:value-type="float" office:value="628.970655065934" calcext:value-type="float">
            <text:p>628.9706550659</text:p>
          </table:table-cell>
          <table:table-cell table:formula="of:=([.H23]+[.I23])*[.G23]" office:value-type="float" office:value="5083.1674" calcext:value-type="float">
            <text:p>5083.1674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02.241161169297" calcext:value-type="float">
            <text:p>102.2411611693</text:p>
          </table:table-cell>
          <table:table-cell table:formula="of:=1/[.L23]" office:value-type="float" office:value="0.0097807965848915" calcext:value-type="float">
            <text:p>0.0097807966</text:p>
          </table:table-cell>
          <table:table-cell table:formula="of:=[.J23]/[.G23]" office:value-type="float" office:value="1974.39063137247" calcext:value-type="float">
            <text:p>1974.3906313725</text:p>
          </table:table-cell>
          <table:table-cell table:formula="of:=1/[.N2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23]" office:value-type="float" office:value="628.970655065934" calcext:value-type="float">
            <text:p>628.9706550659</text:p>
          </table:table-cell>
          <table:table-cell office:value-type="float" office:value="627.970182112466" calcext:value-type="float">
            <text:p>627.9701821125</text:p>
          </table:table-cell>
          <table:table-cell table:number-columns-repeated="3"/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345.41997630654" calcext:value-type="float">
            <text:p>1345.4199763065</text:p>
          </table:table-cell>
          <table:table-cell table:formula="of:=[.F24]/[.G24]+(210-[.D24])*1" office:value-type="float" office:value="628.970655065934" calcext:value-type="float">
            <text:p>628.9706550659</text:p>
          </table:table-cell>
          <table:table-cell table:formula="of:=([.H24]+[.I24])*[.G24]" office:value-type="float" office:value="5083.1674" calcext:value-type="float">
            <text:p>5083.1674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02.241161169297" calcext:value-type="float">
            <text:p>102.2411611693</text:p>
          </table:table-cell>
          <table:table-cell table:formula="of:=1/[.L24]" office:value-type="float" office:value="0.0097807965848915" calcext:value-type="float">
            <text:p>0.0097807966</text:p>
          </table:table-cell>
          <table:table-cell table:formula="of:=[.J24]/[.G24]" office:value-type="float" office:value="1974.39063137247" calcext:value-type="float">
            <text:p>1974.3906313725</text:p>
          </table:table-cell>
          <table:table-cell table:formula="of:=1/[.N24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24]" office:value-type="float" office:value="628.970655065934" calcext:value-type="float">
            <text:p>628.9706550659</text:p>
          </table:table-cell>
          <table:table-cell office:value-type="float" office:value="627.969966444211" calcext:value-type="float">
            <text:p>627.9699664442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5]" office:value-type="float" office:value="716.283293787101" calcext:value-type="float">
            <text:p>716.2832937871</text:p>
          </table:table-cell>
          <table:table-cell office:value-type="float" office:value="715.284199957013" calcext:value-type="float">
            <text:p>715.284199957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4710704628" calcext:value-type="float">
            <text:p>941.8547107046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7]" office:value-type="float" office:value="716.283293787101" calcext:value-type="float">
            <text:p>716.2832937871</text:p>
          </table:table-cell>
          <table:table-cell office:value-type="float" office:value="715.284609864167" calcext:value-type="float">
            <text:p>715.2846098642</text:p>
          </table:table-cell>
          <table:table-cell table:number-columns-repeated="3"/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28]/[.G28]+(210-[.D28])*5" office:value-type="float" office:value="2229.83823315736" calcext:value-type="float">
            <text:p>2229.8382331574</text:p>
          </table:table-cell>
          <table:table-cell table:formula="of:=[.F28]/[.G28]+(210-[.D28])*1" office:value-type="float" office:value="1883.3373094673" calcext:value-type="float">
            <text:p>1883.3373094673</text:p>
          </table:table-cell>
          <table:table-cell table:formula="of:=([.H28]+[.I28])*[.G28]" office:value-type="float" office:value="594473.148" calcext:value-type="float">
            <text:p>594473.148</text:p>
          </table:table-cell>
          <table:table-cell table:formula="of:=[.C28]/[.G28]" office:value-type="float" office:value="44.2817704405344" calcext:value-type="float">
            <text:p>44.2817704405</text:p>
          </table:table-cell>
          <table:table-cell table:formula="of:=[.J28]/[.K28]" office:value-type="float" office:value="13424.7827511394" calcext:value-type="float">
            <text:p>13424.7827511394</text:p>
          </table:table-cell>
          <table:table-cell table:formula="of:=1/[.L28]" office:value-type="float" office:value="0.0000744891011301564" calcext:value-type="float">
            <text:p>7.44891011301564E-05</text:p>
          </table:table-cell>
          <table:table-cell table:formula="of:=[.J28]/[.G28]" office:value-type="float" office:value="4113.17554262466" calcext:value-type="float">
            <text:p>4113.1755426247</text:p>
          </table:table-cell>
          <table:table-cell table:formula="of:=1/[.N28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28]" office:value-type="float" office:value="1883.3373094673" calcext:value-type="float">
            <text:p>1883.3373094673</text:p>
          </table:table-cell>
          <table:table-cell office:value-type="float" office:value="1882.65068152632" calcext:value-type="float">
            <text:p>1882.6506815263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466650" calcext:value-type="float">
            <text:p>2.47E+06</text:p>
          </table:table-cell>
          <table:table-cell table:style-name="ce8" office:value-type="float" office:value="3399870" calcext:value-type="float">
            <text:p>3.40E+06</text:p>
          </table:table-cell>
          <table:table-cell office:value-type="float" office:value="942.254" calcext:value-type="float">
            <text:p>942.254</text:p>
          </table:table-cell>
          <table:table-cell table:formula="of:=[.E29]/[.G29]+(210-[.D29])*5" office:value-type="float" office:value="3577.81854998758" calcext:value-type="float">
            <text:p>3577.8185499876</text:p>
          </table:table-cell>
          <table:table-cell table:formula="of:=[.F29]/[.G29]+(210-[.D29])*1" office:value-type="float" office:value="3800.23090164648" calcext:value-type="float">
            <text:p>3800.2309016465</text:p>
          </table:table-cell>
          <table:table-cell table:formula="of:=([.H29]+[.I29])*[.G29]" office:value-type="float" office:value="6951996.608" calcext:value-type="float">
            <text:p>6951996.608</text:p>
          </table:table-cell>
          <table:table-cell table:formula="of:=[.C29]/[.G29]" office:value-type="float" office:value="27.1688950113239" calcext:value-type="float">
            <text:p>27.1688950113</text:p>
          </table:table-cell>
          <table:table-cell table:formula="of:=[.J29]/[.K29]" office:value-type="float" office:value="255880.727026345" calcext:value-type="float">
            <text:p>255880.727026345</text:p>
          </table:table-cell>
          <table:table-cell table:formula="of:=1/[.L29]" office:value-type="float" office:value="0.0000039080708094793" calcext:value-type="float">
            <text:p>3.9080708094793E-06</text:p>
          </table:table-cell>
          <table:table-cell table:formula="of:=[.J29]/[.G29]" office:value-type="float" office:value="7378.04945163406" calcext:value-type="float">
            <text:p>7378.0494516341</text:p>
          </table:table-cell>
          <table:table-cell table:formula="of:=1/[.N29]" office:value-type="float" office:value="0.000135537177753468" calcext:value-type="float">
            <text:p>0.0001355372</text:p>
          </table:table-cell>
          <table:table-cell table:number-columns-repeated="10"/>
          <table:table-cell table:formula="of:=[.I29]" office:value-type="float" office:value="3800.23090164648" calcext:value-type="float">
            <text:p>3800.2309016465</text:p>
          </table:table-cell>
          <table:table-cell office:value-type="float" office:value="3638.970916146" calcext:value-type="float">
            <text:p>3638.970916146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345.41997630654" calcext:value-type="float">
            <text:p>1345.4199763065</text:p>
          </table:table-cell>
          <table:table-cell table:formula="of:=[.F30]/[.G30]+(210-[.D30])*1" office:value-type="float" office:value="628.970655065934" calcext:value-type="float">
            <text:p>628.9706550659</text:p>
          </table:table-cell>
          <table:table-cell table:formula="of:=([.H30]+[.I30])*[.G30]" office:value-type="float" office:value="5083.1674" calcext:value-type="float">
            <text:p>5083.1674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02.241161169297" calcext:value-type="float">
            <text:p>102.2411611693</text:p>
          </table:table-cell>
          <table:table-cell table:formula="of:=1/[.L30]" office:value-type="float" office:value="0.0097807965848915" calcext:value-type="float">
            <text:p>0.0097807966</text:p>
          </table:table-cell>
          <table:table-cell table:formula="of:=[.J30]/[.G30]" office:value-type="float" office:value="1974.39063137247" calcext:value-type="float">
            <text:p>1974.3906313725</text:p>
          </table:table-cell>
          <table:table-cell table:formula="of:=1/[.N3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0]" office:value-type="float" office:value="628.970655065934" calcext:value-type="float">
            <text:p>628.9706550659</text:p>
          </table:table-cell>
          <table:table-cell office:value-type="float" office:value="627.969858840331" calcext:value-type="float">
            <text:p>627.9698588403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345.41997630654" calcext:value-type="float">
            <text:p>1345.4199763065</text:p>
          </table:table-cell>
          <table:table-cell table:formula="of:=[.F31]/[.G31]+(210-[.D31])*1" office:value-type="float" office:value="628.970655065934" calcext:value-type="float">
            <text:p>628.9706550659</text:p>
          </table:table-cell>
          <table:table-cell table:formula="of:=([.H31]+[.I31])*[.G31]" office:value-type="float" office:value="5083.1674" calcext:value-type="float">
            <text:p>5083.1674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02.241161169297" calcext:value-type="float">
            <text:p>102.2411611693</text:p>
          </table:table-cell>
          <table:table-cell table:formula="of:=1/[.L31]" office:value-type="float" office:value="0.0097807965848915" calcext:value-type="float">
            <text:p>0.0097807966</text:p>
          </table:table-cell>
          <table:table-cell table:formula="of:=[.J31]/[.G31]" office:value-type="float" office:value="1974.39063137247" calcext:value-type="float">
            <text:p>1974.3906313725</text:p>
          </table:table-cell>
          <table:table-cell table:formula="of:=1/[.N3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1]" office:value-type="float" office:value="628.970655065934" calcext:value-type="float">
            <text:p>628.9706550659</text:p>
          </table:table-cell>
          <table:table-cell office:value-type="float" office:value="627.969820089565" calcext:value-type="float">
            <text:p>627.9698200896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32]/[.G32]+(210-[.D32])*5" office:value-type="float" office:value="2229.83823315736" calcext:value-type="float">
            <text:p>2229.8382331574</text:p>
          </table:table-cell>
          <table:table-cell table:formula="of:=[.F32]/[.G32]+(210-[.D32])*1" office:value-type="float" office:value="1883.3373094673" calcext:value-type="float">
            <text:p>1883.3373094673</text:p>
          </table:table-cell>
          <table:table-cell table:formula="of:=([.H32]+[.I32])*[.G32]" office:value-type="float" office:value="594473.148" calcext:value-type="float">
            <text:p>594473.148</text:p>
          </table:table-cell>
          <table:table-cell table:formula="of:=[.C32]/[.G32]" office:value-type="float" office:value="44.2817704405344" calcext:value-type="float">
            <text:p>44.2817704405</text:p>
          </table:table-cell>
          <table:table-cell table:formula="of:=[.J32]/[.K32]" office:value-type="float" office:value="13424.7827511394" calcext:value-type="float">
            <text:p>13424.7827511394</text:p>
          </table:table-cell>
          <table:table-cell table:formula="of:=1/[.L32]" office:value-type="float" office:value="0.0000744891011301564" calcext:value-type="float">
            <text:p>7.44891011301564E-05</text:p>
          </table:table-cell>
          <table:table-cell table:formula="of:=[.J32]/[.G32]" office:value-type="float" office:value="4113.17554262466" calcext:value-type="float">
            <text:p>4113.1755426247</text:p>
          </table:table-cell>
          <table:table-cell table:formula="of:=1/[.N32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32]" office:value-type="float" office:value="1883.3373094673" calcext:value-type="float">
            <text:p>1883.3373094673</text:p>
          </table:table-cell>
          <table:table-cell office:value-type="float" office:value="1882.64028995067" calcext:value-type="float">
            <text:p>1882.6402899507</text:p>
          </table:table-cell>
          <table:table-cell table:number-columns-repeated="3"/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345.41997630654" calcext:value-type="float">
            <text:p>1345.4199763065</text:p>
          </table:table-cell>
          <table:table-cell table:formula="of:=[.F33]/[.G33]+(210-[.D33])*1" office:value-type="float" office:value="628.970655065934" calcext:value-type="float">
            <text:p>628.9706550659</text:p>
          </table:table-cell>
          <table:table-cell table:formula="of:=([.H33]+[.I33])*[.G33]" office:value-type="float" office:value="5083.1674" calcext:value-type="float">
            <text:p>5083.1674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02.241161169297" calcext:value-type="float">
            <text:p>102.2411611693</text:p>
          </table:table-cell>
          <table:table-cell table:formula="of:=1/[.L33]" office:value-type="float" office:value="0.0097807965848915" calcext:value-type="float">
            <text:p>0.0097807966</text:p>
          </table:table-cell>
          <table:table-cell table:formula="of:=[.J33]/[.G33]" office:value-type="float" office:value="1974.39063137247" calcext:value-type="float">
            <text:p>1974.3906313725</text:p>
          </table:table-cell>
          <table:table-cell table:formula="of:=1/[.N3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3]" office:value-type="float" office:value="628.970655065934" calcext:value-type="float">
            <text:p>628.9706550659</text:p>
          </table:table-cell>
          <table:table-cell office:value-type="float" office:value="627.969709413807" calcext:value-type="float">
            <text:p>627.9697094138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345.41997630654" calcext:value-type="float">
            <text:p>1345.4199763065</text:p>
          </table:table-cell>
          <table:table-cell table:formula="of:=[.F34]/[.G34]+(210-[.D34])*1" office:value-type="float" office:value="628.970655065934" calcext:value-type="float">
            <text:p>628.9706550659</text:p>
          </table:table-cell>
          <table:table-cell table:formula="of:=([.H34]+[.I34])*[.G34]" office:value-type="float" office:value="5083.1674" calcext:value-type="float">
            <text:p>5083.1674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02.241161169297" calcext:value-type="float">
            <text:p>102.2411611693</text:p>
          </table:table-cell>
          <table:table-cell table:formula="of:=1/[.L34]" office:value-type="float" office:value="0.0097807965848915" calcext:value-type="float">
            <text:p>0.0097807966</text:p>
          </table:table-cell>
          <table:table-cell table:formula="of:=[.J34]/[.G34]" office:value-type="float" office:value="1974.39063137247" calcext:value-type="float">
            <text:p>1974.3906313725</text:p>
          </table:table-cell>
          <table:table-cell table:formula="of:=1/[.N34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4]" office:value-type="float" office:value="628.970655065934" calcext:value-type="float">
            <text:p>628.9706550659</text:p>
          </table:table-cell>
          <table:table-cell office:value-type="float" office:value="627.970086133609" calcext:value-type="float">
            <text:p>627.9700861336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345.41997630654" calcext:value-type="float">
            <text:p>1345.4199763065</text:p>
          </table:table-cell>
          <table:table-cell table:formula="of:=[.F35]/[.G35]+(210-[.D35])*1" office:value-type="float" office:value="628.970655065934" calcext:value-type="float">
            <text:p>628.9706550659</text:p>
          </table:table-cell>
          <table:table-cell table:formula="of:=([.H35]+[.I35])*[.G35]" office:value-type="float" office:value="5083.1674" calcext:value-type="float">
            <text:p>5083.1674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02.241161169297" calcext:value-type="float">
            <text:p>102.2411611693</text:p>
          </table:table-cell>
          <table:table-cell table:formula="of:=1/[.L35]" office:value-type="float" office:value="0.0097807965848915" calcext:value-type="float">
            <text:p>0.0097807966</text:p>
          </table:table-cell>
          <table:table-cell table:formula="of:=[.J35]/[.G35]" office:value-type="float" office:value="1974.39063137247" calcext:value-type="float">
            <text:p>1974.3906313725</text:p>
          </table:table-cell>
          <table:table-cell table:formula="of:=1/[.N3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5]" office:value-type="float" office:value="628.970655065934" calcext:value-type="float">
            <text:p>628.9706550659</text:p>
          </table:table-cell>
          <table:table-cell office:value-type="float" office:value="627.969987516678" calcext:value-type="float">
            <text:p>627.9699875167</text:p>
          </table:table-cell>
          <table:table-cell table:number-columns-repeated="3"/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345.41997630654" calcext:value-type="float">
            <text:p>1345.4199763065</text:p>
          </table:table-cell>
          <table:table-cell table:formula="of:=[.F36]/[.G36]+(210-[.D36])*1" office:value-type="float" office:value="628.970655065934" calcext:value-type="float">
            <text:p>628.9706550659</text:p>
          </table:table-cell>
          <table:table-cell table:formula="of:=([.H36]+[.I36])*[.G36]" office:value-type="float" office:value="5083.1674" calcext:value-type="float">
            <text:p>5083.1674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02.241161169297" calcext:value-type="float">
            <text:p>102.2411611693</text:p>
          </table:table-cell>
          <table:table-cell table:formula="of:=1/[.L36]" office:value-type="float" office:value="0.0097807965848915" calcext:value-type="float">
            <text:p>0.0097807966</text:p>
          </table:table-cell>
          <table:table-cell table:formula="of:=[.J36]/[.G36]" office:value-type="float" office:value="1974.39063137247" calcext:value-type="float">
            <text:p>1974.3906313725</text:p>
          </table:table-cell>
          <table:table-cell table:formula="of:=1/[.N3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6]" office:value-type="float" office:value="628.970655065934" calcext:value-type="float">
            <text:p>628.9706550659</text:p>
          </table:table-cell>
          <table:table-cell office:value-type="float" office:value="627.970126836027" calcext:value-type="float">
            <text:p>627.970126836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50060595488" calcext:value-type="float">
            <text:p>941.8500605955</text:p>
          </table:table-cell>
          <table:table-cell table:number-columns-repeated="3"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345.41997630654" calcext:value-type="float">
            <text:p>1345.4199763065</text:p>
          </table:table-cell>
          <table:table-cell table:formula="of:=[.F38]/[.G38]+(210-[.D38])*1" office:value-type="float" office:value="628.970655065934" calcext:value-type="float">
            <text:p>628.9706550659</text:p>
          </table:table-cell>
          <table:table-cell table:formula="of:=([.H38]+[.I38])*[.G38]" office:value-type="float" office:value="5083.1674" calcext:value-type="float">
            <text:p>5083.1674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02.241161169297" calcext:value-type="float">
            <text:p>102.2411611693</text:p>
          </table:table-cell>
          <table:table-cell table:formula="of:=1/[.L38]" office:value-type="float" office:value="0.0097807965848915" calcext:value-type="float">
            <text:p>0.0097807966</text:p>
          </table:table-cell>
          <table:table-cell table:formula="of:=[.J38]/[.G38]" office:value-type="float" office:value="1974.39063137247" calcext:value-type="float">
            <text:p>1974.3906313725</text:p>
          </table:table-cell>
          <table:table-cell table:formula="of:=1/[.N38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38]" office:value-type="float" office:value="628.970655065934" calcext:value-type="float">
            <text:p>628.9706550659</text:p>
          </table:table-cell>
          <table:table-cell office:value-type="float" office:value="627.970188970325" calcext:value-type="float">
            <text:p>627.9701889703</text:p>
          </table:table-cell>
          <table:table-cell table:number-columns-repeated="3"/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39]" office:value-type="float" office:value="716.283293787101" calcext:value-type="float">
            <text:p>716.2832937871</text:p>
          </table:table-cell>
          <table:table-cell office:value-type="float" office:value="715.285001894094" calcext:value-type="float">
            <text:p>715.2850018941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345.41997630654" calcext:value-type="float">
            <text:p>1345.4199763065</text:p>
          </table:table-cell>
          <table:table-cell table:formula="of:=[.F40]/[.G40]+(210-[.D40])*1" office:value-type="float" office:value="628.970655065934" calcext:value-type="float">
            <text:p>628.9706550659</text:p>
          </table:table-cell>
          <table:table-cell table:formula="of:=([.H40]+[.I40])*[.G40]" office:value-type="float" office:value="5083.1674" calcext:value-type="float">
            <text:p>5083.1674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02.241161169297" calcext:value-type="float">
            <text:p>102.2411611693</text:p>
          </table:table-cell>
          <table:table-cell table:formula="of:=1/[.L40]" office:value-type="float" office:value="0.0097807965848915" calcext:value-type="float">
            <text:p>0.0097807966</text:p>
          </table:table-cell>
          <table:table-cell table:formula="of:=[.J40]/[.G40]" office:value-type="float" office:value="1974.39063137247" calcext:value-type="float">
            <text:p>1974.3906313725</text:p>
          </table:table-cell>
          <table:table-cell table:formula="of:=1/[.N4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0]" office:value-type="float" office:value="628.970655065934" calcext:value-type="float">
            <text:p>628.9706550659</text:p>
          </table:table-cell>
          <table:table-cell office:value-type="float" office:value="627.970085433252" calcext:value-type="float">
            <text:p>627.9700854333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345.41997630654" calcext:value-type="float">
            <text:p>1345.4199763065</text:p>
          </table:table-cell>
          <table:table-cell table:formula="of:=[.F41]/[.G41]+(210-[.D41])*1" office:value-type="float" office:value="628.970655065934" calcext:value-type="float">
            <text:p>628.9706550659</text:p>
          </table:table-cell>
          <table:table-cell table:formula="of:=([.H41]+[.I41])*[.G41]" office:value-type="float" office:value="5083.1674" calcext:value-type="float">
            <text:p>5083.1674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02.241161169297" calcext:value-type="float">
            <text:p>102.2411611693</text:p>
          </table:table-cell>
          <table:table-cell table:formula="of:=1/[.L41]" office:value-type="float" office:value="0.0097807965848915" calcext:value-type="float">
            <text:p>0.0097807966</text:p>
          </table:table-cell>
          <table:table-cell table:formula="of:=[.J41]/[.G41]" office:value-type="float" office:value="1974.39063137247" calcext:value-type="float">
            <text:p>1974.3906313725</text:p>
          </table:table-cell>
          <table:table-cell table:formula="of:=1/[.N4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1]" office:value-type="float" office:value="628.970655065934" calcext:value-type="float">
            <text:p>628.9706550659</text:p>
          </table:table-cell>
          <table:table-cell office:value-type="float" office:value="627.969883122697" calcext:value-type="float">
            <text:p>627.9698831227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412560" calcext:value-type="float">
            <text:p>2.41E+06</text:p>
          </table:table-cell>
          <table:table-cell table:style-name="ce8" office:value-type="float" office:value="3325310" calcext:value-type="float">
            <text:p>3.33E+06</text:p>
          </table:table-cell>
          <table:table-cell office:value-type="float" office:value="1689.99" calcext:value-type="float">
            <text:p>1689.99</text:p>
          </table:table-cell>
          <table:table-cell table:formula="of:=[.E42]/[.G42]+(210-[.D42])*5" office:value-type="float" office:value="2432.55874295114" calcext:value-type="float">
            <text:p>2432.5587429512</text:p>
          </table:table-cell>
          <table:table-cell table:formula="of:=[.F42]/[.G42]+(210-[.D42])*1" office:value-type="float" office:value="2168.65069615797" calcext:value-type="float">
            <text:p>2168.650696158</text:p>
          </table:table-cell>
          <table:table-cell table:formula="of:=([.H42]+[.I42])*[.G42]" office:value-type="float" office:value="7775997.94" calcext:value-type="float">
            <text:p>7775997.94</text:p>
          </table:table-cell>
          <table:table-cell table:formula="of:=[.C42]/[.G42]" office:value-type="float" office:value="15.1480186273292" calcext:value-type="float">
            <text:p>15.1480186273</text:p>
          </table:table-cell>
          <table:table-cell table:formula="of:=[.J42]/[.K42]" office:value-type="float" office:value="513334.326508617" calcext:value-type="float">
            <text:p>513334.326508617</text:p>
          </table:table-cell>
          <table:table-cell table:formula="of:=1/[.L42]" office:value-type="float" office:value="0.00000194804817905201" calcext:value-type="float">
            <text:p>0.000001948</text:p>
          </table:table-cell>
          <table:table-cell table:formula="of:=[.J42]/[.G42]" office:value-type="float" office:value="4601.20943910911" calcext:value-type="float">
            <text:p>4601.2094391091</text:p>
          </table:table-cell>
          <table:table-cell table:formula="of:=1/[.N42]" office:value-type="float" office:value="0.000217334162513937" calcext:value-type="float">
            <text:p>0.0002173342</text:p>
          </table:table-cell>
          <table:table-cell table:number-columns-repeated="10"/>
          <table:table-cell table:formula="of:=[.I42]" office:value-type="float" office:value="2168.65069615797" calcext:value-type="float">
            <text:p>2168.650696158</text:p>
          </table:table-cell>
          <table:table-cell office:value-type="float" office:value="2194.29006179876" calcext:value-type="float">
            <text:p>2194.2900617988</text:p>
          </table:table-cell>
          <table:table-cell table:number-columns-repeated="3"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36948300" calcext:value-type="float">
            <text:p>3.69E+07</text:p>
          </table:table-cell>
          <table:table-cell table:style-name="ce8" office:value-type="float" office:value="50927000" calcext:value-type="float">
            <text:p>5.09E+07</text:p>
          </table:table-cell>
          <table:table-cell office:value-type="float" office:value="25422.9" calcext:value-type="float">
            <text:p>25422.9</text:p>
          </table:table-cell>
          <table:table-cell table:formula="of:=[.E43]/[.G43]+(210-[.D43])*5" office:value-type="float" office:value="2458.34717911804" calcext:value-type="float">
            <text:p>2458.347179118</text:p>
          </table:table-cell>
          <table:table-cell table:formula="of:=[.F43]/[.G43]+(210-[.D43])*1" office:value-type="float" office:value="2204.19397079011" calcext:value-type="float">
            <text:p>2204.1939707901</text:p>
          </table:table-cell>
          <table:table-cell table:formula="of:=([.H43]+[.I43])*[.G43]" office:value-type="float" office:value="118535317.4" calcext:value-type="float">
            <text:p>118535317.4</text:p>
          </table:table-cell>
          <table:table-cell table:formula="of:=[.C43]/[.G43]" office:value-type="float" office:value="4.02786464172065" calcext:value-type="float">
            <text:p>4.0278646417</text:p>
          </table:table-cell>
          <table:table-cell table:formula="of:=[.J43]/[.K43]" office:value-type="float" office:value="29428823.4446139" calcext:value-type="float">
            <text:p>29428823.4446139</text:p>
          </table:table-cell>
          <table:table-cell table:formula="of:=1/[.L43]" office:value-type="float" office:value="0.0000000339802915288828" calcext:value-type="float">
            <text:p>0.000000034</text:p>
          </table:table-cell>
          <table:table-cell table:formula="of:=[.J43]/[.G43]" office:value-type="float" office:value="4662.54114990815" calcext:value-type="float">
            <text:p>4662.5411499082</text:p>
          </table:table-cell>
          <table:table-cell table:formula="of:=1/[.N43]" office:value-type="float" office:value="0.000214475318897657" calcext:value-type="float">
            <text:p>0.0002144753</text:p>
          </table:table-cell>
          <table:table-cell table:number-columns-repeated="10"/>
          <table:table-cell table:formula="of:=[.I43]" office:value-type="float" office:value="2204.19397079011" calcext:value-type="float">
            <text:p>2204.1939707901</text:p>
          </table:table-cell>
          <table:table-cell office:value-type="float" office:value="2226.16742065588" calcext:value-type="float">
            <text:p>2226.1674206559</text:p>
          </table:table-cell>
          <table:table-cell table:number-columns-repeated="3"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4]" office:value-type="float" office:value="716.283293787101" calcext:value-type="float">
            <text:p>716.2832937871</text:p>
          </table:table-cell>
          <table:table-cell office:value-type="float" office:value="715.284737436885" calcext:value-type="float">
            <text:p>715.2847374369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345.41997630654" calcext:value-type="float">
            <text:p>1345.4199763065</text:p>
          </table:table-cell>
          <table:table-cell table:formula="of:=[.F45]/[.G45]+(210-[.D45])*1" office:value-type="float" office:value="628.970655065934" calcext:value-type="float">
            <text:p>628.9706550659</text:p>
          </table:table-cell>
          <table:table-cell table:formula="of:=([.H45]+[.I45])*[.G45]" office:value-type="float" office:value="5083.1674" calcext:value-type="float">
            <text:p>5083.1674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02.241161169297" calcext:value-type="float">
            <text:p>102.2411611693</text:p>
          </table:table-cell>
          <table:table-cell table:formula="of:=1/[.L45]" office:value-type="float" office:value="0.0097807965848915" calcext:value-type="float">
            <text:p>0.0097807966</text:p>
          </table:table-cell>
          <table:table-cell table:formula="of:=[.J45]/[.G45]" office:value-type="float" office:value="1974.39063137247" calcext:value-type="float">
            <text:p>1974.3906313725</text:p>
          </table:table-cell>
          <table:table-cell table:formula="of:=1/[.N4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5]" office:value-type="float" office:value="628.970655065934" calcext:value-type="float">
            <text:p>628.9706550659</text:p>
          </table:table-cell>
          <table:table-cell office:value-type="float" office:value="627.970142814628" calcext:value-type="float">
            <text:p>627.9701428146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2527030" calcext:value-type="float">
            <text:p>2.53E+06</text:p>
          </table:table-cell>
          <table:table-cell table:style-name="ce8" office:value-type="float" office:value="3483090" calcext:value-type="float">
            <text:p>3.48E+06</text:p>
          </table:table-cell>
          <table:table-cell office:value-type="float" office:value="694.329" calcext:value-type="float">
            <text:p>694.329</text:p>
          </table:table-cell>
          <table:table-cell table:formula="of:=[.E46]/[.G46]+(210-[.D46])*5" office:value-type="float" office:value="4559.52823517382" calcext:value-type="float">
            <text:p>4559.5282351738</text:p>
          </table:table-cell>
          <table:table-cell table:formula="of:=[.F46]/[.G46]+(210-[.D46])*1" office:value-type="float" office:value="5200.48354022373" calcext:value-type="float">
            <text:p>5200.4835402237</text:p>
          </table:table-cell>
          <table:table-cell table:formula="of:=([.H46]+[.I46])*[.G46]" office:value-type="float" office:value="6776659.216" calcext:value-type="float">
            <text:p>6776659.216</text:p>
          </table:table-cell>
          <table:table-cell table:formula="of:=[.C46]/[.G46]" office:value-type="float" office:value="36.8701292902932" calcext:value-type="float">
            <text:p>36.8701292903</text:p>
          </table:table-cell>
          <table:table-cell table:formula="of:=[.J46]/[.K46]" office:value-type="float" office:value="183798.086593206" calcext:value-type="float">
            <text:p>183798.086593206</text:p>
          </table:table-cell>
          <table:table-cell table:formula="of:=1/[.L46]" office:value-type="float" office:value="0.000005440753048824" calcext:value-type="float">
            <text:p>5.440753048824E-06</text:p>
          </table:table-cell>
          <table:table-cell table:formula="of:=[.J46]/[.G46]" office:value-type="float" office:value="9760.01177539754" calcext:value-type="float">
            <text:p>9760.0117753976</text:p>
          </table:table-cell>
          <table:table-cell table:formula="of:=1/[.N46]" office:value-type="float" office:value="0.000102458892777234" calcext:value-type="float">
            <text:p>0.0001024589</text:p>
          </table:table-cell>
          <table:table-cell table:number-columns-repeated="10"/>
          <table:table-cell table:formula="of:=[.I46]" office:value-type="float" office:value="5200.48354022373" calcext:value-type="float">
            <text:p>5200.4835402237</text:p>
          </table:table-cell>
          <table:table-cell office:value-type="float" office:value="4935.2285553307" calcext:value-type="float">
            <text:p>4935.2285553307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345.41997630654" calcext:value-type="float">
            <text:p>1345.4199763065</text:p>
          </table:table-cell>
          <table:table-cell table:formula="of:=[.F47]/[.G47]+(210-[.D47])*1" office:value-type="float" office:value="628.970655065934" calcext:value-type="float">
            <text:p>628.9706550659</text:p>
          </table:table-cell>
          <table:table-cell table:formula="of:=([.H47]+[.I47])*[.G47]" office:value-type="float" office:value="5083.1674" calcext:value-type="float">
            <text:p>5083.1674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02.241161169297" calcext:value-type="float">
            <text:p>102.2411611693</text:p>
          </table:table-cell>
          <table:table-cell table:formula="of:=1/[.L47]" office:value-type="float" office:value="0.0097807965848915" calcext:value-type="float">
            <text:p>0.0097807966</text:p>
          </table:table-cell>
          <table:table-cell table:formula="of:=[.J47]/[.G47]" office:value-type="float" office:value="1974.39063137247" calcext:value-type="float">
            <text:p>1974.3906313725</text:p>
          </table:table-cell>
          <table:table-cell table:formula="of:=1/[.N47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7]" office:value-type="float" office:value="628.970655065934" calcext:value-type="float">
            <text:p>628.9706550659</text:p>
          </table:table-cell>
          <table:table-cell office:value-type="float" office:value="627.969973869287" calcext:value-type="float">
            <text:p>627.9699738693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345.41997630654" calcext:value-type="float">
            <text:p>1345.4199763065</text:p>
          </table:table-cell>
          <table:table-cell table:formula="of:=[.F48]/[.G48]+(210-[.D48])*1" office:value-type="float" office:value="628.970655065934" calcext:value-type="float">
            <text:p>628.9706550659</text:p>
          </table:table-cell>
          <table:table-cell table:formula="of:=([.H48]+[.I48])*[.G48]" office:value-type="float" office:value="5083.1674" calcext:value-type="float">
            <text:p>5083.1674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02.241161169297" calcext:value-type="float">
            <text:p>102.2411611693</text:p>
          </table:table-cell>
          <table:table-cell table:formula="of:=1/[.L48]" office:value-type="float" office:value="0.0097807965848915" calcext:value-type="float">
            <text:p>0.0097807966</text:p>
          </table:table-cell>
          <table:table-cell table:formula="of:=[.J48]/[.G48]" office:value-type="float" office:value="1974.39063137247" calcext:value-type="float">
            <text:p>1974.3906313725</text:p>
          </table:table-cell>
          <table:table-cell table:formula="of:=1/[.N48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8]" office:value-type="float" office:value="628.970655065934" calcext:value-type="float">
            <text:p>628.9706550659</text:p>
          </table:table-cell>
          <table:table-cell office:value-type="float" office:value="627.969926370612" calcext:value-type="float">
            <text:p>627.9699263706</text:p>
          </table:table-cell>
          <table:table-cell table:number-columns-repeated="3"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345.41997630654" calcext:value-type="float">
            <text:p>1345.4199763065</text:p>
          </table:table-cell>
          <table:table-cell table:formula="of:=[.F49]/[.G49]+(210-[.D49])*1" office:value-type="float" office:value="628.970655065934" calcext:value-type="float">
            <text:p>628.9706550659</text:p>
          </table:table-cell>
          <table:table-cell table:formula="of:=([.H49]+[.I49])*[.G49]" office:value-type="float" office:value="5083.1674" calcext:value-type="float">
            <text:p>5083.1674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02.241161169297" calcext:value-type="float">
            <text:p>102.2411611693</text:p>
          </table:table-cell>
          <table:table-cell table:formula="of:=1/[.L49]" office:value-type="float" office:value="0.0097807965848915" calcext:value-type="float">
            <text:p>0.0097807966</text:p>
          </table:table-cell>
          <table:table-cell table:formula="of:=[.J49]/[.G49]" office:value-type="float" office:value="1974.39063137247" calcext:value-type="float">
            <text:p>1974.3906313725</text:p>
          </table:table-cell>
          <table:table-cell table:formula="of:=1/[.N49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49]" office:value-type="float" office:value="628.970655065934" calcext:value-type="float">
            <text:p>628.9706550659</text:p>
          </table:table-cell>
          <table:table-cell office:value-type="float" office:value="627.970031536913" calcext:value-type="float">
            <text:p>627.9700315369</text:p>
          </table:table-cell>
          <table:table-cell table:number-columns-repeated="3"/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345.41997630654" calcext:value-type="float">
            <text:p>1345.4199763065</text:p>
          </table:table-cell>
          <table:table-cell table:formula="of:=[.F50]/[.G50]+(210-[.D50])*1" office:value-type="float" office:value="628.970655065934" calcext:value-type="float">
            <text:p>628.9706550659</text:p>
          </table:table-cell>
          <table:table-cell table:formula="of:=([.H50]+[.I50])*[.G50]" office:value-type="float" office:value="5083.1674" calcext:value-type="float">
            <text:p>5083.1674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02.241161169297" calcext:value-type="float">
            <text:p>102.2411611693</text:p>
          </table:table-cell>
          <table:table-cell table:formula="of:=1/[.L50]" office:value-type="float" office:value="0.0097807965848915" calcext:value-type="float">
            <text:p>0.0097807966</text:p>
          </table:table-cell>
          <table:table-cell table:formula="of:=[.J50]/[.G50]" office:value-type="float" office:value="1974.39063137247" calcext:value-type="float">
            <text:p>1974.3906313725</text:p>
          </table:table-cell>
          <table:table-cell table:formula="of:=1/[.N5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0]" office:value-type="float" office:value="628.970655065934" calcext:value-type="float">
            <text:p>628.9706550659</text:p>
          </table:table-cell>
          <table:table-cell office:value-type="float" office:value="627.96995108658" calcext:value-type="float">
            <text:p>627.9699510866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51]/[.G51]+(210-[.D51])*5" office:value-type="float" office:value="2229.83823315736" calcext:value-type="float">
            <text:p>2229.8382331574</text:p>
          </table:table-cell>
          <table:table-cell table:formula="of:=[.F51]/[.G51]+(210-[.D51])*1" office:value-type="float" office:value="1883.3373094673" calcext:value-type="float">
            <text:p>1883.3373094673</text:p>
          </table:table-cell>
          <table:table-cell table:formula="of:=([.H51]+[.I51])*[.G51]" office:value-type="float" office:value="594473.148" calcext:value-type="float">
            <text:p>594473.148</text:p>
          </table:table-cell>
          <table:table-cell table:formula="of:=[.C51]/[.G51]" office:value-type="float" office:value="44.2817704405344" calcext:value-type="float">
            <text:p>44.2817704405</text:p>
          </table:table-cell>
          <table:table-cell table:formula="of:=[.J51]/[.K51]" office:value-type="float" office:value="13424.7827511394" calcext:value-type="float">
            <text:p>13424.7827511394</text:p>
          </table:table-cell>
          <table:table-cell table:formula="of:=1/[.L51]" office:value-type="float" office:value="0.0000744891011301564" calcext:value-type="float">
            <text:p>7.44891011301564E-05</text:p>
          </table:table-cell>
          <table:table-cell table:formula="of:=[.J51]/[.G51]" office:value-type="float" office:value="4113.17554262466" calcext:value-type="float">
            <text:p>4113.1755426247</text:p>
          </table:table-cell>
          <table:table-cell table:formula="of:=1/[.N51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51]" office:value-type="float" office:value="1883.3373094673" calcext:value-type="float">
            <text:p>1883.3373094673</text:p>
          </table:table-cell>
          <table:table-cell office:value-type="float" office:value="1882.51731032766" calcext:value-type="float">
            <text:p>1882.5173103277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6992500" calcext:value-type="float">
            <text:p>3.70E+07</text:p>
          </table:table-cell>
          <table:table-cell table:style-name="ce8" office:value-type="float" office:value="50988100" calcext:value-type="float">
            <text:p>5.10E+07</text:p>
          </table:table-cell>
          <table:table-cell office:value-type="float" office:value="35953.9" calcext:value-type="float">
            <text:p>35953.9</text:p>
          </table:table-cell>
          <table:table-cell table:formula="of:=[.E52]/[.G52]+(210-[.D52])*5" office:value-type="float" office:value="2048.88699139732" calcext:value-type="float">
            <text:p>2048.8869913973</text:p>
          </table:table-cell>
          <table:table-cell table:formula="of:=[.F52]/[.G52]+(210-[.D52])*1" office:value-type="float" office:value="1622.15213370455" calcext:value-type="float">
            <text:p>1622.1521337046</text:p>
          </table:table-cell>
          <table:table-cell table:formula="of:=([.H52]+[.I52])*[.G52]" office:value-type="float" office:value="131988173.6" calcext:value-type="float">
            <text:p>131988173.6</text:p>
          </table:table-cell>
          <table:table-cell table:formula="of:=[.C52]/[.G52]" office:value-type="float" office:value="2.848091583945" calcext:value-type="float">
            <text:p>2.8480915839</text:p>
          </table:table-cell>
          <table:table-cell table:formula="of:=[.J52]/[.K52]" office:value-type="float" office:value="46342671.8241898" calcext:value-type="float">
            <text:p>46342671.8241898</text:p>
          </table:table-cell>
          <table:table-cell table:formula="of:=1/[.L52]" office:value-type="float" office:value="0.0000000215783846860125" calcext:value-type="float">
            <text:p>2.15783846860125E-08</text:p>
          </table:table-cell>
          <table:table-cell table:formula="of:=[.J52]/[.G52]" office:value-type="float" office:value="3671.03912510187" calcext:value-type="float">
            <text:p>3671.0391251019</text:p>
          </table:table-cell>
          <table:table-cell table:formula="of:=1/[.N52]" office:value-type="float" office:value="0.000272402435910364" calcext:value-type="float">
            <text:p>0.0002724024</text:p>
          </table:table-cell>
          <table:table-cell table:number-columns-repeated="10"/>
          <table:table-cell table:formula="of:=[.I52]" office:value-type="float" office:value="1622.15213370455" calcext:value-type="float">
            <text:p>1622.1521337046</text:p>
          </table:table-cell>
          <table:table-cell office:value-type="float" office:value="1480.24982304386" calcext:value-type="float">
            <text:p>1480.2498230439</text:p>
          </table:table-cell>
          <table:table-cell table:number-columns-repeated="3"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345.41997630654" calcext:value-type="float">
            <text:p>1345.4199763065</text:p>
          </table:table-cell>
          <table:table-cell table:formula="of:=[.F53]/[.G53]+(210-[.D53])*1" office:value-type="float" office:value="628.970655065934" calcext:value-type="float">
            <text:p>628.9706550659</text:p>
          </table:table-cell>
          <table:table-cell table:formula="of:=([.H53]+[.I53])*[.G53]" office:value-type="float" office:value="5083.1674" calcext:value-type="float">
            <text:p>5083.1674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02.241161169297" calcext:value-type="float">
            <text:p>102.2411611693</text:p>
          </table:table-cell>
          <table:table-cell table:formula="of:=1/[.L53]" office:value-type="float" office:value="0.0097807965848915" calcext:value-type="float">
            <text:p>0.0097807966</text:p>
          </table:table-cell>
          <table:table-cell table:formula="of:=[.J53]/[.G53]" office:value-type="float" office:value="1974.39063137247" calcext:value-type="float">
            <text:p>1974.3906313725</text:p>
          </table:table-cell>
          <table:table-cell table:formula="of:=1/[.N5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3]" office:value-type="float" office:value="628.970655065934" calcext:value-type="float">
            <text:p>628.9706550659</text:p>
          </table:table-cell>
          <table:table-cell office:value-type="float" office:value="627.970023291396" calcext:value-type="float">
            <text:p>627.9700232914</text:p>
          </table:table-cell>
          <table:table-cell table:number-columns-repeated="3"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6023284495" calcext:value-type="float">
            <text:p>941.8560232845</text:p>
          </table:table-cell>
          <table:table-cell table:number-columns-repeated="3"/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2446120" calcext:value-type="float">
            <text:p>2.45E+06</text:p>
          </table:table-cell>
          <table:table-cell table:style-name="ce8" office:value-type="float" office:value="3371560" calcext:value-type="float">
            <text:p>3.37E+06</text:p>
          </table:table-cell>
          <table:table-cell office:value-type="float" office:value="1035" calcext:value-type="float">
            <text:p>1035</text:p>
          </table:table-cell>
          <table:table-cell table:formula="of:=[.E55]/[.G55]+(210-[.D55])*5" office:value-type="float" office:value="3333.40096618357" calcext:value-type="float">
            <text:p>3333.4009661836</text:p>
          </table:table-cell>
          <table:table-cell table:formula="of:=[.F55]/[.G55]+(210-[.D55])*1" office:value-type="float" office:value="3451.54589371981" calcext:value-type="float">
            <text:p>3451.5458937198</text:p>
          </table:table-cell>
          <table:table-cell table:formula="of:=([.H55]+[.I55])*[.G55]" office:value-type="float" office:value="7022420" calcext:value-type="float">
            <text:p>7022420</text:p>
          </table:table-cell>
          <table:table-cell table:formula="of:=[.C55]/[.G55]" office:value-type="float" office:value="24.7342995169082" calcext:value-type="float">
            <text:p>24.7342995169</text:p>
          </table:table-cell>
          <table:table-cell table:formula="of:=[.J55]/[.K55]" office:value-type="float" office:value="283914.24609375" calcext:value-type="float">
            <text:p>283914.24609375</text:p>
          </table:table-cell>
          <table:table-cell table:formula="of:=1/[.L55]" office:value-type="float" office:value="0.00000352219028723833" calcext:value-type="float">
            <text:p>3.52219028723833E-06</text:p>
          </table:table-cell>
          <table:table-cell table:formula="of:=[.J55]/[.G55]" office:value-type="float" office:value="6784.94685990338" calcext:value-type="float">
            <text:p>6784.9468599034</text:p>
          </table:table-cell>
          <table:table-cell table:formula="of:=1/[.N55]" office:value-type="float" office:value="0.000147385089470581" calcext:value-type="float">
            <text:p>0.0001473851</text:p>
          </table:table-cell>
          <table:table-cell table:number-columns-repeated="10"/>
          <table:table-cell table:formula="of:=[.I55]" office:value-type="float" office:value="3451.54589371981" calcext:value-type="float">
            <text:p>3451.5458937198</text:p>
          </table:table-cell>
          <table:table-cell office:value-type="float" office:value="3507.62981741319" calcext:value-type="float">
            <text:p>3507.6298174132</text:p>
          </table:table-cell>
          <table:table-cell table:number-columns-repeated="3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345.41997630654" calcext:value-type="float">
            <text:p>1345.4199763065</text:p>
          </table:table-cell>
          <table:table-cell table:formula="of:=[.F56]/[.G56]+(210-[.D56])*1" office:value-type="float" office:value="628.970655065934" calcext:value-type="float">
            <text:p>628.9706550659</text:p>
          </table:table-cell>
          <table:table-cell table:formula="of:=([.H56]+[.I56])*[.G56]" office:value-type="float" office:value="5083.1674" calcext:value-type="float">
            <text:p>5083.1674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02.241161169297" calcext:value-type="float">
            <text:p>102.2411611693</text:p>
          </table:table-cell>
          <table:table-cell table:formula="of:=1/[.L56]" office:value-type="float" office:value="0.0097807965848915" calcext:value-type="float">
            <text:p>0.0097807966</text:p>
          </table:table-cell>
          <table:table-cell table:formula="of:=[.J56]/[.G56]" office:value-type="float" office:value="1974.39063137247" calcext:value-type="float">
            <text:p>1974.3906313725</text:p>
          </table:table-cell>
          <table:table-cell table:formula="of:=1/[.N5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6]" office:value-type="float" office:value="628.970655065934" calcext:value-type="float">
            <text:p>628.9706550659</text:p>
          </table:table-cell>
          <table:table-cell office:value-type="float" office:value="627.970127254357" calcext:value-type="float">
            <text:p>627.9701272544</text:p>
          </table:table-cell>
          <table:table-cell table:number-columns-repeated="3"/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345.41997630654" calcext:value-type="float">
            <text:p>1345.4199763065</text:p>
          </table:table-cell>
          <table:table-cell table:formula="of:=[.F57]/[.G57]+(210-[.D57])*1" office:value-type="float" office:value="628.970655065934" calcext:value-type="float">
            <text:p>628.9706550659</text:p>
          </table:table-cell>
          <table:table-cell table:formula="of:=([.H57]+[.I57])*[.G57]" office:value-type="float" office:value="5083.1674" calcext:value-type="float">
            <text:p>5083.1674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02.241161169297" calcext:value-type="float">
            <text:p>102.2411611693</text:p>
          </table:table-cell>
          <table:table-cell table:formula="of:=1/[.L57]" office:value-type="float" office:value="0.0097807965848915" calcext:value-type="float">
            <text:p>0.0097807966</text:p>
          </table:table-cell>
          <table:table-cell table:formula="of:=[.J57]/[.G57]" office:value-type="float" office:value="1974.39063137247" calcext:value-type="float">
            <text:p>1974.3906313725</text:p>
          </table:table-cell>
          <table:table-cell table:formula="of:=1/[.N57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7]" office:value-type="float" office:value="628.970655065934" calcext:value-type="float">
            <text:p>628.9706550659</text:p>
          </table:table-cell>
          <table:table-cell office:value-type="float" office:value="627.970045353775" calcext:value-type="float">
            <text:p>627.9700453538</text:p>
          </table:table-cell>
          <table:table-cell table:number-columns-repeated="3"/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3107162903" calcext:value-type="float">
            <text:p>941.8531071629</text:p>
          </table:table-cell>
          <table:table-cell table:number-columns-repeated="3"/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345.41997630654" calcext:value-type="float">
            <text:p>1345.4199763065</text:p>
          </table:table-cell>
          <table:table-cell table:formula="of:=[.F59]/[.G59]+(210-[.D59])*1" office:value-type="float" office:value="628.970655065934" calcext:value-type="float">
            <text:p>628.9706550659</text:p>
          </table:table-cell>
          <table:table-cell table:formula="of:=([.H59]+[.I59])*[.G59]" office:value-type="float" office:value="5083.1674" calcext:value-type="float">
            <text:p>5083.1674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02.241161169297" calcext:value-type="float">
            <text:p>102.2411611693</text:p>
          </table:table-cell>
          <table:table-cell table:formula="of:=1/[.L59]" office:value-type="float" office:value="0.0097807965848915" calcext:value-type="float">
            <text:p>0.0097807966</text:p>
          </table:table-cell>
          <table:table-cell table:formula="of:=[.J59]/[.G59]" office:value-type="float" office:value="1974.39063137247" calcext:value-type="float">
            <text:p>1974.3906313725</text:p>
          </table:table-cell>
          <table:table-cell table:formula="of:=1/[.N59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59]" office:value-type="float" office:value="628.970655065934" calcext:value-type="float">
            <text:p>628.9706550659</text:p>
          </table:table-cell>
          <table:table-cell office:value-type="float" office:value="627.97010842247" calcext:value-type="float">
            <text:p>627.9701084225</text:p>
          </table:table-cell>
          <table:table-cell table:number-columns-repeated="3"/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345.41997630654" calcext:value-type="float">
            <text:p>1345.4199763065</text:p>
          </table:table-cell>
          <table:table-cell table:formula="of:=[.F60]/[.G60]+(210-[.D60])*1" office:value-type="float" office:value="628.970655065934" calcext:value-type="float">
            <text:p>628.9706550659</text:p>
          </table:table-cell>
          <table:table-cell table:formula="of:=([.H60]+[.I60])*[.G60]" office:value-type="float" office:value="5083.1674" calcext:value-type="float">
            <text:p>5083.1674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02.241161169297" calcext:value-type="float">
            <text:p>102.2411611693</text:p>
          </table:table-cell>
          <table:table-cell table:formula="of:=1/[.L60]" office:value-type="float" office:value="0.0097807965848915" calcext:value-type="float">
            <text:p>0.0097807966</text:p>
          </table:table-cell>
          <table:table-cell table:formula="of:=[.J60]/[.G60]" office:value-type="float" office:value="1974.39063137247" calcext:value-type="float">
            <text:p>1974.3906313725</text:p>
          </table:table-cell>
          <table:table-cell table:formula="of:=1/[.N60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60]" office:value-type="float" office:value="628.970655065934" calcext:value-type="float">
            <text:p>628.9706550659</text:p>
          </table:table-cell>
          <table:table-cell office:value-type="float" office:value="627.970210525881" calcext:value-type="float">
            <text:p>627.9702105259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1]/[.G61]+(210-[.D61])*5" office:value-type="float" office:value="2912.06451845965" calcext:value-type="float">
            <text:p>2912.0645184597</text:p>
          </table:table-cell>
          <table:table-cell table:formula="of:=[.F61]/[.G61]+(210-[.D61])*1" office:value-type="float" office:value="2853.13936854273" calcext:value-type="float">
            <text:p>2853.1393685427</text:p>
          </table:table-cell>
          <table:table-cell table:formula="of:=([.H61]+[.I61])*[.G61]" office:value-type="float" office:value="1915108.488" calcext:value-type="float">
            <text:p>1915108.488</text:p>
          </table:table-cell>
          <table:table-cell table:formula="of:=[.C61]/[.G61]" office:value-type="float" office:value="38.5328613057823" calcext:value-type="float">
            <text:p>38.5328613058</text:p>
          </table:table-cell>
          <table:table-cell table:formula="of:=[.J61]/[.K61]" office:value-type="float" office:value="49700.656092015" calcext:value-type="float">
            <text:p>49700.656092015</text:p>
          </table:table-cell>
          <table:table-cell table:formula="of:=1/[.L61]" office:value-type="float" office:value="0.0000201204587349635" calcext:value-type="float">
            <text:p>2.01204587349635E-05</text:p>
          </table:table-cell>
          <table:table-cell table:formula="of:=[.J61]/[.G61]" office:value-type="float" office:value="5765.20388700238" calcext:value-type="float">
            <text:p>5765.2038870024</text:p>
          </table:table-cell>
          <table:table-cell table:formula="of:=1/[.N61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61]" office:value-type="float" office:value="2853.13936854273" calcext:value-type="float">
            <text:p>2853.1393685427</text:p>
          </table:table-cell>
          <table:table-cell office:value-type="float" office:value="2853.16103182603" calcext:value-type="float">
            <text:p>2853.161031826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2]/[.G62]+(210-[.D62])*5" office:value-type="float" office:value="2229.83823315736" calcext:value-type="float">
            <text:p>2229.8382331574</text:p>
          </table:table-cell>
          <table:table-cell table:formula="of:=[.F62]/[.G62]+(210-[.D62])*1" office:value-type="float" office:value="1883.3373094673" calcext:value-type="float">
            <text:p>1883.3373094673</text:p>
          </table:table-cell>
          <table:table-cell table:formula="of:=([.H62]+[.I62])*[.G62]" office:value-type="float" office:value="594473.148" calcext:value-type="float">
            <text:p>594473.148</text:p>
          </table:table-cell>
          <table:table-cell table:formula="of:=[.C62]/[.G62]" office:value-type="float" office:value="44.2817704405344" calcext:value-type="float">
            <text:p>44.2817704405</text:p>
          </table:table-cell>
          <table:table-cell table:formula="of:=[.J62]/[.K62]" office:value-type="float" office:value="13424.7827511394" calcext:value-type="float">
            <text:p>13424.7827511394</text:p>
          </table:table-cell>
          <table:table-cell table:formula="of:=1/[.L62]" office:value-type="float" office:value="0.0000744891011301564" calcext:value-type="float">
            <text:p>7.44891011301564E-05</text:p>
          </table:table-cell>
          <table:table-cell table:formula="of:=[.J62]/[.G62]" office:value-type="float" office:value="4113.17554262466" calcext:value-type="float">
            <text:p>4113.1755426247</text:p>
          </table:table-cell>
          <table:table-cell table:formula="of:=1/[.N62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62]" office:value-type="float" office:value="1883.3373094673" calcext:value-type="float">
            <text:p>1883.3373094673</text:p>
          </table:table-cell>
          <table:table-cell office:value-type="float" office:value="1882.51301289597" calcext:value-type="float">
            <text:p>1882.513012896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337190" calcext:value-type="float">
            <text:p>9.34E+06</text:p>
          </table:table-cell>
          <table:table-cell table:style-name="ce8" office:value-type="float" office:value="12869800" calcext:value-type="float">
            <text:p>1.29E+07</text:p>
          </table:table-cell>
          <table:table-cell office:value-type="float" office:value="7985.56" calcext:value-type="float">
            <text:p>7985.56</text:p>
          </table:table-cell>
          <table:table-cell table:formula="of:=[.E63]/[.G63]+(210-[.D63])*5" office:value-type="float" office:value="2184.25926296966" calcext:value-type="float">
            <text:p>2184.2592629697</text:p>
          </table:table-cell>
          <table:table-cell table:formula="of:=[.F63]/[.G63]+(210-[.D63])*1" office:value-type="float" office:value="1814.63399936886" calcext:value-type="float">
            <text:p>1814.6339993689</text:p>
          </table:table-cell>
          <table:table-cell table:formula="of:=([.H63]+[.I63])*[.G63]" office:value-type="float" office:value="31933402.08" calcext:value-type="float">
            <text:p>31933402.08</text:p>
          </table:table-cell>
          <table:table-cell table:formula="of:=[.C63]/[.G63]" office:value-type="float" office:value="6.41157288906476" calcext:value-type="float">
            <text:p>6.4115728891</text:p>
          </table:table-cell>
          <table:table-cell table:formula="of:=[.J63]/[.K63]" office:value-type="float" office:value="4980587.85769462" calcext:value-type="float">
            <text:p>4980587.85769462</text:p>
          </table:table-cell>
          <table:table-cell table:formula="of:=1/[.L63]" office:value-type="float" office:value="0.000000200779512092147" calcext:value-type="float">
            <text:p>2.00779512092147E-07</text:p>
          </table:table-cell>
          <table:table-cell table:formula="of:=[.J63]/[.G63]" office:value-type="float" office:value="3998.89326233852" calcext:value-type="float">
            <text:p>3998.8932623385</text:p>
          </table:table-cell>
          <table:table-cell table:formula="of:=1/[.N63]" office:value-type="float" office:value="0.000250069190247706" calcext:value-type="float">
            <text:p>0.0002500692</text:p>
          </table:table-cell>
          <table:table-cell table:number-columns-repeated="10"/>
          <table:table-cell table:formula="of:=[.I63]" office:value-type="float" office:value="1814.63399936886" calcext:value-type="float">
            <text:p>1814.6339993689</text:p>
          </table:table-cell>
          <table:table-cell office:value-type="float" office:value="1897.2725548686" calcext:value-type="float">
            <text:p>1897.2725548686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4]/[.G64]+(210-[.D64])*5" office:value-type="float" office:value="2912.06451845965" calcext:value-type="float">
            <text:p>2912.0645184597</text:p>
          </table:table-cell>
          <table:table-cell table:formula="of:=[.F64]/[.G64]+(210-[.D64])*1" office:value-type="float" office:value="2853.13936854273" calcext:value-type="float">
            <text:p>2853.1393685427</text:p>
          </table:table-cell>
          <table:table-cell table:formula="of:=([.H64]+[.I64])*[.G64]" office:value-type="float" office:value="1915108.488" calcext:value-type="float">
            <text:p>1915108.488</text:p>
          </table:table-cell>
          <table:table-cell table:formula="of:=[.C64]/[.G64]" office:value-type="float" office:value="38.5328613057823" calcext:value-type="float">
            <text:p>38.5328613058</text:p>
          </table:table-cell>
          <table:table-cell table:formula="of:=[.J64]/[.K64]" office:value-type="float" office:value="49700.656092015" calcext:value-type="float">
            <text:p>49700.656092015</text:p>
          </table:table-cell>
          <table:table-cell table:formula="of:=1/[.L64]" office:value-type="float" office:value="0.0000201204587349635" calcext:value-type="float">
            <text:p>2.01204587349635E-05</text:p>
          </table:table-cell>
          <table:table-cell table:formula="of:=[.J64]/[.G64]" office:value-type="float" office:value="5765.20388700238" calcext:value-type="float">
            <text:p>5765.2038870024</text:p>
          </table:table-cell>
          <table:table-cell table:formula="of:=1/[.N64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64]" office:value-type="float" office:value="2853.13936854273" calcext:value-type="float">
            <text:p>2853.1393685427</text:p>
          </table:table-cell>
          <table:table-cell office:value-type="float" office:value="2852.70502780868" calcext:value-type="float">
            <text:p>2852.7050278087</text:p>
          </table:table-cell>
          <table:table-cell table:number-columns-repeated="3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5]/[.G65]+(210-[.D65])*5" office:value-type="float" office:value="2912.06451845965" calcext:value-type="float">
            <text:p>2912.0645184597</text:p>
          </table:table-cell>
          <table:table-cell table:formula="of:=[.F65]/[.G65]+(210-[.D65])*1" office:value-type="float" office:value="2853.13936854273" calcext:value-type="float">
            <text:p>2853.1393685427</text:p>
          </table:table-cell>
          <table:table-cell table:formula="of:=([.H65]+[.I65])*[.G65]" office:value-type="float" office:value="1915108.488" calcext:value-type="float">
            <text:p>1915108.488</text:p>
          </table:table-cell>
          <table:table-cell table:formula="of:=[.C65]/[.G65]" office:value-type="float" office:value="38.5328613057823" calcext:value-type="float">
            <text:p>38.5328613058</text:p>
          </table:table-cell>
          <table:table-cell table:formula="of:=[.J65]/[.K65]" office:value-type="float" office:value="49700.656092015" calcext:value-type="float">
            <text:p>49700.656092015</text:p>
          </table:table-cell>
          <table:table-cell table:formula="of:=1/[.L65]" office:value-type="float" office:value="0.0000201204587349635" calcext:value-type="float">
            <text:p>2.01204587349635E-05</text:p>
          </table:table-cell>
          <table:table-cell table:formula="of:=[.J65]/[.G65]" office:value-type="float" office:value="5765.20388700238" calcext:value-type="float">
            <text:p>5765.2038870024</text:p>
          </table:table-cell>
          <table:table-cell table:formula="of:=1/[.N65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65]" office:value-type="float" office:value="2853.13936854273" calcext:value-type="float">
            <text:p>2853.1393685427</text:p>
          </table:table-cell>
          <table:table-cell office:value-type="float" office:value="2852.50187039482" calcext:value-type="float">
            <text:p>2852.5018703948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6922591916" calcext:value-type="float">
            <text:p>941.8469225919</text:p>
          </table:table-cell>
          <table:table-cell table:number-columns-repeated="3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4615531647" calcext:value-type="float">
            <text:p>715.2846155316</text:p>
          </table:table-cell>
          <table:table-cell table:number-columns-repeated="3"/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8]/[.G68]+(210-[.D68])*5" office:value-type="float" office:value="2229.83823315736" calcext:value-type="float">
            <text:p>2229.8382331574</text:p>
          </table:table-cell>
          <table:table-cell table:formula="of:=[.F68]/[.G68]+(210-[.D68])*1" office:value-type="float" office:value="1883.3373094673" calcext:value-type="float">
            <text:p>1883.3373094673</text:p>
          </table:table-cell>
          <table:table-cell table:formula="of:=([.H68]+[.I68])*[.G68]" office:value-type="float" office:value="594473.148" calcext:value-type="float">
            <text:p>594473.148</text:p>
          </table:table-cell>
          <table:table-cell table:formula="of:=[.C68]/[.G68]" office:value-type="float" office:value="44.2817704405344" calcext:value-type="float">
            <text:p>44.2817704405</text:p>
          </table:table-cell>
          <table:table-cell table:formula="of:=[.J68]/[.K68]" office:value-type="float" office:value="13424.7827511394" calcext:value-type="float">
            <text:p>13424.7827511394</text:p>
          </table:table-cell>
          <table:table-cell table:formula="of:=1/[.L68]" office:value-type="float" office:value="0.0000744891011301564" calcext:value-type="float">
            <text:p>7.44891011301564E-05</text:p>
          </table:table-cell>
          <table:table-cell table:formula="of:=[.J68]/[.G68]" office:value-type="float" office:value="4113.17554262466" calcext:value-type="float">
            <text:p>4113.1755426247</text:p>
          </table:table-cell>
          <table:table-cell table:formula="of:=1/[.N68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68]" office:value-type="float" office:value="1883.3373094673" calcext:value-type="float">
            <text:p>1883.3373094673</text:p>
          </table:table-cell>
          <table:table-cell office:value-type="float" office:value="1882.44354294601" calcext:value-type="float">
            <text:p>1882.443542946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345.41997630654" calcext:value-type="float">
            <text:p>1345.4199763065</text:p>
          </table:table-cell>
          <table:table-cell table:formula="of:=[.F69]/[.G69]+(210-[.D69])*1" office:value-type="float" office:value="628.970655065934" calcext:value-type="float">
            <text:p>628.9706550659</text:p>
          </table:table-cell>
          <table:table-cell table:formula="of:=([.H69]+[.I69])*[.G69]" office:value-type="float" office:value="5083.1674" calcext:value-type="float">
            <text:p>5083.1674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02.241161169297" calcext:value-type="float">
            <text:p>102.2411611693</text:p>
          </table:table-cell>
          <table:table-cell table:formula="of:=1/[.L69]" office:value-type="float" office:value="0.0097807965848915" calcext:value-type="float">
            <text:p>0.0097807966</text:p>
          </table:table-cell>
          <table:table-cell table:formula="of:=[.J69]/[.G69]" office:value-type="float" office:value="1974.39063137247" calcext:value-type="float">
            <text:p>1974.3906313725</text:p>
          </table:table-cell>
          <table:table-cell table:formula="of:=1/[.N69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69]" office:value-type="float" office:value="628.970655065934" calcext:value-type="float">
            <text:p>628.9706550659</text:p>
          </table:table-cell>
          <table:table-cell office:value-type="float" office:value="627.97001010265" calcext:value-type="float">
            <text:p>627.9700101027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70]/[.G70]+(210-[.D70])*5" office:value-type="float" office:value="2912.06451845965" calcext:value-type="float">
            <text:p>2912.0645184597</text:p>
          </table:table-cell>
          <table:table-cell table:formula="of:=[.F70]/[.G70]+(210-[.D70])*1" office:value-type="float" office:value="2853.13936854273" calcext:value-type="float">
            <text:p>2853.1393685427</text:p>
          </table:table-cell>
          <table:table-cell table:formula="of:=([.H70]+[.I70])*[.G70]" office:value-type="float" office:value="1915108.488" calcext:value-type="float">
            <text:p>1915108.488</text:p>
          </table:table-cell>
          <table:table-cell table:formula="of:=[.C70]/[.G70]" office:value-type="float" office:value="38.5328613057823" calcext:value-type="float">
            <text:p>38.5328613058</text:p>
          </table:table-cell>
          <table:table-cell table:formula="of:=[.J70]/[.K70]" office:value-type="float" office:value="49700.656092015" calcext:value-type="float">
            <text:p>49700.656092015</text:p>
          </table:table-cell>
          <table:table-cell table:formula="of:=1/[.L70]" office:value-type="float" office:value="0.0000201204587349635" calcext:value-type="float">
            <text:p>2.01204587349635E-05</text:p>
          </table:table-cell>
          <table:table-cell table:formula="of:=[.J70]/[.G70]" office:value-type="float" office:value="5765.20388700238" calcext:value-type="float">
            <text:p>5765.2038870024</text:p>
          </table:table-cell>
          <table:table-cell table:formula="of:=1/[.N70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70]" office:value-type="float" office:value="2853.13936854273" calcext:value-type="float">
            <text:p>2853.1393685427</text:p>
          </table:table-cell>
          <table:table-cell office:value-type="float" office:value="2852.40060571971" calcext:value-type="float">
            <text:p>2852.4006057197</text:p>
          </table:table-cell>
          <table:table-cell table:number-columns-repeated="3"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345.41997630654" calcext:value-type="float">
            <text:p>1345.4199763065</text:p>
          </table:table-cell>
          <table:table-cell table:formula="of:=[.F71]/[.G71]+(210-[.D71])*1" office:value-type="float" office:value="628.970655065934" calcext:value-type="float">
            <text:p>628.9706550659</text:p>
          </table:table-cell>
          <table:table-cell table:formula="of:=([.H71]+[.I71])*[.G71]" office:value-type="float" office:value="5083.1674" calcext:value-type="float">
            <text:p>5083.1674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02.241161169297" calcext:value-type="float">
            <text:p>102.2411611693</text:p>
          </table:table-cell>
          <table:table-cell table:formula="of:=1/[.L71]" office:value-type="float" office:value="0.0097807965848915" calcext:value-type="float">
            <text:p>0.0097807966</text:p>
          </table:table-cell>
          <table:table-cell table:formula="of:=[.J71]/[.G71]" office:value-type="float" office:value="1974.39063137247" calcext:value-type="float">
            <text:p>1974.3906313725</text:p>
          </table:table-cell>
          <table:table-cell table:formula="of:=1/[.N7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71]" office:value-type="float" office:value="628.970655065934" calcext:value-type="float">
            <text:p>628.9706550659</text:p>
          </table:table-cell>
          <table:table-cell office:value-type="float" office:value="627.970053026565" calcext:value-type="float">
            <text:p>627.9700530266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72]/[.G72]+(210-[.D72])*5" office:value-type="float" office:value="2229.83823315736" calcext:value-type="float">
            <text:p>2229.8382331574</text:p>
          </table:table-cell>
          <table:table-cell table:formula="of:=[.F72]/[.G72]+(210-[.D72])*1" office:value-type="float" office:value="1883.3373094673" calcext:value-type="float">
            <text:p>1883.3373094673</text:p>
          </table:table-cell>
          <table:table-cell table:formula="of:=([.H72]+[.I72])*[.G72]" office:value-type="float" office:value="594473.148" calcext:value-type="float">
            <text:p>594473.148</text:p>
          </table:table-cell>
          <table:table-cell table:formula="of:=[.C72]/[.G72]" office:value-type="float" office:value="44.2817704405344" calcext:value-type="float">
            <text:p>44.2817704405</text:p>
          </table:table-cell>
          <table:table-cell table:formula="of:=[.J72]/[.K72]" office:value-type="float" office:value="13424.7827511394" calcext:value-type="float">
            <text:p>13424.7827511394</text:p>
          </table:table-cell>
          <table:table-cell table:formula="of:=1/[.L72]" office:value-type="float" office:value="0.0000744891011301564" calcext:value-type="float">
            <text:p>7.44891011301564E-05</text:p>
          </table:table-cell>
          <table:table-cell table:formula="of:=[.J72]/[.G72]" office:value-type="float" office:value="4113.17554262466" calcext:value-type="float">
            <text:p>4113.1755426247</text:p>
          </table:table-cell>
          <table:table-cell table:formula="of:=1/[.N72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72]" office:value-type="float" office:value="1883.3373094673" calcext:value-type="float">
            <text:p>1883.3373094673</text:p>
          </table:table-cell>
          <table:table-cell office:value-type="float" office:value="1882.4897898803" calcext:value-type="float">
            <text:p>1882.4897898803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5088848537" calcext:value-type="float">
            <text:p>715.2850888485</text:p>
          </table:table-cell>
          <table:table-cell table:number-columns-repeated="3"/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451400" calcext:value-type="float">
            <text:p>2.45E+06</text:p>
          </table:table-cell>
          <table:table-cell table:style-name="ce8" office:value-type="float" office:value="3378850" calcext:value-type="float">
            <text:p>3.38E+06</text:p>
          </table:table-cell>
          <table:table-cell office:value-type="float" office:value="1103.15" calcext:value-type="float">
            <text:p>1103.15</text:p>
          </table:table-cell>
          <table:table-cell table:formula="of:=[.E74]/[.G74]+(210-[.D74])*5" office:value-type="float" office:value="3197.18193355391" calcext:value-type="float">
            <text:p>3197.1819335539</text:p>
          </table:table-cell>
          <table:table-cell table:formula="of:=[.F74]/[.G74]+(210-[.D74])*1" office:value-type="float" office:value="3257.91075556361" calcext:value-type="float">
            <text:p>3257.9107555636</text:p>
          </table:table-cell>
          <table:table-cell table:formula="of:=([.H74]+[.I74])*[.G74]" office:value-type="float" office:value="7120935.5" calcext:value-type="float">
            <text:p>7120935.5</text:p>
          </table:table-cell>
          <table:table-cell table:formula="of:=[.C74]/[.G74]" office:value-type="float" office:value="23.2062729456556" calcext:value-type="float">
            <text:p>23.2062729457</text:p>
          </table:table-cell>
          <table:table-cell table:formula="of:=[.J74]/[.K74]" office:value-type="float" office:value="306853.906125977" calcext:value-type="float">
            <text:p>306853.906125977</text:p>
          </table:table-cell>
          <table:table-cell table:formula="of:=1/[.L74]" office:value-type="float" office:value="0.00000325887981230214" calcext:value-type="float">
            <text:p>3.25887981230214E-06</text:p>
          </table:table-cell>
          <table:table-cell table:formula="of:=[.J74]/[.G74]" office:value-type="float" office:value="6455.09268911753" calcext:value-type="float">
            <text:p>6455.0926891175</text:p>
          </table:table-cell>
          <table:table-cell table:formula="of:=1/[.N74]" office:value-type="float" office:value="0.00015491644321171" calcext:value-type="float">
            <text:p>0.0001549164</text:p>
          </table:table-cell>
          <table:table-cell table:number-columns-repeated="10"/>
          <table:table-cell table:formula="of:=[.I74]" office:value-type="float" office:value="3257.91075556361" calcext:value-type="float">
            <text:p>3257.9107555636</text:p>
          </table:table-cell>
          <table:table-cell office:value-type="float" office:value="3251.81582393329" calcext:value-type="float">
            <text:p>3251.8158239333</text:p>
          </table:table-cell>
          <table:table-cell table:number-columns-repeated="3"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345.41997630654" calcext:value-type="float">
            <text:p>1345.4199763065</text:p>
          </table:table-cell>
          <table:table-cell table:formula="of:=[.F75]/[.G75]+(210-[.D75])*1" office:value-type="float" office:value="628.970655065934" calcext:value-type="float">
            <text:p>628.9706550659</text:p>
          </table:table-cell>
          <table:table-cell table:formula="of:=([.H75]+[.I75])*[.G75]" office:value-type="float" office:value="5083.1674" calcext:value-type="float">
            <text:p>5083.1674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02.241161169297" calcext:value-type="float">
            <text:p>102.2411611693</text:p>
          </table:table-cell>
          <table:table-cell table:formula="of:=1/[.L75]" office:value-type="float" office:value="0.0097807965848915" calcext:value-type="float">
            <text:p>0.0097807966</text:p>
          </table:table-cell>
          <table:table-cell table:formula="of:=[.J75]/[.G75]" office:value-type="float" office:value="1974.39063137247" calcext:value-type="float">
            <text:p>1974.3906313725</text:p>
          </table:table-cell>
          <table:table-cell table:formula="of:=1/[.N75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75]" office:value-type="float" office:value="628.970655065934" calcext:value-type="float">
            <text:p>628.9706550659</text:p>
          </table:table-cell>
          <table:table-cell office:value-type="float" office:value="627.970038444404" calcext:value-type="float">
            <text:p>627.9700384444</text:p>
          </table:table-cell>
          <table:table-cell table:number-columns-repeated="3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5544986798" calcext:value-type="float">
            <text:p>715.2855449868</text:p>
          </table:table-cell>
          <table:table-cell table:number-columns-repeated="3"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4763048638" calcext:value-type="float">
            <text:p>715.284763048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4640386528" calcext:value-type="float">
            <text:p>715.2846403865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4354146765" calcext:value-type="float">
            <text:p>715.2843541468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80]/[.G80]+(210-[.D80])*5" office:value-type="float" office:value="2229.83823315736" calcext:value-type="float">
            <text:p>2229.8382331574</text:p>
          </table:table-cell>
          <table:table-cell table:formula="of:=[.F80]/[.G80]+(210-[.D80])*1" office:value-type="float" office:value="1883.3373094673" calcext:value-type="float">
            <text:p>1883.3373094673</text:p>
          </table:table-cell>
          <table:table-cell table:formula="of:=([.H80]+[.I80])*[.G80]" office:value-type="float" office:value="594473.148" calcext:value-type="float">
            <text:p>594473.148</text:p>
          </table:table-cell>
          <table:table-cell table:formula="of:=[.C80]/[.G80]" office:value-type="float" office:value="44.2817704405344" calcext:value-type="float">
            <text:p>44.2817704405</text:p>
          </table:table-cell>
          <table:table-cell table:formula="of:=[.J80]/[.K80]" office:value-type="float" office:value="13424.7827511394" calcext:value-type="float">
            <text:p>13424.7827511394</text:p>
          </table:table-cell>
          <table:table-cell table:formula="of:=1/[.L80]" office:value-type="float" office:value="0.0000744891011301564" calcext:value-type="float">
            <text:p>7.44891011301564E-05</text:p>
          </table:table-cell>
          <table:table-cell table:formula="of:=[.J80]/[.G80]" office:value-type="float" office:value="4113.17554262466" calcext:value-type="float">
            <text:p>4113.1755426247</text:p>
          </table:table-cell>
          <table:table-cell table:formula="of:=1/[.N80]" office:value-type="float" office:value="0.000243121157761696" calcext:value-type="float">
            <text:p>0.0002431212</text:p>
          </table:table-cell>
          <table:table-cell table:number-columns-repeated="10"/>
          <table:table-cell table:formula="of:=[.I80]" office:value-type="float" office:value="1883.3373094673" calcext:value-type="float">
            <text:p>1883.3373094673</text:p>
          </table:table-cell>
          <table:table-cell office:value-type="float" office:value="1882.45102220211" calcext:value-type="float">
            <text:p>1882.4510222021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345.41997630654" calcext:value-type="float">
            <text:p>1345.4199763065</text:p>
          </table:table-cell>
          <table:table-cell table:formula="of:=[.F81]/[.G81]+(210-[.D81])*1" office:value-type="float" office:value="628.970655065934" calcext:value-type="float">
            <text:p>628.9706550659</text:p>
          </table:table-cell>
          <table:table-cell table:formula="of:=([.H81]+[.I81])*[.G81]" office:value-type="float" office:value="5083.1674" calcext:value-type="float">
            <text:p>5083.1674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02.241161169297" calcext:value-type="float">
            <text:p>102.2411611693</text:p>
          </table:table-cell>
          <table:table-cell table:formula="of:=1/[.L81]" office:value-type="float" office:value="0.0097807965848915" calcext:value-type="float">
            <text:p>0.0097807966</text:p>
          </table:table-cell>
          <table:table-cell table:formula="of:=[.J81]/[.G81]" office:value-type="float" office:value="1974.39063137247" calcext:value-type="float">
            <text:p>1974.3906313725</text:p>
          </table:table-cell>
          <table:table-cell table:formula="of:=1/[.N8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1]" office:value-type="float" office:value="628.970655065934" calcext:value-type="float">
            <text:p>628.9706550659</text:p>
          </table:table-cell>
          <table:table-cell office:value-type="float" office:value="627.97131119309" calcext:value-type="float">
            <text:p>627.9713111931</text:p>
          </table:table-cell>
          <table:table-cell table:number-columns-repeated="3"/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345.41997630654" calcext:value-type="float">
            <text:p>1345.4199763065</text:p>
          </table:table-cell>
          <table:table-cell table:formula="of:=[.F82]/[.G82]+(210-[.D82])*1" office:value-type="float" office:value="628.970655065934" calcext:value-type="float">
            <text:p>628.9706550659</text:p>
          </table:table-cell>
          <table:table-cell table:formula="of:=([.H82]+[.I82])*[.G82]" office:value-type="float" office:value="5083.1674" calcext:value-type="float">
            <text:p>5083.1674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02.241161169297" calcext:value-type="float">
            <text:p>102.2411611693</text:p>
          </table:table-cell>
          <table:table-cell table:formula="of:=1/[.L82]" office:value-type="float" office:value="0.0097807965848915" calcext:value-type="float">
            <text:p>0.0097807966</text:p>
          </table:table-cell>
          <table:table-cell table:formula="of:=[.J82]/[.G82]" office:value-type="float" office:value="1974.39063137247" calcext:value-type="float">
            <text:p>1974.3906313725</text:p>
          </table:table-cell>
          <table:table-cell table:formula="of:=1/[.N82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2]" office:value-type="float" office:value="628.970655065934" calcext:value-type="float">
            <text:p>628.9706550659</text:p>
          </table:table-cell>
          <table:table-cell office:value-type="float" office:value="627.969902721193" calcext:value-type="float">
            <text:p>627.9699027212</text:p>
          </table:table-cell>
          <table:table-cell table:number-columns-repeated="3"/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345.41997630654" calcext:value-type="float">
            <text:p>1345.4199763065</text:p>
          </table:table-cell>
          <table:table-cell table:formula="of:=[.F83]/[.G83]+(210-[.D83])*1" office:value-type="float" office:value="628.970655065934" calcext:value-type="float">
            <text:p>628.9706550659</text:p>
          </table:table-cell>
          <table:table-cell table:formula="of:=([.H83]+[.I83])*[.G83]" office:value-type="float" office:value="5083.1674" calcext:value-type="float">
            <text:p>5083.1674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02.241161169297" calcext:value-type="float">
            <text:p>102.2411611693</text:p>
          </table:table-cell>
          <table:table-cell table:formula="of:=1/[.L83]" office:value-type="float" office:value="0.0097807965848915" calcext:value-type="float">
            <text:p>0.0097807966</text:p>
          </table:table-cell>
          <table:table-cell table:formula="of:=[.J83]/[.G83]" office:value-type="float" office:value="1974.39063137247" calcext:value-type="float">
            <text:p>1974.3906313725</text:p>
          </table:table-cell>
          <table:table-cell table:formula="of:=1/[.N8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3]" office:value-type="float" office:value="628.970655065934" calcext:value-type="float">
            <text:p>628.9706550659</text:p>
          </table:table-cell>
          <table:table-cell office:value-type="float" office:value="627.969676905922" calcext:value-type="float">
            <text:p>627.9696769059</text:p>
          </table:table-cell>
          <table:table-cell table:number-columns-repeated="3"/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345.41997630654" calcext:value-type="float">
            <text:p>1345.4199763065</text:p>
          </table:table-cell>
          <table:table-cell table:formula="of:=[.F84]/[.G84]+(210-[.D84])*1" office:value-type="float" office:value="628.970655065934" calcext:value-type="float">
            <text:p>628.9706550659</text:p>
          </table:table-cell>
          <table:table-cell table:formula="of:=([.H84]+[.I84])*[.G84]" office:value-type="float" office:value="5083.1674" calcext:value-type="float">
            <text:p>5083.1674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02.241161169297" calcext:value-type="float">
            <text:p>102.2411611693</text:p>
          </table:table-cell>
          <table:table-cell table:formula="of:=1/[.L84]" office:value-type="float" office:value="0.0097807965848915" calcext:value-type="float">
            <text:p>0.0097807966</text:p>
          </table:table-cell>
          <table:table-cell table:formula="of:=[.J84]/[.G84]" office:value-type="float" office:value="1974.39063137247" calcext:value-type="float">
            <text:p>1974.3906313725</text:p>
          </table:table-cell>
          <table:table-cell table:formula="of:=1/[.N84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4]" office:value-type="float" office:value="628.970655065934" calcext:value-type="float">
            <text:p>628.9706550659</text:p>
          </table:table-cell>
          <table:table-cell office:value-type="float" office:value="627.969957396761" calcext:value-type="float">
            <text:p>627.9699573968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3713841613" calcext:value-type="float">
            <text:p>941.8537138416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345.41997630654" calcext:value-type="float">
            <text:p>1345.4199763065</text:p>
          </table:table-cell>
          <table:table-cell table:formula="of:=[.F86]/[.G86]+(210-[.D86])*1" office:value-type="float" office:value="628.970655065934" calcext:value-type="float">
            <text:p>628.9706550659</text:p>
          </table:table-cell>
          <table:table-cell table:formula="of:=([.H86]+[.I86])*[.G86]" office:value-type="float" office:value="5083.1674" calcext:value-type="float">
            <text:p>5083.1674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02.241161169297" calcext:value-type="float">
            <text:p>102.2411611693</text:p>
          </table:table-cell>
          <table:table-cell table:formula="of:=1/[.L86]" office:value-type="float" office:value="0.0097807965848915" calcext:value-type="float">
            <text:p>0.0097807966</text:p>
          </table:table-cell>
          <table:table-cell table:formula="of:=[.J86]/[.G86]" office:value-type="float" office:value="1974.39063137247" calcext:value-type="float">
            <text:p>1974.3906313725</text:p>
          </table:table-cell>
          <table:table-cell table:formula="of:=1/[.N8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86]" office:value-type="float" office:value="628.970655065934" calcext:value-type="float">
            <text:p>628.9706550659</text:p>
          </table:table-cell>
          <table:table-cell office:value-type="float" office:value="627.970300489082" calcext:value-type="float">
            <text:p>627.9703004891</text:p>
          </table:table-cell>
          <table:table-cell table:number-columns-repeated="3"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7]/[.G87]+(210-[.D87])*5" office:value-type="float" office:value="2912.06451845965" calcext:value-type="float">
            <text:p>2912.0645184597</text:p>
          </table:table-cell>
          <table:table-cell table:formula="of:=[.F87]/[.G87]+(210-[.D87])*1" office:value-type="float" office:value="2853.13936854273" calcext:value-type="float">
            <text:p>2853.1393685427</text:p>
          </table:table-cell>
          <table:table-cell table:formula="of:=([.H87]+[.I87])*[.G87]" office:value-type="float" office:value="1915108.488" calcext:value-type="float">
            <text:p>1915108.488</text:p>
          </table:table-cell>
          <table:table-cell table:formula="of:=[.C87]/[.G87]" office:value-type="float" office:value="38.5328613057823" calcext:value-type="float">
            <text:p>38.5328613058</text:p>
          </table:table-cell>
          <table:table-cell table:formula="of:=[.J87]/[.K87]" office:value-type="float" office:value="49700.656092015" calcext:value-type="float">
            <text:p>49700.656092015</text:p>
          </table:table-cell>
          <table:table-cell table:formula="of:=1/[.L87]" office:value-type="float" office:value="0.0000201204587349635" calcext:value-type="float">
            <text:p>2.01204587349635E-05</text:p>
          </table:table-cell>
          <table:table-cell table:formula="of:=[.J87]/[.G87]" office:value-type="float" office:value="5765.20388700238" calcext:value-type="float">
            <text:p>5765.2038870024</text:p>
          </table:table-cell>
          <table:table-cell table:formula="of:=1/[.N87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87]" office:value-type="float" office:value="2853.13936854273" calcext:value-type="float">
            <text:p>2853.1393685427</text:p>
          </table:table-cell>
          <table:table-cell office:value-type="float" office:value="2852.33892429195" calcext:value-type="float">
            <text:p>2852.338924292</text:p>
          </table:table-cell>
          <table:table-cell table:number-columns-repeated="3"/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8]/[.G88]+(210-[.D88])*5" office:value-type="float" office:value="2912.06451845965" calcext:value-type="float">
            <text:p>2912.0645184597</text:p>
          </table:table-cell>
          <table:table-cell table:formula="of:=[.F88]/[.G88]+(210-[.D88])*1" office:value-type="float" office:value="2853.13936854273" calcext:value-type="float">
            <text:p>2853.1393685427</text:p>
          </table:table-cell>
          <table:table-cell table:formula="of:=([.H88]+[.I88])*[.G88]" office:value-type="float" office:value="1915108.488" calcext:value-type="float">
            <text:p>1915108.488</text:p>
          </table:table-cell>
          <table:table-cell table:formula="of:=[.C88]/[.G88]" office:value-type="float" office:value="38.5328613057823" calcext:value-type="float">
            <text:p>38.5328613058</text:p>
          </table:table-cell>
          <table:table-cell table:formula="of:=[.J88]/[.K88]" office:value-type="float" office:value="49700.656092015" calcext:value-type="float">
            <text:p>49700.656092015</text:p>
          </table:table-cell>
          <table:table-cell table:formula="of:=1/[.L88]" office:value-type="float" office:value="0.0000201204587349635" calcext:value-type="float">
            <text:p>2.01204587349635E-05</text:p>
          </table:table-cell>
          <table:table-cell table:formula="of:=[.J88]/[.G88]" office:value-type="float" office:value="5765.20388700238" calcext:value-type="float">
            <text:p>5765.2038870024</text:p>
          </table:table-cell>
          <table:table-cell table:formula="of:=1/[.N88]" office:value-type="float" office:value="0.000173454403278693" calcext:value-type="float">
            <text:p>0.0001734544</text:p>
          </table:table-cell>
          <table:table-cell table:number-columns-repeated="10"/>
          <table:table-cell table:formula="of:=[.I88]" office:value-type="float" office:value="2853.13936854273" calcext:value-type="float">
            <text:p>2853.1393685427</text:p>
          </table:table-cell>
          <table:table-cell office:value-type="float" office:value="2852.30039728868" calcext:value-type="float">
            <text:p>2852.3003972887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5004964854" calcext:value-type="float">
            <text:p>715.2850049649</text:p>
          </table:table-cell>
          <table:table-cell table:number-columns-repeated="3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320050" calcext:value-type="float">
            <text:p>9.32E+06</text:p>
          </table:table-cell>
          <table:table-cell table:style-name="ce8" office:value-type="float" office:value="12846100" calcext:value-type="float">
            <text:p>1.28E+07</text:p>
          </table:table-cell>
          <table:table-cell office:value-type="float" office:value="10474.2" calcext:value-type="float">
            <text:p>10474.2</text:p>
          </table:table-cell>
          <table:table-cell table:formula="of:=[.E90]/[.G90]+(210-[.D90])*5" office:value-type="float" office:value="1914.81020030169" calcext:value-type="float">
            <text:p>1914.8102003017</text:p>
          </table:table-cell>
          <table:table-cell table:formula="of:=[.F90]/[.G90]+(210-[.D90])*1" office:value-type="float" office:value="1431.45166217945" calcext:value-type="float">
            <text:p>1431.4516621795</text:p>
          </table:table-cell>
          <table:table-cell table:formula="of:=([.H90]+[.I90])*[.G90]" office:value-type="float" office:value="35049416" calcext:value-type="float">
            <text:p>35049416</text:p>
          </table:table-cell>
          <table:table-cell table:formula="of:=[.C90]/[.G90]" office:value-type="float" office:value="4.88820148555498" calcext:value-type="float">
            <text:p>4.8882014856</text:p>
          </table:table-cell>
          <table:table-cell table:formula="of:=[.J90]/[.K90]" office:value-type="float" office:value="7170206.89584375" calcext:value-type="float">
            <text:p>7170206.89584375</text:p>
          </table:table-cell>
          <table:table-cell table:formula="of:=1/[.L90]" office:value-type="float" office:value="0.000000139465989549012" calcext:value-type="float">
            <text:p>1.39465989549012E-07</text:p>
          </table:table-cell>
          <table:table-cell table:formula="of:=[.J90]/[.G90]" office:value-type="float" office:value="3346.26186248114" calcext:value-type="float">
            <text:p>3346.2618624812</text:p>
          </table:table-cell>
          <table:table-cell table:formula="of:=1/[.N90]" office:value-type="float" office:value="0.000298840927905903" calcext:value-type="float">
            <text:p>0.0002988409</text:p>
          </table:table-cell>
          <table:table-cell table:number-columns-repeated="10"/>
          <table:table-cell table:formula="of:=[.I90]" office:value-type="float" office:value="1431.45166217945" calcext:value-type="float">
            <text:p>1431.4516621795</text:p>
          </table:table-cell>
          <table:table-cell office:value-type="float" office:value="1275.09907470975" calcext:value-type="float">
            <text:p>1275.0990747098</text:p>
          </table:table-cell>
          <table:table-cell table:number-columns-repeated="3"/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345.41997630654" calcext:value-type="float">
            <text:p>1345.4199763065</text:p>
          </table:table-cell>
          <table:table-cell table:formula="of:=[.F91]/[.G91]+(210-[.D91])*1" office:value-type="float" office:value="628.970655065934" calcext:value-type="float">
            <text:p>628.9706550659</text:p>
          </table:table-cell>
          <table:table-cell table:formula="of:=([.H91]+[.I91])*[.G91]" office:value-type="float" office:value="5083.1674" calcext:value-type="float">
            <text:p>5083.1674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02.241161169297" calcext:value-type="float">
            <text:p>102.2411611693</text:p>
          </table:table-cell>
          <table:table-cell table:formula="of:=1/[.L91]" office:value-type="float" office:value="0.0097807965848915" calcext:value-type="float">
            <text:p>0.0097807966</text:p>
          </table:table-cell>
          <table:table-cell table:formula="of:=[.J91]/[.G91]" office:value-type="float" office:value="1974.39063137247" calcext:value-type="float">
            <text:p>1974.3906313725</text:p>
          </table:table-cell>
          <table:table-cell table:formula="of:=1/[.N91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1]" office:value-type="float" office:value="628.970655065934" calcext:value-type="float">
            <text:p>628.9706550659</text:p>
          </table:table-cell>
          <table:table-cell office:value-type="float" office:value="627.96998718331" calcext:value-type="float">
            <text:p>627.9699871833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51181363938" calcext:value-type="float">
            <text:p>941.8511813639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345.41997630654" calcext:value-type="float">
            <text:p>1345.4199763065</text:p>
          </table:table-cell>
          <table:table-cell table:formula="of:=[.F93]/[.G93]+(210-[.D93])*1" office:value-type="float" office:value="628.970655065934" calcext:value-type="float">
            <text:p>628.9706550659</text:p>
          </table:table-cell>
          <table:table-cell table:formula="of:=([.H93]+[.I93])*[.G93]" office:value-type="float" office:value="5083.1674" calcext:value-type="float">
            <text:p>5083.1674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02.241161169297" calcext:value-type="float">
            <text:p>102.2411611693</text:p>
          </table:table-cell>
          <table:table-cell table:formula="of:=1/[.L93]" office:value-type="float" office:value="0.0097807965848915" calcext:value-type="float">
            <text:p>0.0097807966</text:p>
          </table:table-cell>
          <table:table-cell table:formula="of:=[.J93]/[.G93]" office:value-type="float" office:value="1974.39063137247" calcext:value-type="float">
            <text:p>1974.3906313725</text:p>
          </table:table-cell>
          <table:table-cell table:formula="of:=1/[.N93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3]" office:value-type="float" office:value="628.970655065934" calcext:value-type="float">
            <text:p>628.9706550659</text:p>
          </table:table-cell>
          <table:table-cell office:value-type="float" office:value="627.969952230439" calcext:value-type="float">
            <text:p>627.9699522304</text:p>
          </table:table-cell>
          <table:table-cell table:number-columns-repeated="3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4]" office:value-type="float" office:value="942.819851148195" calcext:value-type="float">
            <text:p>942.8198511482</text:p>
          </table:table-cell>
          <table:table-cell office:value-type="float" office:value="941.848340686627" calcext:value-type="float">
            <text:p>941.8483406866</text:p>
          </table:table-cell>
          <table:table-cell table:number-columns-repeated="3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50865418617" calcext:value-type="float">
            <text:p>941.8508654186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345.41997630654" calcext:value-type="float">
            <text:p>1345.4199763065</text:p>
          </table:table-cell>
          <table:table-cell table:formula="of:=[.F96]/[.G96]+(210-[.D96])*1" office:value-type="float" office:value="628.970655065934" calcext:value-type="float">
            <text:p>628.9706550659</text:p>
          </table:table-cell>
          <table:table-cell table:formula="of:=([.H96]+[.I96])*[.G96]" office:value-type="float" office:value="5083.1674" calcext:value-type="float">
            <text:p>5083.1674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02.241161169297" calcext:value-type="float">
            <text:p>102.2411611693</text:p>
          </table:table-cell>
          <table:table-cell table:formula="of:=1/[.L96]" office:value-type="float" office:value="0.0097807965848915" calcext:value-type="float">
            <text:p>0.0097807966</text:p>
          </table:table-cell>
          <table:table-cell table:formula="of:=[.J96]/[.G96]" office:value-type="float" office:value="1974.39063137247" calcext:value-type="float">
            <text:p>1974.3906313725</text:p>
          </table:table-cell>
          <table:table-cell table:formula="of:=1/[.N96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6]" office:value-type="float" office:value="628.970655065934" calcext:value-type="float">
            <text:p>628.9706550659</text:p>
          </table:table-cell>
          <table:table-cell office:value-type="float" office:value="627.969941721462" calcext:value-type="float">
            <text:p>627.9699417215</text:p>
          </table:table-cell>
          <table:table-cell table:number-columns-repeated="3"/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345.41997630654" calcext:value-type="float">
            <text:p>1345.4199763065</text:p>
          </table:table-cell>
          <table:table-cell table:formula="of:=[.F97]/[.G97]+(210-[.D97])*1" office:value-type="float" office:value="628.970655065934" calcext:value-type="float">
            <text:p>628.9706550659</text:p>
          </table:table-cell>
          <table:table-cell table:formula="of:=([.H97]+[.I97])*[.G97]" office:value-type="float" office:value="5083.1674" calcext:value-type="float">
            <text:p>5083.1674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02.241161169297" calcext:value-type="float">
            <text:p>102.2411611693</text:p>
          </table:table-cell>
          <table:table-cell table:formula="of:=1/[.L97]" office:value-type="float" office:value="0.0097807965848915" calcext:value-type="float">
            <text:p>0.0097807966</text:p>
          </table:table-cell>
          <table:table-cell table:formula="of:=[.J97]/[.G97]" office:value-type="float" office:value="1974.39063137247" calcext:value-type="float">
            <text:p>1974.3906313725</text:p>
          </table:table-cell>
          <table:table-cell table:formula="of:=1/[.N97]" office:value-type="float" office:value="0.000506485385470485" calcext:value-type="float">
            <text:p>0.0005064854</text:p>
          </table:table-cell>
          <table:table-cell table:number-columns-repeated="10"/>
          <table:table-cell table:formula="of:=[.I97]" office:value-type="float" office:value="628.970655065934" calcext:value-type="float">
            <text:p>628.9706550659</text:p>
          </table:table-cell>
          <table:table-cell office:value-type="float" office:value="627.970259277044" calcext:value-type="float">
            <text:p>627.970259277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table table:name="eptp" table:style-name="ta1">
        <table:table-column table:style-name="co1" table:number-columns-repeated="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  <table:table-cell office:value-type="string" calcext:value-type="string">
            <text:p>avgOH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3166.45876666914" calcext:value-type="float">
            <text:p>3166.4587666692</text:p>
          </table:table-cell>
          <table:table-cell table:formula="of:=AVERAGE([.I2:.I97])" office:value-type="float" office:value="3203.53024921617" calcext:value-type="float">
            <text:p>3203.5302492162</text:p>
          </table:table-cell>
          <table:table-cell table:formula="of:=AVERAGE([.J2:.J97])" office:value-type="float" office:value="6773642.67170752" calcext:value-type="float">
            <text:p>6773642.67170752</text:p>
          </table:table-cell>
          <table:table-cell table:formula="of:=AVERAGE([.K2:.K97])" office:value-type="float" office:value="50.2711134899027" calcext:value-type="float">
            <text:p>50.2711134899</text:p>
          </table:table-cell>
          <table:table-cell table:formula="of:=AVERAGE([.G2:.G97])" office:value-type="float" office:value="213.944628541667" calcext:value-type="float">
            <text:p>213.9446285417</text:p>
          </table:table-cell>
          <table:table-cell table:formula="of:=AVERAGE([.L2:.L97])" office:value-type="float" office:value="150564.079781349" calcext:value-type="float">
            <text:p>150564.079781349</text:p>
          </table:table-cell>
          <table:table-cell table:formula="of:=AVERAGE([.M2:.M97])" office:value-type="float" office:value="0.00464035663522818" calcext:value-type="float">
            <text:p>0.0046403566</text:p>
          </table:table-cell>
          <table:table-cell table:formula="of:=AVERAGE([.N2:.N97])" office:value-type="float" office:value="6369.98901588531" calcext:value-type="float">
            <text:p>6369.9890158853</text:p>
          </table:table-cell>
          <table:table-cell table:formula="of:=AVERAGE([.O2:.O97])" office:value-type="float" office:value="0.000357122644425798" calcext:value-type="float">
            <text:p>0.0003571226</text:p>
          </table:table-cell>
          <table:table-cell table:formula="of:=AVERAGE([.A2:.A97])/1000" office:value-type="float" office:value="8.45533333333333" calcext:value-type="float">
            <text:p>8.4553333333</text:p>
          </table:table-cell>
          <table:table-cell table:formula="of:=[.I2]" office:value-type="float" office:value="724.562292439456" calcext:value-type="float">
            <text:p>724.5622924395</text:p>
          </table:table-cell>
          <table:table-cell office:value-type="float" office:value="723.562358769239" calcext:value-type="float">
            <text:p>723.5623587692</text:p>
          </table:table-cell>
          <table:table-cell table:formula="of:=AVERAGE([.Z2:.Z97])" office:value-type="float" office:value="3203.53024921617" calcext:value-type="float">
            <text:p>3203.5302492162</text:p>
          </table:table-cell>
          <table:table-cell table:formula="of:=AVERAGE([.AA2:.AA97])" office:value-type="float" office:value="3124.36372499545" calcext:value-type="float">
            <text:p>3124.3637249955</text:p>
          </table:table-cell>
          <table:table-cell table:formula="of:=[.AC2]/[.AB2]" office:value-type="float" office:value="0.975287723835265" calcext:value-type="float">
            <text:p>0.9752877238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10879000" calcext:value-type="float">
            <text:p>1.09E+07</text:p>
          </table:table-cell>
          <table:table-cell table:style-name="ce8" office:value-type="float" office:value="14994800" calcext:value-type="float">
            <text:p>1.50E+07</text:p>
          </table:table-cell>
          <table:table-cell office:value-type="float" office:value="1130.52" calcext:value-type="float">
            <text:p>1130.52</text:p>
          </table:table-cell>
          <table:table-cell table:formula="of:=[.E3]/[.G3]+(210-[.D3])*5" office:value-type="float" office:value="10403.0053426742" calcext:value-type="float">
            <text:p>10403.0053426742</text:p>
          </table:table-cell>
          <table:table-cell table:formula="of:=[.F3]/[.G3]+(210-[.D3])*1" office:value-type="float" office:value="13419.6308955171" calcext:value-type="float">
            <text:p>13419.6308955171</text:p>
          </table:table-cell>
          <table:table-cell table:formula="of:=([.H3]+[.I3])*[.G3]" office:value-type="float" office:value="26931966.72" calcext:value-type="float">
            <text:p>26931966.72</text:p>
          </table:table-cell>
          <table:table-cell table:formula="of:=[.C3]/[.G3]" office:value-type="float" office:value="45.288893606482" calcext:value-type="float">
            <text:p>45.2888936065</text:p>
          </table:table-cell>
          <table:table-cell table:formula="of:=[.J3]/[.K3]" office:value-type="float" office:value="594670.449537" calcext:value-type="float">
            <text:p>594670.449537</text:p>
          </table:table-cell>
          <table:table-cell table:formula="of:=1/[.L3]" office:value-type="float" office:value="0.00000168160365254164" calcext:value-type="float">
            <text:p>1.68160365254164E-06</text:p>
          </table:table-cell>
          <table:table-cell table:formula="of:=[.J3]/[.G3]" office:value-type="float" office:value="23822.6362381913" calcext:value-type="float">
            <text:p>23822.6362381913</text:p>
          </table:table-cell>
          <table:table-cell table:formula="of:=1/[.N3]" office:value-type="float" office:value="0.0000419768824071976" calcext:value-type="float">
            <text:p>4.19768824071976E-05</text:p>
          </table:table-cell>
          <table:table-cell/>
          <table:table-cell table:formula="of:=[.Q2]/[.P2]" office:value-type="float" office:value="1.01170755259385" calcext:value-type="float">
            <text:p>1.0117075526</text:p>
          </table:table-cell>
          <table:table-cell table:formula="of:=[.R2]/360000" office:value-type="float" office:value="18.8156740880764" calcext:value-type="float">
            <text:p>18.8156740881</text:p>
          </table:table-cell>
          <table:table-cell table:number-columns-repeated="7"/>
          <table:table-cell table:formula="of:=[.I3]" office:value-type="float" office:value="13419.6308955171" calcext:value-type="float">
            <text:p>13419.6308955171</text:p>
          </table:table-cell>
          <table:table-cell office:value-type="float" office:value="13532.2549143561" calcext:value-type="float">
            <text:p>13532.2549143561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]" office:value-type="float" office:value="716.283293787101" calcext:value-type="float">
            <text:p>716.2832937871</text:p>
          </table:table-cell>
          <table:table-cell office:value-type="float" office:value="715.283616599869" calcext:value-type="float">
            <text:p>715.2836165999</text:p>
          </table:table-cell>
          <table:table-cell table:number-columns-repeated="3"/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69474300" calcext:value-type="float">
            <text:p>6.95E+07</text:p>
          </table:table-cell>
          <table:table-cell table:style-name="ce8" office:value-type="float" office:value="95758700" calcext:value-type="float">
            <text:p>9.58E+07</text:p>
          </table:table-cell>
          <table:table-cell office:value-type="float" office:value="2055.31" calcext:value-type="float">
            <text:p>2055.31</text:p>
          </table:table-cell>
          <table:table-cell table:formula="of:=[.E5]/[.G5]+(210-[.D5])*5" office:value-type="float" office:value="33942.3461181038" calcext:value-type="float">
            <text:p>33942.3461181038</text:p>
          </table:table-cell>
          <table:table-cell table:formula="of:=[.F5]/[.G5]+(210-[.D5])*1" office:value-type="float" office:value="46618.8792347626" calcext:value-type="float">
            <text:p>46618.8792347626</text:p>
          </table:table-cell>
          <table:table-cell table:formula="of:=([.H5]+[.I5])*[.G5]" office:value-type="float" office:value="165578292.08" calcext:value-type="float">
            <text:p>165578292.08</text:p>
          </table:table-cell>
          <table:table-cell table:formula="of:=[.C5]/[.G5]" office:value-type="float" office:value="49.8221679454681" calcext:value-type="float">
            <text:p>49.8221679455</text:p>
          </table:table-cell>
          <table:table-cell table:formula="of:=[.J5]/[.K5]" office:value-type="float" office:value="3323385.93256782" calcext:value-type="float">
            <text:p>3323385.93256782</text:p>
          </table:table-cell>
          <table:table-cell table:formula="of:=1/[.L5]" office:value-type="float" office:value="0.000000300897945736729" calcext:value-type="float">
            <text:p>3.00897945736729E-07</text:p>
          </table:table-cell>
          <table:table-cell table:formula="of:=[.J5]/[.G5]" office:value-type="float" office:value="80561.2253528665" calcext:value-type="float">
            <text:p>80561.2253528665</text:p>
          </table:table-cell>
          <table:table-cell table:formula="of:=1/[.N5]" office:value-type="float" office:value="0.0000124129194363653" calcext:value-type="float">
            <text:p>1.24129194363653E-05</text:p>
          </table:table-cell>
          <table:table-cell table:number-columns-repeated="10"/>
          <table:table-cell table:formula="of:=[.I5]" office:value-type="float" office:value="46618.8792347626" calcext:value-type="float">
            <text:p>46618.8792347626</text:p>
          </table:table-cell>
          <table:table-cell office:value-type="float" office:value="43643.2178540326" calcext:value-type="float">
            <text:p>43643.2178540326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2774960" calcext:value-type="float">
            <text:p>2.77E+06</text:p>
          </table:table-cell>
          <table:table-cell table:style-name="ce8" office:value-type="float" office:value="3824810" calcext:value-type="float">
            <text:p>3.82E+06</text:p>
          </table:table-cell>
          <table:table-cell office:value-type="float" office:value="521.056" calcext:value-type="float">
            <text:p>521.056</text:p>
          </table:table-cell>
          <table:table-cell table:formula="of:=[.E6]/[.G6]+(210-[.D6])*5" office:value-type="float" office:value="6195.64637965977" calcext:value-type="float">
            <text:p>6195.6463796598</text:p>
          </table:table-cell>
          <table:table-cell table:formula="of:=[.F6]/[.G6]+(210-[.D6])*1" office:value-type="float" office:value="7514.49699072652" calcext:value-type="float">
            <text:p>7514.4969907265</text:p>
          </table:table-cell>
          <table:table-cell table:formula="of:=([.H6]+[.I6])*[.G6]" office:value-type="float" office:value="7143752.464" calcext:value-type="float">
            <text:p>7143752.464</text:p>
          </table:table-cell>
          <table:table-cell table:formula="of:=[.C6]/[.G6]" office:value-type="float" office:value="49.1309955167967" calcext:value-type="float">
            <text:p>49.1309955168</text:p>
          </table:table-cell>
          <table:table-cell table:formula="of:=[.J6]/[.K6]" office:value-type="float" office:value="145402.15171414" calcext:value-type="float">
            <text:p>145402.15171414</text:p>
          </table:table-cell>
          <table:table-cell table:formula="of:=1/[.L6]" office:value-type="float" office:value="0.00000687747731523255" calcext:value-type="float">
            <text:p>6.87747731523255E-06</text:p>
          </table:table-cell>
          <table:table-cell table:formula="of:=[.J6]/[.G6]" office:value-type="float" office:value="13710.1433703863" calcext:value-type="float">
            <text:p>13710.1433703863</text:p>
          </table:table-cell>
          <table:table-cell table:formula="of:=1/[.N6]" office:value-type="float" office:value="0.0000729386975018792" calcext:value-type="float">
            <text:p>7.29386975018792E-05</text:p>
          </table:table-cell>
          <table:table-cell table:number-columns-repeated="10"/>
          <table:table-cell table:formula="of:=[.I6]" office:value-type="float" office:value="7514.49699072652" calcext:value-type="float">
            <text:p>7514.4969907265</text:p>
          </table:table-cell>
          <table:table-cell office:value-type="float" office:value="7513.49679069058" calcext:value-type="float">
            <text:p>7513.4967906906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]" office:value-type="float" office:value="716.283293787101" calcext:value-type="float">
            <text:p>716.2832937871</text:p>
          </table:table-cell>
          <table:table-cell office:value-type="float" office:value="715.283468290237" calcext:value-type="float">
            <text:p>715.2834682902</text:p>
          </table:table-cell>
          <table:table-cell table:number-columns-repeated="3"/>
        </table:table-row>
        <table:table-row table:style-name="ro1">
          <table:table-cell office:value-type="float" office:value="8975" calcext:value-type="float">
            <text:p>897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]" office:value-type="float" office:value="942.819851148195" calcext:value-type="float">
            <text:p>942.8198511482</text:p>
          </table:table-cell>
          <table:table-cell office:value-type="float" office:value="941.855481677135" calcext:value-type="float">
            <text:p>941.8554816771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9]" office:value-type="float" office:value="716.283293787101" calcext:value-type="float">
            <text:p>716.2832937871</text:p>
          </table:table-cell>
          <table:table-cell office:value-type="float" office:value="715.283518557654" calcext:value-type="float">
            <text:p>715.2835185577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0]" office:value-type="float" office:value="942.819851148195" calcext:value-type="float">
            <text:p>942.8198511482</text:p>
          </table:table-cell>
          <table:table-cell office:value-type="float" office:value="941.852726269293" calcext:value-type="float">
            <text:p>941.8527262693</text:p>
          </table:table-cell>
          <table:table-cell table:number-columns-repeated="3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1]" office:value-type="float" office:value="716.283293787101" calcext:value-type="float">
            <text:p>716.2832937871</text:p>
          </table:table-cell>
          <table:table-cell office:value-type="float" office:value="715.283071002881" calcext:value-type="float">
            <text:p>715.2830710029</text:p>
          </table:table-cell>
          <table:table-cell table:number-columns-repeated="3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2]" office:value-type="float" office:value="942.819851148195" calcext:value-type="float">
            <text:p>942.8198511482</text:p>
          </table:table-cell>
          <table:table-cell office:value-type="float" office:value="941.856200278034" calcext:value-type="float">
            <text:p>941.856200278</text:p>
          </table:table-cell>
          <table:table-cell table:number-columns-repeated="3"/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10053700" calcext:value-type="float">
            <text:p>1.01E+07</text:p>
          </table:table-cell>
          <table:table-cell table:style-name="ce8" office:value-type="float" office:value="13857400" calcext:value-type="float">
            <text:p>1.39E+07</text:p>
          </table:table-cell>
          <table:table-cell office:value-type="float" office:value="1683.86" calcext:value-type="float">
            <text:p>1683.86</text:p>
          </table:table-cell>
          <table:table-cell table:formula="of:=[.E13]/[.G13]+(210-[.D13])*5" office:value-type="float" office:value="6830.62701174682" calcext:value-type="float">
            <text:p>6830.6270117468</text:p>
          </table:table-cell>
          <table:table-cell table:formula="of:=[.F13]/[.G13]+(210-[.D13])*1" office:value-type="float" office:value="8401.54402384997" calcext:value-type="float">
            <text:p>8401.54402385</text:p>
          </table:table-cell>
          <table:table-cell table:formula="of:=([.H13]+[.I13])*[.G13]" office:value-type="float" office:value="25648843.52" calcext:value-type="float">
            <text:p>25648843.52</text:p>
          </table:table-cell>
          <table:table-cell table:formula="of:=[.C13]/[.G13]" office:value-type="float" office:value="30.406328317081" calcext:value-type="float">
            <text:p>30.4063283171</text:p>
          </table:table-cell>
          <table:table-cell table:formula="of:=[.J13]/[.K13]" office:value-type="float" office:value="843536.3603435" calcext:value-type="float">
            <text:p>843536.3603435</text:p>
          </table:table-cell>
          <table:table-cell table:formula="of:=1/[.L13]" office:value-type="float" office:value="0.00000118548535310652" calcext:value-type="float">
            <text:p>1.18548535310652E-06</text:p>
          </table:table-cell>
          <table:table-cell table:formula="of:=[.J13]/[.G13]" office:value-type="float" office:value="15232.1710355968" calcext:value-type="float">
            <text:p>15232.1710355968</text:p>
          </table:table-cell>
          <table:table-cell table:formula="of:=1/[.N13]" office:value-type="float" office:value="0.0000656505233340049" calcext:value-type="float">
            <text:p>6.56505233340049E-05</text:p>
          </table:table-cell>
          <table:table-cell table:number-columns-repeated="10"/>
          <table:table-cell table:formula="of:=[.I13]" office:value-type="float" office:value="8401.54402384997" calcext:value-type="float">
            <text:p>8401.54402385</text:p>
          </table:table-cell>
          <table:table-cell office:value-type="float" office:value="8477.62354601515" calcext:value-type="float">
            <text:p>8477.6235460152</text:p>
          </table:table-cell>
          <table:table-cell table:number-columns-repeated="3"/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14]" office:value-type="float" office:value="716.283293787101" calcext:value-type="float">
            <text:p>716.2832937871</text:p>
          </table:table-cell>
          <table:table-cell office:value-type="float" office:value="715.283301338" calcext:value-type="float">
            <text:p>715.283301338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5]" office:value-type="float" office:value="724.562292439456" calcext:value-type="float">
            <text:p>724.5622924395</text:p>
          </table:table-cell>
          <table:table-cell office:value-type="float" office:value="723.562462847154" calcext:value-type="float">
            <text:p>723.5624628472</text:p>
          </table:table-cell>
          <table:table-cell table:number-columns-repeated="3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6]" office:value-type="float" office:value="724.562292439456" calcext:value-type="float">
            <text:p>724.5622924395</text:p>
          </table:table-cell>
          <table:table-cell office:value-type="float" office:value="723.562228278399" calcext:value-type="float">
            <text:p>723.5622282784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17]" office:value-type="float" office:value="942.819851148195" calcext:value-type="float">
            <text:p>942.8198511482</text:p>
          </table:table-cell>
          <table:table-cell office:value-type="float" office:value="941.85719465087" calcext:value-type="float">
            <text:p>941.8571946509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18]" office:value-type="float" office:value="724.562292439456" calcext:value-type="float">
            <text:p>724.5622924395</text:p>
          </table:table-cell>
          <table:table-cell office:value-type="float" office:value="723.562413011481" calcext:value-type="float">
            <text:p>723.5624130115</text:p>
          </table:table-cell>
          <table:table-cell table:number-columns-repeated="3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10"/>
          <table:table-cell table:formula="of:=[.I19]" office:value-type="float" office:value="2034.90805451924" calcext:value-type="float">
            <text:p>2034.9080545193</text:p>
          </table:table-cell>
          <table:table-cell office:value-type="float" office:value="2034.12521925723" calcext:value-type="float">
            <text:p>2034.1252192572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0]" office:value-type="float" office:value="724.562292439456" calcext:value-type="float">
            <text:p>724.5622924395</text:p>
          </table:table-cell>
          <table:table-cell office:value-type="float" office:value="723.562326027609" calcext:value-type="float">
            <text:p>723.5623260276</text:p>
          </table:table-cell>
          <table:table-cell table:number-columns-repeated="3"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1]" office:value-type="float" office:value="942.819851148195" calcext:value-type="float">
            <text:p>942.8198511482</text:p>
          </table:table-cell>
          <table:table-cell office:value-type="float" office:value="941.853896299622" calcext:value-type="float">
            <text:p>941.8538962996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92" calcext:value-type="float">
            <text:p>92</text:p>
          </table:table-cell>
          <table:table-cell table:style-name="ce8" office:value-type="float" office:value="44030700" calcext:value-type="float">
            <text:p>4.40E+07</text:p>
          </table:table-cell>
          <table:table-cell table:style-name="ce8" office:value-type="float" office:value="60689000" calcext:value-type="float">
            <text:p>6.07E+07</text:p>
          </table:table-cell>
          <table:table-cell office:value-type="float" office:value="2290.33" calcext:value-type="float">
            <text:p>2290.33</text:p>
          </table:table-cell>
          <table:table-cell table:formula="of:=[.E22]/[.G22]+(210-[.D22])*5" office:value-type="float" office:value="19814.6095540817" calcext:value-type="float">
            <text:p>19814.6095540817</text:p>
          </table:table-cell>
          <table:table-cell table:formula="of:=[.F22]/[.G22]+(210-[.D22])*1" office:value-type="float" office:value="26615.9282461479" calcext:value-type="float">
            <text:p>26615.9282461479</text:p>
          </table:table-cell>
          <table:table-cell table:formula="of:=([.H22]+[.I22])*[.G22]" office:value-type="float" office:value="106341253.64" calcext:value-type="float">
            <text:p>106341253.64</text:p>
          </table:table-cell>
          <table:table-cell table:formula="of:=[.C22]/[.G22]" office:value-type="float" office:value="44.7097143206438" calcext:value-type="float">
            <text:p>44.7097143206</text:p>
          </table:table-cell>
          <table:table-cell table:formula="of:=[.J22]/[.K22]" office:value-type="float" office:value="2378482.06493458" calcext:value-type="float">
            <text:p>2378482.06493458</text:p>
          </table:table-cell>
          <table:table-cell table:formula="of:=1/[.L22]" office:value-type="float" office:value="0.000000420436216334263" calcext:value-type="float">
            <text:p>4.20436216334263E-07</text:p>
          </table:table-cell>
          <table:table-cell table:formula="of:=[.J22]/[.G22]" office:value-type="float" office:value="46430.5378002297" calcext:value-type="float">
            <text:p>46430.5378002297</text:p>
          </table:table-cell>
          <table:table-cell table:formula="of:=1/[.N22]" office:value-type="float" office:value="0.0000215375493668103" calcext:value-type="float">
            <text:p>2.15375493668103E-05</text:p>
          </table:table-cell>
          <table:table-cell table:number-columns-repeated="10"/>
          <table:table-cell table:formula="of:=[.I22]" office:value-type="float" office:value="26615.9282461479" calcext:value-type="float">
            <text:p>26615.9282461479</text:p>
          </table:table-cell>
          <table:table-cell office:value-type="float" office:value="25070.3059966539" calcext:value-type="float">
            <text:p>25070.3059966539</text:p>
          </table:table-cell>
          <table:table-cell table:number-columns-repeated="3"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3]" office:value-type="float" office:value="724.562292439456" calcext:value-type="float">
            <text:p>724.5622924395</text:p>
          </table:table-cell>
          <table:table-cell office:value-type="float" office:value="723.562246959436" calcext:value-type="float">
            <text:p>723.5622469594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24]" office:value-type="float" office:value="724.562292439456" calcext:value-type="float">
            <text:p>724.5622924395</text:p>
          </table:table-cell>
          <table:table-cell office:value-type="float" office:value="723.562321701827" calcext:value-type="float">
            <text:p>723.5623217018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5]" office:value-type="float" office:value="716.283293787101" calcext:value-type="float">
            <text:p>716.2832937871</text:p>
          </table:table-cell>
          <table:table-cell office:value-type="float" office:value="715.283252940358" calcext:value-type="float">
            <text:p>715.2832529404</text:p>
          </table:table-cell>
          <table:table-cell table:number-columns-repeated="3"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26]" office:value-type="float" office:value="942.819851148195" calcext:value-type="float">
            <text:p>942.8198511482</text:p>
          </table:table-cell>
          <table:table-cell office:value-type="float" office:value="941.852386783339" calcext:value-type="float">
            <text:p>941.8523867833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27]" office:value-type="float" office:value="716.283293787101" calcext:value-type="float">
            <text:p>716.2832937871</text:p>
          </table:table-cell>
          <table:table-cell office:value-type="float" office:value="715.283231740987" calcext:value-type="float">
            <text:p>715.283231741</text:p>
          </table:table-cell>
          <table:table-cell table:number-columns-repeated="3"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28]/[.G28]+(210-[.D28])*5" office:value-type="float" office:value="2422.0068916075" calcext:value-type="float">
            <text:p>2422.0068916075</text:p>
          </table:table-cell>
          <table:table-cell table:formula="of:=[.F28]/[.G28]+(210-[.D28])*1" office:value-type="float" office:value="2159.99938330134" calcext:value-type="float">
            <text:p>2159.9993833014</text:p>
          </table:table-cell>
          <table:table-cell table:formula="of:=([.H28]+[.I28])*[.G28]" office:value-type="float" office:value="594391.6" calcext:value-type="float">
            <text:p>594391.6</text:p>
          </table:table-cell>
          <table:table-cell table:formula="of:=[.C28]/[.G28]" office:value-type="float" office:value="49.3358926327637" calcext:value-type="float">
            <text:p>49.3358926328</text:p>
          </table:table-cell>
          <table:table-cell table:formula="of:=[.J28]/[.K28]" office:value-type="float" office:value="12047.8533635625" calcext:value-type="float">
            <text:p>12047.8533635625</text:p>
          </table:table-cell>
          <table:table-cell table:formula="of:=1/[.L28]" office:value-type="float" office:value="0.0000830023382442882" calcext:value-type="float">
            <text:p>8.30023382442882E-05</text:p>
          </table:table-cell>
          <table:table-cell table:formula="of:=[.J28]/[.G28]" office:value-type="float" office:value="4582.00627490884" calcext:value-type="float">
            <text:p>4582.0062749089</text:p>
          </table:table-cell>
          <table:table-cell table:formula="of:=1/[.N28]" office:value-type="float" office:value="0.00021824500884602" calcext:value-type="float">
            <text:p>0.000218245</text:p>
          </table:table-cell>
          <table:table-cell table:number-columns-repeated="10"/>
          <table:table-cell table:formula="of:=[.I28]" office:value-type="float" office:value="2159.99938330134" calcext:value-type="float">
            <text:p>2159.9993833014</text:p>
          </table:table-cell>
          <table:table-cell office:value-type="float" office:value="2159.06944048216" calcext:value-type="float">
            <text:p>2159.069440482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605050" calcext:value-type="float">
            <text:p>2.61E+06</text:p>
          </table:table-cell>
          <table:table-cell table:style-name="ce8" office:value-type="float" office:value="3590630" calcext:value-type="float">
            <text:p>3.59E+06</text:p>
          </table:table-cell>
          <table:table-cell office:value-type="float" office:value="603.433" calcext:value-type="float">
            <text:p>603.433</text:p>
          </table:table-cell>
          <table:table-cell table:formula="of:=[.E29]/[.G29]+(210-[.D29])*5" office:value-type="float" office:value="5217.04928301899" calcext:value-type="float">
            <text:p>5217.049283019</text:p>
          </table:table-cell>
          <table:table-cell table:formula="of:=[.F29]/[.G29]+(210-[.D29])*1" office:value-type="float" office:value="6130.33748568607" calcext:value-type="float">
            <text:p>6130.3374856861</text:p>
          </table:table-cell>
          <table:table-cell table:formula="of:=([.H29]+[.I29])*[.G29]" office:value-type="float" office:value="6847387.64" calcext:value-type="float">
            <text:p>6847387.64</text:p>
          </table:table-cell>
          <table:table-cell table:formula="of:=[.C29]/[.G29]" office:value-type="float" office:value="42.4239310743695" calcext:value-type="float">
            <text:p>42.4239310744</text:p>
          </table:table-cell>
          <table:table-cell table:formula="of:=[.J29]/[.K29]" office:value-type="float" office:value="161403.893194067" calcext:value-type="float">
            <text:p>161403.893194067</text:p>
          </table:table-cell>
          <table:table-cell table:formula="of:=1/[.L29]" office:value-type="float" office:value="0.00000619563741747933" calcext:value-type="float">
            <text:p>6.19563741747933E-06</text:p>
          </table:table-cell>
          <table:table-cell table:formula="of:=[.J29]/[.G29]" office:value-type="float" office:value="11347.3867687051" calcext:value-type="float">
            <text:p>11347.3867687051</text:p>
          </table:table-cell>
          <table:table-cell table:formula="of:=1/[.N29]" office:value-type="float" office:value="0.0000881260170630562" calcext:value-type="float">
            <text:p>0.000088126</text:p>
          </table:table-cell>
          <table:table-cell table:number-columns-repeated="10"/>
          <table:table-cell table:formula="of:=[.I29]" office:value-type="float" office:value="6130.33748568607" calcext:value-type="float">
            <text:p>6130.3374856861</text:p>
          </table:table-cell>
          <table:table-cell office:value-type="float" office:value="5320.65147438311" calcext:value-type="float">
            <text:p>5320.6514743831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0]" office:value-type="float" office:value="724.562292439456" calcext:value-type="float">
            <text:p>724.5622924395</text:p>
          </table:table-cell>
          <table:table-cell office:value-type="float" office:value="723.562342024328" calcext:value-type="float">
            <text:p>723.5623420243</text:p>
          </table:table-cell>
          <table:table-cell table:number-columns-repeated="3"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1]" office:value-type="float" office:value="724.562292439456" calcext:value-type="float">
            <text:p>724.5622924395</text:p>
          </table:table-cell>
          <table:table-cell office:value-type="float" office:value="723.562286840765" calcext:value-type="float">
            <text:p>723.5622868408</text:p>
          </table:table-cell>
          <table:table-cell table:number-columns-repeated="3"/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32]/[.G32]+(210-[.D32])*5" office:value-type="float" office:value="2422.0068916075" calcext:value-type="float">
            <text:p>2422.0068916075</text:p>
          </table:table-cell>
          <table:table-cell table:formula="of:=[.F32]/[.G32]+(210-[.D32])*1" office:value-type="float" office:value="2159.99938330134" calcext:value-type="float">
            <text:p>2159.9993833014</text:p>
          </table:table-cell>
          <table:table-cell table:formula="of:=([.H32]+[.I32])*[.G32]" office:value-type="float" office:value="594391.6" calcext:value-type="float">
            <text:p>594391.6</text:p>
          </table:table-cell>
          <table:table-cell table:formula="of:=[.C32]/[.G32]" office:value-type="float" office:value="49.3358926327637" calcext:value-type="float">
            <text:p>49.3358926328</text:p>
          </table:table-cell>
          <table:table-cell table:formula="of:=[.J32]/[.K32]" office:value-type="float" office:value="12047.8533635625" calcext:value-type="float">
            <text:p>12047.8533635625</text:p>
          </table:table-cell>
          <table:table-cell table:formula="of:=1/[.L32]" office:value-type="float" office:value="0.0000830023382442882" calcext:value-type="float">
            <text:p>8.30023382442882E-05</text:p>
          </table:table-cell>
          <table:table-cell table:formula="of:=[.J32]/[.G32]" office:value-type="float" office:value="4582.00627490884" calcext:value-type="float">
            <text:p>4582.0062749089</text:p>
          </table:table-cell>
          <table:table-cell table:formula="of:=1/[.N32]" office:value-type="float" office:value="0.00021824500884602" calcext:value-type="float">
            <text:p>0.000218245</text:p>
          </table:table-cell>
          <table:table-cell table:number-columns-repeated="10"/>
          <table:table-cell table:formula="of:=[.I32]" office:value-type="float" office:value="2159.99938330134" calcext:value-type="float">
            <text:p>2159.9993833014</text:p>
          </table:table-cell>
          <table:table-cell office:value-type="float" office:value="2159.06200486413" calcext:value-type="float">
            <text:p>2159.0620048641</text:p>
          </table:table-cell>
          <table:table-cell table:number-columns-repeated="3"/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3]" office:value-type="float" office:value="724.562292439456" calcext:value-type="float">
            <text:p>724.5622924395</text:p>
          </table:table-cell>
          <table:table-cell office:value-type="float" office:value="723.562290399609" calcext:value-type="float">
            <text:p>723.5622903996</text:p>
          </table:table-cell>
          <table:table-cell table:number-columns-repeated="3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4]" office:value-type="float" office:value="724.562292439456" calcext:value-type="float">
            <text:p>724.5622924395</text:p>
          </table:table-cell>
          <table:table-cell office:value-type="float" office:value="723.562416504131" calcext:value-type="float">
            <text:p>723.5624165041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5]" office:value-type="float" office:value="724.562292439456" calcext:value-type="float">
            <text:p>724.5622924395</text:p>
          </table:table-cell>
          <table:table-cell office:value-type="float" office:value="723.562326017934" calcext:value-type="float">
            <text:p>723.5623260179</text:p>
          </table:table-cell>
          <table:table-cell table:number-columns-repeated="3"/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6]" office:value-type="float" office:value="724.562292439456" calcext:value-type="float">
            <text:p>724.5622924395</text:p>
          </table:table-cell>
          <table:table-cell office:value-type="float" office:value="723.562327379894" calcext:value-type="float">
            <text:p>723.5623273799</text:p>
          </table:table-cell>
          <table:table-cell table:number-columns-repeated="3"/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37]" office:value-type="float" office:value="942.819851148195" calcext:value-type="float">
            <text:p>942.8198511482</text:p>
          </table:table-cell>
          <table:table-cell office:value-type="float" office:value="941.848856802801" calcext:value-type="float">
            <text:p>941.8488568028</text:p>
          </table:table-cell>
          <table:table-cell table:number-columns-repeated="3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38]" office:value-type="float" office:value="724.562292439456" calcext:value-type="float">
            <text:p>724.5622924395</text:p>
          </table:table-cell>
          <table:table-cell office:value-type="float" office:value="723.562335640047" calcext:value-type="float">
            <text:p>723.5623356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39]" office:value-type="float" office:value="716.283293787101" calcext:value-type="float">
            <text:p>716.2832937871</text:p>
          </table:table-cell>
          <table:table-cell office:value-type="float" office:value="715.283444937726" calcext:value-type="float">
            <text:p>715.2834449377</text:p>
          </table:table-cell>
          <table:table-cell table:number-columns-repeated="3"/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0]" office:value-type="float" office:value="724.562292439456" calcext:value-type="float">
            <text:p>724.5622924395</text:p>
          </table:table-cell>
          <table:table-cell office:value-type="float" office:value="723.562383822396" calcext:value-type="float">
            <text:p>723.5623838224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1]" office:value-type="float" office:value="724.562292439456" calcext:value-type="float">
            <text:p>724.5622924395</text:p>
          </table:table-cell>
          <table:table-cell office:value-type="float" office:value="723.562440180563" calcext:value-type="float">
            <text:p>723.5624401806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42]/[.G42]+(210-[.D42])*5" office:value-type="float" office:value="5697.76817178713" calcext:value-type="float">
            <text:p>5697.7681717871</text:p>
          </table:table-cell>
          <table:table-cell table:formula="of:=[.F42]/[.G42]+(210-[.D42])*1" office:value-type="float" office:value="6816.48670352602" calcext:value-type="float">
            <text:p>6816.486703526</text:p>
          </table:table-cell>
          <table:table-cell table:formula="of:=([.H42]+[.I42])*[.G42]" office:value-type="float" office:value="6878547.792" calcext:value-type="float">
            <text:p>6878547.792</text:p>
          </table:table-cell>
          <table:table-cell table:formula="of:=[.C42]/[.G42]" office:value-type="float" office:value="46.5745000973334" calcext:value-type="float">
            <text:p>46.5745000973</text:p>
          </table:table-cell>
          <table:table-cell table:formula="of:=[.J42]/[.K42]" office:value-type="float" office:value="147689.138426068" calcext:value-type="float">
            <text:p>147689.138426068</text:p>
          </table:table-cell>
          <table:table-cell table:formula="of:=1/[.L42]" office:value-type="float" office:value="0.00000677097862887589" calcext:value-type="float">
            <text:p>0.000006771</text:p>
          </table:table-cell>
          <table:table-cell table:formula="of:=[.J42]/[.G42]" office:value-type="float" office:value="12514.2548753131" calcext:value-type="float">
            <text:p>12514.2548753131</text:p>
          </table:table-cell>
          <table:table-cell table:formula="of:=1/[.N42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42]" office:value-type="float" office:value="6816.48670352602" calcext:value-type="float">
            <text:p>6816.486703526</text:p>
          </table:table-cell>
          <table:table-cell office:value-type="float" office:value="7041.08398787104" calcext:value-type="float">
            <text:p>7041.083987871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3673700" calcext:value-type="float">
            <text:p>4.37E+07</text:p>
          </table:table-cell>
          <table:table-cell table:style-name="ce8" office:value-type="float" office:value="60196900" calcext:value-type="float">
            <text:p>6.02E+07</text:p>
          </table:table-cell>
          <table:table-cell office:value-type="float" office:value="2347.52" calcext:value-type="float">
            <text:p>2347.52</text:p>
          </table:table-cell>
          <table:table-cell table:formula="of:=[.E43]/[.G43]+(210-[.D43])*5" office:value-type="float" office:value="19204.1865458015" calcext:value-type="float">
            <text:p>19204.1865458015</text:p>
          </table:table-cell>
          <table:table-cell table:formula="of:=[.F43]/[.G43]+(210-[.D43])*1" office:value-type="float" office:value="25762.7634269357" calcext:value-type="float">
            <text:p>25762.7634269357</text:p>
          </table:table-cell>
          <table:table-cell table:formula="of:=([.H43]+[.I43])*[.G43]" office:value-type="float" office:value="105560814.4" calcext:value-type="float">
            <text:p>105560814.4</text:p>
          </table:table-cell>
          <table:table-cell table:formula="of:=[.C43]/[.G43]" office:value-type="float" office:value="43.6205016357688" calcext:value-type="float">
            <text:p>43.6205016358</text:p>
          </table:table-cell>
          <table:table-cell table:formula="of:=[.J43]/[.K43]" office:value-type="float" office:value="2419981.67012" calcext:value-type="float">
            <text:p>2419981.67012</text:p>
          </table:table-cell>
          <table:table-cell table:formula="of:=1/[.L43]" office:value-type="float" office:value="0.000000413226270408244" calcext:value-type="float">
            <text:p>4.13226270408244E-07</text:p>
          </table:table-cell>
          <table:table-cell table:formula="of:=[.J43]/[.G43]" office:value-type="float" office:value="44966.9499727372" calcext:value-type="float">
            <text:p>44966.9499727372</text:p>
          </table:table-cell>
          <table:table-cell table:formula="of:=1/[.N43]" office:value-type="float" office:value="0.0000222385552190283" calcext:value-type="float">
            <text:p>2.22385552190283E-05</text:p>
          </table:table-cell>
          <table:table-cell table:number-columns-repeated="10"/>
          <table:table-cell table:formula="of:=[.I43]" office:value-type="float" office:value="25762.7634269357" calcext:value-type="float">
            <text:p>25762.7634269357</text:p>
          </table:table-cell>
          <table:table-cell office:value-type="float" office:value="24127.0141407992" calcext:value-type="float">
            <text:p>24127.0141407992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44]" office:value-type="float" office:value="716.283293787101" calcext:value-type="float">
            <text:p>716.2832937871</text:p>
          </table:table-cell>
          <table:table-cell office:value-type="float" office:value="715.283106489886" calcext:value-type="float">
            <text:p>715.2831064899</text:p>
          </table:table-cell>
          <table:table-cell table:number-columns-repeated="3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5]" office:value-type="float" office:value="724.562292439456" calcext:value-type="float">
            <text:p>724.5622924395</text:p>
          </table:table-cell>
          <table:table-cell office:value-type="float" office:value="723.562423013426" calcext:value-type="float">
            <text:p>723.5624230134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598560" calcext:value-type="float">
            <text:p>2.60E+06</text:p>
          </table:table-cell>
          <table:table-cell table:style-name="ce8" office:value-type="float" office:value="3581680" calcext:value-type="float">
            <text:p>3.58E+06</text:p>
          </table:table-cell>
          <table:table-cell office:value-type="float" office:value="620.753" calcext:value-type="float">
            <text:p>620.753</text:p>
          </table:table-cell>
          <table:table-cell table:formula="of:=[.E46]/[.G46]+(210-[.D46])*5" office:value-type="float" office:value="5091.14166987514" calcext:value-type="float">
            <text:p>5091.1416698751</text:p>
          </table:table-cell>
          <table:table-cell table:formula="of:=[.F46]/[.G46]+(210-[.D46])*1" office:value-type="float" office:value="5950.89559454405" calcext:value-type="float">
            <text:p>5950.8955945441</text:p>
          </table:table-cell>
          <table:table-cell table:formula="of:=([.H46]+[.I46])*[.G46]" office:value-type="float" office:value="6854377.758" calcext:value-type="float">
            <text:p>6854377.758</text:p>
          </table:table-cell>
          <table:table-cell table:formula="of:=[.C46]/[.G46]" office:value-type="float" office:value="41.240235649284" calcext:value-type="float">
            <text:p>41.2402356493</text:p>
          </table:table-cell>
          <table:table-cell table:formula="of:=[.J46]/[.K46]" office:value-type="float" office:value="166206.076422335" calcext:value-type="float">
            <text:p>166206.076422335</text:p>
          </table:table-cell>
          <table:table-cell table:formula="of:=1/[.L46]" office:value-type="float" office:value="0.00000601662719874915" calcext:value-type="float">
            <text:p>6.01662719874915E-06</text:p>
          </table:table-cell>
          <table:table-cell table:formula="of:=[.J46]/[.G46]" office:value-type="float" office:value="11042.0372644192" calcext:value-type="float">
            <text:p>11042.0372644192</text:p>
          </table:table-cell>
          <table:table-cell table:formula="of:=1/[.N46]" office:value-type="float" office:value="0.0000905629981183188" calcext:value-type="float">
            <text:p>0.000090563</text:p>
          </table:table-cell>
          <table:table-cell table:number-columns-repeated="10"/>
          <table:table-cell table:formula="of:=[.I46]" office:value-type="float" office:value="5950.89559454405" calcext:value-type="float">
            <text:p>5950.8955945441</text:p>
          </table:table-cell>
          <table:table-cell office:value-type="float" office:value="5623.38299127197" calcext:value-type="float">
            <text:p>5623.382991272</text:p>
          </table:table-cell>
          <table:table-cell table:number-columns-repeated="3"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7]" office:value-type="float" office:value="724.562292439456" calcext:value-type="float">
            <text:p>724.5622924395</text:p>
          </table:table-cell>
          <table:table-cell office:value-type="float" office:value="723.562436962547" calcext:value-type="float">
            <text:p>723.5624369625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8]" office:value-type="float" office:value="724.562292439456" calcext:value-type="float">
            <text:p>724.5622924395</text:p>
          </table:table-cell>
          <table:table-cell office:value-type="float" office:value="723.562234644044" calcext:value-type="float">
            <text:p>723.562234644</text:p>
          </table:table-cell>
          <table:table-cell table:number-columns-repeated="3"/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49]" office:value-type="float" office:value="724.562292439456" calcext:value-type="float">
            <text:p>724.5622924395</text:p>
          </table:table-cell>
          <table:table-cell office:value-type="float" office:value="723.562335924144" calcext:value-type="float">
            <text:p>723.5623359241</text:p>
          </table:table-cell>
          <table:table-cell table:number-columns-repeated="3"/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0]" office:value-type="float" office:value="724.562292439456" calcext:value-type="float">
            <text:p>724.5622924395</text:p>
          </table:table-cell>
          <table:table-cell office:value-type="float" office:value="723.562318243582" calcext:value-type="float">
            <text:p>723.5623182436</text:p>
          </table:table-cell>
          <table:table-cell table:number-columns-repeated="3"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51]/[.G51]+(210-[.D51])*5" office:value-type="float" office:value="2422.0068916075" calcext:value-type="float">
            <text:p>2422.0068916075</text:p>
          </table:table-cell>
          <table:table-cell table:formula="of:=[.F51]/[.G51]+(210-[.D51])*1" office:value-type="float" office:value="2159.99938330134" calcext:value-type="float">
            <text:p>2159.9993833014</text:p>
          </table:table-cell>
          <table:table-cell table:formula="of:=([.H51]+[.I51])*[.G51]" office:value-type="float" office:value="594391.6" calcext:value-type="float">
            <text:p>594391.6</text:p>
          </table:table-cell>
          <table:table-cell table:formula="of:=[.C51]/[.G51]" office:value-type="float" office:value="49.3358926327637" calcext:value-type="float">
            <text:p>49.3358926328</text:p>
          </table:table-cell>
          <table:table-cell table:formula="of:=[.J51]/[.K51]" office:value-type="float" office:value="12047.8533635625" calcext:value-type="float">
            <text:p>12047.8533635625</text:p>
          </table:table-cell>
          <table:table-cell table:formula="of:=1/[.L51]" office:value-type="float" office:value="0.0000830023382442882" calcext:value-type="float">
            <text:p>8.30023382442882E-05</text:p>
          </table:table-cell>
          <table:table-cell table:formula="of:=[.J51]/[.G51]" office:value-type="float" office:value="4582.00627490884" calcext:value-type="float">
            <text:p>4582.0062749089</text:p>
          </table:table-cell>
          <table:table-cell table:formula="of:=1/[.N51]" office:value-type="float" office:value="0.00021824500884602" calcext:value-type="float">
            <text:p>0.000218245</text:p>
          </table:table-cell>
          <table:table-cell table:number-columns-repeated="10"/>
          <table:table-cell table:formula="of:=[.I51]" office:value-type="float" office:value="2159.99938330134" calcext:value-type="float">
            <text:p>2159.9993833014</text:p>
          </table:table-cell>
          <table:table-cell office:value-type="float" office:value="2159.0589116458" calcext:value-type="float">
            <text:p>2159.0589116458</text:p>
          </table:table-cell>
          <table:table-cell table:number-columns-repeated="3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43720500" calcext:value-type="float">
            <text:p>4.37E+07</text:p>
          </table:table-cell>
          <table:table-cell table:style-name="ce8" office:value-type="float" office:value="60261500" calcext:value-type="float">
            <text:p>6.03E+07</text:p>
          </table:table-cell>
          <table:table-cell office:value-type="float" office:value="2400.31" calcext:value-type="float">
            <text:p>2400.31</text:p>
          </table:table-cell>
          <table:table-cell table:formula="of:=[.E52]/[.G52]+(210-[.D52])*5" office:value-type="float" office:value="18819.5222908708" calcext:value-type="float">
            <text:p>18819.5222908708</text:p>
          </table:table-cell>
          <table:table-cell table:formula="of:=[.F52]/[.G52]+(210-[.D52])*1" office:value-type="float" office:value="25226.7155117464" calcext:value-type="float">
            <text:p>25226.7155117464</text:p>
          </table:table-cell>
          <table:table-cell table:formula="of:=([.H52]+[.I52])*[.G52]" office:value-type="float" office:value="105724625.06" calcext:value-type="float">
            <text:p>105724625.06</text:p>
          </table:table-cell>
          <table:table-cell table:formula="of:=[.C52]/[.G52]" office:value-type="float" office:value="42.6611562673155" calcext:value-type="float">
            <text:p>42.6611562673</text:p>
          </table:table-cell>
          <table:table-cell table:formula="of:=[.J52]/[.K52]" office:value-type="float" office:value="2478240.96462665" calcext:value-type="float">
            <text:p>2478240.96462665</text:p>
          </table:table-cell>
          <table:table-cell table:formula="of:=1/[.L52]" office:value-type="float" office:value="0.000000403512012864598" calcext:value-type="float">
            <text:p>4.03512012864598E-07</text:p>
          </table:table-cell>
          <table:table-cell table:formula="of:=[.J52]/[.G52]" office:value-type="float" office:value="44046.2378026172" calcext:value-type="float">
            <text:p>44046.2378026172</text:p>
          </table:table-cell>
          <table:table-cell table:formula="of:=1/[.N52]" office:value-type="float" office:value="0.0000227034146362571" calcext:value-type="float">
            <text:p>2.27034146362571E-05</text:p>
          </table:table-cell>
          <table:table-cell table:number-columns-repeated="10"/>
          <table:table-cell table:formula="of:=[.I52]" office:value-type="float" office:value="25226.7155117464" calcext:value-type="float">
            <text:p>25226.7155117464</text:p>
          </table:table-cell>
          <table:table-cell office:value-type="float" office:value="24689.9170336825" calcext:value-type="float">
            <text:p>24689.9170336825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3]" office:value-type="float" office:value="724.562292439456" calcext:value-type="float">
            <text:p>724.5622924395</text:p>
          </table:table-cell>
          <table:table-cell office:value-type="float" office:value="723.562324906349" calcext:value-type="float">
            <text:p>723.5623249063</text:p>
          </table:table-cell>
          <table:table-cell table:number-columns-repeated="3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4]" office:value-type="float" office:value="942.819851148195" calcext:value-type="float">
            <text:p>942.8198511482</text:p>
          </table:table-cell>
          <table:table-cell office:value-type="float" office:value="941.853566116316" calcext:value-type="float">
            <text:p>941.8535661163</text:p>
          </table:table-cell>
          <table:table-cell table:number-columns-repeated="3"/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2634300" calcext:value-type="float">
            <text:p>2.63E+06</text:p>
          </table:table-cell>
          <table:table-cell table:style-name="ce8" office:value-type="float" office:value="3630940" calcext:value-type="float">
            <text:p>3.63E+06</text:p>
          </table:table-cell>
          <table:table-cell office:value-type="float" office:value="560.798" calcext:value-type="float">
            <text:p>560.798</text:p>
          </table:table-cell>
          <table:table-cell table:formula="of:=[.E55]/[.G55]+(210-[.D55])*5" office:value-type="float" office:value="5582.41332886351" calcext:value-type="float">
            <text:p>5582.4133288635</text:p>
          </table:table-cell>
          <table:table-cell table:formula="of:=[.F55]/[.G55]+(210-[.D55])*1" office:value-type="float" office:value="6651.59513051045" calcext:value-type="float">
            <text:p>6651.5951305105</text:p>
          </table:table-cell>
          <table:table-cell table:formula="of:=([.H55]+[.I55])*[.G55]" office:value-type="float" office:value="6860807.476" calcext:value-type="float">
            <text:p>6860807.476</text:p>
          </table:table-cell>
          <table:table-cell table:formula="of:=[.C55]/[.G55]" office:value-type="float" office:value="45.6492355536218" calcext:value-type="float">
            <text:p>45.6492355536</text:p>
          </table:table-cell>
          <table:table-cell table:formula="of:=[.J55]/[.K55]" office:value-type="float" office:value="150294.027770541" calcext:value-type="float">
            <text:p>150294.027770541</text:p>
          </table:table-cell>
          <table:table-cell table:formula="of:=1/[.L55]" office:value-type="float" office:value="0.00000665362433114598" calcext:value-type="float">
            <text:p>6.65362433114598E-06</text:p>
          </table:table-cell>
          <table:table-cell table:formula="of:=[.J55]/[.G55]" office:value-type="float" office:value="12234.008459374" calcext:value-type="float">
            <text:p>12234.008459374</text:p>
          </table:table-cell>
          <table:table-cell table:formula="of:=1/[.N55]" office:value-type="float" office:value="0.0000817393582259442" calcext:value-type="float">
            <text:p>8.17393582259442E-05</text:p>
          </table:table-cell>
          <table:table-cell table:number-columns-repeated="10"/>
          <table:table-cell table:formula="of:=[.I55]" office:value-type="float" office:value="6651.59513051045" calcext:value-type="float">
            <text:p>6651.5951305105</text:p>
          </table:table-cell>
          <table:table-cell office:value-type="float" office:value="6553.03746808752" calcext:value-type="float">
            <text:p>6553.0374680875</text:p>
          </table:table-cell>
          <table:table-cell table:number-columns-repeated="3"/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6]" office:value-type="float" office:value="724.562292439456" calcext:value-type="float">
            <text:p>724.5622924395</text:p>
          </table:table-cell>
          <table:table-cell office:value-type="float" office:value="723.562358439687" calcext:value-type="float">
            <text:p>723.5623584397</text:p>
          </table:table-cell>
          <table:table-cell table:number-columns-repeated="3"/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7]" office:value-type="float" office:value="724.562292439456" calcext:value-type="float">
            <text:p>724.5622924395</text:p>
          </table:table-cell>
          <table:table-cell office:value-type="float" office:value="723.562343057216" calcext:value-type="float">
            <text:p>723.5623430572</text:p>
          </table:table-cell>
          <table:table-cell table:number-columns-repeated="3"/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58]" office:value-type="float" office:value="942.819851148195" calcext:value-type="float">
            <text:p>942.8198511482</text:p>
          </table:table-cell>
          <table:table-cell office:value-type="float" office:value="941.85111721846" calcext:value-type="float">
            <text:p>941.8511172185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59]" office:value-type="float" office:value="724.562292439456" calcext:value-type="float">
            <text:p>724.5622924395</text:p>
          </table:table-cell>
          <table:table-cell office:value-type="float" office:value="723.562281828627" calcext:value-type="float">
            <text:p>723.5622818286</text:p>
          </table:table-cell>
          <table:table-cell table:number-columns-repeated="3"/>
        </table:table-row>
        <table:table-row table:style-name="ro1">
          <table:table-cell office:value-type="float" office:value="8343" calcext:value-type="float">
            <text:p>8343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0]" office:value-type="float" office:value="724.562292439456" calcext:value-type="float">
            <text:p>724.5622924395</text:p>
          </table:table-cell>
          <table:table-cell office:value-type="float" office:value="723.562259650982" calcext:value-type="float">
            <text:p>723.562259651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1]" office:value-type="float" office:value="3783.90950718068" calcext:value-type="float">
            <text:p>3783.9095071807</text:p>
          </table:table-cell>
          <table:table-cell office:value-type="float" office:value="3783.02874346539" calcext:value-type="float">
            <text:p>3783.0287434654</text:p>
          </table:table-cell>
          <table:table-cell table:number-columns-repeated="3"/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62]/[.G62]+(210-[.D62])*5" office:value-type="float" office:value="2422.0068916075" calcext:value-type="float">
            <text:p>2422.0068916075</text:p>
          </table:table-cell>
          <table:table-cell table:formula="of:=[.F62]/[.G62]+(210-[.D62])*1" office:value-type="float" office:value="2159.99938330134" calcext:value-type="float">
            <text:p>2159.9993833014</text:p>
          </table:table-cell>
          <table:table-cell table:formula="of:=([.H62]+[.I62])*[.G62]" office:value-type="float" office:value="594391.6" calcext:value-type="float">
            <text:p>594391.6</text:p>
          </table:table-cell>
          <table:table-cell table:formula="of:=[.C62]/[.G62]" office:value-type="float" office:value="49.3358926327637" calcext:value-type="float">
            <text:p>49.3358926328</text:p>
          </table:table-cell>
          <table:table-cell table:formula="of:=[.J62]/[.K62]" office:value-type="float" office:value="12047.8533635625" calcext:value-type="float">
            <text:p>12047.8533635625</text:p>
          </table:table-cell>
          <table:table-cell table:formula="of:=1/[.L62]" office:value-type="float" office:value="0.0000830023382442882" calcext:value-type="float">
            <text:p>8.30023382442882E-05</text:p>
          </table:table-cell>
          <table:table-cell table:formula="of:=[.J62]/[.G62]" office:value-type="float" office:value="4582.00627490884" calcext:value-type="float">
            <text:p>4582.0062749089</text:p>
          </table:table-cell>
          <table:table-cell table:formula="of:=1/[.N62]" office:value-type="float" office:value="0.00021824500884602" calcext:value-type="float">
            <text:p>0.000218245</text:p>
          </table:table-cell>
          <table:table-cell table:number-columns-repeated="10"/>
          <table:table-cell table:formula="of:=[.I62]" office:value-type="float" office:value="2159.99938330134" calcext:value-type="float">
            <text:p>2159.9993833014</text:p>
          </table:table-cell>
          <table:table-cell office:value-type="float" office:value="2159.05010503133" calcext:value-type="float">
            <text:p>2159.0501050313</text:p>
          </table:table-cell>
          <table:table-cell table:number-columns-repeated="3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11301700" calcext:value-type="float">
            <text:p>1.13E+07</text:p>
          </table:table-cell>
          <table:table-cell table:style-name="ce8" office:value-type="float" office:value="15577500" calcext:value-type="float">
            <text:p>1.56E+07</text:p>
          </table:table-cell>
          <table:table-cell office:value-type="float" office:value="1053.14" calcext:value-type="float">
            <text:p>1053.14</text:p>
          </table:table-cell>
          <table:table-cell table:formula="of:=[.E63]/[.G63]+(210-[.D63])*5" office:value-type="float" office:value="11471.43171848" calcext:value-type="float">
            <text:p>11471.43171848</text:p>
          </table:table-cell>
          <table:table-cell table:formula="of:=[.F63]/[.G63]+(210-[.D63])*1" office:value-type="float" office:value="14939.4807148147" calcext:value-type="float">
            <text:p>14939.4807148147</text:p>
          </table:table-cell>
          <table:table-cell table:formula="of:=([.H63]+[.I63])*[.G63]" office:value-type="float" office:value="27814388.32" calcext:value-type="float">
            <text:p>27814388.32</text:p>
          </table:table-cell>
          <table:table-cell table:formula="of:=[.C63]/[.G63]" office:value-type="float" office:value="48.6165182216989" calcext:value-type="float">
            <text:p>48.6165182217</text:p>
          </table:table-cell>
          <table:table-cell table:formula="of:=[.J63]/[.K63]" office:value-type="float" office:value="572118.064752438" calcext:value-type="float">
            <text:p>572118.064752438</text:p>
          </table:table-cell>
          <table:table-cell table:formula="of:=1/[.L63]" office:value-type="float" office:value="0.00000174789097147756" calcext:value-type="float">
            <text:p>1.74789097147756E-06</text:p>
          </table:table-cell>
          <table:table-cell table:formula="of:=[.J63]/[.G63]" office:value-type="float" office:value="26410.9124332947" calcext:value-type="float">
            <text:p>26410.9124332947</text:p>
          </table:table-cell>
          <table:table-cell table:formula="of:=1/[.N63]" office:value-type="float" office:value="0.0000378631371606593" calcext:value-type="float">
            <text:p>3.78631371606593E-05</text:p>
          </table:table-cell>
          <table:table-cell table:number-columns-repeated="10"/>
          <table:table-cell table:formula="of:=[.I63]" office:value-type="float" office:value="14939.4807148147" calcext:value-type="float">
            <text:p>14939.4807148147</text:p>
          </table:table-cell>
          <table:table-cell office:value-type="float" office:value="14938.48103332" calcext:value-type="float">
            <text:p>14938.48103332</text:p>
          </table:table-cell>
          <table:table-cell table:number-columns-repeated="3"/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4]" office:value-type="float" office:value="3783.90950718068" calcext:value-type="float">
            <text:p>3783.9095071807</text:p>
          </table:table-cell>
          <table:table-cell office:value-type="float" office:value="3783.00533486042" calcext:value-type="float">
            <text:p>3783.0053348604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65]" office:value-type="float" office:value="3783.90950718068" calcext:value-type="float">
            <text:p>3783.9095071807</text:p>
          </table:table-cell>
          <table:table-cell office:value-type="float" office:value="3782.99468762406" calcext:value-type="float">
            <text:p>3782.9946876241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66]" office:value-type="float" office:value="942.819851148195" calcext:value-type="float">
            <text:p>942.8198511482</text:p>
          </table:table-cell>
          <table:table-cell office:value-type="float" office:value="941.845176667187" calcext:value-type="float">
            <text:p>941.8451766672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67]" office:value-type="float" office:value="716.283293787101" calcext:value-type="float">
            <text:p>716.2832937871</text:p>
          </table:table-cell>
          <table:table-cell office:value-type="float" office:value="715.283163217781" calcext:value-type="float">
            <text:p>715.2831632178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68]/[.G68]+(210-[.D68])*5" office:value-type="float" office:value="2422.0068916075" calcext:value-type="float">
            <text:p>2422.0068916075</text:p>
          </table:table-cell>
          <table:table-cell table:formula="of:=[.F68]/[.G68]+(210-[.D68])*1" office:value-type="float" office:value="2159.99938330134" calcext:value-type="float">
            <text:p>2159.9993833014</text:p>
          </table:table-cell>
          <table:table-cell table:formula="of:=([.H68]+[.I68])*[.G68]" office:value-type="float" office:value="594391.6" calcext:value-type="float">
            <text:p>594391.6</text:p>
          </table:table-cell>
          <table:table-cell table:formula="of:=[.C68]/[.G68]" office:value-type="float" office:value="49.3358926327637" calcext:value-type="float">
            <text:p>49.3358926328</text:p>
          </table:table-cell>
          <table:table-cell table:formula="of:=[.J68]/[.K68]" office:value-type="float" office:value="12047.8533635625" calcext:value-type="float">
            <text:p>12047.8533635625</text:p>
          </table:table-cell>
          <table:table-cell table:formula="of:=1/[.L68]" office:value-type="float" office:value="0.0000830023382442882" calcext:value-type="float">
            <text:p>8.30023382442882E-05</text:p>
          </table:table-cell>
          <table:table-cell table:formula="of:=[.J68]/[.G68]" office:value-type="float" office:value="4582.00627490884" calcext:value-type="float">
            <text:p>4582.0062749089</text:p>
          </table:table-cell>
          <table:table-cell table:formula="of:=1/[.N68]" office:value-type="float" office:value="0.00021824500884602" calcext:value-type="float">
            <text:p>0.000218245</text:p>
          </table:table-cell>
          <table:table-cell table:number-columns-repeated="10"/>
          <table:table-cell table:formula="of:=[.I68]" office:value-type="float" office:value="2159.99938330134" calcext:value-type="float">
            <text:p>2159.9993833014</text:p>
          </table:table-cell>
          <table:table-cell office:value-type="float" office:value="2159.05118251395" calcext:value-type="float">
            <text:p>2159.051182514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69]" office:value-type="float" office:value="724.562292439456" calcext:value-type="float">
            <text:p>724.5622924395</text:p>
          </table:table-cell>
          <table:table-cell office:value-type="float" office:value="723.562254909136" calcext:value-type="float">
            <text:p>723.5622549091</text:p>
          </table:table-cell>
          <table:table-cell table:number-columns-repeated="3"/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70]" office:value-type="float" office:value="3783.90950718068" calcext:value-type="float">
            <text:p>3783.9095071807</text:p>
          </table:table-cell>
          <table:table-cell office:value-type="float" office:value="3782.97524313431" calcext:value-type="float">
            <text:p>3782.9752431343</text:p>
          </table:table-cell>
          <table:table-cell table:number-columns-repeated="3"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1]" office:value-type="float" office:value="724.562292439456" calcext:value-type="float">
            <text:p>724.5622924395</text:p>
          </table:table-cell>
          <table:table-cell office:value-type="float" office:value="723.562296560123" calcext:value-type="float">
            <text:p>723.5622965601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72]/[.G72]+(210-[.D72])*5" office:value-type="float" office:value="2422.0068916075" calcext:value-type="float">
            <text:p>2422.0068916075</text:p>
          </table:table-cell>
          <table:table-cell table:formula="of:=[.F72]/[.G72]+(210-[.D72])*1" office:value-type="float" office:value="2159.99938330134" calcext:value-type="float">
            <text:p>2159.9993833014</text:p>
          </table:table-cell>
          <table:table-cell table:formula="of:=([.H72]+[.I72])*[.G72]" office:value-type="float" office:value="594391.6" calcext:value-type="float">
            <text:p>594391.6</text:p>
          </table:table-cell>
          <table:table-cell table:formula="of:=[.C72]/[.G72]" office:value-type="float" office:value="49.3358926327637" calcext:value-type="float">
            <text:p>49.3358926328</text:p>
          </table:table-cell>
          <table:table-cell table:formula="of:=[.J72]/[.K72]" office:value-type="float" office:value="12047.8533635625" calcext:value-type="float">
            <text:p>12047.8533635625</text:p>
          </table:table-cell>
          <table:table-cell table:formula="of:=1/[.L72]" office:value-type="float" office:value="0.0000830023382442882" calcext:value-type="float">
            <text:p>8.30023382442882E-05</text:p>
          </table:table-cell>
          <table:table-cell table:formula="of:=[.J72]/[.G72]" office:value-type="float" office:value="4582.00627490884" calcext:value-type="float">
            <text:p>4582.0062749089</text:p>
          </table:table-cell>
          <table:table-cell table:formula="of:=1/[.N72]" office:value-type="float" office:value="0.00021824500884602" calcext:value-type="float">
            <text:p>0.000218245</text:p>
          </table:table-cell>
          <table:table-cell table:number-columns-repeated="10"/>
          <table:table-cell table:formula="of:=[.I72]" office:value-type="float" office:value="2159.99938330134" calcext:value-type="float">
            <text:p>2159.9993833014</text:p>
          </table:table-cell>
          <table:table-cell office:value-type="float" office:value="2159.04192646514" calcext:value-type="float">
            <text:p>2159.0419264651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3]" office:value-type="float" office:value="716.283293787101" calcext:value-type="float">
            <text:p>716.2832937871</text:p>
          </table:table-cell>
          <table:table-cell office:value-type="float" office:value="715.28309797409" calcext:value-type="float">
            <text:p>715.2830979741</text:p>
          </table:table-cell>
          <table:table-cell table:number-columns-repeated="3"/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2648120" calcext:value-type="float">
            <text:p>2.65E+06</text:p>
          </table:table-cell>
          <table:table-cell table:style-name="ce8" office:value-type="float" office:value="3649990" calcext:value-type="float">
            <text:p>3.65E+06</text:p>
          </table:table-cell>
          <table:table-cell office:value-type="float" office:value="549.657" calcext:value-type="float">
            <text:p>549.657</text:p>
          </table:table-cell>
          <table:table-cell table:formula="of:=[.E74]/[.G74]+(210-[.D74])*5" office:value-type="float" office:value="5697.76817178713" calcext:value-type="float">
            <text:p>5697.7681717871</text:p>
          </table:table-cell>
          <table:table-cell table:formula="of:=[.F74]/[.G74]+(210-[.D74])*1" office:value-type="float" office:value="6816.48670352602" calcext:value-type="float">
            <text:p>6816.486703526</text:p>
          </table:table-cell>
          <table:table-cell table:formula="of:=([.H74]+[.I74])*[.G74]" office:value-type="float" office:value="6878547.792" calcext:value-type="float">
            <text:p>6878547.792</text:p>
          </table:table-cell>
          <table:table-cell table:formula="of:=[.C74]/[.G74]" office:value-type="float" office:value="46.5745000973334" calcext:value-type="float">
            <text:p>46.5745000973</text:p>
          </table:table-cell>
          <table:table-cell table:formula="of:=[.J74]/[.K74]" office:value-type="float" office:value="147689.138426068" calcext:value-type="float">
            <text:p>147689.138426068</text:p>
          </table:table-cell>
          <table:table-cell table:formula="of:=1/[.L74]" office:value-type="float" office:value="0.00000677097862887589" calcext:value-type="float">
            <text:p>0.000006771</text:p>
          </table:table-cell>
          <table:table-cell table:formula="of:=[.J74]/[.G74]" office:value-type="float" office:value="12514.2548753131" calcext:value-type="float">
            <text:p>12514.2548753131</text:p>
          </table:table-cell>
          <table:table-cell table:formula="of:=1/[.N74]" office:value-type="float" office:value="0.0000799088727186385" calcext:value-type="float">
            <text:p>7.99088727186385E-05</text:p>
          </table:table-cell>
          <table:table-cell table:number-columns-repeated="10"/>
          <table:table-cell table:formula="of:=[.I74]" office:value-type="float" office:value="6816.48670352602" calcext:value-type="float">
            <text:p>6816.486703526</text:p>
          </table:table-cell>
          <table:table-cell office:value-type="float" office:value="6815.48828645726" calcext:value-type="float">
            <text:p>6815.4882864573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75]" office:value-type="float" office:value="724.562292439456" calcext:value-type="float">
            <text:p>724.5622924395</text:p>
          </table:table-cell>
          <table:table-cell office:value-type="float" office:value="723.562301425678" calcext:value-type="float">
            <text:p>723.5623014257</text:p>
          </table:table-cell>
          <table:table-cell table:number-columns-repeated="3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6]" office:value-type="float" office:value="716.283293787101" calcext:value-type="float">
            <text:p>716.2832937871</text:p>
          </table:table-cell>
          <table:table-cell office:value-type="float" office:value="715.283456013657" calcext:value-type="float">
            <text:p>715.2834560137</text:p>
          </table:table-cell>
          <table:table-cell table:number-columns-repeated="3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7]" office:value-type="float" office:value="716.283293787101" calcext:value-type="float">
            <text:p>716.2832937871</text:p>
          </table:table-cell>
          <table:table-cell office:value-type="float" office:value="715.2833691881" calcext:value-type="float">
            <text:p>715.2833691881</text:p>
          </table:table-cell>
          <table:table-cell table:number-columns-repeated="3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8]" office:value-type="float" office:value="716.283293787101" calcext:value-type="float">
            <text:p>716.2832937871</text:p>
          </table:table-cell>
          <table:table-cell office:value-type="float" office:value="715.283123913211" calcext:value-type="float">
            <text:p>715.2831239132</text:p>
          </table:table-cell>
          <table:table-cell table:number-columns-repeated="3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79]" office:value-type="float" office:value="716.283293787101" calcext:value-type="float">
            <text:p>716.2832937871</text:p>
          </table:table-cell>
          <table:table-cell office:value-type="float" office:value="715.283163840988" calcext:value-type="float">
            <text:p>715.283163841</text:p>
          </table:table-cell>
          <table:table-cell table:number-columns-repeated="3"/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10" calcext:value-type="float">
            <text:p>10</text:p>
          </table:table-cell>
          <table:table-cell office:value-type="float" office:value="184467" calcext:value-type="float">
            <text:p>184467</text:p>
          </table:table-cell>
          <table:table-cell office:value-type="float" office:value="254257" calcext:value-type="float">
            <text:p>254257</text:p>
          </table:table-cell>
          <table:table-cell office:value-type="float" office:value="129.723" calcext:value-type="float">
            <text:p>129.723</text:p>
          </table:table-cell>
          <table:table-cell table:formula="of:=[.E80]/[.G80]+(210-[.D80])*5" office:value-type="float" office:value="2422.0068916075" calcext:value-type="float">
            <text:p>2422.0068916075</text:p>
          </table:table-cell>
          <table:table-cell table:formula="of:=[.F80]/[.G80]+(210-[.D80])*1" office:value-type="float" office:value="2159.99938330134" calcext:value-type="float">
            <text:p>2159.9993833014</text:p>
          </table:table-cell>
          <table:table-cell table:formula="of:=([.H80]+[.I80])*[.G80]" office:value-type="float" office:value="594391.6" calcext:value-type="float">
            <text:p>594391.6</text:p>
          </table:table-cell>
          <table:table-cell table:formula="of:=[.C80]/[.G80]" office:value-type="float" office:value="49.3358926327637" calcext:value-type="float">
            <text:p>49.3358926328</text:p>
          </table:table-cell>
          <table:table-cell table:formula="of:=[.J80]/[.K80]" office:value-type="float" office:value="12047.8533635625" calcext:value-type="float">
            <text:p>12047.8533635625</text:p>
          </table:table-cell>
          <table:table-cell table:formula="of:=1/[.L80]" office:value-type="float" office:value="0.0000830023382442882" calcext:value-type="float">
            <text:p>8.30023382442882E-05</text:p>
          </table:table-cell>
          <table:table-cell table:formula="of:=[.J80]/[.G80]" office:value-type="float" office:value="4582.00627490884" calcext:value-type="float">
            <text:p>4582.0062749089</text:p>
          </table:table-cell>
          <table:table-cell table:formula="of:=1/[.N80]" office:value-type="float" office:value="0.00021824500884602" calcext:value-type="float">
            <text:p>0.000218245</text:p>
          </table:table-cell>
          <table:table-cell table:number-columns-repeated="10"/>
          <table:table-cell table:formula="of:=[.I80]" office:value-type="float" office:value="2159.99938330134" calcext:value-type="float">
            <text:p>2159.9993833014</text:p>
          </table:table-cell>
          <table:table-cell office:value-type="float" office:value="2159.05291016356" calcext:value-type="float">
            <text:p>2159.0529101636</text:p>
          </table:table-cell>
          <table:table-cell table:number-columns-repeated="3"/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1]" office:value-type="float" office:value="724.562292439456" calcext:value-type="float">
            <text:p>724.5622924395</text:p>
          </table:table-cell>
          <table:table-cell office:value-type="float" office:value="723.562362035454" calcext:value-type="float">
            <text:p>723.5623620355</text:p>
          </table:table-cell>
          <table:table-cell table:number-columns-repeated="3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2]" office:value-type="float" office:value="724.562292439456" calcext:value-type="float">
            <text:p>724.5622924395</text:p>
          </table:table-cell>
          <table:table-cell office:value-type="float" office:value="723.562311272258" calcext:value-type="float">
            <text:p>723.5623112723</text:p>
          </table:table-cell>
          <table:table-cell table:number-columns-repeated="3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3]" office:value-type="float" office:value="724.562292439456" calcext:value-type="float">
            <text:p>724.5622924395</text:p>
          </table:table-cell>
          <table:table-cell office:value-type="float" office:value="723.562327561805" calcext:value-type="float">
            <text:p>723.5623275618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4]" office:value-type="float" office:value="724.562292439456" calcext:value-type="float">
            <text:p>724.5622924395</text:p>
          </table:table-cell>
          <table:table-cell office:value-type="float" office:value="723.562362669726" calcext:value-type="float">
            <text:p>723.5623626697</text:p>
          </table:table-cell>
          <table:table-cell table:number-columns-repeated="3"/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85]" office:value-type="float" office:value="942.819851148195" calcext:value-type="float">
            <text:p>942.8198511482</text:p>
          </table:table-cell>
          <table:table-cell office:value-type="float" office:value="941.851583483334" calcext:value-type="float">
            <text:p>941.8515834833</text:p>
          </table:table-cell>
          <table:table-cell table:number-columns-repeated="3"/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86]" office:value-type="float" office:value="724.562292439456" calcext:value-type="float">
            <text:p>724.5622924395</text:p>
          </table:table-cell>
          <table:table-cell office:value-type="float" office:value="723.562365574976" calcext:value-type="float">
            <text:p>723.562365575</text:p>
          </table:table-cell>
          <table:table-cell table:number-columns-repeated="3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10"/>
          <table:table-cell table:formula="of:=[.I87]" office:value-type="float" office:value="3783.90950718068" calcext:value-type="float">
            <text:p>3783.9095071807</text:p>
          </table:table-cell>
          <table:table-cell office:value-type="float" office:value="3782.97277590258" calcext:value-type="float">
            <text:p>3782.9727759026</text:p>
          </table:table-cell>
          <table:table-cell table:number-columns-repeated="3"/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8" calcext:value-type="float">
            <text:p>18</text:p>
          </table:table-cell>
          <table:table-cell office:value-type="float" office:value="671451" calcext:value-type="float">
            <text:p>671451</text:p>
          </table:table-cell>
          <table:table-cell office:value-type="float" office:value="925484" calcext:value-type="float">
            <text:p>925484</text:p>
          </table:table-cell>
          <table:table-cell office:value-type="float" office:value="269.416" calcext:value-type="float">
            <text:p>269.416</text:p>
          </table:table-cell>
          <table:table-cell table:formula="of:=[.E88]/[.G88]+(210-[.D88])*5" office:value-type="float" office:value="3452.24619176292" calcext:value-type="float">
            <text:p>3452.2461917629</text:p>
          </table:table-cell>
          <table:table-cell table:formula="of:=[.F88]/[.G88]+(210-[.D88])*1" office:value-type="float" office:value="3627.14861775099" calcext:value-type="float">
            <text:p>3627.148617751</text:p>
          </table:table-cell>
          <table:table-cell table:formula="of:=([.H88]+[.I88])*[.G88]" office:value-type="float" office:value="1907302.232" calcext:value-type="float">
            <text:p>1907302.232</text:p>
          </table:table-cell>
          <table:table-cell table:formula="of:=[.C88]/[.G88]" office:value-type="float" office:value="47.5101701457968" calcext:value-type="float">
            <text:p>47.5101701458</text:p>
          </table:table-cell>
          <table:table-cell table:formula="of:=[.J88]/[.K88]" office:value-type="float" office:value="40145.135791915" calcext:value-type="float">
            <text:p>40145.135791915</text:p>
          </table:table-cell>
          <table:table-cell table:formula="of:=1/[.L88]" office:value-type="float" office:value="0.0000249096180713728" calcext:value-type="float">
            <text:p>2.49096180713728E-05</text:p>
          </table:table-cell>
          <table:table-cell table:formula="of:=[.J88]/[.G88]" office:value-type="float" office:value="7079.39480951391" calcext:value-type="float">
            <text:p>7079.3948095139</text:p>
          </table:table-cell>
          <table:table-cell table:formula="of:=1/[.N88]" office:value-type="float" office:value="0.000141255012173655" calcext:value-type="float">
            <text:p>0.000141255</text:p>
          </table:table-cell>
          <table:table-cell table:number-columns-repeated="10"/>
          <table:table-cell table:formula="of:=[.I88]" office:value-type="float" office:value="3627.14861775099" calcext:value-type="float">
            <text:p>3627.148617751</text:p>
          </table:table-cell>
          <table:table-cell office:value-type="float" office:value="3626.44245520229" calcext:value-type="float">
            <text:p>3626.4424552023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10"/>
          <table:table-cell table:formula="of:=[.I89]" office:value-type="float" office:value="716.283293787101" calcext:value-type="float">
            <text:p>716.2832937871</text:p>
          </table:table-cell>
          <table:table-cell office:value-type="float" office:value="715.283437902376" calcext:value-type="float">
            <text:p>715.2834379024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11301700" calcext:value-type="float">
            <text:p>1.13E+07</text:p>
          </table:table-cell>
          <table:table-cell table:style-name="ce8" office:value-type="float" office:value="15577500" calcext:value-type="float">
            <text:p>1.56E+07</text:p>
          </table:table-cell>
          <table:table-cell office:value-type="float" office:value="1053.14" calcext:value-type="float">
            <text:p>1053.14</text:p>
          </table:table-cell>
          <table:table-cell table:formula="of:=[.E90]/[.G90]+(210-[.D90])*5" office:value-type="float" office:value="11471.43171848" calcext:value-type="float">
            <text:p>11471.43171848</text:p>
          </table:table-cell>
          <table:table-cell table:formula="of:=[.F90]/[.G90]+(210-[.D90])*1" office:value-type="float" office:value="14939.4807148147" calcext:value-type="float">
            <text:p>14939.4807148147</text:p>
          </table:table-cell>
          <table:table-cell table:formula="of:=([.H90]+[.I90])*[.G90]" office:value-type="float" office:value="27814388.32" calcext:value-type="float">
            <text:p>27814388.32</text:p>
          </table:table-cell>
          <table:table-cell table:formula="of:=[.C90]/[.G90]" office:value-type="float" office:value="48.6165182216989" calcext:value-type="float">
            <text:p>48.6165182217</text:p>
          </table:table-cell>
          <table:table-cell table:formula="of:=[.J90]/[.K90]" office:value-type="float" office:value="572118.064752438" calcext:value-type="float">
            <text:p>572118.064752438</text:p>
          </table:table-cell>
          <table:table-cell table:formula="of:=1/[.L90]" office:value-type="float" office:value="0.00000174789097147756" calcext:value-type="float">
            <text:p>1.74789097147756E-06</text:p>
          </table:table-cell>
          <table:table-cell table:formula="of:=[.J90]/[.G90]" office:value-type="float" office:value="26410.9124332947" calcext:value-type="float">
            <text:p>26410.9124332947</text:p>
          </table:table-cell>
          <table:table-cell table:formula="of:=1/[.N90]" office:value-type="float" office:value="0.0000378631371606593" calcext:value-type="float">
            <text:p>3.78631371606593E-05</text:p>
          </table:table-cell>
          <table:table-cell table:number-columns-repeated="10"/>
          <table:table-cell table:formula="of:=[.I90]" office:value-type="float" office:value="14939.4807148147" calcext:value-type="float">
            <text:p>14939.4807148147</text:p>
          </table:table-cell>
          <table:table-cell office:value-type="float" office:value="14938.4809083897" calcext:value-type="float">
            <text:p>14938.4809083897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1]" office:value-type="float" office:value="724.562292439456" calcext:value-type="float">
            <text:p>724.5622924395</text:p>
          </table:table-cell>
          <table:table-cell office:value-type="float" office:value="723.562299640951" calcext:value-type="float">
            <text:p>723.562299641</text:p>
          </table:table-cell>
          <table:table-cell table:number-columns-repeated="3"/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2]" office:value-type="float" office:value="942.819851148195" calcext:value-type="float">
            <text:p>942.8198511482</text:p>
          </table:table-cell>
          <table:table-cell office:value-type="float" office:value="941.849294835773" calcext:value-type="float">
            <text:p>941.8492948358</text:p>
          </table:table-cell>
          <table:table-cell table:number-columns-repeated="3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3]" office:value-type="float" office:value="724.562292439456" calcext:value-type="float">
            <text:p>724.5622924395</text:p>
          </table:table-cell>
          <table:table-cell office:value-type="float" office:value="723.562335135683" calcext:value-type="float">
            <text:p>723.5623351357</text:p>
          </table:table-cell>
          <table:table-cell table:number-columns-repeated="3"/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12844.4" calcext:value-type="float">
            <text:p>12844.4</text:p>
          </table:table-cell>
          <table:table-cell office:value-type="float" office:value="17703.9" calcext:value-type="float">
            <text:p>17703.9</text:p>
          </table:table-cell>
          <table:table-cell office:value-type="float" office:value="30.8417" calcext:value-type="float">
            <text:p>30.8417</text:p>
          </table:table-cell>
          <table:table-cell table:formula="of:=[.E94]/[.G94]+(210-[.D94])*5" office:value-type="float" office:value="1456.46212757403" calcext:value-type="float">
            <text:p>1456.462127574</text:p>
          </table:table-cell>
          <table:table-cell table:formula="of:=[.F94]/[.G94]+(210-[.D94])*1" office:value-type="float" office:value="782.024778141283" calcext:value-type="float">
            <text:p>782.0247781413</text:p>
          </table:table-cell>
          <table:table-cell table:formula="of:=([.H94]+[.I94])*[.G94]" office:value-type="float" office:value="69038.7416" calcext:value-type="float">
            <text:p>69038.7416</text:p>
          </table:table-cell>
          <table:table-cell table:formula="of:=[.C94]/[.G94]" office:value-type="float" office:value="41.5022518213977" calcext:value-type="float">
            <text:p>41.5022518214</text:p>
          </table:table-cell>
          <table:table-cell table:formula="of:=[.J94]/[.K94]" office:value-type="float" office:value="1663.49387250369" calcext:value-type="float">
            <text:p>1663.4938725037</text:p>
          </table:table-cell>
          <table:table-cell table:formula="of:=1/[.L94]" office:value-type="float" office:value="0.000601144384436429" calcext:value-type="float">
            <text:p>0.0006011444</text:p>
          </table:table-cell>
          <table:table-cell table:formula="of:=[.J94]/[.G94]" office:value-type="float" office:value="2238.48690571531" calcext:value-type="float">
            <text:p>2238.4869057153</text:p>
          </table:table-cell>
          <table:table-cell table:formula="of:=1/[.N94]" office:value-type="float" office:value="0.000446730332639783" calcext:value-type="float">
            <text:p>0.0004467303</text:p>
          </table:table-cell>
          <table:table-cell table:number-columns-repeated="10"/>
          <table:table-cell table:formula="of:=[.I94]" office:value-type="float" office:value="782.024778141283" calcext:value-type="float">
            <text:p>782.0247781413</text:p>
          </table:table-cell>
          <table:table-cell office:value-type="float" office:value="781.572021146743" calcext:value-type="float">
            <text:p>781.5720211467</text:p>
          </table:table-cell>
          <table:table-cell table:number-columns-repeated="3"/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10"/>
          <table:table-cell table:formula="of:=[.I95]" office:value-type="float" office:value="942.819851148195" calcext:value-type="float">
            <text:p>942.8198511482</text:p>
          </table:table-cell>
          <table:table-cell office:value-type="float" office:value="941.849306653984" calcext:value-type="float">
            <text:p>941.849306654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6]" office:value-type="float" office:value="724.562292439456" calcext:value-type="float">
            <text:p>724.5622924395</text:p>
          </table:table-cell>
          <table:table-cell office:value-type="float" office:value="723.562277585919" calcext:value-type="float">
            <text:p>723.5622775859</text:p>
          </table:table-cell>
          <table:table-cell table:number-columns-repeated="3"/>
        </table:table-row>
        <table:table-row table:style-name="ro1">
          <table:table-cell table:style-name="ce8" office:value-type="float" office:value="8341" calcext:value-type="float">
            <text:p>8.34E+03</text:p>
          </table:table-cell>
          <table:table-cell table:style-name="ce8" office:value-type="float" office:value="96" calcext:value-type="float">
            <text:p>9.60E+01</text:p>
          </table:table-cell>
          <table:table-cell table:style-name="ce8" office:value-type="float" office:value="128" calcext:value-type="float">
            <text:p>1.28E+02</text:p>
          </table:table-cell>
          <table:table-cell table:style-name="ce8" office:value-type="float" office:value="3" calcext:value-type="float">
            <text:p>3.00E+00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10"/>
          <table:table-cell table:formula="of:=[.I97]" office:value-type="float" office:value="724.562292439456" calcext:value-type="float">
            <text:p>724.5622924395</text:p>
          </table:table-cell>
          <table:table-cell office:value-type="float" office:value="723.562282662625" calcext:value-type="float">
            <text:p>723.5622826626</text:p>
          </table:table-cell>
          <table:table-cell table:number-columns-repeated="3"/>
        </table:table-row>
        <table:table-row table:style-name="ro1" table:number-rows-repeated="3">
          <table:table-cell table:style-name="ce8" table:number-columns-repeated="2"/>
          <table:table-cell table:number-columns-repeated="28"/>
        </table:table-row>
        <table:table-row table:style-name="ro1">
          <table:table-cell table:style-name="ce8" table:number-columns-repeated="2"/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D108:Sheet1.E3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R1:Sheet2.R6" table:orientation="column"/>
        <table:database-range table:name="__Anonymous_Sheet_DB__2" table:target-range-address="sch.A1:sch.AMJ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gmc_comp.A1:gmc_comp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eptp.A1:eptp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18:30:38.585432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01:01.595944606</meta:creation-date>
    <dc:date>2018-08-26T18:38:31.112270628</dc:date>
    <meta:editing-duration>PT10H55S</meta:editing-duration>
    <meta:editing-cycles>100</meta:editing-cycles>
    <meta:generator>LibreOffice/5.1.6.2$Linux_X86_64 LibreOffice_project/10m0$Build-2</meta:generator>
    <meta:document-statistic meta:table-count="9" meta:cell-count="1276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18cm" svg:height="6.314cm" xlink:href=".." xlink:type="simple" chart:class="chart:bar" chart:style-name="ch1">
        <chart:legend chart:legend-position="end" svg:x="8.708cm" svg:y="2.858cm" style:legend-expansion="high" chart:style-name="ch2"/>
        <chart:plot-area chart:style-name="ch3" table:cell-range-address="Sheet2.R1:Sheet2.R7" chart:data-source-has-labels="row" svg:x="0.236cm" svg:y="0.126cm" svg:width="8.236cm" svg:height="6.062cm">
          <chartooo:coordinate-region svg:x="1.969cm" svg:y="0.326cm" svg:width="6.503cm" svg:height="5.2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R2:Sheet2.R7" chart:label-cell-address="Sheet2.R1:Sheet2.R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otalEnergy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76909.8104167">
                <text:p>14676909.8104167</text:p>
                <draw:g>
                  <svg:desc>Sheet2.R2:Sheet2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78823.0104167">
                <text:p>28178823.0104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94811.33874293">
                <text:p>6094811.33874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0175.80001418">
                <text:p>6010175.80001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75102.47952834">
                <text:p>6675102.47952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73642.67170752">
                <text:p>6773642.67170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34cm" svg:height="6.238cm" xlink:href=".." xlink:type="simple" chart:class="chart:bar" chart:style-name="ch1">
        <chart:legend chart:legend-position="end" svg:x="10.974cm" svg:y="2.82cm" style:legend-expansion="high" chart:style-name="ch2"/>
        <chart:plot-area chart:style-name="ch3" table:cell-range-address="Sheet2.S1:Sheet2.S7" chart:data-source-has-labels="row" svg:x="0.254cm" svg:y="0.124cm" svg:width="10.466cm" svg:height="5.99cm">
          <chartooo:coordinate-region svg:x="0.875cm" svg:y="0.323cm" svg:width="9.845cm" svg:height="5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S2:Sheet2.S7" chart:label-cell-address="Sheet2.S1:Sheet2.S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2886749121794">
                <text:p>52.2886749121794</text:p>
                <draw:g>
                  <svg:desc>Sheet2.S2:Sheet2.S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25628212929">
                <text:p>40.025628212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1007833332772">
                <text:p>47.1007833332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2545038016683">
                <text:p>48.2545038016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27364543183">
                <text:p>45.127364543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2711134899027">
                <text:p>50.2711134899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71cm" svg:height="7.613cm" xlink:href=".." xlink:type="simple" chart:class="chart:bar" chart:style-name="ch1">
        <chart:legend chart:legend-position="end" svg:x="10.537cm" svg:y="3.507cm" style:legend-expansion="high" chart:style-name="ch2"/>
        <chart:plot-area chart:style-name="ch3" table:cell-range-address="Sheet2.T1:Sheet2.T7" chart:data-source-has-labels="row" svg:x="0.245cm" svg:y="0.152cm" svg:width="10.047cm" svg:height="7.309cm">
          <chartooo:coordinate-region svg:x="1.237cm" svg:y="0.351cm" svg:width="9.055cm" svg:height="6.4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T2:Sheet2.T7" chart:label-cell-address="Sheet2.T1:Sheet2.T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.958109791667">
                <text:p>186.958109791667</text:p>
                <draw:g>
                  <svg:desc>Sheet2.T2:Sheet2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.08734625">
                <text:p>288.0873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5.907084791667">
                <text:p>695.90708479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.619982708333">
                <text:p>514.619982708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6.838043125">
                <text:p>1296.83804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.944628541667">
                <text:p>213.944628541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15cm" svg:height="7.56cm" xlink:href=".." xlink:type="simple" chart:class="chart:bar" chart:style-name="ch1">
        <chart:legend chart:legend-position="end" svg:x="9.631cm" svg:y="3.481cm" style:legend-expansion="high" chart:style-name="ch2"/>
        <chart:plot-area chart:style-name="ch3" table:cell-range-address="Sheet2.U1:Sheet2.U7" chart:data-source-has-labels="row" svg:x="0.236cm" svg:y="0.151cm" svg:width="9.159cm" svg:height="7.258cm">
          <chartooo:coordinate-region svg:x="1.783cm" svg:y="0.35cm" svg:width="7.612cm" svg:height="6.4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U2:Sheet2.U7" chart:label-cell-address="Sheet2.U1:Sheet2.U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T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781.021302664">
                <text:p>285781.021302664</text:p>
                <draw:g>
                  <svg:desc>Sheet2.U2:Sheet2.U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6033.086621778">
                <text:p>876033.08662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889.346290027">
                <text:p>551889.34629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811.807885652">
                <text:p>399811.80788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5082.15977774">
                <text:p>1265082.159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64.079781349">
                <text:p>150564.0797813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71cm" svg:height="7.772cm" xlink:href=".." xlink:type="simple" chart:class="chart:bar" chart:style-name="ch1">
        <chart:legend chart:legend-position="end" svg:x="10.187cm" svg:y="3.587cm" style:legend-expansion="high" chart:style-name="ch2"/>
        <chart:plot-area chart:style-name="ch3" table:cell-range-address="Sheet2.V1:Sheet2.V7" chart:data-source-has-labels="row" svg:x="0.247cm" svg:y="0.155cm" svg:width="9.693cm" svg:height="7.462cm">
          <chartooo:coordinate-region svg:x="1.345cm" svg:y="0.355cm" svg:width="8.595cm" svg:height="6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V2:Sheet2.V7" chart:label-cell-address="Sheet2.V1:Sheet2.V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pE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76750447496143">
                <text:p>0.000176750447496143</text:p>
                <draw:g>
                  <svg:desc>Sheet2.V2:Sheet2.V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1254364663693">
                <text:p>0.00011254364663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333631796464">
                <text:p>0.00464333631796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60374172335592">
                <text:p>0.00460374172335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3371622641182">
                <text:p>0.0049337162264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64035663522818">
                <text:p>0.00464035663522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57cm" svg:height="7.162cm" xlink:href=".." xlink:type="simple" chart:class="chart:bar" chart:style-name="ch1">
        <chart:legend chart:legend-position="end" svg:x="11.8cm" svg:y="3.282cm" style:legend-expansion="high" chart:style-name="ch2"/>
        <chart:plot-area chart:style-name="ch3" table:cell-range-address="Sheet2.W1:Sheet2.W7" chart:data-source-has-labels="row" svg:x="0.279cm" svg:y="0.143cm" svg:width="11.242cm" svg:height="6.876cm">
          <chartooo:coordinate-region svg:x="1.456cm" svg:y="0.342cm" svg:width="10.065cm" svg:height="6.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W2:Sheet2.W7" chart:label-cell-address="Sheet2.W1:Sheet2.W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RT</text:p>
                <draw:g>
                  <svg:desc>Sheet2.W1:Sheet2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0.0561418054">
                <text:p>63450.0561418054</text:p>
                <draw:g>
                  <svg:desc>Sheet2.W2:Sheet2.W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529.063148482">
                <text:p>66529.063148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1.53105490111">
                <text:p>3931.53105490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0.50651377786">
                <text:p>4620.50651377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3.34883999684">
                <text:p>3143.34883999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69.98901588531">
                <text:p>6369.989015885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8cm" svg:height="6.55cm" xlink:href=".." xlink:type="simple" chart:class="chart:bar" chart:style-name="ch1">
        <chart:legend chart:legend-position="end" svg:x="10.041cm" svg:y="2.976cm" style:legend-expansion="high" chart:style-name="ch2"/>
        <chart:plot-area chart:style-name="ch3" table:cell-range-address="Sheet2.X1:Sheet2.X7" chart:data-source-has-labels="row" svg:x="0.243cm" svg:y="0.131cm" svg:width="9.555cm" svg:height="6.288cm">
          <chartooo:coordinate-region svg:x="1.711cm" svg:y="0.33cm" svg:width="8.087cm" svg:height="5.4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X2:Sheet2.X7" chart:label-cell-address="Sheet2.X1:Sheet2.X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pE</text:p>
                <draw:g>
                  <svg:desc>Sheet2.X1:Sheet2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8840418002224">
                <text:p>0.0000158840418002224</text:p>
                <draw:g>
                  <svg:desc>Sheet2.X2:Sheet2.X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4023107629364">
                <text:p>0.0000154023107629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68374338792989">
                <text:p>0.000368374338792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61243165983997">
                <text:p>0.000361243165983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93830297549443">
                <text:p>0.000393830297549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57122644425798">
                <text:p>0.000357122644425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96cm" svg:height="5.886cm" xlink:href=".." xlink:type="simple" chart:class="chart:bar" chart:style-name="ch1">
        <chart:legend chart:legend-position="end" svg:x="10.583cm" svg:y="2.644cm" style:legend-expansion="high" chart:style-name="ch2"/>
        <chart:plot-area chart:style-name="ch3" table:cell-range-address="Sheet2.Y1:Sheet2.Y7" chart:data-source-has-labels="row" svg:x="0.247cm" svg:y="0.117cm" svg:width="10.089cm" svg:height="5.652cm">
          <chartooo:coordinate-region svg:x="0.683cm" svg:y="0.316cm" svg:width="9.653cm" svg:height="4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Y2:Sheet2.Y7" chart:label-cell-address="Sheet2.Y1:Sheet2.Y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OH</text:p>
                <draw:g>
                  <svg:desc>Sheet2.Y1:Sheet2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Y2:Sheet2.Y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2565625">
                <text:p>7.325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5765625">
                <text:p>8.157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209375">
                <text:p>7.952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5533333333333">
                <text:p>8.455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